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16.37mm"/>
    </style:style>
    <style:style style:name="co3" style:family="table-column">
      <style:table-column-properties fo:break-before="auto" style:column-width="47.29mm"/>
    </style:style>
    <style:style style:name="co4" style:family="table-column">
      <style:table-column-properties fo:break-before="auto" style:column-width="26.81mm"/>
    </style:style>
    <style:style style:name="co5" style:family="table-column">
      <style:table-column-properties fo:break-before="auto" style:column-width="21.15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0.11mm"/>
    </style:style>
    <style:style style:name="co10" style:family="table-column">
      <style:table-column-properties fo:break-before="auto" style:column-width="37.06mm"/>
    </style:style>
    <style:style style:name="co11" style:family="table-column">
      <style:table-column-properties fo:break-before="auto" style:column-width="33.13mm"/>
    </style:style>
    <style:style style:name="co12" style:family="table-column">
      <style:table-column-properties fo:break-before="auto" style:column-width="25.95mm"/>
    </style:style>
    <style:style style:name="co13" style:family="table-column">
      <style:table-column-properties fo:break-before="auto" style:column-width="8.73mm"/>
    </style:style>
    <style:style style:name="co14" style:family="table-column">
      <style:table-column-properties fo:break-before="auto" style:column-width="8.93mm"/>
    </style:style>
    <style:style style:name="co15" style:family="table-column">
      <style:table-column-properties fo:break-before="auto" style:column-width="5.22mm"/>
    </style:style>
    <style:style style:name="co16" style:family="table-column">
      <style:table-column-properties fo:break-before="auto" style:column-width="10.44mm"/>
    </style:style>
    <style:style style:name="co17" style:family="table-column">
      <style:table-column-properties fo:break-before="auto" style:column-width="4.78mm"/>
    </style:style>
    <style:style style:name="co18" style:family="table-column">
      <style:table-column-properties fo:break-before="auto" style:column-width="10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51">
      <style:text-properties fo:font-weight="bold" style:font-weight-asian="bold" style:font-weight-complex="bold"/>
    </style:style>
    <style:style style:name="ce4" style:family="table-cell" style:parent-style-name="Default" style:data-style-name="N51"/>
    <style:style style:name="ce5" style:family="table-cell" style:parent-style-name="Default" style:data-style-name="N51">
      <style:table-cell-properties fo:background-color="#fff200"/>
    </style:style>
    <style:style style:name="ce6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Category" style:data-style-name="N51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51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Category" style:data-style-name="N51">
      <style:table-cell-properties fo:border-bottom="0.99pt solid #000000" fo:border-left="2.01pt solid #000000" fo:border-right="0.99pt solid #000000" fo:border-top="none"/>
    </style:style>
    <style:style style:name="ce11" style:family="table-cell" style:parent-style-name="Pivot_20_Table_20_Title" style:data-style-name="N51">
      <style:table-cell-properties fo:border-bottom="2.01pt solid #000000" fo:border-left="2.01pt solid #000000" fo:border-right="none" fo:border-top="0.99pt solid #000000"/>
    </style:style>
    <style:style style:name="ce12" style:family="table-cell" style:parent-style-name="Pivot_20_Table_20_Corner">
      <style:table-cell-properties fo:border-bottom="none" fo:border-left="none" fo:border-right="none" fo:border-top="2.01pt solid #000000"/>
    </style:style>
    <style:style style:name="ce13" style:family="table-cell" style:parent-style-name="Pivot_20_Table_20_Field">
      <style:table-cell-properties fo:border="0.99pt solid #000000"/>
    </style:style>
    <style:style style:name="ce14" style:family="table-cell" style:parent-style-name="Pivot_20_Table_20_Category" style:data-style-name="N51">
      <style:table-cell-properties fo:border-bottom="none" fo:border-left="0.99pt solid #000000" fo:border-right="0.99pt solid #000000" fo:border-top="0.99pt solid #000000"/>
    </style:style>
    <style:style style:name="ce15" style:family="table-cell" style:parent-style-name="Pivot_20_Table_20_Category" style:data-style-name="N51">
      <style:table-cell-properties fo:border-bottom="none" fo:border-left="0.99pt solid #000000" fo:border-right="0.99pt solid #000000" fo:border-top="none"/>
    </style:style>
    <style:style style:name="ce16" style:family="table-cell" style:parent-style-name="Pivot_20_Table_20_Category" style:data-style-name="N51">
      <style:table-cell-properties fo:border-bottom="0.99pt solid #000000" fo:border-left="0.99pt solid #000000" fo:border-right="0.99pt solid #000000" fo:border-top="none"/>
    </style:style>
    <style:style style:name="ce17" style:family="table-cell" style:parent-style-name="Pivot_20_Table_20_Title" style:data-style-name="N51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9" style:family="table-cell" style:parent-style-name="Pivot_20_Table_20_Title" style:data-style-name="N51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8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9" style:family="table-cell" style:parent-style-name="Pivot_20_Table_20_Value" style:data-style-name="N0"/>
    <style:style style:name="ce30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1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7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8" style:family="table-cell" style:parent-style-name="Default" style:data-style-name="N50"/>
    <style:style style:name="ce39" style:family="table-cell" style:parent-style-name="Default">
      <style:table-cell-properties fo:background-color="#ffffcc"/>
    </style:style>
    <style:style style:name="ce40" style:family="table-cell" style:parent-style-name="Pivot_20_Table_20_Category" style:data-style-name="N0">
      <style:table-cell-properties fo:border="none"/>
      <style:text-properties fo:font-weight="bold" style:font-weight-asian="bold" style:font-weight-complex="bold"/>
    </style:style>
    <style:style style:name="ce41" style:family="table-cell" style:parent-style-name="Pivot_20_Table_20_Value" style:data-style-name="N0">
      <style:table-cell-properties fo:border="none"/>
    </style:style>
    <style:style style:name="ce42" style:family="table-cell" style:parent-style-name="Pivot_20_Table_20_Category" style:data-style-name="N0">
      <style:table-cell-properties fo:background-color="#ffffcc" fo:border="none"/>
      <style:text-properties fo:font-weight="bold" style:font-weight-asian="bold" style:font-weight-complex="bold"/>
    </style:style>
    <style:style style:name="ce43" style:family="table-cell" style:parent-style-name="Pivot_20_Table_20_Value" style:data-style-name="N0">
      <style:table-cell-properties fo:background-color="#ffffcc" fo:border="none"/>
    </style:style>
    <style:style style:name="ce44" style:family="table-cell" style:parent-style-name="Default">
      <style:table-cell-properties fo:background-color="#00ffff"/>
    </style:style>
    <style:style style:name="ce45" style:family="table-cell" style:parent-style-name="Default" style:data-style-name="N50">
      <style:table-cell-properties fo:background-color="#ff8080"/>
    </style:style>
    <style:style style:name="ce46" style:family="table-cell" style:parent-style-name="Default">
      <style:table-cell-properties fo:background-color="#ff8080"/>
    </style:style>
    <style:style style:name="ce47" style:family="table-cell" style:parent-style-name="Pivot_20_Table_20_Category" style:data-style-name="N0">
      <style:table-cell-properties fo:background-color="#ff8080" fo:border="non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49" style:family="table-cell" style:parent-style-name="Default" style:data-style-name="N1">
      <style:table-cell-properties fo:background-color="#00ffff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fo:background-color="#ff8080"/>
    </style:style>
    <style:style style:name="ce51" style:family="table-cell" style:parent-style-name="Default" style:data-style-name="N1">
      <style:table-cell-properties fo:background-color="#00ffff"/>
    </style:style>
  </office:automatic-styles>
  <office:body>
    <office:spreadsheet>
      <table:calculation-settings table:automatic-find-labels="false" table:use-regular-expressions="false" table:use-wildcards="true"/>
      <table:table table:name="no2-data_calibration_20180213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datetime (reconstructed)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pressure</text:p>
          </table:table-cell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we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]-1/24/6" office:value-type="date" office:date-value="2018-02-06T15:04:31.999951" calcext:value-type="date">
            <text:p>06.02.2018 15:04:32</text:p>
          </table:table-cell>
          <table:table-cell office:value-type="float" office:value="6.112764" calcext:value-type="float">
            <text:p>6,112764</text:p>
          </table:table-cell>
          <table:table-cell office:value-type="float" office:value="49.753567" calcext:value-type="float">
            <text:p>49,753567</text:p>
          </table:table-cell>
          <table:table-cell office:value-type="float" office:value="949.98999" calcext:value-type="float">
            <text:p>949,98999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40.28125" calcext:value-type="float">
            <text:p>240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]-1/24/6" office:value-type="date" office:date-value="2018-02-06T15:14:31.999951" calcext:value-type="date">
            <text:p>06.02.2018 15:14:32</text:p>
          </table:table-cell>
          <table:table-cell office:value-type="float" office:value="5.690852" calcext:value-type="float">
            <text:p>5,690852</text:p>
          </table:table-cell>
          <table:table-cell office:value-type="float" office:value="51.111618" calcext:value-type="float">
            <text:p>51,111618</text:p>
          </table:table-cell>
          <table:table-cell office:value-type="float" office:value="949.840027" calcext:value-type="float">
            <text:p>949,840027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40625" calcext:value-type="float">
            <text:p>240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]-1/24/6" office:value-type="date" office:date-value="2018-02-06T15:24:31.999951" calcext:value-type="date">
            <text:p>06.02.2018 15:24:32</text:p>
          </table:table-cell>
          <table:table-cell office:value-type="float" office:value="5.450522" calcext:value-type="float">
            <text:p>5,450522</text:p>
          </table:table-cell>
          <table:table-cell office:value-type="float" office:value="53.093765" calcext:value-type="float">
            <text:p>53,093765</text:p>
          </table:table-cell>
          <table:table-cell office:value-type="float" office:value="949.950012" calcext:value-type="float">
            <text:p>949,950012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625" calcext:value-type="float">
            <text:p>240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6]-1/24/6" office:value-type="date" office:date-value="2018-02-06T15:34:31.999951" calcext:value-type="date">
            <text:p>06.02.2018 15:34:32</text:p>
          </table:table-cell>
          <table:table-cell office:value-type="float" office:value="5.466545" calcext:value-type="float">
            <text:p>5,466545</text:p>
          </table:table-cell>
          <table:table-cell office:value-type="float" office:value="53.931488" calcext:value-type="float">
            <text:p>53,931488</text:p>
          </table:table-cell>
          <table:table-cell office:value-type="float" office:value="949.77002" calcext:value-type="float">
            <text:p>949,77002</text:p>
          </table:table-cell>
          <table:table-cell table:number-columns-repeated="2" office:value-type="float" office:value="240.75" calcext:value-type="float">
            <text:p>240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7]-1/24/6" office:value-type="date" office:date-value="2018-02-06T15:44:31.999951" calcext:value-type="date">
            <text:p>06.02.2018 15:44:32</text:p>
          </table:table-cell>
          <table:table-cell office:value-type="float" office:value="5.242237" calcext:value-type="float">
            <text:p>5,242237</text:p>
          </table:table-cell>
          <table:table-cell office:value-type="float" office:value="53.585106" calcext:value-type="float">
            <text:p>53,585106</text:p>
          </table:table-cell>
          <table:table-cell office:value-type="float" office:value="949.650024" calcext:value-type="float">
            <text:p>949,650024</text:p>
          </table:table-cell>
          <table:table-cell office:value-type="float" office:value="240.65625" calcext:value-type="float">
            <text:p>240,65625</text:p>
          </table:table-cell>
          <table:table-cell office:value-type="float" office:value="240.625" calcext:value-type="float">
            <text:p>240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8]-1/24/6" office:value-type="date" office:date-value="2018-02-06T15:54:31.999951" calcext:value-type="date">
            <text:p>06.02.2018 15:54:32</text:p>
          </table:table-cell>
          <table:table-cell office:value-type="float" office:value="5.199512" calcext:value-type="float">
            <text:p>5,199512</text:p>
          </table:table-cell>
          <table:table-cell office:value-type="float" office:value="55.049973" calcext:value-type="float">
            <text:p>55,049973</text:p>
          </table:table-cell>
          <table:table-cell office:value-type="float" office:value="949.590027" calcext:value-type="float">
            <text:p>949,590027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90625" calcext:value-type="float">
            <text:p>240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9]-1/24/6" office:value-type="date" office:date-value="2018-02-06T16:04:31.999951" calcext:value-type="date">
            <text:p>06.02.2018 16:04:32</text:p>
          </table:table-cell>
          <table:table-cell office:value-type="float" office:value="4.988556" calcext:value-type="float">
            <text:p>4,988556</text:p>
          </table:table-cell>
          <table:table-cell office:value-type="float" office:value="55.313953" calcext:value-type="float">
            <text:p>55,313953</text:p>
          </table:table-cell>
          <table:table-cell office:value-type="float" office:value="949.599976" calcext:value-type="float">
            <text:p>949,599976</text:p>
          </table:table-cell>
          <table:table-cell table:number-columns-repeated="2" office:value-type="float" office:value="240.5" calcext:value-type="float">
            <text:p>240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0]-1/24/6" office:value-type="date" office:date-value="2018-02-06T16:14:31.999952" calcext:value-type="date">
            <text:p>06.02.2018 16:14:32</text:p>
          </table:table-cell>
          <table:table-cell office:value-type="float" office:value="4.833677" calcext:value-type="float">
            <text:p>4,833677</text:p>
          </table:table-cell>
          <table:table-cell office:value-type="float" office:value="55.304798" calcext:value-type="float">
            <text:p>55,304798</text:p>
          </table:table-cell>
          <table:table-cell office:value-type="float" office:value="949.48999" calcext:value-type="float">
            <text:p>949,48999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84375" calcext:value-type="float">
            <text:p>240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1]-1/24/6" office:value-type="date" office:date-value="2018-02-06T16:24:31.999952" calcext:value-type="date">
            <text:p>06.02.2018 16:24:32</text:p>
          </table:table-cell>
          <table:table-cell office:value-type="float" office:value="4.750896" calcext:value-type="float">
            <text:p>4,750896</text:p>
          </table:table-cell>
          <table:table-cell office:value-type="float" office:value="55.350574" calcext:value-type="float">
            <text:p>55,350574</text:p>
          </table:table-cell>
          <table:table-cell office:value-type="float" office:value="949.76001" calcext:value-type="float">
            <text:p>949,76001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71875" calcext:value-type="float">
            <text:p>240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2]-1/24/6" office:value-type="date" office:date-value="2018-02-06T16:34:31.999952" calcext:value-type="date">
            <text:p>06.02.2018 16:34:32</text:p>
          </table:table-cell>
          <table:table-cell office:value-type="float" office:value="4.665446" calcext:value-type="float">
            <text:p>4,665446</text:p>
          </table:table-cell>
          <table:table-cell office:value-type="float" office:value="54.810406" calcext:value-type="float">
            <text:p>54,810406</text:p>
          </table:table-cell>
          <table:table-cell office:value-type="float" office:value="949.700012" calcext:value-type="float">
            <text:p>949,700012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78125" calcext:value-type="float">
            <text:p>240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3]-1/24/6" office:value-type="date" office:date-value="2018-02-06T16:44:31.999952" calcext:value-type="date">
            <text:p>06.02.2018 16:44:32</text:p>
          </table:table-cell>
          <table:table-cell office:value-type="float" office:value="4.497215" calcext:value-type="float">
            <text:p>4,497215</text:p>
          </table:table-cell>
          <table:table-cell office:value-type="float" office:value="55.246815" calcext:value-type="float">
            <text:p>55,246815</text:p>
          </table:table-cell>
          <table:table-cell office:value-type="float" office:value="949.75" calcext:value-type="float">
            <text:p>949,7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9375" calcext:value-type="float">
            <text:p>240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4]-1/24/6" office:value-type="date" office:date-value="2018-02-06T16:54:31.999952" calcext:value-type="date">
            <text:p>06.02.2018 16:54:32</text:p>
          </table:table-cell>
          <table:table-cell office:value-type="float" office:value="4.526589" calcext:value-type="float">
            <text:p>4,526589</text:p>
          </table:table-cell>
          <table:table-cell office:value-type="float" office:value="55.451286" calcext:value-type="float">
            <text:p>55,451286</text:p>
          </table:table-cell>
          <table:table-cell office:value-type="float" office:value="949.690002" calcext:value-type="float">
            <text:p>949,690002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8125" calcext:value-type="float">
            <text:p>240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5]-1/24/6" office:value-type="date" office:date-value="2018-02-06T17:04:31.999952" calcext:value-type="date">
            <text:p>06.02.2018 17:04:32</text:p>
          </table:table-cell>
          <table:table-cell office:value-type="float" office:value="4.216831" calcext:value-type="float">
            <text:p>4,216831</text:p>
          </table:table-cell>
          <table:table-cell office:value-type="float" office:value="55.638973" calcext:value-type="float">
            <text:p>55,638973</text:p>
          </table:table-cell>
          <table:table-cell office:value-type="float" office:value="949.51001" calcext:value-type="float">
            <text:p>949,51001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84375" calcext:value-type="float">
            <text:p>240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6]-1/24/6" office:value-type="date" office:date-value="2018-02-06T17:14:31.999952" calcext:value-type="date">
            <text:p>06.02.2018 17:14:32</text:p>
          </table:table-cell>
          <table:table-cell office:value-type="float" office:value="4.160754" calcext:value-type="float">
            <text:p>4,160754</text:p>
          </table:table-cell>
          <table:table-cell office:value-type="float" office:value="55.822079" calcext:value-type="float">
            <text:p>55,822079</text:p>
          </table:table-cell>
          <table:table-cell office:value-type="float" office:value="949.340027" calcext:value-type="float">
            <text:p>949,340027</text:p>
          </table:table-cell>
          <table:table-cell table:number-columns-repeated="2" office:value-type="float" office:value="240.90625" calcext:value-type="float">
            <text:p>240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7]-1/24/6" office:value-type="date" office:date-value="2018-02-06T17:24:31.999952" calcext:value-type="date">
            <text:p>06.02.2018 17:24:32</text:p>
          </table:table-cell>
          <table:table-cell office:value-type="float" office:value="4.019227" calcext:value-type="float">
            <text:p>4,019227</text:p>
          </table:table-cell>
          <table:table-cell office:value-type="float" office:value="56.009766" calcext:value-type="float">
            <text:p>56,009766</text:p>
          </table:table-cell>
          <table:table-cell office:value-type="float" office:value="949.330017" calcext:value-type="float">
            <text:p>949,330017</text:p>
          </table:table-cell>
          <table:table-cell table:number-columns-repeated="2" office:value-type="float" office:value="241.0625" calcext:value-type="float">
            <text:p>241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8]-1/24/6" office:value-type="date" office:date-value="2018-02-06T17:34:31.999952" calcext:value-type="date">
            <text:p>06.02.2018 17:34:32</text:p>
          </table:table-cell>
          <table:table-cell office:value-type="float" office:value="3.907073" calcext:value-type="float">
            <text:p>3,907073</text:p>
          </table:table-cell>
          <table:table-cell office:value-type="float" office:value="55.979248" calcext:value-type="float">
            <text:p>55,979248</text:p>
          </table:table-cell>
          <table:table-cell office:value-type="float" office:value="949.47998" calcext:value-type="float">
            <text:p>949,47998</text:p>
          </table:table-cell>
          <table:table-cell table:number-columns-repeated="2" office:value-type="float" office:value="241.125" calcext:value-type="float">
            <text:p>241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9]-1/24/6" office:value-type="date" office:date-value="2018-02-06T17:44:31.999952" calcext:value-type="date">
            <text:p>06.02.2018 17:44:32</text:p>
          </table:table-cell>
          <table:table-cell office:value-type="float" office:value="3.80827" calcext:value-type="float">
            <text:p>3,80827</text:p>
          </table:table-cell>
          <table:table-cell office:value-type="float" office:value="56.67506" calcext:value-type="float">
            <text:p>56,67506</text:p>
          </table:table-cell>
          <table:table-cell office:value-type="float" office:value="949.5" calcext:value-type="float">
            <text:p>949,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21875" calcext:value-type="float">
            <text:p>241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0]-1/24/6" office:value-type="date" office:date-value="2018-02-06T17:54:31.999952" calcext:value-type="date">
            <text:p>06.02.2018 17:54:32</text:p>
          </table:table-cell>
          <table:table-cell office:value-type="float" office:value="3.768215" calcext:value-type="float">
            <text:p>3,768215</text:p>
          </table:table-cell>
          <table:table-cell office:value-type="float" office:value="56.679638" calcext:value-type="float">
            <text:p>56,679638</text:p>
          </table:table-cell>
          <table:table-cell office:value-type="float" office:value="949.409973" calcext:value-type="float">
            <text:p>949,409973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1]-1/24/6" office:value-type="date" office:date-value="2018-02-06T18:04:31.999952" calcext:value-type="date">
            <text:p>06.02.2018 18:04:32</text:p>
          </table:table-cell>
          <table:table-cell office:value-type="float" office:value="3.669413" calcext:value-type="float">
            <text:p>3,669413</text:p>
          </table:table-cell>
          <table:table-cell office:value-type="float" office:value="56.881058" calcext:value-type="float">
            <text:p>56,881058</text:p>
          </table:table-cell>
          <table:table-cell office:value-type="float" office:value="949.52002" calcext:value-type="float">
            <text:p>949,52002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.0625" calcext:value-type="float">
            <text:p>241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2]-1/24/6" office:value-type="date" office:date-value="2018-02-06T18:14:31.999952" calcext:value-type="date">
            <text:p>06.02.2018 18:14:32</text:p>
          </table:table-cell>
          <table:table-cell office:value-type="float" office:value="3.599985" calcext:value-type="float">
            <text:p>3,599985</text:p>
          </table:table-cell>
          <table:table-cell office:value-type="float" office:value="57.703518" calcext:value-type="float">
            <text:p>57,703518</text:p>
          </table:table-cell>
          <table:table-cell office:value-type="float" office:value="949.619995" calcext:value-type="float">
            <text:p>949,61999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1875" calcext:value-type="float">
            <text:p>241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3]-1/24/6" office:value-type="date" office:date-value="2018-02-06T18:24:31.999952" calcext:value-type="date">
            <text:p>06.02.2018 18:24:32</text:p>
          </table:table-cell>
          <table:table-cell office:value-type="float" office:value="3.55726" calcext:value-type="float">
            <text:p>3,55726</text:p>
          </table:table-cell>
          <table:table-cell office:value-type="float" office:value="57.950714" calcext:value-type="float">
            <text:p>57,950714</text:p>
          </table:table-cell>
          <table:table-cell office:value-type="float" office:value="949.700012" calcext:value-type="float">
            <text:p>949,700012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4]-1/24/6" office:value-type="date" office:date-value="2018-02-06T18:34:31.999953" calcext:value-type="date">
            <text:p>06.02.2018 18:34:32</text:p>
          </table:table-cell>
          <table:table-cell office:value-type="float" office:value="3.40238" calcext:value-type="float">
            <text:p>3,40238</text:p>
          </table:table-cell>
          <table:table-cell office:value-type="float" office:value="58.478676" calcext:value-type="float">
            <text:p>58,478676</text:p>
          </table:table-cell>
          <table:table-cell office:value-type="float" office:value="949.849976" calcext:value-type="float">
            <text:p>949,849976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25" calcext:value-type="float">
            <text:p>241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5]-1/24/6" office:value-type="date" office:date-value="2018-02-06T18:44:31.999953" calcext:value-type="date">
            <text:p>06.02.2018 18:44:32</text:p>
          </table:table-cell>
          <table:table-cell office:value-type="float" office:value="3.218128" calcext:value-type="float">
            <text:p>3,218128</text:p>
          </table:table-cell>
          <table:table-cell office:value-type="float" office:value="58.428322" calcext:value-type="float">
            <text:p>58,428322</text:p>
          </table:table-cell>
          <table:table-cell office:value-type="float" office:value="949.849976" calcext:value-type="float">
            <text:p>949,849976</text:p>
          </table:table-cell>
          <table:table-cell table:number-columns-repeated="2" office:value-type="float" office:value="241.0625" calcext:value-type="float">
            <text:p>241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6]-1/24/6" office:value-type="date" office:date-value="2018-02-06T18:54:31.999953" calcext:value-type="date">
            <text:p>06.02.2018 18:54:32</text:p>
          </table:table-cell>
          <table:table-cell office:value-type="float" office:value="3.092622" calcext:value-type="float">
            <text:p>3,092622</text:p>
          </table:table-cell>
          <table:table-cell office:value-type="float" office:value="58.515297" calcext:value-type="float">
            <text:p>58,515297</text:p>
          </table:table-cell>
          <table:table-cell office:value-type="float" office:value="949.780029" calcext:value-type="float">
            <text:p>949,780029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25" calcext:value-type="float">
            <text:p>241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7]-1/24/6" office:value-type="date" office:date-value="2018-02-06T19:04:31.999953" calcext:value-type="date">
            <text:p>06.02.2018 19:04:32</text:p>
          </table:table-cell>
          <table:table-cell office:value-type="float" office:value="3.007172" calcext:value-type="float">
            <text:p>3,007172</text:p>
          </table:table-cell>
          <table:table-cell office:value-type="float" office:value="58.770123" calcext:value-type="float">
            <text:p>58,770123</text:p>
          </table:table-cell>
          <table:table-cell office:value-type="float" office:value="949.630005" calcext:value-type="float">
            <text:p>949,63000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25" calcext:value-type="float">
            <text:p>241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8]-1/24/6" office:value-type="date" office:date-value="2018-02-06T19:14:31.999953" calcext:value-type="date">
            <text:p>06.02.2018 19:14:32</text:p>
          </table:table-cell>
          <table:table-cell office:value-type="float" office:value="2.838941" calcext:value-type="float">
            <text:p>2,838941</text:p>
          </table:table-cell>
          <table:table-cell office:value-type="float" office:value="59.137867" calcext:value-type="float">
            <text:p>59,137867</text:p>
          </table:table-cell>
          <table:table-cell office:value-type="float" office:value="949.580017" calcext:value-type="float">
            <text:p>949,580017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25" calcext:value-type="float">
            <text:p>241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9]-1/24/6" office:value-type="date" office:date-value="2018-02-06T19:24:31.999953" calcext:value-type="date">
            <text:p>06.02.2018 19:24:32</text:p>
          </table:table-cell>
          <table:table-cell office:value-type="float" office:value="2.798886" calcext:value-type="float">
            <text:p>2,798886</text:p>
          </table:table-cell>
          <table:table-cell office:value-type="float" office:value="59.412529" calcext:value-type="float">
            <text:p>59,412529</text:p>
          </table:table-cell>
          <table:table-cell office:value-type="float" office:value="949.539978" calcext:value-type="float">
            <text:p>949,539978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0]-1/24/6" office:value-type="date" office:date-value="2018-02-06T19:34:31.999953" calcext:value-type="date">
            <text:p>06.02.2018 19:34:32</text:p>
          </table:table-cell>
          <table:table-cell office:value-type="float" office:value="2.657359" calcext:value-type="float">
            <text:p>2,657359</text:p>
          </table:table-cell>
          <table:table-cell office:value-type="float" office:value="60.035095" calcext:value-type="float">
            <text:p>60,035095</text:p>
          </table:table-cell>
          <table:table-cell office:value-type="float" office:value="949.48999" calcext:value-type="float">
            <text:p>949,48999</text:p>
          </table:table-cell>
          <table:table-cell table:number-columns-repeated="2"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1]-1/24/6" office:value-type="date" office:date-value="2018-02-06T19:44:31.999953" calcext:value-type="date">
            <text:p>06.02.2018 19:44:32</text:p>
          </table:table-cell>
          <table:table-cell office:value-type="float" office:value="2.518502" calcext:value-type="float">
            <text:p>2,518502</text:p>
          </table:table-cell>
          <table:table-cell office:value-type="float" office:value="60.213627" calcext:value-type="float">
            <text:p>60,213627</text:p>
          </table:table-cell>
          <table:table-cell office:value-type="float" office:value="949.590027" calcext:value-type="float">
            <text:p>949,590027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2]-1/24/6" office:value-type="date" office:date-value="2018-02-06T19:54:31.999953" calcext:value-type="date">
            <text:p>06.02.2018 19:54:32</text:p>
          </table:table-cell>
          <table:table-cell office:value-type="float" office:value="2.376974" calcext:value-type="float">
            <text:p>2,376974</text:p>
          </table:table-cell>
          <table:table-cell office:value-type="float" office:value="60.862133" calcext:value-type="float">
            <text:p>60,862133</text:p>
          </table:table-cell>
          <table:table-cell office:value-type="float" office:value="949.659973" calcext:value-type="float">
            <text:p>949,659973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3]-1/24/6" office:value-type="date" office:date-value="2018-02-06T20:04:31.999953" calcext:value-type="date">
            <text:p>06.02.2018 20:04:32</text:p>
          </table:table-cell>
          <table:table-cell office:value-type="float" office:value="2.350271" calcext:value-type="float">
            <text:p>2,350271</text:p>
          </table:table-cell>
          <table:table-cell office:value-type="float" office:value="60.955215" calcext:value-type="float">
            <text:p>60,955215</text:p>
          </table:table-cell>
          <table:table-cell office:value-type="float" office:value="949.48999" calcext:value-type="float">
            <text:p>949,48999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4]-1/24/6" office:value-type="date" office:date-value="2018-02-06T20:14:31.999953" calcext:value-type="date">
            <text:p>06.02.2018 20:14:32</text:p>
          </table:table-cell>
          <table:table-cell office:value-type="float" office:value="2.26482" calcext:value-type="float">
            <text:p>2,26482</text:p>
          </table:table-cell>
          <table:table-cell office:value-type="float" office:value="61.306171" calcext:value-type="float">
            <text:p>61,306171</text:p>
          </table:table-cell>
          <table:table-cell office:value-type="float" office:value="949.52002" calcext:value-type="float">
            <text:p>949,52002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5]-1/24/6" office:value-type="date" office:date-value="2018-02-06T20:24:31.999953" calcext:value-type="date">
            <text:p>06.02.2018 20:24:32</text:p>
          </table:table-cell>
          <table:table-cell office:value-type="float" office:value="2.192721" calcext:value-type="float">
            <text:p>2,192721</text:p>
          </table:table-cell>
          <table:table-cell office:value-type="float" office:value="61.490807" calcext:value-type="float">
            <text:p>61,490807</text:p>
          </table:table-cell>
          <table:table-cell office:value-type="float" office:value="949.380005" calcext:value-type="float">
            <text:p>949,380005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6]-1/24/6" office:value-type="date" office:date-value="2018-02-06T20:34:31.999953" calcext:value-type="date">
            <text:p>06.02.2018 20:34:32</text:p>
          </table:table-cell>
          <table:table-cell office:value-type="float" office:value="2.093919" calcext:value-type="float">
            <text:p>2,093919</text:p>
          </table:table-cell>
          <table:table-cell office:value-type="float" office:value="62.276646" calcext:value-type="float">
            <text:p>62,276646</text:p>
          </table:table-cell>
          <table:table-cell office:value-type="float" office:value="949.390015" calcext:value-type="float">
            <text:p>949,39001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7]-1/24/6" office:value-type="date" office:date-value="2018-02-06T20:44:31.999953" calcext:value-type="date">
            <text:p>06.02.2018 20:44:32</text:p>
          </table:table-cell>
          <table:table-cell office:value-type="float" office:value="1.981766" calcext:value-type="float">
            <text:p>1,981766</text:p>
          </table:table-cell>
          <table:table-cell office:value-type="float" office:value="61.710537" calcext:value-type="float">
            <text:p>61,710537</text:p>
          </table:table-cell>
          <table:table-cell office:value-type="float" office:value="949.349976" calcext:value-type="float">
            <text:p>949,349976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8]-1/24/6" office:value-type="date" office:date-value="2018-02-06T20:54:31.999954" calcext:value-type="date">
            <text:p>06.02.2018 20:54:32</text:p>
          </table:table-cell>
          <table:table-cell office:value-type="float" office:value="1.93904" calcext:value-type="float">
            <text:p>1,93904</text:p>
          </table:table-cell>
          <table:table-cell office:value-type="float" office:value="62.500954" calcext:value-type="float">
            <text:p>62,500954</text:p>
          </table:table-cell>
          <table:table-cell office:value-type="float" office:value="949.22998" calcext:value-type="float">
            <text:p>949,22998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9]-1/24/6" office:value-type="date" office:date-value="2018-02-06T21:04:31.999954" calcext:value-type="date">
            <text:p>06.02.2018 21:04:32</text:p>
          </table:table-cell>
          <table:table-cell office:value-type="float" office:value="1.869612" calcext:value-type="float">
            <text:p>1,869612</text:p>
          </table:table-cell>
          <table:table-cell office:value-type="float" office:value="62.62455" calcext:value-type="float">
            <text:p>62,62455</text:p>
          </table:table-cell>
          <table:table-cell office:value-type="float" office:value="949.190002" calcext:value-type="float">
            <text:p>949,190002</text:p>
          </table:table-cell>
          <table:table-cell table:number-columns-repeated="2"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0]-1/24/6" office:value-type="date" office:date-value="2018-02-06T21:14:31.999954" calcext:value-type="date">
            <text:p>06.02.2018 21:14:32</text:p>
          </table:table-cell>
          <table:table-cell office:value-type="float" office:value="1.842908" calcext:value-type="float">
            <text:p>1,842908</text:p>
          </table:table-cell>
          <table:table-cell office:value-type="float" office:value="62.757305" calcext:value-type="float">
            <text:p>62,757305</text:p>
          </table:table-cell>
          <table:table-cell office:value-type="float" office:value="949.27002" calcext:value-type="float">
            <text:p>949,27002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1]-1/24/6" office:value-type="date" office:date-value="2018-02-06T21:24:31.999954" calcext:value-type="date">
            <text:p>06.02.2018 21:24:32</text:p>
          </table:table-cell>
          <table:table-cell office:value-type="float" office:value="1.786831" calcext:value-type="float">
            <text:p>1,786831</text:p>
          </table:table-cell>
          <table:table-cell office:value-type="float" office:value="63.01976" calcext:value-type="float">
            <text:p>63,01976</text:p>
          </table:table-cell>
          <table:table-cell office:value-type="float" office:value="949.309998" calcext:value-type="float">
            <text:p>949,309998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2]-1/24/6" office:value-type="date" office:date-value="2018-02-06T21:34:31.999954" calcext:value-type="date">
            <text:p>06.02.2018 21:34:32</text:p>
          </table:table-cell>
          <table:table-cell office:value-type="float" office:value="1.602579" calcext:value-type="float">
            <text:p>1,602579</text:p>
          </table:table-cell>
          <table:table-cell office:value-type="float" office:value="63.274586" calcext:value-type="float">
            <text:p>63,274586</text:p>
          </table:table-cell>
          <table:table-cell office:value-type="float" office:value="949.320007" calcext:value-type="float">
            <text:p>949,320007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5" calcext:value-type="float">
            <text:p>241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3]-1/24/6" office:value-type="date" office:date-value="2018-02-06T21:44:31.999954" calcext:value-type="date">
            <text:p>06.02.2018 21:44:32</text:p>
          </table:table-cell>
          <table:table-cell office:value-type="float" office:value="1.575876" calcext:value-type="float">
            <text:p>1,575876</text:p>
          </table:table-cell>
          <table:table-cell office:value-type="float" office:value="63.695736" calcext:value-type="float">
            <text:p>63,695736</text:p>
          </table:table-cell>
          <table:table-cell office:value-type="float" office:value="949.25" calcext:value-type="float">
            <text:p>949,25</text:p>
          </table:table-cell>
          <table:table-cell table:number-columns-repeated="2"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4]-1/24/6" office:value-type="date" office:date-value="2018-02-06T21:54:31.999954" calcext:value-type="date">
            <text:p>06.02.2018 21:54:32</text:p>
          </table:table-cell>
          <table:table-cell office:value-type="float" office:value="1.575876" calcext:value-type="float">
            <text:p>1,575876</text:p>
          </table:table-cell>
          <table:table-cell office:value-type="float" office:value="64.530403" calcext:value-type="float">
            <text:p>64,530403</text:p>
          </table:table-cell>
          <table:table-cell office:value-type="float" office:value="949.320007" calcext:value-type="float">
            <text:p>949,320007</text:p>
          </table:table-cell>
          <table:table-cell table:number-columns-repeated="2"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5]-1/24/6" office:value-type="date" office:date-value="2018-02-06T22:04:31.999954" calcext:value-type="date">
            <text:p>06.02.2018 22:04:32</text:p>
          </table:table-cell>
          <table:table-cell office:value-type="float" office:value="1.506447" calcext:value-type="float">
            <text:p>1,506447</text:p>
          </table:table-cell>
          <table:table-cell office:value-type="float" office:value="64.640266" calcext:value-type="float">
            <text:p>64,640266</text:p>
          </table:table-cell>
          <table:table-cell office:value-type="float" office:value="949.340027" calcext:value-type="float">
            <text:p>949,340027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6]-1/24/6" office:value-type="date" office:date-value="2018-02-06T22:14:31.999954" calcext:value-type="date">
            <text:p>06.02.2018 22:14:32</text:p>
          </table:table-cell>
          <table:table-cell office:value-type="float" office:value="1.420996" calcext:value-type="float">
            <text:p>1,420996</text:p>
          </table:table-cell>
          <table:table-cell office:value-type="float" office:value="64.46479" calcext:value-type="float">
            <text:p>64,46479</text:p>
          </table:table-cell>
          <table:table-cell office:value-type="float" office:value="949.22998" calcext:value-type="float">
            <text:p>949,22998</text:p>
          </table:table-cell>
          <table:table-cell table:number-columns-repeated="2"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7]-1/24/6" office:value-type="date" office:date-value="2018-02-06T22:24:31.999954" calcext:value-type="date">
            <text:p>06.02.2018 22:24:32</text:p>
          </table:table-cell>
          <table:table-cell office:value-type="float" office:value="1.420996" calcext:value-type="float">
            <text:p>1,420996</text:p>
          </table:table-cell>
          <table:table-cell office:value-type="float" office:value="65.139236" calcext:value-type="float">
            <text:p>65,139236</text:p>
          </table:table-cell>
          <table:table-cell office:value-type="float" office:value="949.27002" calcext:value-type="float">
            <text:p>949,27002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8]-1/24/6" office:value-type="date" office:date-value="2018-02-06T22:34:31.999954" calcext:value-type="date">
            <text:p>06.02.2018 22:34:32</text:p>
          </table:table-cell>
          <table:table-cell office:value-type="float" office:value="1.324865" calcext:value-type="float">
            <text:p>1,324865</text:p>
          </table:table-cell>
          <table:table-cell office:value-type="float" office:value="65.500877" calcext:value-type="float">
            <text:p>65,500877</text:p>
          </table:table-cell>
          <table:table-cell office:value-type="float" office:value="949.219971" calcext:value-type="float">
            <text:p>949,219971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9]-1/24/6" office:value-type="date" office:date-value="2018-02-06T22:44:31.999954" calcext:value-type="date">
            <text:p>06.02.2018 22:44:32</text:p>
          </table:table-cell>
          <table:table-cell office:value-type="float" office:value="1.282139" calcext:value-type="float">
            <text:p>1,282139</text:p>
          </table:table-cell>
          <table:table-cell office:value-type="float" office:value="65.261314" calcext:value-type="float">
            <text:p>65,261314</text:p>
          </table:table-cell>
          <table:table-cell office:value-type="float" office:value="949.130005" calcext:value-type="float">
            <text:p>949,130005</text:p>
          </table:table-cell>
          <table:table-cell table:number-columns-repeated="2"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0]-1/24/6" office:value-type="date" office:date-value="2018-02-06T22:54:31.999954" calcext:value-type="date">
            <text:p>06.02.2018 22:54:32</text:p>
          </table:table-cell>
          <table:table-cell office:value-type="float" office:value="1.226062" calcext:value-type="float">
            <text:p>1,226062</text:p>
          </table:table-cell>
          <table:table-cell office:value-type="float" office:value="65.93576" calcext:value-type="float">
            <text:p>65,93576</text:p>
          </table:table-cell>
          <table:table-cell office:value-type="float" office:value="949.22998" calcext:value-type="float">
            <text:p>949,22998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1]-1/24/6" office:value-type="date" office:date-value="2018-02-06T23:04:31.999954" calcext:value-type="date">
            <text:p>06.02.2018 23:04:32</text:p>
          </table:table-cell>
          <table:table-cell office:value-type="float" office:value="1.111238" calcext:value-type="float">
            <text:p>1,111238</text:p>
          </table:table-cell>
          <table:table-cell office:value-type="float" office:value="65.006485" calcext:value-type="float">
            <text:p>65,006485</text:p>
          </table:table-cell>
          <table:table-cell office:value-type="float" office:value="949.140015" calcext:value-type="float">
            <text:p>949,14001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2]-1/24/6" office:value-type="date" office:date-value="2018-02-06T23:14:31.999954" calcext:value-type="date">
            <text:p>06.02.2018 23:14:32</text:p>
          </table:table-cell>
          <table:table-cell office:value-type="float" office:value="1.068513" calcext:value-type="float">
            <text:p>1,068513</text:p>
          </table:table-cell>
          <table:table-cell office:value-type="float" office:value="66.237885" calcext:value-type="float">
            <text:p>66,237885</text:p>
          </table:table-cell>
          <table:table-cell office:value-type="float" office:value="949.080017" calcext:value-type="float">
            <text:p>949,080017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3]-1/24/6" office:value-type="date" office:date-value="2018-02-06T23:24:31.999955" calcext:value-type="date">
            <text:p>06.02.2018 23:24:32</text:p>
          </table:table-cell>
          <table:table-cell office:value-type="float" office:value="1.055161" calcext:value-type="float">
            <text:p>1,055161</text:p>
          </table:table-cell>
          <table:table-cell office:value-type="float" office:value="66.402687" calcext:value-type="float">
            <text:p>66,402687</text:p>
          </table:table-cell>
          <table:table-cell office:value-type="float" office:value="948.950012" calcext:value-type="float">
            <text:p>948,950012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4]-1/24/6" office:value-type="date" office:date-value="2018-02-06T23:34:31.999955" calcext:value-type="date">
            <text:p>06.02.2018 23:34:32</text:p>
          </table:table-cell>
          <table:table-cell office:value-type="float" office:value="1.012436" calcext:value-type="float">
            <text:p>1,012436</text:p>
          </table:table-cell>
          <table:table-cell office:value-type="float" office:value="66.034943" calcext:value-type="float">
            <text:p>66,034943</text:p>
          </table:table-cell>
          <table:table-cell office:value-type="float" office:value="948.900024" calcext:value-type="float">
            <text:p>948,900024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5]-1/24/6" office:value-type="date" office:date-value="2018-02-06T23:44:31.999955" calcext:value-type="date">
            <text:p>06.02.2018 23:44:32</text:p>
          </table:table-cell>
          <table:table-cell office:value-type="float" office:value="0.969711" calcext:value-type="float">
            <text:p>0,969711</text:p>
          </table:table-cell>
          <table:table-cell office:value-type="float" office:value="66.282143" calcext:value-type="float">
            <text:p>66,282143</text:p>
          </table:table-cell>
          <table:table-cell office:value-type="float" office:value="948.859985" calcext:value-type="float">
            <text:p>948,859985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6]-1/24/6" office:value-type="date" office:date-value="2018-02-06T23:54:31.999955" calcext:value-type="date">
            <text:p>06.02.2018 23:54:32</text:p>
          </table:table-cell>
          <table:table-cell office:value-type="float" office:value="0.873579" calcext:value-type="float">
            <text:p>0,873579</text:p>
          </table:table-cell>
          <table:table-cell office:value-type="float" office:value="65.774017" calcext:value-type="float">
            <text:p>65,774017</text:p>
          </table:table-cell>
          <table:table-cell office:value-type="float" office:value="948.859985" calcext:value-type="float">
            <text:p>948,859985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7]-1/24/6" office:value-type="date" office:date-value="2018-02-07T00:04:31.999955" calcext:value-type="date">
            <text:p>07.02.2018 00:04:32</text:p>
          </table:table-cell>
          <table:table-cell office:value-type="float" office:value="0.817502" calcext:value-type="float">
            <text:p>0,817502</text:p>
          </table:table-cell>
          <table:table-cell office:value-type="float" office:value="67.257195" calcext:value-type="float">
            <text:p>67,257195</text:p>
          </table:table-cell>
          <table:table-cell office:value-type="float" office:value="948.780029" calcext:value-type="float">
            <text:p>948,780029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8]-1/24/6" office:value-type="date" office:date-value="2018-02-07T00:14:31.999955" calcext:value-type="date">
            <text:p>07.02.2018 00:14:32</text:p>
          </table:table-cell>
          <table:table-cell office:value-type="float" office:value="0.774777" calcext:value-type="float">
            <text:p>0,774777</text:p>
          </table:table-cell>
          <table:table-cell office:value-type="float" office:value="67.147324" calcext:value-type="float">
            <text:p>67,147324</text:p>
          </table:table-cell>
          <table:table-cell office:value-type="float" office:value="948.849976" calcext:value-type="float">
            <text:p>948,849976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9]-1/24/6" office:value-type="date" office:date-value="2018-02-07T00:24:31.999955" calcext:value-type="date">
            <text:p>07.02.2018 00:24:32</text:p>
          </table:table-cell>
          <table:table-cell office:value-type="float" office:value="0.7187" calcext:value-type="float">
            <text:p>0,7187</text:p>
          </table:table-cell>
          <table:table-cell office:value-type="float" office:value="67.934692" calcext:value-type="float">
            <text:p>67,934692</text:p>
          </table:table-cell>
          <table:table-cell office:value-type="float" office:value="948.859985" calcext:value-type="float">
            <text:p>948,859985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60]-1/24/6" office:value-type="date" office:date-value="2018-02-07T00:34:31.999955" calcext:value-type="date">
            <text:p>07.02.2018 00:34:32</text:p>
          </table:table-cell>
          <table:table-cell office:value-type="float" office:value="0.633249" calcext:value-type="float">
            <text:p>0,633249</text:p>
          </table:table-cell>
          <table:table-cell office:value-type="float" office:value="67.423515" calcext:value-type="float">
            <text:p>67,423515</text:p>
          </table:table-cell>
          <table:table-cell office:value-type="float" office:value="948.849976" calcext:value-type="float">
            <text:p>948,849976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1.96875" calcext:value-type="float">
            <text:p>241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61]-1/24/6" office:value-type="date" office:date-value="2018-02-07T00:44:31.999955" calcext:value-type="date">
            <text:p>07.02.2018 00:44:32</text:p>
          </table:table-cell>
          <table:table-cell office:value-type="float" office:value="0.550469" calcext:value-type="float">
            <text:p>0,550469</text:p>
          </table:table-cell>
          <table:table-cell office:value-type="float" office:value="67.156479" calcext:value-type="float">
            <text:p>67,156479</text:p>
          </table:table-cell>
          <table:table-cell office:value-type="float" office:value="948.77002" calcext:value-type="float">
            <text:p>948,77002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62]-1/24/6" office:value-type="date" office:date-value="2018-02-07T00:54:31.999955" calcext:value-type="date">
            <text:p>07.02.2018 00:54:32</text:p>
          </table:table-cell>
          <table:table-cell office:value-type="float" office:value="0.593194" calcext:value-type="float">
            <text:p>0,593194</text:p>
          </table:table-cell>
          <table:table-cell office:value-type="float" office:value="67.01915" calcext:value-type="float">
            <text:p>67,01915</text:p>
          </table:table-cell>
          <table:table-cell office:value-type="float" office:value="948.690002" calcext:value-type="float">
            <text:p>948,690002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1.96875" calcext:value-type="float">
            <text:p>241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63]-1/24/6" office:value-type="date" office:date-value="2018-02-07T01:04:31.999955" calcext:value-type="date">
            <text:p>07.02.2018 01:04:32</text:p>
          </table:table-cell>
          <table:table-cell office:value-type="float" office:value="0.593194" calcext:value-type="float">
            <text:p>0,593194</text:p>
          </table:table-cell>
          <table:table-cell office:value-type="float" office:value="67.579155" calcext:value-type="float">
            <text:p>67,579155</text:p>
          </table:table-cell>
          <table:table-cell office:value-type="float" office:value="948.679993" calcext:value-type="float">
            <text:p>948,679993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64]-1/24/6" office:value-type="date" office:date-value="2018-02-07T01:14:31.999955" calcext:value-type="date">
            <text:p>07.02.2018 01:14:32</text:p>
          </table:table-cell>
          <table:table-cell office:value-type="float" office:value="0.577173" calcext:value-type="float">
            <text:p>0,577173</text:p>
          </table:table-cell>
          <table:table-cell office:value-type="float" office:value="67.953003" calcext:value-type="float">
            <text:p>67,953003</text:p>
          </table:table-cell>
          <table:table-cell office:value-type="float" office:value="948.530029" calcext:value-type="float">
            <text:p>948,530029</text:p>
          </table:table-cell>
          <table:table-cell office:value-type="float" office:value="242.15625" calcext:value-type="float">
            <text:p>242,15625</text:p>
          </table:table-cell>
          <table:table-cell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65]-1/24/6" office:value-type="date" office:date-value="2018-02-07T01:24:31.999955" calcext:value-type="date">
            <text:p>07.02.2018 01:24:32</text:p>
          </table:table-cell>
          <table:table-cell office:value-type="float" office:value="0.438315" calcext:value-type="float">
            <text:p>0,438315</text:p>
          </table:table-cell>
          <table:table-cell office:value-type="float" office:value="68.795303" calcext:value-type="float">
            <text:p>68,795303</text:p>
          </table:table-cell>
          <table:table-cell office:value-type="float" office:value="948.559998" calcext:value-type="float">
            <text:p>948,559998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66]-1/24/6" office:value-type="date" office:date-value="2018-02-07T01:34:31.999955" calcext:value-type="date">
            <text:p>07.02.2018 01:34:32</text:p>
          </table:table-cell>
          <table:table-cell office:value-type="float" office:value="0.368887" calcext:value-type="float">
            <text:p>0,368887</text:p>
          </table:table-cell>
          <table:table-cell office:value-type="float" office:value="67.730217" calcext:value-type="float">
            <text:p>67,730217</text:p>
          </table:table-cell>
          <table:table-cell office:value-type="float" office:value="948.659973" calcext:value-type="float">
            <text:p>948,659973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67]-1/24/6" office:value-type="date" office:date-value="2018-02-07T01:44:31.999956" calcext:value-type="date">
            <text:p>07.02.2018 01:44:32</text:p>
          </table:table-cell>
          <table:table-cell office:value-type="float" office:value="0.270085" calcext:value-type="float">
            <text:p>0,270085</text:p>
          </table:table-cell>
          <table:table-cell office:value-type="float" office:value="66.44236" calcext:value-type="float">
            <text:p>66,44236</text:p>
          </table:table-cell>
          <table:table-cell office:value-type="float" office:value="948.650024" calcext:value-type="float">
            <text:p>948,650024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68]-1/24/6" office:value-type="date" office:date-value="2018-02-07T01:54:31.999956" calcext:value-type="date">
            <text:p>07.02.2018 01:54:32</text:p>
          </table:table-cell>
          <table:table-cell office:value-type="float" office:value="0.256733" calcext:value-type="float">
            <text:p>0,256733</text:p>
          </table:table-cell>
          <table:table-cell office:value-type="float" office:value="68.41993" calcext:value-type="float">
            <text:p>68,41993</text:p>
          </table:table-cell>
          <table:table-cell office:value-type="float" office:value="948.719971" calcext:value-type="float">
            <text:p>948,719971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69]-1/24/6" office:value-type="date" office:date-value="2018-02-07T02:04:31.999956" calcext:value-type="date">
            <text:p>07.02.2018 02:04:32</text:p>
          </table:table-cell>
          <table:table-cell office:value-type="float" office:value="0.187304" calcext:value-type="float">
            <text:p>0,187304</text:p>
          </table:table-cell>
          <table:table-cell office:value-type="float" office:value="68.636604" calcext:value-type="float">
            <text:p>68,636604</text:p>
          </table:table-cell>
          <table:table-cell office:value-type="float" office:value="948.669983" calcext:value-type="float">
            <text:p>948,669983</text:p>
          </table:table-cell>
          <table:table-cell office:value-type="float" office:value="242" calcext:value-type="float">
            <text:p>242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70]-1/24/6" office:value-type="date" office:date-value="2018-02-07T02:14:31.999956" calcext:value-type="date">
            <text:p>07.02.2018 02:14:32</text:p>
          </table:table-cell>
          <table:table-cell office:value-type="float" office:value="0.171283" calcext:value-type="float">
            <text:p>0,171283</text:p>
          </table:table-cell>
          <table:table-cell office:value-type="float" office:value="69.263756" calcext:value-type="float">
            <text:p>69,263756</text:p>
          </table:table-cell>
          <table:table-cell office:value-type="float" office:value="948.659973" calcext:value-type="float">
            <text:p>948,659973</text:p>
          </table:table-cell>
          <table:table-cell office:value-type="float" office:value="242" calcext:value-type="float">
            <text:p>242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71]-1/24/6" office:value-type="date" office:date-value="2018-02-07T02:24:31.999956" calcext:value-type="date">
            <text:p>07.02.2018 02:24:32</text:p>
          </table:table-cell>
          <table:table-cell office:value-type="float" office:value="0.101854" calcext:value-type="float">
            <text:p>0,101854</text:p>
          </table:table-cell>
          <table:table-cell office:value-type="float" office:value="69.056229" calcext:value-type="float">
            <text:p>69,056229</text:p>
          </table:table-cell>
          <table:table-cell office:value-type="float" office:value="948.630005" calcext:value-type="float">
            <text:p>948,630005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72]-1/24/6" office:value-type="date" office:date-value="2018-02-07T02:34:31.999956" calcext:value-type="date">
            <text:p>07.02.2018 02:34:32</text:p>
          </table:table-cell>
          <table:table-cell office:value-type="float" office:value="0.088502" calcext:value-type="float">
            <text:p>0,088502</text:p>
          </table:table-cell>
          <table:table-cell office:value-type="float" office:value="68.686958" calcext:value-type="float">
            <text:p>68,686958</text:p>
          </table:table-cell>
          <table:table-cell office:value-type="float" office:value="948.700012" calcext:value-type="float">
            <text:p>948,700012</text:p>
          </table:table-cell>
          <table:table-cell office:value-type="float" office:value="242.1875" calcext:value-type="float">
            <text:p>242,1875</text:p>
          </table:table-cell>
          <table:table-cell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73]-1/24/6" office:value-type="date" office:date-value="2018-02-07T02:44:31.999956" calcext:value-type="date">
            <text:p>07.02.2018 02:44:32</text:p>
          </table:table-cell>
          <table:table-cell office:value-type="float" office:value="0.000381" calcext:value-type="float">
            <text:p>0,000381</text:p>
          </table:table-cell>
          <table:table-cell office:value-type="float" office:value="69.884796" calcext:value-type="float">
            <text:p>69,884796</text:p>
          </table:table-cell>
          <table:table-cell office:value-type="float" office:value="948.559998" calcext:value-type="float">
            <text:p>948,559998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74]-1/24/6" office:value-type="date" office:date-value="2018-02-07T02:54:31.999956" calcext:value-type="date">
            <text:p>07.02.2018 02:54:32</text:p>
          </table:table-cell>
          <table:table-cell office:value-type="float" office:value="-0.026322" calcext:value-type="float">
            <text:p>-0,026322</text:p>
          </table:table-cell>
          <table:table-cell office:value-type="float" office:value="69.83139" calcext:value-type="float">
            <text:p>69,83139</text:p>
          </table:table-cell>
          <table:table-cell office:value-type="float" office:value="948.47998" calcext:value-type="float">
            <text:p>948,47998</text:p>
          </table:table-cell>
          <table:table-cell office:value-type="float" office:value="242" calcext:value-type="float">
            <text:p>242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75]-1/24/6" office:value-type="date" office:date-value="2018-02-07T03:04:31.999956" calcext:value-type="date">
            <text:p>07.02.2018 03:04:32</text:p>
          </table:table-cell>
          <table:table-cell office:value-type="float" office:value="-0.138476" calcext:value-type="float">
            <text:p>-0,138476</text:p>
          </table:table-cell>
          <table:table-cell office:value-type="float" office:value="69.683372" calcext:value-type="float">
            <text:p>69,683372</text:p>
          </table:table-cell>
          <table:table-cell office:value-type="float" office:value="948.320007" calcext:value-type="float">
            <text:p>948,320007</text:p>
          </table:table-cell>
          <table:table-cell office:value-type="float" office:value="242" calcext:value-type="float">
            <text:p>242</text:p>
          </table:table-cell>
          <table:table-cell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76]-1/24/6" office:value-type="date" office:date-value="2018-02-07T03:14:31.999956" calcext:value-type="date">
            <text:p>07.02.2018 03:14:32</text:p>
          </table:table-cell>
          <table:table-cell office:value-type="float" office:value="-0.181201" calcext:value-type="float">
            <text:p>-0,181201</text:p>
          </table:table-cell>
          <table:table-cell office:value-type="float" office:value="70.988022" calcext:value-type="float">
            <text:p>70,988022</text:p>
          </table:table-cell>
          <table:table-cell office:value-type="float" office:value="948.289978" calcext:value-type="float">
            <text:p>948,289978</text:p>
          </table:table-cell>
          <table:table-cell office:value-type="float" office:value="242.15625" calcext:value-type="float">
            <text:p>242,15625</text:p>
          </table:table-cell>
          <table:table-cell office:value-type="float" office:value="242.125" calcext:value-type="float">
            <text:p>242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77]-1/24/6" office:value-type="date" office:date-value="2018-02-07T03:24:31.999956" calcext:value-type="date">
            <text:p>07.02.2018 03:24:32</text:p>
          </table:table-cell>
          <table:table-cell office:value-type="float" office:value="-0.280003" calcext:value-type="float">
            <text:p>-0,280003</text:p>
          </table:table-cell>
          <table:table-cell office:value-type="float" office:value="70.211334" calcext:value-type="float">
            <text:p>70,211334</text:p>
          </table:table-cell>
          <table:table-cell office:value-type="float" office:value="948.090027" calcext:value-type="float">
            <text:p>948,090027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78]-1/24/6" office:value-type="date" office:date-value="2018-02-07T03:34:31.999956" calcext:value-type="date">
            <text:p>07.02.2018 03:34:32</text:p>
          </table:table-cell>
          <table:table-cell office:value-type="float" office:value="-0.250629" calcext:value-type="float">
            <text:p>-0,250629</text:p>
          </table:table-cell>
          <table:table-cell office:value-type="float" office:value="70.426491" calcext:value-type="float">
            <text:p>70,426491</text:p>
          </table:table-cell>
          <table:table-cell office:value-type="float" office:value="948.200012" calcext:value-type="float">
            <text:p>948,200012</text:p>
          </table:table-cell>
          <table:table-cell office:value-type="float" office:value="242.25" calcext:value-type="float">
            <text:p>242,25</text:p>
          </table:table-cell>
          <table:table-cell office:value-type="float" office:value="242.125" calcext:value-type="float">
            <text:p>242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79]-1/24/6" office:value-type="date" office:date-value="2018-02-07T03:44:31.999956" calcext:value-type="date">
            <text:p>07.02.2018 03:44:32</text:p>
          </table:table-cell>
          <table:table-cell office:value-type="float" office:value="-0.293355" calcext:value-type="float">
            <text:p>-0,293355</text:p>
          </table:table-cell>
          <table:table-cell office:value-type="float" office:value="70.93309" calcext:value-type="float">
            <text:p>70,93309</text:p>
          </table:table-cell>
          <table:table-cell office:value-type="float" office:value="948.320007" calcext:value-type="float">
            <text:p>948,320007</text:p>
          </table:table-cell>
          <table:table-cell office:value-type="float" office:value="241.96875" calcext:value-type="float">
            <text:p>241,9687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80]-1/24/6" office:value-type="date" office:date-value="2018-02-07T03:54:31.999956" calcext:value-type="date">
            <text:p>07.02.2018 03:54:32</text:p>
          </table:table-cell>
          <table:table-cell office:value-type="float" office:value="-0.167849" calcext:value-type="float">
            <text:p>-0,167849</text:p>
          </table:table-cell>
          <table:table-cell office:value-type="float" office:value="71.863892" calcext:value-type="float">
            <text:p>71,863892</text:p>
          </table:table-cell>
          <table:table-cell office:value-type="float" office:value="948.190002" calcext:value-type="float">
            <text:p>948,190002</text:p>
          </table:table-cell>
          <table:table-cell office:value-type="float" office:value="242.3125" calcext:value-type="float">
            <text:p>242,3125</text:p>
          </table:table-cell>
          <table:table-cell office:value-type="float" office:value="242.25" calcext:value-type="float">
            <text:p>242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81]-1/24/6" office:value-type="date" office:date-value="2018-02-07T04:04:31.999957" calcext:value-type="date">
            <text:p>07.02.2018 04:04:32</text:p>
          </table:table-cell>
          <table:table-cell office:value-type="float" office:value="-0.069047" calcext:value-type="float">
            <text:p>-0,069047</text:p>
          </table:table-cell>
          <table:table-cell office:value-type="float" office:value="71.633476" calcext:value-type="float">
            <text:p>71,633476</text:p>
          </table:table-cell>
          <table:table-cell office:value-type="float" office:value="948.080017" calcext:value-type="float">
            <text:p>948,080017</text:p>
          </table:table-cell>
          <table:table-cell office:value-type="float" office:value="242.25" calcext:value-type="float">
            <text:p>242,25</text:p>
          </table:table-cell>
          <table:table-cell office:value-type="float" office:value="242.125" calcext:value-type="float">
            <text:p>242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82]-1/24/6" office:value-type="date" office:date-value="2018-02-07T04:14:31.999957" calcext:value-type="date">
            <text:p>07.02.2018 04:14:32</text:p>
          </table:table-cell>
          <table:table-cell office:value-type="float" office:value="0.016403" calcext:value-type="float">
            <text:p>0,016403</text:p>
          </table:table-cell>
          <table:table-cell office:value-type="float" office:value="71.175705" calcext:value-type="float">
            <text:p>71,175705</text:p>
          </table:table-cell>
          <table:table-cell office:value-type="float" office:value="948.099976" calcext:value-type="float">
            <text:p>948,099976</text:p>
          </table:table-cell>
          <table:table-cell office:value-type="float" office:value="242" calcext:value-type="float">
            <text:p>242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83]-1/24/6" office:value-type="date" office:date-value="2018-02-07T04:24:31.999957" calcext:value-type="date">
            <text:p>07.02.2018 04:24:32</text:p>
          </table:table-cell>
          <table:table-cell office:value-type="float" office:value="0.056458" calcext:value-type="float">
            <text:p>0,056458</text:p>
          </table:table-cell>
          <table:table-cell office:value-type="float" office:value="71.528191" calcext:value-type="float">
            <text:p>71,528191</text:p>
          </table:table-cell>
          <table:table-cell office:value-type="float" office:value="948.26001" calcext:value-type="float">
            <text:p>948,26001</text:p>
          </table:table-cell>
          <table:table-cell office:value-type="float" office:value="242.21875" calcext:value-type="float">
            <text:p>242,21875</text:p>
          </table:table-cell>
          <table:table-cell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84]-1/24/6" office:value-type="date" office:date-value="2018-02-07T04:34:31.999957" calcext:value-type="date">
            <text:p>07.02.2018 04:34:32</text:p>
          </table:table-cell>
          <table:table-cell office:value-type="float" office:value="0.043107" calcext:value-type="float">
            <text:p>0,043107</text:p>
          </table:table-cell>
          <table:table-cell office:value-type="float" office:value="71.479362" calcext:value-type="float">
            <text:p>71,479362</text:p>
          </table:table-cell>
          <table:table-cell office:value-type="float" office:value="948.400024" calcext:value-type="float">
            <text:p>948,400024</text:p>
          </table:table-cell>
          <table:table-cell office:value-type="float" office:value="241.9375" calcext:value-type="float">
            <text:p>241,9375</text:p>
          </table:table-cell>
          <table:table-cell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85]-1/24/6" office:value-type="date" office:date-value="2018-02-07T04:44:31.999957" calcext:value-type="date">
            <text:p>07.02.2018 04:44:32</text:p>
          </table:table-cell>
          <table:table-cell office:value-type="float" office:value="-0.055695" calcext:value-type="float">
            <text:p>-0,055695</text:p>
          </table:table-cell>
          <table:table-cell office:value-type="float" office:value="72.045471" calcext:value-type="float">
            <text:p>72,045471</text:p>
          </table:table-cell>
          <table:table-cell office:value-type="float" office:value="948.289978" calcext:value-type="float">
            <text:p>948,289978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86]-1/24/6" office:value-type="date" office:date-value="2018-02-07T04:54:31.999957" calcext:value-type="date">
            <text:p>07.02.2018 04:54:32</text:p>
          </table:table-cell>
          <table:table-cell office:value-type="float" office:value="-0.039673" calcext:value-type="float">
            <text:p>-0,039673</text:p>
          </table:table-cell>
          <table:table-cell office:value-type="float" office:value="72.133972" calcext:value-type="float">
            <text:p>72,133972</text:p>
          </table:table-cell>
          <table:table-cell office:value-type="float" office:value="948.390015" calcext:value-type="float">
            <text:p>948,390015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87]-1/24/6" office:value-type="date" office:date-value="2018-02-07T05:04:31.999957" calcext:value-type="date">
            <text:p>07.02.2018 05:04:32</text:p>
          </table:table-cell>
          <table:table-cell office:value-type="float" office:value="-0.069047" calcext:value-type="float">
            <text:p>-0,069047</text:p>
          </table:table-cell>
          <table:table-cell office:value-type="float" office:value="72.526131" calcext:value-type="float">
            <text:p>72,526131</text:p>
          </table:table-cell>
          <table:table-cell office:value-type="float" office:value="948.419983" calcext:value-type="float">
            <text:p>948,419983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88]-1/24/6" office:value-type="date" office:date-value="2018-02-07T05:14:31.999957" calcext:value-type="date">
            <text:p>07.02.2018 05:14:32</text:p>
          </table:table-cell>
          <table:table-cell office:value-type="float" office:value="-0.09575" calcext:value-type="float">
            <text:p>-0,09575</text:p>
          </table:table-cell>
          <table:table-cell office:value-type="float" office:value="72.550545" calcext:value-type="float">
            <text:p>72,550545</text:p>
          </table:table-cell>
          <table:table-cell office:value-type="float" office:value="948.369995" calcext:value-type="float">
            <text:p>948,369995</text:p>
          </table:table-cell>
          <table:table-cell office:value-type="float" office:value="241.9375" calcext:value-type="float">
            <text:p>241,9375</text:p>
          </table:table-cell>
          <table:table-cell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89]-1/24/6" office:value-type="date" office:date-value="2018-02-07T05:24:31.999957" calcext:value-type="date">
            <text:p>07.02.2018 05:24:32</text:p>
          </table:table-cell>
          <table:table-cell office:value-type="float" office:value="-0.039673" calcext:value-type="float">
            <text:p>-0,039673</text:p>
          </table:table-cell>
          <table:table-cell office:value-type="float" office:value="73.015945" calcext:value-type="float">
            <text:p>73,015945</text:p>
          </table:table-cell>
          <table:table-cell office:value-type="float" office:value="948.309998" calcext:value-type="float">
            <text:p>948,309998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90]-1/24/6" office:value-type="date" office:date-value="2018-02-07T05:34:31.999957" calcext:value-type="date">
            <text:p>07.02.2018 05:34:32</text:p>
          </table:table-cell>
          <table:table-cell office:value-type="float" office:value="0.056458" calcext:value-type="float">
            <text:p>0,056458</text:p>
          </table:table-cell>
          <table:table-cell office:value-type="float" office:value="73.102921" calcext:value-type="float">
            <text:p>73,102921</text:p>
          </table:table-cell>
          <table:table-cell office:value-type="float" office:value="948.469971" calcext:value-type="float">
            <text:p>948,469971</text:p>
          </table:table-cell>
          <table:table-cell table:number-columns-repeated="2"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91]-1/24/6" office:value-type="date" office:date-value="2018-02-07T05:44:31.999957" calcext:value-type="date">
            <text:p>07.02.2018 05:44:32</text:p>
          </table:table-cell>
          <table:table-cell office:value-type="float" office:value="0.187304" calcext:value-type="float">
            <text:p>0,187304</text:p>
          </table:table-cell>
          <table:table-cell office:value-type="float" office:value="72.942703" calcext:value-type="float">
            <text:p>72,942703</text:p>
          </table:table-cell>
          <table:table-cell office:value-type="float" office:value="948.409973" calcext:value-type="float">
            <text:p>948,409973</text:p>
          </table:table-cell>
          <table:table-cell office:value-type="float" office:value="242.34375" calcext:value-type="float">
            <text:p>242,34375</text:p>
          </table:table-cell>
          <table:table-cell office:value-type="float" office:value="242.21875" calcext:value-type="float">
            <text:p>242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92]-1/24/6" office:value-type="date" office:date-value="2018-02-07T05:54:31.999957" calcext:value-type="date">
            <text:p>07.02.2018 05:54:32</text:p>
          </table:table-cell>
          <table:table-cell office:value-type="float" office:value="0.200656" calcext:value-type="float">
            <text:p>0,200656</text:p>
          </table:table-cell>
          <table:table-cell office:value-type="float" office:value="72.710762" calcext:value-type="float">
            <text:p>72,710762</text:p>
          </table:table-cell>
          <table:table-cell office:value-type="float" office:value="948.380005" calcext:value-type="float">
            <text:p>948,380005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93]-1/24/6" office:value-type="date" office:date-value="2018-02-07T06:04:31.999957" calcext:value-type="date">
            <text:p>07.02.2018 06:04:32</text:p>
          </table:table-cell>
          <table:table-cell office:value-type="float" office:value="0.256733" calcext:value-type="float">
            <text:p>0,256733</text:p>
          </table:table-cell>
          <table:table-cell office:value-type="float" office:value="73.080032" calcext:value-type="float">
            <text:p>73,080032</text:p>
          </table:table-cell>
          <table:table-cell office:value-type="float" office:value="948.340027" calcext:value-type="float">
            <text:p>948,340027</text:p>
          </table:table-cell>
          <table:table-cell office:value-type="float" office:value="242.34375" calcext:value-type="float">
            <text:p>242,34375</text:p>
          </table:table-cell>
          <table:table-cell office:value-type="float" office:value="242.3125" calcext:value-type="float">
            <text:p>242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94]-1/24/6" office:value-type="date" office:date-value="2018-02-07T06:14:31.999957" calcext:value-type="date">
            <text:p>07.02.2018 06:14:32</text:p>
          </table:table-cell>
          <table:table-cell office:value-type="float" office:value="0.31281" calcext:value-type="float">
            <text:p>0,31281</text:p>
          </table:table-cell>
          <table:table-cell office:value-type="float" office:value="72.985428" calcext:value-type="float">
            <text:p>72,985428</text:p>
          </table:table-cell>
          <table:table-cell office:value-type="float" office:value="948.340027" calcext:value-type="float">
            <text:p>948,340027</text:p>
          </table:table-cell>
          <table:table-cell table:number-columns-repeated="2" office:value-type="float" office:value="242.3125" calcext:value-type="float">
            <text:p>242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95]-1/24/6" office:value-type="date" office:date-value="2018-02-07T06:24:31.999957" calcext:value-type="date">
            <text:p>07.02.2018 06:24:32</text:p>
          </table:table-cell>
          <table:table-cell office:value-type="float" office:value="0.240711" calcext:value-type="float">
            <text:p>0,240711</text:p>
          </table:table-cell>
          <table:table-cell office:value-type="float" office:value="73.73922" calcext:value-type="float">
            <text:p>73,73922</text:p>
          </table:table-cell>
          <table:table-cell office:value-type="float" office:value="948.429993" calcext:value-type="float">
            <text:p>948,429993</text:p>
          </table:table-cell>
          <table:table-cell table:number-columns-repeated="2"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96]-1/24/6" office:value-type="date" office:date-value="2018-02-07T06:34:31.999958" calcext:value-type="date">
            <text:p>07.02.2018 06:34:32</text:p>
          </table:table-cell>
          <table:table-cell office:value-type="float" office:value="0.200656" calcext:value-type="float">
            <text:p>0,200656</text:p>
          </table:table-cell>
          <table:table-cell office:value-type="float" office:value="74.142059" calcext:value-type="float">
            <text:p>74,142059</text:p>
          </table:table-cell>
          <table:table-cell office:value-type="float" office:value="948.599976" calcext:value-type="float">
            <text:p>948,599976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97]-1/24/6" office:value-type="date" office:date-value="2018-02-07T06:44:31.999958" calcext:value-type="date">
            <text:p>07.02.2018 06:44:32</text:p>
          </table:table-cell>
          <table:table-cell office:value-type="float" office:value="0.157931" calcext:value-type="float">
            <text:p>0,157931</text:p>
          </table:table-cell>
          <table:table-cell office:value-type="float" office:value="74.367897" calcext:value-type="float">
            <text:p>74,367897</text:p>
          </table:table-cell>
          <table:table-cell office:value-type="float" office:value="948.5" calcext:value-type="float">
            <text:p>948,5</text:p>
          </table:table-cell>
          <table:table-cell office:value-type="float" office:value="242" calcext:value-type="float">
            <text:p>242</text:p>
          </table:table-cell>
          <table:table-cell office:value-type="float" office:value="242.125" calcext:value-type="float">
            <text:p>242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98]-1/24/6" office:value-type="date" office:date-value="2018-02-07T06:54:31.999958" calcext:value-type="date">
            <text:p>07.02.2018 06:54:32</text:p>
          </table:table-cell>
          <table:table-cell office:value-type="float" office:value="0.075151" calcext:value-type="float">
            <text:p>0,075151</text:p>
          </table:table-cell>
          <table:table-cell office:value-type="float" office:value="75.127792" calcext:value-type="float">
            <text:p>75,127792</text:p>
          </table:table-cell>
          <table:table-cell office:value-type="float" office:value="948.539978" calcext:value-type="float">
            <text:p>948,539978</text:p>
          </table:table-cell>
          <table:table-cell table:number-columns-repeated="2"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99]-1/24/6" office:value-type="date" office:date-value="2018-02-07T07:04:31.999958" calcext:value-type="date">
            <text:p>07.02.2018 07:04:32</text:p>
          </table:table-cell>
          <table:table-cell office:value-type="float" office:value="0.000381" calcext:value-type="float">
            <text:p>0,000381</text:p>
          </table:table-cell>
          <table:table-cell office:value-type="float" office:value="75.870911" calcext:value-type="float">
            <text:p>75,870911</text:p>
          </table:table-cell>
          <table:table-cell office:value-type="float" office:value="948.48999" calcext:value-type="float">
            <text:p>948,48999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.125" calcext:value-type="float">
            <text:p>242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00]-1/24/6" office:value-type="date" office:date-value="2018-02-07T07:14:31.999958" calcext:value-type="date">
            <text:p>07.02.2018 07:14:32</text:p>
          </table:table-cell>
          <table:table-cell office:value-type="float" office:value="0.000381" calcext:value-type="float">
            <text:p>0,000381</text:p>
          </table:table-cell>
          <table:table-cell office:value-type="float" office:value="75.742729" calcext:value-type="float">
            <text:p>75,742729</text:p>
          </table:table-cell>
          <table:table-cell office:value-type="float" office:value="948.570007" calcext:value-type="float">
            <text:p>948,570007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41.96875" calcext:value-type="float">
            <text:p>241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01]-1/24/6" office:value-type="date" office:date-value="2018-02-07T07:24:31.999958" calcext:value-type="date">
            <text:p>07.02.2018 07:24:32</text:p>
          </table:table-cell>
          <table:table-cell office:value-type="float" office:value="-0.01297" calcext:value-type="float">
            <text:p>-0,01297</text:p>
          </table:table-cell>
          <table:table-cell office:value-type="float" office:value="76.461433" calcext:value-type="float">
            <text:p>76,461433</text:p>
          </table:table-cell>
          <table:table-cell office:value-type="float" office:value="948.700012" calcext:value-type="float">
            <text:p>948,700012</text:p>
          </table:table-cell>
          <table:table-cell office:value-type="float" office:value="242.1875" calcext:value-type="float">
            <text:p>242,1875</text:p>
          </table:table-cell>
          <table:table-cell office:value-type="float" office:value="242.34375" calcext:value-type="float">
            <text:p>242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02]-1/24/6" office:value-type="date" office:date-value="2018-02-07T07:34:31.999958" calcext:value-type="date">
            <text:p>07.02.2018 07:34:32</text:p>
          </table:table-cell>
          <table:table-cell office:value-type="float" office:value="-0.01297" calcext:value-type="float">
            <text:p>-0,01297</text:p>
          </table:table-cell>
          <table:table-cell office:value-type="float" office:value="76.346992" calcext:value-type="float">
            <text:p>76,346992</text:p>
          </table:table-cell>
          <table:table-cell office:value-type="float" office:value="948.840027" calcext:value-type="float">
            <text:p>948,840027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03]-1/24/6" office:value-type="date" office:date-value="2018-02-07T07:44:31.999958" calcext:value-type="date">
            <text:p>07.02.2018 07:44:32</text:p>
          </table:table-cell>
          <table:table-cell office:value-type="float" office:value="0.016403" calcext:value-type="float">
            <text:p>0,016403</text:p>
          </table:table-cell>
          <table:table-cell office:value-type="float" office:value="76.058594" calcext:value-type="float">
            <text:p>76,058594</text:p>
          </table:table-cell>
          <table:table-cell office:value-type="float" office:value="949.080017" calcext:value-type="float">
            <text:p>949,080017</text:p>
          </table:table-cell>
          <table:table-cell table:number-columns-repeated="2"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04]-1/24/6" office:value-type="date" office:date-value="2018-02-07T07:54:31.999958" calcext:value-type="date">
            <text:p>07.02.2018 07:54:32</text:p>
          </table:table-cell>
          <table:table-cell office:value-type="float" office:value="0.000381" calcext:value-type="float">
            <text:p>0,000381</text:p>
          </table:table-cell>
          <table:table-cell office:value-type="float" office:value="76.296638" calcext:value-type="float">
            <text:p>76,296638</text:p>
          </table:table-cell>
          <table:table-cell office:value-type="float" office:value="949.210022" calcext:value-type="float">
            <text:p>949,210022</text:p>
          </table:table-cell>
          <table:table-cell office:value-type="float" office:value="242.15625" calcext:value-type="float">
            <text:p>242,15625</text:p>
          </table:table-cell>
          <table:table-cell office:value-type="float" office:value="242.21875" calcext:value-type="float">
            <text:p>242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05]-1/24/6" office:value-type="date" office:date-value="2018-02-07T08:04:31.999958" calcext:value-type="date">
            <text:p>07.02.2018 08:04:32</text:p>
          </table:table-cell>
          <table:table-cell office:value-type="float" office:value="-0.01297" calcext:value-type="float">
            <text:p>-0,01297</text:p>
          </table:table-cell>
          <table:table-cell office:value-type="float" office:value="76.441597" calcext:value-type="float">
            <text:p>76,441597</text:p>
          </table:table-cell>
          <table:table-cell office:value-type="float" office:value="949.359985" calcext:value-type="float">
            <text:p>949,359985</text:p>
          </table:table-cell>
          <table:table-cell office:value-type="float" office:value="241.9375" calcext:value-type="float">
            <text:p>241,9375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06]-1/24/6" office:value-type="date" office:date-value="2018-02-07T08:14:31.999958" calcext:value-type="date">
            <text:p>07.02.2018 08:14:32</text:p>
          </table:table-cell>
          <table:table-cell office:value-type="float" office:value="0.075151" calcext:value-type="float">
            <text:p>0,075151</text:p>
          </table:table-cell>
          <table:table-cell office:value-type="float" office:value="76.670479" calcext:value-type="float">
            <text:p>76,670479</text:p>
          </table:table-cell>
          <table:table-cell office:value-type="float" office:value="949.359985" calcext:value-type="float">
            <text:p>949,359985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21875" calcext:value-type="float">
            <text:p>242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07]-1/24/6" office:value-type="date" office:date-value="2018-02-07T08:24:31.999958" calcext:value-type="date">
            <text:p>07.02.2018 08:24:32</text:p>
          </table:table-cell>
          <table:table-cell office:value-type="float" office:value="0.115206" calcext:value-type="float">
            <text:p>0,115206</text:p>
          </table:table-cell>
          <table:table-cell office:value-type="float" office:value="76.871902" calcext:value-type="float">
            <text:p>76,871902</text:p>
          </table:table-cell>
          <table:table-cell office:value-type="float" office:value="949.380005" calcext:value-type="float">
            <text:p>949,380005</text:p>
          </table:table-cell>
          <table:table-cell office:value-type="float" office:value="242.1875" calcext:value-type="float">
            <text:p>242,1875</text:p>
          </table:table-cell>
          <table:table-cell office:value-type="float" office:value="242.15625" calcext:value-type="float">
            <text:p>242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08]-1/24/6" office:value-type="date" office:date-value="2018-02-07T08:34:31.999958" calcext:value-type="date">
            <text:p>07.02.2018 08:34:32</text:p>
          </table:table-cell>
          <table:table-cell office:value-type="float" office:value="0.088502" calcext:value-type="float">
            <text:p>0,088502</text:p>
          </table:table-cell>
          <table:table-cell office:value-type="float" office:value="76.932938" calcext:value-type="float">
            <text:p>76,932938</text:p>
          </table:table-cell>
          <table:table-cell office:value-type="float" office:value="949.409973" calcext:value-type="float">
            <text:p>949,409973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25" calcext:value-type="float">
            <text:p>242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09]-1/24/6" office:value-type="date" office:date-value="2018-02-07T08:44:31.999958" calcext:value-type="date">
            <text:p>07.02.2018 08:44:32</text:p>
          </table:table-cell>
          <table:table-cell office:value-type="float" office:value="0.115206" calcext:value-type="float">
            <text:p>0,115206</text:p>
          </table:table-cell>
          <table:table-cell office:value-type="float" office:value="76.391243" calcext:value-type="float">
            <text:p>76,391243</text:p>
          </table:table-cell>
          <table:table-cell office:value-type="float" office:value="949.369995" calcext:value-type="float">
            <text:p>949,369995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10]-1/24/6" office:value-type="date" office:date-value="2018-02-07T08:54:31.999959" calcext:value-type="date">
            <text:p>07.02.2018 08:54:32</text:p>
          </table:table-cell>
          <table:table-cell office:value-type="float" office:value="0.200656" calcext:value-type="float">
            <text:p>0,200656</text:p>
          </table:table-cell>
          <table:table-cell office:value-type="float" office:value="76.589607" calcext:value-type="float">
            <text:p>76,589607</text:p>
          </table:table-cell>
          <table:table-cell office:value-type="float" office:value="949.460022" calcext:value-type="float">
            <text:p>949,460022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21875" calcext:value-type="float">
            <text:p>242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11]-1/24/6" office:value-type="date" office:date-value="2018-02-07T09:04:31.999959" calcext:value-type="date">
            <text:p>07.02.2018 09:04:32</text:p>
          </table:table-cell>
          <table:table-cell office:value-type="float" office:value="0.240711" calcext:value-type="float">
            <text:p>0,240711</text:p>
          </table:table-cell>
          <table:table-cell office:value-type="float" office:value="76.699471" calcext:value-type="float">
            <text:p>76,699471</text:p>
          </table:table-cell>
          <table:table-cell office:value-type="float" office:value="949.659973" calcext:value-type="float">
            <text:p>949,659973</text:p>
          </table:table-cell>
          <table:table-cell office:value-type="float" office:value="242.1875" calcext:value-type="float">
            <text:p>242,1875</text:p>
          </table:table-cell>
          <table:table-cell office:value-type="float" office:value="242.3125" calcext:value-type="float">
            <text:p>242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12]-1/24/6" office:value-type="date" office:date-value="2018-02-07T09:14:31.999959" calcext:value-type="date">
            <text:p>07.02.2018 09:14:32</text:p>
          </table:table-cell>
          <table:table-cell office:value-type="float" office:value="0.326162" calcext:value-type="float">
            <text:p>0,326162</text:p>
          </table:table-cell>
          <table:table-cell office:value-type="float" office:value="76.896317" calcext:value-type="float">
            <text:p>76,896317</text:p>
          </table:table-cell>
          <table:table-cell office:value-type="float" office:value="949.630005" calcext:value-type="float">
            <text:p>949,630005</text:p>
          </table:table-cell>
          <table:table-cell office:value-type="float" office:value="242.15625" calcext:value-type="float">
            <text:p>242,15625</text:p>
          </table:table-cell>
          <table:table-cell office:value-type="float" office:value="242.25" calcext:value-type="float">
            <text:p>242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13]-1/24/6" office:value-type="date" office:date-value="2018-02-07T09:24:31.999959" calcext:value-type="date">
            <text:p>07.02.2018 09:24:32</text:p>
          </table:table-cell>
          <table:table-cell office:value-type="float" office:value="0.451667" calcext:value-type="float">
            <text:p>0,451667</text:p>
          </table:table-cell>
          <table:table-cell office:value-type="float" office:value="76.688789" calcext:value-type="float">
            <text:p>76,688789</text:p>
          </table:table-cell>
          <table:table-cell office:value-type="float" office:value="949.880005" calcext:value-type="float">
            <text:p>949,880005</text:p>
          </table:table-cell>
          <table:table-cell office:value-type="float" office:value="242.40625" calcext:value-type="float">
            <text:p>242,40625</text:p>
          </table:table-cell>
          <table:table-cell office:value-type="float" office:value="242.5625" calcext:value-type="float">
            <text:p>242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14]-1/24/6" office:value-type="date" office:date-value="2018-02-07T09:34:31.999959" calcext:value-type="date">
            <text:p>07.02.2018 09:34:32</text:p>
          </table:table-cell>
          <table:table-cell office:value-type="float" office:value="0.465019" calcext:value-type="float">
            <text:p>0,465019</text:p>
          </table:table-cell>
          <table:table-cell office:value-type="float" office:value="76.03418" calcext:value-type="float">
            <text:p>76,03418</text:p>
          </table:table-cell>
          <table:table-cell office:value-type="float" office:value="949.929993" calcext:value-type="float">
            <text:p>949,929993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15]-1/24/6" office:value-type="date" office:date-value="2018-02-07T09:44:31.999959" calcext:value-type="date">
            <text:p>07.02.2018 09:44:32</text:p>
          </table:table-cell>
          <table:table-cell office:value-type="float" office:value="0.424964" calcext:value-type="float">
            <text:p>0,424964</text:p>
          </table:table-cell>
          <table:table-cell office:value-type="float" office:value="76.118103" calcext:value-type="float">
            <text:p>76,118103</text:p>
          </table:table-cell>
          <table:table-cell office:value-type="float" office:value="949.950012" calcext:value-type="float">
            <text:p>949,950012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16]-1/24/6" office:value-type="date" office:date-value="2018-02-07T09:54:31.999959" calcext:value-type="date">
            <text:p>07.02.2018 09:54:32</text:p>
          </table:table-cell>
          <table:table-cell office:value-type="float" office:value="0.408942" calcext:value-type="float">
            <text:p>0,408942</text:p>
          </table:table-cell>
          <table:table-cell office:value-type="float" office:value="76.379036" calcext:value-type="float">
            <text:p>76,379036</text:p>
          </table:table-cell>
          <table:table-cell office:value-type="float" office:value="950.109985" calcext:value-type="float">
            <text:p>950,109985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17]-1/24/6" office:value-type="date" office:date-value="2018-02-07T10:04:31.999959" calcext:value-type="date">
            <text:p>07.02.2018 10:04:32</text:p>
          </table:table-cell>
          <table:table-cell office:value-type="float" office:value="0.465019" calcext:value-type="float">
            <text:p>0,465019</text:p>
          </table:table-cell>
          <table:table-cell office:value-type="float" office:value="77.000076" calcext:value-type="float">
            <text:p>77,000076</text:p>
          </table:table-cell>
          <table:table-cell office:value-type="float" office:value="950.190002" calcext:value-type="float">
            <text:p>950,190002</text:p>
          </table:table-cell>
          <table:table-cell office:value-type="float" office:value="242.28125" calcext:value-type="float">
            <text:p>242,28125</text:p>
          </table:table-cell>
          <table:table-cell office:value-type="float" office:value="242.375" calcext:value-type="float">
            <text:p>242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18]-1/24/6" office:value-type="date" office:date-value="2018-02-07T10:14:31.999959" calcext:value-type="date">
            <text:p>07.02.2018 10:14:32</text:p>
          </table:table-cell>
          <table:table-cell office:value-type="float" office:value="0.494392" calcext:value-type="float">
            <text:p>0,494392</text:p>
          </table:table-cell>
          <table:table-cell office:value-type="float" office:value="76.475166" calcext:value-type="float">
            <text:p>76,475166</text:p>
          </table:table-cell>
          <table:table-cell office:value-type="float" office:value="950.130005" calcext:value-type="float">
            <text:p>950,130005</text:p>
          </table:table-cell>
          <table:table-cell table:number-columns-repeated="2" office:value-type="float" office:value="242.21875" calcext:value-type="float">
            <text:p>242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19]-1/24/6" office:value-type="date" office:date-value="2018-02-07T10:24:31.999959" calcext:value-type="date">
            <text:p>07.02.2018 10:24:32</text:p>
          </table:table-cell>
          <table:table-cell office:value-type="float" office:value="0.481041" calcext:value-type="float">
            <text:p>0,481041</text:p>
          </table:table-cell>
          <table:table-cell office:value-type="float" office:value="76.580452" calcext:value-type="float">
            <text:p>76,580452</text:p>
          </table:table-cell>
          <table:table-cell office:value-type="float" office:value="950.190002" calcext:value-type="float">
            <text:p>950,190002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20]-1/24/6" office:value-type="date" office:date-value="2018-02-07T10:34:31.999959" calcext:value-type="date">
            <text:p>07.02.2018 10:34:32</text:p>
          </table:table-cell>
          <table:table-cell office:value-type="float" office:value="0.537118" calcext:value-type="float">
            <text:p>0,537118</text:p>
          </table:table-cell>
          <table:table-cell office:value-type="float" office:value="76.566719" calcext:value-type="float">
            <text:p>76,566719</text:p>
          </table:table-cell>
          <table:table-cell office:value-type="float" office:value="950.070007" calcext:value-type="float">
            <text:p>950,070007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3125" calcext:value-type="float">
            <text:p>242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21]-1/24/6" office:value-type="date" office:date-value="2018-02-07T10:44:31.999959" calcext:value-type="date">
            <text:p>07.02.2018 10:44:32</text:p>
          </table:table-cell>
          <table:table-cell office:value-type="float" office:value="0.550469" calcext:value-type="float">
            <text:p>0,550469</text:p>
          </table:table-cell>
          <table:table-cell office:value-type="float" office:value="76.295113" calcext:value-type="float">
            <text:p>76,295113</text:p>
          </table:table-cell>
          <table:table-cell office:value-type="float" office:value="950.130005" calcext:value-type="float">
            <text:p>950,130005</text:p>
          </table:table-cell>
          <table:table-cell office:value-type="float" office:value="242.21875" calcext:value-type="float">
            <text:p>242,21875</text:p>
          </table:table-cell>
          <table:table-cell office:value-type="float" office:value="242.28125" calcext:value-type="float">
            <text:p>242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22]-1/24/6" office:value-type="date" office:date-value="2018-02-07T10:54:31.999959" calcext:value-type="date">
            <text:p>07.02.2018 10:54:32</text:p>
          </table:table-cell>
          <table:table-cell office:value-type="float" office:value="0.521096" calcext:value-type="float">
            <text:p>0,521096</text:p>
          </table:table-cell>
          <table:table-cell office:value-type="float" office:value="76.350044" calcext:value-type="float">
            <text:p>76,350044</text:p>
          </table:table-cell>
          <table:table-cell office:value-type="float" office:value="950.030029" calcext:value-type="float">
            <text:p>950,030029</text:p>
          </table:table-cell>
          <table:table-cell office:value-type="float" office:value="241.96875" calcext:value-type="float">
            <text:p>241,96875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23]-1/24/6" office:value-type="date" office:date-value="2018-02-07T11:04:31.999959" calcext:value-type="date">
            <text:p>07.02.2018 11:04:32</text:p>
          </table:table-cell>
          <table:table-cell office:value-type="float" office:value="0.593194" calcext:value-type="float">
            <text:p>0,593194</text:p>
          </table:table-cell>
          <table:table-cell office:value-type="float" office:value="76.324104" calcext:value-type="float">
            <text:p>76,324104</text:p>
          </table:table-cell>
          <table:table-cell office:value-type="float" office:value="950.090027" calcext:value-type="float">
            <text:p>950,090027</text:p>
          </table:table-cell>
          <table:table-cell table:number-columns-repeated="2"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24]-1/24/6" office:value-type="date" office:date-value="2018-02-07T11:14:31.99996" calcext:value-type="date">
            <text:p>07.02.2018 11:14:32</text:p>
          </table:table-cell>
          <table:table-cell office:value-type="float" office:value="0.563821" calcext:value-type="float">
            <text:p>0,563821</text:p>
          </table:table-cell>
          <table:table-cell office:value-type="float" office:value="76.121155" calcext:value-type="float">
            <text:p>76,121155</text:p>
          </table:table-cell>
          <table:table-cell office:value-type="float" office:value="950.059998" calcext:value-type="float">
            <text:p>950,059998</text:p>
          </table:table-cell>
          <table:table-cell table:number-columns-repeated="2"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25]-1/24/6" office:value-type="date" office:date-value="2018-02-07T11:24:31.99996" calcext:value-type="date">
            <text:p>07.02.2018 11:24:32</text:p>
          </table:table-cell>
          <table:table-cell office:value-type="float" office:value="0.577173" calcext:value-type="float">
            <text:p>0,577173</text:p>
          </table:table-cell>
          <table:table-cell office:value-type="float" office:value="76.017395" calcext:value-type="float">
            <text:p>76,017395</text:p>
          </table:table-cell>
          <table:table-cell office:value-type="float" office:value="950.23999" calcext:value-type="float">
            <text:p>950,23999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125" calcext:value-type="float">
            <text:p>242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26]-1/24/6" office:value-type="date" office:date-value="2018-02-07T11:34:31.99996" calcext:value-type="date">
            <text:p>07.02.2018 11:34:32</text:p>
          </table:table-cell>
          <table:table-cell office:value-type="float" office:value="0.593194" calcext:value-type="float">
            <text:p>0,593194</text:p>
          </table:table-cell>
          <table:table-cell office:value-type="float" office:value="76.25544" calcext:value-type="float">
            <text:p>76,25544</text:p>
          </table:table-cell>
          <table:table-cell office:value-type="float" office:value="950.22998" calcext:value-type="float">
            <text:p>950,22998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41.96875" calcext:value-type="float">
            <text:p>241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27]-1/24/6" office:value-type="date" office:date-value="2018-02-07T11:44:31.99996" calcext:value-type="date">
            <text:p>07.02.2018 11:44:32</text:p>
          </table:table-cell>
          <table:table-cell office:value-type="float" office:value="0.593194" calcext:value-type="float">
            <text:p>0,593194</text:p>
          </table:table-cell>
          <table:table-cell office:value-type="float" office:value="76.131836" calcext:value-type="float">
            <text:p>76,131836</text:p>
          </table:table-cell>
          <table:table-cell office:value-type="float" office:value="950.27002" calcext:value-type="float">
            <text:p>950,27002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15625" calcext:value-type="float">
            <text:p>242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28]-1/24/6" office:value-type="date" office:date-value="2018-02-07T11:54:31.99996" calcext:value-type="date">
            <text:p>07.02.2018 11:54:32</text:p>
          </table:table-cell>
          <table:table-cell office:value-type="float" office:value="0.606546" calcext:value-type="float">
            <text:p>0,606546</text:p>
          </table:table-cell>
          <table:table-cell office:value-type="float" office:value="76.33326" calcext:value-type="float">
            <text:p>76,33326</text:p>
          </table:table-cell>
          <table:table-cell office:value-type="float" office:value="950.280029" calcext:value-type="float">
            <text:p>950,280029</text:p>
          </table:table-cell>
          <table:table-cell office:value-type="float" office:value="242" calcext:value-type="float">
            <text:p>242</text:p>
          </table:table-cell>
          <table:table-cell office:value-type="float" office:value="241.96875" calcext:value-type="float">
            <text:p>241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29]-1/24/6" office:value-type="date" office:date-value="2018-02-07T12:04:31.99996" calcext:value-type="date">
            <text:p>07.02.2018 12:04:32</text:p>
          </table:table-cell>
          <table:table-cell office:value-type="float" office:value="0.606546" calcext:value-type="float">
            <text:p>0,606546</text:p>
          </table:table-cell>
          <table:table-cell office:value-type="float" office:value="76.168457" calcext:value-type="float">
            <text:p>76,168457</text:p>
          </table:table-cell>
          <table:table-cell office:value-type="float" office:value="950.309998" calcext:value-type="float">
            <text:p>950,309998</text:p>
          </table:table-cell>
          <table:table-cell table:number-columns-repeated="2"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30]-1/24/6" office:value-type="date" office:date-value="2018-02-07T12:14:31.99996" calcext:value-type="date">
            <text:p>07.02.2018 12:14:32</text:p>
          </table:table-cell>
          <table:table-cell office:value-type="float" office:value="0.689326" calcext:value-type="float">
            <text:p>0,689326</text:p>
          </table:table-cell>
          <table:table-cell office:value-type="float" office:value="76.212708" calcext:value-type="float">
            <text:p>76,212708</text:p>
          </table:table-cell>
          <table:table-cell office:value-type="float" office:value="950.26001" calcext:value-type="float">
            <text:p>950,26001</text:p>
          </table:table-cell>
          <table:table-cell office:value-type="float" office:value="242" calcext:value-type="float">
            <text:p>242</text:p>
          </table:table-cell>
          <table:table-cell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31]-1/24/6" office:value-type="date" office:date-value="2018-02-07T12:24:31.99996" calcext:value-type="date">
            <text:p>07.02.2018 12:24:32</text:p>
          </table:table-cell>
          <table:table-cell office:value-type="float" office:value="0.774777" calcext:value-type="float">
            <text:p>0,774777</text:p>
          </table:table-cell>
          <table:table-cell office:value-type="float" office:value="75.692375" calcext:value-type="float">
            <text:p>75,692375</text:p>
          </table:table-cell>
          <table:table-cell office:value-type="float" office:value="950.26001" calcext:value-type="float">
            <text:p>950,26001</text:p>
          </table:table-cell>
          <table:table-cell office:value-type="float" office:value="242.25" calcext:value-type="float">
            <text:p>242,25</text:p>
          </table:table-cell>
          <table:table-cell office:value-type="float" office:value="242.21875" calcext:value-type="float">
            <text:p>242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32]-1/24/6" office:value-type="date" office:date-value="2018-02-07T12:34:31.99996" calcext:value-type="date">
            <text:p>07.02.2018 12:34:32</text:p>
          </table:table-cell>
          <table:table-cell office:value-type="float" office:value="0.830854" calcext:value-type="float">
            <text:p>0,830854</text:p>
          </table:table-cell>
          <table:table-cell office:value-type="float" office:value="75.628288" calcext:value-type="float">
            <text:p>75,628288</text:p>
          </table:table-cell>
          <table:table-cell office:value-type="float" office:value="950.280029" calcext:value-type="float">
            <text:p>950,280029</text:p>
          </table:table-cell>
          <table:table-cell office:value-type="float" office:value="242.21875" calcext:value-type="float">
            <text:p>242,21875</text:p>
          </table:table-cell>
          <table:table-cell office:value-type="float" office:value="242.3125" calcext:value-type="float">
            <text:p>242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33]-1/24/6" office:value-type="date" office:date-value="2018-02-07T12:44:31.99996" calcext:value-type="date">
            <text:p>07.02.2018 12:44:32</text:p>
          </table:table-cell>
          <table:table-cell office:value-type="float" office:value="0.80148" calcext:value-type="float">
            <text:p>0,80148</text:p>
          </table:table-cell>
          <table:table-cell office:value-type="float" office:value="75.70916" calcext:value-type="float">
            <text:p>75,70916</text:p>
          </table:table-cell>
          <table:table-cell office:value-type="float" office:value="950.23999" calcext:value-type="float">
            <text:p>950,23999</text:p>
          </table:table-cell>
          <table:table-cell office:value-type="float" office:value="242.25" calcext:value-type="float">
            <text:p>242,25</text:p>
          </table:table-cell>
          <table:table-cell office:value-type="float" office:value="242.21875" calcext:value-type="float">
            <text:p>242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34]-1/24/6" office:value-type="date" office:date-value="2018-02-07T12:54:31.99996" calcext:value-type="date">
            <text:p>07.02.2018 12:54:32</text:p>
          </table:table-cell>
          <table:table-cell office:value-type="float" office:value="0.7187" calcext:value-type="float">
            <text:p>0,7187</text:p>
          </table:table-cell>
          <table:table-cell office:value-type="float" office:value="75.837341" calcext:value-type="float">
            <text:p>75,837341</text:p>
          </table:table-cell>
          <table:table-cell office:value-type="float" office:value="950.159973" calcext:value-type="float">
            <text:p>950,159973</text:p>
          </table:table-cell>
          <table:table-cell office:value-type="float" office:value="241.9375" calcext:value-type="float">
            <text:p>241,937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35]-1/24/6" office:value-type="date" office:date-value="2018-02-07T13:04:31.99996" calcext:value-type="date">
            <text:p>07.02.2018 13:04:32</text:p>
          </table:table-cell>
          <table:table-cell office:value-type="float" office:value="0.774777" calcext:value-type="float">
            <text:p>0,774777</text:p>
          </table:table-cell>
          <table:table-cell office:value-type="float" office:value="75.869385" calcext:value-type="float">
            <text:p>75,869385</text:p>
          </table:table-cell>
          <table:table-cell office:value-type="float" office:value="950.159973" calcext:value-type="float">
            <text:p>950,159973</text:p>
          </table:table-cell>
          <table:table-cell office:value-type="float" office:value="241.9375" calcext:value-type="float">
            <text:p>241,9375</text:p>
          </table:table-cell>
          <table:table-cell office:value-type="float" office:value="242.125" calcext:value-type="float">
            <text:p>242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36]-1/24/6" office:value-type="date" office:date-value="2018-02-07T13:14:31.99996" calcext:value-type="date">
            <text:p>07.02.2018 13:14:32</text:p>
          </table:table-cell>
          <table:table-cell office:value-type="float" office:value="0.830854" calcext:value-type="float">
            <text:p>0,830854</text:p>
          </table:table-cell>
          <table:table-cell office:value-type="float" office:value="75.83429" calcext:value-type="float">
            <text:p>75,83429</text:p>
          </table:table-cell>
          <table:table-cell office:value-type="float" office:value="950.169983" calcext:value-type="float">
            <text:p>950,169983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21875" calcext:value-type="float">
            <text:p>242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37]-1/24/6" office:value-type="date" office:date-value="2018-02-07T13:24:31.99996" calcext:value-type="date">
            <text:p>07.02.2018 13:24:32</text:p>
          </table:table-cell>
          <table:table-cell office:value-type="float" office:value="0.80148" calcext:value-type="float">
            <text:p>0,80148</text:p>
          </table:table-cell>
          <table:table-cell office:value-type="float" office:value="76.029602" calcext:value-type="float">
            <text:p>76,029602</text:p>
          </table:table-cell>
          <table:table-cell office:value-type="float" office:value="950.25" calcext:value-type="float">
            <text:p>950,25</text:p>
          </table:table-cell>
          <table:table-cell office:value-type="float" office:value="242" calcext:value-type="float">
            <text:p>242</text:p>
          </table:table-cell>
          <table:table-cell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38]-1/24/6" office:value-type="date" office:date-value="2018-02-07T13:34:31.99996" calcext:value-type="date">
            <text:p>07.02.2018 13:34:32</text:p>
          </table:table-cell>
          <table:table-cell office:value-type="float" office:value="0.705348" calcext:value-type="float">
            <text:p>0,705348</text:p>
          </table:table-cell>
          <table:table-cell office:value-type="float" office:value="76.058594" calcext:value-type="float">
            <text:p>76,058594</text:p>
          </table:table-cell>
          <table:table-cell office:value-type="float" office:value="950.219971" calcext:value-type="float">
            <text:p>950,219971</text:p>
          </table:table-cell>
          <table:table-cell office:value-type="float" office:value="242" calcext:value-type="float">
            <text:p>242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39]-1/24/6" office:value-type="date" office:date-value="2018-02-07T13:44:31.999961" calcext:value-type="date">
            <text:p>07.02.2018 13:44:32</text:p>
          </table:table-cell>
          <table:table-cell office:value-type="float" office:value="0.675975" calcext:value-type="float">
            <text:p>0,675975</text:p>
          </table:table-cell>
          <table:table-cell office:value-type="float" office:value="76.163879" calcext:value-type="float">
            <text:p>76,163879</text:p>
          </table:table-cell>
          <table:table-cell office:value-type="float" office:value="950.23999" calcext:value-type="float">
            <text:p>950,23999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40]-1/24/6" office:value-type="date" office:date-value="2018-02-07T13:54:31.999961" calcext:value-type="date">
            <text:p>07.02.2018 13:54:32</text:p>
          </table:table-cell>
          <table:table-cell office:value-type="float" office:value="0.649271" calcext:value-type="float">
            <text:p>0,649271</text:p>
          </table:table-cell>
          <table:table-cell office:value-type="float" office:value="76.433968" calcext:value-type="float">
            <text:p>76,433968</text:p>
          </table:table-cell>
          <table:table-cell office:value-type="float" office:value="950.25" calcext:value-type="float">
            <text:p>950,25</text:p>
          </table:table-cell>
          <table:table-cell office:value-type="float" office:value="242.21875" calcext:value-type="float">
            <text:p>242,21875</text:p>
          </table:table-cell>
          <table:table-cell office:value-type="float" office:value="242.3125" calcext:value-type="float">
            <text:p>242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41]-1/24/6" office:value-type="date" office:date-value="2018-02-07T14:04:31.999961" calcext:value-type="date">
            <text:p>07.02.2018 14:04:32</text:p>
          </table:table-cell>
          <table:table-cell office:value-type="float" office:value="0.649271" calcext:value-type="float">
            <text:p>0,649271</text:p>
          </table:table-cell>
          <table:table-cell office:value-type="float" office:value="76.726936" calcext:value-type="float">
            <text:p>76,726936</text:p>
          </table:table-cell>
          <table:table-cell office:value-type="float" office:value="950.340027" calcext:value-type="float">
            <text:p>950,340027</text:p>
          </table:table-cell>
          <table:table-cell office:value-type="float" office:value="242" calcext:value-type="float">
            <text:p>242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42]-1/24/6" office:value-type="date" office:date-value="2018-02-07T14:14:31.999961" calcext:value-type="date">
            <text:p>07.02.2018 14:14:32</text:p>
          </table:table-cell>
          <table:table-cell office:value-type="float" office:value="0.662623" calcext:value-type="float">
            <text:p>0,662623</text:p>
          </table:table-cell>
          <table:table-cell office:value-type="float" office:value="76.433968" calcext:value-type="float">
            <text:p>76,433968</text:p>
          </table:table-cell>
          <table:table-cell office:value-type="float" office:value="950.450012" calcext:value-type="float">
            <text:p>950,450012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43]-1/24/6" office:value-type="date" office:date-value="2018-02-07T14:24:31.999961" calcext:value-type="date">
            <text:p>07.02.2018 14:24:32</text:p>
          </table:table-cell>
          <table:table-cell office:value-type="float" office:value="0.705348" calcext:value-type="float">
            <text:p>0,705348</text:p>
          </table:table-cell>
          <table:table-cell office:value-type="float" office:value="76.685738" calcext:value-type="float">
            <text:p>76,685738</text:p>
          </table:table-cell>
          <table:table-cell office:value-type="float" office:value="950.5" calcext:value-type="float">
            <text:p>950,5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15625" calcext:value-type="float">
            <text:p>242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44]-1/24/6" office:value-type="date" office:date-value="2018-02-07T14:34:31.999961" calcext:value-type="date">
            <text:p>07.02.2018 14:34:32</text:p>
          </table:table-cell>
          <table:table-cell office:value-type="float" office:value="0.619898" calcext:value-type="float">
            <text:p>0,619898</text:p>
          </table:table-cell>
          <table:table-cell office:value-type="float" office:value="76.849014" calcext:value-type="float">
            <text:p>76,849014</text:p>
          </table:table-cell>
          <table:table-cell office:value-type="float" office:value="950.469971" calcext:value-type="float">
            <text:p>950,469971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42.15625" calcext:value-type="float">
            <text:p>242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45]-1/24/6" office:value-type="date" office:date-value="2018-02-07T14:44:31.999961" calcext:value-type="date">
            <text:p>07.02.2018 14:44:32</text:p>
          </table:table-cell>
          <table:table-cell office:value-type="float" office:value="0.705348" calcext:value-type="float">
            <text:p>0,705348</text:p>
          </table:table-cell>
          <table:table-cell office:value-type="float" office:value="76.514839" calcext:value-type="float">
            <text:p>76,514839</text:p>
          </table:table-cell>
          <table:table-cell office:value-type="float" office:value="950.440002" calcext:value-type="float">
            <text:p>950,440002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21875" calcext:value-type="float">
            <text:p>242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46]-1/24/6" office:value-type="date" office:date-value="2018-02-07T14:54:31.999961" calcext:value-type="date">
            <text:p>07.02.2018 14:54:32</text:p>
          </table:table-cell>
          <table:table-cell office:value-type="float" office:value="0.745403" calcext:value-type="float">
            <text:p>0,745403</text:p>
          </table:table-cell>
          <table:table-cell office:value-type="float" office:value="76.116577" calcext:value-type="float">
            <text:p>76,116577</text:p>
          </table:table-cell>
          <table:table-cell office:value-type="float" office:value="950.419983" calcext:value-type="float">
            <text:p>950,419983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41.96875" calcext:value-type="float">
            <text:p>241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47]-1/24/6" office:value-type="date" office:date-value="2018-02-07T15:04:31.999961" calcext:value-type="date">
            <text:p>07.02.2018 15:04:32</text:p>
          </table:table-cell>
          <table:table-cell office:value-type="float" office:value="0.844205" calcext:value-type="float">
            <text:p>0,844205</text:p>
          </table:table-cell>
          <table:table-cell office:value-type="float" office:value="75.187302" calcext:value-type="float">
            <text:p>75,187302</text:p>
          </table:table-cell>
          <table:table-cell office:value-type="float" office:value="950.390015" calcext:value-type="float">
            <text:p>950,390015</text:p>
          </table:table-cell>
          <table:table-cell office:value-type="float" office:value="242.21875" calcext:value-type="float">
            <text:p>242,21875</text:p>
          </table:table-cell>
          <table:table-cell office:value-type="float" office:value="242.25" calcext:value-type="float">
            <text:p>242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48]-1/24/6" office:value-type="date" office:date-value="2018-02-07T15:14:31.999961" calcext:value-type="date">
            <text:p>07.02.2018 15:14:32</text:p>
          </table:table-cell>
          <table:table-cell office:value-type="float" office:value="0.80148" calcext:value-type="float">
            <text:p>0,80148</text:p>
          </table:table-cell>
          <table:table-cell office:value-type="float" office:value="74.700539" calcext:value-type="float">
            <text:p>74,700539</text:p>
          </table:table-cell>
          <table:table-cell office:value-type="float" office:value="950.419983" calcext:value-type="float">
            <text:p>950,419983</text:p>
          </table:table-cell>
          <table:table-cell office:value-type="float" office:value="242.1875" calcext:value-type="float">
            <text:p>242,1875</text:p>
          </table:table-cell>
          <table:table-cell office:value-type="float" office:value="242.21875" calcext:value-type="float">
            <text:p>242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49]-1/24/6" office:value-type="date" office:date-value="2018-02-07T15:24:31.999961" calcext:value-type="date">
            <text:p>07.02.2018 15:24:32</text:p>
          </table:table-cell>
          <table:table-cell office:value-type="float" office:value="0.857557" calcext:value-type="float">
            <text:p>0,857557</text:p>
          </table:table-cell>
          <table:table-cell office:value-type="float" office:value="75.577934" calcext:value-type="float">
            <text:p>75,577934</text:p>
          </table:table-cell>
          <table:table-cell office:value-type="float" office:value="950.419983" calcext:value-type="float">
            <text:p>950,419983</text:p>
          </table:table-cell>
          <table:table-cell office:value-type="float" office:value="242.21875" calcext:value-type="float">
            <text:p>242,21875</text:p>
          </table:table-cell>
          <table:table-cell office:value-type="float" office:value="242.28125" calcext:value-type="float">
            <text:p>242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50]-1/24/6" office:value-type="date" office:date-value="2018-02-07T15:34:31.999961" calcext:value-type="date">
            <text:p>07.02.2018 15:34:32</text:p>
          </table:table-cell>
          <table:table-cell office:value-type="float" office:value="0.817502" calcext:value-type="float">
            <text:p>0,817502</text:p>
          </table:table-cell>
          <table:table-cell office:value-type="float" office:value="75.94873" calcext:value-type="float">
            <text:p>75,94873</text:p>
          </table:table-cell>
          <table:table-cell office:value-type="float" office:value="950.539978" calcext:value-type="float">
            <text:p>950,539978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1875" calcext:value-type="float">
            <text:p>242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51]-1/24/6" office:value-type="date" office:date-value="2018-02-07T15:44:31.999961" calcext:value-type="date">
            <text:p>07.02.2018 15:44:32</text:p>
          </table:table-cell>
          <table:table-cell office:value-type="float" office:value="0.830854" calcext:value-type="float">
            <text:p>0,830854</text:p>
          </table:table-cell>
          <table:table-cell office:value-type="float" office:value="77.146561" calcext:value-type="float">
            <text:p>77,146561</text:p>
          </table:table-cell>
          <table:table-cell office:value-type="float" office:value="950.570007" calcext:value-type="float">
            <text:p>950,570007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42.125" calcext:value-type="float">
            <text:p>242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52]-1/24/6" office:value-type="date" office:date-value="2018-02-07T15:54:31.999961" calcext:value-type="date">
            <text:p>07.02.2018 15:54:32</text:p>
          </table:table-cell>
          <table:table-cell office:value-type="float" office:value="0.830854" calcext:value-type="float">
            <text:p>0,830854</text:p>
          </table:table-cell>
          <table:table-cell office:value-type="float" office:value="77.074844" calcext:value-type="float">
            <text:p>77,074844</text:p>
          </table:table-cell>
          <table:table-cell office:value-type="float" office:value="950.700012" calcext:value-type="float">
            <text:p>950,700012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.21875" calcext:value-type="float">
            <text:p>242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53]-1/24/6" office:value-type="date" office:date-value="2018-02-07T16:04:31.999962" calcext:value-type="date">
            <text:p>07.02.2018 16:04:32</text:p>
          </table:table-cell>
          <table:table-cell office:value-type="float" office:value="0.788128" calcext:value-type="float">
            <text:p>0,788128</text:p>
          </table:table-cell>
          <table:table-cell office:value-type="float" office:value="77.409019" calcext:value-type="float">
            <text:p>77,409019</text:p>
          </table:table-cell>
          <table:table-cell office:value-type="float" office:value="950.789978" calcext:value-type="float">
            <text:p>950,789978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42.125" calcext:value-type="float">
            <text:p>242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54]-1/24/6" office:value-type="date" office:date-value="2018-02-07T16:14:31.999962" calcext:value-type="date">
            <text:p>07.02.2018 16:14:32</text:p>
          </table:table-cell>
          <table:table-cell office:value-type="float" office:value="0.817502" calcext:value-type="float">
            <text:p>0,817502</text:p>
          </table:table-cell>
          <table:table-cell office:value-type="float" office:value="77.714195" calcext:value-type="float">
            <text:p>77,714195</text:p>
          </table:table-cell>
          <table:table-cell office:value-type="float" office:value="950.880005" calcext:value-type="float">
            <text:p>950,880005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55]-1/24/6" office:value-type="date" office:date-value="2018-02-07T16:24:31.999962" calcext:value-type="date">
            <text:p>07.02.2018 16:24:32</text:p>
          </table:table-cell>
          <table:table-cell office:value-type="float" office:value="0.788128" calcext:value-type="float">
            <text:p>0,788128</text:p>
          </table:table-cell>
          <table:table-cell office:value-type="float" office:value="78.237579" calcext:value-type="float">
            <text:p>78,237579</text:p>
          </table:table-cell>
          <table:table-cell office:value-type="float" office:value="950.940002" calcext:value-type="float">
            <text:p>950,940002</text:p>
          </table:table-cell>
          <table:table-cell office:value-type="float" office:value="241.9375" calcext:value-type="float">
            <text:p>241,9375</text:p>
          </table:table-cell>
          <table:table-cell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56]-1/24/6" office:value-type="date" office:date-value="2018-02-07T16:34:31.999962" calcext:value-type="date">
            <text:p>07.02.2018 16:34:32</text:p>
          </table:table-cell>
          <table:table-cell office:value-type="float" office:value="0.844205" calcext:value-type="float">
            <text:p>0,844205</text:p>
          </table:table-cell>
          <table:table-cell office:value-type="float" office:value="78.954758" calcext:value-type="float">
            <text:p>78,954758</text:p>
          </table:table-cell>
          <table:table-cell office:value-type="float" office:value="950.929993" calcext:value-type="float">
            <text:p>950,929993</text:p>
          </table:table-cell>
          <table:table-cell office:value-type="float" office:value="242.1875" calcext:value-type="float">
            <text:p>242,1875</text:p>
          </table:table-cell>
          <table:table-cell office:value-type="float" office:value="242.34375" calcext:value-type="float">
            <text:p>242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57]-1/24/6" office:value-type="date" office:date-value="2018-02-07T16:44:31.999962" calcext:value-type="date">
            <text:p>07.02.2018 16:44:32</text:p>
          </table:table-cell>
          <table:table-cell office:value-type="float" office:value="0.886931" calcext:value-type="float">
            <text:p>0,886931</text:p>
          </table:table-cell>
          <table:table-cell office:value-type="float" office:value="78.896774" calcext:value-type="float">
            <text:p>78,896774</text:p>
          </table:table-cell>
          <table:table-cell office:value-type="float" office:value="951.049988" calcext:value-type="float">
            <text:p>951,049988</text:p>
          </table:table-cell>
          <table:table-cell office:value-type="float" office:value="242.1875" calcext:value-type="float">
            <text:p>242,1875</text:p>
          </table:table-cell>
          <table:table-cell office:value-type="float" office:value="242.25" calcext:value-type="float">
            <text:p>242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58]-1/24/6" office:value-type="date" office:date-value="2018-02-07T16:54:31.999962" calcext:value-type="date">
            <text:p>07.02.2018 16:54:32</text:p>
          </table:table-cell>
          <table:table-cell office:value-type="float" office:value="0.857557" calcext:value-type="float">
            <text:p>0,857557</text:p>
          </table:table-cell>
          <table:table-cell office:value-type="float" office:value="79.147018" calcext:value-type="float">
            <text:p>79,147018</text:p>
          </table:table-cell>
          <table:table-cell office:value-type="float" office:value="951.179993" calcext:value-type="float">
            <text:p>951,179993</text:p>
          </table:table-cell>
          <table:table-cell office:value-type="float" office:value="242" calcext:value-type="float">
            <text:p>242</text:p>
          </table:table-cell>
          <table:table-cell office:value-type="float" office:value="242.125" calcext:value-type="float">
            <text:p>242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59]-1/24/6" office:value-type="date" office:date-value="2018-02-07T17:04:31.999962" calcext:value-type="date">
            <text:p>07.02.2018 17:04:32</text:p>
          </table:table-cell>
          <table:table-cell office:value-type="float" office:value="0.873579" calcext:value-type="float">
            <text:p>0,873579</text:p>
          </table:table-cell>
          <table:table-cell office:value-type="float" office:value="79.101242" calcext:value-type="float">
            <text:p>79,101242</text:p>
          </table:table-cell>
          <table:table-cell office:value-type="float" office:value="951.219971" calcext:value-type="float">
            <text:p>951,219971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60]-1/24/6" office:value-type="date" office:date-value="2018-02-07T17:14:31.999962" calcext:value-type="date">
            <text:p>07.02.2018 17:14:32</text:p>
          </table:table-cell>
          <table:table-cell office:value-type="float" office:value="0.886931" calcext:value-type="float">
            <text:p>0,886931</text:p>
          </table:table-cell>
          <table:table-cell office:value-type="float" office:value="79.084457" calcext:value-type="float">
            <text:p>79,084457</text:p>
          </table:table-cell>
          <table:table-cell office:value-type="float" office:value="951.190002" calcext:value-type="float">
            <text:p>951,190002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15625" calcext:value-type="float">
            <text:p>242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61]-1/24/6" office:value-type="date" office:date-value="2018-02-07T17:24:31.999962" calcext:value-type="date">
            <text:p>07.02.2018 17:24:32</text:p>
          </table:table-cell>
          <table:table-cell office:value-type="float" office:value="0.844205" calcext:value-type="float">
            <text:p>0,844205</text:p>
          </table:table-cell>
          <table:table-cell office:value-type="float" office:value="79.372856" calcext:value-type="float">
            <text:p>79,372856</text:p>
          </table:table-cell>
          <table:table-cell office:value-type="float" office:value="951.340027" calcext:value-type="float">
            <text:p>951,340027</text:p>
          </table:table-cell>
          <table:table-cell office:value-type="float" office:value="242.21875" calcext:value-type="float">
            <text:p>242,21875</text:p>
          </table:table-cell>
          <table:table-cell office:value-type="float" office:value="242.375" calcext:value-type="float">
            <text:p>242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62]-1/24/6" office:value-type="date" office:date-value="2018-02-07T17:34:31.999962" calcext:value-type="date">
            <text:p>07.02.2018 17:34:32</text:p>
          </table:table-cell>
          <table:table-cell office:value-type="float" office:value="0.830854" calcext:value-type="float">
            <text:p>0,830854</text:p>
          </table:table-cell>
          <table:table-cell office:value-type="float" office:value="79.2752" calcext:value-type="float">
            <text:p>79,2752</text:p>
          </table:table-cell>
          <table:table-cell office:value-type="float" office:value="951.340027" calcext:value-type="float">
            <text:p>951,340027</text:p>
          </table:table-cell>
          <table:table-cell office:value-type="float" office:value="242.21875" calcext:value-type="float">
            <text:p>242,21875</text:p>
          </table:table-cell>
          <table:table-cell office:value-type="float" office:value="242.375" calcext:value-type="float">
            <text:p>242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63]-1/24/6" office:value-type="date" office:date-value="2018-02-07T17:44:31.999962" calcext:value-type="date">
            <text:p>07.02.2018 17:44:32</text:p>
          </table:table-cell>
          <table:table-cell office:value-type="float" office:value="0.844205" calcext:value-type="float">
            <text:p>0,844205</text:p>
          </table:table-cell>
          <table:table-cell office:value-type="float" office:value="79.499504" calcext:value-type="float">
            <text:p>79,499504</text:p>
          </table:table-cell>
          <table:table-cell office:value-type="float" office:value="951.409973" calcext:value-type="float">
            <text:p>951,409973</text:p>
          </table:table-cell>
          <table:table-cell office:value-type="float" office:value="242.1875" calcext:value-type="float">
            <text:p>242,1875</text:p>
          </table:table-cell>
          <table:table-cell office:value-type="float" office:value="242.375" calcext:value-type="float">
            <text:p>242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64]-1/24/6" office:value-type="date" office:date-value="2018-02-07T17:54:31.999962" calcext:value-type="date">
            <text:p>07.02.2018 17:54:32</text:p>
          </table:table-cell>
          <table:table-cell office:value-type="float" office:value="0.844205" calcext:value-type="float">
            <text:p>0,844205</text:p>
          </table:table-cell>
          <table:table-cell office:value-type="float" office:value="78.65873" calcext:value-type="float">
            <text:p>78,65873</text:p>
          </table:table-cell>
          <table:table-cell office:value-type="float" office:value="951.570007" calcext:value-type="float">
            <text:p>951,570007</text:p>
          </table:table-cell>
          <table:table-cell office:value-type="float" office:value="241.9375" calcext:value-type="float">
            <text:p>241,9375</text:p>
          </table:table-cell>
          <table:table-cell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65]-1/24/6" office:value-type="date" office:date-value="2018-02-07T18:04:31.999962" calcext:value-type="date">
            <text:p>07.02.2018 18:04:32</text:p>
          </table:table-cell>
          <table:table-cell office:value-type="float" office:value="0.857557" calcext:value-type="float">
            <text:p>0,857557</text:p>
          </table:table-cell>
          <table:table-cell office:value-type="float" office:value="78.942551" calcext:value-type="float">
            <text:p>78,942551</text:p>
          </table:table-cell>
          <table:table-cell office:value-type="float" office:value="951.669983" calcext:value-type="float">
            <text:p>951,669983</text:p>
          </table:table-cell>
          <table:table-cell office:value-type="float" office:value="242.375" calcext:value-type="float">
            <text:p>242,375</text:p>
          </table:table-cell>
          <table:table-cell office:value-type="float" office:value="242.46875" calcext:value-type="float">
            <text:p>242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66]-1/24/6" office:value-type="date" office:date-value="2018-02-07T18:14:31.999962" calcext:value-type="date">
            <text:p>07.02.2018 18:14:32</text:p>
          </table:table-cell>
          <table:table-cell office:value-type="float" office:value="0.788128" calcext:value-type="float">
            <text:p>0,788128</text:p>
          </table:table-cell>
          <table:table-cell office:value-type="float" office:value="78.699928" calcext:value-type="float">
            <text:p>78,699928</text:p>
          </table:table-cell>
          <table:table-cell office:value-type="float" office:value="951.820007" calcext:value-type="float">
            <text:p>951,820007</text:p>
          </table:table-cell>
          <table:table-cell office:value-type="float" office:value="242.21875" calcext:value-type="float">
            <text:p>242,21875</text:p>
          </table:table-cell>
          <table:table-cell office:value-type="float" office:value="242.25" calcext:value-type="float">
            <text:p>242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67]-1/24/6" office:value-type="date" office:date-value="2018-02-07T18:24:31.999963" calcext:value-type="date">
            <text:p>07.02.2018 18:24:32</text:p>
          </table:table-cell>
          <table:table-cell office:value-type="float" office:value="0.80148" calcext:value-type="float">
            <text:p>0,80148</text:p>
          </table:table-cell>
          <table:table-cell office:value-type="float" office:value="79.137863" calcext:value-type="float">
            <text:p>79,137863</text:p>
          </table:table-cell>
          <table:table-cell office:value-type="float" office:value="951.830017" calcext:value-type="float">
            <text:p>951,830017</text:p>
          </table:table-cell>
          <table:table-cell office:value-type="float" office:value="242.21875" calcext:value-type="float">
            <text:p>242,21875</text:p>
          </table:table-cell>
          <table:table-cell office:value-type="float" office:value="242.3125" calcext:value-type="float">
            <text:p>242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68]-1/24/6" office:value-type="date" office:date-value="2018-02-07T18:34:31.999963" calcext:value-type="date">
            <text:p>07.02.2018 18:34:32</text:p>
          </table:table-cell>
          <table:table-cell office:value-type="float" office:value="0.788128" calcext:value-type="float">
            <text:p>0,788128</text:p>
          </table:table-cell>
          <table:table-cell office:value-type="float" office:value="78.837265" calcext:value-type="float">
            <text:p>78,837265</text:p>
          </table:table-cell>
          <table:table-cell office:value-type="float" office:value="952.059998" calcext:value-type="float">
            <text:p>952,059998</text:p>
          </table:table-cell>
          <table:table-cell office:value-type="float" office:value="242.15625" calcext:value-type="float">
            <text:p>242,15625</text:p>
          </table:table-cell>
          <table:table-cell office:value-type="float" office:value="242.25" calcext:value-type="float">
            <text:p>242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69]-1/24/6" office:value-type="date" office:date-value="2018-02-07T18:44:31.999963" calcext:value-type="date">
            <text:p>07.02.2018 18:44:32</text:p>
          </table:table-cell>
          <table:table-cell office:value-type="float" office:value="0.732052" calcext:value-type="float">
            <text:p>0,732052</text:p>
          </table:table-cell>
          <table:table-cell office:value-type="float" office:value="78.753342" calcext:value-type="float">
            <text:p>78,753342</text:p>
          </table:table-cell>
          <table:table-cell office:value-type="float" office:value="952.049988" calcext:value-type="float">
            <text:p>952,049988</text:p>
          </table:table-cell>
          <table:table-cell office:value-type="float" office:value="242.34375" calcext:value-type="float">
            <text:p>242,34375</text:p>
          </table:table-cell>
          <table:table-cell office:value-type="float" office:value="242.40625" calcext:value-type="float">
            <text:p>242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70]-1/24/6" office:value-type="date" office:date-value="2018-02-07T18:54:31.999963" calcext:value-type="date">
            <text:p>07.02.2018 18:54:32</text:p>
          </table:table-cell>
          <table:table-cell office:value-type="float" office:value="0.745403" calcext:value-type="float">
            <text:p>0,745403</text:p>
          </table:table-cell>
          <table:table-cell office:value-type="float" office:value="79.533073" calcext:value-type="float">
            <text:p>79,533073</text:p>
          </table:table-cell>
          <table:table-cell office:value-type="float" office:value="952.140015" calcext:value-type="float">
            <text:p>952,140015</text:p>
          </table:table-cell>
          <table:table-cell office:value-type="float" office:value="242.34375" calcext:value-type="float">
            <text:p>242,34375</text:p>
          </table:table-cell>
          <table:table-cell office:value-type="float" office:value="242.4375" calcext:value-type="float">
            <text:p>242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71]-1/24/6" office:value-type="date" office:date-value="2018-02-07T19:04:31.999963" calcext:value-type="date">
            <text:p>07.02.2018 19:04:32</text:p>
          </table:table-cell>
          <table:table-cell office:value-type="float" office:value="0.761425" calcext:value-type="float">
            <text:p>0,761425</text:p>
          </table:table-cell>
          <table:table-cell office:value-type="float" office:value="79.372856" calcext:value-type="float">
            <text:p>79,372856</text:p>
          </table:table-cell>
          <table:table-cell office:value-type="float" office:value="952.049988" calcext:value-type="float">
            <text:p>952,049988</text:p>
          </table:table-cell>
          <table:table-cell office:value-type="float" office:value="242.1875" calcext:value-type="float">
            <text:p>242,1875</text:p>
          </table:table-cell>
          <table:table-cell office:value-type="float" office:value="242.34375" calcext:value-type="float">
            <text:p>242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72]-1/24/6" office:value-type="date" office:date-value="2018-02-07T19:14:31.999963" calcext:value-type="date">
            <text:p>07.02.2018 19:14:32</text:p>
          </table:table-cell>
          <table:table-cell office:value-type="float" office:value="0.774777" calcext:value-type="float">
            <text:p>0,774777</text:p>
          </table:table-cell>
          <table:table-cell office:value-type="float" office:value="79.60479" calcext:value-type="float">
            <text:p>79,60479</text:p>
          </table:table-cell>
          <table:table-cell office:value-type="float" office:value="952.179993" calcext:value-type="float">
            <text:p>952,179993</text:p>
          </table:table-cell>
          <table:table-cell office:value-type="float" office:value="242.3125" calcext:value-type="float">
            <text:p>242,3125</text:p>
          </table:table-cell>
          <table:table-cell office:value-type="float" office:value="242.375" calcext:value-type="float">
            <text:p>242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73]-1/24/6" office:value-type="date" office:date-value="2018-02-07T19:24:31.999963" calcext:value-type="date">
            <text:p>07.02.2018 19:24:32</text:p>
          </table:table-cell>
          <table:table-cell office:value-type="float" office:value="0.7187" calcext:value-type="float">
            <text:p>0,7187</text:p>
          </table:table-cell>
          <table:table-cell office:value-type="float" office:value="79.794006" calcext:value-type="float">
            <text:p>79,794006</text:p>
          </table:table-cell>
          <table:table-cell office:value-type="float" office:value="952.210022" calcext:value-type="float">
            <text:p>952,210022</text:p>
          </table:table-cell>
          <table:table-cell office:value-type="float" office:value="242.28125" calcext:value-type="float">
            <text:p>242,28125</text:p>
          </table:table-cell>
          <table:table-cell office:value-type="float" office:value="242.34375" calcext:value-type="float">
            <text:p>242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74]-1/24/6" office:value-type="date" office:date-value="2018-02-07T19:34:31.999963" calcext:value-type="date">
            <text:p>07.02.2018 19:34:32</text:p>
          </table:table-cell>
          <table:table-cell office:value-type="float" office:value="0.705348" calcext:value-type="float">
            <text:p>0,705348</text:p>
          </table:table-cell>
          <table:table-cell office:value-type="float" office:value="79.655144" calcext:value-type="float">
            <text:p>79,655144</text:p>
          </table:table-cell>
          <table:table-cell office:value-type="float" office:value="952.23999" calcext:value-type="float">
            <text:p>952,23999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15625" calcext:value-type="float">
            <text:p>242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75]-1/24/6" office:value-type="date" office:date-value="2018-02-07T19:44:31.999963" calcext:value-type="date">
            <text:p>07.02.2018 19:44:32</text:p>
          </table:table-cell>
          <table:table-cell office:value-type="float" office:value="0.705348" calcext:value-type="float">
            <text:p>0,705348</text:p>
          </table:table-cell>
          <table:table-cell office:value-type="float" office:value="79.505608" calcext:value-type="float">
            <text:p>79,505608</text:p>
          </table:table-cell>
          <table:table-cell office:value-type="float" office:value="952.320007" calcext:value-type="float">
            <text:p>952,320007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.125" calcext:value-type="float">
            <text:p>242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76]-1/24/6" office:value-type="date" office:date-value="2018-02-07T19:54:31.999963" calcext:value-type="date">
            <text:p>07.02.2018 19:54:32</text:p>
          </table:table-cell>
          <table:table-cell office:value-type="float" office:value="0.675975" calcext:value-type="float">
            <text:p>0,675975</text:p>
          </table:table-cell>
          <table:table-cell office:value-type="float" office:value="79.737541" calcext:value-type="float">
            <text:p>79,737541</text:p>
          </table:table-cell>
          <table:table-cell office:value-type="float" office:value="952.530029" calcext:value-type="float">
            <text:p>952,530029</text:p>
          </table:table-cell>
          <table:table-cell office:value-type="float" office:value="242.15625" calcext:value-type="float">
            <text:p>242,15625</text:p>
          </table:table-cell>
          <table:table-cell office:value-type="float" office:value="242.25" calcext:value-type="float">
            <text:p>242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77]-1/24/6" office:value-type="date" office:date-value="2018-02-07T20:04:31.999963" calcext:value-type="date">
            <text:p>07.02.2018 20:04:32</text:p>
          </table:table-cell>
          <table:table-cell office:value-type="float" office:value="0.633249" calcext:value-type="float">
            <text:p>0,633249</text:p>
          </table:table-cell>
          <table:table-cell office:value-type="float" office:value="79.316399" calcext:value-type="float">
            <text:p>79,316399</text:p>
          </table:table-cell>
          <table:table-cell office:value-type="float" office:value="952.690002" calcext:value-type="float">
            <text:p>952,690002</text:p>
          </table:table-cell>
          <table:table-cell office:value-type="float" office:value="242.25" calcext:value-type="float">
            <text:p>242,25</text:p>
          </table:table-cell>
          <table:table-cell office:value-type="float" office:value="242.28125" calcext:value-type="float">
            <text:p>242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78]-1/24/6" office:value-type="date" office:date-value="2018-02-07T20:14:31.999963" calcext:value-type="date">
            <text:p>07.02.2018 20:14:32</text:p>
          </table:table-cell>
          <table:table-cell office:value-type="float" office:value="0.563821" calcext:value-type="float">
            <text:p>0,563821</text:p>
          </table:table-cell>
          <table:table-cell office:value-type="float" office:value="79.739067" calcext:value-type="float">
            <text:p>79,739067</text:p>
          </table:table-cell>
          <table:table-cell office:value-type="float" office:value="952.719971" calcext:value-type="float">
            <text:p>952,719971</text:p>
          </table:table-cell>
          <table:table-cell office:value-type="float" office:value="242.25" calcext:value-type="float">
            <text:p>242,25</text:p>
          </table:table-cell>
          <table:table-cell office:value-type="float" office:value="242.34375" calcext:value-type="float">
            <text:p>242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79]-1/24/6" office:value-type="date" office:date-value="2018-02-07T20:24:31.999963" calcext:value-type="date">
            <text:p>07.02.2018 20:24:32</text:p>
          </table:table-cell>
          <table:table-cell office:value-type="float" office:value="0.593194" calcext:value-type="float">
            <text:p>0,593194</text:p>
          </table:table-cell>
          <table:table-cell office:value-type="float" office:value="79.967957" calcext:value-type="float">
            <text:p>79,967957</text:p>
          </table:table-cell>
          <table:table-cell office:value-type="float" office:value="952.72998" calcext:value-type="float">
            <text:p>952,72998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80]-1/24/6" office:value-type="date" office:date-value="2018-02-07T20:34:31.999963" calcext:value-type="date">
            <text:p>07.02.2018 20:34:32</text:p>
          </table:table-cell>
          <table:table-cell office:value-type="float" office:value="0.563821" calcext:value-type="float">
            <text:p>0,563821</text:p>
          </table:table-cell>
          <table:table-cell office:value-type="float" office:value="79.581902" calcext:value-type="float">
            <text:p>79,581902</text:p>
          </table:table-cell>
          <table:table-cell office:value-type="float" office:value="952.890015" calcext:value-type="float">
            <text:p>952,890015</text:p>
          </table:table-cell>
          <table:table-cell office:value-type="float" office:value="242.15625" calcext:value-type="float">
            <text:p>242,15625</text:p>
          </table:table-cell>
          <table:table-cell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81]-1/24/6" office:value-type="date" office:date-value="2018-02-07T20:44:31.999963" calcext:value-type="date">
            <text:p>07.02.2018 20:44:32</text:p>
          </table:table-cell>
          <table:table-cell office:value-type="float" office:value="0.550469" calcext:value-type="float">
            <text:p>0,550469</text:p>
          </table:table-cell>
          <table:table-cell office:value-type="float" office:value="79.508659" calcext:value-type="float">
            <text:p>79,508659</text:p>
          </table:table-cell>
          <table:table-cell office:value-type="float" office:value="952.960022" calcext:value-type="float">
            <text:p>952,960022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82]-1/24/6" office:value-type="date" office:date-value="2018-02-07T20:54:31.999964" calcext:value-type="date">
            <text:p>07.02.2018 20:54:32</text:p>
          </table:table-cell>
          <table:table-cell office:value-type="float" office:value="0.577173" calcext:value-type="float">
            <text:p>0,577173</text:p>
          </table:table-cell>
          <table:table-cell office:value-type="float" office:value="79.336235" calcext:value-type="float">
            <text:p>79,336235</text:p>
          </table:table-cell>
          <table:table-cell office:value-type="float" office:value="953.039978" calcext:value-type="float">
            <text:p>953,039978</text:p>
          </table:table-cell>
          <table:table-cell office:value-type="float" office:value="242.46875" calcext:value-type="float">
            <text:p>242,46875</text:p>
          </table:table-cell>
          <table:table-cell office:value-type="float" office:value="242.4375" calcext:value-type="float">
            <text:p>242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83]-1/24/6" office:value-type="date" office:date-value="2018-02-07T21:04:31.999964" calcext:value-type="date">
            <text:p>07.02.2018 21:04:32</text:p>
          </table:table-cell>
          <table:table-cell office:value-type="float" office:value="0.537118" calcext:value-type="float">
            <text:p>0,537118</text:p>
          </table:table-cell>
          <table:table-cell office:value-type="float" office:value="79.707024" calcext:value-type="float">
            <text:p>79,707024</text:p>
          </table:table-cell>
          <table:table-cell office:value-type="float" office:value="953.210022" calcext:value-type="float">
            <text:p>953,210022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84]-1/24/6" office:value-type="date" office:date-value="2018-02-07T21:14:31.999964" calcext:value-type="date">
            <text:p>07.02.2018 21:14:32</text:p>
          </table:table-cell>
          <table:table-cell office:value-type="float" office:value="0.521096" calcext:value-type="float">
            <text:p>0,521096</text:p>
          </table:table-cell>
          <table:table-cell office:value-type="float" office:value="79.778748" calcext:value-type="float">
            <text:p>79,778748</text:p>
          </table:table-cell>
          <table:table-cell office:value-type="float" office:value="953.219971" calcext:value-type="float">
            <text:p>953,219971</text:p>
          </table:table-cell>
          <table:table-cell table:number-columns-repeated="2"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85]-1/24/6" office:value-type="date" office:date-value="2018-02-07T21:24:31.999964" calcext:value-type="date">
            <text:p>07.02.2018 21:24:32</text:p>
          </table:table-cell>
          <table:table-cell office:value-type="float" office:value="0.550469" calcext:value-type="float">
            <text:p>0,550469</text:p>
          </table:table-cell>
          <table:table-cell office:value-type="float" office:value="79.581902" calcext:value-type="float">
            <text:p>79,581902</text:p>
          </table:table-cell>
          <table:table-cell office:value-type="float" office:value="953.219971" calcext:value-type="float">
            <text:p>953,219971</text:p>
          </table:table-cell>
          <table:table-cell table:number-columns-repeated="2"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86]-1/24/6" office:value-type="date" office:date-value="2018-02-07T21:34:31.999964" calcext:value-type="date">
            <text:p>07.02.2018 21:34:32</text:p>
          </table:table-cell>
          <table:table-cell office:value-type="float" office:value="0.507744" calcext:value-type="float">
            <text:p>0,507744</text:p>
          </table:table-cell>
          <table:table-cell office:value-type="float" office:value="79.784851" calcext:value-type="float">
            <text:p>79,784851</text:p>
          </table:table-cell>
          <table:table-cell office:value-type="float" office:value="953.26001" calcext:value-type="float">
            <text:p>953,26001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87]-1/24/6" office:value-type="date" office:date-value="2018-02-07T21:44:31.999964" calcext:value-type="date">
            <text:p>07.02.2018 21:44:32</text:p>
          </table:table-cell>
          <table:table-cell office:value-type="float" office:value="0.481041" calcext:value-type="float">
            <text:p>0,481041</text:p>
          </table:table-cell>
          <table:table-cell office:value-type="float" office:value="79.211105" calcext:value-type="float">
            <text:p>79,211105</text:p>
          </table:table-cell>
          <table:table-cell office:value-type="float" office:value="953.280029" calcext:value-type="float">
            <text:p>953,280029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88]-1/24/6" office:value-type="date" office:date-value="2018-02-07T21:54:31.999964" calcext:value-type="date">
            <text:p>07.02.2018 21:54:32</text:p>
          </table:table-cell>
          <table:table-cell office:value-type="float" office:value="0.481041" calcext:value-type="float">
            <text:p>0,481041</text:p>
          </table:table-cell>
          <table:table-cell office:value-type="float" office:value="80.112915" calcext:value-type="float">
            <text:p>80,112915</text:p>
          </table:table-cell>
          <table:table-cell office:value-type="float" office:value="953.390015" calcext:value-type="float">
            <text:p>953,390015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89]-1/24/6" office:value-type="date" office:date-value="2018-02-07T22:04:31.999964" calcext:value-type="date">
            <text:p>07.02.2018 22:04:32</text:p>
          </table:table-cell>
          <table:table-cell office:value-type="float" office:value="0.465019" calcext:value-type="float">
            <text:p>0,465019</text:p>
          </table:table-cell>
          <table:table-cell office:value-type="float" office:value="79.555962" calcext:value-type="float">
            <text:p>79,555962</text:p>
          </table:table-cell>
          <table:table-cell office:value-type="float" office:value="953.409973" calcext:value-type="float">
            <text:p>953,409973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90]-1/24/6" office:value-type="date" office:date-value="2018-02-07T22:14:31.999964" calcext:value-type="date">
            <text:p>07.02.2018 22:14:32</text:p>
          </table:table-cell>
          <table:table-cell office:value-type="float" office:value="0.481041" calcext:value-type="float">
            <text:p>0,481041</text:p>
          </table:table-cell>
          <table:table-cell office:value-type="float" office:value="79.435417" calcext:value-type="float">
            <text:p>79,435417</text:p>
          </table:table-cell>
          <table:table-cell office:value-type="float" office:value="953.320007" calcext:value-type="float">
            <text:p>953,320007</text:p>
          </table:table-cell>
          <table:table-cell office:value-type="float" office:value="242.1875" calcext:value-type="float">
            <text:p>242,1875</text:p>
          </table:table-cell>
          <table:table-cell office:value-type="float" office:value="242.125" calcext:value-type="float">
            <text:p>242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91]-1/24/6" office:value-type="date" office:date-value="2018-02-07T22:24:31.999964" calcext:value-type="date">
            <text:p>07.02.2018 22:24:32</text:p>
          </table:table-cell>
          <table:table-cell office:value-type="float" office:value="0.481041" calcext:value-type="float">
            <text:p>0,481041</text:p>
          </table:table-cell>
          <table:table-cell office:value-type="float" office:value="79.716179" calcext:value-type="float">
            <text:p>79,716179</text:p>
          </table:table-cell>
          <table:table-cell office:value-type="float" office:value="953.460022" calcext:value-type="float">
            <text:p>953,460022</text:p>
          </table:table-cell>
          <table:table-cell table:number-columns-repeated="2"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92]-1/24/6" office:value-type="date" office:date-value="2018-02-07T22:34:31.999964" calcext:value-type="date">
            <text:p>07.02.2018 22:34:32</text:p>
          </table:table-cell>
          <table:table-cell office:value-type="float" office:value="0.481041" calcext:value-type="float">
            <text:p>0,481041</text:p>
          </table:table-cell>
          <table:table-cell office:value-type="float" office:value="79.720757" calcext:value-type="float">
            <text:p>79,720757</text:p>
          </table:table-cell>
          <table:table-cell office:value-type="float" office:value="953.51001" calcext:value-type="float">
            <text:p>953,51001</text:p>
          </table:table-cell>
          <table:table-cell office:value-type="float" office:value="241.96875" calcext:value-type="float">
            <text:p>241,96875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93]-1/24/6" office:value-type="date" office:date-value="2018-02-07T22:44:31.999964" calcext:value-type="date">
            <text:p>07.02.2018 22:44:32</text:p>
          </table:table-cell>
          <table:table-cell office:value-type="float" office:value="0.438315" calcext:value-type="float">
            <text:p>0,438315</text:p>
          </table:table-cell>
          <table:table-cell office:value-type="float" office:value="79.435417" calcext:value-type="float">
            <text:p>79,435417</text:p>
          </table:table-cell>
          <table:table-cell office:value-type="float" office:value="953.51001" calcext:value-type="float">
            <text:p>953,51001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94]-1/24/6" office:value-type="date" office:date-value="2018-02-07T22:54:31.999964" calcext:value-type="date">
            <text:p>07.02.2018 22:54:32</text:p>
          </table:table-cell>
          <table:table-cell office:value-type="float" office:value="0.451667" calcext:value-type="float">
            <text:p>0,451667</text:p>
          </table:table-cell>
          <table:table-cell office:value-type="float" office:value="79.385063" calcext:value-type="float">
            <text:p>79,385063</text:p>
          </table:table-cell>
          <table:table-cell office:value-type="float" office:value="953.599976" calcext:value-type="float">
            <text:p>953,599976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95]-1/24/6" office:value-type="date" office:date-value="2018-02-07T23:04:31.999964" calcext:value-type="date">
            <text:p>07.02.2018 23:04:32</text:p>
          </table:table-cell>
          <table:table-cell office:value-type="float" office:value="0.451667" calcext:value-type="float">
            <text:p>0,451667</text:p>
          </table:table-cell>
          <table:table-cell office:value-type="float" office:value="79.765015" calcext:value-type="float">
            <text:p>79,765015</text:p>
          </table:table-cell>
          <table:table-cell office:value-type="float" office:value="953.690002" calcext:value-type="float">
            <text:p>953,690002</text:p>
          </table:table-cell>
          <table:table-cell table:number-columns-repeated="2"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96]-1/24/6" office:value-type="date" office:date-value="2018-02-07T23:14:31.999965" calcext:value-type="date">
            <text:p>07.02.2018 23:14:32</text:p>
          </table:table-cell>
          <table:table-cell office:value-type="float" office:value="0.494392" calcext:value-type="float">
            <text:p>0,494392</text:p>
          </table:table-cell>
          <table:table-cell office:value-type="float" office:value="79.714653" calcext:value-type="float">
            <text:p>79,714653</text:p>
          </table:table-cell>
          <table:table-cell office:value-type="float" office:value="953.719971" calcext:value-type="float">
            <text:p>953,719971</text:p>
          </table:table-cell>
          <table:table-cell office:value-type="float" office:value="241.96875" calcext:value-type="float">
            <text:p>241,96875</text:p>
          </table:table-cell>
          <table:table-cell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97]-1/24/6" office:value-type="date" office:date-value="2018-02-07T23:24:31.999965" calcext:value-type="date">
            <text:p>07.02.2018 23:24:32</text:p>
          </table:table-cell>
          <table:table-cell office:value-type="float" office:value="0.507744" calcext:value-type="float">
            <text:p>0,507744</text:p>
          </table:table-cell>
          <table:table-cell office:value-type="float" office:value="79.139389" calcext:value-type="float">
            <text:p>79,139389</text:p>
          </table:table-cell>
          <table:table-cell office:value-type="float" office:value="953.679993" calcext:value-type="float">
            <text:p>953,679993</text:p>
          </table:table-cell>
          <table:table-cell table:number-columns-repeated="2" office:value-type="float" office:value="242.125" calcext:value-type="float">
            <text:p>242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98]-1/24/6" office:value-type="date" office:date-value="2018-02-07T23:34:31.999965" calcext:value-type="date">
            <text:p>07.02.2018 23:34:32</text:p>
          </table:table-cell>
          <table:table-cell office:value-type="float" office:value="0.481041" calcext:value-type="float">
            <text:p>0,481041</text:p>
          </table:table-cell>
          <table:table-cell office:value-type="float" office:value="79.052414" calcext:value-type="float">
            <text:p>79,052414</text:p>
          </table:table-cell>
          <table:table-cell office:value-type="float" office:value="953.719971" calcext:value-type="float">
            <text:p>953,719971</text:p>
          </table:table-cell>
          <table:table-cell table:number-columns-repeated="2"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199]-1/24/6" office:value-type="date" office:date-value="2018-02-07T23:44:31.999965" calcext:value-type="date">
            <text:p>07.02.2018 23:44:32</text:p>
          </table:table-cell>
          <table:table-cell office:value-type="float" office:value="0.521096" calcext:value-type="float">
            <text:p>0,521096</text:p>
          </table:table-cell>
          <table:table-cell office:value-type="float" office:value="79.006638" calcext:value-type="float">
            <text:p>79,006638</text:p>
          </table:table-cell>
          <table:table-cell office:value-type="float" office:value="953.840027" calcext:value-type="float">
            <text:p>953,840027</text:p>
          </table:table-cell>
          <table:table-cell table:number-columns-repeated="2" office:value-type="float" office:value="242.15625" calcext:value-type="float">
            <text:p>242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00]-1/24/6" office:value-type="date" office:date-value="2018-02-07T23:54:31.999965" calcext:value-type="date">
            <text:p>07.02.2018 23:54:32</text:p>
          </table:table-cell>
          <table:table-cell office:value-type="float" office:value="0.494392" calcext:value-type="float">
            <text:p>0,494392</text:p>
          </table:table-cell>
          <table:table-cell office:value-type="float" office:value="79.024948" calcext:value-type="float">
            <text:p>79,024948</text:p>
          </table:table-cell>
          <table:table-cell office:value-type="float" office:value="953.840027" calcext:value-type="float">
            <text:p>953,840027</text:p>
          </table:table-cell>
          <table:table-cell table:number-columns-repeated="2"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01]-1/24/6" office:value-type="date" office:date-value="2018-02-08T00:04:31.999965" calcext:value-type="date">
            <text:p>08.02.2018 00:04:32</text:p>
          </table:table-cell>
          <table:table-cell office:value-type="float" office:value="0.521096" calcext:value-type="float">
            <text:p>0,521096</text:p>
          </table:table-cell>
          <table:table-cell office:value-type="float" office:value="78.826584" calcext:value-type="float">
            <text:p>78,826584</text:p>
          </table:table-cell>
          <table:table-cell office:value-type="float" office:value="953.890015" calcext:value-type="float">
            <text:p>953,890015</text:p>
          </table:table-cell>
          <table:table-cell table:number-columns-repeated="2"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02]-1/24/6" office:value-type="date" office:date-value="2018-02-08T00:14:31.999965" calcext:value-type="date">
            <text:p>08.02.2018 00:14:32</text:p>
          </table:table-cell>
          <table:table-cell office:value-type="float" office:value="0.451667" calcext:value-type="float">
            <text:p>0,451667</text:p>
          </table:table-cell>
          <table:table-cell office:value-type="float" office:value="78.699928" calcext:value-type="float">
            <text:p>78,699928</text:p>
          </table:table-cell>
          <table:table-cell office:value-type="float" office:value="953.950012" calcext:value-type="float">
            <text:p>953,950012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03]-1/24/6" office:value-type="date" office:date-value="2018-02-08T00:24:31.999965" calcext:value-type="date">
            <text:p>08.02.2018 00:24:32</text:p>
          </table:table-cell>
          <table:table-cell office:value-type="float" office:value="0.481041" calcext:value-type="float">
            <text:p>0,481041</text:p>
          </table:table-cell>
          <table:table-cell office:value-type="float" office:value="78.585487" calcext:value-type="float">
            <text:p>78,585487</text:p>
          </table:table-cell>
          <table:table-cell office:value-type="float" office:value="953.97998" calcext:value-type="float">
            <text:p>953,97998</text:p>
          </table:table-cell>
          <table:table-cell office:value-type="float" office:value="242" calcext:value-type="float">
            <text:p>242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04]-1/24/6" office:value-type="date" office:date-value="2018-02-08T00:34:31.999965" calcext:value-type="date">
            <text:p>08.02.2018 00:34:32</text:p>
          </table:table-cell>
          <table:table-cell office:value-type="float" office:value="0.451667" calcext:value-type="float">
            <text:p>0,451667</text:p>
          </table:table-cell>
          <table:table-cell office:value-type="float" office:value="78.791489" calcext:value-type="float">
            <text:p>78,791489</text:p>
          </table:table-cell>
          <table:table-cell office:value-type="float" office:value="954.030029" calcext:value-type="float">
            <text:p>954,030029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05]-1/24/6" office:value-type="date" office:date-value="2018-02-08T00:44:31.999965" calcext:value-type="date">
            <text:p>08.02.2018 00:44:32</text:p>
          </table:table-cell>
          <table:table-cell office:value-type="float" office:value="0.451667" calcext:value-type="float">
            <text:p>0,451667</text:p>
          </table:table-cell>
          <table:table-cell office:value-type="float" office:value="78.487831" calcext:value-type="float">
            <text:p>78,487831</text:p>
          </table:table-cell>
          <table:table-cell office:value-type="float" office:value="954.099976" calcext:value-type="float">
            <text:p>954,099976</text:p>
          </table:table-cell>
          <table:table-cell office:value-type="float" office:value="241.9375" calcext:value-type="float">
            <text:p>241,9375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06]-1/24/6" office:value-type="date" office:date-value="2018-02-08T00:54:31.999965" calcext:value-type="date">
            <text:p>08.02.2018 00:54:32</text:p>
          </table:table-cell>
          <table:table-cell office:value-type="float" office:value="0.465019" calcext:value-type="float">
            <text:p>0,465019</text:p>
          </table:table-cell>
          <table:table-cell office:value-type="float" office:value="78.620583" calcext:value-type="float">
            <text:p>78,620583</text:p>
          </table:table-cell>
          <table:table-cell office:value-type="float" office:value="954.070007" calcext:value-type="float">
            <text:p>954,070007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07]-1/24/6" office:value-type="date" office:date-value="2018-02-08T01:04:31.999965" calcext:value-type="date">
            <text:p>08.02.2018 01:04:32</text:p>
          </table:table-cell>
          <table:table-cell office:value-type="float" office:value="0.368887" calcext:value-type="float">
            <text:p>0,368887</text:p>
          </table:table-cell>
          <table:table-cell office:value-type="float" office:value="78.492409" calcext:value-type="float">
            <text:p>78,492409</text:p>
          </table:table-cell>
          <table:table-cell office:value-type="float" office:value="954.090027" calcext:value-type="float">
            <text:p>954,090027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08]-1/24/6" office:value-type="date" office:date-value="2018-02-08T01:14:31.999965" calcext:value-type="date">
            <text:p>08.02.2018 01:14:32</text:p>
          </table:table-cell>
          <table:table-cell office:value-type="float" office:value="0.31281" calcext:value-type="float">
            <text:p>0,31281</text:p>
          </table:table-cell>
          <table:table-cell office:value-type="float" office:value="78.841843" calcext:value-type="float">
            <text:p>78,841843</text:p>
          </table:table-cell>
          <table:table-cell office:value-type="float" office:value="954.109985" calcext:value-type="float">
            <text:p>954,109985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09]-1/24/6" office:value-type="date" office:date-value="2018-02-08T01:24:31.999965" calcext:value-type="date">
            <text:p>08.02.2018 01:24:32</text:p>
          </table:table-cell>
          <table:table-cell office:value-type="float" office:value="0.283436" calcext:value-type="float">
            <text:p>0,283436</text:p>
          </table:table-cell>
          <table:table-cell office:value-type="float" office:value="79.07988" calcext:value-type="float">
            <text:p>79,07988</text:p>
          </table:table-cell>
          <table:table-cell office:value-type="float" office:value="954.02002" calcext:value-type="float">
            <text:p>954,02002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10]-1/24/6" office:value-type="date" office:date-value="2018-02-08T01:34:31.999966" calcext:value-type="date">
            <text:p>08.02.2018 01:34:32</text:p>
          </table:table-cell>
          <table:table-cell office:value-type="float" office:value="0.296788" calcext:value-type="float">
            <text:p>0,296788</text:p>
          </table:table-cell>
          <table:table-cell office:value-type="float" office:value="78.648048" calcext:value-type="float">
            <text:p>78,648048</text:p>
          </table:table-cell>
          <table:table-cell office:value-type="float" office:value="954.099976" calcext:value-type="float">
            <text:p>954,099976</text:p>
          </table:table-cell>
          <table:table-cell office:value-type="float" office:value="242" calcext:value-type="float">
            <text:p>242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11]-1/24/6" office:value-type="date" office:date-value="2018-02-08T01:44:31.999966" calcext:value-type="date">
            <text:p>08.02.2018 01:44:32</text:p>
          </table:table-cell>
          <table:table-cell office:value-type="float" office:value="0.270085" calcext:value-type="float">
            <text:p>0,270085</text:p>
          </table:table-cell>
          <table:table-cell office:value-type="float" office:value="78.860153" calcext:value-type="float">
            <text:p>78,860153</text:p>
          </table:table-cell>
          <table:table-cell office:value-type="float" office:value="954.099976" calcext:value-type="float">
            <text:p>954,099976</text:p>
          </table:table-cell>
          <table:table-cell office:value-type="float" office:value="241.96875" calcext:value-type="float">
            <text:p>241,96875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12]-1/24/6" office:value-type="date" office:date-value="2018-02-08T01:54:31.999966" calcext:value-type="date">
            <text:p>08.02.2018 01:54:32</text:p>
          </table:table-cell>
          <table:table-cell office:value-type="float" office:value="0.200656" calcext:value-type="float">
            <text:p>0,200656</text:p>
          </table:table-cell>
          <table:table-cell office:value-type="float" office:value="79.26757" calcext:value-type="float">
            <text:p>79,26757</text:p>
          </table:table-cell>
          <table:table-cell office:value-type="float" office:value="954.080017" calcext:value-type="float">
            <text:p>954,080017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13]-1/24/6" office:value-type="date" office:date-value="2018-02-08T02:04:31.999966" calcext:value-type="date">
            <text:p>08.02.2018 02:04:32</text:p>
          </table:table-cell>
          <table:table-cell office:value-type="float" office:value="0.187304" calcext:value-type="float">
            <text:p>0,187304</text:p>
          </table:table-cell>
          <table:table-cell office:value-type="float" office:value="79.339287" calcext:value-type="float">
            <text:p>79,339287</text:p>
          </table:table-cell>
          <table:table-cell office:value-type="float" office:value="954.289978" calcext:value-type="float">
            <text:p>954,289978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1.96875" calcext:value-type="float">
            <text:p>241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14]-1/24/6" office:value-type="date" office:date-value="2018-02-08T02:14:31.999966" calcext:value-type="date">
            <text:p>08.02.2018 02:14:32</text:p>
          </table:table-cell>
          <table:table-cell office:value-type="float" office:value="0.256733" calcext:value-type="float">
            <text:p>0,256733</text:p>
          </table:table-cell>
          <table:table-cell office:value-type="float" office:value="79.368279" calcext:value-type="float">
            <text:p>79,368279</text:p>
          </table:table-cell>
          <table:table-cell office:value-type="float" office:value="954.349976" calcext:value-type="float">
            <text:p>954,349976</text:p>
          </table:table-cell>
          <table:table-cell office:value-type="float" office:value="241.9375" calcext:value-type="float">
            <text:p>241,9375</text:p>
          </table:table-cell>
          <table:table-cell office:value-type="float" office:value="241.96875" calcext:value-type="float">
            <text:p>241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15]-1/24/6" office:value-type="date" office:date-value="2018-02-08T02:24:31.999966" calcext:value-type="date">
            <text:p>08.02.2018 02:24:32</text:p>
          </table:table-cell>
          <table:table-cell office:value-type="float" office:value="0.200656" calcext:value-type="float">
            <text:p>0,200656</text:p>
          </table:table-cell>
          <table:table-cell office:value-type="float" office:value="79.606316" calcext:value-type="float">
            <text:p>79,606316</text:p>
          </table:table-cell>
          <table:table-cell office:value-type="float" office:value="954.450012" calcext:value-type="float">
            <text:p>954,450012</text:p>
          </table:table-cell>
          <table:table-cell office:value-type="float" office:value="242.15625" calcext:value-type="float">
            <text:p>242,15625</text:p>
          </table:table-cell>
          <table:table-cell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16]-1/24/6" office:value-type="date" office:date-value="2018-02-08T02:34:31.999966" calcext:value-type="date">
            <text:p>08.02.2018 02:34:32</text:p>
          </table:table-cell>
          <table:table-cell office:value-type="float" office:value="0.214008" calcext:value-type="float">
            <text:p>0,214008</text:p>
          </table:table-cell>
          <table:table-cell office:value-type="float" office:value="79.59716" calcext:value-type="float">
            <text:p>79,59716</text:p>
          </table:table-cell>
          <table:table-cell office:value-type="float" office:value="954.409973" calcext:value-type="float">
            <text:p>954,409973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1.96875" calcext:value-type="float">
            <text:p>241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17]-1/24/6" office:value-type="date" office:date-value="2018-02-08T02:44:31.999966" calcext:value-type="date">
            <text:p>08.02.2018 02:44:32</text:p>
          </table:table-cell>
          <table:table-cell office:value-type="float" office:value="0.214008" calcext:value-type="float">
            <text:p>0,214008</text:p>
          </table:table-cell>
          <table:table-cell office:value-type="float" office:value="79.555962" calcext:value-type="float">
            <text:p>79,555962</text:p>
          </table:table-cell>
          <table:table-cell office:value-type="float" office:value="954.330017" calcext:value-type="float">
            <text:p>954,330017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18]-1/24/6" office:value-type="date" office:date-value="2018-02-08T02:54:31.999966" calcext:value-type="date">
            <text:p>08.02.2018 02:54:32</text:p>
          </table:table-cell>
          <table:table-cell office:value-type="float" office:value="0.227359" calcext:value-type="float">
            <text:p>0,227359</text:p>
          </table:table-cell>
          <table:table-cell office:value-type="float" office:value="79.348442" calcext:value-type="float">
            <text:p>79,348442</text:p>
          </table:table-cell>
          <table:table-cell office:value-type="float" office:value="954.390015" calcext:value-type="float">
            <text:p>954,39001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19]-1/24/6" office:value-type="date" office:date-value="2018-02-08T03:04:31.999966" calcext:value-type="date">
            <text:p>08.02.2018 03:04:32</text:p>
          </table:table-cell>
          <table:table-cell office:value-type="float" office:value="0.256733" calcext:value-type="float">
            <text:p>0,256733</text:p>
          </table:table-cell>
          <table:table-cell office:value-type="float" office:value="79.478142" calcext:value-type="float">
            <text:p>79,478142</text:p>
          </table:table-cell>
          <table:table-cell office:value-type="float" office:value="954.349976" calcext:value-type="float">
            <text:p>954,349976</text:p>
          </table:table-cell>
          <table:table-cell office:value-type="float" office:value="242.21875" calcext:value-type="float">
            <text:p>242,21875</text:p>
          </table:table-cell>
          <table:table-cell office:value-type="float" office:value="242.1875" calcext:value-type="float">
            <text:p>242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20]-1/24/6" office:value-type="date" office:date-value="2018-02-08T03:14:31.999966" calcext:value-type="date">
            <text:p>08.02.2018 03:14:32</text:p>
          </table:table-cell>
          <table:table-cell office:value-type="float" office:value="0.283436" calcext:value-type="float">
            <text:p>0,283436</text:p>
          </table:table-cell>
          <table:table-cell office:value-type="float" office:value="79.6231" calcext:value-type="float">
            <text:p>79,6231</text:p>
          </table:table-cell>
          <table:table-cell office:value-type="float" office:value="954.429993" calcext:value-type="float">
            <text:p>954,429993</text:p>
          </table:table-cell>
          <table:table-cell office:value-type="float" office:value="242.21875" calcext:value-type="float">
            <text:p>242,21875</text:p>
          </table:table-cell>
          <table:table-cell office:value-type="float" office:value="242.15625" calcext:value-type="float">
            <text:p>242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21]-1/24/6" office:value-type="date" office:date-value="2018-02-08T03:24:31.999966" calcext:value-type="date">
            <text:p>08.02.2018 03:24:32</text:p>
          </table:table-cell>
          <table:table-cell office:value-type="float" office:value="0.256733" calcext:value-type="float">
            <text:p>0,256733</text:p>
          </table:table-cell>
          <table:table-cell office:value-type="float" office:value="79.563591" calcext:value-type="float">
            <text:p>79,563591</text:p>
          </table:table-cell>
          <table:table-cell office:value-type="float" office:value="954.369995" calcext:value-type="float">
            <text:p>954,369995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22]-1/24/6" office:value-type="date" office:date-value="2018-02-08T03:34:31.999966" calcext:value-type="date">
            <text:p>08.02.2018 03:34:32</text:p>
          </table:table-cell>
          <table:table-cell office:value-type="float" office:value="0.214008" calcext:value-type="float">
            <text:p>0,214008</text:p>
          </table:table-cell>
          <table:table-cell office:value-type="float" office:value="79.778748" calcext:value-type="float">
            <text:p>79,778748</text:p>
          </table:table-cell>
          <table:table-cell office:value-type="float" office:value="954.419983" calcext:value-type="float">
            <text:p>954,419983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23]-1/24/6" office:value-type="date" office:date-value="2018-02-08T03:44:31.999966" calcext:value-type="date">
            <text:p>08.02.2018 03:44:32</text:p>
          </table:table-cell>
          <table:table-cell office:value-type="float" office:value="0.240711" calcext:value-type="float">
            <text:p>0,240711</text:p>
          </table:table-cell>
          <table:table-cell office:value-type="float" office:value="79.610893" calcext:value-type="float">
            <text:p>79,610893</text:p>
          </table:table-cell>
          <table:table-cell office:value-type="float" office:value="954.369995" calcext:value-type="float">
            <text:p>954,369995</text:p>
          </table:table-cell>
          <table:table-cell office:value-type="float" office:value="242.25" calcext:value-type="float">
            <text:p>242,25</text:p>
          </table:table-cell>
          <table:table-cell office:value-type="float" office:value="242.1875" calcext:value-type="float">
            <text:p>242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24]-1/24/6" office:value-type="date" office:date-value="2018-02-08T03:54:31.999966" calcext:value-type="date">
            <text:p>08.02.2018 03:54:32</text:p>
          </table:table-cell>
          <table:table-cell office:value-type="float" office:value="0.227359" calcext:value-type="float">
            <text:p>0,227359</text:p>
          </table:table-cell>
          <table:table-cell office:value-type="float" office:value="79.755859" calcext:value-type="float">
            <text:p>79,755859</text:p>
          </table:table-cell>
          <table:table-cell office:value-type="float" office:value="954.440002" calcext:value-type="float">
            <text:p>954,440002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41.96875" calcext:value-type="float">
            <text:p>241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25]-1/24/6" office:value-type="date" office:date-value="2018-02-08T04:04:31.999967" calcext:value-type="date">
            <text:p>08.02.2018 04:04:32</text:p>
          </table:table-cell>
          <table:table-cell office:value-type="float" office:value="0.187304" calcext:value-type="float">
            <text:p>0,187304</text:p>
          </table:table-cell>
          <table:table-cell office:value-type="float" office:value="79.208054" calcext:value-type="float">
            <text:p>79,208054</text:p>
          </table:table-cell>
          <table:table-cell office:value-type="float" office:value="954.51001" calcext:value-type="float">
            <text:p>954,51001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26]-1/24/6" office:value-type="date" office:date-value="2018-02-08T04:14:31.999967" calcext:value-type="date">
            <text:p>08.02.2018 04:14:32</text:p>
          </table:table-cell>
          <table:table-cell office:value-type="float" office:value="0.144579" calcext:value-type="float">
            <text:p>0,144579</text:p>
          </table:table-cell>
          <table:table-cell office:value-type="float" office:value="79.188217" calcext:value-type="float">
            <text:p>79,188217</text:p>
          </table:table-cell>
          <table:table-cell office:value-type="float" office:value="954.380005" calcext:value-type="float">
            <text:p>954,380005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27]-1/24/6" office:value-type="date" office:date-value="2018-02-08T04:24:31.999967" calcext:value-type="date">
            <text:p>08.02.2018 04:24:32</text:p>
          </table:table-cell>
          <table:table-cell office:value-type="float" office:value="0.088502" calcext:value-type="float">
            <text:p>0,088502</text:p>
          </table:table-cell>
          <table:table-cell office:value-type="float" office:value="79.838257" calcext:value-type="float">
            <text:p>79,838257</text:p>
          </table:table-cell>
          <table:table-cell office:value-type="float" office:value="954.5" calcext:value-type="float">
            <text:p>954,5</text:p>
          </table:table-cell>
          <table:table-cell office:value-type="float" office:value="242.21875" calcext:value-type="float">
            <text:p>242,21875</text:p>
          </table:table-cell>
          <table:table-cell office:value-type="float" office:value="242.1875" calcext:value-type="float">
            <text:p>242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28]-1/24/6" office:value-type="date" office:date-value="2018-02-08T04:34:31.999967" calcext:value-type="date">
            <text:p>08.02.2018 04:34:32</text:p>
          </table:table-cell>
          <table:table-cell office:value-type="float" office:value="0.101854" calcext:value-type="float">
            <text:p>0,101854</text:p>
          </table:table-cell>
          <table:table-cell office:value-type="float" office:value="79.952698" calcext:value-type="float">
            <text:p>79,952698</text:p>
          </table:table-cell>
          <table:table-cell office:value-type="float" office:value="954.609985" calcext:value-type="float">
            <text:p>954,609985</text:p>
          </table:table-cell>
          <table:table-cell office:value-type="float" office:value="241.96875" calcext:value-type="float">
            <text:p>241,9687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29]-1/24/6" office:value-type="date" office:date-value="2018-02-08T04:44:31.999967" calcext:value-type="date">
            <text:p>08.02.2018 04:44:32</text:p>
          </table:table-cell>
          <table:table-cell office:value-type="float" office:value="0.270085" calcext:value-type="float">
            <text:p>0,270085</text:p>
          </table:table-cell>
          <table:table-cell office:value-type="float" office:value="79.893188" calcext:value-type="float">
            <text:p>79,893188</text:p>
          </table:table-cell>
          <table:table-cell office:value-type="float" office:value="954.679993" calcext:value-type="float">
            <text:p>954,679993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30]-1/24/6" office:value-type="date" office:date-value="2018-02-08T04:54:31.999967" calcext:value-type="date">
            <text:p>08.02.2018 04:54:32</text:p>
          </table:table-cell>
          <table:table-cell office:value-type="float" office:value="0.745403" calcext:value-type="float">
            <text:p>0,745403</text:p>
          </table:table-cell>
          <table:table-cell office:value-type="float" office:value="78.290993" calcext:value-type="float">
            <text:p>78,290993</text:p>
          </table:table-cell>
          <table:table-cell office:value-type="float" office:value="954.73999" calcext:value-type="float">
            <text:p>954,73999</text:p>
          </table:table-cell>
          <table:table-cell office:value-type="float" office:value="242.34375" calcext:value-type="float">
            <text:p>242,34375</text:p>
          </table:table-cell>
          <table:table-cell office:value-type="float" office:value="242.375" calcext:value-type="float">
            <text:p>242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31]-1/24/6" office:value-type="date" office:date-value="2018-02-08T05:04:31.999967" calcext:value-type="date">
            <text:p>08.02.2018 05:04:32</text:p>
          </table:table-cell>
          <table:table-cell office:value-type="float" office:value="0.929656" calcext:value-type="float">
            <text:p>0,929656</text:p>
          </table:table-cell>
          <table:table-cell office:value-type="float" office:value="77.404442" calcext:value-type="float">
            <text:p>77,404442</text:p>
          </table:table-cell>
          <table:table-cell office:value-type="float" office:value="954.840027" calcext:value-type="float">
            <text:p>954,840027</text:p>
          </table:table-cell>
          <table:table-cell office:value-type="float" office:value="242.375" calcext:value-type="float">
            <text:p>242,375</text:p>
          </table:table-cell>
          <table:table-cell office:value-type="float" office:value="242.28125" calcext:value-type="float">
            <text:p>242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32]-1/24/6" office:value-type="date" office:date-value="2018-02-08T05:14:31.999967" calcext:value-type="date">
            <text:p>08.02.2018 05:14:32</text:p>
          </table:table-cell>
          <table:table-cell office:value-type="float" office:value="1.212711" calcext:value-type="float">
            <text:p>1,212711</text:p>
          </table:table-cell>
          <table:table-cell office:value-type="float" office:value="76.617073" calcext:value-type="float">
            <text:p>76,617073</text:p>
          </table:table-cell>
          <table:table-cell office:value-type="float" office:value="954.859985" calcext:value-type="float">
            <text:p>954,859985</text:p>
          </table:table-cell>
          <table:table-cell table:number-columns-repeated="2" office:value-type="float" office:value="242.40625" calcext:value-type="float">
            <text:p>242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33]-1/24/6" office:value-type="date" office:date-value="2018-02-08T05:24:31.999967" calcext:value-type="date">
            <text:p>08.02.2018 05:24:32</text:p>
          </table:table-cell>
          <table:table-cell office:value-type="float" office:value="1.308843" calcext:value-type="float">
            <text:p>1,308843</text:p>
          </table:table-cell>
          <table:table-cell office:value-type="float" office:value="75.942627" calcext:value-type="float">
            <text:p>75,942627</text:p>
          </table:table-cell>
          <table:table-cell office:value-type="float" office:value="954.98999" calcext:value-type="float">
            <text:p>954,98999</text:p>
          </table:table-cell>
          <table:table-cell office:value-type="float" office:value="242.15625" calcext:value-type="float">
            <text:p>242,15625</text:p>
          </table:table-cell>
          <table:table-cell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34]-1/24/6" office:value-type="date" office:date-value="2018-02-08T05:34:31.999967" calcext:value-type="date">
            <text:p>08.02.2018 05:34:32</text:p>
          </table:table-cell>
          <table:table-cell office:value-type="float" office:value="1.394293" calcext:value-type="float">
            <text:p>1,394293</text:p>
          </table:table-cell>
          <table:table-cell office:value-type="float" office:value="75.759521" calcext:value-type="float">
            <text:p>75,759521</text:p>
          </table:table-cell>
          <table:table-cell office:value-type="float" office:value="954.929993" calcext:value-type="float">
            <text:p>954,929993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35]-1/24/6" office:value-type="date" office:date-value="2018-02-08T05:44:31.999967" calcext:value-type="date">
            <text:p>08.02.2018 05:44:32</text:p>
          </table:table-cell>
          <table:table-cell office:value-type="float" office:value="1.490425" calcext:value-type="float">
            <text:p>1,490425</text:p>
          </table:table-cell>
          <table:table-cell office:value-type="float" office:value="75.582512" calcext:value-type="float">
            <text:p>75,582512</text:p>
          </table:table-cell>
          <table:table-cell office:value-type="float" office:value="955.01001" calcext:value-type="float">
            <text:p>955,01001</text:p>
          </table:table-cell>
          <table:table-cell office:value-type="float" office:value="242.15625" calcext:value-type="float">
            <text:p>242,15625</text:p>
          </table:table-cell>
          <table:table-cell office:value-type="float" office:value="242.1875" calcext:value-type="float">
            <text:p>242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36]-1/24/6" office:value-type="date" office:date-value="2018-02-08T05:54:31.999967" calcext:value-type="date">
            <text:p>08.02.2018 05:54:32</text:p>
          </table:table-cell>
          <table:table-cell office:value-type="float" office:value="1.589227" calcext:value-type="float">
            <text:p>1,589227</text:p>
          </table:table-cell>
          <table:table-cell office:value-type="float" office:value="75.147629" calcext:value-type="float">
            <text:p>75,147629</text:p>
          </table:table-cell>
          <table:table-cell office:value-type="float" office:value="955.140015" calcext:value-type="float">
            <text:p>955,140015</text:p>
          </table:table-cell>
          <table:table-cell office:value-type="float" office:value="242.15625" calcext:value-type="float">
            <text:p>242,15625</text:p>
          </table:table-cell>
          <table:table-cell office:value-type="float" office:value="242.5" calcext:value-type="float">
            <text:p>242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37]-1/24/6" office:value-type="date" office:date-value="2018-02-08T06:04:31.999967" calcext:value-type="date">
            <text:p>08.02.2018 06:04:32</text:p>
          </table:table-cell>
          <table:table-cell office:value-type="float" office:value="1.575876" calcext:value-type="float">
            <text:p>1,575876</text:p>
          </table:table-cell>
          <table:table-cell office:value-type="float" office:value="75.014877" calcext:value-type="float">
            <text:p>75,014877</text:p>
          </table:table-cell>
          <table:table-cell office:value-type="float" office:value="955.150024" calcext:value-type="float">
            <text:p>955,150024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38]-1/24/6" office:value-type="date" office:date-value="2018-02-08T06:14:31.999967" calcext:value-type="date">
            <text:p>08.02.2018 06:14:32</text:p>
          </table:table-cell>
          <table:table-cell office:value-type="float" office:value="1.562524" calcext:value-type="float">
            <text:p>1,562524</text:p>
          </table:table-cell>
          <table:table-cell office:value-type="float" office:value="75.239182" calcext:value-type="float">
            <text:p>75,239182</text:p>
          </table:table-cell>
          <table:table-cell office:value-type="float" office:value="955.109985" calcext:value-type="float">
            <text:p>955,10998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39]-1/24/6" office:value-type="date" office:date-value="2018-02-08T06:24:31.999968" calcext:value-type="date">
            <text:p>08.02.2018 06:24:32</text:p>
          </table:table-cell>
          <table:table-cell office:value-type="float" office:value="1.631952" calcext:value-type="float">
            <text:p>1,631952</text:p>
          </table:table-cell>
          <table:table-cell office:value-type="float" office:value="74.67765" calcext:value-type="float">
            <text:p>74,67765</text:p>
          </table:table-cell>
          <table:table-cell office:value-type="float" office:value="955.369995" calcext:value-type="float">
            <text:p>955,369995</text:p>
          </table:table-cell>
          <table:table-cell office:value-type="float" office:value="242" calcext:value-type="float">
            <text:p>242</text:p>
          </table:table-cell>
          <table:table-cell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40]-1/24/6" office:value-type="date" office:date-value="2018-02-08T06:34:31.999968" calcext:value-type="date">
            <text:p>08.02.2018 06:34:32</text:p>
          </table:table-cell>
          <table:table-cell office:value-type="float" office:value="1.631952" calcext:value-type="float">
            <text:p>1,631952</text:p>
          </table:table-cell>
          <table:table-cell office:value-type="float" office:value="74.505226" calcext:value-type="float">
            <text:p>74,505226</text:p>
          </table:table-cell>
          <table:table-cell office:value-type="float" office:value="955.23999" calcext:value-type="float">
            <text:p>955,23999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41]-1/24/6" office:value-type="date" office:date-value="2018-02-08T06:44:31.999968" calcext:value-type="date">
            <text:p>08.02.2018 06:44:32</text:p>
          </table:table-cell>
          <table:table-cell office:value-type="float" office:value="1.631952" calcext:value-type="float">
            <text:p>1,631952</text:p>
          </table:table-cell>
          <table:table-cell office:value-type="float" office:value="74.389259" calcext:value-type="float">
            <text:p>74,389259</text:p>
          </table:table-cell>
          <table:table-cell office:value-type="float" office:value="955.440002" calcext:value-type="float">
            <text:p>955,440002</text:p>
          </table:table-cell>
          <table:table-cell table:number-columns-repeated="2"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42]-1/24/6" office:value-type="date" office:date-value="2018-02-08T06:54:31.999968" calcext:value-type="date">
            <text:p>08.02.2018 06:54:32</text:p>
          </table:table-cell>
          <table:table-cell office:value-type="float" office:value="1.631952" calcext:value-type="float">
            <text:p>1,631952</text:p>
          </table:table-cell>
          <table:table-cell office:value-type="float" office:value="74.760056" calcext:value-type="float">
            <text:p>74,760056</text:p>
          </table:table-cell>
          <table:table-cell office:value-type="float" office:value="955.460022" calcext:value-type="float">
            <text:p>955,460022</text:p>
          </table:table-cell>
          <table:table-cell office:value-type="float" office:value="242" calcext:value-type="float">
            <text:p>242</text:p>
          </table:table-cell>
          <table:table-cell office:value-type="float" office:value="242.15625" calcext:value-type="float">
            <text:p>242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43]-1/24/6" office:value-type="date" office:date-value="2018-02-08T07:04:31.999968" calcext:value-type="date">
            <text:p>08.02.2018 07:04:32</text:p>
          </table:table-cell>
          <table:table-cell office:value-type="float" office:value="1.645304" calcext:value-type="float">
            <text:p>1,645304</text:p>
          </table:table-cell>
          <table:table-cell office:value-type="float" office:value="75.013351" calcext:value-type="float">
            <text:p>75,013351</text:p>
          </table:table-cell>
          <table:table-cell office:value-type="float" office:value="955.530029" calcext:value-type="float">
            <text:p>955,530029</text:p>
          </table:table-cell>
          <table:table-cell office:value-type="float" office:value="241.96875" calcext:value-type="float">
            <text:p>241,9687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44]-1/24/6" office:value-type="date" office:date-value="2018-02-08T07:14:31.999968" calcext:value-type="date">
            <text:p>08.02.2018 07:14:32</text:p>
          </table:table-cell>
          <table:table-cell office:value-type="float" office:value="1.658656" calcext:value-type="float">
            <text:p>1,658656</text:p>
          </table:table-cell>
          <table:table-cell office:value-type="float" office:value="75.310905" calcext:value-type="float">
            <text:p>75,310905</text:p>
          </table:table-cell>
          <table:table-cell office:value-type="float" office:value="955.559998" calcext:value-type="float">
            <text:p>955,559998</text:p>
          </table:table-cell>
          <table:table-cell office:value-type="float" office:value="242.40625" calcext:value-type="float">
            <text:p>242,40625</text:p>
          </table:table-cell>
          <table:table-cell office:value-type="float" office:value="242.5" calcext:value-type="float">
            <text:p>242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45]-1/24/6" office:value-type="date" office:date-value="2018-02-08T07:24:31.999968" calcext:value-type="date">
            <text:p>08.02.2018 07:24:32</text:p>
          </table:table-cell>
          <table:table-cell office:value-type="float" office:value="1.658656" calcext:value-type="float">
            <text:p>1,658656</text:p>
          </table:table-cell>
          <table:table-cell office:value-type="float" office:value="74.814987" calcext:value-type="float">
            <text:p>74,814987</text:p>
          </table:table-cell>
          <table:table-cell office:value-type="float" office:value="955.719971" calcext:value-type="float">
            <text:p>955,719971</text:p>
          </table:table-cell>
          <table:table-cell office:value-type="float" office:value="242" calcext:value-type="float">
            <text:p>242</text:p>
          </table:table-cell>
          <table:table-cell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46]-1/24/6" office:value-type="date" office:date-value="2018-02-08T07:34:31.999968" calcext:value-type="date">
            <text:p>08.02.2018 07:34:32</text:p>
          </table:table-cell>
          <table:table-cell office:value-type="float" office:value="1.701381" calcext:value-type="float">
            <text:p>1,701381</text:p>
          </table:table-cell>
          <table:table-cell office:value-type="float" office:value="74.929428" calcext:value-type="float">
            <text:p>74,929428</text:p>
          </table:table-cell>
          <table:table-cell office:value-type="float" office:value="955.809998" calcext:value-type="float">
            <text:p>955,809998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42.15625" calcext:value-type="float">
            <text:p>242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47]-1/24/6" office:value-type="date" office:date-value="2018-02-08T07:44:31.999968" calcext:value-type="date">
            <text:p>08.02.2018 07:44:32</text:p>
          </table:table-cell>
          <table:table-cell office:value-type="float" office:value="1.674678" calcext:value-type="float">
            <text:p>1,674678</text:p>
          </table:table-cell>
          <table:table-cell office:value-type="float" office:value="75.376518" calcext:value-type="float">
            <text:p>75,376518</text:p>
          </table:table-cell>
          <table:table-cell office:value-type="float" office:value="955.859985" calcext:value-type="float">
            <text:p>955,859985</text:p>
          </table:table-cell>
          <table:table-cell table:number-columns-repeated="2"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48]-1/24/6" office:value-type="date" office:date-value="2018-02-08T07:54:31.999968" calcext:value-type="date">
            <text:p>08.02.2018 07:54:32</text:p>
          </table:table-cell>
          <table:table-cell office:value-type="float" office:value="1.714733" calcext:value-type="float">
            <text:p>1,714733</text:p>
          </table:table-cell>
          <table:table-cell office:value-type="float" office:value="75.234604" calcext:value-type="float">
            <text:p>75,234604</text:p>
          </table:table-cell>
          <table:table-cell office:value-type="float" office:value="956.01001" calcext:value-type="float">
            <text:p>956,01001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21875" calcext:value-type="float">
            <text:p>242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49]-1/24/6" office:value-type="date" office:date-value="2018-02-08T08:04:31.999968" calcext:value-type="date">
            <text:p>08.02.2018 08:04:32</text:p>
          </table:table-cell>
          <table:table-cell office:value-type="float" office:value="1.786831" calcext:value-type="float">
            <text:p>1,786831</text:p>
          </table:table-cell>
          <table:table-cell office:value-type="float" office:value="75.356682" calcext:value-type="float">
            <text:p>75,356682</text:p>
          </table:table-cell>
          <table:table-cell office:value-type="float" office:value="956.109985" calcext:value-type="float">
            <text:p>956,109985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25" calcext:value-type="float">
            <text:p>242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50]-1/24/6" office:value-type="date" office:date-value="2018-02-08T08:14:31.999968" calcext:value-type="date">
            <text:p>08.02.2018 08:14:32</text:p>
          </table:table-cell>
          <table:table-cell office:value-type="float" office:value="1.786831" calcext:value-type="float">
            <text:p>1,786831</text:p>
          </table:table-cell>
          <table:table-cell office:value-type="float" office:value="75.434502" calcext:value-type="float">
            <text:p>75,434502</text:p>
          </table:table-cell>
          <table:table-cell office:value-type="float" office:value="956.25" calcext:value-type="float">
            <text:p>956,25</text:p>
          </table:table-cell>
          <table:table-cell office:value-type="float" office:value="242.1875" calcext:value-type="float">
            <text:p>242,1875</text:p>
          </table:table-cell>
          <table:table-cell office:value-type="float" office:value="242.3125" calcext:value-type="float">
            <text:p>242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51]-1/24/6" office:value-type="date" office:date-value="2018-02-08T08:24:31.999968" calcext:value-type="date">
            <text:p>08.02.2018 08:24:32</text:p>
          </table:table-cell>
          <table:table-cell office:value-type="float" office:value="1.826886" calcext:value-type="float">
            <text:p>1,826886</text:p>
          </table:table-cell>
          <table:table-cell office:value-type="float" office:value="75.086594" calcext:value-type="float">
            <text:p>75,086594</text:p>
          </table:table-cell>
          <table:table-cell office:value-type="float" office:value="956.280029" calcext:value-type="float">
            <text:p>956,280029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15625" calcext:value-type="float">
            <text:p>242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52]-1/24/6" office:value-type="date" office:date-value="2018-02-08T08:34:31.999968" calcext:value-type="date">
            <text:p>08.02.2018 08:34:32</text:p>
          </table:table-cell>
          <table:table-cell office:value-type="float" office:value="1.882963" calcext:value-type="float">
            <text:p>1,882963</text:p>
          </table:table-cell>
          <table:table-cell office:value-type="float" office:value="74.596779" calcext:value-type="float">
            <text:p>74,596779</text:p>
          </table:table-cell>
          <table:table-cell office:value-type="float" office:value="956.340027" calcext:value-type="float">
            <text:p>956,340027</text:p>
          </table:table-cell>
          <table:table-cell table:number-columns-repeated="2" office:value-type="float" office:value="242.25" calcext:value-type="float">
            <text:p>242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53]-1/24/6" office:value-type="date" office:date-value="2018-02-08T08:44:31.999969" calcext:value-type="date">
            <text:p>08.02.2018 08:44:32</text:p>
          </table:table-cell>
          <table:table-cell office:value-type="float" office:value="1.898985" calcext:value-type="float">
            <text:p>1,898985</text:p>
          </table:table-cell>
          <table:table-cell office:value-type="float" office:value="74.450294" calcext:value-type="float">
            <text:p>74,450294</text:p>
          </table:table-cell>
          <table:table-cell office:value-type="float" office:value="956.52002" calcext:value-type="float">
            <text:p>956,52002</text:p>
          </table:table-cell>
          <table:table-cell table:number-columns-repeated="2" office:value-type="float" office:value="242.15625" calcext:value-type="float">
            <text:p>242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54]-1/24/6" office:value-type="date" office:date-value="2018-02-08T08:54:31.999969" calcext:value-type="date">
            <text:p>08.02.2018 08:54:32</text:p>
          </table:table-cell>
          <table:table-cell office:value-type="float" office:value="1.912337" calcext:value-type="float">
            <text:p>1,912337</text:p>
          </table:table-cell>
          <table:table-cell office:value-type="float" office:value="74.471657" calcext:value-type="float">
            <text:p>74,471657</text:p>
          </table:table-cell>
          <table:table-cell office:value-type="float" office:value="956.52002" calcext:value-type="float">
            <text:p>956,52002</text:p>
          </table:table-cell>
          <table:table-cell office:value-type="float" office:value="242" calcext:value-type="float">
            <text:p>242</text:p>
          </table:table-cell>
          <table:table-cell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55]-1/24/6" office:value-type="date" office:date-value="2018-02-08T09:04:31.999969" calcext:value-type="date">
            <text:p>08.02.2018 09:04:32</text:p>
          </table:table-cell>
          <table:table-cell office:value-type="float" office:value="1.93904" calcext:value-type="float">
            <text:p>1,93904</text:p>
          </table:table-cell>
          <table:table-cell office:value-type="float" office:value="73.754486" calcext:value-type="float">
            <text:p>73,754486</text:p>
          </table:table-cell>
          <table:table-cell office:value-type="float" office:value="956.619995" calcext:value-type="float">
            <text:p>956,619995</text:p>
          </table:table-cell>
          <table:table-cell office:value-type="float" office:value="241.96875" calcext:value-type="float">
            <text:p>241,9687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56]-1/24/6" office:value-type="date" office:date-value="2018-02-08T09:14:31.999969" calcext:value-type="date">
            <text:p>08.02.2018 09:14:32</text:p>
          </table:table-cell>
          <table:table-cell office:value-type="float" office:value="1.925689" calcext:value-type="float">
            <text:p>1,925689</text:p>
          </table:table-cell>
          <table:table-cell office:value-type="float" office:value="74.363319" calcext:value-type="float">
            <text:p>74,363319</text:p>
          </table:table-cell>
          <table:table-cell office:value-type="float" office:value="956.700012" calcext:value-type="float">
            <text:p>956,700012</text:p>
          </table:table-cell>
          <table:table-cell table:number-columns-repeated="2"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57]-1/24/6" office:value-type="date" office:date-value="2018-02-08T09:24:31.999969" calcext:value-type="date">
            <text:p>08.02.2018 09:24:32</text:p>
          </table:table-cell>
          <table:table-cell office:value-type="float" office:value="1.995117" calcext:value-type="float">
            <text:p>1,995117</text:p>
          </table:table-cell>
          <table:table-cell office:value-type="float" office:value="73.913177" calcext:value-type="float">
            <text:p>73,913177</text:p>
          </table:table-cell>
          <table:table-cell office:value-type="float" office:value="956.669983" calcext:value-type="float">
            <text:p>956,669983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15625" calcext:value-type="float">
            <text:p>242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58]-1/24/6" office:value-type="date" office:date-value="2018-02-08T09:34:31.999969" calcext:value-type="date">
            <text:p>08.02.2018 09:34:32</text:p>
          </table:table-cell>
          <table:table-cell office:value-type="float" office:value="2.067216" calcext:value-type="float">
            <text:p>2,067216</text:p>
          </table:table-cell>
          <table:table-cell office:value-type="float" office:value="73.983368" calcext:value-type="float">
            <text:p>73,983368</text:p>
          </table:table-cell>
          <table:table-cell office:value-type="float" office:value="956.690002" calcext:value-type="float">
            <text:p>956,690002</text:p>
          </table:table-cell>
          <table:table-cell table:number-columns-repeated="2"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59]-1/24/6" office:value-type="date" office:date-value="2018-02-08T09:44:31.999969" calcext:value-type="date">
            <text:p>08.02.2018 09:44:32</text:p>
          </table:table-cell>
          <table:table-cell office:value-type="float" office:value="2.149996" calcext:value-type="float">
            <text:p>2,149996</text:p>
          </table:table-cell>
          <table:table-cell office:value-type="float" office:value="73.418785" calcext:value-type="float">
            <text:p>73,418785</text:p>
          </table:table-cell>
          <table:table-cell office:value-type="float" office:value="956.710022" calcext:value-type="float">
            <text:p>956,710022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60]-1/24/6" office:value-type="date" office:date-value="2018-02-08T09:54:31.999969" calcext:value-type="date">
            <text:p>08.02.2018 09:54:32</text:p>
          </table:table-cell>
          <table:table-cell office:value-type="float" office:value="2.235447" calcext:value-type="float">
            <text:p>2,235447</text:p>
          </table:table-cell>
          <table:table-cell office:value-type="float" office:value="73.745323" calcext:value-type="float">
            <text:p>73,745323</text:p>
          </table:table-cell>
          <table:table-cell office:value-type="float" office:value="956.919983" calcext:value-type="float">
            <text:p>956,919983</text:p>
          </table:table-cell>
          <table:table-cell office:value-type="float" office:value="242.15625" calcext:value-type="float">
            <text:p>242,15625</text:p>
          </table:table-cell>
          <table:table-cell office:value-type="float" office:value="242.28125" calcext:value-type="float">
            <text:p>242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61]-1/24/6" office:value-type="date" office:date-value="2018-02-08T10:04:31.999969" calcext:value-type="date">
            <text:p>08.02.2018 10:04:32</text:p>
          </table:table-cell>
          <table:table-cell office:value-type="float" office:value="2.248798" calcext:value-type="float">
            <text:p>2,248798</text:p>
          </table:table-cell>
          <table:table-cell office:value-type="float" office:value="73.667503" calcext:value-type="float">
            <text:p>73,667503</text:p>
          </table:table-cell>
          <table:table-cell office:value-type="float" office:value="957" calcext:value-type="float">
            <text:p>957</text:p>
          </table:table-cell>
          <table:table-cell office:value-type="float" office:value="242.3125" calcext:value-type="float">
            <text:p>242,3125</text:p>
          </table:table-cell>
          <table:table-cell office:value-type="float" office:value="242.375" calcext:value-type="float">
            <text:p>242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62]-1/24/6" office:value-type="date" office:date-value="2018-02-08T10:14:31.999969" calcext:value-type="date">
            <text:p>08.02.2018 10:14:32</text:p>
          </table:table-cell>
          <table:table-cell office:value-type="float" office:value="2.26482" calcext:value-type="float">
            <text:p>2,26482</text:p>
          </table:table-cell>
          <table:table-cell office:value-type="float" office:value="72.674141" calcext:value-type="float">
            <text:p>72,674141</text:p>
          </table:table-cell>
          <table:table-cell office:value-type="float" office:value="957.109985" calcext:value-type="float">
            <text:p>957,109985</text:p>
          </table:table-cell>
          <table:table-cell table:number-columns-repeated="2" office:value-type="float" office:value="242.1875" calcext:value-type="float">
            <text:p>242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63]-1/24/6" office:value-type="date" office:date-value="2018-02-08T10:24:31.999969" calcext:value-type="date">
            <text:p>08.02.2018 10:24:32</text:p>
          </table:table-cell>
          <table:table-cell office:value-type="float" office:value="2.320897" calcext:value-type="float">
            <text:p>2,320897</text:p>
          </table:table-cell>
          <table:table-cell office:value-type="float" office:value="73.150223" calcext:value-type="float">
            <text:p>73,150223</text:p>
          </table:table-cell>
          <table:table-cell office:value-type="float" office:value="957.039978" calcext:value-type="float">
            <text:p>957,039978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21875" calcext:value-type="float">
            <text:p>242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64]-1/24/6" office:value-type="date" office:date-value="2018-02-08T10:34:31.999969" calcext:value-type="date">
            <text:p>08.02.2018 10:34:32</text:p>
          </table:table-cell>
          <table:table-cell office:value-type="float" office:value="2.419699" calcext:value-type="float">
            <text:p>2,419699</text:p>
          </table:table-cell>
          <table:table-cell office:value-type="float" office:value="72.58564" calcext:value-type="float">
            <text:p>72,58564</text:p>
          </table:table-cell>
          <table:table-cell office:value-type="float" office:value="957.070007" calcext:value-type="float">
            <text:p>957,070007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65]-1/24/6" office:value-type="date" office:date-value="2018-02-08T10:44:31.999969" calcext:value-type="date">
            <text:p>08.02.2018 10:44:32</text:p>
          </table:table-cell>
          <table:table-cell office:value-type="float" office:value="2.518502" calcext:value-type="float">
            <text:p>2,518502</text:p>
          </table:table-cell>
          <table:table-cell office:value-type="float" office:value="72.658882" calcext:value-type="float">
            <text:p>72,658882</text:p>
          </table:table-cell>
          <table:table-cell office:value-type="float" office:value="957.049988" calcext:value-type="float">
            <text:p>957,049988</text:p>
          </table:table-cell>
          <table:table-cell office:value-type="float" office:value="242.1875" calcext:value-type="float">
            <text:p>242,1875</text:p>
          </table:table-cell>
          <table:table-cell office:value-type="float" office:value="242.40625" calcext:value-type="float">
            <text:p>242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66]-1/24/6" office:value-type="date" office:date-value="2018-02-08T10:54:31.999969" calcext:value-type="date">
            <text:p>08.02.2018 10:54:32</text:p>
          </table:table-cell>
          <table:table-cell office:value-type="float" office:value="2.601282" calcext:value-type="float">
            <text:p>2,601282</text:p>
          </table:table-cell>
          <table:table-cell office:value-type="float" office:value="72.764175" calcext:value-type="float">
            <text:p>72,764175</text:p>
          </table:table-cell>
          <table:table-cell office:value-type="float" office:value="957.059998" calcext:value-type="float">
            <text:p>957,059998</text:p>
          </table:table-cell>
          <table:table-cell office:value-type="float" office:value="242" calcext:value-type="float">
            <text:p>242</text:p>
          </table:table-cell>
          <table:table-cell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67]-1/24/6" office:value-type="date" office:date-value="2018-02-08T11:04:31.999969" calcext:value-type="date">
            <text:p>08.02.2018 11:04:32</text:p>
          </table:table-cell>
          <table:table-cell office:value-type="float" office:value="2.713436" calcext:value-type="float">
            <text:p>2,713436</text:p>
          </table:table-cell>
          <table:table-cell office:value-type="float" office:value="72.10498" calcext:value-type="float">
            <text:p>72,10498</text:p>
          </table:table-cell>
          <table:table-cell office:value-type="float" office:value="957.169983" calcext:value-type="float">
            <text:p>957,169983</text:p>
          </table:table-cell>
          <table:table-cell table:number-columns-repeated="2"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68]-1/24/6" office:value-type="date" office:date-value="2018-02-08T11:14:31.99997" calcext:value-type="date">
            <text:p>08.02.2018 11:14:32</text:p>
          </table:table-cell>
          <table:table-cell office:value-type="float" office:value="2.868315" calcext:value-type="float">
            <text:p>2,868315</text:p>
          </table:table-cell>
          <table:table-cell office:value-type="float" office:value="72.054626" calcext:value-type="float">
            <text:p>72,054626</text:p>
          </table:table-cell>
          <table:table-cell office:value-type="float" office:value="957.140015" calcext:value-type="float">
            <text:p>957,140015</text:p>
          </table:table-cell>
          <table:table-cell office:value-type="float" office:value="242.28125" calcext:value-type="float">
            <text:p>242,28125</text:p>
          </table:table-cell>
          <table:table-cell office:value-type="float" office:value="242.4375" calcext:value-type="float">
            <text:p>242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69]-1/24/6" office:value-type="date" office:date-value="2018-02-08T11:24:31.99997" calcext:value-type="date">
            <text:p>08.02.2018 11:24:32</text:p>
          </table:table-cell>
          <table:table-cell office:value-type="float" office:value="2.951095" calcext:value-type="float">
            <text:p>2,951095</text:p>
          </table:table-cell>
          <table:table-cell office:value-type="float" office:value="71.56176" calcext:value-type="float">
            <text:p>71,56176</text:p>
          </table:table-cell>
          <table:table-cell office:value-type="float" office:value="957.080017" calcext:value-type="float">
            <text:p>957,080017</text:p>
          </table:table-cell>
          <table:table-cell office:value-type="float" office:value="241.96875" calcext:value-type="float">
            <text:p>241,96875</text:p>
          </table:table-cell>
          <table:table-cell office:value-type="float" office:value="242.15625" calcext:value-type="float">
            <text:p>242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70]-1/24/6" office:value-type="date" office:date-value="2018-02-08T11:34:31.99997" calcext:value-type="date">
            <text:p>08.02.2018 11:34:32</text:p>
          </table:table-cell>
          <table:table-cell office:value-type="float" office:value="3.020523" calcext:value-type="float">
            <text:p>3,020523</text:p>
          </table:table-cell>
          <table:table-cell office:value-type="float" office:value="70.82933" calcext:value-type="float">
            <text:p>70,82933</text:p>
          </table:table-cell>
          <table:table-cell office:value-type="float" office:value="957.159973" calcext:value-type="float">
            <text:p>957,159973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71]-1/24/6" office:value-type="date" office:date-value="2018-02-08T11:44:31.99997" calcext:value-type="date">
            <text:p>08.02.2018 11:44:32</text:p>
          </table:table-cell>
          <table:table-cell office:value-type="float" office:value="3.092622" calcext:value-type="float">
            <text:p>3,092622</text:p>
          </table:table-cell>
          <table:table-cell office:value-type="float" office:value="70.797287" calcext:value-type="float">
            <text:p>70,797287</text:p>
          </table:table-cell>
          <table:table-cell office:value-type="float" office:value="957.159973" calcext:value-type="float">
            <text:p>957,159973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72]-1/24/6" office:value-type="date" office:date-value="2018-02-08T11:54:31.99997" calcext:value-type="date">
            <text:p>08.02.2018 11:54:32</text:p>
          </table:table-cell>
          <table:table-cell office:value-type="float" office:value="3.132677" calcext:value-type="float">
            <text:p>3,132677</text:p>
          </table:table-cell>
          <table:table-cell office:value-type="float" office:value="71.001755" calcext:value-type="float">
            <text:p>71,001755</text:p>
          </table:table-cell>
          <table:table-cell office:value-type="float" office:value="957.169983" calcext:value-type="float">
            <text:p>957,169983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73]-1/24/6" office:value-type="date" office:date-value="2018-02-08T12:04:31.99997" calcext:value-type="date">
            <text:p>08.02.2018 12:04:32</text:p>
          </table:table-cell>
          <table:table-cell office:value-type="float" office:value="3.218128" calcext:value-type="float">
            <text:p>3,218128</text:p>
          </table:table-cell>
          <table:table-cell office:value-type="float" office:value="70.412758" calcext:value-type="float">
            <text:p>70,412758</text:p>
          </table:table-cell>
          <table:table-cell office:value-type="float" office:value="957.039978" calcext:value-type="float">
            <text:p>957,039978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74]-1/24/6" office:value-type="date" office:date-value="2018-02-08T12:14:31.99997" calcext:value-type="date">
            <text:p>08.02.2018 12:14:32</text:p>
          </table:table-cell>
          <table:table-cell office:value-type="float" office:value="3.346303" calcext:value-type="float">
            <text:p>3,346303</text:p>
          </table:table-cell>
          <table:table-cell office:value-type="float" office:value="69.294273" calcext:value-type="float">
            <text:p>69,294273</text:p>
          </table:table-cell>
          <table:table-cell office:value-type="float" office:value="957.02002" calcext:value-type="float">
            <text:p>957,02002</text:p>
          </table:table-cell>
          <table:table-cell table:number-columns-repeated="2"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75]-1/24/6" office:value-type="date" office:date-value="2018-02-08T12:24:31.99997" calcext:value-type="date">
            <text:p>08.02.2018 12:24:32</text:p>
          </table:table-cell>
          <table:table-cell office:value-type="float" office:value="3.445106" calcext:value-type="float">
            <text:p>3,445106</text:p>
          </table:table-cell>
          <table:table-cell office:value-type="float" office:value="69.14473" calcext:value-type="float">
            <text:p>69,14473</text:p>
          </table:table-cell>
          <table:table-cell office:value-type="float" office:value="956.969971" calcext:value-type="float">
            <text:p>956,969971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76]-1/24/6" office:value-type="date" office:date-value="2018-02-08T12:34:31.99997" calcext:value-type="date">
            <text:p>08.02.2018 12:34:32</text:p>
          </table:table-cell>
          <table:table-cell office:value-type="float" office:value="3.543908" calcext:value-type="float">
            <text:p>3,543908</text:p>
          </table:table-cell>
          <table:table-cell office:value-type="float" office:value="69.451439" calcext:value-type="float">
            <text:p>69,451439</text:p>
          </table:table-cell>
          <table:table-cell office:value-type="float" office:value="956.940002" calcext:value-type="float">
            <text:p>956,940002</text:p>
          </table:table-cell>
          <table:table-cell table:number-columns-repeated="2"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77]-1/24/6" office:value-type="date" office:date-value="2018-02-08T12:44:31.99997" calcext:value-type="date">
            <text:p>08.02.2018 12:44:32</text:p>
          </table:table-cell>
          <table:table-cell office:value-type="float" office:value="3.613336" calcext:value-type="float">
            <text:p>3,613336</text:p>
          </table:table-cell>
          <table:table-cell office:value-type="float" office:value="68.957047" calcext:value-type="float">
            <text:p>68,957047</text:p>
          </table:table-cell>
          <table:table-cell office:value-type="float" office:value="956.97998" calcext:value-type="float">
            <text:p>956,97998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78]-1/24/6" office:value-type="date" office:date-value="2018-02-08T12:54:31.99997" calcext:value-type="date">
            <text:p>08.02.2018 12:54:32</text:p>
          </table:table-cell>
          <table:table-cell office:value-type="float" office:value="3.72549" calcext:value-type="float">
            <text:p>3,72549</text:p>
          </table:table-cell>
          <table:table-cell office:value-type="float" office:value="68.380257" calcext:value-type="float">
            <text:p>68,380257</text:p>
          </table:table-cell>
          <table:table-cell office:value-type="float" office:value="956.98999" calcext:value-type="float">
            <text:p>956,98999</text:p>
          </table:table-cell>
          <table:table-cell table:number-columns-repeated="2"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79]-1/24/6" office:value-type="date" office:date-value="2018-02-08T13:04:31.99997" calcext:value-type="date">
            <text:p>08.02.2018 13:04:32</text:p>
          </table:table-cell>
          <table:table-cell office:value-type="float" office:value="3.80827" calcext:value-type="float">
            <text:p>3,80827</text:p>
          </table:table-cell>
          <table:table-cell office:value-type="float" office:value="67.780579" calcext:value-type="float">
            <text:p>67,780579</text:p>
          </table:table-cell>
          <table:table-cell office:value-type="float" office:value="957" calcext:value-type="float">
            <text:p>957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80]-1/24/6" office:value-type="date" office:date-value="2018-02-08T13:14:31.99997" calcext:value-type="date">
            <text:p>08.02.2018 13:14:32</text:p>
          </table:table-cell>
          <table:table-cell office:value-type="float" office:value="3.880369" calcext:value-type="float">
            <text:p>3,880369</text:p>
          </table:table-cell>
          <table:table-cell office:value-type="float" office:value="67.573051" calcext:value-type="float">
            <text:p>67,573051</text:p>
          </table:table-cell>
          <table:table-cell office:value-type="float" office:value="957.030029" calcext:value-type="float">
            <text:p>957,030029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81]-1/24/6" office:value-type="date" office:date-value="2018-02-08T13:24:31.99997" calcext:value-type="date">
            <text:p>08.02.2018 13:24:32</text:p>
          </table:table-cell>
          <table:table-cell office:value-type="float" office:value="3.920424" calcext:value-type="float">
            <text:p>3,920424</text:p>
          </table:table-cell>
          <table:table-cell office:value-type="float" office:value="68.200195" calcext:value-type="float">
            <text:p>68,200195</text:p>
          </table:table-cell>
          <table:table-cell office:value-type="float" office:value="957.030029" calcext:value-type="float">
            <text:p>957,030029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82]-1/24/6" office:value-type="date" office:date-value="2018-02-08T13:34:31.999971" calcext:value-type="date">
            <text:p>08.02.2018 13:34:32</text:p>
          </table:table-cell>
          <table:table-cell office:value-type="float" office:value="3.992523" calcext:value-type="float">
            <text:p>3,992523</text:p>
          </table:table-cell>
          <table:table-cell office:value-type="float" office:value="68.1651" calcext:value-type="float">
            <text:p>68,1651</text:p>
          </table:table-cell>
          <table:table-cell office:value-type="float" office:value="956.98999" calcext:value-type="float">
            <text:p>956,98999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83]-1/24/6" office:value-type="date" office:date-value="2018-02-08T13:44:31.999971" calcext:value-type="date">
            <text:p>08.02.2018 13:44:32</text:p>
          </table:table-cell>
          <table:table-cell office:value-type="float" office:value="4.061952" calcext:value-type="float">
            <text:p>4,061952</text:p>
          </table:table-cell>
          <table:table-cell office:value-type="float" office:value="67.583733" calcext:value-type="float">
            <text:p>67,583733</text:p>
          </table:table-cell>
          <table:table-cell office:value-type="float" office:value="956.890015" calcext:value-type="float">
            <text:p>956,890015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84]-1/24/6" office:value-type="date" office:date-value="2018-02-08T13:54:31.999971" calcext:value-type="date">
            <text:p>08.02.2018 13:54:32</text:p>
          </table:table-cell>
          <table:table-cell office:value-type="float" office:value="4.075303" calcext:value-type="float">
            <text:p>4,075303</text:p>
          </table:table-cell>
          <table:table-cell office:value-type="float" office:value="66.764328" calcext:value-type="float">
            <text:p>66,764328</text:p>
          </table:table-cell>
          <table:table-cell office:value-type="float" office:value="956.919983" calcext:value-type="float">
            <text:p>956,919983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85]-1/24/6" office:value-type="date" office:date-value="2018-02-08T14:04:31.999971" calcext:value-type="date">
            <text:p>08.02.2018 14:04:32</text:p>
          </table:table-cell>
          <table:table-cell office:value-type="float" office:value="4.144732" calcext:value-type="float">
            <text:p>4,144732</text:p>
          </table:table-cell>
          <table:table-cell office:value-type="float" office:value="66.952011" calcext:value-type="float">
            <text:p>66,952011</text:p>
          </table:table-cell>
          <table:table-cell office:value-type="float" office:value="956.869995" calcext:value-type="float">
            <text:p>956,869995</text:p>
          </table:table-cell>
          <table:table-cell table:number-columns-repeated="2"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86]-1/24/6" office:value-type="date" office:date-value="2018-02-08T14:14:31.999971" calcext:value-type="date">
            <text:p>08.02.2018 14:14:32</text:p>
          </table:table-cell>
          <table:table-cell office:value-type="float" office:value="4.243534" calcext:value-type="float">
            <text:p>4,243534</text:p>
          </table:table-cell>
          <table:table-cell office:value-type="float" office:value="65.922028" calcext:value-type="float">
            <text:p>65,922028</text:p>
          </table:table-cell>
          <table:table-cell office:value-type="float" office:value="956.76001" calcext:value-type="float">
            <text:p>956,76001</text:p>
          </table:table-cell>
          <table:table-cell table:number-columns-repeated="2"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87]-1/24/6" office:value-type="date" office:date-value="2018-02-08T14:24:31.999971" calcext:value-type="date">
            <text:p>08.02.2018 14:24:32</text:p>
          </table:table-cell>
          <table:table-cell office:value-type="float" office:value="4.200809" calcext:value-type="float">
            <text:p>4,200809</text:p>
          </table:table-cell>
          <table:table-cell office:value-type="float" office:value="66.369118" calcext:value-type="float">
            <text:p>66,369118</text:p>
          </table:table-cell>
          <table:table-cell office:value-type="float" office:value="956.780029" calcext:value-type="float">
            <text:p>956,780029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5" calcext:value-type="float">
            <text:p>241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88]-1/24/6" office:value-type="date" office:date-value="2018-02-08T14:34:31.999971" calcext:value-type="date">
            <text:p>08.02.2018 14:34:32</text:p>
          </table:table-cell>
          <table:table-cell office:value-type="float" office:value="4.216831" calcext:value-type="float">
            <text:p>4,216831</text:p>
          </table:table-cell>
          <table:table-cell office:value-type="float" office:value="66.414894" calcext:value-type="float">
            <text:p>66,414894</text:p>
          </table:table-cell>
          <table:table-cell office:value-type="float" office:value="956.719971" calcext:value-type="float">
            <text:p>956,719971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89]-1/24/6" office:value-type="date" office:date-value="2018-02-08T14:44:31.999971" calcext:value-type="date">
            <text:p>08.02.2018 14:44:32</text:p>
          </table:table-cell>
          <table:table-cell office:value-type="float" office:value="4.200809" calcext:value-type="float">
            <text:p>4,200809</text:p>
          </table:table-cell>
          <table:table-cell office:value-type="float" office:value="65.645836" calcext:value-type="float">
            <text:p>65,645836</text:p>
          </table:table-cell>
          <table:table-cell office:value-type="float" office:value="956.690002" calcext:value-type="float">
            <text:p>956,690002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5" calcext:value-type="float">
            <text:p>241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90]-1/24/6" office:value-type="date" office:date-value="2018-02-08T14:54:31.999971" calcext:value-type="date">
            <text:p>08.02.2018 14:54:32</text:p>
          </table:table-cell>
          <table:table-cell office:value-type="float" office:value="4.299611" calcext:value-type="float">
            <text:p>4,299611</text:p>
          </table:table-cell>
          <table:table-cell office:value-type="float" office:value="66.881821" calcext:value-type="float">
            <text:p>66,881821</text:p>
          </table:table-cell>
          <table:table-cell office:value-type="float" office:value="956.830017" calcext:value-type="float">
            <text:p>956,830017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91]-1/24/6" office:value-type="date" office:date-value="2018-02-08T15:04:31.999971" calcext:value-type="date">
            <text:p>08.02.2018 15:04:32</text:p>
          </table:table-cell>
          <table:table-cell office:value-type="float" office:value="4.270237" calcext:value-type="float">
            <text:p>4,270237</text:p>
          </table:table-cell>
          <table:table-cell office:value-type="float" office:value="64.699776" calcext:value-type="float">
            <text:p>64,699776</text:p>
          </table:table-cell>
          <table:table-cell office:value-type="float" office:value="956.849976" calcext:value-type="float">
            <text:p>956,849976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92]-1/24/6" office:value-type="date" office:date-value="2018-02-08T15:14:31.999971" calcext:value-type="date">
            <text:p>08.02.2018 15:14:32</text:p>
          </table:table-cell>
          <table:table-cell office:value-type="float" office:value="4.243534" calcext:value-type="float">
            <text:p>4,243534</text:p>
          </table:table-cell>
          <table:table-cell office:value-type="float" office:value="66.062408" calcext:value-type="float">
            <text:p>66,062408</text:p>
          </table:table-cell>
          <table:table-cell office:value-type="float" office:value="956.900024" calcext:value-type="float">
            <text:p>956,900024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93]-1/24/6" office:value-type="date" office:date-value="2018-02-08T15:24:31.999971" calcext:value-type="date">
            <text:p>08.02.2018 15:24:32</text:p>
          </table:table-cell>
          <table:table-cell office:value-type="float" office:value="4.160754" calcext:value-type="float">
            <text:p>4,160754</text:p>
          </table:table-cell>
          <table:table-cell office:value-type="float" office:value="65.871674" calcext:value-type="float">
            <text:p>65,871674</text:p>
          </table:table-cell>
          <table:table-cell office:value-type="float" office:value="956.849976" calcext:value-type="float">
            <text:p>956,849976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94]-1/24/6" office:value-type="date" office:date-value="2018-02-08T15:34:31.999971" calcext:value-type="date">
            <text:p>08.02.2018 15:34:32</text:p>
          </table:table-cell>
          <table:table-cell office:value-type="float" office:value="4.019227" calcext:value-type="float">
            <text:p>4,019227</text:p>
          </table:table-cell>
          <table:table-cell office:value-type="float" office:value="67.075607" calcext:value-type="float">
            <text:p>67,075607</text:p>
          </table:table-cell>
          <table:table-cell office:value-type="float" office:value="956.849976" calcext:value-type="float">
            <text:p>956,849976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95]-1/24/6" office:value-type="date" office:date-value="2018-02-08T15:44:31.999971" calcext:value-type="date">
            <text:p>08.02.2018 15:44:32</text:p>
          </table:table-cell>
          <table:table-cell office:value-type="float" office:value="3.992523" calcext:value-type="float">
            <text:p>3,992523</text:p>
          </table:table-cell>
          <table:table-cell office:value-type="float" office:value="67.687492" calcext:value-type="float">
            <text:p>67,687492</text:p>
          </table:table-cell>
          <table:table-cell office:value-type="float" office:value="956.820007" calcext:value-type="float">
            <text:p>956,820007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96]-1/24/6" office:value-type="date" office:date-value="2018-02-08T15:54:31.999972" calcext:value-type="date">
            <text:p>08.02.2018 15:54:32</text:p>
          </table:table-cell>
          <table:table-cell office:value-type="float" office:value="3.880369" calcext:value-type="float">
            <text:p>3,880369</text:p>
          </table:table-cell>
          <table:table-cell office:value-type="float" office:value="67.069504" calcext:value-type="float">
            <text:p>67,069504</text:p>
          </table:table-cell>
          <table:table-cell office:value-type="float" office:value="956.799988" calcext:value-type="float">
            <text:p>956,799988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97]-1/24/6" office:value-type="date" office:date-value="2018-02-08T16:04:31.999972" calcext:value-type="date">
            <text:p>08.02.2018 16:04:32</text:p>
          </table:table-cell>
          <table:table-cell office:value-type="float" office:value="3.80827" calcext:value-type="float">
            <text:p>3,80827</text:p>
          </table:table-cell>
          <table:table-cell office:value-type="float" office:value="68.233765" calcext:value-type="float">
            <text:p>68,233765</text:p>
          </table:table-cell>
          <table:table-cell office:value-type="float" office:value="956.869995" calcext:value-type="float">
            <text:p>956,86999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2.25" calcext:value-type="float">
            <text:p>242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98]-1/24/6" office:value-type="date" office:date-value="2018-02-08T16:14:31.999972" calcext:value-type="date">
            <text:p>08.02.2018 16:14:32</text:p>
          </table:table-cell>
          <table:table-cell office:value-type="float" office:value="3.752193" calcext:value-type="float">
            <text:p>3,752193</text:p>
          </table:table-cell>
          <table:table-cell office:value-type="float" office:value="67.412834" calcext:value-type="float">
            <text:p>67,412834</text:p>
          </table:table-cell>
          <table:table-cell office:value-type="float" office:value="956.909973" calcext:value-type="float">
            <text:p>956,909973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299]-1/24/6" office:value-type="date" office:date-value="2018-02-08T16:24:31.999972" calcext:value-type="date">
            <text:p>08.02.2018 16:24:32</text:p>
          </table:table-cell>
          <table:table-cell office:value-type="float" office:value="3.696117" calcext:value-type="float">
            <text:p>3,696117</text:p>
          </table:table-cell>
          <table:table-cell office:value-type="float" office:value="68.863968" calcext:value-type="float">
            <text:p>68,863968</text:p>
          </table:table-cell>
          <table:table-cell office:value-type="float" office:value="956.98999" calcext:value-type="float">
            <text:p>956,98999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00]-1/24/6" office:value-type="date" office:date-value="2018-02-08T16:34:31.999972" calcext:value-type="date">
            <text:p>08.02.2018 16:34:32</text:p>
          </table:table-cell>
          <table:table-cell office:value-type="float" office:value="3.656062" calcext:value-type="float">
            <text:p>3,656062</text:p>
          </table:table-cell>
          <table:table-cell office:value-type="float" office:value="68.522163" calcext:value-type="float">
            <text:p>68,522163</text:p>
          </table:table-cell>
          <table:table-cell office:value-type="float" office:value="956.950012" calcext:value-type="float">
            <text:p>956,950012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01]-1/24/6" office:value-type="date" office:date-value="2018-02-08T16:44:31.999972" calcext:value-type="date">
            <text:p>08.02.2018 16:44:32</text:p>
          </table:table-cell>
          <table:table-cell office:value-type="float" office:value="3.626688" calcext:value-type="float">
            <text:p>3,626688</text:p>
          </table:table-cell>
          <table:table-cell office:value-type="float" office:value="67.940796" calcext:value-type="float">
            <text:p>67,940796</text:p>
          </table:table-cell>
          <table:table-cell office:value-type="float" office:value="957.070007" calcext:value-type="float">
            <text:p>957,070007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02]-1/24/6" office:value-type="date" office:date-value="2018-02-08T16:54:31.999972" calcext:value-type="date">
            <text:p>08.02.2018 16:54:32</text:p>
          </table:table-cell>
          <table:table-cell office:value-type="float" office:value="3.55726" calcext:value-type="float">
            <text:p>3,55726</text:p>
          </table:table-cell>
          <table:table-cell office:value-type="float" office:value="68.108643" calcext:value-type="float">
            <text:p>68,108643</text:p>
          </table:table-cell>
          <table:table-cell office:value-type="float" office:value="956.950012" calcext:value-type="float">
            <text:p>956,950012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03]-1/24/6" office:value-type="date" office:date-value="2018-02-08T17:04:31.999972" calcext:value-type="date">
            <text:p>08.02.2018 17:04:32</text:p>
          </table:table-cell>
          <table:table-cell office:value-type="float" office:value="3.487831" calcext:value-type="float">
            <text:p>3,487831</text:p>
          </table:table-cell>
          <table:table-cell office:value-type="float" office:value="68.499275" calcext:value-type="float">
            <text:p>68,499275</text:p>
          </table:table-cell>
          <table:table-cell office:value-type="float" office:value="957.140015" calcext:value-type="float">
            <text:p>957,14001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04]-1/24/6" office:value-type="date" office:date-value="2018-02-08T17:14:31.999972" calcext:value-type="date">
            <text:p>08.02.2018 17:14:32</text:p>
          </table:table-cell>
          <table:table-cell office:value-type="float" office:value="3.431754" calcext:value-type="float">
            <text:p>3,431754</text:p>
          </table:table-cell>
          <table:table-cell office:value-type="float" office:value="68.1651" calcext:value-type="float">
            <text:p>68,1651</text:p>
          </table:table-cell>
          <table:table-cell office:value-type="float" office:value="957.219971" calcext:value-type="float">
            <text:p>957,219971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05]-1/24/6" office:value-type="date" office:date-value="2018-02-08T17:24:31.999972" calcext:value-type="date">
            <text:p>08.02.2018 17:24:32</text:p>
          </table:table-cell>
          <table:table-cell office:value-type="float" office:value="3.445106" calcext:value-type="float">
            <text:p>3,445106</text:p>
          </table:table-cell>
          <table:table-cell office:value-type="float" office:value="68.731209" calcext:value-type="float">
            <text:p>68,731209</text:p>
          </table:table-cell>
          <table:table-cell office:value-type="float" office:value="957.090027" calcext:value-type="float">
            <text:p>957,090027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06]-1/24/6" office:value-type="date" office:date-value="2018-02-08T17:34:31.999972" calcext:value-type="date">
            <text:p>08.02.2018 17:34:32</text:p>
          </table:table-cell>
          <table:table-cell office:value-type="float" office:value="3.389029" calcext:value-type="float">
            <text:p>3,389029</text:p>
          </table:table-cell>
          <table:table-cell office:value-type="float" office:value="68.027771" calcext:value-type="float">
            <text:p>68,027771</text:p>
          </table:table-cell>
          <table:table-cell office:value-type="float" office:value="957.190002" calcext:value-type="float">
            <text:p>957,190002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07]-1/24/6" office:value-type="date" office:date-value="2018-02-08T17:44:31.999972" calcext:value-type="date">
            <text:p>08.02.2018 17:44:32</text:p>
          </table:table-cell>
          <table:table-cell office:value-type="float" office:value="3.415732" calcext:value-type="float">
            <text:p>3,415732</text:p>
          </table:table-cell>
          <table:table-cell office:value-type="float" office:value="66.726173" calcext:value-type="float">
            <text:p>66,726173</text:p>
          </table:table-cell>
          <table:table-cell office:value-type="float" office:value="957.23999" calcext:value-type="float">
            <text:p>957,23999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08]-1/24/6" office:value-type="date" office:date-value="2018-02-08T17:54:31.999972" calcext:value-type="date">
            <text:p>08.02.2018 17:54:32</text:p>
          </table:table-cell>
          <table:table-cell office:value-type="float" office:value="3.359655" calcext:value-type="float">
            <text:p>3,359655</text:p>
          </table:table-cell>
          <table:table-cell office:value-type="float" office:value="67.684441" calcext:value-type="float">
            <text:p>67,684441</text:p>
          </table:table-cell>
          <table:table-cell office:value-type="float" office:value="957.280029" calcext:value-type="float">
            <text:p>957,280029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09]-1/24/6" office:value-type="date" office:date-value="2018-02-08T18:04:31.999972" calcext:value-type="date">
            <text:p>08.02.2018 18:04:32</text:p>
          </table:table-cell>
          <table:table-cell office:value-type="float" office:value="3.375677" calcext:value-type="float">
            <text:p>3,375677</text:p>
          </table:table-cell>
          <table:table-cell office:value-type="float" office:value="67.618828" calcext:value-type="float">
            <text:p>67,618828</text:p>
          </table:table-cell>
          <table:table-cell office:value-type="float" office:value="957.429993" calcext:value-type="float">
            <text:p>957,429993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10]-1/24/6" office:value-type="date" office:date-value="2018-02-08T18:14:31.999972" calcext:value-type="date">
            <text:p>08.02.2018 18:14:32</text:p>
          </table:table-cell>
          <table:table-cell office:value-type="float" office:value="3.346303" calcext:value-type="float">
            <text:p>3,346303</text:p>
          </table:table-cell>
          <table:table-cell office:value-type="float" office:value="67.875183" calcext:value-type="float">
            <text:p>67,875183</text:p>
          </table:table-cell>
          <table:table-cell office:value-type="float" office:value="957.48999" calcext:value-type="float">
            <text:p>957,48999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11]-1/24/6" office:value-type="date" office:date-value="2018-02-08T18:24:31.999973" calcext:value-type="date">
            <text:p>08.02.2018 18:24:32</text:p>
          </table:table-cell>
          <table:table-cell office:value-type="float" office:value="3.300908" calcext:value-type="float">
            <text:p>3,300908</text:p>
          </table:table-cell>
          <table:table-cell office:value-type="float" office:value="68.493172" calcext:value-type="float">
            <text:p>68,493172</text:p>
          </table:table-cell>
          <table:table-cell office:value-type="float" office:value="957.530029" calcext:value-type="float">
            <text:p>957,530029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12]-1/24/6" office:value-type="date" office:date-value="2018-02-08T18:34:31.999973" calcext:value-type="date">
            <text:p>08.02.2018 18:34:32</text:p>
          </table:table-cell>
          <table:table-cell office:value-type="float" office:value="3.346303" calcext:value-type="float">
            <text:p>3,346303</text:p>
          </table:table-cell>
          <table:table-cell office:value-type="float" office:value="68.456551" calcext:value-type="float">
            <text:p>68,456551</text:p>
          </table:table-cell>
          <table:table-cell office:value-type="float" office:value="957.590027" calcext:value-type="float">
            <text:p>957,590027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13]-1/24/6" office:value-type="date" office:date-value="2018-02-08T18:44:31.999973" calcext:value-type="date">
            <text:p>08.02.2018 18:44:32</text:p>
          </table:table-cell>
          <table:table-cell office:value-type="float" office:value="3.300908" calcext:value-type="float">
            <text:p>3,300908</text:p>
          </table:table-cell>
          <table:table-cell office:value-type="float" office:value="68.767838" calcext:value-type="float">
            <text:p>68,767838</text:p>
          </table:table-cell>
          <table:table-cell office:value-type="float" office:value="957.539978" calcext:value-type="float">
            <text:p>957,539978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14]-1/24/6" office:value-type="date" office:date-value="2018-02-08T18:54:31.999973" calcext:value-type="date">
            <text:p>08.02.2018 18:54:32</text:p>
          </table:table-cell>
          <table:table-cell office:value-type="float" office:value="3.31693" calcext:value-type="float">
            <text:p>3,31693</text:p>
          </table:table-cell>
          <table:table-cell office:value-type="float" office:value="69.24086" calcext:value-type="float">
            <text:p>69,24086</text:p>
          </table:table-cell>
          <table:table-cell office:value-type="float" office:value="957.590027" calcext:value-type="float">
            <text:p>957,590027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2.21875" calcext:value-type="float">
            <text:p>242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15]-1/24/6" office:value-type="date" office:date-value="2018-02-08T19:04:31.999973" calcext:value-type="date">
            <text:p>08.02.2018 19:04:32</text:p>
          </table:table-cell>
          <table:table-cell office:value-type="float" office:value="3.244831" calcext:value-type="float">
            <text:p>3,244831</text:p>
          </table:table-cell>
          <table:table-cell office:value-type="float" office:value="68.525215" calcext:value-type="float">
            <text:p>68,525215</text:p>
          </table:table-cell>
          <table:table-cell office:value-type="float" office:value="957.650024" calcext:value-type="float">
            <text:p>957,650024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16]-1/24/6" office:value-type="date" office:date-value="2018-02-08T19:14:31.999973" calcext:value-type="date">
            <text:p>08.02.2018 19:14:32</text:p>
          </table:table-cell>
          <table:table-cell office:value-type="float" office:value="3.218128" calcext:value-type="float">
            <text:p>3,218128</text:p>
          </table:table-cell>
          <table:table-cell office:value-type="float" office:value="68.879227" calcext:value-type="float">
            <text:p>68,879227</text:p>
          </table:table-cell>
          <table:table-cell office:value-type="float" office:value="957.580017" calcext:value-type="float">
            <text:p>957,580017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5" calcext:value-type="float">
            <text:p>241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17]-1/24/6" office:value-type="date" office:date-value="2018-02-08T19:24:31.999973" calcext:value-type="date">
            <text:p>08.02.2018 19:24:32</text:p>
          </table:table-cell>
          <table:table-cell office:value-type="float" office:value="3.231479" calcext:value-type="float">
            <text:p>3,231479</text:p>
          </table:table-cell>
          <table:table-cell office:value-type="float" office:value="69.509422" calcext:value-type="float">
            <text:p>69,509422</text:p>
          </table:table-cell>
          <table:table-cell office:value-type="float" office:value="957.640015" calcext:value-type="float">
            <text:p>957,64001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18]-1/24/6" office:value-type="date" office:date-value="2018-02-08T19:34:31.999973" calcext:value-type="date">
            <text:p>08.02.2018 19:34:32</text:p>
          </table:table-cell>
          <table:table-cell office:value-type="float" office:value="3.188754" calcext:value-type="float">
            <text:p>3,188754</text:p>
          </table:table-cell>
          <table:table-cell office:value-type="float" office:value="69.564354" calcext:value-type="float">
            <text:p>69,564354</text:p>
          </table:table-cell>
          <table:table-cell office:value-type="float" office:value="957.690002" calcext:value-type="float">
            <text:p>957,690002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19]-1/24/6" office:value-type="date" office:date-value="2018-02-08T19:44:31.999973" calcext:value-type="date">
            <text:p>08.02.2018 19:44:32</text:p>
          </table:table-cell>
          <table:table-cell office:value-type="float" office:value="3.188754" calcext:value-type="float">
            <text:p>3,188754</text:p>
          </table:table-cell>
          <table:table-cell office:value-type="float" office:value="68.842606" calcext:value-type="float">
            <text:p>68,842606</text:p>
          </table:table-cell>
          <table:table-cell office:value-type="float" office:value="957.719971" calcext:value-type="float">
            <text:p>957,719971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1.96875" calcext:value-type="float">
            <text:p>241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20]-1/24/6" office:value-type="date" office:date-value="2018-02-08T19:54:31.999973" calcext:value-type="date">
            <text:p>08.02.2018 19:54:32</text:p>
          </table:table-cell>
          <table:table-cell office:value-type="float" office:value="3.119326" calcext:value-type="float">
            <text:p>3,119326</text:p>
          </table:table-cell>
          <table:table-cell office:value-type="float" office:value="69.202713" calcext:value-type="float">
            <text:p>69,202713</text:p>
          </table:table-cell>
          <table:table-cell office:value-type="float" office:value="957.76001" calcext:value-type="float">
            <text:p>957,76001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21]-1/24/6" office:value-type="date" office:date-value="2018-02-08T20:04:31.999973" calcext:value-type="date">
            <text:p>08.02.2018 20:04:32</text:p>
          </table:table-cell>
          <table:table-cell office:value-type="float" office:value="3.092622" calcext:value-type="float">
            <text:p>3,092622</text:p>
          </table:table-cell>
          <table:table-cell office:value-type="float" office:value="68.451973" calcext:value-type="float">
            <text:p>68,451973</text:p>
          </table:table-cell>
          <table:table-cell office:value-type="float" office:value="957.73999" calcext:value-type="float">
            <text:p>957,73999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22]-1/24/6" office:value-type="date" office:date-value="2018-02-08T20:14:31.999973" calcext:value-type="date">
            <text:p>08.02.2018 20:14:32</text:p>
          </table:table-cell>
          <table:table-cell office:value-type="float" office:value="3.119326" calcext:value-type="float">
            <text:p>3,119326</text:p>
          </table:table-cell>
          <table:table-cell office:value-type="float" office:value="69.112686" calcext:value-type="float">
            <text:p>69,112686</text:p>
          </table:table-cell>
          <table:table-cell office:value-type="float" office:value="957.830017" calcext:value-type="float">
            <text:p>957,830017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23]-1/24/6" office:value-type="date" office:date-value="2018-02-08T20:24:31.999973" calcext:value-type="date">
            <text:p>08.02.2018 20:24:32</text:p>
          </table:table-cell>
          <table:table-cell office:value-type="float" office:value="3.162051" calcext:value-type="float">
            <text:p>3,162051</text:p>
          </table:table-cell>
          <table:table-cell office:value-type="float" office:value="68.75563" calcext:value-type="float">
            <text:p>68,75563</text:p>
          </table:table-cell>
          <table:table-cell office:value-type="float" office:value="957.830017" calcext:value-type="float">
            <text:p>957,830017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24]-1/24/6" office:value-type="date" office:date-value="2018-02-08T20:34:31.999973" calcext:value-type="date">
            <text:p>08.02.2018 20:34:32</text:p>
          </table:table-cell>
          <table:table-cell office:value-type="float" office:value="3.092622" calcext:value-type="float">
            <text:p>3,092622</text:p>
          </table:table-cell>
          <table:table-cell office:value-type="float" office:value="67.821777" calcext:value-type="float">
            <text:p>67,821777</text:p>
          </table:table-cell>
          <table:table-cell office:value-type="float" office:value="957.919983" calcext:value-type="float">
            <text:p>957,919983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25]-1/24/6" office:value-type="date" office:date-value="2018-02-08T20:44:31.999974" calcext:value-type="date">
            <text:p>08.02.2018 20:44:32</text:p>
          </table:table-cell>
          <table:table-cell office:value-type="float" office:value="3.020523" calcext:value-type="float">
            <text:p>3,020523</text:p>
          </table:table-cell>
          <table:table-cell office:value-type="float" office:value="66.649879" calcext:value-type="float">
            <text:p>66,649879</text:p>
          </table:table-cell>
          <table:table-cell office:value-type="float" office:value="958.059998" calcext:value-type="float">
            <text:p>958,059998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26]-1/24/6" office:value-type="date" office:date-value="2018-02-08T20:54:31.999974" calcext:value-type="date">
            <text:p>08.02.2018 20:54:32</text:p>
          </table:table-cell>
          <table:table-cell office:value-type="float" office:value="2.964447" calcext:value-type="float">
            <text:p>2,964447</text:p>
          </table:table-cell>
          <table:table-cell office:value-type="float" office:value="66.865036" calcext:value-type="float">
            <text:p>66,865036</text:p>
          </table:table-cell>
          <table:table-cell office:value-type="float" office:value="958.099976" calcext:value-type="float">
            <text:p>958,099976</text:p>
          </table:table-cell>
          <table:table-cell table:number-columns-repeated="2"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27]-1/24/6" office:value-type="date" office:date-value="2018-02-08T21:04:31.999974" calcext:value-type="date">
            <text:p>08.02.2018 21:04:32</text:p>
          </table:table-cell>
          <table:table-cell office:value-type="float" office:value="2.924392" calcext:value-type="float">
            <text:p>2,924392</text:p>
          </table:table-cell>
          <table:table-cell office:value-type="float" office:value="67.277031" calcext:value-type="float">
            <text:p>67,277031</text:p>
          </table:table-cell>
          <table:table-cell office:value-type="float" office:value="958" calcext:value-type="float">
            <text:p>958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28]-1/24/6" office:value-type="date" office:date-value="2018-02-08T21:14:31.999974" calcext:value-type="date">
            <text:p>08.02.2018 21:14:32</text:p>
          </table:table-cell>
          <table:table-cell office:value-type="float" office:value="2.937743" calcext:value-type="float">
            <text:p>2,937743</text:p>
          </table:table-cell>
          <table:table-cell office:value-type="float" office:value="67.110703" calcext:value-type="float">
            <text:p>67,110703</text:p>
          </table:table-cell>
          <table:table-cell office:value-type="float" office:value="957.97998" calcext:value-type="float">
            <text:p>957,97998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29]-1/24/6" office:value-type="date" office:date-value="2018-02-08T21:24:31.999974" calcext:value-type="date">
            <text:p>08.02.2018 21:24:32</text:p>
          </table:table-cell>
          <table:table-cell office:value-type="float" office:value="2.90837" calcext:value-type="float">
            <text:p>2,90837</text:p>
          </table:table-cell>
          <table:table-cell office:value-type="float" office:value="67.023727" calcext:value-type="float">
            <text:p>67,023727</text:p>
          </table:table-cell>
          <table:table-cell office:value-type="float" office:value="957.940002" calcext:value-type="float">
            <text:p>957,940002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30]-1/24/6" office:value-type="date" office:date-value="2018-02-08T21:34:31.999974" calcext:value-type="date">
            <text:p>08.02.2018 21:34:32</text:p>
          </table:table-cell>
          <table:table-cell office:value-type="float" office:value="2.90837" calcext:value-type="float">
            <text:p>2,90837</text:p>
          </table:table-cell>
          <table:table-cell office:value-type="float" office:value="67.417412" calcext:value-type="float">
            <text:p>67,417412</text:p>
          </table:table-cell>
          <table:table-cell office:value-type="float" office:value="957.940002" calcext:value-type="float">
            <text:p>957,940002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5" calcext:value-type="float">
            <text:p>241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31]-1/24/6" office:value-type="date" office:date-value="2018-02-08T21:44:31.999974" calcext:value-type="date">
            <text:p>08.02.2018 21:44:32</text:p>
          </table:table-cell>
          <table:table-cell office:value-type="float" office:value="2.951095" calcext:value-type="float">
            <text:p>2,951095</text:p>
          </table:table-cell>
          <table:table-cell office:value-type="float" office:value="66.955063" calcext:value-type="float">
            <text:p>66,955063</text:p>
          </table:table-cell>
          <table:table-cell office:value-type="float" office:value="957.890015" calcext:value-type="float">
            <text:p>957,890015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5" calcext:value-type="float">
            <text:p>241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32]-1/24/6" office:value-type="date" office:date-value="2018-02-08T21:54:31.999974" calcext:value-type="date">
            <text:p>08.02.2018 21:54:32</text:p>
          </table:table-cell>
          <table:table-cell office:value-type="float" office:value="2.924392" calcext:value-type="float">
            <text:p>2,924392</text:p>
          </table:table-cell>
          <table:table-cell office:value-type="float" office:value="67.568474" calcext:value-type="float">
            <text:p>67,568474</text:p>
          </table:table-cell>
          <table:table-cell office:value-type="float" office:value="957.799988" calcext:value-type="float">
            <text:p>957,799988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33]-1/24/6" office:value-type="date" office:date-value="2018-02-08T22:04:31.999974" calcext:value-type="date">
            <text:p>08.02.2018 22:04:32</text:p>
          </table:table-cell>
          <table:table-cell office:value-type="float" office:value="2.90837" calcext:value-type="float">
            <text:p>2,90837</text:p>
          </table:table-cell>
          <table:table-cell office:value-type="float" office:value="67.788208" calcext:value-type="float">
            <text:p>67,788208</text:p>
          </table:table-cell>
          <table:table-cell office:value-type="float" office:value="957.780029" calcext:value-type="float">
            <text:p>957,780029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34]-1/24/6" office:value-type="date" office:date-value="2018-02-08T22:14:31.999974" calcext:value-type="date">
            <text:p>08.02.2018 22:14:32</text:p>
          </table:table-cell>
          <table:table-cell office:value-type="float" office:value="2.937743" calcext:value-type="float">
            <text:p>2,937743</text:p>
          </table:table-cell>
          <table:table-cell office:value-type="float" office:value="67.185471" calcext:value-type="float">
            <text:p>67,185471</text:p>
          </table:table-cell>
          <table:table-cell office:value-type="float" office:value="957.77002" calcext:value-type="float">
            <text:p>957,77002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35]-1/24/6" office:value-type="date" office:date-value="2018-02-08T22:24:31.999974" calcext:value-type="date">
            <text:p>08.02.2018 22:24:32</text:p>
          </table:table-cell>
          <table:table-cell office:value-type="float" office:value="2.964447" calcext:value-type="float">
            <text:p>2,964447</text:p>
          </table:table-cell>
          <table:table-cell office:value-type="float" office:value="67.147324" calcext:value-type="float">
            <text:p>67,147324</text:p>
          </table:table-cell>
          <table:table-cell office:value-type="float" office:value="957.679993" calcext:value-type="float">
            <text:p>957,679993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36]-1/24/6" office:value-type="date" office:date-value="2018-02-08T22:34:31.999974" calcext:value-type="date">
            <text:p>08.02.2018 22:34:32</text:p>
          </table:table-cell>
          <table:table-cell office:value-type="float" office:value="2.951095" calcext:value-type="float">
            <text:p>2,951095</text:p>
          </table:table-cell>
          <table:table-cell office:value-type="float" office:value="67.748528" calcext:value-type="float">
            <text:p>67,748528</text:p>
          </table:table-cell>
          <table:table-cell office:value-type="float" office:value="957.679993" calcext:value-type="float">
            <text:p>957,679993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37]-1/24/6" office:value-type="date" office:date-value="2018-02-08T22:44:31.999974" calcext:value-type="date">
            <text:p>08.02.2018 22:44:32</text:p>
          </table:table-cell>
          <table:table-cell office:value-type="float" office:value="2.924392" calcext:value-type="float">
            <text:p>2,924392</text:p>
          </table:table-cell>
          <table:table-cell office:value-type="float" office:value="67.785156" calcext:value-type="float">
            <text:p>67,785156</text:p>
          </table:table-cell>
          <table:table-cell office:value-type="float" office:value="957.679993" calcext:value-type="float">
            <text:p>957,679993</text:p>
          </table:table-cell>
          <table:table-cell table:number-columns-repeated="2"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38]-1/24/6" office:value-type="date" office:date-value="2018-02-08T22:54:31.999974" calcext:value-type="date">
            <text:p>08.02.2018 22:54:32</text:p>
          </table:table-cell>
          <table:table-cell office:value-type="float" office:value="2.868315" calcext:value-type="float">
            <text:p>2,868315</text:p>
          </table:table-cell>
          <table:table-cell office:value-type="float" office:value="68.314644" calcext:value-type="float">
            <text:p>68,314644</text:p>
          </table:table-cell>
          <table:table-cell office:value-type="float" office:value="957.599976" calcext:value-type="float">
            <text:p>957,599976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39]-1/24/6" office:value-type="date" office:date-value="2018-02-08T23:04:31.999975" calcext:value-type="date">
            <text:p>08.02.2018 23:04:32</text:p>
          </table:table-cell>
          <table:table-cell office:value-type="float" office:value="2.90837" calcext:value-type="float">
            <text:p>2,90837</text:p>
          </table:table-cell>
          <table:table-cell office:value-type="float" office:value="68.767838" calcext:value-type="float">
            <text:p>68,767838</text:p>
          </table:table-cell>
          <table:table-cell office:value-type="float" office:value="957.429993" calcext:value-type="float">
            <text:p>957,429993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40]-1/24/6" office:value-type="date" office:date-value="2018-02-08T23:14:31.999975" calcext:value-type="date">
            <text:p>08.02.2018 23:14:32</text:p>
          </table:table-cell>
          <table:table-cell office:value-type="float" office:value="2.838941" calcext:value-type="float">
            <text:p>2,838941</text:p>
          </table:table-cell>
          <table:table-cell office:value-type="float" office:value="69.225601" calcext:value-type="float">
            <text:p>69,225601</text:p>
          </table:table-cell>
          <table:table-cell office:value-type="float" office:value="957.390015" calcext:value-type="float">
            <text:p>957,39001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41]-1/24/6" office:value-type="date" office:date-value="2018-02-08T23:24:31.999975" calcext:value-type="date">
            <text:p>08.02.2018 23:24:32</text:p>
          </table:table-cell>
          <table:table-cell office:value-type="float" office:value="2.881666" calcext:value-type="float">
            <text:p>2,881666</text:p>
          </table:table-cell>
          <table:table-cell office:value-type="float" office:value="69.451439" calcext:value-type="float">
            <text:p>69,451439</text:p>
          </table:table-cell>
          <table:table-cell office:value-type="float" office:value="957.400024" calcext:value-type="float">
            <text:p>957,400024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5" calcext:value-type="float">
            <text:p>241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42]-1/24/6" office:value-type="date" office:date-value="2018-02-08T23:34:31.999975" calcext:value-type="date">
            <text:p>08.02.2018 23:34:32</text:p>
          </table:table-cell>
          <table:table-cell office:value-type="float" office:value="2.769512" calcext:value-type="float">
            <text:p>2,769512</text:p>
          </table:table-cell>
          <table:table-cell office:value-type="float" office:value="69.541466" calcext:value-type="float">
            <text:p>69,541466</text:p>
          </table:table-cell>
          <table:table-cell office:value-type="float" office:value="957.450012" calcext:value-type="float">
            <text:p>957,450012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43]-1/24/6" office:value-type="date" office:date-value="2018-02-08T23:44:31.999975" calcext:value-type="date">
            <text:p>08.02.2018 23:44:32</text:p>
          </table:table-cell>
          <table:table-cell office:value-type="float" office:value="2.782864" calcext:value-type="float">
            <text:p>2,782864</text:p>
          </table:table-cell>
          <table:table-cell office:value-type="float" office:value="69.840546" calcext:value-type="float">
            <text:p>69,840546</text:p>
          </table:table-cell>
          <table:table-cell office:value-type="float" office:value="957.48999" calcext:value-type="float">
            <text:p>957,48999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44]-1/24/6" office:value-type="date" office:date-value="2018-02-08T23:54:31.999975" calcext:value-type="date">
            <text:p>08.02.2018 23:54:32</text:p>
          </table:table-cell>
          <table:table-cell office:value-type="float" office:value="2.726787" calcext:value-type="float">
            <text:p>2,726787</text:p>
          </table:table-cell>
          <table:table-cell office:value-type="float" office:value="70.017548" calcext:value-type="float">
            <text:p>70,017548</text:p>
          </table:table-cell>
          <table:table-cell office:value-type="float" office:value="957.390015" calcext:value-type="float">
            <text:p>957,39001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45]-1/24/6" office:value-type="date" office:date-value="2018-02-09T00:04:31.999975" calcext:value-type="date">
            <text:p>09.02.2018 00:04:32</text:p>
          </table:table-cell>
          <table:table-cell office:value-type="float" office:value="2.798886" calcext:value-type="float">
            <text:p>2,798886</text:p>
          </table:table-cell>
          <table:table-cell office:value-type="float" office:value="70.333412" calcext:value-type="float">
            <text:p>70,333412</text:p>
          </table:table-cell>
          <table:table-cell office:value-type="float" office:value="957.429993" calcext:value-type="float">
            <text:p>957,429993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46]-1/24/6" office:value-type="date" office:date-value="2018-02-09T00:14:31.999975" calcext:value-type="date">
            <text:p>09.02.2018 00:14:32</text:p>
          </table:table-cell>
          <table:table-cell office:value-type="float" office:value="2.742809" calcext:value-type="float">
            <text:p>2,742809</text:p>
          </table:table-cell>
          <table:table-cell office:value-type="float" office:value="70.215912" calcext:value-type="float">
            <text:p>70,215912</text:p>
          </table:table-cell>
          <table:table-cell office:value-type="float" office:value="957.409973" calcext:value-type="float">
            <text:p>957,409973</text:p>
          </table:table-cell>
          <table:table-cell table:number-columns-repeated="2"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47]-1/24/6" office:value-type="date" office:date-value="2018-02-09T00:24:31.999975" calcext:value-type="date">
            <text:p>09.02.2018 00:24:32</text:p>
          </table:table-cell>
          <table:table-cell office:value-type="float" office:value="2.726787" calcext:value-type="float">
            <text:p>2,726787</text:p>
          </table:table-cell>
          <table:table-cell office:value-type="float" office:value="69.985504" calcext:value-type="float">
            <text:p>69,985504</text:p>
          </table:table-cell>
          <table:table-cell office:value-type="float" office:value="957.409973" calcext:value-type="float">
            <text:p>957,409973</text:p>
          </table:table-cell>
          <table:table-cell table:number-columns-repeated="2"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48]-1/24/6" office:value-type="date" office:date-value="2018-02-09T00:34:31.999975" calcext:value-type="date">
            <text:p>09.02.2018 00:34:32</text:p>
          </table:table-cell>
          <table:table-cell office:value-type="float" office:value="2.700084" calcext:value-type="float">
            <text:p>2,700084</text:p>
          </table:table-cell>
          <table:table-cell office:value-type="float" office:value="70.301369" calcext:value-type="float">
            <text:p>70,301369</text:p>
          </table:table-cell>
          <table:table-cell office:value-type="float" office:value="957.440002" calcext:value-type="float">
            <text:p>957,440002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49]-1/24/6" office:value-type="date" office:date-value="2018-02-09T00:44:31.999975" calcext:value-type="date">
            <text:p>09.02.2018 00:44:32</text:p>
          </table:table-cell>
          <table:table-cell office:value-type="float" office:value="2.742809" calcext:value-type="float">
            <text:p>2,742809</text:p>
          </table:table-cell>
          <table:table-cell office:value-type="float" office:value="70.115204" calcext:value-type="float">
            <text:p>70,115204</text:p>
          </table:table-cell>
          <table:table-cell office:value-type="float" office:value="957.340027" calcext:value-type="float">
            <text:p>957,340027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5" calcext:value-type="float">
            <text:p>241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50]-1/24/6" office:value-type="date" office:date-value="2018-02-09T00:54:31.999975" calcext:value-type="date">
            <text:p>09.02.2018 00:54:32</text:p>
          </table:table-cell>
          <table:table-cell office:value-type="float" office:value="2.742809" calcext:value-type="float">
            <text:p>2,742809</text:p>
          </table:table-cell>
          <table:table-cell office:value-type="float" office:value="70.46769" calcext:value-type="float">
            <text:p>70,46769</text:p>
          </table:table-cell>
          <table:table-cell office:value-type="float" office:value="957.340027" calcext:value-type="float">
            <text:p>957,340027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51]-1/24/6" office:value-type="date" office:date-value="2018-02-09T01:04:31.999975" calcext:value-type="date">
            <text:p>09.02.2018 01:04:32</text:p>
          </table:table-cell>
          <table:table-cell office:value-type="float" office:value="2.686732" calcext:value-type="float">
            <text:p>2,686732</text:p>
          </table:table-cell>
          <table:table-cell office:value-type="float" office:value="70.458534" calcext:value-type="float">
            <text:p>70,458534</text:p>
          </table:table-cell>
          <table:table-cell office:value-type="float" office:value="957.359985" calcext:value-type="float">
            <text:p>957,35998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1875" calcext:value-type="float">
            <text:p>241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52]-1/24/6" office:value-type="date" office:date-value="2018-02-09T01:14:31.999975" calcext:value-type="date">
            <text:p>09.02.2018 01:14:32</text:p>
          </table:table-cell>
          <table:table-cell office:value-type="float" office:value="2.686732" calcext:value-type="float">
            <text:p>2,686732</text:p>
          </table:table-cell>
          <table:table-cell office:value-type="float" office:value="70.600441" calcext:value-type="float">
            <text:p>70,600441</text:p>
          </table:table-cell>
          <table:table-cell office:value-type="float" office:value="957.280029" calcext:value-type="float">
            <text:p>957,280029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53]-1/24/6" office:value-type="date" office:date-value="2018-02-09T01:24:31.999976" calcext:value-type="date">
            <text:p>09.02.2018 01:24:32</text:p>
          </table:table-cell>
          <table:table-cell office:value-type="float" office:value="2.630655" calcext:value-type="float">
            <text:p>2,630655</text:p>
          </table:table-cell>
          <table:table-cell office:value-type="float" office:value="71.152817" calcext:value-type="float">
            <text:p>71,152817</text:p>
          </table:table-cell>
          <table:table-cell office:value-type="float" office:value="957.320007" calcext:value-type="float">
            <text:p>957,320007</text:p>
          </table:table-cell>
          <table:table-cell table:number-columns-repeated="2"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54]-1/24/6" office:value-type="date" office:date-value="2018-02-09T01:34:31.999976" calcext:value-type="date">
            <text:p>09.02.2018 01:34:32</text:p>
          </table:table-cell>
          <table:table-cell office:value-type="float" office:value="2.614633" calcext:value-type="float">
            <text:p>2,614633</text:p>
          </table:table-cell>
          <table:table-cell office:value-type="float" office:value="71.23674" calcext:value-type="float">
            <text:p>71,23674</text:p>
          </table:table-cell>
          <table:table-cell office:value-type="float" office:value="957.289978" calcext:value-type="float">
            <text:p>957,289978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55]-1/24/6" office:value-type="date" office:date-value="2018-02-09T01:44:31.999976" calcext:value-type="date">
            <text:p>09.02.2018 01:44:32</text:p>
          </table:table-cell>
          <table:table-cell office:value-type="float" office:value="2.614633" calcext:value-type="float">
            <text:p>2,614633</text:p>
          </table:table-cell>
          <table:table-cell office:value-type="float" office:value="71.18486" calcext:value-type="float">
            <text:p>71,18486</text:p>
          </table:table-cell>
          <table:table-cell office:value-type="float" office:value="957.22998" calcext:value-type="float">
            <text:p>957,22998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56]-1/24/6" office:value-type="date" office:date-value="2018-02-09T01:54:31.999976" calcext:value-type="date">
            <text:p>09.02.2018 01:54:32</text:p>
          </table:table-cell>
          <table:table-cell office:value-type="float" office:value="2.601282" calcext:value-type="float">
            <text:p>2,601282</text:p>
          </table:table-cell>
          <table:table-cell office:value-type="float" office:value="71.259636" calcext:value-type="float">
            <text:p>71,259636</text:p>
          </table:table-cell>
          <table:table-cell office:value-type="float" office:value="957.22998" calcext:value-type="float">
            <text:p>957,22998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57]-1/24/6" office:value-type="date" office:date-value="2018-02-09T02:04:31.999976" calcext:value-type="date">
            <text:p>09.02.2018 02:04:32</text:p>
          </table:table-cell>
          <table:table-cell office:value-type="float" office:value="2.58793" calcext:value-type="float">
            <text:p>2,58793</text:p>
          </table:table-cell>
          <table:table-cell office:value-type="float" office:value="71.296257" calcext:value-type="float">
            <text:p>71,296257</text:p>
          </table:table-cell>
          <table:table-cell office:value-type="float" office:value="957.25" calcext:value-type="float">
            <text:p>957,2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58]-1/24/6" office:value-type="date" office:date-value="2018-02-09T02:14:31.999976" calcext:value-type="date">
            <text:p>09.02.2018 02:14:32</text:p>
          </table:table-cell>
          <table:table-cell office:value-type="float" office:value="2.614633" calcext:value-type="float">
            <text:p>2,614633</text:p>
          </table:table-cell>
          <table:table-cell office:value-type="float" office:value="71.171127" calcext:value-type="float">
            <text:p>71,171127</text:p>
          </table:table-cell>
          <table:table-cell office:value-type="float" office:value="957.159973" calcext:value-type="float">
            <text:p>957,159973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25" calcext:value-type="float">
            <text:p>241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59]-1/24/6" office:value-type="date" office:date-value="2018-02-09T02:24:31.999976" calcext:value-type="date">
            <text:p>09.02.2018 02:24:32</text:p>
          </table:table-cell>
          <table:table-cell office:value-type="float" office:value="2.601282" calcext:value-type="float">
            <text:p>2,601282</text:p>
          </table:table-cell>
          <table:table-cell office:value-type="float" office:value="70.928513" calcext:value-type="float">
            <text:p>70,928513</text:p>
          </table:table-cell>
          <table:table-cell office:value-type="float" office:value="957.099976" calcext:value-type="float">
            <text:p>957,099976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21875" calcext:value-type="float">
            <text:p>241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60]-1/24/6" office:value-type="date" office:date-value="2018-02-09T02:34:31.999976" calcext:value-type="date">
            <text:p>09.02.2018 02:34:32</text:p>
          </table:table-cell>
          <table:table-cell office:value-type="float" office:value="2.686732" calcext:value-type="float">
            <text:p>2,686732</text:p>
          </table:table-cell>
          <table:table-cell office:value-type="float" office:value="71.06279" calcext:value-type="float">
            <text:p>71,06279</text:p>
          </table:table-cell>
          <table:table-cell office:value-type="float" office:value="957.01001" calcext:value-type="float">
            <text:p>957,01001</text:p>
          </table:table-cell>
          <table:table-cell table:number-columns-repeated="2"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61]-1/24/6" office:value-type="date" office:date-value="2018-02-09T02:44:31.999976" calcext:value-type="date">
            <text:p>09.02.2018 02:44:32</text:p>
          </table:table-cell>
          <table:table-cell office:value-type="float" office:value="2.686732" calcext:value-type="float">
            <text:p>2,686732</text:p>
          </table:table-cell>
          <table:table-cell office:value-type="float" office:value="70.717934" calcext:value-type="float">
            <text:p>70,717934</text:p>
          </table:table-cell>
          <table:table-cell office:value-type="float" office:value="956.969971" calcext:value-type="float">
            <text:p>956,969971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5" calcext:value-type="float">
            <text:p>241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62]-1/24/6" office:value-type="date" office:date-value="2018-02-09T02:54:31.999976" calcext:value-type="date">
            <text:p>09.02.2018 02:54:32</text:p>
          </table:table-cell>
          <table:table-cell office:value-type="float" office:value="2.67071" calcext:value-type="float">
            <text:p>2,67071</text:p>
          </table:table-cell>
          <table:table-cell office:value-type="float" office:value="70.614174" calcext:value-type="float">
            <text:p>70,614174</text:p>
          </table:table-cell>
          <table:table-cell office:value-type="float" office:value="957.090027" calcext:value-type="float">
            <text:p>957,090027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63]-1/24/6" office:value-type="date" office:date-value="2018-02-09T03:04:31.999976" calcext:value-type="date">
            <text:p>09.02.2018 03:04:32</text:p>
          </table:table-cell>
          <table:table-cell office:value-type="float" office:value="2.657359" calcext:value-type="float">
            <text:p>2,657359</text:p>
          </table:table-cell>
          <table:table-cell office:value-type="float" office:value="70.280006" calcext:value-type="float">
            <text:p>70,280006</text:p>
          </table:table-cell>
          <table:table-cell office:value-type="float" office:value="957.030029" calcext:value-type="float">
            <text:p>957,030029</text:p>
          </table:table-cell>
          <table:table-cell table:number-columns-repeated="2"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64]-1/24/6" office:value-type="date" office:date-value="2018-02-09T03:14:31.999976" calcext:value-type="date">
            <text:p>09.02.2018 03:14:32</text:p>
          </table:table-cell>
          <table:table-cell office:value-type="float" office:value="2.644007" calcext:value-type="float">
            <text:p>2,644007</text:p>
          </table:table-cell>
          <table:table-cell office:value-type="float" office:value="70.119781" calcext:value-type="float">
            <text:p>70,119781</text:p>
          </table:table-cell>
          <table:table-cell office:value-type="float" office:value="956.890015" calcext:value-type="float">
            <text:p>956,89001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65]-1/24/6" office:value-type="date" office:date-value="2018-02-09T03:24:31.999976" calcext:value-type="date">
            <text:p>09.02.2018 03:24:32</text:p>
          </table:table-cell>
          <table:table-cell office:value-type="float" office:value="2.630655" calcext:value-type="float">
            <text:p>2,630655</text:p>
          </table:table-cell>
          <table:table-cell office:value-type="float" office:value="70.40818" calcext:value-type="float">
            <text:p>70,40818</text:p>
          </table:table-cell>
          <table:table-cell office:value-type="float" office:value="956.840027" calcext:value-type="float">
            <text:p>956,840027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66]-1/24/6" office:value-type="date" office:date-value="2018-02-09T03:34:31.999976" calcext:value-type="date">
            <text:p>09.02.2018 03:34:32</text:p>
          </table:table-cell>
          <table:table-cell office:value-type="float" office:value="2.657359" calcext:value-type="float">
            <text:p>2,657359</text:p>
          </table:table-cell>
          <table:table-cell office:value-type="float" office:value="70.424965" calcext:value-type="float">
            <text:p>70,424965</text:p>
          </table:table-cell>
          <table:table-cell office:value-type="float" office:value="956.859985" calcext:value-type="float">
            <text:p>956,859985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67]-1/24/6" office:value-type="date" office:date-value="2018-02-09T03:44:31.999976" calcext:value-type="date">
            <text:p>09.02.2018 03:44:32</text:p>
          </table:table-cell>
          <table:table-cell office:value-type="float" office:value="2.713436" calcext:value-type="float">
            <text:p>2,713436</text:p>
          </table:table-cell>
          <table:table-cell office:value-type="float" office:value="70.365456" calcext:value-type="float">
            <text:p>70,365456</text:p>
          </table:table-cell>
          <table:table-cell office:value-type="float" office:value="956.77002" calcext:value-type="float">
            <text:p>956,77002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68]-1/24/6" office:value-type="date" office:date-value="2018-02-09T03:54:31.999977" calcext:value-type="date">
            <text:p>09.02.2018 03:54:32</text:p>
          </table:table-cell>
          <table:table-cell office:value-type="float" office:value="2.700084" calcext:value-type="float">
            <text:p>2,700084</text:p>
          </table:table-cell>
          <table:table-cell office:value-type="float" office:value="70.054169" calcext:value-type="float">
            <text:p>70,054169</text:p>
          </table:table-cell>
          <table:table-cell office:value-type="float" office:value="956.700012" calcext:value-type="float">
            <text:p>956,700012</text:p>
          </table:table-cell>
          <table:table-cell table:number-columns-repeated="2" office:value-type="float" office:value="241" calcext:value-type="float">
            <text:p>2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69]-1/24/6" office:value-type="date" office:date-value="2018-02-09T04:04:31.999977" calcext:value-type="date">
            <text:p>09.02.2018 04:04:32</text:p>
          </table:table-cell>
          <table:table-cell office:value-type="float" office:value="2.58793" calcext:value-type="float">
            <text:p>2,58793</text:p>
          </table:table-cell>
          <table:table-cell office:value-type="float" office:value="71.232162" calcext:value-type="float">
            <text:p>71,232162</text:p>
          </table:table-cell>
          <table:table-cell office:value-type="float" office:value="956.640015" calcext:value-type="float">
            <text:p>956,64001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21875" calcext:value-type="float">
            <text:p>241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70]-1/24/6" office:value-type="date" office:date-value="2018-02-09T04:14:31.999977" calcext:value-type="date">
            <text:p>09.02.2018 04:14:32</text:p>
          </table:table-cell>
          <table:table-cell office:value-type="float" office:value="2.630655" calcext:value-type="float">
            <text:p>2,630655</text:p>
          </table:table-cell>
          <table:table-cell office:value-type="float" office:value="71.470207" calcext:value-type="float">
            <text:p>71,470207</text:p>
          </table:table-cell>
          <table:table-cell office:value-type="float" office:value="956.590027" calcext:value-type="float">
            <text:p>956,590027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71]-1/24/6" office:value-type="date" office:date-value="2018-02-09T04:24:31.999977" calcext:value-type="date">
            <text:p>09.02.2018 04:24:32</text:p>
          </table:table-cell>
          <table:table-cell office:value-type="float" office:value="2.686732" calcext:value-type="float">
            <text:p>2,686732</text:p>
          </table:table-cell>
          <table:table-cell office:value-type="float" office:value="71.383232" calcext:value-type="float">
            <text:p>71,383232</text:p>
          </table:table-cell>
          <table:table-cell office:value-type="float" office:value="956.48999" calcext:value-type="float">
            <text:p>956,48999</text:p>
          </table:table-cell>
          <table:table-cell table:number-columns-repeated="2"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72]-1/24/6" office:value-type="date" office:date-value="2018-02-09T04:34:31.999977" calcext:value-type="date">
            <text:p>09.02.2018 04:34:32</text:p>
          </table:table-cell>
          <table:table-cell office:value-type="float" office:value="2.630655" calcext:value-type="float">
            <text:p>2,630655</text:p>
          </table:table-cell>
          <table:table-cell office:value-type="float" office:value="71.635002" calcext:value-type="float">
            <text:p>71,635002</text:p>
          </table:table-cell>
          <table:table-cell office:value-type="float" office:value="956.530029" calcext:value-type="float">
            <text:p>956,530029</text:p>
          </table:table-cell>
          <table:table-cell table:number-columns-repeated="2"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73]-1/24/6" office:value-type="date" office:date-value="2018-02-09T04:44:31.999977" calcext:value-type="date">
            <text:p>09.02.2018 04:44:32</text:p>
          </table:table-cell>
          <table:table-cell office:value-type="float" office:value="2.700084" calcext:value-type="float">
            <text:p>2,700084</text:p>
          </table:table-cell>
          <table:table-cell office:value-type="float" office:value="71.479362" calcext:value-type="float">
            <text:p>71,479362</text:p>
          </table:table-cell>
          <table:table-cell office:value-type="float" office:value="956.460022" calcext:value-type="float">
            <text:p>956,460022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74]-1/24/6" office:value-type="date" office:date-value="2018-02-09T04:54:31.999977" calcext:value-type="date">
            <text:p>09.02.2018 04:54:32</text:p>
          </table:table-cell>
          <table:table-cell office:value-type="float" office:value="2.686732" calcext:value-type="float">
            <text:p>2,686732</text:p>
          </table:table-cell>
          <table:table-cell office:value-type="float" office:value="71.502251" calcext:value-type="float">
            <text:p>71,502251</text:p>
          </table:table-cell>
          <table:table-cell office:value-type="float" office:value="956.450012" calcext:value-type="float">
            <text:p>956,450012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75]-1/24/6" office:value-type="date" office:date-value="2018-02-09T05:04:31.999977" calcext:value-type="date">
            <text:p>09.02.2018 05:04:32</text:p>
          </table:table-cell>
          <table:table-cell office:value-type="float" office:value="2.686732" calcext:value-type="float">
            <text:p>2,686732</text:p>
          </table:table-cell>
          <table:table-cell office:value-type="float" office:value="71.529716" calcext:value-type="float">
            <text:p>71,529716</text:p>
          </table:table-cell>
          <table:table-cell office:value-type="float" office:value="956.320007" calcext:value-type="float">
            <text:p>956,320007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76]-1/24/6" office:value-type="date" office:date-value="2018-02-09T05:14:31.999977" calcext:value-type="date">
            <text:p>09.02.2018 05:14:32</text:p>
          </table:table-cell>
          <table:table-cell office:value-type="float" office:value="2.769512" calcext:value-type="float">
            <text:p>2,769512</text:p>
          </table:table-cell>
          <table:table-cell office:value-type="float" office:value="71.578545" calcext:value-type="float">
            <text:p>71,578545</text:p>
          </table:table-cell>
          <table:table-cell office:value-type="float" office:value="956.369995" calcext:value-type="float">
            <text:p>956,369995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77]-1/24/6" office:value-type="date" office:date-value="2018-02-09T05:24:31.999977" calcext:value-type="date">
            <text:p>09.02.2018 05:24:32</text:p>
          </table:table-cell>
          <table:table-cell office:value-type="float" office:value="2.782864" calcext:value-type="float">
            <text:p>2,782864</text:p>
          </table:table-cell>
          <table:table-cell office:value-type="float" office:value="72.019531" calcext:value-type="float">
            <text:p>72,019531</text:p>
          </table:table-cell>
          <table:table-cell office:value-type="float" office:value="956.330017" calcext:value-type="float">
            <text:p>956,330017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78]-1/24/6" office:value-type="date" office:date-value="2018-02-09T05:34:31.999977" calcext:value-type="date">
            <text:p>09.02.2018 05:34:32</text:p>
          </table:table-cell>
          <table:table-cell office:value-type="float" office:value="2.742809" calcext:value-type="float">
            <text:p>2,742809</text:p>
          </table:table-cell>
          <table:table-cell office:value-type="float" office:value="72.41169" calcext:value-type="float">
            <text:p>72,41169</text:p>
          </table:table-cell>
          <table:table-cell office:value-type="float" office:value="956.219971" calcext:value-type="float">
            <text:p>956,219971</text:p>
          </table:table-cell>
          <table:table-cell table:number-columns-repeated="2"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79]-1/24/6" office:value-type="date" office:date-value="2018-02-09T05:44:31.999977" calcext:value-type="date">
            <text:p>09.02.2018 05:44:32</text:p>
          </table:table-cell>
          <table:table-cell office:value-type="float" office:value="2.686732" calcext:value-type="float">
            <text:p>2,686732</text:p>
          </table:table-cell>
          <table:table-cell office:value-type="float" office:value="72.201111" calcext:value-type="float">
            <text:p>72,201111</text:p>
          </table:table-cell>
          <table:table-cell office:value-type="float" office:value="956.25" calcext:value-type="float">
            <text:p>956,2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80]-1/24/6" office:value-type="date" office:date-value="2018-02-09T05:54:31.999977" calcext:value-type="date">
            <text:p>09.02.2018 05:54:32</text:p>
          </table:table-cell>
          <table:table-cell office:value-type="float" office:value="2.574579" calcext:value-type="float">
            <text:p>2,574579</text:p>
          </table:table-cell>
          <table:table-cell office:value-type="float" office:value="72.294197" calcext:value-type="float">
            <text:p>72,294197</text:p>
          </table:table-cell>
          <table:table-cell office:value-type="float" office:value="956.340027" calcext:value-type="float">
            <text:p>956,340027</text:p>
          </table:table-cell>
          <table:table-cell table:number-columns-repeated="2"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81]-1/24/6" office:value-type="date" office:date-value="2018-02-09T06:04:31.999977" calcext:value-type="date">
            <text:p>09.02.2018 06:04:32</text:p>
          </table:table-cell>
          <table:table-cell office:value-type="float" office:value="2.433051" calcext:value-type="float">
            <text:p>2,433051</text:p>
          </table:table-cell>
          <table:table-cell office:value-type="float" office:value="72.417793" calcext:value-type="float">
            <text:p>72,417793</text:p>
          </table:table-cell>
          <table:table-cell office:value-type="float" office:value="956.330017" calcext:value-type="float">
            <text:p>956,330017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82]-1/24/6" office:value-type="date" office:date-value="2018-02-09T06:14:31.999978" calcext:value-type="date">
            <text:p>09.02.2018 06:14:32</text:p>
          </table:table-cell>
          <table:table-cell office:value-type="float" office:value="2.390326" calcext:value-type="float">
            <text:p>2,390326</text:p>
          </table:table-cell>
          <table:table-cell office:value-type="float" office:value="72.796219" calcext:value-type="float">
            <text:p>72,796219</text:p>
          </table:table-cell>
          <table:table-cell office:value-type="float" office:value="956.309998" calcext:value-type="float">
            <text:p>956,309998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83]-1/24/6" office:value-type="date" office:date-value="2018-02-09T06:24:31.999978" calcext:value-type="date">
            <text:p>09.02.2018 06:24:32</text:p>
          </table:table-cell>
          <table:table-cell office:value-type="float" office:value="2.350271" calcext:value-type="float">
            <text:p>2,350271</text:p>
          </table:table-cell>
          <table:table-cell office:value-type="float" office:value="72.521553" calcext:value-type="float">
            <text:p>72,521553</text:p>
          </table:table-cell>
          <table:table-cell office:value-type="float" office:value="956.280029" calcext:value-type="float">
            <text:p>956,280029</text:p>
          </table:table-cell>
          <table:table-cell table:number-columns-repeated="2"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84]-1/24/6" office:value-type="date" office:date-value="2018-02-09T06:34:31.999978" calcext:value-type="date">
            <text:p>09.02.2018 06:34:32</text:p>
          </table:table-cell>
          <table:table-cell office:value-type="float" office:value="2.307546" calcext:value-type="float">
            <text:p>2,307546</text:p>
          </table:table-cell>
          <table:table-cell office:value-type="float" office:value="72.761124" calcext:value-type="float">
            <text:p>72,761124</text:p>
          </table:table-cell>
          <table:table-cell office:value-type="float" office:value="956.26001" calcext:value-type="float">
            <text:p>956,26001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85]-1/24/6" office:value-type="date" office:date-value="2018-02-09T06:44:31.999978" calcext:value-type="date">
            <text:p>09.02.2018 06:44:32</text:p>
          </table:table-cell>
          <table:table-cell office:value-type="float" office:value="2.294194" calcext:value-type="float">
            <text:p>2,294194</text:p>
          </table:table-cell>
          <table:table-cell office:value-type="float" office:value="73.002213" calcext:value-type="float">
            <text:p>73,002213</text:p>
          </table:table-cell>
          <table:table-cell office:value-type="float" office:value="956.219971" calcext:value-type="float">
            <text:p>956,219971</text:p>
          </table:table-cell>
          <table:table-cell table:number-columns-repeated="2"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86]-1/24/6" office:value-type="date" office:date-value="2018-02-09T06:54:31.999978" calcext:value-type="date">
            <text:p>09.02.2018 06:54:32</text:p>
          </table:table-cell>
          <table:table-cell office:value-type="float" office:value="2.26482" calcext:value-type="float">
            <text:p>2,26482</text:p>
          </table:table-cell>
          <table:table-cell office:value-type="float" office:value="72.970169" calcext:value-type="float">
            <text:p>72,970169</text:p>
          </table:table-cell>
          <table:table-cell office:value-type="float" office:value="956.140015" calcext:value-type="float">
            <text:p>956,140015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87]-1/24/6" office:value-type="date" office:date-value="2018-02-09T07:04:31.999978" calcext:value-type="date">
            <text:p>09.02.2018 07:04:32</text:p>
          </table:table-cell>
          <table:table-cell office:value-type="float" office:value="2.26482" calcext:value-type="float">
            <text:p>2,26482</text:p>
          </table:table-cell>
          <table:table-cell office:value-type="float" office:value="73.308922" calcext:value-type="float">
            <text:p>73,308922</text:p>
          </table:table-cell>
          <table:table-cell office:value-type="float" office:value="956.150024" calcext:value-type="float">
            <text:p>956,150024</text:p>
          </table:table-cell>
          <table:table-cell table:number-columns-repeated="2"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88]-1/24/6" office:value-type="date" office:date-value="2018-02-09T07:14:31.999978" calcext:value-type="date">
            <text:p>09.02.2018 07:14:32</text:p>
          </table:table-cell>
          <table:table-cell office:value-type="float" office:value="2.248798" calcext:value-type="float">
            <text:p>2,248798</text:p>
          </table:table-cell>
          <table:table-cell office:value-type="float" office:value="73.295189" calcext:value-type="float">
            <text:p>73,295189</text:p>
          </table:table-cell>
          <table:table-cell office:value-type="float" office:value="956.140015" calcext:value-type="float">
            <text:p>956,140015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89]-1/24/6" office:value-type="date" office:date-value="2018-02-09T07:24:31.999978" calcext:value-type="date">
            <text:p>09.02.2018 07:24:32</text:p>
          </table:table-cell>
          <table:table-cell office:value-type="float" office:value="2.219425" calcext:value-type="float">
            <text:p>2,219425</text:p>
          </table:table-cell>
          <table:table-cell office:value-type="float" office:value="73.507286" calcext:value-type="float">
            <text:p>73,507286</text:p>
          </table:table-cell>
          <table:table-cell office:value-type="float" office:value="956.169983" calcext:value-type="float">
            <text:p>956,169983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90]-1/24/6" office:value-type="date" office:date-value="2018-02-09T07:34:31.999978" calcext:value-type="date">
            <text:p>09.02.2018 07:34:32</text:p>
          </table:table-cell>
          <table:table-cell office:value-type="float" office:value="2.219425" calcext:value-type="float">
            <text:p>2,219425</text:p>
          </table:table-cell>
          <table:table-cell office:value-type="float" office:value="73.720909" calcext:value-type="float">
            <text:p>73,720909</text:p>
          </table:table-cell>
          <table:table-cell office:value-type="float" office:value="956.140015" calcext:value-type="float">
            <text:p>956,14001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91]-1/24/6" office:value-type="date" office:date-value="2018-02-09T07:44:31.999978" calcext:value-type="date">
            <text:p>09.02.2018 07:44:32</text:p>
          </table:table-cell>
          <table:table-cell office:value-type="float" office:value="2.248798" calcext:value-type="float">
            <text:p>2,248798</text:p>
          </table:table-cell>
          <table:table-cell office:value-type="float" office:value="73.812469" calcext:value-type="float">
            <text:p>73,812469</text:p>
          </table:table-cell>
          <table:table-cell office:value-type="float" office:value="956.169983" calcext:value-type="float">
            <text:p>956,169983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92]-1/24/6" office:value-type="date" office:date-value="2018-02-09T07:54:31.999978" calcext:value-type="date">
            <text:p>09.02.2018 07:54:32</text:p>
          </table:table-cell>
          <table:table-cell office:value-type="float" office:value="2.219425" calcext:value-type="float">
            <text:p>2,219425</text:p>
          </table:table-cell>
          <table:table-cell office:value-type="float" office:value="74.068817" calcext:value-type="float">
            <text:p>74,068817</text:p>
          </table:table-cell>
          <table:table-cell office:value-type="float" office:value="956.140015" calcext:value-type="float">
            <text:p>956,140015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93]-1/24/6" office:value-type="date" office:date-value="2018-02-09T08:04:31.999978" calcext:value-type="date">
            <text:p>09.02.2018 08:04:32</text:p>
          </table:table-cell>
          <table:table-cell office:value-type="float" office:value="2.248798" calcext:value-type="float">
            <text:p>2,248798</text:p>
          </table:table-cell>
          <table:table-cell office:value-type="float" office:value="74.338905" calcext:value-type="float">
            <text:p>74,338905</text:p>
          </table:table-cell>
          <table:table-cell office:value-type="float" office:value="956.159973" calcext:value-type="float">
            <text:p>956,159973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94]-1/24/6" office:value-type="date" office:date-value="2018-02-09T08:14:31.999978" calcext:value-type="date">
            <text:p>09.02.2018 08:14:32</text:p>
          </table:table-cell>
          <table:table-cell office:value-type="float" office:value="2.235447" calcext:value-type="float">
            <text:p>2,235447</text:p>
          </table:table-cell>
          <table:table-cell office:value-type="float" office:value="74.610512" calcext:value-type="float">
            <text:p>74,610512</text:p>
          </table:table-cell>
          <table:table-cell office:value-type="float" office:value="956.130005" calcext:value-type="float">
            <text:p>956,130005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95]-1/24/6" office:value-type="date" office:date-value="2018-02-09T08:24:31.999978" calcext:value-type="date">
            <text:p>09.02.2018 08:24:32</text:p>
          </table:table-cell>
          <table:table-cell office:value-type="float" office:value="2.26482" calcext:value-type="float">
            <text:p>2,26482</text:p>
          </table:table-cell>
          <table:table-cell office:value-type="float" office:value="74.889755" calcext:value-type="float">
            <text:p>74,889755</text:p>
          </table:table-cell>
          <table:table-cell office:value-type="float" office:value="956.099976" calcext:value-type="float">
            <text:p>956,099976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96]-1/24/6" office:value-type="date" office:date-value="2018-02-09T08:34:31.999979" calcext:value-type="date">
            <text:p>09.02.2018 08:34:32</text:p>
          </table:table-cell>
          <table:table-cell office:value-type="float" office:value="2.307546" calcext:value-type="float">
            <text:p>2,307546</text:p>
          </table:table-cell>
          <table:table-cell office:value-type="float" office:value="74.619667" calcext:value-type="float">
            <text:p>74,619667</text:p>
          </table:table-cell>
          <table:table-cell office:value-type="float" office:value="956.049988" calcext:value-type="float">
            <text:p>956,049988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97]-1/24/6" office:value-type="date" office:date-value="2018-02-09T08:44:31.999979" calcext:value-type="date">
            <text:p>09.02.2018 08:44:32</text:p>
          </table:table-cell>
          <table:table-cell office:value-type="float" office:value="2.363622" calcext:value-type="float">
            <text:p>2,363622</text:p>
          </table:table-cell>
          <table:table-cell office:value-type="float" office:value="74.938583" calcext:value-type="float">
            <text:p>74,938583</text:p>
          </table:table-cell>
          <table:table-cell office:value-type="float" office:value="956.049988" calcext:value-type="float">
            <text:p>956,049988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98]-1/24/6" office:value-type="date" office:date-value="2018-02-09T08:54:31.999979" calcext:value-type="date">
            <text:p>09.02.2018 08:54:32</text:p>
          </table:table-cell>
          <table:table-cell office:value-type="float" office:value="2.419699" calcext:value-type="float">
            <text:p>2,419699</text:p>
          </table:table-cell>
          <table:table-cell office:value-type="float" office:value="74.908066" calcext:value-type="float">
            <text:p>74,908066</text:p>
          </table:table-cell>
          <table:table-cell office:value-type="float" office:value="956.030029" calcext:value-type="float">
            <text:p>956,030029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399]-1/24/6" office:value-type="date" office:date-value="2018-02-09T09:04:31.999979" calcext:value-type="date">
            <text:p>09.02.2018 09:04:32</text:p>
          </table:table-cell>
          <table:table-cell office:value-type="float" office:value="2.446403" calcext:value-type="float">
            <text:p>2,446403</text:p>
          </table:table-cell>
          <table:table-cell office:value-type="float" office:value="75.001144" calcext:value-type="float">
            <text:p>75,001144</text:p>
          </table:table-cell>
          <table:table-cell office:value-type="float" office:value="956.01001" calcext:value-type="float">
            <text:p>956,01001</text:p>
          </table:table-cell>
          <table:table-cell office:value-type="float" office:value="241.96875" calcext:value-type="float">
            <text:p>241,96875</text:p>
          </table:table-cell>
          <table:table-cell office:value-type="float" office:value="242.1875" calcext:value-type="float">
            <text:p>242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00]-1/24/6" office:value-type="date" office:date-value="2018-02-09T09:14:31.999979" calcext:value-type="date">
            <text:p>09.02.2018 09:14:32</text:p>
          </table:table-cell>
          <table:table-cell office:value-type="float" office:value="2.462425" calcext:value-type="float">
            <text:p>2,462425</text:p>
          </table:table-cell>
          <table:table-cell office:value-type="float" office:value="74.586098" calcext:value-type="float">
            <text:p>74,586098</text:p>
          </table:table-cell>
          <table:table-cell office:value-type="float" office:value="956.039978" calcext:value-type="float">
            <text:p>956,039978</text:p>
          </table:table-cell>
          <table:table-cell table:number-columns-repeated="2"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01]-1/24/6" office:value-type="date" office:date-value="2018-02-09T09:24:31.999979" calcext:value-type="date">
            <text:p>09.02.2018 09:24:32</text:p>
          </table:table-cell>
          <table:table-cell office:value-type="float" office:value="2.518502" calcext:value-type="float">
            <text:p>2,518502</text:p>
          </table:table-cell>
          <table:table-cell office:value-type="float" office:value="74.444191" calcext:value-type="float">
            <text:p>74,444191</text:p>
          </table:table-cell>
          <table:table-cell office:value-type="float" office:value="956.02002" calcext:value-type="float">
            <text:p>956,02002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02]-1/24/6" office:value-type="date" office:date-value="2018-02-09T09:34:31.999979" calcext:value-type="date">
            <text:p>09.02.2018 09:34:32</text:p>
          </table:table-cell>
          <table:table-cell office:value-type="float" office:value="2.58793" calcext:value-type="float">
            <text:p>2,58793</text:p>
          </table:table-cell>
          <table:table-cell office:value-type="float" office:value="74.345009" calcext:value-type="float">
            <text:p>74,345009</text:p>
          </table:table-cell>
          <table:table-cell office:value-type="float" office:value="956.02002" calcext:value-type="float">
            <text:p>956,02002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03]-1/24/6" office:value-type="date" office:date-value="2018-02-09T09:44:31.999979" calcext:value-type="date">
            <text:p>09.02.2018 09:44:32</text:p>
          </table:table-cell>
          <table:table-cell office:value-type="float" office:value="2.657359" calcext:value-type="float">
            <text:p>2,657359</text:p>
          </table:table-cell>
          <table:table-cell office:value-type="float" office:value="74.120697" calcext:value-type="float">
            <text:p>74,120697</text:p>
          </table:table-cell>
          <table:table-cell office:value-type="float" office:value="955.880005" calcext:value-type="float">
            <text:p>955,880005</text:p>
          </table:table-cell>
          <table:table-cell office:value-type="float" office:value="242" calcext:value-type="float">
            <text:p>242</text:p>
          </table:table-cell>
          <table:table-cell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04]-1/24/6" office:value-type="date" office:date-value="2018-02-09T09:54:31.999979" calcext:value-type="date">
            <text:p>09.02.2018 09:54:32</text:p>
          </table:table-cell>
          <table:table-cell office:value-type="float" office:value="2.742809" calcext:value-type="float">
            <text:p>2,742809</text:p>
          </table:table-cell>
          <table:table-cell office:value-type="float" office:value="73.441673" calcext:value-type="float">
            <text:p>73,441673</text:p>
          </table:table-cell>
          <table:table-cell office:value-type="float" office:value="955.880005" calcext:value-type="float">
            <text:p>955,88000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05]-1/24/6" office:value-type="date" office:date-value="2018-02-09T10:04:31.999979" calcext:value-type="date">
            <text:p>09.02.2018 10:04:32</text:p>
          </table:table-cell>
          <table:table-cell office:value-type="float" office:value="2.769512" calcext:value-type="float">
            <text:p>2,769512</text:p>
          </table:table-cell>
          <table:table-cell office:value-type="float" office:value="73.492027" calcext:value-type="float">
            <text:p>73,492027</text:p>
          </table:table-cell>
          <table:table-cell office:value-type="float" office:value="955.789978" calcext:value-type="float">
            <text:p>955,789978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06]-1/24/6" office:value-type="date" office:date-value="2018-02-09T10:14:31.999979" calcext:value-type="date">
            <text:p>09.02.2018 10:14:32</text:p>
          </table:table-cell>
          <table:table-cell office:value-type="float" office:value="2.825589" calcext:value-type="float">
            <text:p>2,825589</text:p>
          </table:table-cell>
          <table:table-cell office:value-type="float" office:value="73.456932" calcext:value-type="float">
            <text:p>73,456932</text:p>
          </table:table-cell>
          <table:table-cell office:value-type="float" office:value="955.830017" calcext:value-type="float">
            <text:p>955,830017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07]-1/24/6" office:value-type="date" office:date-value="2018-02-09T10:24:31.999979" calcext:value-type="date">
            <text:p>09.02.2018 10:24:32</text:p>
          </table:table-cell>
          <table:table-cell office:value-type="float" office:value="2.895018" calcext:value-type="float">
            <text:p>2,895018</text:p>
          </table:table-cell>
          <table:table-cell office:value-type="float" office:value="72.632942" calcext:value-type="float">
            <text:p>72,632942</text:p>
          </table:table-cell>
          <table:table-cell office:value-type="float" office:value="955.719971" calcext:value-type="float">
            <text:p>955,719971</text:p>
          </table:table-cell>
          <table:table-cell table:number-columns-repeated="2"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08]-1/24/6" office:value-type="date" office:date-value="2018-02-09T10:34:31.999979" calcext:value-type="date">
            <text:p>09.02.2018 10:34:32</text:p>
          </table:table-cell>
          <table:table-cell office:value-type="float" office:value="2.924392" calcext:value-type="float">
            <text:p>2,924392</text:p>
          </table:table-cell>
          <table:table-cell office:value-type="float" office:value="71.985962" calcext:value-type="float">
            <text:p>71,985962</text:p>
          </table:table-cell>
          <table:table-cell office:value-type="float" office:value="955.609985" calcext:value-type="float">
            <text:p>955,609985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09]-1/24/6" office:value-type="date" office:date-value="2018-02-09T10:44:31.999979" calcext:value-type="date">
            <text:p>09.02.2018 10:44:32</text:p>
          </table:table-cell>
          <table:table-cell office:value-type="float" office:value="3.132677" calcext:value-type="float">
            <text:p>3,132677</text:p>
          </table:table-cell>
          <table:table-cell office:value-type="float" office:value="70.490578" calcext:value-type="float">
            <text:p>70,490578</text:p>
          </table:table-cell>
          <table:table-cell office:value-type="float" office:value="955.47998" calcext:value-type="float">
            <text:p>955,47998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10]-1/24/6" office:value-type="date" office:date-value="2018-02-09T10:54:31.999979" calcext:value-type="date">
            <text:p>09.02.2018 10:54:32</text:p>
          </table:table-cell>
          <table:table-cell office:value-type="float" office:value="3.218128" calcext:value-type="float">
            <text:p>3,218128</text:p>
          </table:table-cell>
          <table:table-cell office:value-type="float" office:value="68.636604" calcext:value-type="float">
            <text:p>68,636604</text:p>
          </table:table-cell>
          <table:table-cell office:value-type="float" office:value="955.419983" calcext:value-type="float">
            <text:p>955,419983</text:p>
          </table:table-cell>
          <table:table-cell office:value-type="float" office:value="242" calcext:value-type="float">
            <text:p>242</text:p>
          </table:table-cell>
          <table:table-cell office:value-type="float" office:value="242.25" calcext:value-type="float">
            <text:p>242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11]-1/24/6" office:value-type="date" office:date-value="2018-02-09T11:04:31.99998" calcext:value-type="date">
            <text:p>09.02.2018 11:04:32</text:p>
          </table:table-cell>
          <table:table-cell office:value-type="float" office:value="3.458457" calcext:value-type="float">
            <text:p>3,458457</text:p>
          </table:table-cell>
          <table:table-cell office:value-type="float" office:value="68.053711" calcext:value-type="float">
            <text:p>68,053711</text:p>
          </table:table-cell>
          <table:table-cell office:value-type="float" office:value="955.330017" calcext:value-type="float">
            <text:p>955,330017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12]-1/24/6" office:value-type="date" office:date-value="2018-02-09T11:14:31.99998" calcext:value-type="date">
            <text:p>09.02.2018 11:14:32</text:p>
          </table:table-cell>
          <table:table-cell office:value-type="float" office:value="3.669413" calcext:value-type="float">
            <text:p>3,669413</text:p>
          </table:table-cell>
          <table:table-cell office:value-type="float" office:value="66.053253" calcext:value-type="float">
            <text:p>66,053253</text:p>
          </table:table-cell>
          <table:table-cell office:value-type="float" office:value="955.219971" calcext:value-type="float">
            <text:p>955,219971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13]-1/24/6" office:value-type="date" office:date-value="2018-02-09T11:24:31.99998" calcext:value-type="date">
            <text:p>09.02.2018 11:24:32</text:p>
          </table:table-cell>
          <table:table-cell office:value-type="float" office:value="3.72549" calcext:value-type="float">
            <text:p>3,72549</text:p>
          </table:table-cell>
          <table:table-cell office:value-type="float" office:value="65.824371" calcext:value-type="float">
            <text:p>65,824371</text:p>
          </table:table-cell>
          <table:table-cell office:value-type="float" office:value="955.090027" calcext:value-type="float">
            <text:p>955,090027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" calcext:value-type="float">
            <text:p>2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14]-1/24/6" office:value-type="date" office:date-value="2018-02-09T11:34:31.99998" calcext:value-type="date">
            <text:p>09.02.2018 11:34:32</text:p>
          </table:table-cell>
          <table:table-cell office:value-type="float" office:value="3.794919" calcext:value-type="float">
            <text:p>3,794919</text:p>
          </table:table-cell>
          <table:table-cell office:value-type="float" office:value="65.508507" calcext:value-type="float">
            <text:p>65,508507</text:p>
          </table:table-cell>
          <table:table-cell office:value-type="float" office:value="954.919983" calcext:value-type="float">
            <text:p>954,919983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15]-1/24/6" office:value-type="date" office:date-value="2018-02-09T11:44:31.99998" calcext:value-type="date">
            <text:p>09.02.2018 11:44:32</text:p>
          </table:table-cell>
          <table:table-cell office:value-type="float" office:value="3.864347" calcext:value-type="float">
            <text:p>3,864347</text:p>
          </table:table-cell>
          <table:table-cell office:value-type="float" office:value="65.683983" calcext:value-type="float">
            <text:p>65,683983</text:p>
          </table:table-cell>
          <table:table-cell office:value-type="float" office:value="954.929993" calcext:value-type="float">
            <text:p>954,929993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16]-1/24/6" office:value-type="date" office:date-value="2018-02-09T11:54:31.99998" calcext:value-type="date">
            <text:p>09.02.2018 11:54:32</text:p>
          </table:table-cell>
          <table:table-cell office:value-type="float" office:value="3.864347" calcext:value-type="float">
            <text:p>3,864347</text:p>
          </table:table-cell>
          <table:table-cell office:value-type="float" office:value="65.267418" calcext:value-type="float">
            <text:p>65,267418</text:p>
          </table:table-cell>
          <table:table-cell office:value-type="float" office:value="954.789978" calcext:value-type="float">
            <text:p>954,789978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17]-1/24/6" office:value-type="date" office:date-value="2018-02-09T12:04:31.99998" calcext:value-type="date">
            <text:p>09.02.2018 12:04:32</text:p>
          </table:table-cell>
          <table:table-cell office:value-type="float" office:value="3.768215" calcext:value-type="float">
            <text:p>3,768215</text:p>
          </table:table-cell>
          <table:table-cell office:value-type="float" office:value="64.515144" calcext:value-type="float">
            <text:p>64,515144</text:p>
          </table:table-cell>
          <table:table-cell office:value-type="float" office:value="954.76001" calcext:value-type="float">
            <text:p>954,76001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18]-1/24/6" office:value-type="date" office:date-value="2018-02-09T12:14:31.99998" calcext:value-type="date">
            <text:p>09.02.2018 12:14:32</text:p>
          </table:table-cell>
          <table:table-cell office:value-type="float" office:value="3.656062" calcext:value-type="float">
            <text:p>3,656062</text:p>
          </table:table-cell>
          <table:table-cell office:value-type="float" office:value="64.988174" calcext:value-type="float">
            <text:p>64,988174</text:p>
          </table:table-cell>
          <table:table-cell office:value-type="float" office:value="954.679993" calcext:value-type="float">
            <text:p>954,679993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21875" calcext:value-type="float">
            <text:p>241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19]-1/24/6" office:value-type="date" office:date-value="2018-02-09T12:24:31.99998" calcext:value-type="date">
            <text:p>09.02.2018 12:24:32</text:p>
          </table:table-cell>
          <table:table-cell office:value-type="float" office:value="3.656062" calcext:value-type="float">
            <text:p>3,656062</text:p>
          </table:table-cell>
          <table:table-cell office:value-type="float" office:value="64.93782" calcext:value-type="float">
            <text:p>64,93782</text:p>
          </table:table-cell>
          <table:table-cell office:value-type="float" office:value="954.580017" calcext:value-type="float">
            <text:p>954,580017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21875" calcext:value-type="float">
            <text:p>241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20]-1/24/6" office:value-type="date" office:date-value="2018-02-09T12:34:31.99998" calcext:value-type="date">
            <text:p>09.02.2018 12:34:32</text:p>
          </table:table-cell>
          <table:table-cell office:value-type="float" office:value="3.613336" calcext:value-type="float">
            <text:p>3,613336</text:p>
          </table:table-cell>
          <table:table-cell office:value-type="float" office:value="64.773026" calcext:value-type="float">
            <text:p>64,773026</text:p>
          </table:table-cell>
          <table:table-cell office:value-type="float" office:value="954.460022" calcext:value-type="float">
            <text:p>954,460022</text:p>
          </table:table-cell>
          <table:table-cell office:value-type="float" office:value="241" calcext:value-type="float">
            <text:p>241</text:p>
          </table:table-cell>
          <table:table-cell office:value-type="float" office:value="240.96875" calcext:value-type="float">
            <text:p>240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21]-1/24/6" office:value-type="date" office:date-value="2018-02-09T12:44:31.99998" calcext:value-type="date">
            <text:p>09.02.2018 12:44:32</text:p>
          </table:table-cell>
          <table:table-cell office:value-type="float" office:value="3.583963" calcext:value-type="float">
            <text:p>3,583963</text:p>
          </table:table-cell>
          <table:table-cell office:value-type="float" office:value="65.293358" calcext:value-type="float">
            <text:p>65,293358</text:p>
          </table:table-cell>
          <table:table-cell office:value-type="float" office:value="954.349976" calcext:value-type="float">
            <text:p>954,349976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22]-1/24/6" office:value-type="date" office:date-value="2018-02-09T12:54:31.99998" calcext:value-type="date">
            <text:p>09.02.2018 12:54:32</text:p>
          </table:table-cell>
          <table:table-cell office:value-type="float" office:value="3.712139" calcext:value-type="float">
            <text:p>3,712139</text:p>
          </table:table-cell>
          <table:table-cell office:value-type="float" office:value="64.762344" calcext:value-type="float">
            <text:p>64,762344</text:p>
          </table:table-cell>
          <table:table-cell office:value-type="float" office:value="954.299988" calcext:value-type="float">
            <text:p>954,299988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23]-1/24/6" office:value-type="date" office:date-value="2018-02-09T13:04:31.99998" calcext:value-type="date">
            <text:p>09.02.2018 13:04:32</text:p>
          </table:table-cell>
          <table:table-cell office:value-type="float" office:value="3.712139" calcext:value-type="float">
            <text:p>3,712139</text:p>
          </table:table-cell>
          <table:table-cell office:value-type="float" office:value="64.400703" calcext:value-type="float">
            <text:p>64,400703</text:p>
          </table:table-cell>
          <table:table-cell office:value-type="float" office:value="954.22998" calcext:value-type="float">
            <text:p>954,22998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24]-1/24/6" office:value-type="date" office:date-value="2018-02-09T13:14:31.99998" calcext:value-type="date">
            <text:p>09.02.2018 13:14:32</text:p>
          </table:table-cell>
          <table:table-cell office:value-type="float" office:value="3.768215" calcext:value-type="float">
            <text:p>3,768215</text:p>
          </table:table-cell>
          <table:table-cell office:value-type="float" office:value="64.081787" calcext:value-type="float">
            <text:p>64,081787</text:p>
          </table:table-cell>
          <table:table-cell office:value-type="float" office:value="954.140015" calcext:value-type="float">
            <text:p>954,140015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25]-1/24/6" office:value-type="date" office:date-value="2018-02-09T13:24:31.999981" calcext:value-type="date">
            <text:p>09.02.2018 13:24:32</text:p>
          </table:table-cell>
          <table:table-cell office:value-type="float" office:value="3.837644" calcext:value-type="float">
            <text:p>3,837644</text:p>
          </table:table-cell>
          <table:table-cell office:value-type="float" office:value="63.495842" calcext:value-type="float">
            <text:p>63,495842</text:p>
          </table:table-cell>
          <table:table-cell office:value-type="float" office:value="954.049988" calcext:value-type="float">
            <text:p>954,049988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26]-1/24/6" office:value-type="date" office:date-value="2018-02-09T13:34:31.999981" calcext:value-type="date">
            <text:p>09.02.2018 13:34:32</text:p>
          </table:table-cell>
          <table:table-cell office:value-type="float" office:value="3.864347" calcext:value-type="float">
            <text:p>3,864347</text:p>
          </table:table-cell>
          <table:table-cell office:value-type="float" office:value="64.455635" calcext:value-type="float">
            <text:p>64,455635</text:p>
          </table:table-cell>
          <table:table-cell office:value-type="float" office:value="953.950012" calcext:value-type="float">
            <text:p>953,950012</text:p>
          </table:table-cell>
          <table:table-cell table:number-columns-repeated="2"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27]-1/24/6" office:value-type="date" office:date-value="2018-02-09T13:44:31.999981" calcext:value-type="date">
            <text:p>09.02.2018 13:44:32</text:p>
          </table:table-cell>
          <table:table-cell office:value-type="float" office:value="3.837644" calcext:value-type="float">
            <text:p>3,837644</text:p>
          </table:table-cell>
          <table:table-cell office:value-type="float" office:value="63.335621" calcext:value-type="float">
            <text:p>63,335621</text:p>
          </table:table-cell>
          <table:table-cell office:value-type="float" office:value="953.76001" calcext:value-type="float">
            <text:p>953,76001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8125" calcext:value-type="float">
            <text:p>240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28]-1/24/6" office:value-type="date" office:date-value="2018-02-09T13:54:31.999981" calcext:value-type="date">
            <text:p>09.02.2018 13:54:32</text:p>
          </table:table-cell>
          <table:table-cell office:value-type="float" office:value="3.880369" calcext:value-type="float">
            <text:p>3,880369</text:p>
          </table:table-cell>
          <table:table-cell office:value-type="float" office:value="63.503471" calcext:value-type="float">
            <text:p>63,503471</text:p>
          </table:table-cell>
          <table:table-cell office:value-type="float" office:value="953.76001" calcext:value-type="float">
            <text:p>953,76001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29]-1/24/6" office:value-type="date" office:date-value="2018-02-09T14:04:31.999981" calcext:value-type="date">
            <text:p>09.02.2018 14:04:32</text:p>
          </table:table-cell>
          <table:table-cell office:value-type="float" office:value="3.864347" calcext:value-type="float">
            <text:p>3,864347</text:p>
          </table:table-cell>
          <table:table-cell office:value-type="float" office:value="64.034485" calcext:value-type="float">
            <text:p>64,034485</text:p>
          </table:table-cell>
          <table:table-cell office:value-type="float" office:value="953.659973" calcext:value-type="float">
            <text:p>953,659973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30]-1/24/6" office:value-type="date" office:date-value="2018-02-09T14:14:31.999981" calcext:value-type="date">
            <text:p>09.02.2018 14:14:32</text:p>
          </table:table-cell>
          <table:table-cell office:value-type="float" office:value="3.880369" calcext:value-type="float">
            <text:p>3,880369</text:p>
          </table:table-cell>
          <table:table-cell office:value-type="float" office:value="63.353931" calcext:value-type="float">
            <text:p>63,353931</text:p>
          </table:table-cell>
          <table:table-cell office:value-type="float" office:value="953.609985" calcext:value-type="float">
            <text:p>953,60998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90625" calcext:value-type="float">
            <text:p>240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31]-1/24/6" office:value-type="date" office:date-value="2018-02-09T14:24:31.999981" calcext:value-type="date">
            <text:p>09.02.2018 14:24:32</text:p>
          </table:table-cell>
          <table:table-cell office:value-type="float" office:value="3.864347" calcext:value-type="float">
            <text:p>3,864347</text:p>
          </table:table-cell>
          <table:table-cell office:value-type="float" office:value="63.787289" calcext:value-type="float">
            <text:p>63,787289</text:p>
          </table:table-cell>
          <table:table-cell office:value-type="float" office:value="953.440002" calcext:value-type="float">
            <text:p>953,440002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32]-1/24/6" office:value-type="date" office:date-value="2018-02-09T14:34:31.999981" calcext:value-type="date">
            <text:p>09.02.2018 14:34:32</text:p>
          </table:table-cell>
          <table:table-cell office:value-type="float" office:value="3.824292" calcext:value-type="float">
            <text:p>3,824292</text:p>
          </table:table-cell>
          <table:table-cell office:value-type="float" office:value="63.700314" calcext:value-type="float">
            <text:p>63,700314</text:p>
          </table:table-cell>
          <table:table-cell office:value-type="float" office:value="953.419983" calcext:value-type="float">
            <text:p>953,419983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33]-1/24/6" office:value-type="date" office:date-value="2018-02-09T14:44:31.999981" calcext:value-type="date">
            <text:p>09.02.2018 14:44:32</text:p>
          </table:table-cell>
          <table:table-cell office:value-type="float" office:value="3.64004" calcext:value-type="float">
            <text:p>3,64004</text:p>
          </table:table-cell>
          <table:table-cell office:value-type="float" office:value="63.99939" calcext:value-type="float">
            <text:p>63,99939</text:p>
          </table:table-cell>
          <table:table-cell office:value-type="float" office:value="953.369995" calcext:value-type="float">
            <text:p>953,36999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15625" calcext:value-type="float">
            <text:p>241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34]-1/24/6" office:value-type="date" office:date-value="2018-02-09T14:54:31.999981" calcext:value-type="date">
            <text:p>09.02.2018 14:54:32</text:p>
          </table:table-cell>
          <table:table-cell office:value-type="float" office:value="3.64004" calcext:value-type="float">
            <text:p>3,64004</text:p>
          </table:table-cell>
          <table:table-cell office:value-type="float" office:value="64.512093" calcext:value-type="float">
            <text:p>64,512093</text:p>
          </table:table-cell>
          <table:table-cell office:value-type="float" office:value="953.369995" calcext:value-type="float">
            <text:p>953,36999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1875" calcext:value-type="float">
            <text:p>241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35]-1/24/6" office:value-type="date" office:date-value="2018-02-09T15:04:31.999981" calcext:value-type="date">
            <text:p>09.02.2018 15:04:32</text:p>
          </table:table-cell>
          <table:table-cell office:value-type="float" office:value="3.583963" calcext:value-type="float">
            <text:p>3,583963</text:p>
          </table:table-cell>
          <table:table-cell office:value-type="float" office:value="64.946976" calcext:value-type="float">
            <text:p>64,946976</text:p>
          </table:table-cell>
          <table:table-cell office:value-type="float" office:value="953.390015" calcext:value-type="float">
            <text:p>953,390015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36]-1/24/6" office:value-type="date" office:date-value="2018-02-09T15:14:31.999981" calcext:value-type="date">
            <text:p>09.02.2018 15:14:32</text:p>
          </table:table-cell>
          <table:table-cell office:value-type="float" office:value="3.527886" calcext:value-type="float">
            <text:p>3,527886</text:p>
          </table:table-cell>
          <table:table-cell office:value-type="float" office:value="65.1194" calcext:value-type="float">
            <text:p>65,1194</text:p>
          </table:table-cell>
          <table:table-cell office:value-type="float" office:value="953.400024" calcext:value-type="float">
            <text:p>953,400024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37]-1/24/6" office:value-type="date" office:date-value="2018-02-09T15:24:31.999981" calcext:value-type="date">
            <text:p>09.02.2018 15:24:32</text:p>
          </table:table-cell>
          <table:table-cell office:value-type="float" office:value="3.415732" calcext:value-type="float">
            <text:p>3,415732</text:p>
          </table:table-cell>
          <table:table-cell office:value-type="float" office:value="64.840164" calcext:value-type="float">
            <text:p>64,840164</text:p>
          </table:table-cell>
          <table:table-cell office:value-type="float" office:value="953.23999" calcext:value-type="float">
            <text:p>953,23999</text:p>
          </table:table-cell>
          <table:table-cell table:number-columns-repeated="2"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38]-1/24/6" office:value-type="date" office:date-value="2018-02-09T15:34:31.999981" calcext:value-type="date">
            <text:p>09.02.2018 15:34:32</text:p>
          </table:table-cell>
          <table:table-cell office:value-type="float" office:value="3.31693" calcext:value-type="float">
            <text:p>3,31693</text:p>
          </table:table-cell>
          <table:table-cell office:value-type="float" office:value="65.862518" calcext:value-type="float">
            <text:p>65,862518</text:p>
          </table:table-cell>
          <table:table-cell office:value-type="float" office:value="953.23999" calcext:value-type="float">
            <text:p>953,23999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39]-1/24/6" office:value-type="date" office:date-value="2018-02-09T15:44:31.999982" calcext:value-type="date">
            <text:p>09.02.2018 15:44:32</text:p>
          </table:table-cell>
          <table:table-cell office:value-type="float" office:value="3.175402" calcext:value-type="float">
            <text:p>3,175402</text:p>
          </table:table-cell>
          <table:table-cell office:value-type="float" office:value="65.732811" calcext:value-type="float">
            <text:p>65,732811</text:p>
          </table:table-cell>
          <table:table-cell office:value-type="float" office:value="953.289978" calcext:value-type="float">
            <text:p>953,289978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40]-1/24/6" office:value-type="date" office:date-value="2018-02-09T15:54:31.999982" calcext:value-type="date">
            <text:p>09.02.2018 15:54:32</text:p>
          </table:table-cell>
          <table:table-cell office:value-type="float" office:value="3.063249" calcext:value-type="float">
            <text:p>3,063249</text:p>
          </table:table-cell>
          <table:table-cell office:value-type="float" office:value="66.283669" calcext:value-type="float">
            <text:p>66,283669</text:p>
          </table:table-cell>
          <table:table-cell office:value-type="float" office:value="953.22998" calcext:value-type="float">
            <text:p>953,22998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41]-1/24/6" office:value-type="date" office:date-value="2018-02-09T16:04:31.999982" calcext:value-type="date">
            <text:p>09.02.2018 16:04:32</text:p>
          </table:table-cell>
          <table:table-cell office:value-type="float" office:value="3.007172" calcext:value-type="float">
            <text:p>3,007172</text:p>
          </table:table-cell>
          <table:table-cell office:value-type="float" office:value="66.469826" calcext:value-type="float">
            <text:p>66,469826</text:p>
          </table:table-cell>
          <table:table-cell office:value-type="float" office:value="953.210022" calcext:value-type="float">
            <text:p>953,210022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42]-1/24/6" office:value-type="date" office:date-value="2018-02-09T16:14:31.999982" calcext:value-type="date">
            <text:p>09.02.2018 16:14:32</text:p>
          </table:table-cell>
          <table:table-cell office:value-type="float" office:value="2.99382" calcext:value-type="float">
            <text:p>2,99382</text:p>
          </table:table-cell>
          <table:table-cell office:value-type="float" office:value="66.718544" calcext:value-type="float">
            <text:p>66,718544</text:p>
          </table:table-cell>
          <table:table-cell office:value-type="float" office:value="953.299988" calcext:value-type="float">
            <text:p>953,299988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125" calcext:value-type="float">
            <text:p>241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43]-1/24/6" office:value-type="date" office:date-value="2018-02-09T16:24:31.999982" calcext:value-type="date">
            <text:p>09.02.2018 16:24:32</text:p>
          </table:table-cell>
          <table:table-cell office:value-type="float" office:value="2.854963" calcext:value-type="float">
            <text:p>2,854963</text:p>
          </table:table-cell>
          <table:table-cell office:value-type="float" office:value="67.307549" calcext:value-type="float">
            <text:p>67,307549</text:p>
          </table:table-cell>
          <table:table-cell office:value-type="float" office:value="953.219971" calcext:value-type="float">
            <text:p>953,219971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44]-1/24/6" office:value-type="date" office:date-value="2018-02-09T16:34:31.999982" calcext:value-type="date">
            <text:p>09.02.2018 16:34:32</text:p>
          </table:table-cell>
          <table:table-cell office:value-type="float" office:value="2.726787" calcext:value-type="float">
            <text:p>2,726787</text:p>
          </table:table-cell>
          <table:table-cell office:value-type="float" office:value="67.830933" calcext:value-type="float">
            <text:p>67,830933</text:p>
          </table:table-cell>
          <table:table-cell office:value-type="float" office:value="953.179993" calcext:value-type="float">
            <text:p>953,179993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45]-1/24/6" office:value-type="date" office:date-value="2018-02-09T16:44:31.999982" calcext:value-type="date">
            <text:p>09.02.2018 16:44:32</text:p>
          </table:table-cell>
          <table:table-cell office:value-type="float" office:value="2.686732" calcext:value-type="float">
            <text:p>2,686732</text:p>
          </table:table-cell>
          <table:table-cell office:value-type="float" office:value="67.794312" calcext:value-type="float">
            <text:p>67,794312</text:p>
          </table:table-cell>
          <table:table-cell office:value-type="float" office:value="953.320007" calcext:value-type="float">
            <text:p>953,320007</text:p>
          </table:table-cell>
          <table:table-cell table:number-columns-repeated="2" office:value-type="float" office:value="241.15625" calcext:value-type="float">
            <text:p>241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46]-1/24/6" office:value-type="date" office:date-value="2018-02-09T16:54:31.999982" calcext:value-type="date">
            <text:p>09.02.2018 16:54:32</text:p>
          </table:table-cell>
          <table:table-cell office:value-type="float" office:value="2.657359" calcext:value-type="float">
            <text:p>2,657359</text:p>
          </table:table-cell>
          <table:table-cell office:value-type="float" office:value="67.606621" calcext:value-type="float">
            <text:p>67,606621</text:p>
          </table:table-cell>
          <table:table-cell office:value-type="float" office:value="953.309998" calcext:value-type="float">
            <text:p>953,309998</text:p>
          </table:table-cell>
          <table:table-cell table:number-columns-repeated="2" office:value-type="float" office:value="241.1875" calcext:value-type="float">
            <text:p>241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47]-1/24/6" office:value-type="date" office:date-value="2018-02-09T17:04:31.999982" calcext:value-type="date">
            <text:p>09.02.2018 17:04:32</text:p>
          </table:table-cell>
          <table:table-cell office:value-type="float" office:value="2.630655" calcext:value-type="float">
            <text:p>2,630655</text:p>
          </table:table-cell>
          <table:table-cell office:value-type="float" office:value="67.389946" calcext:value-type="float">
            <text:p>67,389946</text:p>
          </table:table-cell>
          <table:table-cell office:value-type="float" office:value="953.409973" calcext:value-type="float">
            <text:p>953,409973</text:p>
          </table:table-cell>
          <table:table-cell table:number-columns-repeated="2"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48]-1/24/6" office:value-type="date" office:date-value="2018-02-09T17:14:31.999982" calcext:value-type="date">
            <text:p>09.02.2018 17:14:32</text:p>
          </table:table-cell>
          <table:table-cell office:value-type="float" office:value="2.518502" calcext:value-type="float">
            <text:p>2,518502</text:p>
          </table:table-cell>
          <table:table-cell office:value-type="float" office:value="67.377739" calcext:value-type="float">
            <text:p>67,377739</text:p>
          </table:table-cell>
          <table:table-cell office:value-type="float" office:value="953.369995" calcext:value-type="float">
            <text:p>953,36999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09375" calcext:value-type="float">
            <text:p>241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49]-1/24/6" office:value-type="date" office:date-value="2018-02-09T17:24:31.999982" calcext:value-type="date">
            <text:p>09.02.2018 17:24:32</text:p>
          </table:table-cell>
          <table:table-cell office:value-type="float" office:value="2.419699" calcext:value-type="float">
            <text:p>2,419699</text:p>
          </table:table-cell>
          <table:table-cell office:value-type="float" office:value="67.885864" calcext:value-type="float">
            <text:p>67,885864</text:p>
          </table:table-cell>
          <table:table-cell office:value-type="float" office:value="953.280029" calcext:value-type="float">
            <text:p>953,280029</text:p>
          </table:table-cell>
          <table:table-cell table:number-columns-repeated="2"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50]-1/24/6" office:value-type="date" office:date-value="2018-02-09T17:34:31.999982" calcext:value-type="date">
            <text:p>09.02.2018 17:34:32</text:p>
          </table:table-cell>
          <table:table-cell office:value-type="float" office:value="2.376974" calcext:value-type="float">
            <text:p>2,376974</text:p>
          </table:table-cell>
          <table:table-cell office:value-type="float" office:value="68.392464" calcext:value-type="float">
            <text:p>68,392464</text:p>
          </table:table-cell>
          <table:table-cell office:value-type="float" office:value="953.309998" calcext:value-type="float">
            <text:p>953,309998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51]-1/24/6" office:value-type="date" office:date-value="2018-02-09T17:44:31.999982" calcext:value-type="date">
            <text:p>09.02.2018 17:44:32</text:p>
          </table:table-cell>
          <table:table-cell office:value-type="float" office:value="2.307546" calcext:value-type="float">
            <text:p>2,307546</text:p>
          </table:table-cell>
          <table:table-cell office:value-type="float" office:value="68.133057" calcext:value-type="float">
            <text:p>68,133057</text:p>
          </table:table-cell>
          <table:table-cell office:value-type="float" office:value="953.299988" calcext:value-type="float">
            <text:p>953,299988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52]-1/24/6" office:value-type="date" office:date-value="2018-02-09T17:54:31.999982" calcext:value-type="date">
            <text:p>09.02.2018 17:54:32</text:p>
          </table:table-cell>
          <table:table-cell office:value-type="float" office:value="2.235447" calcext:value-type="float">
            <text:p>2,235447</text:p>
          </table:table-cell>
          <table:table-cell office:value-type="float" office:value="69.094376" calcext:value-type="float">
            <text:p>69,094376</text:p>
          </table:table-cell>
          <table:table-cell office:value-type="float" office:value="953.289978" calcext:value-type="float">
            <text:p>953,289978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53]-1/24/6" office:value-type="date" office:date-value="2018-02-09T18:04:31.999982" calcext:value-type="date">
            <text:p>09.02.2018 18:04:32</text:p>
          </table:table-cell>
          <table:table-cell office:value-type="float" office:value="2.149996" calcext:value-type="float">
            <text:p>2,149996</text:p>
          </table:table-cell>
          <table:table-cell office:value-type="float" office:value="68.929581" calcext:value-type="float">
            <text:p>68,929581</text:p>
          </table:table-cell>
          <table:table-cell office:value-type="float" office:value="953.369995" calcext:value-type="float">
            <text:p>953,369995</text:p>
          </table:table-cell>
          <table:table-cell table:number-columns-repeated="2" office:value-type="float" office:value="241.1875" calcext:value-type="float">
            <text:p>241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54]-1/24/6" office:value-type="date" office:date-value="2018-02-09T18:14:31.999983" calcext:value-type="date">
            <text:p>09.02.2018 18:14:32</text:p>
          </table:table-cell>
          <table:table-cell office:value-type="float" office:value="2.192721" calcext:value-type="float">
            <text:p>2,192721</text:p>
          </table:table-cell>
          <table:table-cell office:value-type="float" office:value="69.18898" calcext:value-type="float">
            <text:p>69,18898</text:p>
          </table:table-cell>
          <table:table-cell office:value-type="float" office:value="953.419983" calcext:value-type="float">
            <text:p>953,419983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55]-1/24/6" office:value-type="date" office:date-value="2018-02-09T18:24:31.999983" calcext:value-type="date">
            <text:p>09.02.2018 18:24:32</text:p>
          </table:table-cell>
          <table:table-cell office:value-type="float" office:value="2.136645" calcext:value-type="float">
            <text:p>2,136645</text:p>
          </table:table-cell>
          <table:table-cell office:value-type="float" office:value="69.213394" calcext:value-type="float">
            <text:p>69,213394</text:p>
          </table:table-cell>
          <table:table-cell office:value-type="float" office:value="953.52002" calcext:value-type="float">
            <text:p>953,52002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56]-1/24/6" office:value-type="date" office:date-value="2018-02-09T18:34:31.999983" calcext:value-type="date">
            <text:p>09.02.2018 18:34:32</text:p>
          </table:table-cell>
          <table:table-cell office:value-type="float" office:value="2.136645" calcext:value-type="float">
            <text:p>2,136645</text:p>
          </table:table-cell>
          <table:table-cell office:value-type="float" office:value="69.147781" calcext:value-type="float">
            <text:p>69,147781</text:p>
          </table:table-cell>
          <table:table-cell office:value-type="float" office:value="953.52002" calcext:value-type="float">
            <text:p>953,52002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57]-1/24/6" office:value-type="date" office:date-value="2018-02-09T18:44:31.999983" calcext:value-type="date">
            <text:p>09.02.2018 18:44:32</text:p>
          </table:table-cell>
          <table:table-cell office:value-type="float" office:value="2.107271" calcext:value-type="float">
            <text:p>2,107271</text:p>
          </table:table-cell>
          <table:table-cell office:value-type="float" office:value="69.726097" calcext:value-type="float">
            <text:p>69,726097</text:p>
          </table:table-cell>
          <table:table-cell office:value-type="float" office:value="953.440002" calcext:value-type="float">
            <text:p>953,440002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58]-1/24/6" office:value-type="date" office:date-value="2018-02-09T18:54:31.999983" calcext:value-type="date">
            <text:p>09.02.2018 18:54:32</text:p>
          </table:table-cell>
          <table:table-cell office:value-type="float" office:value="2.093919" calcext:value-type="float">
            <text:p>2,093919</text:p>
          </table:table-cell>
          <table:table-cell office:value-type="float" office:value="69.108109" calcext:value-type="float">
            <text:p>69,108109</text:p>
          </table:table-cell>
          <table:table-cell office:value-type="float" office:value="953.549988" calcext:value-type="float">
            <text:p>953,549988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59]-1/24/6" office:value-type="date" office:date-value="2018-02-09T19:04:31.999983" calcext:value-type="date">
            <text:p>09.02.2018 19:04:32</text:p>
          </table:table-cell>
          <table:table-cell office:value-type="float" office:value="2.080568" calcext:value-type="float">
            <text:p>2,080568</text:p>
          </table:table-cell>
          <table:table-cell office:value-type="float" office:value="69.275963" calcext:value-type="float">
            <text:p>69,275963</text:p>
          </table:table-cell>
          <table:table-cell office:value-type="float" office:value="953.48999" calcext:value-type="float">
            <text:p>953,48999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60]-1/24/6" office:value-type="date" office:date-value="2018-02-09T19:14:31.999983" calcext:value-type="date">
            <text:p>09.02.2018 19:14:32</text:p>
          </table:table-cell>
          <table:table-cell office:value-type="float" office:value="1.955062" calcext:value-type="float">
            <text:p>1,955062</text:p>
          </table:table-cell>
          <table:table-cell office:value-type="float" office:value="69.657433" calcext:value-type="float">
            <text:p>69,657433</text:p>
          </table:table-cell>
          <table:table-cell office:value-type="float" office:value="953.48999" calcext:value-type="float">
            <text:p>953,48999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61]-1/24/6" office:value-type="date" office:date-value="2018-02-09T19:24:31.999983" calcext:value-type="date">
            <text:p>09.02.2018 19:24:32</text:p>
          </table:table-cell>
          <table:table-cell office:value-type="float" office:value="1.995117" calcext:value-type="float">
            <text:p>1,995117</text:p>
          </table:table-cell>
          <table:table-cell office:value-type="float" office:value="70.060272" calcext:value-type="float">
            <text:p>70,060272</text:p>
          </table:table-cell>
          <table:table-cell office:value-type="float" office:value="953.619995" calcext:value-type="float">
            <text:p>953,619995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62]-1/24/6" office:value-type="date" office:date-value="2018-02-09T19:34:31.999983" calcext:value-type="date">
            <text:p>09.02.2018 19:34:32</text:p>
          </table:table-cell>
          <table:table-cell office:value-type="float" office:value="1.995117" calcext:value-type="float">
            <text:p>1,995117</text:p>
          </table:table-cell>
          <table:table-cell office:value-type="float" office:value="69.634544" calcext:value-type="float">
            <text:p>69,634544</text:p>
          </table:table-cell>
          <table:table-cell office:value-type="float" office:value="953.690002" calcext:value-type="float">
            <text:p>953,690002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63]-1/24/6" office:value-type="date" office:date-value="2018-02-09T19:44:31.999983" calcext:value-type="date">
            <text:p>09.02.2018 19:44:32</text:p>
          </table:table-cell>
          <table:table-cell office:value-type="float" office:value="2.037842" calcext:value-type="float">
            <text:p>2,037842</text:p>
          </table:table-cell>
          <table:table-cell office:value-type="float" office:value="69.520103" calcext:value-type="float">
            <text:p>69,520103</text:p>
          </table:table-cell>
          <table:table-cell office:value-type="float" office:value="953.719971" calcext:value-type="float">
            <text:p>953,719971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64]-1/24/6" office:value-type="date" office:date-value="2018-02-09T19:54:31.999983" calcext:value-type="date">
            <text:p>09.02.2018 19:54:32</text:p>
          </table:table-cell>
          <table:table-cell office:value-type="float" office:value="1.93904" calcext:value-type="float">
            <text:p>1,93904</text:p>
          </table:table-cell>
          <table:table-cell office:value-type="float" office:value="69.81308" calcext:value-type="float">
            <text:p>69,81308</text:p>
          </table:table-cell>
          <table:table-cell office:value-type="float" office:value="953.75" calcext:value-type="float">
            <text:p>953,75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65]-1/24/6" office:value-type="date" office:date-value="2018-02-09T20:04:31.999983" calcext:value-type="date">
            <text:p>09.02.2018 20:04:32</text:p>
          </table:table-cell>
          <table:table-cell office:value-type="float" office:value="1.912337" calcext:value-type="float">
            <text:p>1,912337</text:p>
          </table:table-cell>
          <table:table-cell office:value-type="float" office:value="70.449379" calcext:value-type="float">
            <text:p>70,449379</text:p>
          </table:table-cell>
          <table:table-cell office:value-type="float" office:value="953.830017" calcext:value-type="float">
            <text:p>953,830017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66]-1/24/6" office:value-type="date" office:date-value="2018-02-09T20:14:31.999983" calcext:value-type="date">
            <text:p>09.02.2018 20:14:32</text:p>
          </table:table-cell>
          <table:table-cell office:value-type="float" office:value="2.037842" calcext:value-type="float">
            <text:p>2,037842</text:p>
          </table:table-cell>
          <table:table-cell office:value-type="float" office:value="70.421913" calcext:value-type="float">
            <text:p>70,421913</text:p>
          </table:table-cell>
          <table:table-cell office:value-type="float" office:value="953.830017" calcext:value-type="float">
            <text:p>953,830017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67]-1/24/6" office:value-type="date" office:date-value="2018-02-09T20:24:31.999983" calcext:value-type="date">
            <text:p>09.02.2018 20:24:32</text:p>
          </table:table-cell>
          <table:table-cell office:value-type="float" office:value="2.024491" calcext:value-type="float">
            <text:p>2,024491</text:p>
          </table:table-cell>
          <table:table-cell office:value-type="float" office:value="70.280006" calcext:value-type="float">
            <text:p>70,280006</text:p>
          </table:table-cell>
          <table:table-cell office:value-type="float" office:value="953.969971" calcext:value-type="float">
            <text:p>953,969971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2.4375" calcext:value-type="float">
            <text:p>242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68]-1/24/6" office:value-type="date" office:date-value="2018-02-09T20:34:31.999984" calcext:value-type="date">
            <text:p>09.02.2018 20:34:32</text:p>
          </table:table-cell>
          <table:table-cell office:value-type="float" office:value="2.037842" calcext:value-type="float">
            <text:p>2,037842</text:p>
          </table:table-cell>
          <table:table-cell office:value-type="float" office:value="70.470741" calcext:value-type="float">
            <text:p>70,470741</text:p>
          </table:table-cell>
          <table:table-cell office:value-type="float" office:value="953.869995" calcext:value-type="float">
            <text:p>953,86999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69]-1/24/6" office:value-type="date" office:date-value="2018-02-09T20:44:31.999984" calcext:value-type="date">
            <text:p>09.02.2018 20:44:32</text:p>
          </table:table-cell>
          <table:table-cell office:value-type="float" office:value="2.037842" calcext:value-type="float">
            <text:p>2,037842</text:p>
          </table:table-cell>
          <table:table-cell office:value-type="float" office:value="70.559242" calcext:value-type="float">
            <text:p>70,559242</text:p>
          </table:table-cell>
          <table:table-cell office:value-type="float" office:value="953.820007" calcext:value-type="float">
            <text:p>953,820007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70]-1/24/6" office:value-type="date" office:date-value="2018-02-09T20:54:31.999984" calcext:value-type="date">
            <text:p>09.02.2018 20:54:32</text:p>
          </table:table-cell>
          <table:table-cell office:value-type="float" office:value="2.037842" calcext:value-type="float">
            <text:p>2,037842</text:p>
          </table:table-cell>
          <table:table-cell office:value-type="float" office:value="70.571449" calcext:value-type="float">
            <text:p>70,571449</text:p>
          </table:table-cell>
          <table:table-cell office:value-type="float" office:value="953.869995" calcext:value-type="float">
            <text:p>953,869995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71]-1/24/6" office:value-type="date" office:date-value="2018-02-09T21:04:31.999984" calcext:value-type="date">
            <text:p>09.02.2018 21:04:32</text:p>
          </table:table-cell>
          <table:table-cell office:value-type="float" office:value="2.011139" calcext:value-type="float">
            <text:p>2,011139</text:p>
          </table:table-cell>
          <table:table-cell office:value-type="float" office:value="70.598915" calcext:value-type="float">
            <text:p>70,598915</text:p>
          </table:table-cell>
          <table:table-cell office:value-type="float" office:value="953.890015" calcext:value-type="float">
            <text:p>953,890015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72]-1/24/6" office:value-type="date" office:date-value="2018-02-09T21:14:31.999984" calcext:value-type="date">
            <text:p>09.02.2018 21:14:32</text:p>
          </table:table-cell>
          <table:table-cell office:value-type="float" office:value="1.968414" calcext:value-type="float">
            <text:p>1,968414</text:p>
          </table:table-cell>
          <table:table-cell office:value-type="float" office:value="70.626381" calcext:value-type="float">
            <text:p>70,626381</text:p>
          </table:table-cell>
          <table:table-cell office:value-type="float" office:value="954.070007" calcext:value-type="float">
            <text:p>954,070007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73]-1/24/6" office:value-type="date" office:date-value="2018-02-09T21:24:31.999984" calcext:value-type="date">
            <text:p>09.02.2018 21:24:32</text:p>
          </table:table-cell>
          <table:table-cell office:value-type="float" office:value="1.882963" calcext:value-type="float">
            <text:p>1,882963</text:p>
          </table:table-cell>
          <table:table-cell office:value-type="float" office:value="70.147247" calcext:value-type="float">
            <text:p>70,147247</text:p>
          </table:table-cell>
          <table:table-cell office:value-type="float" office:value="954.039978" calcext:value-type="float">
            <text:p>954,039978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15625" calcext:value-type="float">
            <text:p>241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74]-1/24/6" office:value-type="date" office:date-value="2018-02-09T21:34:31.999984" calcext:value-type="date">
            <text:p>09.02.2018 21:34:32</text:p>
          </table:table-cell>
          <table:table-cell office:value-type="float" office:value="1.925689" calcext:value-type="float">
            <text:p>1,925689</text:p>
          </table:table-cell>
          <table:table-cell office:value-type="float" office:value="71.139084" calcext:value-type="float">
            <text:p>71,139084</text:p>
          </table:table-cell>
          <table:table-cell office:value-type="float" office:value="954.080017" calcext:value-type="float">
            <text:p>954,080017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75]-1/24/6" office:value-type="date" office:date-value="2018-02-09T21:44:31.999984" calcext:value-type="date">
            <text:p>09.02.2018 21:44:32</text:p>
          </table:table-cell>
          <table:table-cell office:value-type="float" office:value="1.898985" calcext:value-type="float">
            <text:p>1,898985</text:p>
          </table:table-cell>
          <table:table-cell office:value-type="float" office:value="70.952927" calcext:value-type="float">
            <text:p>70,952927</text:p>
          </table:table-cell>
          <table:table-cell office:value-type="float" office:value="954.119995" calcext:value-type="float">
            <text:p>954,119995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76]-1/24/6" office:value-type="date" office:date-value="2018-02-09T21:54:31.999984" calcext:value-type="date">
            <text:p>09.02.2018 21:54:32</text:p>
          </table:table-cell>
          <table:table-cell office:value-type="float" office:value="1.912337" calcext:value-type="float">
            <text:p>1,912337</text:p>
          </table:table-cell>
          <table:table-cell office:value-type="float" office:value="71.06279" calcext:value-type="float">
            <text:p>71,06279</text:p>
          </table:table-cell>
          <table:table-cell office:value-type="float" office:value="954.27002" calcext:value-type="float">
            <text:p>954,27002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2.125" calcext:value-type="float">
            <text:p>242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77]-1/24/6" office:value-type="date" office:date-value="2018-02-09T22:04:31.999984" calcext:value-type="date">
            <text:p>09.02.2018 22:04:32</text:p>
          </table:table-cell>
          <table:table-cell office:value-type="float" office:value="1.842908" calcext:value-type="float">
            <text:p>1,842908</text:p>
          </table:table-cell>
          <table:table-cell office:value-type="float" office:value="70.946823" calcext:value-type="float">
            <text:p>70,946823</text:p>
          </table:table-cell>
          <table:table-cell office:value-type="float" office:value="954.219971" calcext:value-type="float">
            <text:p>954,219971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2.125" calcext:value-type="float">
            <text:p>242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78]-1/24/6" office:value-type="date" office:date-value="2018-02-09T22:14:31.999984" calcext:value-type="date">
            <text:p>09.02.2018 22:14:32</text:p>
          </table:table-cell>
          <table:table-cell office:value-type="float" office:value="1.898985" calcext:value-type="float">
            <text:p>1,898985</text:p>
          </table:table-cell>
          <table:table-cell office:value-type="float" office:value="71.113144" calcext:value-type="float">
            <text:p>71,113144</text:p>
          </table:table-cell>
          <table:table-cell office:value-type="float" office:value="954.22998" calcext:value-type="float">
            <text:p>954,22998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79]-1/24/6" office:value-type="date" office:date-value="2018-02-09T22:24:31.999984" calcext:value-type="date">
            <text:p>09.02.2018 22:24:32</text:p>
          </table:table-cell>
          <table:table-cell office:value-type="float" office:value="1.826886" calcext:value-type="float">
            <text:p>1,826886</text:p>
          </table:table-cell>
          <table:table-cell office:value-type="float" office:value="71.085678" calcext:value-type="float">
            <text:p>71,085678</text:p>
          </table:table-cell>
          <table:table-cell office:value-type="float" office:value="954.26001" calcext:value-type="float">
            <text:p>954,26001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80]-1/24/6" office:value-type="date" office:date-value="2018-02-09T22:34:31.999984" calcext:value-type="date">
            <text:p>09.02.2018 22:34:32</text:p>
          </table:table-cell>
          <table:table-cell office:value-type="float" office:value="1.898985" calcext:value-type="float">
            <text:p>1,898985</text:p>
          </table:table-cell>
          <table:table-cell office:value-type="float" office:value="71.221481" calcext:value-type="float">
            <text:p>71,221481</text:p>
          </table:table-cell>
          <table:table-cell office:value-type="float" office:value="954.299988" calcext:value-type="float">
            <text:p>954,299988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81]-1/24/6" office:value-type="date" office:date-value="2018-02-09T22:44:31.999984" calcext:value-type="date">
            <text:p>09.02.2018 22:44:32</text:p>
          </table:table-cell>
          <table:table-cell office:value-type="float" office:value="1.955062" calcext:value-type="float">
            <text:p>1,955062</text:p>
          </table:table-cell>
          <table:table-cell office:value-type="float" office:value="71.628899" calcext:value-type="float">
            <text:p>71,628899</text:p>
          </table:table-cell>
          <table:table-cell office:value-type="float" office:value="954.289978" calcext:value-type="float">
            <text:p>954,289978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82]-1/24/6" office:value-type="date" office:date-value="2018-02-09T22:54:31.999985" calcext:value-type="date">
            <text:p>09.02.2018 22:54:32</text:p>
          </table:table-cell>
          <table:table-cell office:value-type="float" office:value="1.912337" calcext:value-type="float">
            <text:p>1,912337</text:p>
          </table:table-cell>
          <table:table-cell office:value-type="float" office:value="71.610588" calcext:value-type="float">
            <text:p>71,610588</text:p>
          </table:table-cell>
          <table:table-cell office:value-type="float" office:value="954.320007" calcext:value-type="float">
            <text:p>954,320007</text:p>
          </table:table-cell>
          <table:table-cell table:number-columns-repeated="2"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83]-1/24/6" office:value-type="date" office:date-value="2018-02-09T23:04:31.999985" calcext:value-type="date">
            <text:p>09.02.2018 23:04:32</text:p>
          </table:table-cell>
          <table:table-cell office:value-type="float" office:value="1.826886" calcext:value-type="float">
            <text:p>1,826886</text:p>
          </table:table-cell>
          <table:table-cell office:value-type="float" office:value="71.90509" calcext:value-type="float">
            <text:p>71,90509</text:p>
          </table:table-cell>
          <table:table-cell office:value-type="float" office:value="954.23999" calcext:value-type="float">
            <text:p>954,23999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84]-1/24/6" office:value-type="date" office:date-value="2018-02-09T23:14:31.999985" calcext:value-type="date">
            <text:p>09.02.2018 23:14:32</text:p>
          </table:table-cell>
          <table:table-cell office:value-type="float" office:value="1.869612" calcext:value-type="float">
            <text:p>1,869612</text:p>
          </table:table-cell>
          <table:table-cell office:value-type="float" office:value="72.046997" calcext:value-type="float">
            <text:p>72,046997</text:p>
          </table:table-cell>
          <table:table-cell office:value-type="float" office:value="954.25" calcext:value-type="float">
            <text:p>954,25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85]-1/24/6" office:value-type="date" office:date-value="2018-02-09T23:24:31.999985" calcext:value-type="date">
            <text:p>09.02.2018 23:24:32</text:p>
          </table:table-cell>
          <table:table-cell office:value-type="float" office:value="1.869612" calcext:value-type="float">
            <text:p>1,869612</text:p>
          </table:table-cell>
          <table:table-cell office:value-type="float" office:value="72.08667" calcext:value-type="float">
            <text:p>72,08667</text:p>
          </table:table-cell>
          <table:table-cell office:value-type="float" office:value="954.280029" calcext:value-type="float">
            <text:p>954,280029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86]-1/24/6" office:value-type="date" office:date-value="2018-02-09T23:34:31.999985" calcext:value-type="date">
            <text:p>09.02.2018 23:34:32</text:p>
          </table:table-cell>
          <table:table-cell office:value-type="float" office:value="1.93904" calcext:value-type="float">
            <text:p>1,93904</text:p>
          </table:table-cell>
          <table:table-cell office:value-type="float" office:value="71.772339" calcext:value-type="float">
            <text:p>71,772339</text:p>
          </table:table-cell>
          <table:table-cell office:value-type="float" office:value="954.380005" calcext:value-type="float">
            <text:p>954,380005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87]-1/24/6" office:value-type="date" office:date-value="2018-02-09T23:44:31.999985" calcext:value-type="date">
            <text:p>09.02.2018 23:44:32</text:p>
          </table:table-cell>
          <table:table-cell office:value-type="float" office:value="1.925689" calcext:value-type="float">
            <text:p>1,925689</text:p>
          </table:table-cell>
          <table:table-cell office:value-type="float" office:value="71.250481" calcext:value-type="float">
            <text:p>71,250481</text:p>
          </table:table-cell>
          <table:table-cell office:value-type="float" office:value="954.26001" calcext:value-type="float">
            <text:p>954,26001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88]-1/24/6" office:value-type="date" office:date-value="2018-02-09T23:54:31.999985" calcext:value-type="date">
            <text:p>09.02.2018 23:54:32</text:p>
          </table:table-cell>
          <table:table-cell office:value-type="float" office:value="1.912337" calcext:value-type="float">
            <text:p>1,912337</text:p>
          </table:table-cell>
          <table:table-cell office:value-type="float" office:value="71.029221" calcext:value-type="float">
            <text:p>71,029221</text:p>
          </table:table-cell>
          <table:table-cell office:value-type="float" office:value="954.309998" calcext:value-type="float">
            <text:p>954,309998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89]-1/24/6" office:value-type="date" office:date-value="2018-02-10T00:04:31.999985" calcext:value-type="date">
            <text:p>10.02.2018 00:04:32</text:p>
          </table:table-cell>
          <table:table-cell office:value-type="float" office:value="1.912337" calcext:value-type="float">
            <text:p>1,912337</text:p>
          </table:table-cell>
          <table:table-cell office:value-type="float" office:value="70.508888" calcext:value-type="float">
            <text:p>70,508888</text:p>
          </table:table-cell>
          <table:table-cell office:value-type="float" office:value="954.380005" calcext:value-type="float">
            <text:p>954,380005</text:p>
          </table:table-cell>
          <table:table-cell table:number-columns-repeated="2" office:value-type="float" office:value="241.5" calcext:value-type="float">
            <text:p>241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90]-1/24/6" office:value-type="date" office:date-value="2018-02-10T00:14:31.999985" calcext:value-type="date">
            <text:p>10.02.2018 00:14:32</text:p>
          </table:table-cell>
          <table:table-cell office:value-type="float" office:value="1.869612" calcext:value-type="float">
            <text:p>1,869612</text:p>
          </table:table-cell>
          <table:table-cell office:value-type="float" office:value="69.954987" calcext:value-type="float">
            <text:p>69,954987</text:p>
          </table:table-cell>
          <table:table-cell office:value-type="float" office:value="954.359985" calcext:value-type="float">
            <text:p>954,35998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91]-1/24/6" office:value-type="date" office:date-value="2018-02-10T00:24:31.999985" calcext:value-type="date">
            <text:p>10.02.2018 00:24:32</text:p>
          </table:table-cell>
          <table:table-cell office:value-type="float" office:value="1.826886" calcext:value-type="float">
            <text:p>1,826886</text:p>
          </table:table-cell>
          <table:table-cell office:value-type="float" office:value="69.843597" calcext:value-type="float">
            <text:p>69,843597</text:p>
          </table:table-cell>
          <table:table-cell office:value-type="float" office:value="954.369995" calcext:value-type="float">
            <text:p>954,36999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92]-1/24/6" office:value-type="date" office:date-value="2018-02-10T00:34:31.999985" calcext:value-type="date">
            <text:p>10.02.2018 00:34:32</text:p>
          </table:table-cell>
          <table:table-cell office:value-type="float" office:value="1.813535" calcext:value-type="float">
            <text:p>1,813535</text:p>
          </table:table-cell>
          <table:table-cell office:value-type="float" office:value="69.282066" calcext:value-type="float">
            <text:p>69,282066</text:p>
          </table:table-cell>
          <table:table-cell office:value-type="float" office:value="954.340027" calcext:value-type="float">
            <text:p>954,340027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25" calcext:value-type="float">
            <text:p>241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93]-1/24/6" office:value-type="date" office:date-value="2018-02-10T00:44:31.999985" calcext:value-type="date">
            <text:p>10.02.2018 00:44:32</text:p>
          </table:table-cell>
          <table:table-cell office:value-type="float" office:value="1.826886" calcext:value-type="float">
            <text:p>1,826886</text:p>
          </table:table-cell>
          <table:table-cell office:value-type="float" office:value="68.804459" calcext:value-type="float">
            <text:p>68,804459</text:p>
          </table:table-cell>
          <table:table-cell office:value-type="float" office:value="954.26001" calcext:value-type="float">
            <text:p>954,26001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94]-1/24/6" office:value-type="date" office:date-value="2018-02-10T00:54:31.999985" calcext:value-type="date">
            <text:p>10.02.2018 00:54:32</text:p>
          </table:table-cell>
          <table:table-cell office:value-type="float" office:value="1.842908" calcext:value-type="float">
            <text:p>1,842908</text:p>
          </table:table-cell>
          <table:table-cell office:value-type="float" office:value="68.726631" calcext:value-type="float">
            <text:p>68,726631</text:p>
          </table:table-cell>
          <table:table-cell office:value-type="float" office:value="954.340027" calcext:value-type="float">
            <text:p>954,340027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5" calcext:value-type="float">
            <text:p>241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95]-1/24/6" office:value-type="date" office:date-value="2018-02-10T01:04:31.999985" calcext:value-type="date">
            <text:p>10.02.2018 01:04:32</text:p>
          </table:table-cell>
          <table:table-cell office:value-type="float" office:value="1.786831" calcext:value-type="float">
            <text:p>1,786831</text:p>
          </table:table-cell>
          <table:table-cell office:value-type="float" office:value="68.767838" calcext:value-type="float">
            <text:p>68,767838</text:p>
          </table:table-cell>
          <table:table-cell office:value-type="float" office:value="954.299988" calcext:value-type="float">
            <text:p>954,299988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96]-1/24/6" office:value-type="date" office:date-value="2018-02-10T01:14:31.999985" calcext:value-type="date">
            <text:p>10.02.2018 01:14:32</text:p>
          </table:table-cell>
          <table:table-cell office:value-type="float" office:value="1.842908" calcext:value-type="float">
            <text:p>1,842908</text:p>
          </table:table-cell>
          <table:table-cell office:value-type="float" office:value="68.081177" calcext:value-type="float">
            <text:p>68,081177</text:p>
          </table:table-cell>
          <table:table-cell office:value-type="float" office:value="954.340027" calcext:value-type="float">
            <text:p>954,340027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97]-1/24/6" office:value-type="date" office:date-value="2018-02-10T01:24:31.999986" calcext:value-type="date">
            <text:p>10.02.2018 01:24:32</text:p>
          </table:table-cell>
          <table:table-cell office:value-type="float" office:value="1.813535" calcext:value-type="float">
            <text:p>1,813535</text:p>
          </table:table-cell>
          <table:table-cell office:value-type="float" office:value="67.307549" calcext:value-type="float">
            <text:p>67,307549</text:p>
          </table:table-cell>
          <table:table-cell office:value-type="float" office:value="954.369995" calcext:value-type="float">
            <text:p>954,36999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98]-1/24/6" office:value-type="date" office:date-value="2018-02-10T01:34:31.999986" calcext:value-type="date">
            <text:p>10.02.2018 01:34:32</text:p>
          </table:table-cell>
          <table:table-cell office:value-type="float" office:value="1.813535" calcext:value-type="float">
            <text:p>1,813535</text:p>
          </table:table-cell>
          <table:table-cell office:value-type="float" office:value="67.682915" calcext:value-type="float">
            <text:p>67,682915</text:p>
          </table:table-cell>
          <table:table-cell office:value-type="float" office:value="954.390015" calcext:value-type="float">
            <text:p>954,390015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499]-1/24/6" office:value-type="date" office:date-value="2018-02-10T01:44:31.999986" calcext:value-type="date">
            <text:p>10.02.2018 01:44:32</text:p>
          </table:table-cell>
          <table:table-cell office:value-type="float" office:value="1.813535" calcext:value-type="float">
            <text:p>1,813535</text:p>
          </table:table-cell>
          <table:table-cell office:value-type="float" office:value="67.872131" calcext:value-type="float">
            <text:p>67,872131</text:p>
          </table:table-cell>
          <table:table-cell office:value-type="float" office:value="954.409973" calcext:value-type="float">
            <text:p>954,409973</text:p>
          </table:table-cell>
          <table:table-cell table:number-columns-repeated="2" office:value-type="float" office:value="241.5" calcext:value-type="float">
            <text:p>241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00]-1/24/6" office:value-type="date" office:date-value="2018-02-10T01:54:31.999986" calcext:value-type="date">
            <text:p>10.02.2018 01:54:32</text:p>
          </table:table-cell>
          <table:table-cell office:value-type="float" office:value="1.786831" calcext:value-type="float">
            <text:p>1,786831</text:p>
          </table:table-cell>
          <table:table-cell office:value-type="float" office:value="68.426033" calcext:value-type="float">
            <text:p>68,426033</text:p>
          </table:table-cell>
          <table:table-cell office:value-type="float" office:value="954.419983" calcext:value-type="float">
            <text:p>954,419983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01]-1/24/6" office:value-type="date" office:date-value="2018-02-10T02:04:31.999986" calcext:value-type="date">
            <text:p>10.02.2018 02:04:32</text:p>
          </table:table-cell>
          <table:table-cell office:value-type="float" office:value="1.701381" calcext:value-type="float">
            <text:p>1,701381</text:p>
          </table:table-cell>
          <table:table-cell office:value-type="float" office:value="69.300377" calcext:value-type="float">
            <text:p>69,300377</text:p>
          </table:table-cell>
          <table:table-cell office:value-type="float" office:value="954.390015" calcext:value-type="float">
            <text:p>954,39001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02]-1/24/6" office:value-type="date" office:date-value="2018-02-10T02:14:31.999986" calcext:value-type="date">
            <text:p>10.02.2018 02:14:32</text:p>
          </table:table-cell>
          <table:table-cell office:value-type="float" office:value="1.688029" calcext:value-type="float">
            <text:p>1,688029</text:p>
          </table:table-cell>
          <table:table-cell office:value-type="float" office:value="69.900055" calcext:value-type="float">
            <text:p>69,900055</text:p>
          </table:table-cell>
          <table:table-cell office:value-type="float" office:value="954.359985" calcext:value-type="float">
            <text:p>954,359985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03]-1/24/6" office:value-type="date" office:date-value="2018-02-10T02:24:31.999986" calcext:value-type="date">
            <text:p>10.02.2018 02:24:32</text:p>
          </table:table-cell>
          <table:table-cell office:value-type="float" office:value="1.602579" calcext:value-type="float">
            <text:p>1,602579</text:p>
          </table:table-cell>
          <table:table-cell office:value-type="float" office:value="70.475319" calcext:value-type="float">
            <text:p>70,475319</text:p>
          </table:table-cell>
          <table:table-cell office:value-type="float" office:value="954.469971" calcext:value-type="float">
            <text:p>954,469971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04]-1/24/6" office:value-type="date" office:date-value="2018-02-10T02:34:31.999986" calcext:value-type="date">
            <text:p>10.02.2018 02:34:32</text:p>
          </table:table-cell>
          <table:table-cell office:value-type="float" office:value="1.53315" calcext:value-type="float">
            <text:p>1,53315</text:p>
          </table:table-cell>
          <table:table-cell office:value-type="float" office:value="71.102463" calcext:value-type="float">
            <text:p>71,102463</text:p>
          </table:table-cell>
          <table:table-cell office:value-type="float" office:value="954.47998" calcext:value-type="float">
            <text:p>954,47998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05]-1/24/6" office:value-type="date" office:date-value="2018-02-10T02:44:31.999986" calcext:value-type="date">
            <text:p>10.02.2018 02:44:32</text:p>
          </table:table-cell>
          <table:table-cell office:value-type="float" office:value="1.463722" calcext:value-type="float">
            <text:p>1,463722</text:p>
          </table:table-cell>
          <table:table-cell office:value-type="float" office:value="71.699089" calcext:value-type="float">
            <text:p>71,699089</text:p>
          </table:table-cell>
          <table:table-cell office:value-type="float" office:value="954.369995" calcext:value-type="float">
            <text:p>954,369995</text:p>
          </table:table-cell>
          <table:table-cell table:number-columns-repeated="2"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06]-1/24/6" office:value-type="date" office:date-value="2018-02-10T02:54:31.999986" calcext:value-type="date">
            <text:p>10.02.2018 02:54:32</text:p>
          </table:table-cell>
          <table:table-cell office:value-type="float" office:value="1.36492" calcext:value-type="float">
            <text:p>1,36492</text:p>
          </table:table-cell>
          <table:table-cell office:value-type="float" office:value="72.262154" calcext:value-type="float">
            <text:p>72,262154</text:p>
          </table:table-cell>
          <table:table-cell office:value-type="float" office:value="954.369995" calcext:value-type="float">
            <text:p>954,369995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07]-1/24/6" office:value-type="date" office:date-value="2018-02-10T03:04:31.999986" calcext:value-type="date">
            <text:p>10.02.2018 03:04:32</text:p>
          </table:table-cell>
          <table:table-cell office:value-type="float" office:value="1.308843" calcext:value-type="float">
            <text:p>1,308843</text:p>
          </table:table-cell>
          <table:table-cell office:value-type="float" office:value="72.692451" calcext:value-type="float">
            <text:p>72,692451</text:p>
          </table:table-cell>
          <table:table-cell office:value-type="float" office:value="954.380005" calcext:value-type="float">
            <text:p>954,380005</text:p>
          </table:table-cell>
          <table:table-cell table:number-columns-repeated="2"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08]-1/24/6" office:value-type="date" office:date-value="2018-02-10T03:14:31.999986" calcext:value-type="date">
            <text:p>10.02.2018 03:14:32</text:p>
          </table:table-cell>
          <table:table-cell office:value-type="float" office:value="1.196689" calcext:value-type="float">
            <text:p>1,196689</text:p>
          </table:table-cell>
          <table:table-cell office:value-type="float" office:value="73.141068" calcext:value-type="float">
            <text:p>73,141068</text:p>
          </table:table-cell>
          <table:table-cell office:value-type="float" office:value="954.369995" calcext:value-type="float">
            <text:p>954,369995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09]-1/24/6" office:value-type="date" office:date-value="2018-02-10T03:24:31.999986" calcext:value-type="date">
            <text:p>10.02.2018 03:24:32</text:p>
          </table:table-cell>
          <table:table-cell office:value-type="float" office:value="1.169986" calcext:value-type="float">
            <text:p>1,169986</text:p>
          </table:table-cell>
          <table:table-cell office:value-type="float" office:value="73.803314" calcext:value-type="float">
            <text:p>73,803314</text:p>
          </table:table-cell>
          <table:table-cell office:value-type="float" office:value="954.409973" calcext:value-type="float">
            <text:p>954,409973</text:p>
          </table:table-cell>
          <table:table-cell table:number-columns-repeated="2"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10]-1/24/6" office:value-type="date" office:date-value="2018-02-10T03:34:31.999986" calcext:value-type="date">
            <text:p>10.02.2018 03:34:32</text:p>
          </table:table-cell>
          <table:table-cell office:value-type="float" office:value="1.196689" calcext:value-type="float">
            <text:p>1,196689</text:p>
          </table:table-cell>
          <table:table-cell office:value-type="float" office:value="73.969635" calcext:value-type="float">
            <text:p>73,969635</text:p>
          </table:table-cell>
          <table:table-cell office:value-type="float" office:value="954.380005" calcext:value-type="float">
            <text:p>954,380005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11]-1/24/6" office:value-type="date" office:date-value="2018-02-10T03:44:31.999987" calcext:value-type="date">
            <text:p>10.02.2018 03:44:32</text:p>
          </table:table-cell>
          <table:table-cell office:value-type="float" office:value="1.212711" calcext:value-type="float">
            <text:p>1,212711</text:p>
          </table:table-cell>
          <table:table-cell office:value-type="float" office:value="74.08255" calcext:value-type="float">
            <text:p>74,08255</text:p>
          </table:table-cell>
          <table:table-cell office:value-type="float" office:value="954.359985" calcext:value-type="float">
            <text:p>954,359985</text:p>
          </table:table-cell>
          <table:table-cell table:number-columns-repeated="2"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12]-1/24/6" office:value-type="date" office:date-value="2018-02-10T03:54:31.999987" calcext:value-type="date">
            <text:p>10.02.2018 03:54:32</text:p>
          </table:table-cell>
          <table:table-cell office:value-type="float" office:value="1.196689" calcext:value-type="float">
            <text:p>1,196689</text:p>
          </table:table-cell>
          <table:table-cell office:value-type="float" office:value="74.21225" calcext:value-type="float">
            <text:p>74,21225</text:p>
          </table:table-cell>
          <table:table-cell office:value-type="float" office:value="954.429993" calcext:value-type="float">
            <text:p>954,429993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13]-1/24/6" office:value-type="date" office:date-value="2018-02-10T04:04:31.999987" calcext:value-type="date">
            <text:p>10.02.2018 04:04:32</text:p>
          </table:table-cell>
          <table:table-cell office:value-type="float" office:value="1.169986" calcext:value-type="float">
            <text:p>1,169986</text:p>
          </table:table-cell>
          <table:table-cell office:value-type="float" office:value="74.430458" calcext:value-type="float">
            <text:p>74,430458</text:p>
          </table:table-cell>
          <table:table-cell office:value-type="float" office:value="954.469971" calcext:value-type="float">
            <text:p>954,469971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14]-1/24/6" office:value-type="date" office:date-value="2018-02-10T04:14:31.999987" calcext:value-type="date">
            <text:p>10.02.2018 04:14:32</text:p>
          </table:table-cell>
          <table:table-cell office:value-type="float" office:value="1.183337" calcext:value-type="float">
            <text:p>1,183337</text:p>
          </table:table-cell>
          <table:table-cell office:value-type="float" office:value="74.595253" calcext:value-type="float">
            <text:p>74,595253</text:p>
          </table:table-cell>
          <table:table-cell office:value-type="float" office:value="954.51001" calcext:value-type="float">
            <text:p>954,51001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15]-1/24/6" office:value-type="date" office:date-value="2018-02-10T04:24:31.999987" calcext:value-type="date">
            <text:p>10.02.2018 04:24:32</text:p>
          </table:table-cell>
          <table:table-cell office:value-type="float" office:value="1.239414" calcext:value-type="float">
            <text:p>1,239414</text:p>
          </table:table-cell>
          <table:table-cell office:value-type="float" office:value="74.573891" calcext:value-type="float">
            <text:p>74,573891</text:p>
          </table:table-cell>
          <table:table-cell office:value-type="float" office:value="954.450012" calcext:value-type="float">
            <text:p>954,450012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16]-1/24/6" office:value-type="date" office:date-value="2018-02-10T04:34:31.999987" calcext:value-type="date">
            <text:p>10.02.2018 04:34:32</text:p>
          </table:table-cell>
          <table:table-cell office:value-type="float" office:value="1.268788" calcext:value-type="float">
            <text:p>1,268788</text:p>
          </table:table-cell>
          <table:table-cell office:value-type="float" office:value="74.56321" calcext:value-type="float">
            <text:p>74,56321</text:p>
          </table:table-cell>
          <table:table-cell office:value-type="float" office:value="954.530029" calcext:value-type="float">
            <text:p>954,530029</text:p>
          </table:table-cell>
          <table:table-cell table:number-columns-repeated="2"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17]-1/24/6" office:value-type="date" office:date-value="2018-02-10T04:44:31.999987" calcext:value-type="date">
            <text:p>10.02.2018 04:44:32</text:p>
          </table:table-cell>
          <table:table-cell office:value-type="float" office:value="1.252766" calcext:value-type="float">
            <text:p>1,252766</text:p>
          </table:table-cell>
          <table:table-cell office:value-type="float" office:value="74.499123" calcext:value-type="float">
            <text:p>74,499123</text:p>
          </table:table-cell>
          <table:table-cell office:value-type="float" office:value="954.469971" calcext:value-type="float">
            <text:p>954,469971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18]-1/24/6" office:value-type="date" office:date-value="2018-02-10T04:54:31.999987" calcext:value-type="date">
            <text:p>10.02.2018 04:54:32</text:p>
          </table:table-cell>
          <table:table-cell office:value-type="float" office:value="1.308843" calcext:value-type="float">
            <text:p>1,308843</text:p>
          </table:table-cell>
          <table:table-cell office:value-type="float" office:value="74.464027" calcext:value-type="float">
            <text:p>74,464027</text:p>
          </table:table-cell>
          <table:table-cell office:value-type="float" office:value="954.609985" calcext:value-type="float">
            <text:p>954,609985</text:p>
          </table:table-cell>
          <table:table-cell table:number-columns-repeated="2"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19]-1/24/6" office:value-type="date" office:date-value="2018-02-10T05:04:31.999987" calcext:value-type="date">
            <text:p>10.02.2018 05:04:32</text:p>
          </table:table-cell>
          <table:table-cell office:value-type="float" office:value="1.351568" calcext:value-type="float">
            <text:p>1,351568</text:p>
          </table:table-cell>
          <table:table-cell office:value-type="float" office:value="74.180206" calcext:value-type="float">
            <text:p>74,180206</text:p>
          </table:table-cell>
          <table:table-cell office:value-type="float" office:value="954.72998" calcext:value-type="float">
            <text:p>954,72998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20]-1/24/6" office:value-type="date" office:date-value="2018-02-10T05:14:31.999987" calcext:value-type="date">
            <text:p>10.02.2018 05:14:32</text:p>
          </table:table-cell>
          <table:table-cell office:value-type="float" office:value="1.351568" calcext:value-type="float">
            <text:p>1,351568</text:p>
          </table:table-cell>
          <table:table-cell office:value-type="float" office:value="74.203094" calcext:value-type="float">
            <text:p>74,203094</text:p>
          </table:table-cell>
          <table:table-cell office:value-type="float" office:value="954.690002" calcext:value-type="float">
            <text:p>954,690002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21]-1/24/6" office:value-type="date" office:date-value="2018-02-10T05:24:31.999987" calcext:value-type="date">
            <text:p>10.02.2018 05:24:32</text:p>
          </table:table-cell>
          <table:table-cell office:value-type="float" office:value="1.36492" calcext:value-type="float">
            <text:p>1,36492</text:p>
          </table:table-cell>
          <table:table-cell office:value-type="float" office:value="74.097809" calcext:value-type="float">
            <text:p>74,097809</text:p>
          </table:table-cell>
          <table:table-cell office:value-type="float" office:value="954.650024" calcext:value-type="float">
            <text:p>954,650024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22]-1/24/6" office:value-type="date" office:date-value="2018-02-10T05:34:31.999987" calcext:value-type="date">
            <text:p>10.02.2018 05:34:32</text:p>
          </table:table-cell>
          <table:table-cell office:value-type="float" office:value="1.394293" calcext:value-type="float">
            <text:p>1,394293</text:p>
          </table:table-cell>
          <table:table-cell office:value-type="float" office:value="74.129852" calcext:value-type="float">
            <text:p>74,129852</text:p>
          </table:table-cell>
          <table:table-cell office:value-type="float" office:value="954.72998" calcext:value-type="float">
            <text:p>954,72998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23]-1/24/6" office:value-type="date" office:date-value="2018-02-10T05:44:31.999987" calcext:value-type="date">
            <text:p>10.02.2018 05:44:32</text:p>
          </table:table-cell>
          <table:table-cell office:value-type="float" office:value="1.434348" calcext:value-type="float">
            <text:p>1,434348</text:p>
          </table:table-cell>
          <table:table-cell office:value-type="float" office:value="74.013885" calcext:value-type="float">
            <text:p>74,013885</text:p>
          </table:table-cell>
          <table:table-cell office:value-type="float" office:value="954.780029" calcext:value-type="float">
            <text:p>954,780029</text:p>
          </table:table-cell>
          <table:table-cell table:number-columns-repeated="2"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24]-1/24/6" office:value-type="date" office:date-value="2018-02-10T05:54:31.999987" calcext:value-type="date">
            <text:p>10.02.2018 05:54:32</text:p>
          </table:table-cell>
          <table:table-cell office:value-type="float" office:value="1.463722" calcext:value-type="float">
            <text:p>1,463722</text:p>
          </table:table-cell>
          <table:table-cell office:value-type="float" office:value="73.839935" calcext:value-type="float">
            <text:p>73,839935</text:p>
          </table:table-cell>
          <table:table-cell office:value-type="float" office:value="954.840027" calcext:value-type="float">
            <text:p>954,840027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25]-1/24/6" office:value-type="date" office:date-value="2018-02-10T06:04:31.999988" calcext:value-type="date">
            <text:p>10.02.2018 06:04:32</text:p>
          </table:table-cell>
          <table:table-cell office:value-type="float" office:value="1.506447" calcext:value-type="float">
            <text:p>1,506447</text:p>
          </table:table-cell>
          <table:table-cell office:value-type="float" office:value="73.809418" calcext:value-type="float">
            <text:p>73,809418</text:p>
          </table:table-cell>
          <table:table-cell office:value-type="float" office:value="954.869995" calcext:value-type="float">
            <text:p>954,869995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26]-1/24/6" office:value-type="date" office:date-value="2018-02-10T06:14:31.999988" calcext:value-type="date">
            <text:p>10.02.2018 06:14:32</text:p>
          </table:table-cell>
          <table:table-cell office:value-type="float" office:value="1.562524" calcext:value-type="float">
            <text:p>1,562524</text:p>
          </table:table-cell>
          <table:table-cell office:value-type="float" office:value="73.50576" calcext:value-type="float">
            <text:p>73,50576</text:p>
          </table:table-cell>
          <table:table-cell office:value-type="float" office:value="955.049988" calcext:value-type="float">
            <text:p>955,049988</text:p>
          </table:table-cell>
          <table:table-cell table:number-columns-repeated="2"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27]-1/24/6" office:value-type="date" office:date-value="2018-02-10T06:24:31.999988" calcext:value-type="date">
            <text:p>10.02.2018 06:24:32</text:p>
          </table:table-cell>
          <table:table-cell office:value-type="float" office:value="1.506447" calcext:value-type="float">
            <text:p>1,506447</text:p>
          </table:table-cell>
          <table:table-cell office:value-type="float" office:value="73.803314" calcext:value-type="float">
            <text:p>73,803314</text:p>
          </table:table-cell>
          <table:table-cell office:value-type="float" office:value="955.150024" calcext:value-type="float">
            <text:p>955,150024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28]-1/24/6" office:value-type="date" office:date-value="2018-02-10T06:34:31.999988" calcext:value-type="date">
            <text:p>10.02.2018 06:34:32</text:p>
          </table:table-cell>
          <table:table-cell office:value-type="float" office:value="1.575876" calcext:value-type="float">
            <text:p>1,575876</text:p>
          </table:table-cell>
          <table:table-cell office:value-type="float" office:value="73.519493" calcext:value-type="float">
            <text:p>73,519493</text:p>
          </table:table-cell>
          <table:table-cell office:value-type="float" office:value="955.169983" calcext:value-type="float">
            <text:p>955,169983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29]-1/24/6" office:value-type="date" office:date-value="2018-02-10T06:44:31.999988" calcext:value-type="date">
            <text:p>10.02.2018 06:44:32</text:p>
          </table:table-cell>
          <table:table-cell office:value-type="float" office:value="1.618601" calcext:value-type="float">
            <text:p>1,618601</text:p>
          </table:table-cell>
          <table:table-cell office:value-type="float" office:value="73.373009" calcext:value-type="float">
            <text:p>73,373009</text:p>
          </table:table-cell>
          <table:table-cell office:value-type="float" office:value="955.099976" calcext:value-type="float">
            <text:p>955,099976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30]-1/24/6" office:value-type="date" office:date-value="2018-02-10T06:54:31.999988" calcext:value-type="date">
            <text:p>10.02.2018 06:54:32</text:p>
          </table:table-cell>
          <table:table-cell office:value-type="float" office:value="1.589227" calcext:value-type="float">
            <text:p>1,589227</text:p>
          </table:table-cell>
          <table:table-cell office:value-type="float" office:value="73.23262" calcext:value-type="float">
            <text:p>73,23262</text:p>
          </table:table-cell>
          <table:table-cell office:value-type="float" office:value="955.200012" calcext:value-type="float">
            <text:p>955,200012</text:p>
          </table:table-cell>
          <table:table-cell table:number-columns-repeated="2"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31]-1/24/6" office:value-type="date" office:date-value="2018-02-10T07:04:31.999988" calcext:value-type="date">
            <text:p>10.02.2018 07:04:32</text:p>
          </table:table-cell>
          <table:table-cell office:value-type="float" office:value="1.618601" calcext:value-type="float">
            <text:p>1,618601</text:p>
          </table:table-cell>
          <table:table-cell office:value-type="float" office:value="73.107498" calcext:value-type="float">
            <text:p>73,107498</text:p>
          </table:table-cell>
          <table:table-cell office:value-type="float" office:value="955.340027" calcext:value-type="float">
            <text:p>955,340027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32]-1/24/6" office:value-type="date" office:date-value="2018-02-10T07:14:31.999988" calcext:value-type="date">
            <text:p>10.02.2018 07:14:32</text:p>
          </table:table-cell>
          <table:table-cell office:value-type="float" office:value="1.674678" calcext:value-type="float">
            <text:p>1,674678</text:p>
          </table:table-cell>
          <table:table-cell office:value-type="float" office:value="73.098343" calcext:value-type="float">
            <text:p>73,098343</text:p>
          </table:table-cell>
          <table:table-cell office:value-type="float" office:value="955.450012" calcext:value-type="float">
            <text:p>955,450012</text:p>
          </table:table-cell>
          <table:table-cell table:number-columns-repeated="2"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33]-1/24/6" office:value-type="date" office:date-value="2018-02-10T07:24:31.999988" calcext:value-type="date">
            <text:p>10.02.2018 07:24:32</text:p>
          </table:table-cell>
          <table:table-cell office:value-type="float" office:value="1.800183" calcext:value-type="float">
            <text:p>1,800183</text:p>
          </table:table-cell>
          <table:table-cell office:value-type="float" office:value="72.628365" calcext:value-type="float">
            <text:p>72,628365</text:p>
          </table:table-cell>
          <table:table-cell office:value-type="float" office:value="955.460022" calcext:value-type="float">
            <text:p>955,460022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34]-1/24/6" office:value-type="date" office:date-value="2018-02-10T07:34:31.999988" calcext:value-type="date">
            <text:p>10.02.2018 07:34:32</text:p>
          </table:table-cell>
          <table:table-cell office:value-type="float" office:value="1.826886" calcext:value-type="float">
            <text:p>1,826886</text:p>
          </table:table-cell>
          <table:table-cell office:value-type="float" office:value="72.66346" calcext:value-type="float">
            <text:p>72,66346</text:p>
          </table:table-cell>
          <table:table-cell office:value-type="float" office:value="955.780029" calcext:value-type="float">
            <text:p>955,780029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35]-1/24/6" office:value-type="date" office:date-value="2018-02-10T07:44:31.999988" calcext:value-type="date">
            <text:p>10.02.2018 07:44:32</text:p>
          </table:table-cell>
          <table:table-cell office:value-type="float" office:value="1.925689" calcext:value-type="float">
            <text:p>1,925689</text:p>
          </table:table-cell>
          <table:table-cell office:value-type="float" office:value="72.367439" calcext:value-type="float">
            <text:p>72,367439</text:p>
          </table:table-cell>
          <table:table-cell office:value-type="float" office:value="955.900024" calcext:value-type="float">
            <text:p>955,900024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96875" calcext:value-type="float">
            <text:p>241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36]-1/24/6" office:value-type="date" office:date-value="2018-02-10T07:54:31.999988" calcext:value-type="date">
            <text:p>10.02.2018 07:54:32</text:p>
          </table:table-cell>
          <table:table-cell office:value-type="float" office:value="2.011139" calcext:value-type="float">
            <text:p>2,011139</text:p>
          </table:table-cell>
          <table:table-cell office:value-type="float" office:value="72.252998" calcext:value-type="float">
            <text:p>72,252998</text:p>
          </table:table-cell>
          <table:table-cell office:value-type="float" office:value="955.830017" calcext:value-type="float">
            <text:p>955,830017</text:p>
          </table:table-cell>
          <table:table-cell office:value-type="float" office:value="241.96875" calcext:value-type="float">
            <text:p>241,96875</text:p>
          </table:table-cell>
          <table:table-cell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37]-1/24/6" office:value-type="date" office:date-value="2018-02-10T08:04:31.999988" calcext:value-type="date">
            <text:p>10.02.2018 08:04:32</text:p>
          </table:table-cell>
          <table:table-cell office:value-type="float" office:value="2.067216" calcext:value-type="float">
            <text:p>2,067216</text:p>
          </table:table-cell>
          <table:table-cell office:value-type="float" office:value="71.955444" calcext:value-type="float">
            <text:p>71,955444</text:p>
          </table:table-cell>
          <table:table-cell office:value-type="float" office:value="956" calcext:value-type="float">
            <text:p>956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38]-1/24/6" office:value-type="date" office:date-value="2018-02-10T08:14:31.999988" calcext:value-type="date">
            <text:p>10.02.2018 08:14:32</text:p>
          </table:table-cell>
          <table:table-cell office:value-type="float" office:value="2.107271" calcext:value-type="float">
            <text:p>2,107271</text:p>
          </table:table-cell>
          <table:table-cell office:value-type="float" office:value="71.537346" calcext:value-type="float">
            <text:p>71,537346</text:p>
          </table:table-cell>
          <table:table-cell office:value-type="float" office:value="955.929993" calcext:value-type="float">
            <text:p>955,929993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39]-1/24/6" office:value-type="date" office:date-value="2018-02-10T08:24:31.999988" calcext:value-type="date">
            <text:p>10.02.2018 08:24:32</text:p>
          </table:table-cell>
          <table:table-cell office:value-type="float" office:value="2.17937" calcext:value-type="float">
            <text:p>2,17937</text:p>
          </table:table-cell>
          <table:table-cell office:value-type="float" office:value="71.212326" calcext:value-type="float">
            <text:p>71,212326</text:p>
          </table:table-cell>
          <table:table-cell office:value-type="float" office:value="955.929993" calcext:value-type="float">
            <text:p>955,929993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40]-1/24/6" office:value-type="date" office:date-value="2018-02-10T08:34:31.999989" calcext:value-type="date">
            <text:p>10.02.2018 08:34:32</text:p>
          </table:table-cell>
          <table:table-cell office:value-type="float" office:value="2.26482" calcext:value-type="float">
            <text:p>2,26482</text:p>
          </table:table-cell>
          <table:table-cell office:value-type="float" office:value="71.070419" calcext:value-type="float">
            <text:p>71,070419</text:p>
          </table:table-cell>
          <table:table-cell office:value-type="float" office:value="955.869995" calcext:value-type="float">
            <text:p>955,869995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41]-1/24/6" office:value-type="date" office:date-value="2018-02-10T08:44:31.999989" calcext:value-type="date">
            <text:p>10.02.2018 08:44:32</text:p>
          </table:table-cell>
          <table:table-cell office:value-type="float" office:value="2.363622" calcext:value-type="float">
            <text:p>2,363622</text:p>
          </table:table-cell>
          <table:table-cell office:value-type="float" office:value="70.746925" calcext:value-type="float">
            <text:p>70,746925</text:p>
          </table:table-cell>
          <table:table-cell office:value-type="float" office:value="956.049988" calcext:value-type="float">
            <text:p>956,049988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42]-1/24/6" office:value-type="date" office:date-value="2018-02-10T08:54:31.999989" calcext:value-type="date">
            <text:p>10.02.2018 08:54:32</text:p>
          </table:table-cell>
          <table:table-cell office:value-type="float" office:value="2.489128" calcext:value-type="float">
            <text:p>2,489128</text:p>
          </table:table-cell>
          <table:table-cell office:value-type="float" office:value="70.366982" calcext:value-type="float">
            <text:p>70,366982</text:p>
          </table:table-cell>
          <table:table-cell office:value-type="float" office:value="956.030029" calcext:value-type="float">
            <text:p>956,030029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43]-1/24/6" office:value-type="date" office:date-value="2018-02-10T09:04:31.999989" calcext:value-type="date">
            <text:p>10.02.2018 09:04:32</text:p>
          </table:table-cell>
          <table:table-cell office:value-type="float" office:value="2.614633" calcext:value-type="float">
            <text:p>2,614633</text:p>
          </table:table-cell>
          <table:table-cell office:value-type="float" office:value="69.921417" calcext:value-type="float">
            <text:p>69,921417</text:p>
          </table:table-cell>
          <table:table-cell office:value-type="float" office:value="956.159973" calcext:value-type="float">
            <text:p>956,159973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96875" calcext:value-type="float">
            <text:p>241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44]-1/24/6" office:value-type="date" office:date-value="2018-02-10T09:14:31.999989" calcext:value-type="date">
            <text:p>10.02.2018 09:14:32</text:p>
          </table:table-cell>
          <table:table-cell office:value-type="float" office:value="2.756161" calcext:value-type="float">
            <text:p>2,756161</text:p>
          </table:table-cell>
          <table:table-cell office:value-type="float" office:value="69.335472" calcext:value-type="float">
            <text:p>69,335472</text:p>
          </table:table-cell>
          <table:table-cell office:value-type="float" office:value="956.210022" calcext:value-type="float">
            <text:p>956,210022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45]-1/24/6" office:value-type="date" office:date-value="2018-02-10T09:24:31.999989" calcext:value-type="date">
            <text:p>10.02.2018 09:24:32</text:p>
          </table:table-cell>
          <table:table-cell office:value-type="float" office:value="2.825589" calcext:value-type="float">
            <text:p>2,825589</text:p>
          </table:table-cell>
          <table:table-cell office:value-type="float" office:value="69.423973" calcext:value-type="float">
            <text:p>69,423973</text:p>
          </table:table-cell>
          <table:table-cell office:value-type="float" office:value="956.299988" calcext:value-type="float">
            <text:p>956,299988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28125" calcext:value-type="float">
            <text:p>242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46]-1/24/6" office:value-type="date" office:date-value="2018-02-10T09:34:31.999989" calcext:value-type="date">
            <text:p>10.02.2018 09:34:32</text:p>
          </table:table-cell>
          <table:table-cell office:value-type="float" office:value="2.895018" calcext:value-type="float">
            <text:p>2,895018</text:p>
          </table:table-cell>
          <table:table-cell office:value-type="float" office:value="68.447395" calcext:value-type="float">
            <text:p>68,447395</text:p>
          </table:table-cell>
          <table:table-cell office:value-type="float" office:value="956.320007" calcext:value-type="float">
            <text:p>956,320007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47]-1/24/6" office:value-type="date" office:date-value="2018-02-10T09:44:31.999989" calcext:value-type="date">
            <text:p>10.02.2018 09:44:32</text:p>
          </table:table-cell>
          <table:table-cell office:value-type="float" office:value="2.937743" calcext:value-type="float">
            <text:p>2,937743</text:p>
          </table:table-cell>
          <table:table-cell office:value-type="float" office:value="68.366524" calcext:value-type="float">
            <text:p>68,366524</text:p>
          </table:table-cell>
          <table:table-cell office:value-type="float" office:value="956.349976" calcext:value-type="float">
            <text:p>956,349976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2.1875" calcext:value-type="float">
            <text:p>242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48]-1/24/6" office:value-type="date" office:date-value="2018-02-10T09:54:31.999989" calcext:value-type="date">
            <text:p>10.02.2018 09:54:32</text:p>
          </table:table-cell>
          <table:table-cell office:value-type="float" office:value="3.119326" calcext:value-type="float">
            <text:p>3,119326</text:p>
          </table:table-cell>
          <table:table-cell office:value-type="float" office:value="67.368584" calcext:value-type="float">
            <text:p>67,368584</text:p>
          </table:table-cell>
          <table:table-cell office:value-type="float" office:value="956.349976" calcext:value-type="float">
            <text:p>956,349976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49]-1/24/6" office:value-type="date" office:date-value="2018-02-10T10:04:31.999989" calcext:value-type="date">
            <text:p>10.02.2018 10:04:32</text:p>
          </table:table-cell>
          <table:table-cell office:value-type="float" office:value="3.244831" calcext:value-type="float">
            <text:p>3,244831</text:p>
          </table:table-cell>
          <table:table-cell office:value-type="float" office:value="67.112228" calcext:value-type="float">
            <text:p>67,112228</text:p>
          </table:table-cell>
          <table:table-cell office:value-type="float" office:value="956.26001" calcext:value-type="float">
            <text:p>956,26001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50]-1/24/6" office:value-type="date" office:date-value="2018-02-10T10:14:31.999989" calcext:value-type="date">
            <text:p>10.02.2018 10:14:32</text:p>
          </table:table-cell>
          <table:table-cell office:value-type="float" office:value="3.359655" calcext:value-type="float">
            <text:p>3,359655</text:p>
          </table:table-cell>
          <table:table-cell office:value-type="float" office:value="66.634621" calcext:value-type="float">
            <text:p>66,634621</text:p>
          </table:table-cell>
          <table:table-cell office:value-type="float" office:value="956.289978" calcext:value-type="float">
            <text:p>956,289978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51]-1/24/6" office:value-type="date" office:date-value="2018-02-10T10:24:31.999989" calcext:value-type="date">
            <text:p>10.02.2018 10:24:32</text:p>
          </table:table-cell>
          <table:table-cell office:value-type="float" office:value="3.389029" calcext:value-type="float">
            <text:p>3,389029</text:p>
          </table:table-cell>
          <table:table-cell office:value-type="float" office:value="65.903717" calcext:value-type="float">
            <text:p>65,903717</text:p>
          </table:table-cell>
          <table:table-cell office:value-type="float" office:value="956.309998" calcext:value-type="float">
            <text:p>956,309998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52]-1/24/6" office:value-type="date" office:date-value="2018-02-10T10:34:31.999989" calcext:value-type="date">
            <text:p>10.02.2018 10:34:32</text:p>
          </table:table-cell>
          <table:table-cell office:value-type="float" office:value="3.389029" calcext:value-type="float">
            <text:p>3,389029</text:p>
          </table:table-cell>
          <table:table-cell office:value-type="float" office:value="65.123978" calcext:value-type="float">
            <text:p>65,123978</text:p>
          </table:table-cell>
          <table:table-cell office:value-type="float" office:value="956.289978" calcext:value-type="float">
            <text:p>956,289978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53]-1/24/6" office:value-type="date" office:date-value="2018-02-10T10:44:31.999989" calcext:value-type="date">
            <text:p>10.02.2018 10:44:32</text:p>
          </table:table-cell>
          <table:table-cell office:value-type="float" office:value="3.471809" calcext:value-type="float">
            <text:p>3,471809</text:p>
          </table:table-cell>
          <table:table-cell office:value-type="float" office:value="65.175858" calcext:value-type="float">
            <text:p>65,175858</text:p>
          </table:table-cell>
          <table:table-cell office:value-type="float" office:value="956.280029" calcext:value-type="float">
            <text:p>956,280029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54]-1/24/6" office:value-type="date" office:date-value="2018-02-10T10:54:31.99999" calcext:value-type="date">
            <text:p>10.02.2018 10:54:32</text:p>
          </table:table-cell>
          <table:table-cell office:value-type="float" office:value="3.880369" calcext:value-type="float">
            <text:p>3,880369</text:p>
          </table:table-cell>
          <table:table-cell office:value-type="float" office:value="64.676888" calcext:value-type="float">
            <text:p>64,676888</text:p>
          </table:table-cell>
          <table:table-cell office:value-type="float" office:value="956.359985" calcext:value-type="float">
            <text:p>956,359985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55]-1/24/6" office:value-type="date" office:date-value="2018-02-10T11:04:31.99999" calcext:value-type="date">
            <text:p>10.02.2018 11:04:32</text:p>
          </table:table-cell>
          <table:table-cell office:value-type="float" office:value="4.497215" calcext:value-type="float">
            <text:p>4,497215</text:p>
          </table:table-cell>
          <table:table-cell office:value-type="float" office:value="61.206989" calcext:value-type="float">
            <text:p>61,206989</text:p>
          </table:table-cell>
          <table:table-cell office:value-type="float" office:value="956.309998" calcext:value-type="float">
            <text:p>956,309998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56]-1/24/6" office:value-type="date" office:date-value="2018-02-10T11:14:31.99999" calcext:value-type="date">
            <text:p>10.02.2018 11:14:32</text:p>
          </table:table-cell>
          <table:table-cell office:value-type="float" office:value="4.849699" calcext:value-type="float">
            <text:p>4,849699</text:p>
          </table:table-cell>
          <table:table-cell office:value-type="float" office:value="60.996414" calcext:value-type="float">
            <text:p>60,996414</text:p>
          </table:table-cell>
          <table:table-cell office:value-type="float" office:value="956.210022" calcext:value-type="float">
            <text:p>956,210022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1.96875" calcext:value-type="float">
            <text:p>241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57]-1/24/6" office:value-type="date" office:date-value="2018-02-10T11:24:31.99999" calcext:value-type="date">
            <text:p>10.02.2018 11:24:32</text:p>
          </table:table-cell>
          <table:table-cell office:value-type="float" office:value="5.354391" calcext:value-type="float">
            <text:p>5,354391</text:p>
          </table:table-cell>
          <table:table-cell office:value-type="float" office:value="60.106812" calcext:value-type="float">
            <text:p>60,106812</text:p>
          </table:table-cell>
          <table:table-cell office:value-type="float" office:value="956.219971" calcext:value-type="float">
            <text:p>956,219971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58]-1/24/6" office:value-type="date" office:date-value="2018-02-10T11:34:31.99999" calcext:value-type="date">
            <text:p>10.02.2018 11:34:32</text:p>
          </table:table-cell>
          <table:table-cell office:value-type="float" office:value="5.621424" calcext:value-type="float">
            <text:p>5,621424</text:p>
          </table:table-cell>
          <table:table-cell office:value-type="float" office:value="57.343403" calcext:value-type="float">
            <text:p>57,343403</text:p>
          </table:table-cell>
          <table:table-cell office:value-type="float" office:value="956.190002" calcext:value-type="float">
            <text:p>956,190002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59]-1/24/6" office:value-type="date" office:date-value="2018-02-10T11:44:31.99999" calcext:value-type="date">
            <text:p>10.02.2018 11:44:32</text:p>
          </table:table-cell>
          <table:table-cell office:value-type="float" office:value="5.789654" calcext:value-type="float">
            <text:p>5,789654</text:p>
          </table:table-cell>
          <table:table-cell office:value-type="float" office:value="56.989395" calcext:value-type="float">
            <text:p>56,989395</text:p>
          </table:table-cell>
          <table:table-cell office:value-type="float" office:value="956.200012" calcext:value-type="float">
            <text:p>956,200012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60]-1/24/6" office:value-type="date" office:date-value="2018-02-10T11:54:31.99999" calcext:value-type="date">
            <text:p>10.02.2018 11:54:32</text:p>
          </table:table-cell>
          <table:table-cell office:value-type="float" office:value="5.845731" calcext:value-type="float">
            <text:p>5,845731</text:p>
          </table:table-cell>
          <table:table-cell office:value-type="float" office:value="55.997559" calcext:value-type="float">
            <text:p>55,997559</text:p>
          </table:table-cell>
          <table:table-cell office:value-type="float" office:value="956.099976" calcext:value-type="float">
            <text:p>956,099976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61]-1/24/6" office:value-type="date" office:date-value="2018-02-10T12:04:31.99999" calcext:value-type="date">
            <text:p>10.02.2018 12:04:32</text:p>
          </table:table-cell>
          <table:table-cell office:value-type="float" office:value="6.112764" calcext:value-type="float">
            <text:p>6,112764</text:p>
          </table:table-cell>
          <table:table-cell office:value-type="float" office:value="55.840389" calcext:value-type="float">
            <text:p>55,840389</text:p>
          </table:table-cell>
          <table:table-cell office:value-type="float" office:value="956.049988" calcext:value-type="float">
            <text:p>956,049988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62]-1/24/6" office:value-type="date" office:date-value="2018-02-10T12:14:31.99999" calcext:value-type="date">
            <text:p>10.02.2018 12:14:32</text:p>
          </table:table-cell>
          <table:table-cell office:value-type="float" office:value="6.379797" calcext:value-type="float">
            <text:p>6,379797</text:p>
          </table:table-cell>
          <table:table-cell office:value-type="float" office:value="54.18021" calcext:value-type="float">
            <text:p>54,18021</text:p>
          </table:table-cell>
          <table:table-cell office:value-type="float" office:value="956.039978" calcext:value-type="float">
            <text:p>956,039978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1875" calcext:value-type="float">
            <text:p>241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06</text:p>
          </table:table-cell>
          <table:table-cell table:style-name="ce2" office:value-type="string" calcext:value-type="string">
            <text:p>14:58:20</text:p>
          </table:table-cell>
          <table:table-cell table:formula="of:=[.C563]-1/24/6" office:value-type="date" office:date-value="2018-02-10T12:24:31.99999" calcext:value-type="date">
            <text:p>10.02.2018 12:24:32</text:p>
          </table:table-cell>
          <table:table-cell office:value-type="float" office:value="6.604105" calcext:value-type="float">
            <text:p>6,604105</text:p>
          </table:table-cell>
          <table:table-cell office:value-type="float" office:value="53.945221" calcext:value-type="float">
            <text:p>53,945221</text:p>
          </table:table-cell>
          <table:table-cell office:value-type="float" office:value="956.049988" calcext:value-type="float">
            <text:p>956,049988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64]-1/24/6" office:value-type="date" office:date-value="2018-02-10T12:34:31.99999" calcext:value-type="date">
            <text:p>10.02.2018 12:34:32</text:p>
          </table:table-cell>
          <table:table-cell office:value-type="float" office:value="6.940566" calcext:value-type="float">
            <text:p>6,940566</text:p>
          </table:table-cell>
          <table:table-cell office:value-type="float" office:value="53.047989" calcext:value-type="float">
            <text:p>53,047989</text:p>
          </table:table-cell>
          <table:table-cell office:value-type="float" office:value="956.049988" calcext:value-type="float">
            <text:p>956,049988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65]-1/24/6" office:value-type="date" office:date-value="2018-02-10T12:44:31.99999" calcext:value-type="date">
            <text:p>10.02.2018 12:44:32</text:p>
          </table:table-cell>
          <table:table-cell office:value-type="float" office:value="6.96994" calcext:value-type="float">
            <text:p>6,96994</text:p>
          </table:table-cell>
          <table:table-cell office:value-type="float" office:value="50.696575" calcext:value-type="float">
            <text:p>50,696575</text:p>
          </table:table-cell>
          <table:table-cell office:value-type="float" office:value="956.090027" calcext:value-type="float">
            <text:p>956,090027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1875" calcext:value-type="float">
            <text:p>241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66]-1/24/6" office:value-type="date" office:date-value="2018-02-10T12:54:31.99999" calcext:value-type="date">
            <text:p>10.02.2018 12:54:32</text:p>
          </table:table-cell>
          <table:table-cell office:value-type="float" office:value="6.996643" calcext:value-type="float">
            <text:p>6,996643</text:p>
          </table:table-cell>
          <table:table-cell office:value-type="float" office:value="51.258106" calcext:value-type="float">
            <text:p>51,258106</text:p>
          </table:table-cell>
          <table:table-cell office:value-type="float" office:value="956.01001" calcext:value-type="float">
            <text:p>956,01001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.0625" calcext:value-type="float">
            <text:p>241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67]-1/24/6" office:value-type="date" office:date-value="2018-02-10T13:04:31.99999" calcext:value-type="date">
            <text:p>10.02.2018 13:04:32</text:p>
          </table:table-cell>
          <table:table-cell office:value-type="float" office:value="7.039368" calcext:value-type="float">
            <text:p>7,039368</text:p>
          </table:table-cell>
          <table:table-cell office:value-type="float" office:value="49.893951" calcext:value-type="float">
            <text:p>49,893951</text:p>
          </table:table-cell>
          <table:table-cell office:value-type="float" office:value="956" calcext:value-type="float">
            <text:p>956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96875" calcext:value-type="float">
            <text:p>240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68]-1/24/6" office:value-type="date" office:date-value="2018-02-10T13:14:31.999991" calcext:value-type="date">
            <text:p>10.02.2018 13:14:32</text:p>
          </table:table-cell>
          <table:table-cell office:value-type="float" office:value="6.815061" calcext:value-type="float">
            <text:p>6,815061</text:p>
          </table:table-cell>
          <table:table-cell office:value-type="float" office:value="49.596397" calcext:value-type="float">
            <text:p>49,596397</text:p>
          </table:table-cell>
          <table:table-cell office:value-type="float" office:value="955.98999" calcext:value-type="float">
            <text:p>955,98999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90625" calcext:value-type="float">
            <text:p>240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69]-1/24/6" office:value-type="date" office:date-value="2018-02-10T13:24:31.999991" calcext:value-type="date">
            <text:p>10.02.2018 13:24:32</text:p>
          </table:table-cell>
          <table:table-cell office:value-type="float" office:value="6.913863" calcext:value-type="float">
            <text:p>6,913863</text:p>
          </table:table-cell>
          <table:table-cell office:value-type="float" office:value="50.472267" calcext:value-type="float">
            <text:p>50,472267</text:p>
          </table:table-cell>
          <table:table-cell office:value-type="float" office:value="955.880005" calcext:value-type="float">
            <text:p>955,88000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1" calcext:value-type="float">
            <text:p>2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70]-1/24/6" office:value-type="date" office:date-value="2018-02-10T13:34:31.999991" calcext:value-type="date">
            <text:p>10.02.2018 13:34:32</text:p>
          </table:table-cell>
          <table:table-cell office:value-type="float" office:value="7.277028" calcext:value-type="float">
            <text:p>7,277028</text:p>
          </table:table-cell>
          <table:table-cell office:value-type="float" office:value="51.029221" calcext:value-type="float">
            <text:p>51,029221</text:p>
          </table:table-cell>
          <table:table-cell office:value-type="float" office:value="955.789978" calcext:value-type="float">
            <text:p>955,789978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71]-1/24/6" office:value-type="date" office:date-value="2018-02-10T13:44:31.999991" calcext:value-type="date">
            <text:p>10.02.2018 13:44:32</text:p>
          </table:table-cell>
          <table:table-cell office:value-type="float" office:value="7.656214" calcext:value-type="float">
            <text:p>7,656214</text:p>
          </table:table-cell>
          <table:table-cell office:value-type="float" office:value="50.493629" calcext:value-type="float">
            <text:p>50,493629</text:p>
          </table:table-cell>
          <table:table-cell office:value-type="float" office:value="955.77002" calcext:value-type="float">
            <text:p>955,77002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72]-1/24/6" office:value-type="date" office:date-value="2018-02-10T13:54:31.999991" calcext:value-type="date">
            <text:p>10.02.2018 13:54:32</text:p>
          </table:table-cell>
          <table:table-cell office:value-type="float" office:value="8.051423" calcext:value-type="float">
            <text:p>8,051423</text:p>
          </table:table-cell>
          <table:table-cell office:value-type="float" office:value="48.342106" calcext:value-type="float">
            <text:p>48,342106</text:p>
          </table:table-cell>
          <table:table-cell office:value-type="float" office:value="955.669983" calcext:value-type="float">
            <text:p>955,669983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.1875" calcext:value-type="float">
            <text:p>242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73]-1/24/6" office:value-type="date" office:date-value="2018-02-10T14:04:31.999991" calcext:value-type="date">
            <text:p>10.02.2018 14:04:32</text:p>
          </table:table-cell>
          <table:table-cell office:value-type="float" office:value="8.136873" calcext:value-type="float">
            <text:p>8,136873</text:p>
          </table:table-cell>
          <table:table-cell office:value-type="float" office:value="47.4403" calcext:value-type="float">
            <text:p>47,4403</text:p>
          </table:table-cell>
          <table:table-cell office:value-type="float" office:value="955.690002" calcext:value-type="float">
            <text:p>955,690002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74]-1/24/6" office:value-type="date" office:date-value="2018-02-10T14:14:31.999991" calcext:value-type="date">
            <text:p>10.02.2018 14:14:32</text:p>
          </table:table-cell>
          <table:table-cell office:value-type="float" office:value="8.051423" calcext:value-type="float">
            <text:p>8,051423</text:p>
          </table:table-cell>
          <table:table-cell office:value-type="float" office:value="47.020676" calcext:value-type="float">
            <text:p>47,020676</text:p>
          </table:table-cell>
          <table:table-cell office:value-type="float" office:value="955.700012" calcext:value-type="float">
            <text:p>955,700012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40.1875" calcext:value-type="float">
            <text:p>240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75]-1/24/6" office:value-type="date" office:date-value="2018-02-10T14:24:31.999991" calcext:value-type="date">
            <text:p>10.02.2018 14:24:32</text:p>
          </table:table-cell>
          <table:table-cell office:value-type="float" office:value="7.968643" calcext:value-type="float">
            <text:p>7,968643</text:p>
          </table:table-cell>
          <table:table-cell office:value-type="float" office:value="47.565422" calcext:value-type="float">
            <text:p>47,565422</text:p>
          </table:table-cell>
          <table:table-cell office:value-type="float" office:value="955.669983" calcext:value-type="float">
            <text:p>955,669983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71875" calcext:value-type="float">
            <text:p>240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76]-1/24/6" office:value-type="date" office:date-value="2018-02-10T14:34:31.999991" calcext:value-type="date">
            <text:p>10.02.2018 14:34:32</text:p>
          </table:table-cell>
          <table:table-cell office:value-type="float" office:value="8.064775" calcext:value-type="float">
            <text:p>8,064775</text:p>
          </table:table-cell>
          <table:table-cell office:value-type="float" office:value="47.270924" calcext:value-type="float">
            <text:p>47,270924</text:p>
          </table:table-cell>
          <table:table-cell office:value-type="float" office:value="955.640015" calcext:value-type="float">
            <text:p>955,640015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40.21875" calcext:value-type="float">
            <text:p>240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77]-1/24/6" office:value-type="date" office:date-value="2018-02-10T14:44:31.999991" calcext:value-type="date">
            <text:p>10.02.2018 14:44:32</text:p>
          </table:table-cell>
          <table:table-cell office:value-type="float" office:value="7.968643" calcext:value-type="float">
            <text:p>7,968643</text:p>
          </table:table-cell>
          <table:table-cell office:value-type="float" office:value="47.591362" calcext:value-type="float">
            <text:p>47,591362</text:p>
          </table:table-cell>
          <table:table-cell office:value-type="float" office:value="955.570007" calcext:value-type="float">
            <text:p>955,570007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53125" calcext:value-type="float">
            <text:p>240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78]-1/24/6" office:value-type="date" office:date-value="2018-02-10T14:54:31.999991" calcext:value-type="date">
            <text:p>10.02.2018 14:54:32</text:p>
          </table:table-cell>
          <table:table-cell office:value-type="float" office:value="7.669566" calcext:value-type="float">
            <text:p>7,669566</text:p>
          </table:table-cell>
          <table:table-cell office:value-type="float" office:value="48.705273" calcext:value-type="float">
            <text:p>48,705273</text:p>
          </table:table-cell>
          <table:table-cell office:value-type="float" office:value="955.580017" calcext:value-type="float">
            <text:p>955,580017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84375" calcext:value-type="float">
            <text:p>240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79]-1/24/6" office:value-type="date" office:date-value="2018-02-10T15:04:31.999991" calcext:value-type="date">
            <text:p>10.02.2018 15:04:32</text:p>
          </table:table-cell>
          <table:table-cell office:value-type="float" office:value="7.685588" calcext:value-type="float">
            <text:p>7,685588</text:p>
          </table:table-cell>
          <table:table-cell office:value-type="float" office:value="48.191044" calcext:value-type="float">
            <text:p>48,191044</text:p>
          </table:table-cell>
          <table:table-cell office:value-type="float" office:value="955.52002" calcext:value-type="float">
            <text:p>955,52002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40.46875" calcext:value-type="float">
            <text:p>240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80]-1/24/6" office:value-type="date" office:date-value="2018-02-10T15:14:31.999991" calcext:value-type="date">
            <text:p>10.02.2018 15:14:32</text:p>
          </table:table-cell>
          <table:table-cell office:value-type="float" office:value="7.530709" calcext:value-type="float">
            <text:p>7,530709</text:p>
          </table:table-cell>
          <table:table-cell office:value-type="float" office:value="48.485542" calcext:value-type="float">
            <text:p>48,485542</text:p>
          </table:table-cell>
          <table:table-cell office:value-type="float" office:value="955.549988" calcext:value-type="float">
            <text:p>955,549988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81]-1/24/6" office:value-type="date" office:date-value="2018-02-10T15:24:31.999991" calcext:value-type="date">
            <text:p>10.02.2018 15:24:32</text:p>
          </table:table-cell>
          <table:table-cell office:value-type="float" office:value="7.405203" calcext:value-type="float">
            <text:p>7,405203</text:p>
          </table:table-cell>
          <table:table-cell office:value-type="float" office:value="48.224613" calcext:value-type="float">
            <text:p>48,224613</text:p>
          </table:table-cell>
          <table:table-cell office:value-type="float" office:value="955.599976" calcext:value-type="float">
            <text:p>955,599976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82]-1/24/6" office:value-type="date" office:date-value="2018-02-10T15:34:31.999991" calcext:value-type="date">
            <text:p>10.02.2018 15:34:32</text:p>
          </table:table-cell>
          <table:table-cell office:value-type="float" office:value="7.277028" calcext:value-type="float">
            <text:p>7,277028</text:p>
          </table:table-cell>
          <table:table-cell office:value-type="float" office:value="49.135578" calcext:value-type="float">
            <text:p>49,135578</text:p>
          </table:table-cell>
          <table:table-cell office:value-type="float" office:value="955.559998" calcext:value-type="float">
            <text:p>955,559998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.1875" calcext:value-type="float">
            <text:p>241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83]-1/24/6" office:value-type="date" office:date-value="2018-02-10T15:44:31.999992" calcext:value-type="date">
            <text:p>10.02.2018 15:44:32</text:p>
          </table:table-cell>
          <table:table-cell office:value-type="float" office:value="7.108797" calcext:value-type="float">
            <text:p>7,108797</text:p>
          </table:table-cell>
          <table:table-cell office:value-type="float" office:value="49.600975" calcext:value-type="float">
            <text:p>49,600975</text:p>
          </table:table-cell>
          <table:table-cell office:value-type="float" office:value="955.429993" calcext:value-type="float">
            <text:p>955,429993</text:p>
          </table:table-cell>
          <table:table-cell office:value-type="float" office:value="240.21875" calcext:value-type="float">
            <text:p>240,21875</text:p>
          </table:table-cell>
          <table:table-cell office:value-type="float" office:value="240.28125" calcext:value-type="float">
            <text:p>240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84]-1/24/6" office:value-type="date" office:date-value="2018-02-10T15:54:31.999992" calcext:value-type="date">
            <text:p>10.02.2018 15:54:32</text:p>
          </table:table-cell>
          <table:table-cell office:value-type="float" office:value="6.927215" calcext:value-type="float">
            <text:p>6,927215</text:p>
          </table:table-cell>
          <table:table-cell office:value-type="float" office:value="50.218967" calcext:value-type="float">
            <text:p>50,218967</text:p>
          </table:table-cell>
          <table:table-cell office:value-type="float" office:value="955.599976" calcext:value-type="float">
            <text:p>955,599976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625" calcext:value-type="float">
            <text:p>240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85]-1/24/6" office:value-type="date" office:date-value="2018-02-10T16:04:31.999992" calcext:value-type="date">
            <text:p>10.02.2018 16:04:32</text:p>
          </table:table-cell>
          <table:table-cell office:value-type="float" office:value="6.844434" calcext:value-type="float">
            <text:p>6,844434</text:p>
          </table:table-cell>
          <table:table-cell office:value-type="float" office:value="50.476845" calcext:value-type="float">
            <text:p>50,476845</text:p>
          </table:table-cell>
          <table:table-cell office:value-type="float" office:value="955.47998" calcext:value-type="float">
            <text:p>955,47998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86]-1/24/6" office:value-type="date" office:date-value="2018-02-10T16:14:31.999992" calcext:value-type="date">
            <text:p>10.02.2018 16:14:32</text:p>
          </table:table-cell>
          <table:table-cell office:value-type="float" office:value="6.676204" calcext:value-type="float">
            <text:p>6,676204</text:p>
          </table:table-cell>
          <table:table-cell office:value-type="float" office:value="50.998703" calcext:value-type="float">
            <text:p>50,998703</text:p>
          </table:table-cell>
          <table:table-cell office:value-type="float" office:value="955.47998" calcext:value-type="float">
            <text:p>955,47998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1.0625" calcext:value-type="float">
            <text:p>241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87]-1/24/6" office:value-type="date" office:date-value="2018-02-10T16:24:31.999992" calcext:value-type="date">
            <text:p>10.02.2018 16:24:32</text:p>
          </table:table-cell>
          <table:table-cell office:value-type="float" office:value="6.518654" calcext:value-type="float">
            <text:p>6,518654</text:p>
          </table:table-cell>
          <table:table-cell office:value-type="float" office:value="51.660946" calcext:value-type="float">
            <text:p>51,660946</text:p>
          </table:table-cell>
          <table:table-cell office:value-type="float" office:value="955.669983" calcext:value-type="float">
            <text:p>955,669983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0.65625" calcext:value-type="float">
            <text:p>240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88]-1/24/6" office:value-type="date" office:date-value="2018-02-10T16:34:31.999992" calcext:value-type="date">
            <text:p>10.02.2018 16:34:32</text:p>
          </table:table-cell>
          <table:table-cell office:value-type="float" office:value="6.363775" calcext:value-type="float">
            <text:p>6,363775</text:p>
          </table:table-cell>
          <table:table-cell office:value-type="float" office:value="52.303349" calcext:value-type="float">
            <text:p>52,303349</text:p>
          </table:table-cell>
          <table:table-cell office:value-type="float" office:value="955.640015" calcext:value-type="float">
            <text:p>955,64001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1.09375" calcext:value-type="float">
            <text:p>241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89]-1/24/6" office:value-type="date" office:date-value="2018-02-10T16:44:31.999992" calcext:value-type="date">
            <text:p>10.02.2018 16:44:32</text:p>
          </table:table-cell>
          <table:table-cell office:value-type="float" office:value="6.280995" calcext:value-type="float">
            <text:p>6,280995</text:p>
          </table:table-cell>
          <table:table-cell office:value-type="float" office:value="52.768749" calcext:value-type="float">
            <text:p>52,768749</text:p>
          </table:table-cell>
          <table:table-cell office:value-type="float" office:value="955.559998" calcext:value-type="float">
            <text:p>955,559998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1.15625" calcext:value-type="float">
            <text:p>241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90]-1/24/6" office:value-type="date" office:date-value="2018-02-10T16:54:31.999992" calcext:value-type="date">
            <text:p>10.02.2018 16:54:32</text:p>
          </table:table-cell>
          <table:table-cell office:value-type="float" office:value="6.126116" calcext:value-type="float">
            <text:p>6,126116</text:p>
          </table:table-cell>
          <table:table-cell office:value-type="float" office:value="53.159382" calcext:value-type="float">
            <text:p>53,159382</text:p>
          </table:table-cell>
          <table:table-cell office:value-type="float" office:value="955.609985" calcext:value-type="float">
            <text:p>955,609985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.15625" calcext:value-type="float">
            <text:p>241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91]-1/24/6" office:value-type="date" office:date-value="2018-02-10T17:04:31.999992" calcext:value-type="date">
            <text:p>10.02.2018 17:04:32</text:p>
          </table:table-cell>
          <table:table-cell office:value-type="float" office:value="6.083391" calcext:value-type="float">
            <text:p>6,083391</text:p>
          </table:table-cell>
          <table:table-cell office:value-type="float" office:value="53.813992" calcext:value-type="float">
            <text:p>53,813992</text:p>
          </table:table-cell>
          <table:table-cell office:value-type="float" office:value="955.710022" calcext:value-type="float">
            <text:p>955,710022</text:p>
          </table:table-cell>
          <table:table-cell office:value-type="float" office:value="241" calcext:value-type="float">
            <text:p>241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92]-1/24/6" office:value-type="date" office:date-value="2018-02-10T17:14:31.999992" calcext:value-type="date">
            <text:p>10.02.2018 17:14:32</text:p>
          </table:table-cell>
          <table:table-cell office:value-type="float" office:value="5.944533" calcext:value-type="float">
            <text:p>5,944533</text:p>
          </table:table-cell>
          <table:table-cell office:value-type="float" office:value="54.230564" calcext:value-type="float">
            <text:p>54,230564</text:p>
          </table:table-cell>
          <table:table-cell office:value-type="float" office:value="955.640015" calcext:value-type="float">
            <text:p>955,640015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46875" calcext:value-type="float">
            <text:p>240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93]-1/24/6" office:value-type="date" office:date-value="2018-02-10T17:24:31.999992" calcext:value-type="date">
            <text:p>10.02.2018 17:24:32</text:p>
          </table:table-cell>
          <table:table-cell office:value-type="float" office:value="5.776303" calcext:value-type="float">
            <text:p>5,776303</text:p>
          </table:table-cell>
          <table:table-cell office:value-type="float" office:value="55.144581" calcext:value-type="float">
            <text:p>55,144581</text:p>
          </table:table-cell>
          <table:table-cell office:value-type="float" office:value="955.789978" calcext:value-type="float">
            <text:p>955,789978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94]-1/24/6" office:value-type="date" office:date-value="2018-02-10T17:34:31.999992" calcext:value-type="date">
            <text:p>10.02.2018 17:34:32</text:p>
          </table:table-cell>
          <table:table-cell office:value-type="float" office:value="5.762951" calcext:value-type="float">
            <text:p>5,762951</text:p>
          </table:table-cell>
          <table:table-cell office:value-type="float" office:value="55.947205" calcext:value-type="float">
            <text:p>55,947205</text:p>
          </table:table-cell>
          <table:table-cell office:value-type="float" office:value="955.780029" calcext:value-type="float">
            <text:p>955,780029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1875" calcext:value-type="float">
            <text:p>241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95]-1/24/6" office:value-type="date" office:date-value="2018-02-10T17:44:31.999992" calcext:value-type="date">
            <text:p>10.02.2018 17:44:32</text:p>
          </table:table-cell>
          <table:table-cell office:value-type="float" office:value="5.746929" calcext:value-type="float">
            <text:p>5,746929</text:p>
          </table:table-cell>
          <table:table-cell office:value-type="float" office:value="57.224384" calcext:value-type="float">
            <text:p>57,224384</text:p>
          </table:table-cell>
          <table:table-cell office:value-type="float" office:value="955.73999" calcext:value-type="float">
            <text:p>955,73999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96]-1/24/6" office:value-type="date" office:date-value="2018-02-10T17:54:31.999992" calcext:value-type="date">
            <text:p>10.02.2018 17:54:32</text:p>
          </table:table-cell>
          <table:table-cell office:value-type="float" office:value="5.650797" calcext:value-type="float">
            <text:p>5,650797</text:p>
          </table:table-cell>
          <table:table-cell office:value-type="float" office:value="57.755398" calcext:value-type="float">
            <text:p>57,755398</text:p>
          </table:table-cell>
          <table:table-cell office:value-type="float" office:value="955.690002" calcext:value-type="float">
            <text:p>955,690002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1.125" calcext:value-type="float">
            <text:p>241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97]-1/24/6" office:value-type="date" office:date-value="2018-02-10T18:04:31.999993" calcext:value-type="date">
            <text:p>10.02.2018 18:04:32</text:p>
          </table:table-cell>
          <table:table-cell office:value-type="float" office:value="5.551995" calcext:value-type="float">
            <text:p>5,551995</text:p>
          </table:table-cell>
          <table:table-cell office:value-type="float" office:value="58.788433" calcext:value-type="float">
            <text:p>58,788433</text:p>
          </table:table-cell>
          <table:table-cell office:value-type="float" office:value="955.75" calcext:value-type="float">
            <text:p>955,7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98]-1/24/6" office:value-type="date" office:date-value="2018-02-10T18:14:31.999993" calcext:value-type="date">
            <text:p>10.02.2018 18:14:32</text:p>
          </table:table-cell>
          <table:table-cell office:value-type="float" office:value="5.479896" calcext:value-type="float">
            <text:p>5,479896</text:p>
          </table:table-cell>
          <table:table-cell office:value-type="float" office:value="59.22942" calcext:value-type="float">
            <text:p>59,22942</text:p>
          </table:table-cell>
          <table:table-cell office:value-type="float" office:value="955.710022" calcext:value-type="float">
            <text:p>955,710022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.1875" calcext:value-type="float">
            <text:p>241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599]-1/24/6" office:value-type="date" office:date-value="2018-02-10T18:24:31.999993" calcext:value-type="date">
            <text:p>10.02.2018 18:24:32</text:p>
          </table:table-cell>
          <table:table-cell office:value-type="float" office:value="5.394446" calcext:value-type="float">
            <text:p>5,394446</text:p>
          </table:table-cell>
          <table:table-cell office:value-type="float" office:value="59.484245" calcext:value-type="float">
            <text:p>59,484245</text:p>
          </table:table-cell>
          <table:table-cell office:value-type="float" office:value="955.73999" calcext:value-type="float">
            <text:p>955,73999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00]-1/24/6" office:value-type="date" office:date-value="2018-02-10T18:34:31.999993" calcext:value-type="date">
            <text:p>10.02.2018 18:34:32</text:p>
          </table:table-cell>
          <table:table-cell office:value-type="float" office:value="5.381094" calcext:value-type="float">
            <text:p>5,381094</text:p>
          </table:table-cell>
          <table:table-cell office:value-type="float" office:value="59.298084" calcext:value-type="float">
            <text:p>59,298084</text:p>
          </table:table-cell>
          <table:table-cell office:value-type="float" office:value="955.809998" calcext:value-type="float">
            <text:p>955,809998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.0625" calcext:value-type="float">
            <text:p>241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01]-1/24/6" office:value-type="date" office:date-value="2018-02-10T18:44:31.999993" calcext:value-type="date">
            <text:p>10.02.2018 18:44:32</text:p>
          </table:table-cell>
          <table:table-cell office:value-type="float" office:value="5.367743" calcext:value-type="float">
            <text:p>5,367743</text:p>
          </table:table-cell>
          <table:table-cell office:value-type="float" office:value="59.827572" calcext:value-type="float">
            <text:p>59,827572</text:p>
          </table:table-cell>
          <table:table-cell office:value-type="float" office:value="955.789978" calcext:value-type="float">
            <text:p>955,789978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02]-1/24/6" office:value-type="date" office:date-value="2018-02-10T18:54:31.999993" calcext:value-type="date">
            <text:p>10.02.2018 18:54:32</text:p>
          </table:table-cell>
          <table:table-cell office:value-type="float" office:value="5.381094" calcext:value-type="float">
            <text:p>5,381094</text:p>
          </table:table-cell>
          <table:table-cell office:value-type="float" office:value="60.17548" calcext:value-type="float">
            <text:p>60,17548</text:p>
          </table:table-cell>
          <table:table-cell office:value-type="float" office:value="955.789978" calcext:value-type="float">
            <text:p>955,789978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03]-1/24/6" office:value-type="date" office:date-value="2018-02-10T19:04:31.999993" calcext:value-type="date">
            <text:p>10.02.2018 19:04:32</text:p>
          </table:table-cell>
          <table:table-cell office:value-type="float" office:value="5.338369" calcext:value-type="float">
            <text:p>5,338369</text:p>
          </table:table-cell>
          <table:table-cell office:value-type="float" office:value="60.02594" calcext:value-type="float">
            <text:p>60,02594</text:p>
          </table:table-cell>
          <table:table-cell office:value-type="float" office:value="955.76001" calcext:value-type="float">
            <text:p>955,76001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04]-1/24/6" office:value-type="date" office:date-value="2018-02-10T19:14:31.999993" calcext:value-type="date">
            <text:p>10.02.2018 19:14:32</text:p>
          </table:table-cell>
          <table:table-cell office:value-type="float" office:value="5.338369" calcext:value-type="float">
            <text:p>5,338369</text:p>
          </table:table-cell>
          <table:table-cell office:value-type="float" office:value="60.624092" calcext:value-type="float">
            <text:p>60,624092</text:p>
          </table:table-cell>
          <table:table-cell office:value-type="float" office:value="955.859985" calcext:value-type="float">
            <text:p>955,859985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05]-1/24/6" office:value-type="date" office:date-value="2018-02-10T19:24:31.999993" calcext:value-type="date">
            <text:p>10.02.2018 19:24:32</text:p>
          </table:table-cell>
          <table:table-cell office:value-type="float" office:value="5.338369" calcext:value-type="float">
            <text:p>5,338369</text:p>
          </table:table-cell>
          <table:table-cell office:value-type="float" office:value="60.282291" calcext:value-type="float">
            <text:p>60,282291</text:p>
          </table:table-cell>
          <table:table-cell office:value-type="float" office:value="955.75" calcext:value-type="float">
            <text:p>955,7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65625" calcext:value-type="float">
            <text:p>240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06]-1/24/6" office:value-type="date" office:date-value="2018-02-10T19:34:31.999993" calcext:value-type="date">
            <text:p>10.02.2018 19:34:32</text:p>
          </table:table-cell>
          <table:table-cell office:value-type="float" office:value="5.255589" calcext:value-type="float">
            <text:p>5,255589</text:p>
          </table:table-cell>
          <table:table-cell office:value-type="float" office:value="61.133747" calcext:value-type="float">
            <text:p>61,133747</text:p>
          </table:table-cell>
          <table:table-cell office:value-type="float" office:value="955.700012" calcext:value-type="float">
            <text:p>955,700012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07]-1/24/6" office:value-type="date" office:date-value="2018-02-10T19:44:31.999993" calcext:value-type="date">
            <text:p>10.02.2018 19:44:32</text:p>
          </table:table-cell>
          <table:table-cell office:value-type="float" office:value="5.242237" calcext:value-type="float">
            <text:p>5,242237</text:p>
          </table:table-cell>
          <table:table-cell office:value-type="float" office:value="61.557945" calcext:value-type="float">
            <text:p>61,557945</text:p>
          </table:table-cell>
          <table:table-cell office:value-type="float" office:value="955.72998" calcext:value-type="float">
            <text:p>955,72998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08]-1/24/6" office:value-type="date" office:date-value="2018-02-10T19:54:31.999993" calcext:value-type="date">
            <text:p>10.02.2018 19:54:32</text:p>
          </table:table-cell>
          <table:table-cell office:value-type="float" office:value="5.199512" calcext:value-type="float">
            <text:p>5,199512</text:p>
          </table:table-cell>
          <table:table-cell office:value-type="float" office:value="61.292439" calcext:value-type="float">
            <text:p>61,292439</text:p>
          </table:table-cell>
          <table:table-cell office:value-type="float" office:value="955.690002" calcext:value-type="float">
            <text:p>955,690002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9375" calcext:value-type="float">
            <text:p>240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09]-1/24/6" office:value-type="date" office:date-value="2018-02-10T20:04:31.999993" calcext:value-type="date">
            <text:p>10.02.2018 20:04:32</text:p>
          </table:table-cell>
          <table:table-cell office:value-type="float" office:value="5.087358" calcext:value-type="float">
            <text:p>5,087358</text:p>
          </table:table-cell>
          <table:table-cell office:value-type="float" office:value="62.198826" calcext:value-type="float">
            <text:p>62,198826</text:p>
          </table:table-cell>
          <table:table-cell office:value-type="float" office:value="955.75" calcext:value-type="float">
            <text:p>955,7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10]-1/24/6" office:value-type="date" office:date-value="2018-02-10T20:14:31.999993" calcext:value-type="date">
            <text:p>10.02.2018 20:14:32</text:p>
          </table:table-cell>
          <table:table-cell office:value-type="float" office:value="5.01793" calcext:value-type="float">
            <text:p>5,01793</text:p>
          </table:table-cell>
          <table:table-cell office:value-type="float" office:value="62.212559" calcext:value-type="float">
            <text:p>62,212559</text:p>
          </table:table-cell>
          <table:table-cell office:value-type="float" office:value="955.700012" calcext:value-type="float">
            <text:p>955,700012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11]-1/24/6" office:value-type="date" office:date-value="2018-02-10T20:24:31.999994" calcext:value-type="date">
            <text:p>10.02.2018 20:24:32</text:p>
          </table:table-cell>
          <table:table-cell office:value-type="float" office:value="5.100709" calcext:value-type="float">
            <text:p>5,100709</text:p>
          </table:table-cell>
          <table:table-cell office:value-type="float" office:value="62.255283" calcext:value-type="float">
            <text:p>62,255283</text:p>
          </table:table-cell>
          <table:table-cell office:value-type="float" office:value="955.77002" calcext:value-type="float">
            <text:p>955,77002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12]-1/24/6" office:value-type="date" office:date-value="2018-02-10T20:34:31.999994" calcext:value-type="date">
            <text:p>10.02.2018 20:34:32</text:p>
          </table:table-cell>
          <table:table-cell office:value-type="float" office:value="5.044632" calcext:value-type="float">
            <text:p>5,044632</text:p>
          </table:table-cell>
          <table:table-cell office:value-type="float" office:value="62.250706" calcext:value-type="float">
            <text:p>62,250706</text:p>
          </table:table-cell>
          <table:table-cell office:value-type="float" office:value="955.619995" calcext:value-type="float">
            <text:p>955,61999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13]-1/24/6" office:value-type="date" office:date-value="2018-02-10T20:44:31.999994" calcext:value-type="date">
            <text:p>10.02.2018 20:44:32</text:p>
          </table:table-cell>
          <table:table-cell office:value-type="float" office:value="4.975204" calcext:value-type="float">
            <text:p>4,975204</text:p>
          </table:table-cell>
          <table:table-cell office:value-type="float" office:value="62.4506" calcext:value-type="float">
            <text:p>62,4506</text:p>
          </table:table-cell>
          <table:table-cell office:value-type="float" office:value="955.640015" calcext:value-type="float">
            <text:p>955,64001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14]-1/24/6" office:value-type="date" office:date-value="2018-02-10T20:54:31.999994" calcext:value-type="date">
            <text:p>10.02.2018 20:54:32</text:p>
          </table:table-cell>
          <table:table-cell office:value-type="float" office:value="4.932479" calcext:value-type="float">
            <text:p>4,932479</text:p>
          </table:table-cell>
          <table:table-cell office:value-type="float" office:value="62.189671" calcext:value-type="float">
            <text:p>62,189671</text:p>
          </table:table-cell>
          <table:table-cell office:value-type="float" office:value="955.650024" calcext:value-type="float">
            <text:p>955,650024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15]-1/24/6" office:value-type="date" office:date-value="2018-02-10T21:04:31.999994" calcext:value-type="date">
            <text:p>10.02.2018 21:04:32</text:p>
          </table:table-cell>
          <table:table-cell office:value-type="float" office:value="4.889753" calcext:value-type="float">
            <text:p>4,889753</text:p>
          </table:table-cell>
          <table:table-cell office:value-type="float" office:value="62.703899" calcext:value-type="float">
            <text:p>62,703899</text:p>
          </table:table-cell>
          <table:table-cell office:value-type="float" office:value="955.609985" calcext:value-type="float">
            <text:p>955,609985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1.09375" calcext:value-type="float">
            <text:p>241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16]-1/24/6" office:value-type="date" office:date-value="2018-02-10T21:14:31.999994" calcext:value-type="date">
            <text:p>10.02.2018 21:14:32</text:p>
          </table:table-cell>
          <table:table-cell office:value-type="float" office:value="4.793622" calcext:value-type="float">
            <text:p>4,793622</text:p>
          </table:table-cell>
          <table:table-cell office:value-type="float" office:value="62.937363" calcext:value-type="float">
            <text:p>62,937363</text:p>
          </table:table-cell>
          <table:table-cell office:value-type="float" office:value="955.590027" calcext:value-type="float">
            <text:p>955,590027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5" calcext:value-type="float">
            <text:p>241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17]-1/24/6" office:value-type="date" office:date-value="2018-02-10T21:24:31.999994" calcext:value-type="date">
            <text:p>10.02.2018 21:24:32</text:p>
          </table:table-cell>
          <table:table-cell office:value-type="float" office:value="4.7776" calcext:value-type="float">
            <text:p>4,7776</text:p>
          </table:table-cell>
          <table:table-cell office:value-type="float" office:value="63.46685" calcext:value-type="float">
            <text:p>63,46685</text:p>
          </table:table-cell>
          <table:table-cell office:value-type="float" office:value="955.599976" calcext:value-type="float">
            <text:p>955,599976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18]-1/24/6" office:value-type="date" office:date-value="2018-02-10T21:34:31.999994" calcext:value-type="date">
            <text:p>10.02.2018 21:34:32</text:p>
          </table:table-cell>
          <table:table-cell office:value-type="float" office:value="4.750896" calcext:value-type="float">
            <text:p>4,750896</text:p>
          </table:table-cell>
          <table:table-cell office:value-type="float" office:value="63.471428" calcext:value-type="float">
            <text:p>63,471428</text:p>
          </table:table-cell>
          <table:table-cell office:value-type="float" office:value="955.609985" calcext:value-type="float">
            <text:p>955,60998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19]-1/24/6" office:value-type="date" office:date-value="2018-02-10T21:44:31.999994" calcext:value-type="date">
            <text:p>10.02.2018 21:44:32</text:p>
          </table:table-cell>
          <table:table-cell office:value-type="float" office:value="4.750896" calcext:value-type="float">
            <text:p>4,750896</text:p>
          </table:table-cell>
          <table:table-cell office:value-type="float" office:value="63.807125" calcext:value-type="float">
            <text:p>63,807125</text:p>
          </table:table-cell>
          <table:table-cell office:value-type="float" office:value="955.530029" calcext:value-type="float">
            <text:p>955,530029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20]-1/24/6" office:value-type="date" office:date-value="2018-02-10T21:54:31.999994" calcext:value-type="date">
            <text:p>10.02.2018 21:54:32</text:p>
          </table:table-cell>
          <table:table-cell office:value-type="float" office:value="4.609369" calcext:value-type="float">
            <text:p>4,609369</text:p>
          </table:table-cell>
          <table:table-cell office:value-type="float" office:value="63.665218" calcext:value-type="float">
            <text:p>63,665218</text:p>
          </table:table-cell>
          <table:table-cell office:value-type="float" office:value="955.48999" calcext:value-type="float">
            <text:p>955,48999</text:p>
          </table:table-cell>
          <table:table-cell table:number-columns-repeated="2" office:value-type="float" office:value="241.25" calcext:value-type="float">
            <text:p>241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21]-1/24/6" office:value-type="date" office:date-value="2018-02-10T22:04:31.999994" calcext:value-type="date">
            <text:p>10.02.2018 22:04:32</text:p>
          </table:table-cell>
          <table:table-cell office:value-type="float" office:value="4.596017" calcext:value-type="float">
            <text:p>4,596017</text:p>
          </table:table-cell>
          <table:table-cell office:value-type="float" office:value="63.759823" calcext:value-type="float">
            <text:p>63,759823</text:p>
          </table:table-cell>
          <table:table-cell office:value-type="float" office:value="955.469971" calcext:value-type="float">
            <text:p>955,469971</text:p>
          </table:table-cell>
          <table:table-cell table:number-columns-repeated="2" office:value-type="float" office:value="241" calcext:value-type="float">
            <text:p>2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22]-1/24/6" office:value-type="date" office:date-value="2018-02-10T22:14:31.999994" calcext:value-type="date">
            <text:p>10.02.2018 22:14:32</text:p>
          </table:table-cell>
          <table:table-cell office:value-type="float" office:value="4.596017" calcext:value-type="float">
            <text:p>4,596017</text:p>
          </table:table-cell>
          <table:table-cell office:value-type="float" office:value="63.476006" calcext:value-type="float">
            <text:p>63,476006</text:p>
          </table:table-cell>
          <table:table-cell office:value-type="float" office:value="955.460022" calcext:value-type="float">
            <text:p>955,460022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03125" calcext:value-type="float">
            <text:p>241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23]-1/24/6" office:value-type="date" office:date-value="2018-02-10T22:24:31.999994" calcext:value-type="date">
            <text:p>10.02.2018 22:24:32</text:p>
          </table:table-cell>
          <table:table-cell office:value-type="float" office:value="4.513237" calcext:value-type="float">
            <text:p>4,513237</text:p>
          </table:table-cell>
          <table:table-cell office:value-type="float" office:value="64.501411" calcext:value-type="float">
            <text:p>64,501411</text:p>
          </table:table-cell>
          <table:table-cell office:value-type="float" office:value="955.460022" calcext:value-type="float">
            <text:p>955,460022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24]-1/24/6" office:value-type="date" office:date-value="2018-02-10T22:34:31.999994" calcext:value-type="date">
            <text:p>10.02.2018 22:34:32</text:p>
          </table:table-cell>
          <table:table-cell office:value-type="float" office:value="4.582666" calcext:value-type="float">
            <text:p>4,582666</text:p>
          </table:table-cell>
          <table:table-cell office:value-type="float" office:value="63.869686" calcext:value-type="float">
            <text:p>63,869686</text:p>
          </table:table-cell>
          <table:table-cell office:value-type="float" office:value="955.380005" calcext:value-type="float">
            <text:p>955,38000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25]-1/24/6" office:value-type="date" office:date-value="2018-02-10T22:44:31.999995" calcext:value-type="date">
            <text:p>10.02.2018 22:44:32</text:p>
          </table:table-cell>
          <table:table-cell office:value-type="float" office:value="4.526589" calcext:value-type="float">
            <text:p>4,526589</text:p>
          </table:table-cell>
          <table:table-cell office:value-type="float" office:value="64.281685" calcext:value-type="float">
            <text:p>64,281685</text:p>
          </table:table-cell>
          <table:table-cell office:value-type="float" office:value="955.380005" calcext:value-type="float">
            <text:p>955,38000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26]-1/24/6" office:value-type="date" office:date-value="2018-02-10T22:54:31.999995" calcext:value-type="date">
            <text:p>10.02.2018 22:54:32</text:p>
          </table:table-cell>
          <table:table-cell office:value-type="float" office:value="4.355688" calcext:value-type="float">
            <text:p>4,355688</text:p>
          </table:table-cell>
          <table:table-cell office:value-type="float" office:value="64.011597" calcext:value-type="float">
            <text:p>64,011597</text:p>
          </table:table-cell>
          <table:table-cell office:value-type="float" office:value="955.309998" calcext:value-type="float">
            <text:p>955,309998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27]-1/24/6" office:value-type="date" office:date-value="2018-02-10T23:04:31.999995" calcext:value-type="date">
            <text:p>10.02.2018 23:04:32</text:p>
          </table:table-cell>
          <table:table-cell office:value-type="float" office:value="4.36904" calcext:value-type="float">
            <text:p>4,36904</text:p>
          </table:table-cell>
          <table:table-cell office:value-type="float" office:value="64.139771" calcext:value-type="float">
            <text:p>64,139771</text:p>
          </table:table-cell>
          <table:table-cell office:value-type="float" office:value="955.289978" calcext:value-type="float">
            <text:p>955,289978</text:p>
          </table:table-cell>
          <table:table-cell table:number-columns-repeated="2"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28]-1/24/6" office:value-type="date" office:date-value="2018-02-10T23:14:31.999995" calcext:value-type="date">
            <text:p>10.02.2018 23:14:32</text:p>
          </table:table-cell>
          <table:table-cell office:value-type="float" office:value="4.355688" calcext:value-type="float">
            <text:p>4,355688</text:p>
          </table:table-cell>
          <table:table-cell office:value-type="float" office:value="63.92157" calcext:value-type="float">
            <text:p>63,92157</text:p>
          </table:table-cell>
          <table:table-cell office:value-type="float" office:value="955.190002" calcext:value-type="float">
            <text:p>955,190002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15625" calcext:value-type="float">
            <text:p>241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29]-1/24/6" office:value-type="date" office:date-value="2018-02-10T23:24:31.999995" calcext:value-type="date">
            <text:p>10.02.2018 23:24:32</text:p>
          </table:table-cell>
          <table:table-cell office:value-type="float" office:value="4.425117" calcext:value-type="float">
            <text:p>4,425117</text:p>
          </table:table-cell>
          <table:table-cell office:value-type="float" office:value="63.118942" calcext:value-type="float">
            <text:p>63,118942</text:p>
          </table:table-cell>
          <table:table-cell office:value-type="float" office:value="955.109985" calcext:value-type="float">
            <text:p>955,10998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30]-1/24/6" office:value-type="date" office:date-value="2018-02-10T23:34:31.999995" calcext:value-type="date">
            <text:p>10.02.2018 23:34:32</text:p>
          </table:table-cell>
          <table:table-cell office:value-type="float" office:value="4.299611" calcext:value-type="float">
            <text:p>4,299611</text:p>
          </table:table-cell>
          <table:table-cell office:value-type="float" office:value="63.344776" calcext:value-type="float">
            <text:p>63,344776</text:p>
          </table:table-cell>
          <table:table-cell office:value-type="float" office:value="955.049988" calcext:value-type="float">
            <text:p>955,049988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0.84375" calcext:value-type="float">
            <text:p>240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31]-1/24/6" office:value-type="date" office:date-value="2018-02-10T23:44:31.999995" calcext:value-type="date">
            <text:p>10.02.2018 23:44:32</text:p>
          </table:table-cell>
          <table:table-cell office:value-type="float" office:value="4.187457" calcext:value-type="float">
            <text:p>4,187457</text:p>
          </table:table-cell>
          <table:table-cell office:value-type="float" office:value="64.061951" calcext:value-type="float">
            <text:p>64,061951</text:p>
          </table:table-cell>
          <table:table-cell office:value-type="float" office:value="954.909973" calcext:value-type="float">
            <text:p>954,909973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32]-1/24/6" office:value-type="date" office:date-value="2018-02-10T23:54:31.999995" calcext:value-type="date">
            <text:p>10.02.2018 23:54:32</text:p>
          </table:table-cell>
          <table:table-cell office:value-type="float" office:value="4.13138" calcext:value-type="float">
            <text:p>4,13138</text:p>
          </table:table-cell>
          <table:table-cell office:value-type="float" office:value="63.787289" calcext:value-type="float">
            <text:p>63,787289</text:p>
          </table:table-cell>
          <table:table-cell office:value-type="float" office:value="954.840027" calcext:value-type="float">
            <text:p>954,840027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0.875" calcext:value-type="float">
            <text:p>240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33]-1/24/6" office:value-type="date" office:date-value="2018-02-11T00:04:31.999995" calcext:value-type="date">
            <text:p>11.02.2018 00:04:32</text:p>
          </table:table-cell>
          <table:table-cell office:value-type="float" office:value="3.920424" calcext:value-type="float">
            <text:p>3,920424</text:p>
          </table:table-cell>
          <table:table-cell office:value-type="float" office:value="64.144348" calcext:value-type="float">
            <text:p>64,144348</text:p>
          </table:table-cell>
          <table:table-cell office:value-type="float" office:value="954.77002" calcext:value-type="float">
            <text:p>954,77002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0.96875" calcext:value-type="float">
            <text:p>240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34]-1/24/6" office:value-type="date" office:date-value="2018-02-11T00:14:31.999995" calcext:value-type="date">
            <text:p>11.02.2018 00:14:32</text:p>
          </table:table-cell>
          <table:table-cell office:value-type="float" office:value="3.781567" calcext:value-type="float">
            <text:p>3,781567</text:p>
          </table:table-cell>
          <table:table-cell office:value-type="float" office:value="64.415962" calcext:value-type="float">
            <text:p>64,415962</text:p>
          </table:table-cell>
          <table:table-cell office:value-type="float" office:value="954.809998" calcext:value-type="float">
            <text:p>954,809998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125" calcext:value-type="float">
            <text:p>241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35]-1/24/6" office:value-type="date" office:date-value="2018-02-11T00:24:31.999995" calcext:value-type="date">
            <text:p>11.02.2018 00:24:32</text:p>
          </table:table-cell>
          <table:table-cell office:value-type="float" office:value="3.768215" calcext:value-type="float">
            <text:p>3,768215</text:p>
          </table:table-cell>
          <table:table-cell office:value-type="float" office:value="64.849319" calcext:value-type="float">
            <text:p>64,849319</text:p>
          </table:table-cell>
          <table:table-cell office:value-type="float" office:value="954.690002" calcext:value-type="float">
            <text:p>954,690002</text:p>
          </table:table-cell>
          <table:table-cell table:number-columns-repeated="2"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36]-1/24/6" office:value-type="date" office:date-value="2018-02-11T00:34:31.999995" calcext:value-type="date">
            <text:p>11.02.2018 00:34:32</text:p>
          </table:table-cell>
          <table:table-cell office:value-type="float" office:value="3.80827" calcext:value-type="float">
            <text:p>3,80827</text:p>
          </table:table-cell>
          <table:table-cell office:value-type="float" office:value="64.484627" calcext:value-type="float">
            <text:p>64,484627</text:p>
          </table:table-cell>
          <table:table-cell office:value-type="float" office:value="954.539978" calcext:value-type="float">
            <text:p>954,539978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37]-1/24/6" office:value-type="date" office:date-value="2018-02-11T00:44:31.999995" calcext:value-type="date">
            <text:p>11.02.2018 00:44:32</text:p>
          </table:table-cell>
          <table:table-cell office:value-type="float" office:value="3.976501" calcext:value-type="float">
            <text:p>3,976501</text:p>
          </table:table-cell>
          <table:table-cell office:value-type="float" office:value="64.072632" calcext:value-type="float">
            <text:p>64,072632</text:p>
          </table:table-cell>
          <table:table-cell office:value-type="float" office:value="954.340027" calcext:value-type="float">
            <text:p>954,340027</text:p>
          </table:table-cell>
          <table:table-cell office:value-type="float" office:value="242" calcext:value-type="float">
            <text:p>242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38]-1/24/6" office:value-type="date" office:date-value="2018-02-11T00:54:31.999995" calcext:value-type="date">
            <text:p>11.02.2018 00:54:32</text:p>
          </table:table-cell>
          <table:table-cell office:value-type="float" office:value="3.96315" calcext:value-type="float">
            <text:p>3,96315</text:p>
          </table:table-cell>
          <table:table-cell office:value-type="float" office:value="63.418022" calcext:value-type="float">
            <text:p>63,418022</text:p>
          </table:table-cell>
          <table:table-cell office:value-type="float" office:value="954.169983" calcext:value-type="float">
            <text:p>954,169983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25" calcext:value-type="float">
            <text:p>241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39]-1/24/6" office:value-type="date" office:date-value="2018-02-11T01:04:31.999995" calcext:value-type="date">
            <text:p>11.02.2018 01:04:32</text:p>
          </table:table-cell>
          <table:table-cell office:value-type="float" office:value="3.893721" calcext:value-type="float">
            <text:p>3,893721</text:p>
          </table:table-cell>
          <table:table-cell office:value-type="float" office:value="63.535515" calcext:value-type="float">
            <text:p>63,535515</text:p>
          </table:table-cell>
          <table:table-cell office:value-type="float" office:value="954.070007" calcext:value-type="float">
            <text:p>954,070007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5" calcext:value-type="float">
            <text:p>241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40]-1/24/6" office:value-type="date" office:date-value="2018-02-11T01:14:31.999996" calcext:value-type="date">
            <text:p>11.02.2018 01:14:32</text:p>
          </table:table-cell>
          <table:table-cell office:value-type="float" office:value="3.738842" calcext:value-type="float">
            <text:p>3,738842</text:p>
          </table:table-cell>
          <table:table-cell office:value-type="float" office:value="63.514153" calcext:value-type="float">
            <text:p>63,514153</text:p>
          </table:table-cell>
          <table:table-cell office:value-type="float" office:value="953.960022" calcext:value-type="float">
            <text:p>953,960022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0.9375" calcext:value-type="float">
            <text:p>240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41]-1/24/6" office:value-type="date" office:date-value="2018-02-11T01:24:31.999996" calcext:value-type="date">
            <text:p>11.02.2018 01:24:32</text:p>
          </table:table-cell>
          <table:table-cell office:value-type="float" office:value="3.64004" calcext:value-type="float">
            <text:p>3,64004</text:p>
          </table:table-cell>
          <table:table-cell office:value-type="float" office:value="63.793392" calcext:value-type="float">
            <text:p>63,793392</text:p>
          </table:table-cell>
          <table:table-cell office:value-type="float" office:value="954.030029" calcext:value-type="float">
            <text:p>954,030029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1875" calcext:value-type="float">
            <text:p>241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42]-1/24/6" office:value-type="date" office:date-value="2018-02-11T01:34:31.999996" calcext:value-type="date">
            <text:p>11.02.2018 01:34:32</text:p>
          </table:table-cell>
          <table:table-cell office:value-type="float" office:value="3.599985" calcext:value-type="float">
            <text:p>3,599985</text:p>
          </table:table-cell>
          <table:table-cell office:value-type="float" office:value="63.915466" calcext:value-type="float">
            <text:p>63,915466</text:p>
          </table:table-cell>
          <table:table-cell office:value-type="float" office:value="953.960022" calcext:value-type="float">
            <text:p>953,960022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43]-1/24/6" office:value-type="date" office:date-value="2018-02-11T01:44:31.999996" calcext:value-type="date">
            <text:p>11.02.2018 01:44:32</text:p>
          </table:table-cell>
          <table:table-cell office:value-type="float" office:value="3.613336" calcext:value-type="float">
            <text:p>3,613336</text:p>
          </table:table-cell>
          <table:table-cell office:value-type="float" office:value="64.02533" calcext:value-type="float">
            <text:p>64,02533</text:p>
          </table:table-cell>
          <table:table-cell office:value-type="float" office:value="953.849976" calcext:value-type="float">
            <text:p>953,849976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25" calcext:value-type="float">
            <text:p>241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44]-1/24/6" office:value-type="date" office:date-value="2018-02-11T01:54:31.999996" calcext:value-type="date">
            <text:p>11.02.2018 01:54:32</text:p>
          </table:table-cell>
          <table:table-cell office:value-type="float" office:value="3.514534" calcext:value-type="float">
            <text:p>3,514534</text:p>
          </table:table-cell>
          <table:table-cell office:value-type="float" office:value="63.974976" calcext:value-type="float">
            <text:p>63,974976</text:p>
          </table:table-cell>
          <table:table-cell office:value-type="float" office:value="953.840027" calcext:value-type="float">
            <text:p>953,840027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45]-1/24/6" office:value-type="date" office:date-value="2018-02-11T02:04:31.999996" calcext:value-type="date">
            <text:p>11.02.2018 02:04:32</text:p>
          </table:table-cell>
          <table:table-cell office:value-type="float" office:value="3.415732" calcext:value-type="float">
            <text:p>3,415732</text:p>
          </table:table-cell>
          <table:table-cell office:value-type="float" office:value="64.46479" calcext:value-type="float">
            <text:p>64,46479</text:p>
          </table:table-cell>
          <table:table-cell office:value-type="float" office:value="953.76001" calcext:value-type="float">
            <text:p>953,76001</text:p>
          </table:table-cell>
          <table:table-cell table:number-columns-repeated="2"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46]-1/24/6" office:value-type="date" office:date-value="2018-02-11T02:14:31.999996" calcext:value-type="date">
            <text:p>11.02.2018 02:14:32</text:p>
          </table:table-cell>
          <table:table-cell office:value-type="float" office:value="3.287556" calcext:value-type="float">
            <text:p>3,287556</text:p>
          </table:table-cell>
          <table:table-cell office:value-type="float" office:value="64.263374" calcext:value-type="float">
            <text:p>64,263374</text:p>
          </table:table-cell>
          <table:table-cell office:value-type="float" office:value="953.719971" calcext:value-type="float">
            <text:p>953,719971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03125" calcext:value-type="float">
            <text:p>241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47]-1/24/6" office:value-type="date" office:date-value="2018-02-11T02:24:31.999996" calcext:value-type="date">
            <text:p>11.02.2018 02:24:32</text:p>
          </table:table-cell>
          <table:table-cell office:value-type="float" office:value="3.274205" calcext:value-type="float">
            <text:p>3,274205</text:p>
          </table:table-cell>
          <table:table-cell office:value-type="float" office:value="64.333565" calcext:value-type="float">
            <text:p>64,333565</text:p>
          </table:table-cell>
          <table:table-cell office:value-type="float" office:value="953.599976" calcext:value-type="float">
            <text:p>953,599976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25" calcext:value-type="float">
            <text:p>241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48]-1/24/6" office:value-type="date" office:date-value="2018-02-11T02:34:31.999996" calcext:value-type="date">
            <text:p>11.02.2018 02:34:32</text:p>
          </table:table-cell>
          <table:table-cell office:value-type="float" office:value="3.119326" calcext:value-type="float">
            <text:p>3,119326</text:p>
          </table:table-cell>
          <table:table-cell office:value-type="float" office:value="65.052261" calcext:value-type="float">
            <text:p>65,052261</text:p>
          </table:table-cell>
          <table:table-cell office:value-type="float" office:value="953.5" calcext:value-type="float">
            <text:p>953,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1875" calcext:value-type="float">
            <text:p>241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49]-1/24/6" office:value-type="date" office:date-value="2018-02-11T02:44:31.999996" calcext:value-type="date">
            <text:p>11.02.2018 02:44:32</text:p>
          </table:table-cell>
          <table:table-cell office:value-type="float" office:value="2.980469" calcext:value-type="float">
            <text:p>2,980469</text:p>
          </table:table-cell>
          <table:table-cell office:value-type="float" office:value="65.290306" calcext:value-type="float">
            <text:p>65,290306</text:p>
          </table:table-cell>
          <table:table-cell office:value-type="float" office:value="953.460022" calcext:value-type="float">
            <text:p>953,460022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25" calcext:value-type="float">
            <text:p>241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50]-1/24/6" office:value-type="date" office:date-value="2018-02-11T02:54:31.999996" calcext:value-type="date">
            <text:p>11.02.2018 02:54:32</text:p>
          </table:table-cell>
          <table:table-cell office:value-type="float" office:value="2.838941" calcext:value-type="float">
            <text:p>2,838941</text:p>
          </table:table-cell>
          <table:table-cell office:value-type="float" office:value="65.535973" calcext:value-type="float">
            <text:p>65,535973</text:p>
          </table:table-cell>
          <table:table-cell office:value-type="float" office:value="953.26001" calcext:value-type="float">
            <text:p>953,26001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51]-1/24/6" office:value-type="date" office:date-value="2018-02-11T03:04:31.999996" calcext:value-type="date">
            <text:p>11.02.2018 03:04:32</text:p>
          </table:table-cell>
          <table:table-cell office:value-type="float" office:value="2.798886" calcext:value-type="float">
            <text:p>2,798886</text:p>
          </table:table-cell>
          <table:table-cell office:value-type="float" office:value="65.44442" calcext:value-type="float">
            <text:p>65,44442</text:p>
          </table:table-cell>
          <table:table-cell office:value-type="float" office:value="953.119995" calcext:value-type="float">
            <text:p>953,119995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52]-1/24/6" office:value-type="date" office:date-value="2018-02-11T03:14:31.999996" calcext:value-type="date">
            <text:p>11.02.2018 03:14:32</text:p>
          </table:table-cell>
          <table:table-cell office:value-type="float" office:value="2.726787" calcext:value-type="float">
            <text:p>2,726787</text:p>
          </table:table-cell>
          <table:table-cell office:value-type="float" office:value="65.375755" calcext:value-type="float">
            <text:p>65,375755</text:p>
          </table:table-cell>
          <table:table-cell office:value-type="float" office:value="952.969971" calcext:value-type="float">
            <text:p>952,969971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53]-1/24/6" office:value-type="date" office:date-value="2018-02-11T03:24:31.999996" calcext:value-type="date">
            <text:p>11.02.2018 03:24:32</text:p>
          </table:table-cell>
          <table:table-cell office:value-type="float" office:value="2.713436" calcext:value-type="float">
            <text:p>2,713436</text:p>
          </table:table-cell>
          <table:table-cell office:value-type="float" office:value="64.969864" calcext:value-type="float">
            <text:p>64,969864</text:p>
          </table:table-cell>
          <table:table-cell office:value-type="float" office:value="952.840027" calcext:value-type="float">
            <text:p>952,840027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54]-1/24/6" office:value-type="date" office:date-value="2018-02-11T03:34:31.999997" calcext:value-type="date">
            <text:p>11.02.2018 03:34:32</text:p>
          </table:table-cell>
          <table:table-cell office:value-type="float" office:value="2.58793" calcext:value-type="float">
            <text:p>2,58793</text:p>
          </table:table-cell>
          <table:table-cell office:value-type="float" office:value="64.457161" calcext:value-type="float">
            <text:p>64,457161</text:p>
          </table:table-cell>
          <table:table-cell office:value-type="float" office:value="952.640015" calcext:value-type="float">
            <text:p>952,64001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1875" calcext:value-type="float">
            <text:p>241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55]-1/24/6" office:value-type="date" office:date-value="2018-02-11T03:44:31.999997" calcext:value-type="date">
            <text:p>11.02.2018 03:44:32</text:p>
          </table:table-cell>
          <table:table-cell office:value-type="float" office:value="2.475776" calcext:value-type="float">
            <text:p>2,475776</text:p>
          </table:table-cell>
          <table:table-cell office:value-type="float" office:value="64.269478" calcext:value-type="float">
            <text:p>64,269478</text:p>
          </table:table-cell>
          <table:table-cell office:value-type="float" office:value="952.48999" calcext:value-type="float">
            <text:p>952,48999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56]-1/24/6" office:value-type="date" office:date-value="2018-02-11T03:54:31.999997" calcext:value-type="date">
            <text:p>11.02.2018 03:54:32</text:p>
          </table:table-cell>
          <table:table-cell office:value-type="float" office:value="2.363622" calcext:value-type="float">
            <text:p>2,363622</text:p>
          </table:table-cell>
          <table:table-cell office:value-type="float" office:value="65.064468" calcext:value-type="float">
            <text:p>65,064468</text:p>
          </table:table-cell>
          <table:table-cell office:value-type="float" office:value="952.320007" calcext:value-type="float">
            <text:p>952,320007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57]-1/24/6" office:value-type="date" office:date-value="2018-02-11T04:04:31.999997" calcext:value-type="date">
            <text:p>11.02.2018 04:04:32</text:p>
          </table:table-cell>
          <table:table-cell office:value-type="float" office:value="2.206073" calcext:value-type="float">
            <text:p>2,206073</text:p>
          </table:table-cell>
          <table:table-cell office:value-type="float" office:value="64.805069" calcext:value-type="float">
            <text:p>64,805069</text:p>
          </table:table-cell>
          <table:table-cell office:value-type="float" office:value="952.22998" calcext:value-type="float">
            <text:p>952,22998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58]-1/24/6" office:value-type="date" office:date-value="2018-02-11T04:14:31.999997" calcext:value-type="date">
            <text:p>11.02.2018 04:14:32</text:p>
          </table:table-cell>
          <table:table-cell office:value-type="float" office:value="2.149996" calcext:value-type="float">
            <text:p>2,149996</text:p>
          </table:table-cell>
          <table:table-cell office:value-type="float" office:value="64.663155" calcext:value-type="float">
            <text:p>64,663155</text:p>
          </table:table-cell>
          <table:table-cell office:value-type="float" office:value="952.179993" calcext:value-type="float">
            <text:p>952,179993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59]-1/24/6" office:value-type="date" office:date-value="2018-02-11T04:24:31.999997" calcext:value-type="date">
            <text:p>11.02.2018 04:24:32</text:p>
          </table:table-cell>
          <table:table-cell office:value-type="float" office:value="1.981766" calcext:value-type="float">
            <text:p>1,981766</text:p>
          </table:table-cell>
          <table:table-cell office:value-type="float" office:value="64.640266" calcext:value-type="float">
            <text:p>64,640266</text:p>
          </table:table-cell>
          <table:table-cell office:value-type="float" office:value="951.969971" calcext:value-type="float">
            <text:p>951,969971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0625" calcext:value-type="float">
            <text:p>241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60]-1/24/6" office:value-type="date" office:date-value="2018-02-11T04:34:31.999997" calcext:value-type="date">
            <text:p>11.02.2018 04:34:32</text:p>
          </table:table-cell>
          <table:table-cell office:value-type="float" office:value="1.882963" calcext:value-type="float">
            <text:p>1,882963</text:p>
          </table:table-cell>
          <table:table-cell office:value-type="float" office:value="65.152969" calcext:value-type="float">
            <text:p>65,152969</text:p>
          </table:table-cell>
          <table:table-cell office:value-type="float" office:value="951.969971" calcext:value-type="float">
            <text:p>951,969971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61]-1/24/6" office:value-type="date" office:date-value="2018-02-11T04:44:31.999997" calcext:value-type="date">
            <text:p>11.02.2018 04:44:32</text:p>
          </table:table-cell>
          <table:table-cell office:value-type="float" office:value="1.85626" calcext:value-type="float">
            <text:p>1,85626</text:p>
          </table:table-cell>
          <table:table-cell office:value-type="float" office:value="65.687035" calcext:value-type="float">
            <text:p>65,687035</text:p>
          </table:table-cell>
          <table:table-cell office:value-type="float" office:value="951.869995" calcext:value-type="float">
            <text:p>951,869995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62]-1/24/6" office:value-type="date" office:date-value="2018-02-11T04:54:31.999997" calcext:value-type="date">
            <text:p>11.02.2018 04:54:32</text:p>
          </table:table-cell>
          <table:table-cell office:value-type="float" office:value="1.925689" calcext:value-type="float">
            <text:p>1,925689</text:p>
          </table:table-cell>
          <table:table-cell office:value-type="float" office:value="66.245514" calcext:value-type="float">
            <text:p>66,245514</text:p>
          </table:table-cell>
          <table:table-cell office:value-type="float" office:value="951.890015" calcext:value-type="float">
            <text:p>951,890015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63]-1/24/6" office:value-type="date" office:date-value="2018-02-11T05:04:31.999997" calcext:value-type="date">
            <text:p>11.02.2018 05:04:32</text:p>
          </table:table-cell>
          <table:table-cell office:value-type="float" office:value="1.995117" calcext:value-type="float">
            <text:p>1,995117</text:p>
          </table:table-cell>
          <table:table-cell office:value-type="float" office:value="66.553749" calcext:value-type="float">
            <text:p>66,553749</text:p>
          </table:table-cell>
          <table:table-cell office:value-type="float" office:value="951.73999" calcext:value-type="float">
            <text:p>951,73999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64]-1/24/6" office:value-type="date" office:date-value="2018-02-11T05:14:31.999997" calcext:value-type="date">
            <text:p>11.02.2018 05:14:32</text:p>
          </table:table-cell>
          <table:table-cell office:value-type="float" office:value="2.051194" calcext:value-type="float">
            <text:p>2,051194</text:p>
          </table:table-cell>
          <table:table-cell office:value-type="float" office:value="66.259254" calcext:value-type="float">
            <text:p>66,259254</text:p>
          </table:table-cell>
          <table:table-cell office:value-type="float" office:value="951.650024" calcext:value-type="float">
            <text:p>951,650024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65]-1/24/6" office:value-type="date" office:date-value="2018-02-11T05:24:31.999997" calcext:value-type="date">
            <text:p>11.02.2018 05:24:32</text:p>
          </table:table-cell>
          <table:table-cell office:value-type="float" office:value="2.051194" calcext:value-type="float">
            <text:p>2,051194</text:p>
          </table:table-cell>
          <table:table-cell office:value-type="float" office:value="65.746544" calcext:value-type="float">
            <text:p>65,746544</text:p>
          </table:table-cell>
          <table:table-cell office:value-type="float" office:value="951.559998" calcext:value-type="float">
            <text:p>951,559998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66]-1/24/6" office:value-type="date" office:date-value="2018-02-11T05:34:31.999997" calcext:value-type="date">
            <text:p>11.02.2018 05:34:32</text:p>
          </table:table-cell>
          <table:table-cell office:value-type="float" office:value="2.067216" calcext:value-type="float">
            <text:p>2,067216</text:p>
          </table:table-cell>
          <table:table-cell office:value-type="float" office:value="65.651939" calcext:value-type="float">
            <text:p>65,651939</text:p>
          </table:table-cell>
          <table:table-cell office:value-type="float" office:value="951.47998" calcext:value-type="float">
            <text:p>951,47998</text:p>
          </table:table-cell>
          <table:table-cell table:number-columns-repeated="2"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67]-1/24/6" office:value-type="date" office:date-value="2018-02-11T05:44:31.999997" calcext:value-type="date">
            <text:p>11.02.2018 05:44:32</text:p>
          </table:table-cell>
          <table:table-cell office:value-type="float" office:value="2.093919" calcext:value-type="float">
            <text:p>2,093919</text:p>
          </table:table-cell>
          <table:table-cell office:value-type="float" office:value="65.226212" calcext:value-type="float">
            <text:p>65,226212</text:p>
          </table:table-cell>
          <table:table-cell office:value-type="float" office:value="951.400024" calcext:value-type="float">
            <text:p>951,400024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68]-1/24/6" office:value-type="date" office:date-value="2018-02-11T05:54:31.999998" calcext:value-type="date">
            <text:p>11.02.2018 05:54:32</text:p>
          </table:table-cell>
          <table:table-cell office:value-type="float" office:value="1.93904" calcext:value-type="float">
            <text:p>1,93904</text:p>
          </table:table-cell>
          <table:table-cell office:value-type="float" office:value="64.844742" calcext:value-type="float">
            <text:p>64,844742</text:p>
          </table:table-cell>
          <table:table-cell office:value-type="float" office:value="951.320007" calcext:value-type="float">
            <text:p>951,320007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69]-1/24/6" office:value-type="date" office:date-value="2018-02-11T06:04:31.999998" calcext:value-type="date">
            <text:p>11.02.2018 06:04:32</text:p>
          </table:table-cell>
          <table:table-cell office:value-type="float" office:value="1.813535" calcext:value-type="float">
            <text:p>1,813535</text:p>
          </table:table-cell>
          <table:table-cell office:value-type="float" office:value="65.046158" calcext:value-type="float">
            <text:p>65,046158</text:p>
          </table:table-cell>
          <table:table-cell office:value-type="float" office:value="951.22998" calcext:value-type="float">
            <text:p>951,22998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70]-1/24/6" office:value-type="date" office:date-value="2018-02-11T06:14:31.999998" calcext:value-type="date">
            <text:p>11.02.2018 06:14:32</text:p>
          </table:table-cell>
          <table:table-cell office:value-type="float" office:value="1.744106" calcext:value-type="float">
            <text:p>1,744106</text:p>
          </table:table-cell>
          <table:table-cell office:value-type="float" office:value="65.531395" calcext:value-type="float">
            <text:p>65,531395</text:p>
          </table:table-cell>
          <table:table-cell office:value-type="float" office:value="951.159973" calcext:value-type="float">
            <text:p>951,159973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71]-1/24/6" office:value-type="date" office:date-value="2018-02-11T06:24:31.999998" calcext:value-type="date">
            <text:p>11.02.2018 06:24:32</text:p>
          </table:table-cell>
          <table:table-cell office:value-type="float" office:value="1.658656" calcext:value-type="float">
            <text:p>1,658656</text:p>
          </table:table-cell>
          <table:table-cell office:value-type="float" office:value="64.757767" calcext:value-type="float">
            <text:p>64,757767</text:p>
          </table:table-cell>
          <table:table-cell office:value-type="float" office:value="951.150024" calcext:value-type="float">
            <text:p>951,150024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72]-1/24/6" office:value-type="date" office:date-value="2018-02-11T06:34:31.999998" calcext:value-type="date">
            <text:p>11.02.2018 06:34:32</text:p>
          </table:table-cell>
          <table:table-cell office:value-type="float" office:value="1.53315" calcext:value-type="float">
            <text:p>1,53315</text:p>
          </table:table-cell>
          <table:table-cell office:value-type="float" office:value="64.827957" calcext:value-type="float">
            <text:p>64,827957</text:p>
          </table:table-cell>
          <table:table-cell office:value-type="float" office:value="950.97998" calcext:value-type="float">
            <text:p>950,97998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5" calcext:value-type="float">
            <text:p>241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73]-1/24/6" office:value-type="date" office:date-value="2018-02-11T06:44:31.999998" calcext:value-type="date">
            <text:p>11.02.2018 06:44:32</text:p>
          </table:table-cell>
          <table:table-cell office:value-type="float" office:value="1.506447" calcext:value-type="float">
            <text:p>1,506447</text:p>
          </table:table-cell>
          <table:table-cell office:value-type="float" office:value="66.068512" calcext:value-type="float">
            <text:p>66,068512</text:p>
          </table:table-cell>
          <table:table-cell office:value-type="float" office:value="950.950012" calcext:value-type="float">
            <text:p>950,950012</text:p>
          </table:table-cell>
          <table:table-cell table:number-columns-repeated="2"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74]-1/24/6" office:value-type="date" office:date-value="2018-02-11T06:54:31.999998" calcext:value-type="date">
            <text:p>11.02.2018 06:54:32</text:p>
          </table:table-cell>
          <table:table-cell office:value-type="float" office:value="1.434348" calcext:value-type="float">
            <text:p>1,434348</text:p>
          </table:table-cell>
          <table:table-cell office:value-type="float" office:value="66.19516" calcext:value-type="float">
            <text:p>66,19516</text:p>
          </table:table-cell>
          <table:table-cell office:value-type="float" office:value="950.909973" calcext:value-type="float">
            <text:p>950,909973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75]-1/24/6" office:value-type="date" office:date-value="2018-02-11T07:04:31.999998" calcext:value-type="date">
            <text:p>11.02.2018 07:04:32</text:p>
          </table:table-cell>
          <table:table-cell office:value-type="float" office:value="1.394293" calcext:value-type="float">
            <text:p>1,394293</text:p>
          </table:table-cell>
          <table:table-cell office:value-type="float" office:value="66.144806" calcext:value-type="float">
            <text:p>66,144806</text:p>
          </table:table-cell>
          <table:table-cell office:value-type="float" office:value="950.840027" calcext:value-type="float">
            <text:p>950,840027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76]-1/24/6" office:value-type="date" office:date-value="2018-02-11T07:14:31.999998" calcext:value-type="date">
            <text:p>11.02.2018 07:14:32</text:p>
          </table:table-cell>
          <table:table-cell office:value-type="float" office:value="1.308843" calcext:value-type="float">
            <text:p>1,308843</text:p>
          </table:table-cell>
          <table:table-cell office:value-type="float" office:value="66.698708" calcext:value-type="float">
            <text:p>66,698708</text:p>
          </table:table-cell>
          <table:table-cell office:value-type="float" office:value="950.780029" calcext:value-type="float">
            <text:p>950,780029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77]-1/24/6" office:value-type="date" office:date-value="2018-02-11T07:24:31.999998" calcext:value-type="date">
            <text:p>11.02.2018 07:24:32</text:p>
          </table:table-cell>
          <table:table-cell office:value-type="float" office:value="1.351568" calcext:value-type="float">
            <text:p>1,351568</text:p>
          </table:table-cell>
          <table:table-cell office:value-type="float" office:value="66.892502" calcext:value-type="float">
            <text:p>66,892502</text:p>
          </table:table-cell>
          <table:table-cell office:value-type="float" office:value="950.690002" calcext:value-type="float">
            <text:p>950,690002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78]-1/24/6" office:value-type="date" office:date-value="2018-02-11T07:34:31.999998" calcext:value-type="date">
            <text:p>11.02.2018 07:34:32</text:p>
          </table:table-cell>
          <table:table-cell office:value-type="float" office:value="1.351568" calcext:value-type="float">
            <text:p>1,351568</text:p>
          </table:table-cell>
          <table:table-cell office:value-type="float" office:value="66.556801" calcext:value-type="float">
            <text:p>66,556801</text:p>
          </table:table-cell>
          <table:table-cell office:value-type="float" office:value="950.640015" calcext:value-type="float">
            <text:p>950,640015</text:p>
          </table:table-cell>
          <table:table-cell table:number-columns-repeated="2"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79]-1/24/6" office:value-type="date" office:date-value="2018-02-11T07:44:31.999998" calcext:value-type="date">
            <text:p>11.02.2018 07:44:32</text:p>
          </table:table-cell>
          <table:table-cell office:value-type="float" office:value="1.295491" calcext:value-type="float">
            <text:p>1,295491</text:p>
          </table:table-cell>
          <table:table-cell office:value-type="float" office:value="67.093918" calcext:value-type="float">
            <text:p>67,093918</text:p>
          </table:table-cell>
          <table:table-cell office:value-type="float" office:value="950.690002" calcext:value-type="float">
            <text:p>950,690002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.125" calcext:value-type="float">
            <text:p>242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80]-1/24/6" office:value-type="date" office:date-value="2018-02-11T07:54:31.999998" calcext:value-type="date">
            <text:p>11.02.2018 07:54:32</text:p>
          </table:table-cell>
          <table:table-cell office:value-type="float" office:value="1.295491" calcext:value-type="float">
            <text:p>1,295491</text:p>
          </table:table-cell>
          <table:table-cell office:value-type="float" office:value="67.275505" calcext:value-type="float">
            <text:p>67,275505</text:p>
          </table:table-cell>
          <table:table-cell office:value-type="float" office:value="950.580017" calcext:value-type="float">
            <text:p>950,580017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81]-1/24/6" office:value-type="date" office:date-value="2018-02-11T08:04:31.999998" calcext:value-type="date">
            <text:p>11.02.2018 08:04:32</text:p>
          </table:table-cell>
          <table:table-cell office:value-type="float" office:value="1.394293" calcext:value-type="float">
            <text:p>1,394293</text:p>
          </table:table-cell>
          <table:table-cell office:value-type="float" office:value="67.696648" calcext:value-type="float">
            <text:p>67,696648</text:p>
          </table:table-cell>
          <table:table-cell office:value-type="float" office:value="950.450012" calcext:value-type="float">
            <text:p>950,450012</text:p>
          </table:table-cell>
          <table:table-cell office:value-type="float" office:value="241.9375" calcext:value-type="float">
            <text:p>241,937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82]-1/24/6" office:value-type="date" office:date-value="2018-02-11T08:14:31.999998" calcext:value-type="date">
            <text:p>11.02.2018 08:14:32</text:p>
          </table:table-cell>
          <table:table-cell office:value-type="float" office:value="1.602579" calcext:value-type="float">
            <text:p>1,602579</text:p>
          </table:table-cell>
          <table:table-cell office:value-type="float" office:value="67.615776" calcext:value-type="float">
            <text:p>67,615776</text:p>
          </table:table-cell>
          <table:table-cell office:value-type="float" office:value="950.289978" calcext:value-type="float">
            <text:p>950,289978</text:p>
          </table:table-cell>
          <table:table-cell table:number-columns-repeated="2" office:value-type="float" office:value="242.28125" calcext:value-type="float">
            <text:p>242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83]-1/24/6" office:value-type="date" office:date-value="2018-02-11T08:24:31.999999" calcext:value-type="date">
            <text:p>11.02.2018 08:24:32</text:p>
          </table:table-cell>
          <table:table-cell office:value-type="float" office:value="1.757458" calcext:value-type="float">
            <text:p>1,757458</text:p>
          </table:table-cell>
          <table:table-cell office:value-type="float" office:value="67.670708" calcext:value-type="float">
            <text:p>67,670708</text:p>
          </table:table-cell>
          <table:table-cell office:value-type="float" office:value="950.320007" calcext:value-type="float">
            <text:p>950,320007</text:p>
          </table:table-cell>
          <table:table-cell office:value-type="float" office:value="241.90625" calcext:value-type="float">
            <text:p>241,90625</text:p>
          </table:table-cell>
          <table:table-cell office:value-type="float" office:value="241.96875" calcext:value-type="float">
            <text:p>241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84]-1/24/6" office:value-type="date" office:date-value="2018-02-11T08:34:31.999999" calcext:value-type="date">
            <text:p>11.02.2018 08:34:32</text:p>
          </table:table-cell>
          <table:table-cell office:value-type="float" office:value="1.93904" calcext:value-type="float">
            <text:p>1,93904</text:p>
          </table:table-cell>
          <table:table-cell office:value-type="float" office:value="67.573051" calcext:value-type="float">
            <text:p>67,573051</text:p>
          </table:table-cell>
          <table:table-cell office:value-type="float" office:value="950.150024" calcext:value-type="float">
            <text:p>950,150024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85]-1/24/6" office:value-type="date" office:date-value="2018-02-11T08:44:31.999999" calcext:value-type="date">
            <text:p>11.02.2018 08:44:32</text:p>
          </table:table-cell>
          <table:table-cell office:value-type="float" office:value="2.334249" calcext:value-type="float">
            <text:p>2,334249</text:p>
          </table:table-cell>
          <table:table-cell office:value-type="float" office:value="68.018616" calcext:value-type="float">
            <text:p>68,018616</text:p>
          </table:table-cell>
          <table:table-cell office:value-type="float" office:value="949.97998" calcext:value-type="float">
            <text:p>949,97998</text:p>
          </table:table-cell>
          <table:table-cell office:value-type="float" office:value="242.21875" calcext:value-type="float">
            <text:p>242,21875</text:p>
          </table:table-cell>
          <table:table-cell office:value-type="float" office:value="242.25" calcext:value-type="float">
            <text:p>242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86]-1/24/6" office:value-type="date" office:date-value="2018-02-11T08:54:31.999999" calcext:value-type="date">
            <text:p>11.02.2018 08:54:32</text:p>
          </table:table-cell>
          <table:table-cell office:value-type="float" office:value="3.049897" calcext:value-type="float">
            <text:p>3,049897</text:p>
          </table:table-cell>
          <table:table-cell office:value-type="float" office:value="66.919968" calcext:value-type="float">
            <text:p>66,919968</text:p>
          </table:table-cell>
          <table:table-cell office:value-type="float" office:value="949.859985" calcext:value-type="float">
            <text:p>949,859985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15625" calcext:value-type="float">
            <text:p>242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87]-1/24/6" office:value-type="date" office:date-value="2018-02-11T09:04:31.999999" calcext:value-type="date">
            <text:p>11.02.2018 09:04:32</text:p>
          </table:table-cell>
          <table:table-cell office:value-type="float" office:value="3.669413" calcext:value-type="float">
            <text:p>3,669413</text:p>
          </table:table-cell>
          <table:table-cell office:value-type="float" office:value="64.936295" calcext:value-type="float">
            <text:p>64,936295</text:p>
          </table:table-cell>
          <table:table-cell office:value-type="float" office:value="949.820007" calcext:value-type="float">
            <text:p>949,820007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.1875" calcext:value-type="float">
            <text:p>242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88]-1/24/6" office:value-type="date" office:date-value="2018-02-11T09:14:31.999999" calcext:value-type="date">
            <text:p>11.02.2018 09:14:32</text:p>
          </table:table-cell>
          <table:table-cell office:value-type="float" office:value="4.019227" calcext:value-type="float">
            <text:p>4,019227</text:p>
          </table:table-cell>
          <table:table-cell office:value-type="float" office:value="62.058441" calcext:value-type="float">
            <text:p>62,058441</text:p>
          </table:table-cell>
          <table:table-cell office:value-type="float" office:value="949.690002" calcext:value-type="float">
            <text:p>949,690002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89]-1/24/6" office:value-type="date" office:date-value="2018-02-11T09:24:31.999999" calcext:value-type="date">
            <text:p>11.02.2018 09:24:32</text:p>
          </table:table-cell>
          <table:table-cell office:value-type="float" office:value="4.270237" calcext:value-type="float">
            <text:p>4,270237</text:p>
          </table:table-cell>
          <table:table-cell office:value-type="float" office:value="62.529945" calcext:value-type="float">
            <text:p>62,529945</text:p>
          </table:table-cell>
          <table:table-cell office:value-type="float" office:value="949.570007" calcext:value-type="float">
            <text:p>949,570007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.125" calcext:value-type="float">
            <text:p>242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90]-1/24/6" office:value-type="date" office:date-value="2018-02-11T09:34:31.999999" calcext:value-type="date">
            <text:p>11.02.2018 09:34:32</text:p>
          </table:table-cell>
          <table:table-cell office:value-type="float" office:value="5.001907" calcext:value-type="float">
            <text:p>5,001907</text:p>
          </table:table-cell>
          <table:table-cell office:value-type="float" office:value="60.502022" calcext:value-type="float">
            <text:p>60,502022</text:p>
          </table:table-cell>
          <table:table-cell office:value-type="float" office:value="949.450012" calcext:value-type="float">
            <text:p>949,450012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91]-1/24/6" office:value-type="date" office:date-value="2018-02-11T09:44:31.999999" calcext:value-type="date">
            <text:p>11.02.2018 09:44:32</text:p>
          </table:table-cell>
          <table:table-cell office:value-type="float" office:value="5.242237" calcext:value-type="float">
            <text:p>5,242237</text:p>
          </table:table-cell>
          <table:table-cell office:value-type="float" office:value="57.279316" calcext:value-type="float">
            <text:p>57,279316</text:p>
          </table:table-cell>
          <table:table-cell office:value-type="float" office:value="949.150024" calcext:value-type="float">
            <text:p>949,150024</text:p>
          </table:table-cell>
          <table:table-cell office:value-type="float" office:value="241" calcext:value-type="float">
            <text:p>241</text:p>
          </table:table-cell>
          <table:table-cell office:value-type="float" office:value="240.90625" calcext:value-type="float">
            <text:p>240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92]-1/24/6" office:value-type="date" office:date-value="2018-02-11T09:54:31.999999" calcext:value-type="date">
            <text:p>11.02.2018 09:54:32</text:p>
          </table:table-cell>
          <table:table-cell office:value-type="float" office:value="5.535973" calcext:value-type="float">
            <text:p>5,535973</text:p>
          </table:table-cell>
          <table:table-cell office:value-type="float" office:value="58.377968" calcext:value-type="float">
            <text:p>58,377968</text:p>
          </table:table-cell>
          <table:table-cell office:value-type="float" office:value="949.02002" calcext:value-type="float">
            <text:p>949,02002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93]-1/24/6" office:value-type="date" office:date-value="2018-02-11T10:04:31.999999" calcext:value-type="date">
            <text:p>11.02.2018 10:04:32</text:p>
          </table:table-cell>
          <table:table-cell office:value-type="float" office:value="5.957885" calcext:value-type="float">
            <text:p>5,957885</text:p>
          </table:table-cell>
          <table:table-cell office:value-type="float" office:value="58.522926" calcext:value-type="float">
            <text:p>58,522926</text:p>
          </table:table-cell>
          <table:table-cell office:value-type="float" office:value="948.919983" calcext:value-type="float">
            <text:p>948,919983</text:p>
          </table:table-cell>
          <table:table-cell office:value-type="float" office:value="242.40625" calcext:value-type="float">
            <text:p>242,40625</text:p>
          </table:table-cell>
          <table:table-cell office:value-type="float" office:value="242.5625" calcext:value-type="float">
            <text:p>242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94]-1/24/6" office:value-type="date" office:date-value="2018-02-11T10:14:31.999999" calcext:value-type="date">
            <text:p>11.02.2018 10:14:32</text:p>
          </table:table-cell>
          <table:table-cell office:value-type="float" office:value="6.350423" calcext:value-type="float">
            <text:p>6,350423</text:p>
          </table:table-cell>
          <table:table-cell office:value-type="float" office:value="52.750439" calcext:value-type="float">
            <text:p>52,750439</text:p>
          </table:table-cell>
          <table:table-cell office:value-type="float" office:value="948.830017" calcext:value-type="float">
            <text:p>948,830017</text:p>
          </table:table-cell>
          <table:table-cell office:value-type="float" office:value="239.71875" calcext:value-type="float">
            <text:p>239,71875</text:p>
          </table:table-cell>
          <table:table-cell office:value-type="float" office:value="239.75" calcext:value-type="float">
            <text:p>239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95]-1/24/6" office:value-type="date" office:date-value="2018-02-11T10:24:31.999999" calcext:value-type="date">
            <text:p>11.02.2018 10:24:32</text:p>
          </table:table-cell>
          <table:table-cell office:value-type="float" office:value="6.251621" calcext:value-type="float">
            <text:p>6,251621</text:p>
          </table:table-cell>
          <table:table-cell office:value-type="float" office:value="53.20821" calcext:value-type="float">
            <text:p>53,20821</text:p>
          </table:table-cell>
          <table:table-cell office:value-type="float" office:value="948.530029" calcext:value-type="float">
            <text:p>948,530029</text:p>
          </table:table-cell>
          <table:table-cell office:value-type="float" office:value="241" calcext:value-type="float">
            <text:p>241</text:p>
          </table:table-cell>
          <table:table-cell office:value-type="float" office:value="240.96875" calcext:value-type="float">
            <text:p>240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96]-1/24/6" office:value-type="date" office:date-value="2018-02-11T10:34:31.999999" calcext:value-type="date">
            <text:p>11.02.2018 10:34:32</text:p>
          </table:table-cell>
          <table:table-cell office:value-type="float" office:value="6.788357" calcext:value-type="float">
            <text:p>6,788357</text:p>
          </table:table-cell>
          <table:table-cell office:value-type="float" office:value="52.544441" calcext:value-type="float">
            <text:p>52,544441</text:p>
          </table:table-cell>
          <table:table-cell office:value-type="float" office:value="948.219971" calcext:value-type="float">
            <text:p>948,219971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97]-1/24/6" office:value-type="date" office:date-value="2018-02-11T10:44:32" calcext:value-type="date">
            <text:p>11.02.2018 10:44:32</text:p>
          </table:table-cell>
          <table:table-cell office:value-type="float" office:value="7.250324" calcext:value-type="float">
            <text:p>7,250324</text:p>
          </table:table-cell>
          <table:table-cell office:value-type="float" office:value="50.307468" calcext:value-type="float">
            <text:p>50,307468</text:p>
          </table:table-cell>
          <table:table-cell office:value-type="float" office:value="948.159973" calcext:value-type="float">
            <text:p>948,159973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0625" calcext:value-type="float">
            <text:p>241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0</text:p>
          </table:table-cell>
          <table:table-cell table:style-name="ce2" office:value-type="string" calcext:value-type="string">
            <text:p>12:28:53</text:p>
          </table:table-cell>
          <table:table-cell table:formula="of:=[.C698]-1/24/6" office:value-type="date" office:date-value="2018-02-11T10:54:32" calcext:value-type="date">
            <text:p>11.02.2018 10:54:32</text:p>
          </table:table-cell>
          <table:table-cell office:value-type="float" office:value="8.569467" calcext:value-type="float">
            <text:p>8,569467</text:p>
          </table:table-cell>
          <table:table-cell office:value-type="float" office:value="50.742352" calcext:value-type="float">
            <text:p>50,742352</text:p>
          </table:table-cell>
          <table:table-cell office:value-type="float" office:value="948.059998" calcext:value-type="float">
            <text:p>948,059998</text:p>
          </table:table-cell>
          <table:table-cell office:value-type="float" office:value="244.3125" calcext:value-type="float">
            <text:p>244,3125</text:p>
          </table:table-cell>
          <table:table-cell office:value-type="float" office:value="244.15625" calcext:value-type="float">
            <text:p>244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1:04:25</text:p>
          </table:table-cell>
          <table:table-cell table:formula="of:=[.C699]-1/24/6" office:value-type="date" office:date-value="2018-02-11T11:04:32" calcext:value-type="date">
            <text:p>11.02.2018 11:04:32</text:p>
          </table:table-cell>
          <table:table-cell office:value-type="float" office:value="9.370565" calcext:value-type="float">
            <text:p>9,370565</text:p>
          </table:table-cell>
          <table:table-cell office:value-type="float" office:value="45.412376" calcext:value-type="float">
            <text:p>45,412376</text:p>
          </table:table-cell>
          <table:table-cell office:value-type="float" office:value="948.109985" calcext:value-type="float">
            <text:p>948,109985</text:p>
          </table:table-cell>
          <table:table-cell office:value-type="float" office:value="240.25" calcext:value-type="float">
            <text:p>240,25</text:p>
          </table:table-cell>
          <table:table-cell office:value-type="float" office:value="240.15625" calcext:value-type="float">
            <text:p>240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1:14:32</text:p>
          </table:table-cell>
          <table:table-cell table:style-name="ce5" table:formula="of:=DATEVALUE([.A699])+TIMEVALUE([.B699])" office:value-type="date" office:date-value="2018-02-11T11:14:32" calcext:value-type="date">
            <text:p>11.02.2018 11:14:32</text:p>
          </table:table-cell>
          <table:table-cell office:value-type="float" office:value="9.749752" calcext:value-type="float">
            <text:p>9,749752</text:p>
          </table:table-cell>
          <table:table-cell office:value-type="float" office:value="42.665752" calcext:value-type="float">
            <text:p>42,665752</text:p>
          </table:table-cell>
          <table:table-cell office:value-type="float" office:value="948.01001" calcext:value-type="float">
            <text:p>948,01001</text:p>
          </table:table-cell>
          <table:table-cell office:value-type="float" office:value="238.1875" calcext:value-type="float">
            <text:p>238,1875</text:p>
          </table:table-cell>
          <table:table-cell office:value-type="float" office:value="238.0625" calcext:value-type="float">
            <text:p>238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1:24:33</text:p>
          </table:table-cell>
          <table:table-cell table:formula="of:=[.C699]+1/24/6" office:value-type="date" office:date-value="2018-02-11T11:24:32" calcext:value-type="date">
            <text:p>11.02.2018 11:24:32</text:p>
          </table:table-cell>
          <table:table-cell office:value-type="float" office:value="9.146257" calcext:value-type="float">
            <text:p>9,146257</text:p>
          </table:table-cell>
          <table:table-cell office:value-type="float" office:value="43.320362" calcext:value-type="float">
            <text:p>43,320362</text:p>
          </table:table-cell>
          <table:table-cell office:value-type="float" office:value="947.880005" calcext:value-type="float">
            <text:p>947,880005</text:p>
          </table:table-cell>
          <table:table-cell office:value-type="float" office:value="239.03125" calcext:value-type="float">
            <text:p>239,03125</text:p>
          </table:table-cell>
          <table:table-cell office:value-type="float" office:value="238.9375" calcext:value-type="float">
            <text:p>238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1:34:34</text:p>
          </table:table-cell>
          <table:table-cell table:formula="of:=[.C700]+1/24/6" office:value-type="date" office:date-value="2018-02-11T11:34:32" calcext:value-type="date">
            <text:p>11.02.2018 11:34:32</text:p>
          </table:table-cell>
          <table:table-cell office:value-type="float" office:value="8.793775" calcext:value-type="float">
            <text:p>8,793775</text:p>
          </table:table-cell>
          <table:table-cell office:value-type="float" office:value="45.084305" calcext:value-type="float">
            <text:p>45,084305</text:p>
          </table:table-cell>
          <table:table-cell office:value-type="float" office:value="947.809998" calcext:value-type="float">
            <text:p>947,809998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375" calcext:value-type="float">
            <text:p>240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1:44:35</text:p>
          </table:table-cell>
          <table:table-cell table:formula="of:=[.C701]+1/24/6" office:value-type="date" office:date-value="2018-02-11T11:44:32" calcext:value-type="date">
            <text:p>11.02.2018 11:44:32</text:p>
          </table:table-cell>
          <table:table-cell office:value-type="float" office:value="9.314488" calcext:value-type="float">
            <text:p>9,314488</text:p>
          </table:table-cell>
          <table:table-cell office:value-type="float" office:value="45.16518" calcext:value-type="float">
            <text:p>45,16518</text:p>
          </table:table-cell>
          <table:table-cell office:value-type="float" office:value="947.659973" calcext:value-type="float">
            <text:p>947,659973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1:54:36</text:p>
          </table:table-cell>
          <table:table-cell table:formula="of:=[.C702]+1/24/6" office:value-type="date" office:date-value="2018-02-11T11:54:32" calcext:value-type="date">
            <text:p>11.02.2018 11:54:32</text:p>
          </table:table-cell>
          <table:table-cell office:value-type="float" office:value="9.442664" calcext:value-type="float">
            <text:p>9,442664</text:p>
          </table:table-cell>
          <table:table-cell office:value-type="float" office:value="43.747616" calcext:value-type="float">
            <text:p>43,747616</text:p>
          </table:table-cell>
          <table:table-cell office:value-type="float" office:value="947.609985" calcext:value-type="float">
            <text:p>947,609985</text:p>
          </table:table-cell>
          <table:table-cell office:value-type="float" office:value="240.40625" calcext:value-type="float">
            <text:p>240,40625</text:p>
          </table:table-cell>
          <table:table-cell office:value-type="float" office:value="240.5" calcext:value-type="float">
            <text:p>240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2:04:37</text:p>
          </table:table-cell>
          <table:table-cell table:formula="of:=[.C703]+1/24/6" office:value-type="date" office:date-value="2018-02-11T12:04:32" calcext:value-type="date">
            <text:p>11.02.2018 12:04:32</text:p>
          </table:table-cell>
          <table:table-cell office:value-type="float" office:value="9.231709" calcext:value-type="float">
            <text:p>9,231709</text:p>
          </table:table-cell>
          <table:table-cell office:value-type="float" office:value="44.823376" calcext:value-type="float">
            <text:p>44,823376</text:p>
          </table:table-cell>
          <table:table-cell office:value-type="float" office:value="947.390015" calcext:value-type="float">
            <text:p>947,390015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875" calcext:value-type="float">
            <text:p>240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2:14:38</text:p>
          </table:table-cell>
          <table:table-cell table:formula="of:=[.C704]+1/24/6" office:value-type="date" office:date-value="2018-02-11T12:14:32" calcext:value-type="date">
            <text:p>11.02.2018 12:14:32</text:p>
          </table:table-cell>
          <table:table-cell office:value-type="float" office:value="9.608225" calcext:value-type="float">
            <text:p>9,608225</text:p>
          </table:table-cell>
          <table:table-cell office:value-type="float" office:value="43.669796" calcext:value-type="float">
            <text:p>43,669796</text:p>
          </table:table-cell>
          <table:table-cell office:value-type="float" office:value="947.169983" calcext:value-type="float">
            <text:p>947,169983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40.21875" calcext:value-type="float">
            <text:p>240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2:24:39</text:p>
          </table:table-cell>
          <table:table-cell table:formula="of:=[.C705]+1/24/6" office:value-type="date" office:date-value="2018-02-11T12:24:32" calcext:value-type="date">
            <text:p>11.02.2018 12:24:32</text:p>
          </table:table-cell>
          <table:table-cell office:value-type="float" office:value="9.624247" calcext:value-type="float">
            <text:p>9,624247</text:p>
          </table:table-cell>
          <table:table-cell office:value-type="float" office:value="43.408867" calcext:value-type="float">
            <text:p>43,408867</text:p>
          </table:table-cell>
          <table:table-cell office:value-type="float" office:value="947.23999" calcext:value-type="float">
            <text:p>947,23999</text:p>
          </table:table-cell>
          <table:table-cell office:value-type="float" office:value="240.03125" calcext:value-type="float">
            <text:p>240,03125</text:p>
          </table:table-cell>
          <table:table-cell office:value-type="float" office:value="240.15625" calcext:value-type="float">
            <text:p>240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2:34:40</text:p>
          </table:table-cell>
          <table:table-cell table:formula="of:=[.C706]+1/24/6" office:value-type="date" office:date-value="2018-02-11T12:34:32" calcext:value-type="date">
            <text:p>11.02.2018 12:34:32</text:p>
          </table:table-cell>
          <table:table-cell office:value-type="float" office:value="9.624247" calcext:value-type="float">
            <text:p>9,624247</text:p>
          </table:table-cell>
          <table:table-cell office:value-type="float" office:value="43.608757" calcext:value-type="float">
            <text:p>43,608757</text:p>
          </table:table-cell>
          <table:table-cell office:value-type="float" office:value="947.179993" calcext:value-type="float">
            <text:p>947,179993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40.21875" calcext:value-type="float">
            <text:p>240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2:44:41</text:p>
          </table:table-cell>
          <table:table-cell table:formula="of:=[.C707]+1/24/6" office:value-type="date" office:date-value="2018-02-11T12:44:32" calcext:value-type="date">
            <text:p>11.02.2018 12:44:32</text:p>
          </table:table-cell>
          <table:table-cell office:value-type="float" office:value="9.370565" calcext:value-type="float">
            <text:p>9,370565</text:p>
          </table:table-cell>
          <table:table-cell office:value-type="float" office:value="43.619438" calcext:value-type="float">
            <text:p>43,619438</text:p>
          </table:table-cell>
          <table:table-cell office:value-type="float" office:value="947.140015" calcext:value-type="float">
            <text:p>947,140015</text:p>
          </table:table-cell>
          <table:table-cell office:value-type="float" office:value="240.875" calcext:value-type="float">
            <text:p>240,875</text:p>
          </table:table-cell>
          <table:table-cell office:value-type="float" office:value="240.8125" calcext:value-type="float">
            <text:p>240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2:54:42</text:p>
          </table:table-cell>
          <table:table-cell table:formula="of:=[.C708]+1/24/6" office:value-type="date" office:date-value="2018-02-11T12:54:32" calcext:value-type="date">
            <text:p>11.02.2018 12:54:32</text:p>
          </table:table-cell>
          <table:table-cell office:value-type="float" office:value="9.175632" calcext:value-type="float">
            <text:p>9,175632</text:p>
          </table:table-cell>
          <table:table-cell office:value-type="float" office:value="44.103149" calcext:value-type="float">
            <text:p>44,103149</text:p>
          </table:table-cell>
          <table:table-cell office:value-type="float" office:value="946.849976" calcext:value-type="float">
            <text:p>946,849976</text:p>
          </table:table-cell>
          <table:table-cell office:value-type="float" office:value="239.0625" calcext:value-type="float">
            <text:p>239,0625</text:p>
          </table:table-cell>
          <table:table-cell office:value-type="float" office:value="239" calcext:value-type="float">
            <text:p>2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3:04:42</text:p>
          </table:table-cell>
          <table:table-cell table:formula="of:=[.C709]+1/24/6" office:value-type="date" office:date-value="2018-02-11T13:04:32.000001" calcext:value-type="date">
            <text:p>11.02.2018 13:04:32</text:p>
          </table:table-cell>
          <table:table-cell office:value-type="float" office:value="9.357214" calcext:value-type="float">
            <text:p>9,357214</text:p>
          </table:table-cell>
          <table:table-cell office:value-type="float" office:value="45.922028" calcext:value-type="float">
            <text:p>45,922028</text:p>
          </table:table-cell>
          <table:table-cell office:value-type="float" office:value="946.789978" calcext:value-type="float">
            <text:p>946,789978</text:p>
          </table:table-cell>
          <table:table-cell office:value-type="float" office:value="239.15625" calcext:value-type="float">
            <text:p>239,15625</text:p>
          </table:table-cell>
          <table:table-cell office:value-type="float" office:value="239.09375" calcext:value-type="float">
            <text:p>239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3:14:45</text:p>
          </table:table-cell>
          <table:table-cell table:formula="of:=[.C710]+1/24/6" office:value-type="date" office:date-value="2018-02-11T13:14:32.000001" calcext:value-type="date">
            <text:p>11.02.2018 13:14:32</text:p>
          </table:table-cell>
          <table:table-cell office:value-type="float" office:value="8.978027" calcext:value-type="float">
            <text:p>8,978027</text:p>
          </table:table-cell>
          <table:table-cell office:value-type="float" office:value="48.644238" calcext:value-type="float">
            <text:p>48,644238</text:p>
          </table:table-cell>
          <table:table-cell office:value-type="float" office:value="946.640015" calcext:value-type="float">
            <text:p>946,640015</text:p>
          </table:table-cell>
          <table:table-cell table:number-columns-repeated="2" office:value-type="float" office:value="239.375" calcext:value-type="float">
            <text:p>239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3:24:45</text:p>
          </table:table-cell>
          <table:table-cell table:formula="of:=[.C711]+1/24/6" office:value-type="date" office:date-value="2018-02-11T13:24:32.000001" calcext:value-type="date">
            <text:p>11.02.2018 13:24:32</text:p>
          </table:table-cell>
          <table:table-cell office:value-type="float" office:value="9.343863" calcext:value-type="float">
            <text:p>9,343863</text:p>
          </table:table-cell>
          <table:table-cell office:value-type="float" office:value="48.677807" calcext:value-type="float">
            <text:p>48,677807</text:p>
          </table:table-cell>
          <table:table-cell office:value-type="float" office:value="946.48999" calcext:value-type="float">
            <text:p>946,48999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3:34:46</text:p>
          </table:table-cell>
          <table:table-cell table:formula="of:=[.C712]+1/24/6" office:value-type="date" office:date-value="2018-02-11T13:34:32.000001" calcext:value-type="date">
            <text:p>11.02.2018 13:34:32</text:p>
          </table:table-cell>
          <table:table-cell office:value-type="float" office:value="9.525444" calcext:value-type="float">
            <text:p>9,525444</text:p>
          </table:table-cell>
          <table:table-cell office:value-type="float" office:value="48.654919" calcext:value-type="float">
            <text:p>48,654919</text:p>
          </table:table-cell>
          <table:table-cell office:value-type="float" office:value="946.409973" calcext:value-type="float">
            <text:p>946,409973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2.40625" calcext:value-type="float">
            <text:p>242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3:44:47</text:p>
          </table:table-cell>
          <table:table-cell table:formula="of:=[.C713]+1/24/6" office:value-type="date" office:date-value="2018-02-11T13:44:32.000001" calcext:value-type="date">
            <text:p>11.02.2018 13:44:32</text:p>
          </table:table-cell>
          <table:table-cell office:value-type="float" office:value="9.469368" calcext:value-type="float">
            <text:p>9,469368</text:p>
          </table:table-cell>
          <table:table-cell office:value-type="float" office:value="49.167622" calcext:value-type="float">
            <text:p>49,167622</text:p>
          </table:table-cell>
          <table:table-cell office:value-type="float" office:value="946.289978" calcext:value-type="float">
            <text:p>946,289978</text:p>
          </table:table-cell>
          <table:table-cell office:value-type="float" office:value="239.28125" calcext:value-type="float">
            <text:p>239,28125</text:p>
          </table:table-cell>
          <table:table-cell office:value-type="float" office:value="239.21875" calcext:value-type="float">
            <text:p>239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3:54:49</text:p>
          </table:table-cell>
          <table:table-cell table:formula="of:=[.C714]+1/24/6" office:value-type="date" office:date-value="2018-02-11T13:54:32.000001" calcext:value-type="date">
            <text:p>11.02.2018 13:54:32</text:p>
          </table:table-cell>
          <table:table-cell office:value-type="float" office:value="9.456016" calcext:value-type="float">
            <text:p>9,456016</text:p>
          </table:table-cell>
          <table:table-cell office:value-type="float" office:value="50.614174" calcext:value-type="float">
            <text:p>50,614174</text:p>
          </table:table-cell>
          <table:table-cell office:value-type="float" office:value="946.059998" calcext:value-type="float">
            <text:p>946,059998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4:04:50</text:p>
          </table:table-cell>
          <table:table-cell table:formula="of:=[.C715]+1/24/6" office:value-type="date" office:date-value="2018-02-11T14:04:32.000001" calcext:value-type="date">
            <text:p>11.02.2018 14:04:32</text:p>
          </table:table-cell>
          <table:table-cell office:value-type="float" office:value="9.370565" calcext:value-type="float">
            <text:p>9,370565</text:p>
          </table:table-cell>
          <table:table-cell office:value-type="float" office:value="51.454948" calcext:value-type="float">
            <text:p>51,454948</text:p>
          </table:table-cell>
          <table:table-cell office:value-type="float" office:value="946.049988" calcext:value-type="float">
            <text:p>946,049988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.125" calcext:value-type="float">
            <text:p>241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4:14:51</text:p>
          </table:table-cell>
          <table:table-cell table:formula="of:=[.C716]+1/24/6" office:value-type="date" office:date-value="2018-02-11T14:14:32.000001" calcext:value-type="date">
            <text:p>11.02.2018 14:14:32</text:p>
          </table:table-cell>
          <table:table-cell office:value-type="float" office:value="9.525444" calcext:value-type="float">
            <text:p>9,525444</text:p>
          </table:table-cell>
          <table:table-cell office:value-type="float" office:value="51.396965" calcext:value-type="float">
            <text:p>51,396965</text:p>
          </table:table-cell>
          <table:table-cell office:value-type="float" office:value="946.039978" calcext:value-type="float">
            <text:p>946,039978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75" calcext:value-type="float">
            <text:p>240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4:24:52</text:p>
          </table:table-cell>
          <table:table-cell table:formula="of:=[.C717]+1/24/6" office:value-type="date" office:date-value="2018-02-11T14:24:32.000001" calcext:value-type="date">
            <text:p>11.02.2018 14:24:32</text:p>
          </table:table-cell>
          <table:table-cell office:value-type="float" office:value="9.456016" calcext:value-type="float">
            <text:p>9,456016</text:p>
          </table:table-cell>
          <table:table-cell office:value-type="float" office:value="52.381172" calcext:value-type="float">
            <text:p>52,381172</text:p>
          </table:table-cell>
          <table:table-cell office:value-type="float" office:value="946.059998" calcext:value-type="float">
            <text:p>946,059998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4:34:53</text:p>
          </table:table-cell>
          <table:table-cell table:formula="of:=[.C718]+1/24/6" office:value-type="date" office:date-value="2018-02-11T14:34:32.000001" calcext:value-type="date">
            <text:p>11.02.2018 14:34:32</text:p>
          </table:table-cell>
          <table:table-cell office:value-type="float" office:value="9.202334" calcext:value-type="float">
            <text:p>9,202334</text:p>
          </table:table-cell>
          <table:table-cell office:value-type="float" office:value="53.067825" calcext:value-type="float">
            <text:p>53,067825</text:p>
          </table:table-cell>
          <table:table-cell office:value-type="float" office:value="946.109985" calcext:value-type="float">
            <text:p>946,109985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4:44:54</text:p>
          </table:table-cell>
          <table:table-cell table:formula="of:=[.C719]+1/24/6" office:value-type="date" office:date-value="2018-02-11T14:44:32.000001" calcext:value-type="date">
            <text:p>11.02.2018 14:44:32</text:p>
          </table:table-cell>
          <table:table-cell office:value-type="float" office:value="9.132906" calcext:value-type="float">
            <text:p>9,132906</text:p>
          </table:table-cell>
          <table:table-cell office:value-type="float" office:value="55.657284" calcext:value-type="float">
            <text:p>55,657284</text:p>
          </table:table-cell>
          <table:table-cell office:value-type="float" office:value="946.01001" calcext:value-type="float">
            <text:p>946,01001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4:54:55</text:p>
          </table:table-cell>
          <table:table-cell table:formula="of:=[.C720]+1/24/6" office:value-type="date" office:date-value="2018-02-11T14:54:32.000001" calcext:value-type="date">
            <text:p>11.02.2018 14:54:32</text:p>
          </table:table-cell>
          <table:table-cell office:value-type="float" office:value="8.793775" calcext:value-type="float">
            <text:p>8,793775</text:p>
          </table:table-cell>
          <table:table-cell office:value-type="float" office:value="57.82864" calcext:value-type="float">
            <text:p>57,82864</text:p>
          </table:table-cell>
          <table:table-cell office:value-type="float" office:value="946.030029" calcext:value-type="float">
            <text:p>946,030029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84375" calcext:value-type="float">
            <text:p>240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5:04:56</text:p>
          </table:table-cell>
          <table:table-cell table:formula="of:=[.C721]+1/24/6" office:value-type="date" office:date-value="2018-02-11T15:04:32.000001" calcext:value-type="date">
            <text:p>11.02.2018 15:04:32</text:p>
          </table:table-cell>
          <table:table-cell office:value-type="float" office:value="8.486687" calcext:value-type="float">
            <text:p>8,486687</text:p>
          </table:table-cell>
          <table:table-cell office:value-type="float" office:value="58.907455" calcext:value-type="float">
            <text:p>58,907455</text:p>
          </table:table-cell>
          <table:table-cell office:value-type="float" office:value="946.02002" calcext:value-type="float">
            <text:p>946,02002</text:p>
          </table:table-cell>
          <table:table-cell table:number-columns-repeated="2" office:value-type="float" office:value="239.03125" calcext:value-type="float">
            <text:p>239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5:14:57</text:p>
          </table:table-cell>
          <table:table-cell table:formula="of:=[.C722]+1/24/6" office:value-type="date" office:date-value="2018-02-11T15:14:32.000001" calcext:value-type="date">
            <text:p>11.02.2018 15:14:32</text:p>
          </table:table-cell>
          <table:table-cell office:value-type="float" office:value="8.206302" calcext:value-type="float">
            <text:p>8,206302</text:p>
          </table:table-cell>
          <table:table-cell office:value-type="float" office:value="60.807201" calcext:value-type="float">
            <text:p>60,807201</text:p>
          </table:table-cell>
          <table:table-cell office:value-type="float" office:value="946.080017" calcext:value-type="float">
            <text:p>946,080017</text:p>
          </table:table-cell>
          <table:table-cell office:value-type="float" office:value="240.34375" calcext:value-type="float">
            <text:p>240,34375</text:p>
          </table:table-cell>
          <table:table-cell office:value-type="float" office:value="240.46875" calcext:value-type="float">
            <text:p>240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5:24:58</text:p>
          </table:table-cell>
          <table:table-cell table:formula="of:=[.C723]+1/24/6" office:value-type="date" office:date-value="2018-02-11T15:24:32.000001" calcext:value-type="date">
            <text:p>11.02.2018 15:24:32</text:p>
          </table:table-cell>
          <table:table-cell office:value-type="float" office:value="8.120852" calcext:value-type="float">
            <text:p>8,120852</text:p>
          </table:table-cell>
          <table:table-cell office:value-type="float" office:value="61.763943" calcext:value-type="float">
            <text:p>61,763943</text:p>
          </table:table-cell>
          <table:table-cell office:value-type="float" office:value="946.030029" calcext:value-type="float">
            <text:p>946,030029</text:p>
          </table:table-cell>
          <table:table-cell office:value-type="float" office:value="240.28125" calcext:value-type="float">
            <text:p>240,28125</text:p>
          </table:table-cell>
          <table:table-cell office:value-type="float" office:value="240.46875" calcext:value-type="float">
            <text:p>240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5:34:59</text:p>
          </table:table-cell>
          <table:table-cell table:formula="of:=[.C724]+1/24/6" office:value-type="date" office:date-value="2018-02-11T15:34:32.000002" calcext:value-type="date">
            <text:p>11.02.2018 15:34:32</text:p>
          </table:table-cell>
          <table:table-cell office:value-type="float" office:value="7.813764" calcext:value-type="float">
            <text:p>7,813764</text:p>
          </table:table-cell>
          <table:table-cell office:value-type="float" office:value="62.676434" calcext:value-type="float">
            <text:p>62,676434</text:p>
          </table:table-cell>
          <table:table-cell office:value-type="float" office:value="946.030029" calcext:value-type="float">
            <text:p>946,030029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8125" calcext:value-type="float">
            <text:p>240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5:45:00</text:p>
          </table:table-cell>
          <table:table-cell table:formula="of:=[.C725]+1/24/6" office:value-type="date" office:date-value="2018-02-11T15:44:32.000002" calcext:value-type="date">
            <text:p>11.02.2018 15:44:32</text:p>
          </table:table-cell>
          <table:table-cell office:value-type="float" office:value="7.613489" calcext:value-type="float">
            <text:p>7,613489</text:p>
          </table:table-cell>
          <table:table-cell office:value-type="float" office:value="65.519188" calcext:value-type="float">
            <text:p>65,519188</text:p>
          </table:table-cell>
          <table:table-cell office:value-type="float" office:value="946.059998" calcext:value-type="float">
            <text:p>946,059998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1" calcext:value-type="float">
            <text:p>2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5:55:01</text:p>
          </table:table-cell>
          <table:table-cell table:formula="of:=[.C726]+1/24/6" office:value-type="date" office:date-value="2018-02-11T15:54:32.000002" calcext:value-type="date">
            <text:p>11.02.2018 15:54:32</text:p>
          </table:table-cell>
          <table:table-cell office:value-type="float" office:value="7.389181" calcext:value-type="float">
            <text:p>7,389181</text:p>
          </table:table-cell>
          <table:table-cell office:value-type="float" office:value="67.188522" calcext:value-type="float">
            <text:p>67,188522</text:p>
          </table:table-cell>
          <table:table-cell office:value-type="float" office:value="946.169983" calcext:value-type="float">
            <text:p>946,169983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6:05:02</text:p>
          </table:table-cell>
          <table:table-cell table:formula="of:=[.C727]+1/24/6" office:value-type="date" office:date-value="2018-02-11T16:04:32.000002" calcext:value-type="date">
            <text:p>11.02.2018 16:04:32</text:p>
          </table:table-cell>
          <table:table-cell office:value-type="float" office:value="7.194247" calcext:value-type="float">
            <text:p>7,194247</text:p>
          </table:table-cell>
          <table:table-cell office:value-type="float" office:value="68.883804" calcext:value-type="float">
            <text:p>68,883804</text:p>
          </table:table-cell>
          <table:table-cell office:value-type="float" office:value="946.140015" calcext:value-type="float">
            <text:p>946,140015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6:15:03</text:p>
          </table:table-cell>
          <table:table-cell table:formula="of:=[.C728]+1/24/6" office:value-type="date" office:date-value="2018-02-11T16:14:32.000002" calcext:value-type="date">
            <text:p>11.02.2018 16:14:32</text:p>
          </table:table-cell>
          <table:table-cell office:value-type="float" office:value="7.082094" calcext:value-type="float">
            <text:p>7,082094</text:p>
          </table:table-cell>
          <table:table-cell office:value-type="float" office:value="69.790192" calcext:value-type="float">
            <text:p>69,790192</text:p>
          </table:table-cell>
          <table:table-cell office:value-type="float" office:value="946.150024" calcext:value-type="float">
            <text:p>946,150024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6:25:04</text:p>
          </table:table-cell>
          <table:table-cell table:formula="of:=[.C729]+1/24/6" office:value-type="date" office:date-value="2018-02-11T16:24:32.000002" calcext:value-type="date">
            <text:p>11.02.2018 16:24:32</text:p>
          </table:table-cell>
          <table:table-cell office:value-type="float" office:value="6.871138" calcext:value-type="float">
            <text:p>6,871138</text:p>
          </table:table-cell>
          <table:table-cell office:value-type="float" office:value="69.784088" calcext:value-type="float">
            <text:p>69,784088</text:p>
          </table:table-cell>
          <table:table-cell office:value-type="float" office:value="946.030029" calcext:value-type="float">
            <text:p>946,030029</text:p>
          </table:table-cell>
          <table:table-cell office:value-type="float" office:value="240.5" calcext:value-type="float">
            <text:p>240,5</text:p>
          </table:table-cell>
          <table:table-cell office:value-type="float" office:value="240.84375" calcext:value-type="float">
            <text:p>240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6:35:05</text:p>
          </table:table-cell>
          <table:table-cell table:formula="of:=[.C730]+1/24/6" office:value-type="date" office:date-value="2018-02-11T16:34:32.000002" calcext:value-type="date">
            <text:p>11.02.2018 16:34:32</text:p>
          </table:table-cell>
          <table:table-cell office:value-type="float" office:value="6.561379" calcext:value-type="float">
            <text:p>6,561379</text:p>
          </table:table-cell>
          <table:table-cell office:value-type="float" office:value="70.197601" calcext:value-type="float">
            <text:p>70,197601</text:p>
          </table:table-cell>
          <table:table-cell office:value-type="float" office:value="946.059998" calcext:value-type="float">
            <text:p>946,059998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0.84375" calcext:value-type="float">
            <text:p>240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6:45:06</text:p>
          </table:table-cell>
          <table:table-cell table:formula="of:=[.C731]+1/24/6" office:value-type="date" office:date-value="2018-02-11T16:44:32.000002" calcext:value-type="date">
            <text:p>11.02.2018 16:44:32</text:p>
          </table:table-cell>
          <table:table-cell office:value-type="float" office:value="6.532006" calcext:value-type="float">
            <text:p>6,532006</text:p>
          </table:table-cell>
          <table:table-cell office:value-type="float" office:value="71.638054" calcext:value-type="float">
            <text:p>71,638054</text:p>
          </table:table-cell>
          <table:table-cell office:value-type="float" office:value="946.150024" calcext:value-type="float">
            <text:p>946,150024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6:55:07</text:p>
          </table:table-cell>
          <table:table-cell table:formula="of:=[.C732]+1/24/6" office:value-type="date" office:date-value="2018-02-11T16:54:32.000002" calcext:value-type="date">
            <text:p>11.02.2018 16:54:32</text:p>
          </table:table-cell>
          <table:table-cell office:value-type="float" office:value="6.337072" calcext:value-type="float">
            <text:p>6,337072</text:p>
          </table:table-cell>
          <table:table-cell office:value-type="float" office:value="70.385292" calcext:value-type="float">
            <text:p>70,385292</text:p>
          </table:table-cell>
          <table:table-cell office:value-type="float" office:value="946.130005" calcext:value-type="float">
            <text:p>946,130005</text:p>
          </table:table-cell>
          <table:table-cell office:value-type="float" office:value="240.78125" calcext:value-type="float">
            <text:p>240,78125</text:p>
          </table:table-cell>
          <table:table-cell office:value-type="float" office:value="240.875" calcext:value-type="float">
            <text:p>240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7:05:08</text:p>
          </table:table-cell>
          <table:table-cell table:formula="of:=[.C733]+1/24/6" office:value-type="date" office:date-value="2018-02-11T17:04:32.000002" calcext:value-type="date">
            <text:p>11.02.2018 17:04:32</text:p>
          </table:table-cell>
          <table:table-cell office:value-type="float" office:value="6.23827" calcext:value-type="float">
            <text:p>6,23827</text:p>
          </table:table-cell>
          <table:table-cell office:value-type="float" office:value="71.419853" calcext:value-type="float">
            <text:p>71,419853</text:p>
          </table:table-cell>
          <table:table-cell office:value-type="float" office:value="946.080017" calcext:value-type="float">
            <text:p>946,080017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75" calcext:value-type="float">
            <text:p>240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7:15:09</text:p>
          </table:table-cell>
          <table:table-cell table:formula="of:=[.C734]+1/24/6" office:value-type="date" office:date-value="2018-02-11T17:14:32.000002" calcext:value-type="date">
            <text:p>11.02.2018 17:14:32</text:p>
          </table:table-cell>
          <table:table-cell office:value-type="float" office:value="5.971237" calcext:value-type="float">
            <text:p>5,971237</text:p>
          </table:table-cell>
          <table:table-cell office:value-type="float" office:value="71.49157" calcext:value-type="float">
            <text:p>71,49157</text:p>
          </table:table-cell>
          <table:table-cell office:value-type="float" office:value="946.190002" calcext:value-type="float">
            <text:p>946,190002</text:p>
          </table:table-cell>
          <table:table-cell office:value-type="float" office:value="241.0625" calcext:value-type="float">
            <text:p>241,0625</text:p>
          </table:table-cell>
          <table:table-cell office:value-type="float" office:value="241.03125" calcext:value-type="float">
            <text:p>241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7:25:10</text:p>
          </table:table-cell>
          <table:table-cell table:formula="of:=[.C735]+1/24/6" office:value-type="date" office:date-value="2018-02-11T17:24:32.000002" calcext:value-type="date">
            <text:p>11.02.2018 17:24:32</text:p>
          </table:table-cell>
          <table:table-cell office:value-type="float" office:value="5.888456" calcext:value-type="float">
            <text:p>5,888456</text:p>
          </table:table-cell>
          <table:table-cell office:value-type="float" office:value="73.167007" calcext:value-type="float">
            <text:p>73,167007</text:p>
          </table:table-cell>
          <table:table-cell office:value-type="float" office:value="946.26001" calcext:value-type="float">
            <text:p>946,26001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7:35:10</text:p>
          </table:table-cell>
          <table:table-cell table:formula="of:=[.C736]+1/24/6" office:value-type="date" office:date-value="2018-02-11T17:34:32.000002" calcext:value-type="date">
            <text:p>11.02.2018 17:34:32</text:p>
          </table:table-cell>
          <table:table-cell office:value-type="float" office:value="5.845731" calcext:value-type="float">
            <text:p>5,845731</text:p>
          </table:table-cell>
          <table:table-cell office:value-type="float" office:value="73.026627" calcext:value-type="float">
            <text:p>73,026627</text:p>
          </table:table-cell>
          <table:table-cell office:value-type="float" office:value="946.27002" calcext:value-type="float">
            <text:p>946,27002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.125" calcext:value-type="float">
            <text:p>241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7:45:12</text:p>
          </table:table-cell>
          <table:table-cell table:formula="of:=[.C737]+1/24/6" office:value-type="date" office:date-value="2018-02-11T17:44:32.000002" calcext:value-type="date">
            <text:p>11.02.2018 17:44:32</text:p>
          </table:table-cell>
          <table:table-cell office:value-type="float" office:value="5.706874" calcext:value-type="float">
            <text:p>5,706874</text:p>
          </table:table-cell>
          <table:table-cell office:value-type="float" office:value="74.422829" calcext:value-type="float">
            <text:p>74,422829</text:p>
          </table:table-cell>
          <table:table-cell office:value-type="float" office:value="946.27002" calcext:value-type="float">
            <text:p>946,27002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7:55:13</text:p>
          </table:table-cell>
          <table:table-cell table:formula="of:=[.C738]+1/24/6" office:value-type="date" office:date-value="2018-02-11T17:54:32.000003" calcext:value-type="date">
            <text:p>11.02.2018 17:54:32</text:p>
          </table:table-cell>
          <table:table-cell office:value-type="float" office:value="5.634775" calcext:value-type="float">
            <text:p>5,634775</text:p>
          </table:table-cell>
          <table:table-cell office:value-type="float" office:value="74.755478" calcext:value-type="float">
            <text:p>74,755478</text:p>
          </table:table-cell>
          <table:table-cell office:value-type="float" office:value="946.369995" calcext:value-type="float">
            <text:p>946,369995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8:05:13</text:p>
          </table:table-cell>
          <table:table-cell table:formula="of:=[.C739]+1/24/6" office:value-type="date" office:date-value="2018-02-11T18:04:32.000003" calcext:value-type="date">
            <text:p>11.02.2018 18:04:32</text:p>
          </table:table-cell>
          <table:table-cell office:value-type="float" office:value="5.59472" calcext:value-type="float">
            <text:p>5,59472</text:p>
          </table:table-cell>
          <table:table-cell office:value-type="float" office:value="74.590675" calcext:value-type="float">
            <text:p>74,590675</text:p>
          </table:table-cell>
          <table:table-cell office:value-type="float" office:value="946.400024" calcext:value-type="float">
            <text:p>946,400024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25" calcext:value-type="float">
            <text:p>241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8:15:15</text:p>
          </table:table-cell>
          <table:table-cell table:formula="of:=[.C740]+1/24/6" office:value-type="date" office:date-value="2018-02-11T18:14:32.000003" calcext:value-type="date">
            <text:p>11.02.2018 18:14:32</text:p>
          </table:table-cell>
          <table:table-cell office:value-type="float" office:value="5.551995" calcext:value-type="float">
            <text:p>5,551995</text:p>
          </table:table-cell>
          <table:table-cell office:value-type="float" office:value="74.592201" calcext:value-type="float">
            <text:p>74,592201</text:p>
          </table:table-cell>
          <table:table-cell office:value-type="float" office:value="946.27002" calcext:value-type="float">
            <text:p>946,27002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.25" calcext:value-type="float">
            <text:p>241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8:25:14</text:p>
          </table:table-cell>
          <table:table-cell table:formula="of:=[.C741]+1/24/6" office:value-type="date" office:date-value="2018-02-11T18:24:32.000003" calcext:value-type="date">
            <text:p>11.02.2018 18:24:32</text:p>
          </table:table-cell>
          <table:table-cell office:value-type="float" office:value="5.522622" calcext:value-type="float">
            <text:p>5,522622</text:p>
          </table:table-cell>
          <table:table-cell office:value-type="float" office:value="74.819565" calcext:value-type="float">
            <text:p>74,819565</text:p>
          </table:table-cell>
          <table:table-cell office:value-type="float" office:value="946.380005" calcext:value-type="float">
            <text:p>946,380005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8:35:17</text:p>
          </table:table-cell>
          <table:table-cell table:formula="of:=[.C742]+1/24/6" office:value-type="date" office:date-value="2018-02-11T18:34:32.000003" calcext:value-type="date">
            <text:p>11.02.2018 18:34:32</text:p>
          </table:table-cell>
          <table:table-cell office:value-type="float" office:value="5.479896" calcext:value-type="float">
            <text:p>5,479896</text:p>
          </table:table-cell>
          <table:table-cell office:value-type="float" office:value="75.846497" calcext:value-type="float">
            <text:p>75,846497</text:p>
          </table:table-cell>
          <table:table-cell office:value-type="float" office:value="946.380005" calcext:value-type="float">
            <text:p>946,38000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8:45:18</text:p>
          </table:table-cell>
          <table:table-cell table:formula="of:=[.C743]+1/24/6" office:value-type="date" office:date-value="2018-02-11T18:44:32.000003" calcext:value-type="date">
            <text:p>11.02.2018 18:44:32</text:p>
          </table:table-cell>
          <table:table-cell office:value-type="float" office:value="5.506599" calcext:value-type="float">
            <text:p>5,506599</text:p>
          </table:table-cell>
          <table:table-cell office:value-type="float" office:value="76.025024" calcext:value-type="float">
            <text:p>76,025024</text:p>
          </table:table-cell>
          <table:table-cell office:value-type="float" office:value="946.359985" calcext:value-type="float">
            <text:p>946,359985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2.40625" calcext:value-type="float">
            <text:p>242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8:55:19</text:p>
          </table:table-cell>
          <table:table-cell table:formula="of:=[.C744]+1/24/6" office:value-type="date" office:date-value="2018-02-11T18:54:32.000003" calcext:value-type="date">
            <text:p>11.02.2018 18:54:32</text:p>
          </table:table-cell>
          <table:table-cell office:value-type="float" office:value="5.506599" calcext:value-type="float">
            <text:p>5,506599</text:p>
          </table:table-cell>
          <table:table-cell office:value-type="float" office:value="76.253914" calcext:value-type="float">
            <text:p>76,253914</text:p>
          </table:table-cell>
          <table:table-cell office:value-type="float" office:value="946.419983" calcext:value-type="float">
            <text:p>946,419983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9:05:20</text:p>
          </table:table-cell>
          <table:table-cell table:formula="of:=[.C745]+1/24/6" office:value-type="date" office:date-value="2018-02-11T19:04:32.000003" calcext:value-type="date">
            <text:p>11.02.2018 19:04:32</text:p>
          </table:table-cell>
          <table:table-cell office:value-type="float" office:value="5.493248" calcext:value-type="float">
            <text:p>5,493248</text:p>
          </table:table-cell>
          <table:table-cell office:value-type="float" office:value="76.296638" calcext:value-type="float">
            <text:p>76,296638</text:p>
          </table:table-cell>
          <table:table-cell office:value-type="float" office:value="946.47998" calcext:value-type="float">
            <text:p>946,47998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9:15:19</text:p>
          </table:table-cell>
          <table:table-cell table:formula="of:=[.C746]+1/24/6" office:value-type="date" office:date-value="2018-02-11T19:14:32.000003" calcext:value-type="date">
            <text:p>11.02.2018 19:14:32</text:p>
          </table:table-cell>
          <table:table-cell office:value-type="float" office:value="5.466545" calcext:value-type="float">
            <text:p>5,466545</text:p>
          </table:table-cell>
          <table:table-cell office:value-type="float" office:value="75.759521" calcext:value-type="float">
            <text:p>75,759521</text:p>
          </table:table-cell>
          <table:table-cell office:value-type="float" office:value="946.549988" calcext:value-type="float">
            <text:p>946,549988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9:25:21</text:p>
          </table:table-cell>
          <table:table-cell table:formula="of:=[.C747]+1/24/6" office:value-type="date" office:date-value="2018-02-11T19:24:32.000003" calcext:value-type="date">
            <text:p>11.02.2018 19:24:32</text:p>
          </table:table-cell>
          <table:table-cell office:value-type="float" office:value="5.394446" calcext:value-type="float">
            <text:p>5,394446</text:p>
          </table:table-cell>
          <table:table-cell office:value-type="float" office:value="75.326164" calcext:value-type="float">
            <text:p>75,326164</text:p>
          </table:table-cell>
          <table:table-cell office:value-type="float" office:value="946.659973" calcext:value-type="float">
            <text:p>946,659973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.03125" calcext:value-type="float">
            <text:p>241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9:35:22</text:p>
          </table:table-cell>
          <table:table-cell table:formula="of:=[.C748]+1/24/6" office:value-type="date" office:date-value="2018-02-11T19:34:32.000003" calcext:value-type="date">
            <text:p>11.02.2018 19:34:32</text:p>
          </table:table-cell>
          <table:table-cell office:value-type="float" office:value="5.354391" calcext:value-type="float">
            <text:p>5,354391</text:p>
          </table:table-cell>
          <table:table-cell office:value-type="float" office:value="76.012817" calcext:value-type="float">
            <text:p>76,012817</text:p>
          </table:table-cell>
          <table:table-cell office:value-type="float" office:value="946.710022" calcext:value-type="float">
            <text:p>946,710022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9:45:23</text:p>
          </table:table-cell>
          <table:table-cell table:formula="of:=[.C749]+1/24/6" office:value-type="date" office:date-value="2018-02-11T19:44:32.000003" calcext:value-type="date">
            <text:p>11.02.2018 19:44:32</text:p>
          </table:table-cell>
          <table:table-cell office:value-type="float" office:value="5.298314" calcext:value-type="float">
            <text:p>5,298314</text:p>
          </table:table-cell>
          <table:table-cell office:value-type="float" office:value="75.667961" calcext:value-type="float">
            <text:p>75,667961</text:p>
          </table:table-cell>
          <table:table-cell office:value-type="float" office:value="946.700012" calcext:value-type="float">
            <text:p>946,700012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19:55:24</text:p>
          </table:table-cell>
          <table:table-cell table:formula="of:=[.C750]+1/24/6" office:value-type="date" office:date-value="2018-02-11T19:54:32.000003" calcext:value-type="date">
            <text:p>11.02.2018 19:54:32</text:p>
          </table:table-cell>
          <table:table-cell office:value-type="float" office:value="5.199512" calcext:value-type="float">
            <text:p>5,199512</text:p>
          </table:table-cell>
          <table:table-cell office:value-type="float" office:value="76.067749" calcext:value-type="float">
            <text:p>76,067749</text:p>
          </table:table-cell>
          <table:table-cell office:value-type="float" office:value="946.77002" calcext:value-type="float">
            <text:p>946,77002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0:05:25</text:p>
          </table:table-cell>
          <table:table-cell table:formula="of:=[.C751]+1/24/6" office:value-type="date" office:date-value="2018-02-11T20:04:32.000003" calcext:value-type="date">
            <text:p>11.02.2018 20:04:32</text:p>
          </table:table-cell>
          <table:table-cell office:value-type="float" office:value="5.226215" calcext:value-type="float">
            <text:p>5,226215</text:p>
          </table:table-cell>
          <table:table-cell office:value-type="float" office:value="76.411079" calcext:value-type="float">
            <text:p>76,411079</text:p>
          </table:table-cell>
          <table:table-cell office:value-type="float" office:value="946.820007" calcext:value-type="float">
            <text:p>946,820007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0:15:26</text:p>
          </table:table-cell>
          <table:table-cell table:formula="of:=[.C752]+1/24/6" office:value-type="date" office:date-value="2018-02-11T20:14:32.000004" calcext:value-type="date">
            <text:p>11.02.2018 20:14:32</text:p>
          </table:table-cell>
          <table:table-cell office:value-type="float" office:value="5.18616" calcext:value-type="float">
            <text:p>5,18616</text:p>
          </table:table-cell>
          <table:table-cell office:value-type="float" office:value="76.676582" calcext:value-type="float">
            <text:p>76,676582</text:p>
          </table:table-cell>
          <table:table-cell office:value-type="float" office:value="947.059998" calcext:value-type="float">
            <text:p>947,059998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0:25:27</text:p>
          </table:table-cell>
          <table:table-cell table:formula="of:=[.C753]+1/24/6" office:value-type="date" office:date-value="2018-02-11T20:24:32.000004" calcext:value-type="date">
            <text:p>11.02.2018 20:24:32</text:p>
          </table:table-cell>
          <table:table-cell office:value-type="float" office:value="5.114061" calcext:value-type="float">
            <text:p>5,114061</text:p>
          </table:table-cell>
          <table:table-cell office:value-type="float" office:value="76.963455" calcext:value-type="float">
            <text:p>76,963455</text:p>
          </table:table-cell>
          <table:table-cell office:value-type="float" office:value="947.179993" calcext:value-type="float">
            <text:p>947,179993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0:35:28</text:p>
          </table:table-cell>
          <table:table-cell table:formula="of:=[.C754]+1/24/6" office:value-type="date" office:date-value="2018-02-11T20:34:32.000004" calcext:value-type="date">
            <text:p>11.02.2018 20:34:32</text:p>
          </table:table-cell>
          <table:table-cell office:value-type="float" office:value="5.100709" calcext:value-type="float">
            <text:p>5,100709</text:p>
          </table:table-cell>
          <table:table-cell office:value-type="float" office:value="76.594185" calcext:value-type="float">
            <text:p>76,594185</text:p>
          </table:table-cell>
          <table:table-cell office:value-type="float" office:value="947.309998" calcext:value-type="float">
            <text:p>947,309998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25" calcext:value-type="float">
            <text:p>241,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0:45:29</text:p>
          </table:table-cell>
          <table:table-cell table:formula="of:=[.C755]+1/24/6" office:value-type="date" office:date-value="2018-02-11T20:44:32.000004" calcext:value-type="date">
            <text:p>11.02.2018 20:44:32</text:p>
          </table:table-cell>
          <table:table-cell office:value-type="float" office:value="5.100709" calcext:value-type="float">
            <text:p>5,100709</text:p>
          </table:table-cell>
          <table:table-cell office:value-type="float" office:value="76.859695" calcext:value-type="float">
            <text:p>76,859695</text:p>
          </table:table-cell>
          <table:table-cell office:value-type="float" office:value="947.419983" calcext:value-type="float">
            <text:p>947,419983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0:55:31</text:p>
          </table:table-cell>
          <table:table-cell table:formula="of:=[.C756]+1/24/6" office:value-type="date" office:date-value="2018-02-11T20:54:32.000004" calcext:value-type="date">
            <text:p>11.02.2018 20:54:32</text:p>
          </table:table-cell>
          <table:table-cell office:value-type="float" office:value="5.031281" calcext:value-type="float">
            <text:p>5,031281</text:p>
          </table:table-cell>
          <table:table-cell office:value-type="float" office:value="76.437019" calcext:value-type="float">
            <text:p>76,437019</text:p>
          </table:table-cell>
          <table:table-cell office:value-type="float" office:value="947.450012" calcext:value-type="float">
            <text:p>947,450012</text:p>
          </table:table-cell>
          <table:table-cell office:value-type="float" office:value="241.1875" calcext:value-type="float">
            <text:p>241,1875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1:05:32</text:p>
          </table:table-cell>
          <table:table-cell table:formula="of:=[.C757]+1/24/6" office:value-type="date" office:date-value="2018-02-11T21:04:32.000004" calcext:value-type="date">
            <text:p>11.02.2018 21:04:32</text:p>
          </table:table-cell>
          <table:table-cell office:value-type="float" office:value="5.031281" calcext:value-type="float">
            <text:p>5,031281</text:p>
          </table:table-cell>
          <table:table-cell office:value-type="float" office:value="76.337837" calcext:value-type="float">
            <text:p>76,337837</text:p>
          </table:table-cell>
          <table:table-cell office:value-type="float" office:value="947.549988" calcext:value-type="float">
            <text:p>947,549988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1:15:33</text:p>
          </table:table-cell>
          <table:table-cell table:formula="of:=[.C758]+1/24/6" office:value-type="date" office:date-value="2018-02-11T21:14:32.000004" calcext:value-type="date">
            <text:p>11.02.2018 21:14:32</text:p>
          </table:table-cell>
          <table:table-cell office:value-type="float" office:value="4.94583" calcext:value-type="float">
            <text:p>4,94583</text:p>
          </table:table-cell>
          <table:table-cell office:value-type="float" office:value="75.861755" calcext:value-type="float">
            <text:p>75,861755</text:p>
          </table:table-cell>
          <table:table-cell office:value-type="float" office:value="947.559998" calcext:value-type="float">
            <text:p>947,559998</text:p>
          </table:table-cell>
          <table:table-cell office:value-type="float" office:value="240.6875" calcext:value-type="float">
            <text:p>240,6875</text:p>
          </table:table-cell>
          <table:table-cell office:value-type="float" office:value="240.625" calcext:value-type="float">
            <text:p>240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1:25:34</text:p>
          </table:table-cell>
          <table:table-cell table:formula="of:=[.C759]+1/24/6" office:value-type="date" office:date-value="2018-02-11T21:24:32.000004" calcext:value-type="date">
            <text:p>11.02.2018 21:24:32</text:p>
          </table:table-cell>
          <table:table-cell office:value-type="float" office:value="4.889753" calcext:value-type="float">
            <text:p>4,889753</text:p>
          </table:table-cell>
          <table:table-cell office:value-type="float" office:value="77.000076" calcext:value-type="float">
            <text:p>77,000076</text:p>
          </table:table-cell>
          <table:table-cell office:value-type="float" office:value="947.640015" calcext:value-type="float">
            <text:p>947,64001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1:35:35</text:p>
          </table:table-cell>
          <table:table-cell table:formula="of:=[.C760]+1/24/6" office:value-type="date" office:date-value="2018-02-11T21:34:32.000004" calcext:value-type="date">
            <text:p>11.02.2018 21:34:32</text:p>
          </table:table-cell>
          <table:table-cell office:value-type="float" office:value="4.876402" calcext:value-type="float">
            <text:p>4,876402</text:p>
          </table:table-cell>
          <table:table-cell office:value-type="float" office:value="76.835281" calcext:value-type="float">
            <text:p>76,835281</text:p>
          </table:table-cell>
          <table:table-cell office:value-type="float" office:value="947.780029" calcext:value-type="float">
            <text:p>947,780029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1:45:36</text:p>
          </table:table-cell>
          <table:table-cell table:formula="of:=[.C761]+1/24/6" office:value-type="date" office:date-value="2018-02-11T21:44:32.000004" calcext:value-type="date">
            <text:p>11.02.2018 21:44:32</text:p>
          </table:table-cell>
          <table:table-cell office:value-type="float" office:value="4.833677" calcext:value-type="float">
            <text:p>4,833677</text:p>
          </table:table-cell>
          <table:table-cell office:value-type="float" office:value="77.155716" calcext:value-type="float">
            <text:p>77,155716</text:p>
          </table:table-cell>
          <table:table-cell office:value-type="float" office:value="947.830017" calcext:value-type="float">
            <text:p>947,830017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1:55:37</text:p>
          </table:table-cell>
          <table:table-cell table:formula="of:=[.C762]+1/24/6" office:value-type="date" office:date-value="2018-02-11T21:54:32.000004" calcext:value-type="date">
            <text:p>11.02.2018 21:54:32</text:p>
          </table:table-cell>
          <table:table-cell office:value-type="float" office:value="4.94583" calcext:value-type="float">
            <text:p>4,94583</text:p>
          </table:table-cell>
          <table:table-cell office:value-type="float" office:value="77.288475" calcext:value-type="float">
            <text:p>77,288475</text:p>
          </table:table-cell>
          <table:table-cell office:value-type="float" office:value="948.039978" calcext:value-type="float">
            <text:p>948,039978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1.96875" calcext:value-type="float">
            <text:p>241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2:05:38</text:p>
          </table:table-cell>
          <table:table-cell table:formula="of:=[.C763]+1/24/6" office:value-type="date" office:date-value="2018-02-11T22:04:32.000004" calcext:value-type="date">
            <text:p>11.02.2018 22:04:32</text:p>
          </table:table-cell>
          <table:table-cell office:value-type="float" office:value="4.961853" calcext:value-type="float">
            <text:p>4,961853</text:p>
          </table:table-cell>
          <table:table-cell office:value-type="float" office:value="77.477684" calcext:value-type="float">
            <text:p>77,477684</text:p>
          </table:table-cell>
          <table:table-cell office:value-type="float" office:value="948.289978" calcext:value-type="float">
            <text:p>948,289978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2:15:39</text:p>
          </table:table-cell>
          <table:table-cell table:formula="of:=[.C764]+1/24/6" office:value-type="date" office:date-value="2018-02-11T22:14:32.000004" calcext:value-type="date">
            <text:p>11.02.2018 22:14:32</text:p>
          </table:table-cell>
          <table:table-cell office:value-type="float" office:value="4.86305" calcext:value-type="float">
            <text:p>4,86305</text:p>
          </table:table-cell>
          <table:table-cell office:value-type="float" office:value="76.597237" calcext:value-type="float">
            <text:p>76,597237</text:p>
          </table:table-cell>
          <table:table-cell office:value-type="float" office:value="948.409973" calcext:value-type="float">
            <text:p>948,409973</text:p>
          </table:table-cell>
          <table:table-cell table:number-columns-repeated="2" office:value-type="float" office:value="241" calcext:value-type="float">
            <text:p>2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2:25:40</text:p>
          </table:table-cell>
          <table:table-cell table:formula="of:=[.C765]+1/24/6" office:value-type="date" office:date-value="2018-02-11T22:24:32.000004" calcext:value-type="date">
            <text:p>11.02.2018 22:24:32</text:p>
          </table:table-cell>
          <table:table-cell office:value-type="float" office:value="4.694819" calcext:value-type="float">
            <text:p>4,694819</text:p>
          </table:table-cell>
          <table:table-cell office:value-type="float" office:value="76.60334" calcext:value-type="float">
            <text:p>76,60334</text:p>
          </table:table-cell>
          <table:table-cell office:value-type="float" office:value="948.409973" calcext:value-type="float">
            <text:p>948,409973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2:35:41</text:p>
          </table:table-cell>
          <table:table-cell table:formula="of:=[.C766]+1/24/6" office:value-type="date" office:date-value="2018-02-11T22:34:32.000004" calcext:value-type="date">
            <text:p>11.02.2018 22:34:32</text:p>
          </table:table-cell>
          <table:table-cell office:value-type="float" office:value="4.609369" calcext:value-type="float">
            <text:p>4,609369</text:p>
          </table:table-cell>
          <table:table-cell office:value-type="float" office:value="76.794083" calcext:value-type="float">
            <text:p>76,794083</text:p>
          </table:table-cell>
          <table:table-cell office:value-type="float" office:value="948.469971" calcext:value-type="float">
            <text:p>948,469971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125" calcext:value-type="float">
            <text:p>241,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2:45:42</text:p>
          </table:table-cell>
          <table:table-cell table:formula="of:=[.C767]+1/24/6" office:value-type="date" office:date-value="2018-02-11T22:44:32.000005" calcext:value-type="date">
            <text:p>11.02.2018 22:44:32</text:p>
          </table:table-cell>
          <table:table-cell office:value-type="float" office:value="4.569314" calcext:value-type="float">
            <text:p>4,569314</text:p>
          </table:table-cell>
          <table:table-cell office:value-type="float" office:value="77.001602" calcext:value-type="float">
            <text:p>77,001602</text:p>
          </table:table-cell>
          <table:table-cell office:value-type="float" office:value="948.650024" calcext:value-type="float">
            <text:p>948,650024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2:55:43</text:p>
          </table:table-cell>
          <table:table-cell table:formula="of:=[.C768]+1/24/6" office:value-type="date" office:date-value="2018-02-11T22:54:32.000005" calcext:value-type="date">
            <text:p>11.02.2018 22:54:32</text:p>
          </table:table-cell>
          <table:table-cell office:value-type="float" office:value="4.638742" calcext:value-type="float">
            <text:p>4,638742</text:p>
          </table:table-cell>
          <table:table-cell office:value-type="float" office:value="76.867325" calcext:value-type="float">
            <text:p>76,867325</text:p>
          </table:table-cell>
          <table:table-cell office:value-type="float" office:value="948.659973" calcext:value-type="float">
            <text:p>948,659973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3:05:44</text:p>
          </table:table-cell>
          <table:table-cell table:formula="of:=[.C769]+1/24/6" office:value-type="date" office:date-value="2018-02-11T23:04:32.000005" calcext:value-type="date">
            <text:p>11.02.2018 23:04:32</text:p>
          </table:table-cell>
          <table:table-cell office:value-type="float" office:value="4.582666" calcext:value-type="float">
            <text:p>4,582666</text:p>
          </table:table-cell>
          <table:table-cell office:value-type="float" office:value="76.841385" calcext:value-type="float">
            <text:p>76,841385</text:p>
          </table:table-cell>
          <table:table-cell office:value-type="float" office:value="948.849976" calcext:value-type="float">
            <text:p>948,849976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3:15:45</text:p>
          </table:table-cell>
          <table:table-cell table:formula="of:=[.C770]+1/24/6" office:value-type="date" office:date-value="2018-02-11T23:14:32.000005" calcext:value-type="date">
            <text:p>11.02.2018 23:14:32</text:p>
          </table:table-cell>
          <table:table-cell office:value-type="float" office:value="4.382391" calcext:value-type="float">
            <text:p>4,382391</text:p>
          </table:table-cell>
          <table:table-cell office:value-type="float" office:value="76.401924" calcext:value-type="float">
            <text:p>76,401924</text:p>
          </table:table-cell>
          <table:table-cell office:value-type="float" office:value="948.900024" calcext:value-type="float">
            <text:p>948,900024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3:25:46</text:p>
          </table:table-cell>
          <table:table-cell table:formula="of:=[.C771]+1/24/6" office:value-type="date" office:date-value="2018-02-11T23:24:32.000005" calcext:value-type="date">
            <text:p>11.02.2018 23:24:32</text:p>
          </table:table-cell>
          <table:table-cell office:value-type="float" office:value="4.270237" calcext:value-type="float">
            <text:p>4,270237</text:p>
          </table:table-cell>
          <table:table-cell office:value-type="float" office:value="76.519417" calcext:value-type="float">
            <text:p>76,519417</text:p>
          </table:table-cell>
          <table:table-cell office:value-type="float" office:value="948.890015" calcext:value-type="float">
            <text:p>948,890015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3:35:47</text:p>
          </table:table-cell>
          <table:table-cell table:formula="of:=[.C772]+1/24/6" office:value-type="date" office:date-value="2018-02-11T23:34:32.000005" calcext:value-type="date">
            <text:p>11.02.2018 23:34:32</text:p>
          </table:table-cell>
          <table:table-cell office:value-type="float" office:value="4.216831" calcext:value-type="float">
            <text:p>4,216831</text:p>
          </table:table-cell>
          <table:table-cell office:value-type="float" office:value="76.890213" calcext:value-type="float">
            <text:p>76,890213</text:p>
          </table:table-cell>
          <table:table-cell office:value-type="float" office:value="948.880005" calcext:value-type="float">
            <text:p>948,880005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3:45:48</text:p>
          </table:table-cell>
          <table:table-cell table:formula="of:=[.C773]+1/24/6" office:value-type="date" office:date-value="2018-02-11T23:44:32.000005" calcext:value-type="date">
            <text:p>11.02.2018 23:44:32</text:p>
          </table:table-cell>
          <table:table-cell office:value-type="float" office:value="4.144732" calcext:value-type="float">
            <text:p>4,144732</text:p>
          </table:table-cell>
          <table:table-cell office:value-type="float" office:value="76.658272" calcext:value-type="float">
            <text:p>76,658272</text:p>
          </table:table-cell>
          <table:table-cell office:value-type="float" office:value="948.909973" calcext:value-type="float">
            <text:p>948,909973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1</text:p>
          </table:table-cell>
          <table:table-cell table:style-name="ce2" office:value-type="string" calcext:value-type="string">
            <text:p>23:55:49</text:p>
          </table:table-cell>
          <table:table-cell table:formula="of:=[.C774]+1/24/6" office:value-type="date" office:date-value="2018-02-11T23:54:32.000005" calcext:value-type="date">
            <text:p>11.02.2018 23:54:32</text:p>
          </table:table-cell>
          <table:table-cell office:value-type="float" office:value="4.256886" calcext:value-type="float">
            <text:p>4,256886</text:p>
          </table:table-cell>
          <table:table-cell office:value-type="float" office:value="77.386131" calcext:value-type="float">
            <text:p>77,386131</text:p>
          </table:table-cell>
          <table:table-cell office:value-type="float" office:value="948.960022" calcext:value-type="float">
            <text:p>948,960022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0:05:50</text:p>
          </table:table-cell>
          <table:table-cell table:formula="of:=[.C775]+1/24/6" office:value-type="date" office:date-value="2018-02-12T00:04:32.000005" calcext:value-type="date">
            <text:p>12.02.2018 00:04:32</text:p>
          </table:table-cell>
          <table:table-cell office:value-type="float" office:value="4.174106" calcext:value-type="float">
            <text:p>4,174106</text:p>
          </table:table-cell>
          <table:table-cell office:value-type="float" office:value="77.363243" calcext:value-type="float">
            <text:p>77,363243</text:p>
          </table:table-cell>
          <table:table-cell office:value-type="float" office:value="948.940002" calcext:value-type="float">
            <text:p>948,940002</text:p>
          </table:table-cell>
          <table:table-cell table:number-columns-repeated="2"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0:15:51</text:p>
          </table:table-cell>
          <table:table-cell table:formula="of:=[.C776]+1/24/6" office:value-type="date" office:date-value="2018-02-12T00:14:32.000005" calcext:value-type="date">
            <text:p>12.02.2018 00:14:32</text:p>
          </table:table-cell>
          <table:table-cell office:value-type="float" office:value="4.144732" calcext:value-type="float">
            <text:p>4,144732</text:p>
          </table:table-cell>
          <table:table-cell office:value-type="float" office:value="77.819489" calcext:value-type="float">
            <text:p>77,819489</text:p>
          </table:table-cell>
          <table:table-cell office:value-type="float" office:value="948.97998" calcext:value-type="float">
            <text:p>948,97998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0:25:52</text:p>
          </table:table-cell>
          <table:table-cell table:formula="of:=[.C777]+1/24/6" office:value-type="date" office:date-value="2018-02-12T00:24:32.000005" calcext:value-type="date">
            <text:p>12.02.2018 00:24:32</text:p>
          </table:table-cell>
          <table:table-cell office:value-type="float" office:value="4.160754" calcext:value-type="float">
            <text:p>4,160754</text:p>
          </table:table-cell>
          <table:table-cell office:value-type="float" office:value="77.650108" calcext:value-type="float">
            <text:p>77,650108</text:p>
          </table:table-cell>
          <table:table-cell office:value-type="float" office:value="948.950012" calcext:value-type="float">
            <text:p>948,950012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0:35:54</text:p>
          </table:table-cell>
          <table:table-cell table:formula="of:=[.C778]+1/24/6" office:value-type="date" office:date-value="2018-02-12T00:34:32.000005" calcext:value-type="date">
            <text:p>12.02.2018 00:34:32</text:p>
          </table:table-cell>
          <table:table-cell office:value-type="float" office:value="4.13138" calcext:value-type="float">
            <text:p>4,13138</text:p>
          </table:table-cell>
          <table:table-cell office:value-type="float" office:value="77.463951" calcext:value-type="float">
            <text:p>77,463951</text:p>
          </table:table-cell>
          <table:table-cell office:value-type="float" office:value="949.059998" calcext:value-type="float">
            <text:p>949,059998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0:45:53</text:p>
          </table:table-cell>
          <table:table-cell table:formula="of:=[.C779]+1/24/6" office:value-type="date" office:date-value="2018-02-12T00:44:32.000005" calcext:value-type="date">
            <text:p>12.02.2018 00:44:32</text:p>
          </table:table-cell>
          <table:table-cell office:value-type="float" office:value="4.160754" calcext:value-type="float">
            <text:p>4,160754</text:p>
          </table:table-cell>
          <table:table-cell office:value-type="float" office:value="77.322044" calcext:value-type="float">
            <text:p>77,322044</text:p>
          </table:table-cell>
          <table:table-cell office:value-type="float" office:value="949.02002" calcext:value-type="float">
            <text:p>949,02002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0:55:56</text:p>
          </table:table-cell>
          <table:table-cell table:formula="of:=[.C780]+1/24/6" office:value-type="date" office:date-value="2018-02-12T00:54:32.000005" calcext:value-type="date">
            <text:p>12.02.2018 00:54:32</text:p>
          </table:table-cell>
          <table:table-cell office:value-type="float" office:value="4.13138" calcext:value-type="float">
            <text:p>4,13138</text:p>
          </table:table-cell>
          <table:table-cell office:value-type="float" office:value="77.000076" calcext:value-type="float">
            <text:p>77,000076</text:p>
          </table:table-cell>
          <table:table-cell office:value-type="float" office:value="949.130005" calcext:value-type="float">
            <text:p>949,130005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1:05:57</text:p>
          </table:table-cell>
          <table:table-cell table:formula="of:=[.C781]+1/24/6" office:value-type="date" office:date-value="2018-02-12T01:04:32.000006" calcext:value-type="date">
            <text:p>12.02.2018 01:04:32</text:p>
          </table:table-cell>
          <table:table-cell office:value-type="float" office:value="4.061952" calcext:value-type="float">
            <text:p>4,061952</text:p>
          </table:table-cell>
          <table:table-cell office:value-type="float" office:value="76.667427" calcext:value-type="float">
            <text:p>76,667427</text:p>
          </table:table-cell>
          <table:table-cell office:value-type="float" office:value="949.23999" calcext:value-type="float">
            <text:p>949,23999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1:15:58</text:p>
          </table:table-cell>
          <table:table-cell table:formula="of:=[.C782]+1/24/6" office:value-type="date" office:date-value="2018-02-12T01:14:32.000006" calcext:value-type="date">
            <text:p>12.02.2018 01:14:32</text:p>
          </table:table-cell>
          <table:table-cell office:value-type="float" office:value="4.019227" calcext:value-type="float">
            <text:p>4,019227</text:p>
          </table:table-cell>
          <table:table-cell office:value-type="float" office:value="77.001602" calcext:value-type="float">
            <text:p>77,001602</text:p>
          </table:table-cell>
          <table:table-cell office:value-type="float" office:value="949.27002" calcext:value-type="float">
            <text:p>949,27002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1:25:59</text:p>
          </table:table-cell>
          <table:table-cell table:formula="of:=[.C783]+1/24/6" office:value-type="date" office:date-value="2018-02-12T01:24:32.000006" calcext:value-type="date">
            <text:p>12.02.2018 01:24:32</text:p>
          </table:table-cell>
          <table:table-cell office:value-type="float" office:value="4.061952" calcext:value-type="float">
            <text:p>4,061952</text:p>
          </table:table-cell>
          <table:table-cell office:value-type="float" office:value="76.661324" calcext:value-type="float">
            <text:p>76,661324</text:p>
          </table:table-cell>
          <table:table-cell office:value-type="float" office:value="949.48999" calcext:value-type="float">
            <text:p>949,48999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1:36:00</text:p>
          </table:table-cell>
          <table:table-cell table:formula="of:=[.C784]+1/24/6" office:value-type="date" office:date-value="2018-02-12T01:34:32.000006" calcext:value-type="date">
            <text:p>12.02.2018 01:34:32</text:p>
          </table:table-cell>
          <table:table-cell office:value-type="float" office:value="4.032578" calcext:value-type="float">
            <text:p>4,032578</text:p>
          </table:table-cell>
          <table:table-cell office:value-type="float" office:value="76.890213" calcext:value-type="float">
            <text:p>76,890213</text:p>
          </table:table-cell>
          <table:table-cell office:value-type="float" office:value="949.48999" calcext:value-type="float">
            <text:p>949,48999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1:46:01</text:p>
          </table:table-cell>
          <table:table-cell table:formula="of:=[.C785]+1/24/6" office:value-type="date" office:date-value="2018-02-12T01:44:32.000006" calcext:value-type="date">
            <text:p>12.02.2018 01:44:32</text:p>
          </table:table-cell>
          <table:table-cell office:value-type="float" office:value="3.949798" calcext:value-type="float">
            <text:p>3,949798</text:p>
          </table:table-cell>
          <table:table-cell office:value-type="float" office:value="76.734566" calcext:value-type="float">
            <text:p>76,734566</text:p>
          </table:table-cell>
          <table:table-cell office:value-type="float" office:value="949.599976" calcext:value-type="float">
            <text:p>949,599976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1:56:02</text:p>
          </table:table-cell>
          <table:table-cell table:formula="of:=[.C786]+1/24/6" office:value-type="date" office:date-value="2018-02-12T01:54:32.000006" calcext:value-type="date">
            <text:p>12.02.2018 01:54:32</text:p>
          </table:table-cell>
          <table:table-cell office:value-type="float" office:value="3.949798" calcext:value-type="float">
            <text:p>3,949798</text:p>
          </table:table-cell>
          <table:table-cell office:value-type="float" office:value="76.739143" calcext:value-type="float">
            <text:p>76,739143</text:p>
          </table:table-cell>
          <table:table-cell office:value-type="float" office:value="949.570007" calcext:value-type="float">
            <text:p>949,570007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2:06:03</text:p>
          </table:table-cell>
          <table:table-cell table:formula="of:=[.C787]+1/24/6" office:value-type="date" office:date-value="2018-02-12T02:04:32.000006" calcext:value-type="date">
            <text:p>12.02.2018 02:04:32</text:p>
          </table:table-cell>
          <table:table-cell office:value-type="float" office:value="3.949798" calcext:value-type="float">
            <text:p>3,949798</text:p>
          </table:table-cell>
          <table:table-cell office:value-type="float" office:value="76.52552" calcext:value-type="float">
            <text:p>76,52552</text:p>
          </table:table-cell>
          <table:table-cell office:value-type="float" office:value="949.549988" calcext:value-type="float">
            <text:p>949,549988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2:16:04</text:p>
          </table:table-cell>
          <table:table-cell table:formula="of:=[.C788]+1/24/6" office:value-type="date" office:date-value="2018-02-12T02:14:32.000006" calcext:value-type="date">
            <text:p>12.02.2018 02:14:32</text:p>
          </table:table-cell>
          <table:table-cell office:value-type="float" office:value="3.949798" calcext:value-type="float">
            <text:p>3,949798</text:p>
          </table:table-cell>
          <table:table-cell office:value-type="float" office:value="76.250862" calcext:value-type="float">
            <text:p>76,250862</text:p>
          </table:table-cell>
          <table:table-cell office:value-type="float" office:value="949.48999" calcext:value-type="float">
            <text:p>949,48999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2:26:06</text:p>
          </table:table-cell>
          <table:table-cell table:formula="of:=[.C789]+1/24/6" office:value-type="date" office:date-value="2018-02-12T02:24:32.000006" calcext:value-type="date">
            <text:p>12.02.2018 02:24:32</text:p>
          </table:table-cell>
          <table:table-cell office:value-type="float" office:value="3.949798" calcext:value-type="float">
            <text:p>3,949798</text:p>
          </table:table-cell>
          <table:table-cell office:value-type="float" office:value="75.603874" calcext:value-type="float">
            <text:p>75,603874</text:p>
          </table:table-cell>
          <table:table-cell office:value-type="float" office:value="949.359985" calcext:value-type="float">
            <text:p>949,359985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15625" calcext:value-type="float">
            <text:p>241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2:36:06</text:p>
          </table:table-cell>
          <table:table-cell table:formula="of:=[.C790]+1/24/6" office:value-type="date" office:date-value="2018-02-12T02:34:32.000006" calcext:value-type="date">
            <text:p>12.02.2018 02:34:32</text:p>
          </table:table-cell>
          <table:table-cell office:value-type="float" office:value="3.880369" calcext:value-type="float">
            <text:p>3,880369</text:p>
          </table:table-cell>
          <table:table-cell office:value-type="float" office:value="75.628288" calcext:value-type="float">
            <text:p>75,628288</text:p>
          </table:table-cell>
          <table:table-cell office:value-type="float" office:value="949.320007" calcext:value-type="float">
            <text:p>949,320007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2:46:08</text:p>
          </table:table-cell>
          <table:table-cell table:formula="of:=[.C791]+1/24/6" office:value-type="date" office:date-value="2018-02-12T02:44:32.000006" calcext:value-type="date">
            <text:p>12.02.2018 02:44:32</text:p>
          </table:table-cell>
          <table:table-cell office:value-type="float" office:value="3.794919" calcext:value-type="float">
            <text:p>3,794919</text:p>
          </table:table-cell>
          <table:table-cell office:value-type="float" office:value="75.861755" calcext:value-type="float">
            <text:p>75,861755</text:p>
          </table:table-cell>
          <table:table-cell office:value-type="float" office:value="949.340027" calcext:value-type="float">
            <text:p>949,340027</text:p>
          </table:table-cell>
          <table:table-cell table:number-columns-repeated="2"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2:56:09</text:p>
          </table:table-cell>
          <table:table-cell table:formula="of:=[.C792]+1/24/6" office:value-type="date" office:date-value="2018-02-12T02:54:32.000006" calcext:value-type="date">
            <text:p>12.02.2018 02:54:32</text:p>
          </table:table-cell>
          <table:table-cell office:value-type="float" office:value="3.794919" calcext:value-type="float">
            <text:p>3,794919</text:p>
          </table:table-cell>
          <table:table-cell office:value-type="float" office:value="75.78241" calcext:value-type="float">
            <text:p>75,78241</text:p>
          </table:table-cell>
          <table:table-cell office:value-type="float" office:value="949.330017" calcext:value-type="float">
            <text:p>949,330017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3:06:10</text:p>
          </table:table-cell>
          <table:table-cell table:formula="of:=[.C793]+1/24/6" office:value-type="date" office:date-value="2018-02-12T03:04:32.000006" calcext:value-type="date">
            <text:p>12.02.2018 03:04:32</text:p>
          </table:table-cell>
          <table:table-cell office:value-type="float" office:value="3.794919" calcext:value-type="float">
            <text:p>3,794919</text:p>
          </table:table-cell>
          <table:table-cell office:value-type="float" office:value="76.102844" calcext:value-type="float">
            <text:p>76,102844</text:p>
          </table:table-cell>
          <table:table-cell office:value-type="float" office:value="949.340027" calcext:value-type="float">
            <text:p>949,340027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1875" calcext:value-type="float">
            <text:p>241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3:16:11</text:p>
          </table:table-cell>
          <table:table-cell table:formula="of:=[.C794]+1/24/6" office:value-type="date" office:date-value="2018-02-12T03:14:32.000006" calcext:value-type="date">
            <text:p>12.02.2018 03:14:32</text:p>
          </table:table-cell>
          <table:table-cell office:value-type="float" office:value="3.824292" calcext:value-type="float">
            <text:p>3,824292</text:p>
          </table:table-cell>
          <table:table-cell office:value-type="float" office:value="75.910583" calcext:value-type="float">
            <text:p>75,910583</text:p>
          </table:table-cell>
          <table:table-cell office:value-type="float" office:value="949.26001" calcext:value-type="float">
            <text:p>949,26001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3:26:12</text:p>
          </table:table-cell>
          <table:table-cell table:formula="of:=[.C795]+1/24/6" office:value-type="date" office:date-value="2018-02-12T03:24:32.000007" calcext:value-type="date">
            <text:p>12.02.2018 03:24:32</text:p>
          </table:table-cell>
          <table:table-cell office:value-type="float" office:value="3.80827" calcext:value-type="float">
            <text:p>3,80827</text:p>
          </table:table-cell>
          <table:table-cell office:value-type="float" office:value="76.285957" calcext:value-type="float">
            <text:p>76,285957</text:p>
          </table:table-cell>
          <table:table-cell office:value-type="float" office:value="949.299988" calcext:value-type="float">
            <text:p>949,299988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3:36:13</text:p>
          </table:table-cell>
          <table:table-cell table:formula="of:=[.C796]+1/24/6" office:value-type="date" office:date-value="2018-02-12T03:34:32.000007" calcext:value-type="date">
            <text:p>12.02.2018 03:34:32</text:p>
          </table:table-cell>
          <table:table-cell office:value-type="float" office:value="3.80827" calcext:value-type="float">
            <text:p>3,80827</text:p>
          </table:table-cell>
          <table:table-cell office:value-type="float" office:value="76.102844" calcext:value-type="float">
            <text:p>76,102844</text:p>
          </table:table-cell>
          <table:table-cell office:value-type="float" office:value="949.210022" calcext:value-type="float">
            <text:p>949,210022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3:46:14</text:p>
          </table:table-cell>
          <table:table-cell table:formula="of:=[.C797]+1/24/6" office:value-type="date" office:date-value="2018-02-12T03:44:32.000007" calcext:value-type="date">
            <text:p>12.02.2018 03:44:32</text:p>
          </table:table-cell>
          <table:table-cell office:value-type="float" office:value="3.824292" calcext:value-type="float">
            <text:p>3,824292</text:p>
          </table:table-cell>
          <table:table-cell office:value-type="float" office:value="76.070801" calcext:value-type="float">
            <text:p>76,070801</text:p>
          </table:table-cell>
          <table:table-cell office:value-type="float" office:value="949.099976" calcext:value-type="float">
            <text:p>949,099976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1875" calcext:value-type="float">
            <text:p>241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3:56:15</text:p>
          </table:table-cell>
          <table:table-cell table:formula="of:=[.C798]+1/24/6" office:value-type="date" office:date-value="2018-02-12T03:54:32.000007" calcext:value-type="date">
            <text:p>12.02.2018 03:54:32</text:p>
          </table:table-cell>
          <table:table-cell office:value-type="float" office:value="3.837644" calcext:value-type="float">
            <text:p>3,837644</text:p>
          </table:table-cell>
          <table:table-cell office:value-type="float" office:value="75.352104" calcext:value-type="float">
            <text:p>75,352104</text:p>
          </table:table-cell>
          <table:table-cell office:value-type="float" office:value="949.080017" calcext:value-type="float">
            <text:p>949,080017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21875" calcext:value-type="float">
            <text:p>241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4:06:16</text:p>
          </table:table-cell>
          <table:table-cell table:formula="of:=[.C799]+1/24/6" office:value-type="date" office:date-value="2018-02-12T04:04:32.000007" calcext:value-type="date">
            <text:p>12.02.2018 04:04:32</text:p>
          </table:table-cell>
          <table:table-cell office:value-type="float" office:value="3.794919" calcext:value-type="float">
            <text:p>3,794919</text:p>
          </table:table-cell>
          <table:table-cell office:value-type="float" office:value="75.407036" calcext:value-type="float">
            <text:p>75,407036</text:p>
          </table:table-cell>
          <table:table-cell office:value-type="float" office:value="949.059998" calcext:value-type="float">
            <text:p>949,059998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4:16:17</text:p>
          </table:table-cell>
          <table:table-cell table:formula="of:=[.C800]+1/24/6" office:value-type="date" office:date-value="2018-02-12T04:14:32.000007" calcext:value-type="date">
            <text:p>12.02.2018 04:14:32</text:p>
          </table:table-cell>
          <table:table-cell office:value-type="float" office:value="3.80827" calcext:value-type="float">
            <text:p>3,80827</text:p>
          </table:table-cell>
          <table:table-cell office:value-type="float" office:value="74.663918" calcext:value-type="float">
            <text:p>74,663918</text:p>
          </table:table-cell>
          <table:table-cell office:value-type="float" office:value="949.210022" calcext:value-type="float">
            <text:p>949,210022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4:26:19</text:p>
          </table:table-cell>
          <table:table-cell table:formula="of:=[.C801]+1/24/6" office:value-type="date" office:date-value="2018-02-12T04:24:32.000007" calcext:value-type="date">
            <text:p>12.02.2018 04:24:32</text:p>
          </table:table-cell>
          <table:table-cell office:value-type="float" office:value="3.837644" calcext:value-type="float">
            <text:p>3,837644</text:p>
          </table:table-cell>
          <table:table-cell office:value-type="float" office:value="74.668495" calcext:value-type="float">
            <text:p>74,668495</text:p>
          </table:table-cell>
          <table:table-cell office:value-type="float" office:value="949.22998" calcext:value-type="float">
            <text:p>949,22998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1875" calcext:value-type="float">
            <text:p>241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4:36:18</text:p>
          </table:table-cell>
          <table:table-cell table:formula="of:=[.C802]+1/24/6" office:value-type="date" office:date-value="2018-02-12T04:34:32.000007" calcext:value-type="date">
            <text:p>12.02.2018 04:34:32</text:p>
          </table:table-cell>
          <table:table-cell office:value-type="float" office:value="3.837644" calcext:value-type="float">
            <text:p>3,837644</text:p>
          </table:table-cell>
          <table:table-cell office:value-type="float" office:value="75.179672" calcext:value-type="float">
            <text:p>75,179672</text:p>
          </table:table-cell>
          <table:table-cell office:value-type="float" office:value="949.22998" calcext:value-type="float">
            <text:p>949,22998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4:46:21</text:p>
          </table:table-cell>
          <table:table-cell table:formula="of:=[.C803]+1/24/6" office:value-type="date" office:date-value="2018-02-12T04:44:32.000007" calcext:value-type="date">
            <text:p>12.02.2018 04:44:32</text:p>
          </table:table-cell>
          <table:table-cell office:value-type="float" office:value="4.019227" calcext:value-type="float">
            <text:p>4,019227</text:p>
          </table:table-cell>
          <table:table-cell office:value-type="float" office:value="74.00473" calcext:value-type="float">
            <text:p>74,00473</text:p>
          </table:table-cell>
          <table:table-cell office:value-type="float" office:value="949.369995" calcext:value-type="float">
            <text:p>949,369995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4:56:22</text:p>
          </table:table-cell>
          <table:table-cell table:formula="of:=[.C804]+1/24/6" office:value-type="date" office:date-value="2018-02-12T04:54:32.000007" calcext:value-type="date">
            <text:p>12.02.2018 04:54:32</text:p>
          </table:table-cell>
          <table:table-cell office:value-type="float" office:value="3.976501" calcext:value-type="float">
            <text:p>3,976501</text:p>
          </table:table-cell>
          <table:table-cell office:value-type="float" office:value="74.821091" calcext:value-type="float">
            <text:p>74,821091</text:p>
          </table:table-cell>
          <table:table-cell office:value-type="float" office:value="949.25" calcext:value-type="float">
            <text:p>949,25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5:06:23</text:p>
          </table:table-cell>
          <table:table-cell table:formula="of:=[.C805]+1/24/6" office:value-type="date" office:date-value="2018-02-12T05:04:32.000007" calcext:value-type="date">
            <text:p>12.02.2018 05:04:32</text:p>
          </table:table-cell>
          <table:table-cell office:value-type="float" office:value="4.075303" calcext:value-type="float">
            <text:p>4,075303</text:p>
          </table:table-cell>
          <table:table-cell office:value-type="float" office:value="74.413673" calcext:value-type="float">
            <text:p>74,413673</text:p>
          </table:table-cell>
          <table:table-cell office:value-type="float" office:value="949.059998" calcext:value-type="float">
            <text:p>949,059998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5:16:24</text:p>
          </table:table-cell>
          <table:table-cell table:formula="of:=[.C806]+1/24/6" office:value-type="date" office:date-value="2018-02-12T05:14:32.000007" calcext:value-type="date">
            <text:p>12.02.2018 05:14:32</text:p>
          </table:table-cell>
          <table:table-cell office:value-type="float" office:value="4.061952" calcext:value-type="float">
            <text:p>4,061952</text:p>
          </table:table-cell>
          <table:table-cell office:value-type="float" office:value="73.452354" calcext:value-type="float">
            <text:p>73,452354</text:p>
          </table:table-cell>
          <table:table-cell office:value-type="float" office:value="948.940002" calcext:value-type="float">
            <text:p>948,940002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5:26:25</text:p>
          </table:table-cell>
          <table:table-cell table:formula="of:=[.C807]+1/24/6" office:value-type="date" office:date-value="2018-02-12T05:24:32.000007" calcext:value-type="date">
            <text:p>12.02.2018 05:24:32</text:p>
          </table:table-cell>
          <table:table-cell office:value-type="float" office:value="4.075303" calcext:value-type="float">
            <text:p>4,075303</text:p>
          </table:table-cell>
          <table:table-cell office:value-type="float" office:value="73.456932" calcext:value-type="float">
            <text:p>73,456932</text:p>
          </table:table-cell>
          <table:table-cell office:value-type="float" office:value="948.929993" calcext:value-type="float">
            <text:p>948,929993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5:36:26</text:p>
          </table:table-cell>
          <table:table-cell table:formula="of:=[.C808]+1/24/6" office:value-type="date" office:date-value="2018-02-12T05:34:32.000007" calcext:value-type="date">
            <text:p>12.02.2018 05:34:32</text:p>
          </table:table-cell>
          <table:table-cell office:value-type="float" office:value="4.0486" calcext:value-type="float">
            <text:p>4,0486</text:p>
          </table:table-cell>
          <table:table-cell office:value-type="float" office:value="73.990997" calcext:value-type="float">
            <text:p>73,990997</text:p>
          </table:table-cell>
          <table:table-cell office:value-type="float" office:value="949.02002" calcext:value-type="float">
            <text:p>949,02002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5:46:28</text:p>
          </table:table-cell>
          <table:table-cell table:formula="of:=[.C809]+1/24/6" office:value-type="date" office:date-value="2018-02-12T05:44:32.000007" calcext:value-type="date">
            <text:p>12.02.2018 05:44:32</text:p>
          </table:table-cell>
          <table:table-cell office:value-type="float" office:value="4.13138" calcext:value-type="float">
            <text:p>4,13138</text:p>
          </table:table-cell>
          <table:table-cell office:value-type="float" office:value="74.17868" calcext:value-type="float">
            <text:p>74,17868</text:p>
          </table:table-cell>
          <table:table-cell office:value-type="float" office:value="949.039978" calcext:value-type="float">
            <text:p>949,039978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5:56:29</text:p>
          </table:table-cell>
          <table:table-cell table:formula="of:=[.C810]+1/24/6" office:value-type="date" office:date-value="2018-02-12T05:54:32.000008" calcext:value-type="date">
            <text:p>12.02.2018 05:54:32</text:p>
          </table:table-cell>
          <table:table-cell office:value-type="float" office:value="4.144732" calcext:value-type="float">
            <text:p>4,144732</text:p>
          </table:table-cell>
          <table:table-cell office:value-type="float" office:value="73.841461" calcext:value-type="float">
            <text:p>73,841461</text:p>
          </table:table-cell>
          <table:table-cell office:value-type="float" office:value="949.22998" calcext:value-type="float">
            <text:p>949,22998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6:06:30</text:p>
          </table:table-cell>
          <table:table-cell table:formula="of:=[.C811]+1/24/6" office:value-type="date" office:date-value="2018-02-12T06:04:32.000008" calcext:value-type="date">
            <text:p>12.02.2018 06:04:32</text:p>
          </table:table-cell>
          <table:table-cell office:value-type="float" office:value="4.256886" calcext:value-type="float">
            <text:p>4,256886</text:p>
          </table:table-cell>
          <table:table-cell office:value-type="float" office:value="73.987946" calcext:value-type="float">
            <text:p>73,987946</text:p>
          </table:table-cell>
          <table:table-cell office:value-type="float" office:value="949.25" calcext:value-type="float">
            <text:p>949,25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2.34375" calcext:value-type="float">
            <text:p>242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6:16:31</text:p>
          </table:table-cell>
          <table:table-cell table:formula="of:=[.C812]+1/24/6" office:value-type="date" office:date-value="2018-02-12T06:14:32.000008" calcext:value-type="date">
            <text:p>12.02.2018 06:14:32</text:p>
          </table:table-cell>
          <table:table-cell office:value-type="float" office:value="4.425117" calcext:value-type="float">
            <text:p>4,425117</text:p>
          </table:table-cell>
          <table:table-cell office:value-type="float" office:value="73.501183" calcext:value-type="float">
            <text:p>73,501183</text:p>
          </table:table-cell>
          <table:table-cell office:value-type="float" office:value="949.340027" calcext:value-type="float">
            <text:p>949,340027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.375" calcext:value-type="float">
            <text:p>242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6:26:32</text:p>
          </table:table-cell>
          <table:table-cell table:formula="of:=[.C813]+1/24/6" office:value-type="date" office:date-value="2018-02-12T06:24:32.000008" calcext:value-type="date">
            <text:p>12.02.2018 06:24:32</text:p>
          </table:table-cell>
          <table:table-cell office:value-type="float" office:value="4.53994" calcext:value-type="float">
            <text:p>4,53994</text:p>
          </table:table-cell>
          <table:table-cell office:value-type="float" office:value="73.342491" calcext:value-type="float">
            <text:p>73,342491</text:p>
          </table:table-cell>
          <table:table-cell office:value-type="float" office:value="949.460022" calcext:value-type="float">
            <text:p>949,460022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6:36:33</text:p>
          </table:table-cell>
          <table:table-cell table:formula="of:=[.C814]+1/24/6" office:value-type="date" office:date-value="2018-02-12T06:34:32.000008" calcext:value-type="date">
            <text:p>12.02.2018 06:34:32</text:p>
          </table:table-cell>
          <table:table-cell office:value-type="float" office:value="4.596017" calcext:value-type="float">
            <text:p>4,596017</text:p>
          </table:table-cell>
          <table:table-cell office:value-type="float" office:value="72.96254" calcext:value-type="float">
            <text:p>72,96254</text:p>
          </table:table-cell>
          <table:table-cell office:value-type="float" office:value="949.599976" calcext:value-type="float">
            <text:p>949,599976</text:p>
          </table:table-cell>
          <table:table-cell office:value-type="float" office:value="241.9375" calcext:value-type="float">
            <text:p>241,9375</text:p>
          </table:table-cell>
          <table:table-cell office:value-type="float" office:value="242.15625" calcext:value-type="float">
            <text:p>242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6:46:34</text:p>
          </table:table-cell>
          <table:table-cell table:formula="of:=[.C815]+1/24/6" office:value-type="date" office:date-value="2018-02-12T06:44:32.000008" calcext:value-type="date">
            <text:p>12.02.2018 06:44:32</text:p>
          </table:table-cell>
          <table:table-cell office:value-type="float" office:value="4.652094" calcext:value-type="float">
            <text:p>4,652094</text:p>
          </table:table-cell>
          <table:table-cell office:value-type="float" office:value="72.617683" calcext:value-type="float">
            <text:p>72,617683</text:p>
          </table:table-cell>
          <table:table-cell office:value-type="float" office:value="949.77002" calcext:value-type="float">
            <text:p>949,77002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6:56:36</text:p>
          </table:table-cell>
          <table:table-cell table:formula="of:=[.C816]+1/24/6" office:value-type="date" office:date-value="2018-02-12T06:54:32.000008" calcext:value-type="date">
            <text:p>12.02.2018 06:54:32</text:p>
          </table:table-cell>
          <table:table-cell office:value-type="float" office:value="4.441138" calcext:value-type="float">
            <text:p>4,441138</text:p>
          </table:table-cell>
          <table:table-cell office:value-type="float" office:value="72.417793" calcext:value-type="float">
            <text:p>72,417793</text:p>
          </table:table-cell>
          <table:table-cell office:value-type="float" office:value="950.01001" calcext:value-type="float">
            <text:p>950,01001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7:06:37</text:p>
          </table:table-cell>
          <table:table-cell table:formula="of:=[.C817]+1/24/6" office:value-type="date" office:date-value="2018-02-12T07:04:32.000008" calcext:value-type="date">
            <text:p>12.02.2018 07:04:32</text:p>
          </table:table-cell>
          <table:table-cell office:value-type="float" office:value="4.270237" calcext:value-type="float">
            <text:p>4,270237</text:p>
          </table:table-cell>
          <table:table-cell office:value-type="float" office:value="72.956436" calcext:value-type="float">
            <text:p>72,956436</text:p>
          </table:table-cell>
          <table:table-cell office:value-type="float" office:value="950.219971" calcext:value-type="float">
            <text:p>950,219971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7:16:38</text:p>
          </table:table-cell>
          <table:table-cell table:formula="of:=[.C818]+1/24/6" office:value-type="date" office:date-value="2018-02-12T07:14:32.000008" calcext:value-type="date">
            <text:p>12.02.2018 07:14:32</text:p>
          </table:table-cell>
          <table:table-cell office:value-type="float" office:value="4.187457" calcext:value-type="float">
            <text:p>4,187457</text:p>
          </table:table-cell>
          <table:table-cell office:value-type="float" office:value="73.53933" calcext:value-type="float">
            <text:p>73,53933</text:p>
          </table:table-cell>
          <table:table-cell office:value-type="float" office:value="950.26001" calcext:value-type="float">
            <text:p>950,26001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7:26:39</text:p>
          </table:table-cell>
          <table:table-cell table:formula="of:=[.C819]+1/24/6" office:value-type="date" office:date-value="2018-02-12T07:24:32.000008" calcext:value-type="date">
            <text:p>12.02.2018 07:24:32</text:p>
          </table:table-cell>
          <table:table-cell office:value-type="float" office:value="4.088655" calcext:value-type="float">
            <text:p>4,088655</text:p>
          </table:table-cell>
          <table:table-cell office:value-type="float" office:value="74.225983" calcext:value-type="float">
            <text:p>74,225983</text:p>
          </table:table-cell>
          <table:table-cell office:value-type="float" office:value="950.460022" calcext:value-type="float">
            <text:p>950,460022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7:36:41</text:p>
          </table:table-cell>
          <table:table-cell table:formula="of:=[.C820]+1/24/6" office:value-type="date" office:date-value="2018-02-12T07:34:32.000008" calcext:value-type="date">
            <text:p>12.02.2018 07:34:32</text:p>
          </table:table-cell>
          <table:table-cell office:value-type="float" office:value="3.992523" calcext:value-type="float">
            <text:p>3,992523</text:p>
          </table:table-cell>
          <table:table-cell office:value-type="float" office:value="75.622185" calcext:value-type="float">
            <text:p>75,622185</text:p>
          </table:table-cell>
          <table:table-cell office:value-type="float" office:value="950.599976" calcext:value-type="float">
            <text:p>950,599976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7:46:42</text:p>
          </table:table-cell>
          <table:table-cell table:formula="of:=[.C821]+1/24/6" office:value-type="date" office:date-value="2018-02-12T07:44:32.000008" calcext:value-type="date">
            <text:p>12.02.2018 07:44:32</text:p>
          </table:table-cell>
          <table:table-cell office:value-type="float" office:value="3.837644" calcext:value-type="float">
            <text:p>3,837644</text:p>
          </table:table-cell>
          <table:table-cell office:value-type="float" office:value="75.971619" calcext:value-type="float">
            <text:p>75,971619</text:p>
          </table:table-cell>
          <table:table-cell office:value-type="float" office:value="950.73999" calcext:value-type="float">
            <text:p>950,73999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7:56:43</text:p>
          </table:table-cell>
          <table:table-cell table:formula="of:=[.C822]+1/24/6" office:value-type="date" office:date-value="2018-02-12T07:54:32.000008" calcext:value-type="date">
            <text:p>12.02.2018 07:54:32</text:p>
          </table:table-cell>
          <table:table-cell office:value-type="float" office:value="3.80827" calcext:value-type="float">
            <text:p>3,80827</text:p>
          </table:table-cell>
          <table:table-cell office:value-type="float" office:value="75.78241" calcext:value-type="float">
            <text:p>75,78241</text:p>
          </table:table-cell>
          <table:table-cell office:value-type="float" office:value="950.960022" calcext:value-type="float">
            <text:p>950,960022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8:06:44</text:p>
          </table:table-cell>
          <table:table-cell table:formula="of:=[.C823]+1/24/6" office:value-type="date" office:date-value="2018-02-12T08:04:32.000008" calcext:value-type="date">
            <text:p>12.02.2018 08:04:32</text:p>
          </table:table-cell>
          <table:table-cell office:value-type="float" office:value="3.669413" calcext:value-type="float">
            <text:p>3,669413</text:p>
          </table:table-cell>
          <table:table-cell office:value-type="float" office:value="76.122681" calcext:value-type="float">
            <text:p>76,122681</text:p>
          </table:table-cell>
          <table:table-cell office:value-type="float" office:value="951.119995" calcext:value-type="float">
            <text:p>951,119995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8:16:45</text:p>
          </table:table-cell>
          <table:table-cell table:formula="of:=[.C824]+1/24/6" office:value-type="date" office:date-value="2018-02-12T08:14:32.000009" calcext:value-type="date">
            <text:p>12.02.2018 08:14:32</text:p>
          </table:table-cell>
          <table:table-cell office:value-type="float" office:value="3.570611" calcext:value-type="float">
            <text:p>3,570611</text:p>
          </table:table-cell>
          <table:table-cell office:value-type="float" office:value="76.231018" calcext:value-type="float">
            <text:p>76,231018</text:p>
          </table:table-cell>
          <table:table-cell office:value-type="float" office:value="951.190002" calcext:value-type="float">
            <text:p>951,190002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8:26:47</text:p>
          </table:table-cell>
          <table:table-cell table:formula="of:=[.C825]+1/24/6" office:value-type="date" office:date-value="2018-02-12T08:24:32.000009" calcext:value-type="date">
            <text:p>12.02.2018 08:24:32</text:p>
          </table:table-cell>
          <table:table-cell office:value-type="float" office:value="3.330281" calcext:value-type="float">
            <text:p>3,330281</text:p>
          </table:table-cell>
          <table:table-cell office:value-type="float" office:value="77.672997" calcext:value-type="float">
            <text:p>77,672997</text:p>
          </table:table-cell>
          <table:table-cell office:value-type="float" office:value="951.429993" calcext:value-type="float">
            <text:p>951,429993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8:36:48</text:p>
          </table:table-cell>
          <table:table-cell table:formula="of:=[.C826]+1/24/6" office:value-type="date" office:date-value="2018-02-12T08:34:32.000009" calcext:value-type="date">
            <text:p>12.02.2018 08:34:32</text:p>
          </table:table-cell>
          <table:table-cell office:value-type="float" office:value="3.330281" calcext:value-type="float">
            <text:p>3,330281</text:p>
          </table:table-cell>
          <table:table-cell office:value-type="float" office:value="78.345924" calcext:value-type="float">
            <text:p>78,345924</text:p>
          </table:table-cell>
          <table:table-cell office:value-type="float" office:value="951.52002" calcext:value-type="float">
            <text:p>951,52002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8:46:49</text:p>
          </table:table-cell>
          <table:table-cell table:formula="of:=[.C827]+1/24/6" office:value-type="date" office:date-value="2018-02-12T08:44:32.000009" calcext:value-type="date">
            <text:p>12.02.2018 08:44:32</text:p>
          </table:table-cell>
          <table:table-cell office:value-type="float" office:value="3.40238" calcext:value-type="float">
            <text:p>3,40238</text:p>
          </table:table-cell>
          <table:table-cell office:value-type="float" office:value="78.887619" calcext:value-type="float">
            <text:p>78,887619</text:p>
          </table:table-cell>
          <table:table-cell office:value-type="float" office:value="951.650024" calcext:value-type="float">
            <text:p>951,650024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42.3125" calcext:value-type="float">
            <text:p>242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8:56:50</text:p>
          </table:table-cell>
          <table:table-cell table:formula="of:=[.C828]+1/24/6" office:value-type="date" office:date-value="2018-02-12T08:54:32.000009" calcext:value-type="date">
            <text:p>12.02.2018 08:54:32</text:p>
          </table:table-cell>
          <table:table-cell office:value-type="float" office:value="3.613336" calcext:value-type="float">
            <text:p>3,613336</text:p>
          </table:table-cell>
          <table:table-cell office:value-type="float" office:value="78.67704" calcext:value-type="float">
            <text:p>78,67704</text:p>
          </table:table-cell>
          <table:table-cell office:value-type="float" office:value="951.76001" calcext:value-type="float">
            <text:p>951,76001</text:p>
          </table:table-cell>
          <table:table-cell office:value-type="float" office:value="242.25" calcext:value-type="float">
            <text:p>242,25</text:p>
          </table:table-cell>
          <table:table-cell office:value-type="float" office:value="242.46875" calcext:value-type="float">
            <text:p>242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9:06:51</text:p>
          </table:table-cell>
          <table:table-cell table:formula="of:=[.C829]+1/24/6" office:value-type="date" office:date-value="2018-02-12T09:04:32.000009" calcext:value-type="date">
            <text:p>12.02.2018 09:04:32</text:p>
          </table:table-cell>
          <table:table-cell office:value-type="float" office:value="3.712139" calcext:value-type="float">
            <text:p>3,712139</text:p>
          </table:table-cell>
          <table:table-cell office:value-type="float" office:value="77.322044" calcext:value-type="float">
            <text:p>77,322044</text:p>
          </table:table-cell>
          <table:table-cell office:value-type="float" office:value="951.830017" calcext:value-type="float">
            <text:p>951,830017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28125" calcext:value-type="float">
            <text:p>242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9:16:52</text:p>
          </table:table-cell>
          <table:table-cell table:formula="of:=[.C830]+1/24/6" office:value-type="date" office:date-value="2018-02-12T09:14:32.000009" calcext:value-type="date">
            <text:p>12.02.2018 09:14:32</text:p>
          </table:table-cell>
          <table:table-cell office:value-type="float" office:value="3.837644" calcext:value-type="float">
            <text:p>3,837644</text:p>
          </table:table-cell>
          <table:table-cell office:value-type="float" office:value="75.907532" calcext:value-type="float">
            <text:p>75,907532</text:p>
          </table:table-cell>
          <table:table-cell office:value-type="float" office:value="951.849976" calcext:value-type="float">
            <text:p>951,849976</text:p>
          </table:table-cell>
          <table:table-cell office:value-type="float" office:value="241.9375" calcext:value-type="float">
            <text:p>241,9375</text:p>
          </table:table-cell>
          <table:table-cell office:value-type="float" office:value="242.1875" calcext:value-type="float">
            <text:p>242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9:26:54</text:p>
          </table:table-cell>
          <table:table-cell table:formula="of:=[.C831]+1/24/6" office:value-type="date" office:date-value="2018-02-12T09:24:32.000009" calcext:value-type="date">
            <text:p>12.02.2018 09:24:32</text:p>
          </table:table-cell>
          <table:table-cell office:value-type="float" office:value="3.850996" calcext:value-type="float">
            <text:p>3,850996</text:p>
          </table:table-cell>
          <table:table-cell office:value-type="float" office:value="75.429924" calcext:value-type="float">
            <text:p>75,429924</text:p>
          </table:table-cell>
          <table:table-cell office:value-type="float" office:value="952.049988" calcext:value-type="float">
            <text:p>952,049988</text:p>
          </table:table-cell>
          <table:table-cell office:value-type="float" office:value="225.96875" calcext:value-type="float">
            <text:p>225,96875</text:p>
          </table:table-cell>
          <table:table-cell office:value-type="float" office:value="234.34375" calcext:value-type="float">
            <text:p>234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9:36:55</text:p>
          </table:table-cell>
          <table:table-cell table:formula="of:=[.C832]+1/24/6" office:value-type="date" office:date-value="2018-02-12T09:34:32.000009" calcext:value-type="date">
            <text:p>12.02.2018 09:34:32</text:p>
          </table:table-cell>
          <table:table-cell office:value-type="float" office:value="3.96315" calcext:value-type="float">
            <text:p>3,96315</text:p>
          </table:table-cell>
          <table:table-cell office:value-type="float" office:value="74.6334" calcext:value-type="float">
            <text:p>74,6334</text:p>
          </table:table-cell>
          <table:table-cell office:value-type="float" office:value="952.200012" calcext:value-type="float">
            <text:p>952,200012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34375" calcext:value-type="float">
            <text:p>242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9:46:56</text:p>
          </table:table-cell>
          <table:table-cell table:formula="of:=[.C833]+1/24/6" office:value-type="date" office:date-value="2018-02-12T09:44:32.000009" calcext:value-type="date">
            <text:p>12.02.2018 09:44:32</text:p>
          </table:table-cell>
          <table:table-cell office:value-type="float" office:value="4.216831" calcext:value-type="float">
            <text:p>4,216831</text:p>
          </table:table-cell>
          <table:table-cell office:value-type="float" office:value="74.299232" calcext:value-type="float">
            <text:p>74,299232</text:p>
          </table:table-cell>
          <table:table-cell office:value-type="float" office:value="952.289978" calcext:value-type="float">
            <text:p>952,289978</text:p>
          </table:table-cell>
          <table:table-cell office:value-type="float" office:value="242.59375" calcext:value-type="float">
            <text:p>242,59375</text:p>
          </table:table-cell>
          <table:table-cell office:value-type="float" office:value="242.8125" calcext:value-type="float">
            <text:p>242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09:56:57</text:p>
          </table:table-cell>
          <table:table-cell table:formula="of:=[.C834]+1/24/6" office:value-type="date" office:date-value="2018-02-12T09:54:32.000009" calcext:value-type="date">
            <text:p>12.02.2018 09:54:32</text:p>
          </table:table-cell>
          <table:table-cell office:value-type="float" office:value="4.681468" calcext:value-type="float">
            <text:p>4,681468</text:p>
          </table:table-cell>
          <table:table-cell office:value-type="float" office:value="74.665443" calcext:value-type="float">
            <text:p>74,665443</text:p>
          </table:table-cell>
          <table:table-cell office:value-type="float" office:value="952.390015" calcext:value-type="float">
            <text:p>952,390015</text:p>
          </table:table-cell>
          <table:table-cell office:value-type="float" office:value="244" calcext:value-type="float">
            <text:p>244</text:p>
          </table:table-cell>
          <table:table-cell office:value-type="float" office:value="244.34375" calcext:value-type="float">
            <text:p>244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0:06:58</text:p>
          </table:table-cell>
          <table:table-cell table:formula="of:=[.C835]+1/24/6" office:value-type="date" office:date-value="2018-02-12T10:04:32.000009" calcext:value-type="date">
            <text:p>12.02.2018 10:04:32</text:p>
          </table:table-cell>
          <table:table-cell office:value-type="float" office:value="5.26894" calcext:value-type="float">
            <text:p>5,26894</text:p>
          </table:table-cell>
          <table:table-cell office:value-type="float" office:value="71.644157" calcext:value-type="float">
            <text:p>71,644157</text:p>
          </table:table-cell>
          <table:table-cell office:value-type="float" office:value="952.390015" calcext:value-type="float">
            <text:p>952,390015</text:p>
          </table:table-cell>
          <table:table-cell office:value-type="float" office:value="243.09375" calcext:value-type="float">
            <text:p>243,09375</text:p>
          </table:table-cell>
          <table:table-cell office:value-type="float" office:value="243.1875" calcext:value-type="float">
            <text:p>243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0:16:59</text:p>
          </table:table-cell>
          <table:table-cell table:formula="of:=[.C836]+1/24/6" office:value-type="date" office:date-value="2018-02-12T10:14:32.000009" calcext:value-type="date">
            <text:p>12.02.2018 10:14:32</text:p>
          </table:table-cell>
          <table:table-cell office:value-type="float" office:value="6.056687" calcext:value-type="float">
            <text:p>6,056687</text:p>
          </table:table-cell>
          <table:table-cell office:value-type="float" office:value="69.025711" calcext:value-type="float">
            <text:p>69,025711</text:p>
          </table:table-cell>
          <table:table-cell office:value-type="float" office:value="952.599976" calcext:value-type="float">
            <text:p>952,599976</text:p>
          </table:table-cell>
          <table:table-cell office:value-type="float" office:value="243.9375" calcext:value-type="float">
            <text:p>243,9375</text:p>
          </table:table-cell>
          <table:table-cell office:value-type="float" office:value="244.03125" calcext:value-type="float">
            <text:p>244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0:27:00</text:p>
          </table:table-cell>
          <table:table-cell table:formula="of:=[.C837]+1/24/6" office:value-type="date" office:date-value="2018-02-12T10:24:32.000009" calcext:value-type="date">
            <text:p>12.02.2018 10:24:32</text:p>
          </table:table-cell>
          <table:table-cell office:value-type="float" office:value="6.337072" calcext:value-type="float">
            <text:p>6,337072</text:p>
          </table:table-cell>
          <table:table-cell office:value-type="float" office:value="64.809647" calcext:value-type="float">
            <text:p>64,809647</text:p>
          </table:table-cell>
          <table:table-cell office:value-type="float" office:value="952.599976" calcext:value-type="float">
            <text:p>952,599976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0:37:01</text:p>
          </table:table-cell>
          <table:table-cell table:formula="of:=[.C838]+1/24/6" office:value-type="date" office:date-value="2018-02-12T10:34:32.00001" calcext:value-type="date">
            <text:p>12.02.2018 10:34:32</text:p>
          </table:table-cell>
          <table:table-cell office:value-type="float" office:value="6.775006" calcext:value-type="float">
            <text:p>6,775006</text:p>
          </table:table-cell>
          <table:table-cell office:value-type="float" office:value="63.44091" calcext:value-type="float">
            <text:p>63,44091</text:p>
          </table:table-cell>
          <table:table-cell office:value-type="float" office:value="952.619995" calcext:value-type="float">
            <text:p>952,619995</text:p>
          </table:table-cell>
          <table:table-cell office:value-type="float" office:value="242.03125" calcext:value-type="float">
            <text:p>242,03125</text:p>
          </table:table-cell>
          <table:table-cell office:value-type="float" office:value="242.28125" calcext:value-type="float">
            <text:p>242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0:47:02</text:p>
          </table:table-cell>
          <table:table-cell table:formula="of:=[.C839]+1/24/6" office:value-type="date" office:date-value="2018-02-12T10:44:32.00001" calcext:value-type="date">
            <text:p>12.02.2018 10:44:32</text:p>
          </table:table-cell>
          <table:table-cell office:value-type="float" office:value="7.669566" calcext:value-type="float">
            <text:p>7,669566</text:p>
          </table:table-cell>
          <table:table-cell office:value-type="float" office:value="59.494926" calcext:value-type="float">
            <text:p>59,494926</text:p>
          </table:table-cell>
          <table:table-cell office:value-type="float" office:value="952.47998" calcext:value-type="float">
            <text:p>952,47998</text:p>
          </table:table-cell>
          <table:table-cell office:value-type="float" office:value="239.59375" calcext:value-type="float">
            <text:p>239,59375</text:p>
          </table:table-cell>
          <table:table-cell office:value-type="float" office:value="239.625" calcext:value-type="float">
            <text:p>239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0:57:03</text:p>
          </table:table-cell>
          <table:table-cell table:formula="of:=[.C840]+1/24/6" office:value-type="date" office:date-value="2018-02-12T10:54:32.00001" calcext:value-type="date">
            <text:p>12.02.2018 10:54:32</text:p>
          </table:table-cell>
          <table:table-cell office:value-type="float" office:value="7.180896" calcext:value-type="float">
            <text:p>7,180896</text:p>
          </table:table-cell>
          <table:table-cell office:value-type="float" office:value="53.730068" calcext:value-type="float">
            <text:p>53,730068</text:p>
          </table:table-cell>
          <table:table-cell office:value-type="float" office:value="952.929993" calcext:value-type="float">
            <text:p>952,929993</text:p>
          </table:table-cell>
          <table:table-cell office:value-type="float" office:value="238.78125" calcext:value-type="float">
            <text:p>238,78125</text:p>
          </table:table-cell>
          <table:table-cell office:value-type="float" office:value="238.875" calcext:value-type="float">
            <text:p>238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1:07:04</text:p>
          </table:table-cell>
          <table:table-cell table:formula="of:=[.C841]+1/24/6" office:value-type="date" office:date-value="2018-02-12T11:04:32.00001" calcext:value-type="date">
            <text:p>12.02.2018 11:04:32</text:p>
          </table:table-cell>
          <table:table-cell office:value-type="float" office:value="5.971237" calcext:value-type="float">
            <text:p>5,971237</text:p>
          </table:table-cell>
          <table:table-cell office:value-type="float" office:value="55.410088" calcext:value-type="float">
            <text:p>55,410088</text:p>
          </table:table-cell>
          <table:table-cell office:value-type="float" office:value="952.98999" calcext:value-type="float">
            <text:p>952,98999</text:p>
          </table:table-cell>
          <table:table-cell office:value-type="float" office:value="238.875" calcext:value-type="float">
            <text:p>238,875</text:p>
          </table:table-cell>
          <table:table-cell office:value-type="float" office:value="238.78125" calcext:value-type="float">
            <text:p>238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1:17:06</text:p>
          </table:table-cell>
          <table:table-cell table:formula="of:=[.C842]+1/24/6" office:value-type="date" office:date-value="2018-02-12T11:14:32.00001" calcext:value-type="date">
            <text:p>12.02.2018 11:14:32</text:p>
          </table:table-cell>
          <table:table-cell office:value-type="float" office:value="5.634775" calcext:value-type="float">
            <text:p>5,634775</text:p>
          </table:table-cell>
          <table:table-cell office:value-type="float" office:value="54.650188" calcext:value-type="float">
            <text:p>54,650188</text:p>
          </table:table-cell>
          <table:table-cell office:value-type="float" office:value="953.070007" calcext:value-type="float">
            <text:p>953,070007</text:p>
          </table:table-cell>
          <table:table-cell office:value-type="float" office:value="239.40625" calcext:value-type="float">
            <text:p>239,40625</text:p>
          </table:table-cell>
          <table:table-cell office:value-type="float" office:value="239.34375" calcext:value-type="float">
            <text:p>239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1:26:36</text:p>
          </table:table-cell>
          <table:table-cell table:formula="of:=[.C843]+1/24/6" office:value-type="date" office:date-value="2018-02-12T11:24:32.00001" calcext:value-type="date">
            <text:p>12.02.2018 11:24:32</text:p>
          </table:table-cell>
          <table:table-cell office:value-type="float" office:value="6.32372" calcext:value-type="float">
            <text:p>6,32372</text:p>
          </table:table-cell>
          <table:table-cell office:value-type="float" office:value="56.618599" calcext:value-type="float">
            <text:p>56,618599</text:p>
          </table:table-cell>
          <table:table-cell office:value-type="float" office:value="952.98999" calcext:value-type="float">
            <text:p>952,98999</text:p>
          </table:table-cell>
          <table:table-cell office:value-type="float" office:value="245" calcext:value-type="float">
            <text:p>245</text:p>
          </table:table-cell>
          <table:table-cell office:value-type="float" office:value="244.90625" calcext:value-type="float">
            <text:p>244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1:37:08</text:p>
          </table:table-cell>
          <table:table-cell table:formula="of:=[.C844]+1/24/6" office:value-type="date" office:date-value="2018-02-12T11:34:32.00001" calcext:value-type="date">
            <text:p>12.02.2018 11:34:32</text:p>
          </table:table-cell>
          <table:table-cell office:value-type="float" office:value="6.435874" calcext:value-type="float">
            <text:p>6,435874</text:p>
          </table:table-cell>
          <table:table-cell office:value-type="float" office:value="56.142521" calcext:value-type="float">
            <text:p>56,142521</text:p>
          </table:table-cell>
          <table:table-cell office:value-type="float" office:value="952.969971" calcext:value-type="float">
            <text:p>952,969971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1:47:09</text:p>
          </table:table-cell>
          <table:table-cell table:formula="of:=[.C845]+1/24/6" office:value-type="date" office:date-value="2018-02-12T11:44:32.00001" calcext:value-type="date">
            <text:p>12.02.2018 11:44:32</text:p>
          </table:table-cell>
          <table:table-cell office:value-type="float" office:value="6.574731" calcext:value-type="float">
            <text:p>6,574731</text:p>
          </table:table-cell>
          <table:table-cell office:value-type="float" office:value="53.180744" calcext:value-type="float">
            <text:p>53,180744</text:p>
          </table:table-cell>
          <table:table-cell office:value-type="float" office:value="953.200012" calcext:value-type="float">
            <text:p>953,200012</text:p>
          </table:table-cell>
          <table:table-cell office:value-type="float" office:value="239.96875" calcext:value-type="float">
            <text:p>239,96875</text:p>
          </table:table-cell>
          <table:table-cell office:value-type="float" office:value="239.875" calcext:value-type="float">
            <text:p>239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1:54:22</text:p>
          </table:table-cell>
          <table:table-cell table:formula="of:=[.C846]+1/24/6" office:value-type="date" office:date-value="2018-02-12T11:54:32.00001" calcext:value-type="date">
            <text:p>12.02.2018 11:54:32</text:p>
          </table:table-cell>
          <table:table-cell office:value-type="float" office:value="6.617456" calcext:value-type="float">
            <text:p>6,617456</text:p>
          </table:table-cell>
          <table:table-cell office:value-type="float" office:value="51.940186" calcext:value-type="float">
            <text:p>51,940186</text:p>
          </table:table-cell>
          <table:table-cell office:value-type="float" office:value="953.23999" calcext:value-type="float">
            <text:p>953,23999</text:p>
          </table:table-cell>
          <table:table-cell office:value-type="float" office:value="240.375" calcext:value-type="float">
            <text:p>240,375</text:p>
          </table:table-cell>
          <table:table-cell office:value-type="float" office:value="240.4375" calcext:value-type="float">
            <text:p>240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1:57:13</text:p>
          </table:table-cell>
          <table:table-cell table:formula="of:=[.C847]+1/24/6" office:value-type="date" office:date-value="2018-02-12T12:04:32.00001" calcext:value-type="date">
            <text:p>12.02.2018 12:04:32</text:p>
          </table:table-cell>
          <table:table-cell office:value-type="float" office:value="6.23827" calcext:value-type="float">
            <text:p>6,23827</text:p>
          </table:table-cell>
          <table:table-cell office:value-type="float" office:value="52.275883" calcext:value-type="float">
            <text:p>52,275883</text:p>
          </table:table-cell>
          <table:table-cell office:value-type="float" office:value="953.23999" calcext:value-type="float">
            <text:p>953,23999</text:p>
          </table:table-cell>
          <table:table-cell office:value-type="float" office:value="239.84375" calcext:value-type="float">
            <text:p>239,84375</text:p>
          </table:table-cell>
          <table:table-cell office:value-type="float" office:value="239.9375" calcext:value-type="float">
            <text:p>239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2:07:14</text:p>
          </table:table-cell>
          <table:table-cell table:formula="of:=[.C848]+1/24/6" office:value-type="date" office:date-value="2018-02-12T12:14:32.00001" calcext:value-type="date">
            <text:p>12.02.2018 12:14:32</text:p>
          </table:table-cell>
          <table:table-cell office:value-type="float" office:value="6.139467" calcext:value-type="float">
            <text:p>6,139467</text:p>
          </table:table-cell>
          <table:table-cell office:value-type="float" office:value="53.58358" calcext:value-type="float">
            <text:p>53,58358</text:p>
          </table:table-cell>
          <table:table-cell office:value-type="float" office:value="953.299988" calcext:value-type="float">
            <text:p>953,299988</text:p>
          </table:table-cell>
          <table:table-cell office:value-type="float" office:value="240.09375" calcext:value-type="float">
            <text:p>240,09375</text:p>
          </table:table-cell>
          <table:table-cell office:value-type="float" office:value="240.0625" calcext:value-type="float">
            <text:p>240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2:17:15</text:p>
          </table:table-cell>
          <table:table-cell table:formula="of:=[.C849]+1/24/6" office:value-type="date" office:date-value="2018-02-12T12:24:32.00001" calcext:value-type="date">
            <text:p>12.02.2018 12:24:32</text:p>
          </table:table-cell>
          <table:table-cell office:value-type="float" office:value="6.043335" calcext:value-type="float">
            <text:p>6,043335</text:p>
          </table:table-cell>
          <table:table-cell office:value-type="float" office:value="57.485313" calcext:value-type="float">
            <text:p>57,485313</text:p>
          </table:table-cell>
          <table:table-cell office:value-type="float" office:value="953.179993" calcext:value-type="float">
            <text:p>953,179993</text:p>
          </table:table-cell>
          <table:table-cell office:value-type="float" office:value="242.875" calcext:value-type="float">
            <text:p>242,875</text:p>
          </table:table-cell>
          <table:table-cell office:value-type="float" office:value="243.15625" calcext:value-type="float">
            <text:p>243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2:27:14</text:p>
          </table:table-cell>
          <table:table-cell table:formula="of:=[.C850]+1/24/6" office:value-type="date" office:date-value="2018-02-12T12:34:32.00001" calcext:value-type="date">
            <text:p>12.02.2018 12:34:32</text:p>
          </table:table-cell>
          <table:table-cell office:value-type="float" office:value="7.207599" calcext:value-type="float">
            <text:p>7,207599</text:p>
          </table:table-cell>
          <table:table-cell office:value-type="float" office:value="57.108414" calcext:value-type="float">
            <text:p>57,108414</text:p>
          </table:table-cell>
          <table:table-cell office:value-type="float" office:value="953.070007" calcext:value-type="float">
            <text:p>953,070007</text:p>
          </table:table-cell>
          <table:table-cell office:value-type="float" office:value="242.625" calcext:value-type="float">
            <text:p>242,625</text:p>
          </table:table-cell>
          <table:table-cell office:value-type="float" office:value="242.65625" calcext:value-type="float">
            <text:p>242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2:37:14</text:p>
          </table:table-cell>
          <table:table-cell table:formula="of:=[.C851]+1/24/6" office:value-type="date" office:date-value="2018-02-12T12:44:32.00001" calcext:value-type="date">
            <text:p>12.02.2018 12:44:32</text:p>
          </table:table-cell>
          <table:table-cell office:value-type="float" office:value="7.517357" calcext:value-type="float">
            <text:p>7,517357</text:p>
          </table:table-cell>
          <table:table-cell office:value-type="float" office:value="52.997635" calcext:value-type="float">
            <text:p>52,997635</text:p>
          </table:table-cell>
          <table:table-cell office:value-type="float" office:value="953.25" calcext:value-type="float">
            <text:p>953,25</text:p>
          </table:table-cell>
          <table:table-cell office:value-type="float" office:value="240.59375" calcext:value-type="float">
            <text:p>240,59375</text:p>
          </table:table-cell>
          <table:table-cell office:value-type="float" office:value="240.75" calcext:value-type="float">
            <text:p>240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2:47:17</text:p>
          </table:table-cell>
          <table:table-cell table:formula="of:=[.C852]+1/24/6" office:value-type="date" office:date-value="2018-02-12T12:54:32.00001" calcext:value-type="date">
            <text:p>12.02.2018 12:54:32</text:p>
          </table:table-cell>
          <table:table-cell office:value-type="float" office:value="6.676204" calcext:value-type="float">
            <text:p>6,676204</text:p>
          </table:table-cell>
          <table:table-cell office:value-type="float" office:value="48.577095" calcext:value-type="float">
            <text:p>48,577095</text:p>
          </table:table-cell>
          <table:table-cell office:value-type="float" office:value="953.22998" calcext:value-type="float">
            <text:p>953,22998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40.34375" calcext:value-type="float">
            <text:p>240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2:57:17</text:p>
          </table:table-cell>
          <table:table-cell table:formula="of:=[.C853]+1/24/6" office:value-type="date" office:date-value="2018-02-12T13:04:32.000011" calcext:value-type="date">
            <text:p>12.02.2018 13:04:32</text:p>
          </table:table-cell>
          <table:table-cell office:value-type="float" office:value="6.617456" calcext:value-type="float">
            <text:p>6,617456</text:p>
          </table:table-cell>
          <table:table-cell office:value-type="float" office:value="49.161518" calcext:value-type="float">
            <text:p>49,161518</text:p>
          </table:table-cell>
          <table:table-cell office:value-type="float" office:value="953.27002" calcext:value-type="float">
            <text:p>953,27002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54]+1/24/6" office:value-type="date" office:date-value="2018-02-12T13:14:32.000011" calcext:value-type="date">
            <text:p>12.02.2018 13:14:32</text:p>
          </table:table-cell>
          <table:table-cell office:value-type="float" office:value="6.548028" calcext:value-type="float">
            <text:p>6,548028</text:p>
          </table:table-cell>
          <table:table-cell office:value-type="float" office:value="47.483025" calcext:value-type="float">
            <text:p>47,483025</text:p>
          </table:table-cell>
          <table:table-cell office:value-type="float" office:value="953.299988" calcext:value-type="float">
            <text:p>953,299988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0.5625" calcext:value-type="float">
            <text:p>240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55]+1/24/6" office:value-type="date" office:date-value="2018-02-12T13:24:32.000011" calcext:value-type="date">
            <text:p>12.02.2018 13:24:32</text:p>
          </table:table-cell>
          <table:table-cell office:value-type="float" office:value="6.73228" calcext:value-type="float">
            <text:p>6,73228</text:p>
          </table:table-cell>
          <table:table-cell office:value-type="float" office:value="48.676281" calcext:value-type="float">
            <text:p>48,676281</text:p>
          </table:table-cell>
          <table:table-cell office:value-type="float" office:value="953.450012" calcext:value-type="float">
            <text:p>953,450012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6875" calcext:value-type="float">
            <text:p>240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56]+1/24/6" office:value-type="date" office:date-value="2018-02-12T13:34:32.000011" calcext:value-type="date">
            <text:p>12.02.2018 13:34:32</text:p>
          </table:table-cell>
          <table:table-cell office:value-type="float" office:value="6.676204" calcext:value-type="float">
            <text:p>6,676204</text:p>
          </table:table-cell>
          <table:table-cell office:value-type="float" office:value="48.036926" calcext:value-type="float">
            <text:p>48,036926</text:p>
          </table:table-cell>
          <table:table-cell office:value-type="float" office:value="953.359985" calcext:value-type="float">
            <text:p>953,359985</text:p>
          </table:table-cell>
          <table:table-cell office:value-type="float" office:value="240.3125" calcext:value-type="float">
            <text:p>240,3125</text:p>
          </table:table-cell>
          <table:table-cell office:value-type="float" office:value="240.40625" calcext:value-type="float">
            <text:p>240,4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57]+1/24/6" office:value-type="date" office:date-value="2018-02-12T13:44:32.000011" calcext:value-type="date">
            <text:p>12.02.2018 13:44:32</text:p>
          </table:table-cell>
          <table:table-cell office:value-type="float" office:value="6.449225" calcext:value-type="float">
            <text:p>6,449225</text:p>
          </table:table-cell>
          <table:table-cell office:value-type="float" office:value="45.803005" calcext:value-type="float">
            <text:p>45,803005</text:p>
          </table:table-cell>
          <table:table-cell office:value-type="float" office:value="953.640015" calcext:value-type="float">
            <text:p>953,640015</text:p>
          </table:table-cell>
          <table:table-cell table:number-columns-repeated="2" office:value-type="float" office:value="240.46875" calcext:value-type="float">
            <text:p>240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58]+1/24/6" office:value-type="date" office:date-value="2018-02-12T13:54:32.000011" calcext:value-type="date">
            <text:p>12.02.2018 13:54:32</text:p>
          </table:table-cell>
          <table:table-cell office:value-type="float" office:value="6.633478" calcext:value-type="float">
            <text:p>6,633478</text:p>
          </table:table-cell>
          <table:table-cell office:value-type="float" office:value="44.87373" calcext:value-type="float">
            <text:p>44,87373</text:p>
          </table:table-cell>
          <table:table-cell office:value-type="float" office:value="953.460022" calcext:value-type="float">
            <text:p>953,460022</text:p>
          </table:table-cell>
          <table:table-cell table:number-columns-repeated="2" office:value-type="float" office:value="240.6875" calcext:value-type="float">
            <text:p>240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59]+1/24/6" office:value-type="date" office:date-value="2018-02-12T14:04:32.000011" calcext:value-type="date">
            <text:p>12.02.2018 14:04:32</text:p>
          </table:table-cell>
          <table:table-cell office:value-type="float" office:value="6.379797" calcext:value-type="float">
            <text:p>6,379797</text:p>
          </table:table-cell>
          <table:table-cell office:value-type="float" office:value="44.533455" calcext:value-type="float">
            <text:p>44,533455</text:p>
          </table:table-cell>
          <table:table-cell office:value-type="float" office:value="953.47998" calcext:value-type="float">
            <text:p>953,47998</text:p>
          </table:table-cell>
          <table:table-cell office:value-type="float" office:value="240.1875" calcext:value-type="float">
            <text:p>240,1875</text:p>
          </table:table-cell>
          <table:table-cell office:value-type="float" office:value="240.09375" calcext:value-type="float">
            <text:p>240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60]+1/24/6" office:value-type="date" office:date-value="2018-02-12T14:14:32.000011" calcext:value-type="date">
            <text:p>12.02.2018 14:14:32</text:p>
          </table:table-cell>
          <table:table-cell office:value-type="float" office:value="5.720226" calcext:value-type="float">
            <text:p>5,720226</text:p>
          </table:table-cell>
          <table:table-cell office:value-type="float" office:value="49.752041" calcext:value-type="float">
            <text:p>49,752041</text:p>
          </table:table-cell>
          <table:table-cell office:value-type="float" office:value="953.799988" calcext:value-type="float">
            <text:p>953,799988</text:p>
          </table:table-cell>
          <table:table-cell office:value-type="float" office:value="239.34375" calcext:value-type="float">
            <text:p>239,34375</text:p>
          </table:table-cell>
          <table:table-cell office:value-type="float" office:value="239.53125" calcext:value-type="float">
            <text:p>239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61]+1/24/6" office:value-type="date" office:date-value="2018-02-12T14:24:32.000011" calcext:value-type="date">
            <text:p>12.02.2018 14:24:32</text:p>
          </table:table-cell>
          <table:table-cell office:value-type="float" office:value="5.311666" calcext:value-type="float">
            <text:p>5,311666</text:p>
          </table:table-cell>
          <table:table-cell office:value-type="float" office:value="52.013428" calcext:value-type="float">
            <text:p>52,013428</text:p>
          </table:table-cell>
          <table:table-cell office:value-type="float" office:value="953.77002" calcext:value-type="float">
            <text:p>953,77002</text:p>
          </table:table-cell>
          <table:table-cell office:value-type="float" office:value="240.15625" calcext:value-type="float">
            <text:p>240,15625</text:p>
          </table:table-cell>
          <table:table-cell office:value-type="float" office:value="240.34375" calcext:value-type="float">
            <text:p>240,3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62]+1/24/6" office:value-type="date" office:date-value="2018-02-12T14:34:32.000011" calcext:value-type="date">
            <text:p>12.02.2018 14:34:32</text:p>
          </table:table-cell>
          <table:table-cell office:value-type="float" office:value="5.282292" calcext:value-type="float">
            <text:p>5,282292</text:p>
          </table:table-cell>
          <table:table-cell office:value-type="float" office:value="51.564812" calcext:value-type="float">
            <text:p>51,564812</text:p>
          </table:table-cell>
          <table:table-cell office:value-type="float" office:value="953.76001" calcext:value-type="float">
            <text:p>953,76001</text:p>
          </table:table-cell>
          <table:table-cell table:number-columns-repeated="2" office:value-type="float" office:value="241" calcext:value-type="float">
            <text:p>2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63]+1/24/6" office:value-type="date" office:date-value="2018-02-12T14:44:32.000011" calcext:value-type="date">
            <text:p>12.02.2018 14:44:32</text:p>
          </table:table-cell>
          <table:table-cell office:value-type="float" office:value="4.94583" calcext:value-type="float">
            <text:p>4,94583</text:p>
          </table:table-cell>
          <table:table-cell office:value-type="float" office:value="52.965591" calcext:value-type="float">
            <text:p>52,965591</text:p>
          </table:table-cell>
          <table:table-cell office:value-type="float" office:value="953.849976" calcext:value-type="float">
            <text:p>953,849976</text:p>
          </table:table-cell>
          <table:table-cell office:value-type="float" office:value="240.4375" calcext:value-type="float">
            <text:p>240,437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64]+1/24/6" office:value-type="date" office:date-value="2018-02-12T14:54:32.000011" calcext:value-type="date">
            <text:p>12.02.2018 14:54:32</text:p>
          </table:table-cell>
          <table:table-cell office:value-type="float" office:value="4.849699" calcext:value-type="float">
            <text:p>4,849699</text:p>
          </table:table-cell>
          <table:table-cell office:value-type="float" office:value="53.68124" calcext:value-type="float">
            <text:p>53,68124</text:p>
          </table:table-cell>
          <table:table-cell office:value-type="float" office:value="953.809998" calcext:value-type="float">
            <text:p>953,809998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65]+1/24/6" office:value-type="date" office:date-value="2018-02-12T15:04:32.000011" calcext:value-type="date">
            <text:p>12.02.2018 15:04:32</text:p>
          </table:table-cell>
          <table:table-cell office:value-type="float" office:value="5.057984" calcext:value-type="float">
            <text:p>5,057984</text:p>
          </table:table-cell>
          <table:table-cell office:value-type="float" office:value="53.748379" calcext:value-type="float">
            <text:p>53,748379</text:p>
          </table:table-cell>
          <table:table-cell office:value-type="float" office:value="953.809998" calcext:value-type="float">
            <text:p>953,809998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66]+1/24/6" office:value-type="date" office:date-value="2018-02-12T15:14:32.000011" calcext:value-type="date">
            <text:p>12.02.2018 15:14:32</text:p>
          </table:table-cell>
          <table:table-cell office:value-type="float" office:value="5.199512" calcext:value-type="float">
            <text:p>5,199512</text:p>
          </table:table-cell>
          <table:table-cell office:value-type="float" office:value="51.660946" calcext:value-type="float">
            <text:p>51,660946</text:p>
          </table:table-cell>
          <table:table-cell office:value-type="float" office:value="953.909973" calcext:value-type="float">
            <text:p>953,909973</text:p>
          </table:table-cell>
          <table:table-cell office:value-type="float" office:value="240.71875" calcext:value-type="float">
            <text:p>240,71875</text:p>
          </table:table-cell>
          <table:table-cell office:value-type="float" office:value="241.0625" calcext:value-type="float">
            <text:p>241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67]+1/24/6" office:value-type="date" office:date-value="2018-02-12T15:24:32.000012" calcext:value-type="date">
            <text:p>12.02.2018 15:24:32</text:p>
          </table:table-cell>
          <table:table-cell office:value-type="float" office:value="5.156786" calcext:value-type="float">
            <text:p>5,156786</text:p>
          </table:table-cell>
          <table:table-cell office:value-type="float" office:value="51.285572" calcext:value-type="float">
            <text:p>51,285572</text:p>
          </table:table-cell>
          <table:table-cell office:value-type="float" office:value="953.919983" calcext:value-type="float">
            <text:p>953,919983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68]+1/24/6" office:value-type="date" office:date-value="2018-02-12T15:34:32.000012" calcext:value-type="date">
            <text:p>12.02.2018 15:34:32</text:p>
          </table:table-cell>
          <table:table-cell office:value-type="float" office:value="5.298314" calcext:value-type="float">
            <text:p>5,298314</text:p>
          </table:table-cell>
          <table:table-cell office:value-type="float" office:value="51.744869" calcext:value-type="float">
            <text:p>51,744869</text:p>
          </table:table-cell>
          <table:table-cell office:value-type="float" office:value="954.049988" calcext:value-type="float">
            <text:p>954,049988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69]+1/24/6" office:value-type="date" office:date-value="2018-02-12T15:44:32.000012" calcext:value-type="date">
            <text:p>12.02.2018 15:44:32</text:p>
          </table:table-cell>
          <table:table-cell office:value-type="float" office:value="5.367743" calcext:value-type="float">
            <text:p>5,367743</text:p>
          </table:table-cell>
          <table:table-cell office:value-type="float" office:value="51.213856" calcext:value-type="float">
            <text:p>51,213856</text:p>
          </table:table-cell>
          <table:table-cell office:value-type="float" office:value="954.070007" calcext:value-type="float">
            <text:p>954,070007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70]+1/24/6" office:value-type="date" office:date-value="2018-02-12T15:54:32.000012" calcext:value-type="date">
            <text:p>12.02.2018 15:54:32</text:p>
          </table:table-cell>
          <table:table-cell office:value-type="float" office:value="5.325017" calcext:value-type="float">
            <text:p>5,325017</text:p>
          </table:table-cell>
          <table:table-cell office:value-type="float" office:value="50.2327" calcext:value-type="float">
            <text:p>50,2327</text:p>
          </table:table-cell>
          <table:table-cell office:value-type="float" office:value="954.23999" calcext:value-type="float">
            <text:p>954,23999</text:p>
          </table:table-cell>
          <table:table-cell office:value-type="float" office:value="241.09375" calcext:value-type="float">
            <text:p>241,0937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71]+1/24/6" office:value-type="date" office:date-value="2018-02-12T16:04:32.000012" calcext:value-type="date">
            <text:p>12.02.2018 16:04:32</text:p>
          </table:table-cell>
          <table:table-cell office:value-type="float" office:value="5.114061" calcext:value-type="float">
            <text:p>5,114061</text:p>
          </table:table-cell>
          <table:table-cell office:value-type="float" office:value="51.602959" calcext:value-type="float">
            <text:p>51,602959</text:p>
          </table:table-cell>
          <table:table-cell office:value-type="float" office:value="954.130005" calcext:value-type="float">
            <text:p>954,130005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1.09375" calcext:value-type="float">
            <text:p>241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72]+1/24/6" office:value-type="date" office:date-value="2018-02-12T16:14:32.000012" calcext:value-type="date">
            <text:p>12.02.2018 16:14:32</text:p>
          </table:table-cell>
          <table:table-cell office:value-type="float" office:value="4.94583" calcext:value-type="float">
            <text:p>4,94583</text:p>
          </table:table-cell>
          <table:table-cell office:value-type="float" office:value="52.362858" calcext:value-type="float">
            <text:p>52,362858</text:p>
          </table:table-cell>
          <table:table-cell office:value-type="float" office:value="954.280029" calcext:value-type="float">
            <text:p>954,280029</text:p>
          </table:table-cell>
          <table:table-cell office:value-type="float" office:value="240.90625" calcext:value-type="float">
            <text:p>240,9062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73]+1/24/6" office:value-type="date" office:date-value="2018-02-12T16:24:32.000012" calcext:value-type="date">
            <text:p>12.02.2018 16:24:32</text:p>
          </table:table-cell>
          <table:table-cell office:value-type="float" office:value="4.86305" calcext:value-type="float">
            <text:p>4,86305</text:p>
          </table:table-cell>
          <table:table-cell office:value-type="float" office:value="52.513924" calcext:value-type="float">
            <text:p>52,513924</text:p>
          </table:table-cell>
          <table:table-cell office:value-type="float" office:value="954.330017" calcext:value-type="float">
            <text:p>954,330017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5" calcext:value-type="float">
            <text:p>241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74]+1/24/6" office:value-type="date" office:date-value="2018-02-12T16:34:32.000012" calcext:value-type="date">
            <text:p>12.02.2018 16:34:32</text:p>
          </table:table-cell>
          <table:table-cell office:value-type="float" office:value="4.665446" calcext:value-type="float">
            <text:p>4,665446</text:p>
          </table:table-cell>
          <table:table-cell office:value-type="float" office:value="51.596855" calcext:value-type="float">
            <text:p>51,596855</text:p>
          </table:table-cell>
          <table:table-cell office:value-type="float" office:value="954.419983" calcext:value-type="float">
            <text:p>954,419983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75]+1/24/6" office:value-type="date" office:date-value="2018-02-12T16:44:32.000012" calcext:value-type="date">
            <text:p>12.02.2018 16:44:32</text:p>
          </table:table-cell>
          <table:table-cell office:value-type="float" office:value="4.411765" calcext:value-type="float">
            <text:p>4,411765</text:p>
          </table:table-cell>
          <table:table-cell office:value-type="float" office:value="52.970169" calcext:value-type="float">
            <text:p>52,970169</text:p>
          </table:table-cell>
          <table:table-cell office:value-type="float" office:value="954.72998" calcext:value-type="float">
            <text:p>954,72998</text:p>
          </table:table-cell>
          <table:table-cell office:value-type="float" office:value="240.75" calcext:value-type="float">
            <text:p>240,75</text:p>
          </table:table-cell>
          <table:table-cell office:value-type="float" office:value="241.1875" calcext:value-type="float">
            <text:p>241,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76]+1/24/6" office:value-type="date" office:date-value="2018-02-12T16:54:32.000012" calcext:value-type="date">
            <text:p>12.02.2018 16:54:32</text:p>
          </table:table-cell>
          <table:table-cell office:value-type="float" office:value="4.088655" calcext:value-type="float">
            <text:p>4,088655</text:p>
          </table:table-cell>
          <table:table-cell office:value-type="float" office:value="56.267643" calcext:value-type="float">
            <text:p>56,267643</text:p>
          </table:table-cell>
          <table:table-cell office:value-type="float" office:value="954.859985" calcext:value-type="float">
            <text:p>954,859985</text:p>
          </table:table-cell>
          <table:table-cell office:value-type="float" office:value="240.625" calcext:value-type="float">
            <text:p>240,625</text:p>
          </table:table-cell>
          <table:table-cell office:value-type="float" office:value="240.90625" calcext:value-type="float">
            <text:p>240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77]+1/24/6" office:value-type="date" office:date-value="2018-02-12T17:04:32.000012" calcext:value-type="date">
            <text:p>12.02.2018 17:04:32</text:p>
          </table:table-cell>
          <table:table-cell office:value-type="float" office:value="3.992523" calcext:value-type="float">
            <text:p>3,992523</text:p>
          </table:table-cell>
          <table:table-cell office:value-type="float" office:value="58.332188" calcext:value-type="float">
            <text:p>58,332188</text:p>
          </table:table-cell>
          <table:table-cell office:value-type="float" office:value="954.940002" calcext:value-type="float">
            <text:p>954,940002</text:p>
          </table:table-cell>
          <table:table-cell office:value-type="float" office:value="241.15625" calcext:value-type="float">
            <text:p>241,1562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78]+1/24/6" office:value-type="date" office:date-value="2018-02-12T17:14:32.000012" calcext:value-type="date">
            <text:p>12.02.2018 17:14:32</text:p>
          </table:table-cell>
          <table:table-cell office:value-type="float" office:value="3.768215" calcext:value-type="float">
            <text:p>3,768215</text:p>
          </table:table-cell>
          <table:table-cell office:value-type="float" office:value="58.341343" calcext:value-type="float">
            <text:p>58,341343</text:p>
          </table:table-cell>
          <table:table-cell office:value-type="float" office:value="954.97998" calcext:value-type="float">
            <text:p>954,97998</text:p>
          </table:table-cell>
          <table:table-cell office:value-type="float" office:value="240.96875" calcext:value-type="float">
            <text:p>240,96875</text:p>
          </table:table-cell>
          <table:table-cell office:value-type="float" office:value="241.21875" calcext:value-type="float">
            <text:p>241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79]+1/24/6" office:value-type="date" office:date-value="2018-02-12T17:24:32.000012" calcext:value-type="date">
            <text:p>12.02.2018 17:24:32</text:p>
          </table:table-cell>
          <table:table-cell office:value-type="float" office:value="3.583963" calcext:value-type="float">
            <text:p>3,583963</text:p>
          </table:table-cell>
          <table:table-cell office:value-type="float" office:value="58.820477" calcext:value-type="float">
            <text:p>58,820477</text:p>
          </table:table-cell>
          <table:table-cell office:value-type="float" office:value="955.070007" calcext:value-type="float">
            <text:p>955,070007</text:p>
          </table:table-cell>
          <table:table-cell office:value-type="float" office:value="240.8125" calcext:value-type="float">
            <text:p>240,8125</text:p>
          </table:table-cell>
          <table:table-cell office:value-type="float" office:value="240.84375" calcext:value-type="float">
            <text:p>240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80]+1/24/6" office:value-type="date" office:date-value="2018-02-12T17:34:32.000012" calcext:value-type="date">
            <text:p>12.02.2018 17:34:32</text:p>
          </table:table-cell>
          <table:table-cell office:value-type="float" office:value="3.359655" calcext:value-type="float">
            <text:p>3,359655</text:p>
          </table:table-cell>
          <table:table-cell office:value-type="float" office:value="59.401848" calcext:value-type="float">
            <text:p>59,401848</text:p>
          </table:table-cell>
          <table:table-cell office:value-type="float" office:value="955.119995" calcext:value-type="float">
            <text:p>955,119995</text:p>
          </table:table-cell>
          <table:table-cell office:value-type="float" office:value="241" calcext:value-type="float">
            <text:p>241</text:p>
          </table:table-cell>
          <table:table-cell office:value-type="float" office:value="241.15625" calcext:value-type="float">
            <text:p>241,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81]+1/24/6" office:value-type="date" office:date-value="2018-02-12T17:44:32.000013" calcext:value-type="date">
            <text:p>12.02.2018 17:44:32</text:p>
          </table:table-cell>
          <table:table-cell office:value-type="float" office:value="3.330281" calcext:value-type="float">
            <text:p>3,330281</text:p>
          </table:table-cell>
          <table:table-cell office:value-type="float" office:value="58.570229" calcext:value-type="float">
            <text:p>58,570229</text:p>
          </table:table-cell>
          <table:table-cell office:value-type="float" office:value="955.280029" calcext:value-type="float">
            <text:p>955,280029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82]+1/24/6" office:value-type="date" office:date-value="2018-02-12T17:54:32.000013" calcext:value-type="date">
            <text:p>12.02.2018 17:54:32</text:p>
          </table:table-cell>
          <table:table-cell office:value-type="float" office:value="3.274205" calcext:value-type="float">
            <text:p>3,274205</text:p>
          </table:table-cell>
          <table:table-cell office:value-type="float" office:value="58.290989" calcext:value-type="float">
            <text:p>58,290989</text:p>
          </table:table-cell>
          <table:table-cell office:value-type="float" office:value="955.359985" calcext:value-type="float">
            <text:p>955,359985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83]+1/24/6" office:value-type="date" office:date-value="2018-02-12T18:04:32.000013" calcext:value-type="date">
            <text:p>12.02.2018 18:04:32</text:p>
          </table:table-cell>
          <table:table-cell office:value-type="float" office:value="3.175402" calcext:value-type="float">
            <text:p>3,175402</text:p>
          </table:table-cell>
          <table:table-cell office:value-type="float" office:value="59.32555" calcext:value-type="float">
            <text:p>59,32555</text:p>
          </table:table-cell>
          <table:table-cell office:value-type="float" office:value="955.5" calcext:value-type="float">
            <text:p>955,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84]+1/24/6" office:value-type="date" office:date-value="2018-02-12T18:14:32.000013" calcext:value-type="date">
            <text:p>12.02.2018 18:14:32</text:p>
          </table:table-cell>
          <table:table-cell office:value-type="float" office:value="3.092622" calcext:value-type="float">
            <text:p>3,092622</text:p>
          </table:table-cell>
          <table:table-cell office:value-type="float" office:value="59.952698" calcext:value-type="float">
            <text:p>59,952698</text:p>
          </table:table-cell>
          <table:table-cell office:value-type="float" office:value="955.580017" calcext:value-type="float">
            <text:p>955,580017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85]+1/24/6" office:value-type="date" office:date-value="2018-02-12T18:24:32.000013" calcext:value-type="date">
            <text:p>12.02.2018 18:24:32</text:p>
          </table:table-cell>
          <table:table-cell office:value-type="float" office:value="2.980469" calcext:value-type="float">
            <text:p>2,980469</text:p>
          </table:table-cell>
          <table:table-cell office:value-type="float" office:value="59.636837" calcext:value-type="float">
            <text:p>59,636837</text:p>
          </table:table-cell>
          <table:table-cell office:value-type="float" office:value="955.710022" calcext:value-type="float">
            <text:p>955,710022</text:p>
          </table:table-cell>
          <table:table-cell office:value-type="float" office:value="241.03125" calcext:value-type="float">
            <text:p>241,0312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86]+1/24/6" office:value-type="date" office:date-value="2018-02-12T18:34:32.000013" calcext:value-type="date">
            <text:p>12.02.2018 18:34:32</text:p>
          </table:table-cell>
          <table:table-cell office:value-type="float" office:value="2.838941" calcext:value-type="float">
            <text:p>2,838941</text:p>
          </table:table-cell>
          <table:table-cell office:value-type="float" office:value="60.401314" calcext:value-type="float">
            <text:p>60,401314</text:p>
          </table:table-cell>
          <table:table-cell office:value-type="float" office:value="955.789978" calcext:value-type="float">
            <text:p>955,789978</text:p>
          </table:table-cell>
          <table:table-cell office:value-type="float" office:value="241.25" calcext:value-type="float">
            <text:p>241,2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87]+1/24/6" office:value-type="date" office:date-value="2018-02-12T18:44:32.000013" calcext:value-type="date">
            <text:p>12.02.2018 18:44:32</text:p>
          </table:table-cell>
          <table:table-cell office:value-type="float" office:value="2.700084" calcext:value-type="float">
            <text:p>2,700084</text:p>
          </table:table-cell>
          <table:table-cell office:value-type="float" office:value="61.713589" calcext:value-type="float">
            <text:p>61,713589</text:p>
          </table:table-cell>
          <table:table-cell office:value-type="float" office:value="955.929993" calcext:value-type="float">
            <text:p>955,929993</text:p>
          </table:table-cell>
          <table:table-cell office:value-type="float" office:value="241.3125" calcext:value-type="float">
            <text:p>241,312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88]+1/24/6" office:value-type="date" office:date-value="2018-02-12T18:54:32.000013" calcext:value-type="date">
            <text:p>12.02.2018 18:54:32</text:p>
          </table:table-cell>
          <table:table-cell office:value-type="float" office:value="2.50248" calcext:value-type="float">
            <text:p>2,50248</text:p>
          </table:table-cell>
          <table:table-cell office:value-type="float" office:value="62.894638" calcext:value-type="float">
            <text:p>62,894638</text:p>
          </table:table-cell>
          <table:table-cell office:value-type="float" office:value="956.109985" calcext:value-type="float">
            <text:p>956,109985</text:p>
          </table:table-cell>
          <table:table-cell office:value-type="float" office:value="241.21875" calcext:value-type="float">
            <text:p>241,2187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89]+1/24/6" office:value-type="date" office:date-value="2018-02-12T19:04:32.000013" calcext:value-type="date">
            <text:p>12.02.2018 19:04:32</text:p>
          </table:table-cell>
          <table:table-cell office:value-type="float" office:value="2.350271" calcext:value-type="float">
            <text:p>2,350271</text:p>
          </table:table-cell>
          <table:table-cell office:value-type="float" office:value="63.462273" calcext:value-type="float">
            <text:p>63,462273</text:p>
          </table:table-cell>
          <table:table-cell office:value-type="float" office:value="956.219971" calcext:value-type="float">
            <text:p>956,219971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90]+1/24/6" office:value-type="date" office:date-value="2018-02-12T19:14:32.000013" calcext:value-type="date">
            <text:p>12.02.2018 19:14:32</text:p>
          </table:table-cell>
          <table:table-cell office:value-type="float" office:value="2.26482" calcext:value-type="float">
            <text:p>2,26482</text:p>
          </table:table-cell>
          <table:table-cell office:value-type="float" office:value="64.177917" calcext:value-type="float">
            <text:p>64,177917</text:p>
          </table:table-cell>
          <table:table-cell office:value-type="float" office:value="956.27002" calcext:value-type="float">
            <text:p>956,27002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91]+1/24/6" office:value-type="date" office:date-value="2018-02-12T19:24:32.000013" calcext:value-type="date">
            <text:p>12.02.2018 19:24:32</text:p>
          </table:table-cell>
          <table:table-cell office:value-type="float" office:value="2.192721" calcext:value-type="float">
            <text:p>2,192721</text:p>
          </table:table-cell>
          <table:table-cell office:value-type="float" office:value="64.475471" calcext:value-type="float">
            <text:p>64,475471</text:p>
          </table:table-cell>
          <table:table-cell office:value-type="float" office:value="956.559998" calcext:value-type="float">
            <text:p>956,559998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96875" calcext:value-type="float">
            <text:p>241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92]+1/24/6" office:value-type="date" office:date-value="2018-02-12T19:34:32.000013" calcext:value-type="date">
            <text:p>12.02.2018 19:34:32</text:p>
          </table:table-cell>
          <table:table-cell office:value-type="float" office:value="2.17937" calcext:value-type="float">
            <text:p>2,17937</text:p>
          </table:table-cell>
          <table:table-cell office:value-type="float" office:value="64.693672" calcext:value-type="float">
            <text:p>64,693672</text:p>
          </table:table-cell>
          <table:table-cell office:value-type="float" office:value="956.590027" calcext:value-type="float">
            <text:p>956,590027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96875" calcext:value-type="float">
            <text:p>241,9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93]+1/24/6" office:value-type="date" office:date-value="2018-02-12T19:44:32.000013" calcext:value-type="date">
            <text:p>12.02.2018 19:44:32</text:p>
          </table:table-cell>
          <table:table-cell office:value-type="float" office:value="2.067216" calcext:value-type="float">
            <text:p>2,067216</text:p>
          </table:table-cell>
          <table:table-cell office:value-type="float" office:value="64.924088" calcext:value-type="float">
            <text:p>64,924088</text:p>
          </table:table-cell>
          <table:table-cell office:value-type="float" office:value="956.679993" calcext:value-type="float">
            <text:p>956,679993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94]+1/24/6" office:value-type="date" office:date-value="2018-02-12T19:54:32.000013" calcext:value-type="date">
            <text:p>12.02.2018 19:54:32</text:p>
          </table:table-cell>
          <table:table-cell office:value-type="float" office:value="2.011139" calcext:value-type="float">
            <text:p>2,011139</text:p>
          </table:table-cell>
          <table:table-cell office:value-type="float" office:value="64.892044" calcext:value-type="float">
            <text:p>64,892044</text:p>
          </table:table-cell>
          <table:table-cell office:value-type="float" office:value="956.640015" calcext:value-type="float">
            <text:p>956,640015</text:p>
          </table:table-cell>
          <table:table-cell table:number-columns-repeated="2"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95]+1/24/6" office:value-type="date" office:date-value="2018-02-12T20:04:32.000014" calcext:value-type="date">
            <text:p>12.02.2018 20:04:32</text:p>
          </table:table-cell>
          <table:table-cell office:value-type="float" office:value="1.93904" calcext:value-type="float">
            <text:p>1,93904</text:p>
          </table:table-cell>
          <table:table-cell office:value-type="float" office:value="66.607155" calcext:value-type="float">
            <text:p>66,607155</text:p>
          </table:table-cell>
          <table:table-cell office:value-type="float" office:value="956.650024" calcext:value-type="float">
            <text:p>956,650024</text:p>
          </table:table-cell>
          <table:table-cell office:value-type="float" office:value="241.40625" calcext:value-type="float">
            <text:p>241,4062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96]+1/24/6" office:value-type="date" office:date-value="2018-02-12T20:14:32.000014" calcext:value-type="date">
            <text:p>12.02.2018 20:14:32</text:p>
          </table:table-cell>
          <table:table-cell office:value-type="float" office:value="1.869612" calcext:value-type="float">
            <text:p>1,869612</text:p>
          </table:table-cell>
          <table:table-cell office:value-type="float" office:value="67.280083" calcext:value-type="float">
            <text:p>67,280083</text:p>
          </table:table-cell>
          <table:table-cell office:value-type="float" office:value="956.859985" calcext:value-type="float">
            <text:p>956,859985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97]+1/24/6" office:value-type="date" office:date-value="2018-02-12T20:24:32.000014" calcext:value-type="date">
            <text:p>12.02.2018 20:24:32</text:p>
          </table:table-cell>
          <table:table-cell office:value-type="float" office:value="1.955062" calcext:value-type="float">
            <text:p>1,955062</text:p>
          </table:table-cell>
          <table:table-cell office:value-type="float" office:value="67.734795" calcext:value-type="float">
            <text:p>67,734795</text:p>
          </table:table-cell>
          <table:table-cell office:value-type="float" office:value="956.799988" calcext:value-type="float">
            <text:p>956,799988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98]+1/24/6" office:value-type="date" office:date-value="2018-02-12T20:34:32.000014" calcext:value-type="date">
            <text:p>12.02.2018 20:34:32</text:p>
          </table:table-cell>
          <table:table-cell office:value-type="float" office:value="1.968414" calcext:value-type="float">
            <text:p>1,968414</text:p>
          </table:table-cell>
          <table:table-cell office:value-type="float" office:value="69.230179" calcext:value-type="float">
            <text:p>69,230179</text:p>
          </table:table-cell>
          <table:table-cell office:value-type="float" office:value="956.869995" calcext:value-type="float">
            <text:p>956,86999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375" calcext:value-type="float">
            <text:p>241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899]+1/24/6" office:value-type="date" office:date-value="2018-02-12T20:44:32.000014" calcext:value-type="date">
            <text:p>12.02.2018 20:44:32</text:p>
          </table:table-cell>
          <table:table-cell office:value-type="float" office:value="1.85626" calcext:value-type="float">
            <text:p>1,85626</text:p>
          </table:table-cell>
          <table:table-cell office:value-type="float" office:value="69.378197" calcext:value-type="float">
            <text:p>69,378197</text:p>
          </table:table-cell>
          <table:table-cell office:value-type="float" office:value="956.97998" calcext:value-type="float">
            <text:p>956,97998</text:p>
          </table:table-cell>
          <table:table-cell office:value-type="float" office:value="241.375" calcext:value-type="float">
            <text:p>241,37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00]+1/24/6" office:value-type="date" office:date-value="2018-02-12T20:54:32.000014" calcext:value-type="date">
            <text:p>12.02.2018 20:54:32</text:p>
          </table:table-cell>
          <table:table-cell office:value-type="float" office:value="1.744106" calcext:value-type="float">
            <text:p>1,744106</text:p>
          </table:table-cell>
          <table:table-cell office:value-type="float" office:value="70.426491" calcext:value-type="float">
            <text:p>70,426491</text:p>
          </table:table-cell>
          <table:table-cell office:value-type="float" office:value="956.900024" calcext:value-type="float">
            <text:p>956,900024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01]+1/24/6" office:value-type="date" office:date-value="2018-02-12T21:04:32.000014" calcext:value-type="date">
            <text:p>12.02.2018 21:04:32</text:p>
          </table:table-cell>
          <table:table-cell office:value-type="float" office:value="1.602579" calcext:value-type="float">
            <text:p>1,602579</text:p>
          </table:table-cell>
          <table:table-cell office:value-type="float" office:value="71.514458" calcext:value-type="float">
            <text:p>71,514458</text:p>
          </table:table-cell>
          <table:table-cell office:value-type="float" office:value="957.039978" calcext:value-type="float">
            <text:p>957,039978</text:p>
          </table:table-cell>
          <table:table-cell office:value-type="float" office:value="241.78125" calcext:value-type="float">
            <text:p>241,78125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02]+1/24/6" office:value-type="date" office:date-value="2018-02-12T21:14:32.000014" calcext:value-type="date">
            <text:p>12.02.2018 21:14:32</text:p>
          </table:table-cell>
          <table:table-cell office:value-type="float" office:value="1.631952" calcext:value-type="float">
            <text:p>1,631952</text:p>
          </table:table-cell>
          <table:table-cell office:value-type="float" office:value="71.781494" calcext:value-type="float">
            <text:p>71,781494</text:p>
          </table:table-cell>
          <table:table-cell office:value-type="float" office:value="957.210022" calcext:value-type="float">
            <text:p>957,210022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03]+1/24/6" office:value-type="date" office:date-value="2018-02-12T21:24:32.000014" calcext:value-type="date">
            <text:p>12.02.2018 21:24:32</text:p>
          </table:table-cell>
          <table:table-cell office:value-type="float" office:value="1.589227" calcext:value-type="float">
            <text:p>1,589227</text:p>
          </table:table-cell>
          <table:table-cell office:value-type="float" office:value="71.360344" calcext:value-type="float">
            <text:p>71,360344</text:p>
          </table:table-cell>
          <table:table-cell office:value-type="float" office:value="957.169983" calcext:value-type="float">
            <text:p>957,169983</text:p>
          </table:table-cell>
          <table:table-cell office:value-type="float" office:value="241.46875" calcext:value-type="float">
            <text:p>241,4687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04]+1/24/6" office:value-type="date" office:date-value="2018-02-12T21:34:32.000014" calcext:value-type="date">
            <text:p>12.02.2018 21:34:32</text:p>
          </table:table-cell>
          <table:table-cell office:value-type="float" office:value="1.45037" calcext:value-type="float">
            <text:p>1,45037</text:p>
          </table:table-cell>
          <table:table-cell office:value-type="float" office:value="70.777451" calcext:value-type="float">
            <text:p>70,777451</text:p>
          </table:table-cell>
          <table:table-cell office:value-type="float" office:value="957.219971" calcext:value-type="float">
            <text:p>957,219971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0.78125" calcext:value-type="float">
            <text:p>240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05]+1/24/6" office:value-type="date" office:date-value="2018-02-12T21:44:32.000014" calcext:value-type="date">
            <text:p>12.02.2018 21:44:32</text:p>
          </table:table-cell>
          <table:table-cell office:value-type="float" office:value="1.226062" calcext:value-type="float">
            <text:p>1,226062</text:p>
          </table:table-cell>
          <table:table-cell office:value-type="float" office:value="71.708244" calcext:value-type="float">
            <text:p>71,708244</text:p>
          </table:table-cell>
          <table:table-cell office:value-type="float" office:value="957.330017" calcext:value-type="float">
            <text:p>957,330017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06]+1/24/6" office:value-type="date" office:date-value="2018-02-12T21:54:32.000014" calcext:value-type="date">
            <text:p>12.02.2018 21:54:32</text:p>
          </table:table-cell>
          <table:table-cell office:value-type="float" office:value="1.252766" calcext:value-type="float">
            <text:p>1,252766</text:p>
          </table:table-cell>
          <table:table-cell office:value-type="float" office:value="72.736702" calcext:value-type="float">
            <text:p>72,736702</text:p>
          </table:table-cell>
          <table:table-cell office:value-type="float" office:value="957.419983" calcext:value-type="float">
            <text:p>957,419983</text:p>
          </table:table-cell>
          <table:table-cell table:number-columns-repeated="2"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07]+1/24/6" office:value-type="date" office:date-value="2018-02-12T22:04:32.000014" calcext:value-type="date">
            <text:p>12.02.2018 22:04:32</text:p>
          </table:table-cell>
          <table:table-cell office:value-type="float" office:value="1.140612" calcext:value-type="float">
            <text:p>1,140612</text:p>
          </table:table-cell>
          <table:table-cell office:value-type="float" office:value="72.545967" calcext:value-type="float">
            <text:p>72,545967</text:p>
          </table:table-cell>
          <table:table-cell office:value-type="float" office:value="957.380005" calcext:value-type="float">
            <text:p>957,38000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08]+1/24/6" office:value-type="date" office:date-value="2018-02-12T22:14:32.000014" calcext:value-type="date">
            <text:p>12.02.2018 22:14:32</text:p>
          </table:table-cell>
          <table:table-cell office:value-type="float" office:value="1.111238" calcext:value-type="float">
            <text:p>1,111238</text:p>
          </table:table-cell>
          <table:table-cell office:value-type="float" office:value="73.23262" calcext:value-type="float">
            <text:p>73,23262</text:p>
          </table:table-cell>
          <table:table-cell office:value-type="float" office:value="957.5" calcext:value-type="float">
            <text:p>957,5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09]+1/24/6" office:value-type="date" office:date-value="2018-02-12T22:24:32.000014" calcext:value-type="date">
            <text:p>12.02.2018 22:24:32</text:p>
          </table:table-cell>
          <table:table-cell office:value-type="float" office:value="1.140612" calcext:value-type="float">
            <text:p>1,140612</text:p>
          </table:table-cell>
          <table:table-cell office:value-type="float" office:value="72.710762" calcext:value-type="float">
            <text:p>72,710762</text:p>
          </table:table-cell>
          <table:table-cell office:value-type="float" office:value="957.469971" calcext:value-type="float">
            <text:p>957,469971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10]+1/24/6" office:value-type="date" office:date-value="2018-02-12T22:34:32.000015" calcext:value-type="date">
            <text:p>12.02.2018 22:34:32</text:p>
          </table:table-cell>
          <table:table-cell office:value-type="float" office:value="1.169986" calcext:value-type="float">
            <text:p>1,169986</text:p>
          </table:table-cell>
          <table:table-cell office:value-type="float" office:value="71.134506" calcext:value-type="float">
            <text:p>71,134506</text:p>
          </table:table-cell>
          <table:table-cell office:value-type="float" office:value="957.539978" calcext:value-type="float">
            <text:p>957,539978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11]+1/24/6" office:value-type="date" office:date-value="2018-02-12T22:44:32.000015" calcext:value-type="date">
            <text:p>12.02.2018 22:44:32</text:p>
          </table:table-cell>
          <table:table-cell office:value-type="float" office:value="1.156634" calcext:value-type="float">
            <text:p>1,156634</text:p>
          </table:table-cell>
          <table:table-cell office:value-type="float" office:value="70.426491" calcext:value-type="float">
            <text:p>70,426491</text:p>
          </table:table-cell>
          <table:table-cell office:value-type="float" office:value="957.669983" calcext:value-type="float">
            <text:p>957,669983</text:p>
          </table:table-cell>
          <table:table-cell table:number-columns-repeated="2"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12]+1/24/6" office:value-type="date" office:date-value="2018-02-12T22:54:32.000015" calcext:value-type="date">
            <text:p>12.02.2018 22:54:32</text:p>
          </table:table-cell>
          <table:table-cell office:value-type="float" office:value="1.111238" calcext:value-type="float">
            <text:p>1,111238</text:p>
          </table:table-cell>
          <table:table-cell office:value-type="float" office:value="70.095367" calcext:value-type="float">
            <text:p>70,095367</text:p>
          </table:table-cell>
          <table:table-cell office:value-type="float" office:value="957.590027" calcext:value-type="float">
            <text:p>957,590027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13]+1/24/6" office:value-type="date" office:date-value="2018-02-12T23:04:32.000015" calcext:value-type="date">
            <text:p>12.02.2018 23:04:32</text:p>
          </table:table-cell>
          <table:table-cell office:value-type="float" office:value="1.097887" calcext:value-type="float">
            <text:p>1,097887</text:p>
          </table:table-cell>
          <table:table-cell office:value-type="float" office:value="70.01297" calcext:value-type="float">
            <text:p>70,01297</text:p>
          </table:table-cell>
          <table:table-cell office:value-type="float" office:value="957.659973" calcext:value-type="float">
            <text:p>957,659973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14]+1/24/6" office:value-type="date" office:date-value="2018-02-12T23:14:32.000015" calcext:value-type="date">
            <text:p>12.02.2018 23:14:32</text:p>
          </table:table-cell>
          <table:table-cell office:value-type="float" office:value="1.068513" calcext:value-type="float">
            <text:p>1,068513</text:p>
          </table:table-cell>
          <table:table-cell office:value-type="float" office:value="70.545509" calcext:value-type="float">
            <text:p>70,545509</text:p>
          </table:table-cell>
          <table:table-cell office:value-type="float" office:value="957.690002" calcext:value-type="float">
            <text:p>957,690002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15]+1/24/6" office:value-type="date" office:date-value="2018-02-12T23:24:32.000015" calcext:value-type="date">
            <text:p>12.02.2018 23:24:32</text:p>
          </table:table-cell>
          <table:table-cell office:value-type="float" office:value="1.012436" calcext:value-type="float">
            <text:p>1,012436</text:p>
          </table:table-cell>
          <table:table-cell office:value-type="float" office:value="70.71946" calcext:value-type="float">
            <text:p>70,71946</text:p>
          </table:table-cell>
          <table:table-cell office:value-type="float" office:value="957.669983" calcext:value-type="float">
            <text:p>957,669983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3125" calcext:value-type="float">
            <text:p>241,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16]+1/24/6" office:value-type="date" office:date-value="2018-02-12T23:34:32.000015" calcext:value-type="date">
            <text:p>12.02.2018 23:34:32</text:p>
          </table:table-cell>
          <table:table-cell office:value-type="float" office:value="0.913634" calcext:value-type="float">
            <text:p>0,913634</text:p>
          </table:table-cell>
          <table:table-cell office:value-type="float" office:value="71.793701" calcext:value-type="float">
            <text:p>71,793701</text:p>
          </table:table-cell>
          <table:table-cell office:value-type="float" office:value="957.75" calcext:value-type="float">
            <text:p>957,7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21875" calcext:value-type="float">
            <text:p>241,21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17]+1/24/6" office:value-type="date" office:date-value="2018-02-12T23:44:32.000015" calcext:value-type="date">
            <text:p>12.02.2018 23:44:32</text:p>
          </table:table-cell>
          <table:table-cell office:value-type="float" office:value="0.774777" calcext:value-type="float">
            <text:p>0,774777</text:p>
          </table:table-cell>
          <table:table-cell office:value-type="float" office:value="72.462044" calcext:value-type="float">
            <text:p>72,462044</text:p>
          </table:table-cell>
          <table:table-cell office:value-type="float" office:value="957.640015" calcext:value-type="float">
            <text:p>957,640015</text:p>
          </table:table-cell>
          <table:table-cell table:number-columns-repeated="2"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18]+1/24/6" office:value-type="date" office:date-value="2018-02-12T23:54:32.000015" calcext:value-type="date">
            <text:p>12.02.2018 23:54:32</text:p>
          </table:table-cell>
          <table:table-cell office:value-type="float" office:value="0.788128" calcext:value-type="float">
            <text:p>0,788128</text:p>
          </table:table-cell>
          <table:table-cell office:value-type="float" office:value="73.095291" calcext:value-type="float">
            <text:p>73,095291</text:p>
          </table:table-cell>
          <table:table-cell office:value-type="float" office:value="957.630005" calcext:value-type="float">
            <text:p>957,63000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19]+1/24/6" office:value-type="date" office:date-value="2018-02-13T00:04:32.000015" calcext:value-type="date">
            <text:p>13.02.2018 00:04:32</text:p>
          </table:table-cell>
          <table:table-cell office:value-type="float" office:value="0.844205" calcext:value-type="float">
            <text:p>0,844205</text:p>
          </table:table-cell>
          <table:table-cell office:value-type="float" office:value="72.787064" calcext:value-type="float">
            <text:p>72,787064</text:p>
          </table:table-cell>
          <table:table-cell office:value-type="float" office:value="957.650024" calcext:value-type="float">
            <text:p>957,650024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20]+1/24/6" office:value-type="date" office:date-value="2018-02-13T00:14:32.000015" calcext:value-type="date">
            <text:p>13.02.2018 00:14:32</text:p>
          </table:table-cell>
          <table:table-cell office:value-type="float" office:value="0.844205" calcext:value-type="float">
            <text:p>0,844205</text:p>
          </table:table-cell>
          <table:table-cell office:value-type="float" office:value="72.545967" calcext:value-type="float">
            <text:p>72,545967</text:p>
          </table:table-cell>
          <table:table-cell office:value-type="float" office:value="957.590027" calcext:value-type="float">
            <text:p>957,590027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21]+1/24/6" office:value-type="date" office:date-value="2018-02-13T00:24:32.000015" calcext:value-type="date">
            <text:p>13.02.2018 00:24:32</text:p>
          </table:table-cell>
          <table:table-cell office:value-type="float" office:value="0.675975" calcext:value-type="float">
            <text:p>0,675975</text:p>
          </table:table-cell>
          <table:table-cell office:value-type="float" office:value="72.658882" calcext:value-type="float">
            <text:p>72,658882</text:p>
          </table:table-cell>
          <table:table-cell office:value-type="float" office:value="957.619995" calcext:value-type="float">
            <text:p>957,619995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5" calcext:value-type="float">
            <text:p>241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22]+1/24/6" office:value-type="date" office:date-value="2018-02-13T00:34:32.000015" calcext:value-type="date">
            <text:p>13.02.2018 00:34:32</text:p>
          </table:table-cell>
          <table:table-cell office:value-type="float" office:value="0.577173" calcext:value-type="float">
            <text:p>0,577173</text:p>
          </table:table-cell>
          <table:table-cell office:value-type="float" office:value="72.841995" calcext:value-type="float">
            <text:p>72,841995</text:p>
          </table:table-cell>
          <table:table-cell office:value-type="float" office:value="957.669983" calcext:value-type="float">
            <text:p>957,669983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23]+1/24/6" office:value-type="date" office:date-value="2018-02-13T00:44:32.000015" calcext:value-type="date">
            <text:p>13.02.2018 00:44:32</text:p>
          </table:table-cell>
          <table:table-cell office:value-type="float" office:value="0.424964" calcext:value-type="float">
            <text:p>0,424964</text:p>
          </table:table-cell>
          <table:table-cell office:value-type="float" office:value="73.447777" calcext:value-type="float">
            <text:p>73,447777</text:p>
          </table:table-cell>
          <table:table-cell office:value-type="float" office:value="957.630005" calcext:value-type="float">
            <text:p>957,630005</text:p>
          </table:table-cell>
          <table:table-cell office:value-type="float" office:value="241.53125" calcext:value-type="float">
            <text:p>241,53125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24]+1/24/6" office:value-type="date" office:date-value="2018-02-13T00:54:32.000016" calcext:value-type="date">
            <text:p>13.02.2018 00:54:32</text:p>
          </table:table-cell>
          <table:table-cell office:value-type="float" office:value="0.408942" calcext:value-type="float">
            <text:p>0,408942</text:p>
          </table:table-cell>
          <table:table-cell office:value-type="float" office:value="73.823151" calcext:value-type="float">
            <text:p>73,823151</text:p>
          </table:table-cell>
          <table:table-cell office:value-type="float" office:value="957.690002" calcext:value-type="float">
            <text:p>957,690002</text:p>
          </table:table-cell>
          <table:table-cell table:number-columns-repeated="2"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25]+1/24/6" office:value-type="date" office:date-value="2018-02-13T01:04:32.000016" calcext:value-type="date">
            <text:p>13.02.2018 01:04:32</text:p>
          </table:table-cell>
          <table:table-cell office:value-type="float" office:value="0.326162" calcext:value-type="float">
            <text:p>0,326162</text:p>
          </table:table-cell>
          <table:table-cell office:value-type="float" office:value="73.917755" calcext:value-type="float">
            <text:p>73,917755</text:p>
          </table:table-cell>
          <table:table-cell office:value-type="float" office:value="957.669983" calcext:value-type="float">
            <text:p>957,669983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26]+1/24/6" office:value-type="date" office:date-value="2018-02-13T01:14:32.000016" calcext:value-type="date">
            <text:p>13.02.2018 01:14:32</text:p>
          </table:table-cell>
          <table:table-cell office:value-type="float" office:value="0.296788" calcext:value-type="float">
            <text:p>0,296788</text:p>
          </table:table-cell>
          <table:table-cell office:value-type="float" office:value="74.137482" calcext:value-type="float">
            <text:p>74,137482</text:p>
          </table:table-cell>
          <table:table-cell office:value-type="float" office:value="957.609985" calcext:value-type="float">
            <text:p>957,60998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8125" calcext:value-type="float">
            <text:p>241,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27]+1/24/6" office:value-type="date" office:date-value="2018-02-13T01:24:32.000016" calcext:value-type="date">
            <text:p>13.02.2018 01:24:32</text:p>
          </table:table-cell>
          <table:table-cell office:value-type="float" office:value="0.296788" calcext:value-type="float">
            <text:p>0,296788</text:p>
          </table:table-cell>
          <table:table-cell office:value-type="float" office:value="74.39994" calcext:value-type="float">
            <text:p>74,39994</text:p>
          </table:table-cell>
          <table:table-cell office:value-type="float" office:value="957.650024" calcext:value-type="float">
            <text:p>957,650024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28]+1/24/6" office:value-type="date" office:date-value="2018-02-13T01:34:32.000016" calcext:value-type="date">
            <text:p>13.02.2018 01:34:32</text:p>
          </table:table-cell>
          <table:table-cell office:value-type="float" office:value="0.31281" calcext:value-type="float">
            <text:p>0,31281</text:p>
          </table:table-cell>
          <table:table-cell office:value-type="float" office:value="74.253456" calcext:value-type="float">
            <text:p>74,253456</text:p>
          </table:table-cell>
          <table:table-cell office:value-type="float" office:value="957.599976" calcext:value-type="float">
            <text:p>957,599976</text:p>
          </table:table-cell>
          <table:table-cell office:value-type="float" office:value="241.96875" calcext:value-type="float">
            <text:p>241,96875</text:p>
          </table:table-cell>
          <table:table-cell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29]+1/24/6" office:value-type="date" office:date-value="2018-02-13T01:44:32.000016" calcext:value-type="date">
            <text:p>13.02.2018 01:44:32</text:p>
          </table:table-cell>
          <table:table-cell office:value-type="float" office:value="0.240711" calcext:value-type="float">
            <text:p>0,240711</text:p>
          </table:table-cell>
          <table:table-cell office:value-type="float" office:value="74.421303" calcext:value-type="float">
            <text:p>74,421303</text:p>
          </table:table-cell>
          <table:table-cell office:value-type="float" office:value="957.590027" calcext:value-type="float">
            <text:p>957,590027</text:p>
          </table:table-cell>
          <table:table-cell office:value-type="float" office:value="241.59375" calcext:value-type="float">
            <text:p>241,59375</text:p>
          </table:table-cell>
          <table:table-cell office:value-type="float" office:value="241.5" calcext:value-type="float">
            <text:p>241,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30]+1/24/6" office:value-type="date" office:date-value="2018-02-13T01:54:32.000016" calcext:value-type="date">
            <text:p>13.02.2018 01:54:32</text:p>
          </table:table-cell>
          <table:table-cell office:value-type="float" office:value="0.240711" calcext:value-type="float">
            <text:p>0,240711</text:p>
          </table:table-cell>
          <table:table-cell office:value-type="float" office:value="74.883652" calcext:value-type="float">
            <text:p>74,883652</text:p>
          </table:table-cell>
          <table:table-cell office:value-type="float" office:value="957.51001" calcext:value-type="float">
            <text:p>957,51001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31]+1/24/6" office:value-type="date" office:date-value="2018-02-13T02:04:32.000016" calcext:value-type="date">
            <text:p>13.02.2018 02:04:32</text:p>
          </table:table-cell>
          <table:table-cell office:value-type="float" office:value="0.256733" calcext:value-type="float">
            <text:p>0,256733</text:p>
          </table:table-cell>
          <table:table-cell office:value-type="float" office:value="74.491493" calcext:value-type="float">
            <text:p>74,491493</text:p>
          </table:table-cell>
          <table:table-cell office:value-type="float" office:value="957.47998" calcext:value-type="float">
            <text:p>957,47998</text:p>
          </table:table-cell>
          <table:table-cell table:number-columns-repeated="2" office:value-type="float" office:value="241.84375" calcext:value-type="float">
            <text:p>241,84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32]+1/24/6" office:value-type="date" office:date-value="2018-02-13T02:14:32.000016" calcext:value-type="date">
            <text:p>13.02.2018 02:14:32</text:p>
          </table:table-cell>
          <table:table-cell office:value-type="float" office:value="0.088502" calcext:value-type="float">
            <text:p>0,088502</text:p>
          </table:table-cell>
          <table:table-cell office:value-type="float" office:value="74.233612" calcext:value-type="float">
            <text:p>74,233612</text:p>
          </table:table-cell>
          <table:table-cell office:value-type="float" office:value="957.51001" calcext:value-type="float">
            <text:p>957,51001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33]+1/24/6" office:value-type="date" office:date-value="2018-02-13T02:24:32.000016" calcext:value-type="date">
            <text:p>13.02.2018 02:24:32</text:p>
          </table:table-cell>
          <table:table-cell office:value-type="float" office:value="-0.039673" calcext:value-type="float">
            <text:p>-0,039673</text:p>
          </table:table-cell>
          <table:table-cell office:value-type="float" office:value="74.569313" calcext:value-type="float">
            <text:p>74,569313</text:p>
          </table:table-cell>
          <table:table-cell office:value-type="float" office:value="957.429993" calcext:value-type="float">
            <text:p>957,429993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34]+1/24/6" office:value-type="date" office:date-value="2018-02-13T02:34:32.000016" calcext:value-type="date">
            <text:p>13.02.2018 02:34:32</text:p>
          </table:table-cell>
          <table:table-cell office:value-type="float" office:value="-0.111772" calcext:value-type="float">
            <text:p>-0,111772</text:p>
          </table:table-cell>
          <table:table-cell office:value-type="float" office:value="74.560158" calcext:value-type="float">
            <text:p>74,560158</text:p>
          </table:table-cell>
          <table:table-cell office:value-type="float" office:value="957.429993" calcext:value-type="float">
            <text:p>957,429993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35]+1/24/6" office:value-type="date" office:date-value="2018-02-13T02:44:32.000016" calcext:value-type="date">
            <text:p>13.02.2018 02:44:32</text:p>
          </table:table-cell>
          <table:table-cell office:value-type="float" office:value="-0.181201" calcext:value-type="float">
            <text:p>-0,181201</text:p>
          </table:table-cell>
          <table:table-cell office:value-type="float" office:value="75.013351" calcext:value-type="float">
            <text:p>75,013351</text:p>
          </table:table-cell>
          <table:table-cell office:value-type="float" office:value="957.400024" calcext:value-type="float">
            <text:p>957,400024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36]+1/24/6" office:value-type="date" office:date-value="2018-02-13T02:54:32.000016" calcext:value-type="date">
            <text:p>13.02.2018 02:54:32</text:p>
          </table:table-cell>
          <table:table-cell office:value-type="float" office:value="-0.263981" calcext:value-type="float">
            <text:p>-0,263981</text:p>
          </table:table-cell>
          <table:table-cell office:value-type="float" office:value="75.623711" calcext:value-type="float">
            <text:p>75,623711</text:p>
          </table:table-cell>
          <table:table-cell office:value-type="float" office:value="957.460022" calcext:value-type="float">
            <text:p>957,460022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37]+1/24/6" office:value-type="date" office:date-value="2018-02-13T03:04:32.000016" calcext:value-type="date">
            <text:p>13.02.2018 03:04:32</text:p>
          </table:table-cell>
          <table:table-cell office:value-type="float" office:value="-0.405509" calcext:value-type="float">
            <text:p>-0,405509</text:p>
          </table:table-cell>
          <table:table-cell office:value-type="float" office:value="74.72953" calcext:value-type="float">
            <text:p>74,72953</text:p>
          </table:table-cell>
          <table:table-cell office:value-type="float" office:value="957.460022" calcext:value-type="float">
            <text:p>957,460022</text:p>
          </table:table-cell>
          <table:table-cell office:value-type="float" office:value="241.6875" calcext:value-type="float">
            <text:p>241,687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38]+1/24/6" office:value-type="date" office:date-value="2018-02-13T03:14:32.000017" calcext:value-type="date">
            <text:p>13.02.2018 03:14:32</text:p>
          </table:table-cell>
          <table:table-cell office:value-type="float" office:value="-0.504311" calcext:value-type="float">
            <text:p>-0,504311</text:p>
          </table:table-cell>
          <table:table-cell office:value-type="float" office:value="75.530632" calcext:value-type="float">
            <text:p>75,530632</text:p>
          </table:table-cell>
          <table:table-cell office:value-type="float" office:value="957.5" calcext:value-type="float">
            <text:p>957,5</text:p>
          </table:table-cell>
          <table:table-cell table:number-columns-repeated="2"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39]+1/24/6" office:value-type="date" office:date-value="2018-02-13T03:24:32.000017" calcext:value-type="date">
            <text:p>13.02.2018 03:24:32</text:p>
          </table:table-cell>
          <table:table-cell office:value-type="float" office:value="-0.587091" calcext:value-type="float">
            <text:p>-0,587091</text:p>
          </table:table-cell>
          <table:table-cell office:value-type="float" office:value="76.607918" calcext:value-type="float">
            <text:p>76,607918</text:p>
          </table:table-cell>
          <table:table-cell office:value-type="float" office:value="957.25" calcext:value-type="float">
            <text:p>957,25</text:p>
          </table:table-cell>
          <table:table-cell office:value-type="float" office:value="241.65625" calcext:value-type="float">
            <text:p>241,6562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40]+1/24/6" office:value-type="date" office:date-value="2018-02-13T03:34:32.000017" calcext:value-type="date">
            <text:p>13.02.2018 03:34:32</text:p>
          </table:table-cell>
          <table:table-cell office:value-type="float" office:value="-0.656519" calcext:value-type="float">
            <text:p>-0,656519</text:p>
          </table:table-cell>
          <table:table-cell office:value-type="float" office:value="77.125198" calcext:value-type="float">
            <text:p>77,125198</text:p>
          </table:table-cell>
          <table:table-cell office:value-type="float" office:value="957.289978" calcext:value-type="float">
            <text:p>957,289978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1.9375" calcext:value-type="float">
            <text:p>241,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41]+1/24/6" office:value-type="date" office:date-value="2018-02-13T03:44:32.000017" calcext:value-type="date">
            <text:p>13.02.2018 03:44:32</text:p>
          </table:table-cell>
          <table:table-cell office:value-type="float" office:value="-0.755322" calcext:value-type="float">
            <text:p>-0,755322</text:p>
          </table:table-cell>
          <table:table-cell office:value-type="float" office:value="77.697411" calcext:value-type="float">
            <text:p>77,697411</text:p>
          </table:table-cell>
          <table:table-cell office:value-type="float" office:value="957.200012" calcext:value-type="float">
            <text:p>957,200012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42]+1/24/6" office:value-type="date" office:date-value="2018-02-13T03:54:32.000017" calcext:value-type="date">
            <text:p>13.02.2018 03:54:32</text:p>
          </table:table-cell>
          <table:table-cell office:value-type="float" office:value="-0.854124" calcext:value-type="float">
            <text:p>-0,854124</text:p>
          </table:table-cell>
          <table:table-cell office:value-type="float" office:value="77.450218" calcext:value-type="float">
            <text:p>77,450218</text:p>
          </table:table-cell>
          <table:table-cell office:value-type="float" office:value="957.090027" calcext:value-type="float">
            <text:p>957,090027</text:p>
          </table:table-cell>
          <table:table-cell office:value-type="float" office:value="241.5625" calcext:value-type="float">
            <text:p>241,5625</text:p>
          </table:table-cell>
          <table:table-cell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43]+1/24/6" office:value-type="date" office:date-value="2018-02-13T04:04:32.000017" calcext:value-type="date">
            <text:p>13.02.2018 04:04:32</text:p>
          </table:table-cell>
          <table:table-cell office:value-type="float" office:value="-0.896849" calcext:value-type="float">
            <text:p>-0,896849</text:p>
          </table:table-cell>
          <table:table-cell office:value-type="float" office:value="77.888153" calcext:value-type="float">
            <text:p>77,888153</text:p>
          </table:table-cell>
          <table:table-cell office:value-type="float" office:value="957.070007" calcext:value-type="float">
            <text:p>957,070007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44]+1/24/6" office:value-type="date" office:date-value="2018-02-13T04:14:32.000017" calcext:value-type="date">
            <text:p>13.02.2018 04:14:32</text:p>
          </table:table-cell>
          <table:table-cell office:value-type="float" office:value="-0.952926" calcext:value-type="float">
            <text:p>-0,952926</text:p>
          </table:table-cell>
          <table:table-cell office:value-type="float" office:value="78.533607" calcext:value-type="float">
            <text:p>78,533607</text:p>
          </table:table-cell>
          <table:table-cell office:value-type="float" office:value="957.080017" calcext:value-type="float">
            <text:p>957,080017</text:p>
          </table:table-cell>
          <table:table-cell office:value-type="float" office:value="241.9375" calcext:value-type="float">
            <text:p>241,9375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45]+1/24/6" office:value-type="date" office:date-value="2018-02-13T04:24:32.000017" calcext:value-type="date">
            <text:p>13.02.2018 04:24:32</text:p>
          </table:table-cell>
          <table:table-cell office:value-type="float" office:value="-1.009003" calcext:value-type="float">
            <text:p>-1,009003</text:p>
          </table:table-cell>
          <table:table-cell office:value-type="float" office:value="78.657204" calcext:value-type="float">
            <text:p>78,657204</text:p>
          </table:table-cell>
          <table:table-cell office:value-type="float" office:value="957.02002" calcext:value-type="float">
            <text:p>957,02002</text:p>
          </table:table-cell>
          <table:table-cell office:value-type="float" office:value="241.5" calcext:value-type="float">
            <text:p>241,5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46]+1/24/6" office:value-type="date" office:date-value="2018-02-13T04:34:32.000017" calcext:value-type="date">
            <text:p>13.02.2018 04:34:32</text:p>
          </table:table-cell>
          <table:table-cell office:value-type="float" office:value="-1.081102" calcext:value-type="float">
            <text:p>-1,081102</text:p>
          </table:table-cell>
          <table:table-cell office:value-type="float" office:value="77.965973" calcext:value-type="float">
            <text:p>77,965973</text:p>
          </table:table-cell>
          <table:table-cell office:value-type="float" office:value="956.940002" calcext:value-type="float">
            <text:p>956,940002</text:p>
          </table:table-cell>
          <table:table-cell table:number-columns-repeated="2"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47]+1/24/6" office:value-type="date" office:date-value="2018-02-13T04:44:32.000017" calcext:value-type="date">
            <text:p>13.02.2018 04:44:32</text:p>
          </table:table-cell>
          <table:table-cell office:value-type="float" office:value="-1.177234" calcext:value-type="float">
            <text:p>-1,177234</text:p>
          </table:table-cell>
          <table:table-cell office:value-type="float" office:value="78.222321" calcext:value-type="float">
            <text:p>78,222321</text:p>
          </table:table-cell>
          <table:table-cell office:value-type="float" office:value="957.049988" calcext:value-type="float">
            <text:p>957,049988</text:p>
          </table:table-cell>
          <table:table-cell office:value-type="float" office:value="242" calcext:value-type="float">
            <text:p>242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48]+1/24/6" office:value-type="date" office:date-value="2018-02-13T04:54:32.000017" calcext:value-type="date">
            <text:p>13.02.2018 04:54:32</text:p>
          </table:table-cell>
          <table:table-cell office:value-type="float" office:value="-1.262684" calcext:value-type="float">
            <text:p>-1,262684</text:p>
          </table:table-cell>
          <table:table-cell office:value-type="float" office:value="78.086517" calcext:value-type="float">
            <text:p>78,086517</text:p>
          </table:table-cell>
          <table:table-cell office:value-type="float" office:value="957.090027" calcext:value-type="float">
            <text:p>957,090027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49]+1/24/6" office:value-type="date" office:date-value="2018-02-13T05:04:32.000017" calcext:value-type="date">
            <text:p>13.02.2018 05:04:32</text:p>
          </table:table-cell>
          <table:table-cell office:value-type="float" office:value="-1.345464" calcext:value-type="float">
            <text:p>-1,345464</text:p>
          </table:table-cell>
          <table:table-cell office:value-type="float" office:value="77.761505" calcext:value-type="float">
            <text:p>77,761505</text:p>
          </table:table-cell>
          <table:table-cell office:value-type="float" office:value="957.159973" calcext:value-type="float">
            <text:p>957,159973</text:p>
          </table:table-cell>
          <table:table-cell office:value-type="float" office:value="241.75" calcext:value-type="float">
            <text:p>241,75</text:p>
          </table:table-cell>
          <table:table-cell office:value-type="float" office:value="241.78125" calcext:value-type="float">
            <text:p>241,78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50]+1/24/6" office:value-type="date" office:date-value="2018-02-13T05:14:32.000017" calcext:value-type="date">
            <text:p>13.02.2018 05:14:32</text:p>
          </table:table-cell>
          <table:table-cell office:value-type="float" office:value="-1.401541" calcext:value-type="float">
            <text:p>-1,401541</text:p>
          </table:table-cell>
          <table:table-cell office:value-type="float" office:value="78.155182" calcext:value-type="float">
            <text:p>78,155182</text:p>
          </table:table-cell>
          <table:table-cell office:value-type="float" office:value="957.059998" calcext:value-type="float">
            <text:p>957,059998</text:p>
          </table:table-cell>
          <table:table-cell table:number-columns-repeated="2" office:value-type="float" office:value="242.0625" calcext:value-type="float">
            <text:p>242,0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51]+1/24/6" office:value-type="date" office:date-value="2018-02-13T05:24:32.000017" calcext:value-type="date">
            <text:p>13.02.2018 05:24:32</text:p>
          </table:table-cell>
          <table:table-cell office:value-type="float" office:value="-1.500343" calcext:value-type="float">
            <text:p>-1,500343</text:p>
          </table:table-cell>
          <table:table-cell office:value-type="float" office:value="78.150604" calcext:value-type="float">
            <text:p>78,150604</text:p>
          </table:table-cell>
          <table:table-cell office:value-type="float" office:value="957.059998" calcext:value-type="float">
            <text:p>957,059998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52]+1/24/6" office:value-type="date" office:date-value="2018-02-13T05:34:32.000017" calcext:value-type="date">
            <text:p>13.02.2018 05:34:32</text:p>
          </table:table-cell>
          <table:table-cell office:value-type="float" office:value="-1.55642" calcext:value-type="float">
            <text:p>-1,55642</text:p>
          </table:table-cell>
          <table:table-cell office:value-type="float" office:value="78.716713" calcext:value-type="float">
            <text:p>78,716713</text:p>
          </table:table-cell>
          <table:table-cell office:value-type="float" office:value="956.97998" calcext:value-type="float">
            <text:p>956,97998</text:p>
          </table:table-cell>
          <table:table-cell office:value-type="float" office:value="241.96875" calcext:value-type="float">
            <text:p>241,96875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53]+1/24/6" office:value-type="date" office:date-value="2018-02-13T05:44:32.000018" calcext:value-type="date">
            <text:p>13.02.2018 05:44:32</text:p>
          </table:table-cell>
          <table:table-cell office:value-type="float" office:value="-1.641871" calcext:value-type="float">
            <text:p>-1,641871</text:p>
          </table:table-cell>
          <table:table-cell office:value-type="float" office:value="78.208588" calcext:value-type="float">
            <text:p>78,208588</text:p>
          </table:table-cell>
          <table:table-cell office:value-type="float" office:value="957.039978" calcext:value-type="float">
            <text:p>957,039978</text:p>
          </table:table-cell>
          <table:table-cell office:value-type="float" office:value="242" calcext:value-type="float">
            <text:p>242</text:p>
          </table:table-cell>
          <table:table-cell office:value-type="float" office:value="242.03125" calcext:value-type="float">
            <text:p>242,031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54]+1/24/6" office:value-type="date" office:date-value="2018-02-13T05:54:32.000018" calcext:value-type="date">
            <text:p>13.02.2018 05:54:32</text:p>
          </table:table-cell>
          <table:table-cell office:value-type="float" office:value="-1.625849" calcext:value-type="float">
            <text:p>-1,625849</text:p>
          </table:table-cell>
          <table:table-cell office:value-type="float" office:value="79.133286" calcext:value-type="float">
            <text:p>79,133286</text:p>
          </table:table-cell>
          <table:table-cell office:value-type="float" office:value="957" calcext:value-type="float">
            <text:p>957</text:p>
          </table:table-cell>
          <table:table-cell office:value-type="float" office:value="242.25" calcext:value-type="float">
            <text:p>242,25</text:p>
          </table:table-cell>
          <table:table-cell office:value-type="float" office:value="242.375" calcext:value-type="float">
            <text:p>242,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2018-02-12</text:p>
          </table:table-cell>
          <table:table-cell table:style-name="ce2" office:value-type="string" calcext:value-type="string">
            <text:p>13:07:17</text:p>
          </table:table-cell>
          <table:table-cell table:formula="of:=[.C955]+1/24/6" office:value-type="date" office:date-value="2018-02-13T06:04:32.000018" calcext:value-type="date">
            <text:p>13.02.2018 06:04:32</text:p>
          </table:table-cell>
          <table:table-cell office:value-type="float" office:value="-1.767376" calcext:value-type="float">
            <text:p>-1,767376</text:p>
          </table:table-cell>
          <table:table-cell office:value-type="float" office:value="78.786911" calcext:value-type="float">
            <text:p>78,786911</text:p>
          </table:table-cell>
          <table:table-cell office:value-type="float" office:value="956.950012" calcext:value-type="float">
            <text:p>956,950012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 table:number-rows-repeated="10476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ivot Table_no2-data_calibration_20180213_1" table:style-name="ta1">
        <table:table-column table:style-name="co9" table:default-cell-style-name="ce9"/>
        <table:table-column table:style-name="co8" table:number-columns-repeated="3" table:default-cell-style-name="ce15"/>
        <table:table-column table:style-name="co10" table:default-cell-style-name="ce23"/>
        <table:table-column table:style-name="co11" table:number-columns-repeated="3" table:default-cell-style-name="ce29"/>
        <table:table-column table:style-name="co11" table:default-cell-style-name="ce35"/>
        <table:table-column table:style-name="co8" table:number-columns-repeated="1015" table:default-cell-style-name="Default"/>
        <table:table-row table:style-name="ro1">
          <table:table-cell table:style-name="ce6"/>
          <table:table-cell table:style-name="ce12" table:number-columns-repeated="2"/>
          <table:table-cell table:style-name="ce18"/>
          <table:table-cell table:style-name="ce20" office:value-type="string" calcext:value-type="string">
            <text:p>Data</text:p>
          </table:table-cell>
          <table:table-cell table:style-name="ce26" table:number-columns-repeated="3"/>
          <table:table-cell table:style-name="ce32"/>
          <table:table-cell table:number-columns-repeated="1015"/>
        </table:table-row>
        <table:table-row table:style-name="ro1">
          <table:table-cell table:style-name="ce7" office:value-type="string" calcext:value-type="string">
            <text:p>Years</text:p>
          </table:table-cell>
          <table:table-cell table:style-name="ce13" office:value-type="string" calcext:value-type="string">
            <text:p>Months</text:p>
          </table:table-cell>
          <table:table-cell table:style-name="ce13" office:value-type="string" calcext:value-type="string">
            <text:p>Days</text:p>
          </table:table-cell>
          <table:table-cell table:style-name="ce13" office:value-type="string" calcext:value-type="string">
            <text:p>datetime (reconstructed)</text:p>
          </table:table-cell>
          <table:table-cell table:style-name="ce21" office:value-type="string" calcext:value-type="string">
            <text:p>Average - temperature</text:p>
          </table:table-cell>
          <table:table-cell table:style-name="ce27" office:value-type="string" calcext:value-type="string">
            <text:p>Average - humidity</text:p>
          </table:table-cell>
          <table:table-cell table:style-name="ce27" office:value-type="string" calcext:value-type="string">
            <text:p>Average - pressure</text:p>
          </table:table-cell>
          <table:table-cell table:style-name="ce27" office:value-type="string" calcext:value-type="string">
            <text:p>Average - ae</text:p>
          </table:table-cell>
          <table:table-cell table:style-name="ce33" office:value-type="string" calcext:value-type="string">
            <text:p>Average - we</text:p>
          </table:table-cell>
          <table:table-cell table:style-name="ce1" table:number-columns-repeated="1015"/>
        </table:table-row>
        <table:table-row table:style-name="ro1">
          <table:table-cell table:style-name="ce8" office:value-type="string" calcext:value-type="string">
            <text:p>2018</text:p>
          </table:table-cell>
          <table:table-cell table:style-name="ce14" office:value-type="string" calcext:value-type="string">
            <text:p>Feb</text:p>
          </table:table-cell>
          <table:table-cell table:style-name="ce14" office:value-type="string" calcext:value-type="string">
            <text:p>06.Feb</text:p>
          </table:table-cell>
          <table:table-cell table:style-name="ce14" office:value-type="string" calcext:value-type="string">
            <text:p>15</text:p>
          </table:table-cell>
          <table:table-cell table:style-name="ce22" office:value-type="float" office:value="5.527072" calcext:value-type="float">
            <text:p>5,527072</text:p>
          </table:table-cell>
          <table:table-cell table:style-name="ce28" office:value-type="float" office:value="52.7542528333333" calcext:value-type="float">
            <text:p>52,7542528333333</text:p>
          </table:table-cell>
          <table:table-cell table:style-name="ce28" office:value-type="float" office:value="949.79835" calcext:value-type="float">
            <text:p>949,79835</text:p>
          </table:table-cell>
          <table:table-cell table:style-name="ce28" office:value-type="float" office:value="240.5625" calcext:value-type="float">
            <text:p>240,5625</text:p>
          </table:table-cell>
          <table:table-cell table:style-name="ce34" office:value-type="float" office:value="240.598958333333" calcext:value-type="float">
            <text:p>240,59895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6</text:p>
          </table:table-cell>
          <table:table-cell office:value-type="float" office:value="4.7103965" calcext:value-type="float">
            <text:p>4,7103965</text:p>
          </table:table-cell>
          <table:table-cell office:value-type="float" office:value="55.2463053333333" calcext:value-type="float">
            <text:p>55,2463053333333</text:p>
          </table:table-cell>
          <table:table-cell office:value-type="float" office:value="949.664998333333" calcext:value-type="float">
            <text:p>949,664998333333</text:p>
          </table:table-cell>
          <table:table-cell office:value-type="float" office:value="240.755208333333" calcext:value-type="float">
            <text:p>240,755208333333</text:p>
          </table:table-cell>
          <table:table-cell office:value-type="float" office:value="240.765625" calcext:value-type="float">
            <text:p>240,7656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7</text:p>
          </table:table-cell>
          <table:table-cell office:value-type="float" office:value="3.98006166666667" calcext:value-type="float">
            <text:p>3,98006166666667</text:p>
          </table:table-cell>
          <table:table-cell office:value-type="float" office:value="56.1341273333333" calcext:value-type="float">
            <text:p>56,1341273333333</text:p>
          </table:table-cell>
          <table:table-cell office:value-type="float" office:value="949.4283345" calcext:value-type="float">
            <text:p>949,4283345</text:p>
          </table:table-cell>
          <table:table-cell office:value-type="float" office:value="241.083333333333" calcext:value-type="float">
            <text:p>241,083333333333</text:p>
          </table:table-cell>
          <table:table-cell office:value-type="float" office:value="241.104166666667" calcext:value-type="float">
            <text:p>241,10416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8</text:p>
          </table:table-cell>
          <table:table-cell office:value-type="float" office:value="3.423298" calcext:value-type="float">
            <text:p>3,423298</text:p>
          </table:table-cell>
          <table:table-cell office:value-type="float" office:value="57.9929308333333" calcext:value-type="float">
            <text:p>57,9929308333333</text:p>
          </table:table-cell>
          <table:table-cell office:value-type="float" office:value="949.720001333333" calcext:value-type="float">
            <text:p>949,720001333333</text:p>
          </table:table-cell>
          <table:table-cell office:value-type="float" office:value="241.177083333333" calcext:value-type="float">
            <text:p>241,177083333333</text:p>
          </table:table-cell>
          <table:table-cell office:value-type="float" office:value="241.203125" calcext:value-type="float">
            <text:p>241,2031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9</text:p>
          </table:table-cell>
          <table:table-cell office:value-type="float" office:value="2.699639" calcext:value-type="float">
            <text:p>2,699639</text:p>
          </table:table-cell>
          <table:table-cell office:value-type="float" office:value="59.7385623333333" calcext:value-type="float">
            <text:p>59,7385623333333</text:p>
          </table:table-cell>
          <table:table-cell office:value-type="float" office:value="949.581665" calcext:value-type="float">
            <text:p>949,581665</text:p>
          </table:table-cell>
          <table:table-cell table:number-columns-repeated="2" office:value-type="float" office:value="241.348958333333" calcext:value-type="float">
            <text:p>241,34895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0</text:p>
          </table:table-cell>
          <table:table-cell office:value-type="float" office:value="2.1370895" calcext:value-type="float">
            <text:p>2,1370895</text:p>
          </table:table-cell>
          <table:table-cell office:value-type="float" office:value="61.7067216666667" calcext:value-type="float">
            <text:p>61,7067216666667</text:p>
          </table:table-cell>
          <table:table-cell office:value-type="float" office:value="949.393331" calcext:value-type="float">
            <text:p>949,393331</text:p>
          </table:table-cell>
          <table:table-cell office:value-type="float" office:value="241.541666666667" calcext:value-type="float">
            <text:p>241,541666666667</text:p>
          </table:table-cell>
          <table:table-cell office:value-type="float" office:value="241.515625" calcext:value-type="float">
            <text:p>241,5156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1</text:p>
          </table:table-cell>
          <table:table-cell office:value-type="float" office:value="1.708947" calcext:value-type="float">
            <text:p>1,708947</text:p>
          </table:table-cell>
          <table:table-cell office:value-type="float" office:value="63.3170566666667" calcext:value-type="float">
            <text:p>63,3170566666667</text:p>
          </table:table-cell>
          <table:table-cell office:value-type="float" office:value="949.276672333333" calcext:value-type="float">
            <text:p>949,276672333333</text:p>
          </table:table-cell>
          <table:table-cell office:value-type="float" office:value="241.677083333333" calcext:value-type="float">
            <text:p>241,677083333333</text:p>
          </table:table-cell>
          <table:table-cell office:value-type="float" office:value="241.65625" calcext:value-type="float">
            <text:p>241,656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2</text:p>
          </table:table-cell>
          <table:table-cell office:value-type="float" office:value="1.36358416666667" calcext:value-type="float">
            <text:p>1,36358416666667</text:p>
          </table:table-cell>
          <table:table-cell office:value-type="float" office:value="65.1570405" calcext:value-type="float">
            <text:p>65,1570405</text:p>
          </table:table-cell>
          <table:table-cell office:value-type="float" office:value="949.236663833333" calcext:value-type="float">
            <text:p>949,236663833333</text:p>
          </table:table-cell>
          <table:table-cell office:value-type="float" office:value="241.755208333333" calcext:value-type="float">
            <text:p>241,755208333333</text:p>
          </table:table-cell>
          <table:table-cell office:value-type="float" office:value="241.703125" calcext:value-type="float">
            <text:p>241,70312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/>
          <table:table-cell table:style-name="ce16" office:value-type="string" calcext:value-type="string">
            <text:p>23</text:p>
          </table:table-cell>
          <table:table-cell table:style-name="ce24" office:value-type="float" office:value="1.01510633333333" calcext:value-type="float">
            <text:p>1,01510633333333</text:p>
          </table:table-cell>
          <table:table-cell table:style-name="ce30" office:value-type="float" office:value="65.95636" calcext:value-type="float">
            <text:p>65,95636</text:p>
          </table:table-cell>
          <table:table-cell table:style-name="ce30" office:value-type="float" office:value="948.965006333333" calcext:value-type="float">
            <text:p>948,965006333333</text:p>
          </table:table-cell>
          <table:table-cell table:style-name="ce30" office:value-type="float" office:value="241.885416666667" calcext:value-type="float">
            <text:p>241,885416666667</text:p>
          </table:table-cell>
          <table:table-cell table:style-name="ce36" office:value-type="float" office:value="241.822916666667" calcext:value-type="float">
            <text:p>241,82291666666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 calcext:value-type="string">
            <text:p>07.Feb</text:p>
          </table:table-cell>
          <table:table-cell table:style-name="ce14" office:value-type="string" calcext:value-type="string">
            <text:p>00</text:p>
          </table:table-cell>
          <table:table-cell table:style-name="ce22" office:value-type="float" office:value="0.681315166666667" calcext:value-type="float">
            <text:p>0,681315166666667</text:p>
          </table:table-cell>
          <table:table-cell table:style-name="ce28" office:value-type="float" office:value="67.3230591666667" calcext:value-type="float">
            <text:p>67,3230591666667</text:p>
          </table:table-cell>
          <table:table-cell table:style-name="ce28" office:value-type="float" office:value="948.799998" calcext:value-type="float">
            <text:p>948,799998</text:p>
          </table:table-cell>
          <table:table-cell table:style-name="ce28" office:value-type="float" office:value="241.885416666667" calcext:value-type="float">
            <text:p>241,885416666667</text:p>
          </table:table-cell>
          <table:table-cell table:style-name="ce34" office:value-type="float" office:value="241.802083333333" calcext:value-type="float">
            <text:p>241,80208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1</text:p>
          </table:table-cell>
          <table:table-cell office:value-type="float" office:value="0.417397833333333" calcext:value-type="float">
            <text:p>0,417397833333333</text:p>
          </table:table-cell>
          <table:table-cell office:value-type="float" office:value="67.8199946666667" calcext:value-type="float">
            <text:p>67,8199946666667</text:p>
          </table:table-cell>
          <table:table-cell office:value-type="float" office:value="948.633331333333" calcext:value-type="float">
            <text:p>948,633331333333</text:p>
          </table:table-cell>
          <table:table-cell office:value-type="float" office:value="242.026041666667" calcext:value-type="float">
            <text:p>242,026041666667</text:p>
          </table:table-cell>
          <table:table-cell office:value-type="float" office:value="241.921875" calcext:value-type="float">
            <text:p>241,9218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2</text:p>
          </table:table-cell>
          <table:table-cell office:value-type="float" office:value="0.087167" calcext:value-type="float">
            <text:p>0,087167</text:p>
          </table:table-cell>
          <table:table-cell office:value-type="float" office:value="69.2266221666667" calcext:value-type="float">
            <text:p>69,2266221666667</text:p>
          </table:table-cell>
          <table:table-cell office:value-type="float" office:value="948.6166585" calcext:value-type="float">
            <text:p>948,6166585</text:p>
          </table:table-cell>
          <table:table-cell office:value-type="float" office:value="242.0625" calcext:value-type="float">
            <text:p>242,0625</text:p>
          </table:table-cell>
          <table:table-cell office:value-type="float" office:value="241.947916666667" calcext:value-type="float">
            <text:p>241,94791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3</text:p>
          </table:table-cell>
          <table:table-cell office:value-type="float" office:value="-0.2185855" calcext:value-type="float">
            <text:p>-0,2185855</text:p>
          </table:table-cell>
          <table:table-cell office:value-type="float" office:value="70.6843668333333" calcext:value-type="float">
            <text:p>70,6843668333333</text:p>
          </table:table-cell>
          <table:table-cell office:value-type="float" office:value="948.2350055" calcext:value-type="float">
            <text:p>948,2350055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1.984375" calcext:value-type="float">
            <text:p>241,9843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4</text:p>
          </table:table-cell>
          <table:table-cell office:value-type="float" office:value="-0.0080745" calcext:value-type="float">
            <text:p>-0,0080745</text:p>
          </table:table-cell>
          <table:table-cell office:value-type="float" office:value="71.6660295" calcext:value-type="float">
            <text:p>71,6660295</text:p>
          </table:table-cell>
          <table:table-cell office:value-type="float" office:value="948.253336666667" calcext:value-type="float">
            <text:p>948,253336666667</text:p>
          </table:table-cell>
          <table:table-cell office:value-type="float" office:value="241.973958333333" calcext:value-type="float">
            <text:p>241,973958333333</text:p>
          </table:table-cell>
          <table:table-cell office:value-type="float" office:value="241.838541666667" calcext:value-type="float">
            <text:p>241,83854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5</text:p>
          </table:table-cell>
          <table:table-cell office:value-type="float" office:value="0.0399913333333333" calcext:value-type="float">
            <text:p>0,039991333333333</text:p>
          </table:table-cell>
          <table:table-cell office:value-type="float" office:value="72.8081678333333" calcext:value-type="float">
            <text:p>72,8081678333333</text:p>
          </table:table-cell>
          <table:table-cell office:value-type="float" office:value="948.393320833333" calcext:value-type="float">
            <text:p>948,393320833333</text:p>
          </table:table-cell>
          <table:table-cell office:value-type="float" office:value="242" calcext:value-type="float">
            <text:p>242</text:p>
          </table:table-cell>
          <table:table-cell office:value-type="float" office:value="241.932291666667" calcext:value-type="float">
            <text:p>241,93229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6</text:p>
          </table:table-cell>
          <table:table-cell office:value-type="float" office:value="0.207332" calcext:value-type="float">
            <text:p>0,207332</text:p>
          </table:table-cell>
          <table:table-cell office:value-type="float" office:value="73.9070713333333" calcext:value-type="float">
            <text:p>73,9070713333333</text:p>
          </table:table-cell>
          <table:table-cell office:value-type="float" office:value="948.4583335" calcext:value-type="float">
            <text:p>948,4583335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104166666667" calcext:value-type="float">
            <text:p>242,10416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7</text:p>
          </table:table-cell>
          <table:table-cell office:value-type="float" office:value="-0.001399" calcext:value-type="float">
            <text:p>-0,001399</text:p>
          </table:table-cell>
          <table:table-cell office:value-type="float" office:value="76.1295495" calcext:value-type="float">
            <text:p>76,1295495</text:p>
          </table:table-cell>
          <table:table-cell office:value-type="float" office:value="948.8150125" calcext:value-type="float">
            <text:p>948,8150125</text:p>
          </table:table-cell>
          <table:table-cell office:value-type="float" office:value="242.052083333333" calcext:value-type="float">
            <text:p>242,052083333333</text:p>
          </table:table-cell>
          <table:table-cell office:value-type="float" office:value="242.083333333333" calcext:value-type="float">
            <text:p>242,08333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8</text:p>
          </table:table-cell>
          <table:table-cell office:value-type="float" office:value="0.0969585" calcext:value-type="float">
            <text:p>0,0969585</text:p>
          </table:table-cell>
          <table:table-cell office:value-type="float" office:value="76.6496276666667" calcext:value-type="float">
            <text:p>76,6496276666667</text:p>
          </table:table-cell>
          <table:table-cell office:value-type="float" office:value="949.389994166667" calcext:value-type="float">
            <text:p>949,389994166667</text:p>
          </table:table-cell>
          <table:table-cell office:value-type="float" office:value="242.104166666667" calcext:value-type="float">
            <text:p>242,104166666667</text:p>
          </table:table-cell>
          <table:table-cell office:value-type="float" office:value="242.15625" calcext:value-type="float">
            <text:p>242,156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9</text:p>
          </table:table-cell>
          <table:table-cell office:value-type="float" office:value="0.386244166666667" calcext:value-type="float">
            <text:p>0,386244166666667</text:p>
          </table:table-cell>
          <table:table-cell office:value-type="float" office:value="76.469316" calcext:value-type="float">
            <text:p>76,469316</text:p>
          </table:table-cell>
          <table:table-cell office:value-type="float" office:value="949.8599955" calcext:value-type="float">
            <text:p>949,8599955</text:p>
          </table:table-cell>
          <table:table-cell office:value-type="float" office:value="242.125" calcext:value-type="float">
            <text:p>242,125</text:p>
          </table:table-cell>
          <table:table-cell office:value-type="float" office:value="242.208333333333" calcext:value-type="float">
            <text:p>242,20833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0</text:p>
          </table:table-cell>
          <table:table-cell office:value-type="float" office:value="0.508189166666667" calcext:value-type="float">
            <text:p>0,508189166666667</text:p>
          </table:table-cell>
          <table:table-cell office:value-type="float" office:value="76.544595" calcext:value-type="float">
            <text:p>76,544595</text:p>
          </table:table-cell>
          <table:table-cell office:value-type="float" office:value="950.123341666667" calcext:value-type="float">
            <text:p>950,123341666667</text:p>
          </table:table-cell>
          <table:table-cell office:value-type="float" office:value="242.109375" calcext:value-type="float">
            <text:p>242,109375</text:p>
          </table:table-cell>
          <table:table-cell office:value-type="float" office:value="242.166666666667" calcext:value-type="float">
            <text:p>242,16666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1</text:p>
          </table:table-cell>
          <table:table-cell office:value-type="float" office:value="0.587853666666667" calcext:value-type="float">
            <text:p>0,587853666666667</text:p>
          </table:table-cell>
          <table:table-cell office:value-type="float" office:value="76.1971983333333" calcext:value-type="float">
            <text:p>76,1971983333333</text:p>
          </table:table-cell>
          <table:table-cell office:value-type="float" office:value="950.195007333333" calcext:value-type="float">
            <text:p>950,195007333333</text:p>
          </table:table-cell>
          <table:table-cell office:value-type="float" office:value="242.026041666667" calcext:value-type="float">
            <text:p>242,026041666667</text:p>
          </table:table-cell>
          <table:table-cell office:value-type="float" office:value="242.041666666667" calcext:value-type="float">
            <text:p>242,04166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2</text:p>
          </table:table-cell>
          <table:table-cell office:value-type="float" office:value="0.736947166666667" calcext:value-type="float">
            <text:p>0,736947166666667</text:p>
          </table:table-cell>
          <table:table-cell office:value-type="float" office:value="75.8747215" calcext:value-type="float">
            <text:p>75,8747215</text:p>
          </table:table-cell>
          <table:table-cell office:value-type="float" office:value="950.251668333333" calcext:value-type="float">
            <text:p>950,251668333333</text:p>
          </table:table-cell>
          <table:table-cell office:value-type="float" office:value="242.109375" calcext:value-type="float">
            <text:p>242,109375</text:p>
          </table:table-cell>
          <table:table-cell office:value-type="float" office:value="242.125" calcext:value-type="float">
            <text:p>242,1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3</text:p>
          </table:table-cell>
          <table:table-cell office:value-type="float" office:value="0.7396175" calcext:value-type="float">
            <text:p>0,7396175</text:p>
          </table:table-cell>
          <table:table-cell office:value-type="float" office:value="76.064953" calcext:value-type="float">
            <text:p>76,064953</text:p>
          </table:table-cell>
          <table:table-cell office:value-type="float" office:value="950.214986166667" calcext:value-type="float">
            <text:p>950,214986166667</text:p>
          </table:table-cell>
          <table:table-cell office:value-type="float" office:value="242.052083333333" calcext:value-type="float">
            <text:p>242,052083333333</text:p>
          </table:table-cell>
          <table:table-cell office:value-type="float" office:value="242.119791666667" calcext:value-type="float">
            <text:p>242,11979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4</text:p>
          </table:table-cell>
          <table:table-cell office:value-type="float" office:value="0.681315166666667" calcext:value-type="float">
            <text:p>0,681315166666667</text:p>
          </table:table-cell>
          <table:table-cell office:value-type="float" office:value="76.554512" calcext:value-type="float">
            <text:p>76,554512</text:p>
          </table:table-cell>
          <table:table-cell office:value-type="float" office:value="950.436665833333" calcext:value-type="float">
            <text:p>950,436665833333</text:p>
          </table:table-cell>
          <table:table-cell office:value-type="float" office:value="242.046875" calcext:value-type="float">
            <text:p>242,046875</text:p>
          </table:table-cell>
          <table:table-cell office:value-type="float" office:value="242.104166666667" calcext:value-type="float">
            <text:p>242,10416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5</text:p>
          </table:table-cell>
          <table:table-cell office:value-type="float" office:value="0.830408666666667" calcext:value-type="float">
            <text:p>0,830408666666667</text:p>
          </table:table-cell>
          <table:table-cell office:value-type="float" office:value="75.9393183333333" calcext:value-type="float">
            <text:p>75,9393183333333</text:p>
          </table:table-cell>
          <table:table-cell office:value-type="float" office:value="950.506663" calcext:value-type="float">
            <text:p>950,506663</text:p>
          </table:table-cell>
          <table:table-cell office:value-type="float" office:value="242.140625" calcext:value-type="float">
            <text:p>242,140625</text:p>
          </table:table-cell>
          <table:table-cell office:value-type="float" office:value="242.213541666667" calcext:value-type="float">
            <text:p>242,21354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6</text:p>
          </table:table-cell>
          <table:table-cell office:value-type="float" office:value="0.8304085" calcext:value-type="float">
            <text:p>0,8304085</text:p>
          </table:table-cell>
          <table:table-cell office:value-type="float" office:value="78.3932238333333" calcext:value-type="float">
            <text:p>78,3932238333333</text:p>
          </table:table-cell>
          <table:table-cell office:value-type="float" office:value="950.961659833333" calcext:value-type="float">
            <text:p>950,961659833333</text:p>
          </table:table-cell>
          <table:table-cell office:value-type="float" office:value="242.078125" calcext:value-type="float">
            <text:p>242,078125</text:p>
          </table:table-cell>
          <table:table-cell office:value-type="float" office:value="242.166666666667" calcext:value-type="float">
            <text:p>242,16666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7</text:p>
          </table:table-cell>
          <table:table-cell office:value-type="float" office:value="0.8539965" calcext:value-type="float">
            <text:p>0,8539965</text:p>
          </table:table-cell>
          <table:table-cell office:value-type="float" office:value="79.1653315" calcext:value-type="float">
            <text:p>79,1653315</text:p>
          </table:table-cell>
          <table:table-cell office:value-type="float" office:value="951.345001166667" calcext:value-type="float">
            <text:p>951,345001166667</text:p>
          </table:table-cell>
          <table:table-cell office:value-type="float" office:value="242.09375" calcext:value-type="float">
            <text:p>242,09375</text:p>
          </table:table-cell>
          <table:table-cell office:value-type="float" office:value="242.229166666667" calcext:value-type="float">
            <text:p>242,22916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8</text:p>
          </table:table-cell>
          <table:table-cell office:value-type="float" office:value="0.785458" calcext:value-type="float">
            <text:p>0,785458</text:p>
          </table:table-cell>
          <table:table-cell office:value-type="float" office:value="78.9840036666667" calcext:value-type="float">
            <text:p>78,9840036666667</text:p>
          </table:table-cell>
          <table:table-cell office:value-type="float" office:value="951.928334666667" calcext:value-type="float">
            <text:p>951,928334666667</text:p>
          </table:table-cell>
          <table:table-cell office:value-type="float" office:value="242.276041666667" calcext:value-type="float">
            <text:p>242,276041666667</text:p>
          </table:table-cell>
          <table:table-cell office:value-type="float" office:value="242.354166666667" calcext:value-type="float">
            <text:p>242,35416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9</text:p>
          </table:table-cell>
          <table:table-cell office:value-type="float" office:value="0.7235955" calcext:value-type="float">
            <text:p>0,7235955</text:p>
          </table:table-cell>
          <table:table-cell office:value-type="float" office:value="79.6116575" calcext:value-type="float">
            <text:p>79,6116575</text:p>
          </table:table-cell>
          <table:table-cell office:value-type="float" office:value="952.255004833333" calcext:value-type="float">
            <text:p>952,255004833333</text:p>
          </table:table-cell>
          <table:table-cell office:value-type="float" office:value="242.182291666667" calcext:value-type="float">
            <text:p>242,182291666667</text:p>
          </table:table-cell>
          <table:table-cell office:value-type="float" office:value="242.265625" calcext:value-type="float">
            <text:p>242,2656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0</text:p>
          </table:table-cell>
          <table:table-cell office:value-type="float" office:value="0.580287833333333" calcext:value-type="float">
            <text:p>0,580287833333333</text:p>
          </table:table-cell>
          <table:table-cell office:value-type="float" office:value="79.5750365" calcext:value-type="float">
            <text:p>79,5750365</text:p>
          </table:table-cell>
          <table:table-cell office:value-type="float" office:value="952.838328" calcext:value-type="float">
            <text:p>952,838328</text:p>
          </table:table-cell>
          <table:table-cell office:value-type="float" office:value="242.208333333333" calcext:value-type="float">
            <text:p>242,208333333333</text:p>
          </table:table-cell>
          <table:table-cell office:value-type="float" office:value="242.203125" calcext:value-type="float">
            <text:p>242,2031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1</text:p>
          </table:table-cell>
          <table:table-cell office:value-type="float" office:value="0.513084833333333" calcext:value-type="float">
            <text:p>0,513084833333333</text:p>
          </table:table-cell>
          <table:table-cell office:value-type="float" office:value="79.6960908333333" calcext:value-type="float">
            <text:p>79,6960908333333</text:p>
          </table:table-cell>
          <table:table-cell office:value-type="float" office:value="953.263336333333" calcext:value-type="float">
            <text:p>953,263336333333</text:p>
          </table:table-cell>
          <table:table-cell office:value-type="float" office:value="241.994791666667" calcext:value-type="float">
            <text:p>241,994791666667</text:p>
          </table:table-cell>
          <table:table-cell office:value-type="float" office:value="241.973958333333" calcext:value-type="float">
            <text:p>241,97395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2</text:p>
          </table:table-cell>
          <table:table-cell office:value-type="float" office:value="0.466354" calcext:value-type="float">
            <text:p>0,466354</text:p>
          </table:table-cell>
          <table:table-cell office:value-type="float" office:value="79.5414658333333" calcext:value-type="float">
            <text:p>79,5414658333333</text:p>
          </table:table-cell>
          <table:table-cell office:value-type="float" office:value="953.468333" calcext:value-type="float">
            <text:p>953,468333</text:p>
          </table:table-cell>
          <table:table-cell office:value-type="float" office:value="242.067708333333" calcext:value-type="float">
            <text:p>242,067708333333</text:p>
          </table:table-cell>
          <table:table-cell office:value-type="float" office:value="242.057291666667" calcext:value-type="float">
            <text:p>242,05729166666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/>
          <table:table-cell table:style-name="ce16" office:value-type="string" calcext:value-type="string">
            <text:p>23</text:p>
          </table:table-cell>
          <table:table-cell table:style-name="ce24" office:value-type="float" office:value="0.491722" calcext:value-type="float">
            <text:p>0,491722</text:p>
          </table:table-cell>
          <table:table-cell table:style-name="ce30" office:value-type="float" office:value="79.2838428333333" calcext:value-type="float">
            <text:p>79,2838428333333</text:p>
          </table:table-cell>
          <table:table-cell table:style-name="ce30" office:value-type="float" office:value="953.748331833334" calcext:value-type="float">
            <text:p>953,748331833334</text:p>
          </table:table-cell>
          <table:table-cell table:style-name="ce30" office:value-type="float" office:value="241.994791666667" calcext:value-type="float">
            <text:p>241,994791666667</text:p>
          </table:table-cell>
          <table:table-cell table:style-name="ce36" office:value-type="float" office:value="242.010416666667" calcext:value-type="float">
            <text:p>242,01041666666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 calcext:value-type="string">
            <text:p>08.Feb</text:p>
          </table:table-cell>
          <table:table-cell table:style-name="ce14" office:value-type="string" calcext:value-type="string">
            <text:p>00</text:p>
          </table:table-cell>
          <table:table-cell table:style-name="ce22" office:value-type="float" office:value="0.4703595" calcext:value-type="float">
            <text:p>0,4703595</text:p>
          </table:table-cell>
          <table:table-cell table:style-name="ce28" office:value-type="float" office:value="78.6686503333333" calcext:value-type="float">
            <text:p>78,6686503333333</text:p>
          </table:table-cell>
          <table:table-cell table:style-name="ce28" office:value-type="float" office:value="954.0033365" calcext:value-type="float">
            <text:p>954,0033365</text:p>
          </table:table-cell>
          <table:table-cell table:style-name="ce28" office:value-type="float" office:value="241.989583333333" calcext:value-type="float">
            <text:p>241,989583333333</text:p>
          </table:table-cell>
          <table:table-cell table:style-name="ce34" office:value-type="float" office:value="241.942708333333" calcext:value-type="float">
            <text:p>241,94270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1</text:p>
          </table:table-cell>
          <table:table-cell office:value-type="float" office:value="0.288777" calcext:value-type="float">
            <text:p>0,288777</text:p>
          </table:table-cell>
          <table:table-cell office:value-type="float" office:value="78.8649838333333" calcext:value-type="float">
            <text:p>78,8649838333333</text:p>
          </table:table-cell>
          <table:table-cell office:value-type="float" office:value="954.0833335" calcext:value-type="float">
            <text:p>954,0833335</text:p>
          </table:table-cell>
          <table:table-cell office:value-type="float" office:value="242.052083333333" calcext:value-type="float">
            <text:p>242,052083333333</text:p>
          </table:table-cell>
          <table:table-cell office:value-type="float" office:value="241.979166666667" calcext:value-type="float">
            <text:p>241,97916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2</text:p>
          </table:table-cell>
          <table:table-cell office:value-type="float" office:value="0.216678" calcext:value-type="float">
            <text:p>0,216678</text:p>
          </table:table-cell>
          <table:table-cell office:value-type="float" office:value="79.469241" calcext:value-type="float">
            <text:p>79,469241</text:p>
          </table:table-cell>
          <table:table-cell office:value-type="float" office:value="954.369995166667" calcext:value-type="float">
            <text:p>954,369995166667</text:p>
          </table:table-cell>
          <table:table-cell office:value-type="float" office:value="241.994791666667" calcext:value-type="float">
            <text:p>241,994791666667</text:p>
          </table:table-cell>
          <table:table-cell office:value-type="float" office:value="241.90625" calcext:value-type="float">
            <text:p>241,906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3</text:p>
          </table:table-cell>
          <table:table-cell office:value-type="float" office:value="0.246496666666667" calcext:value-type="float">
            <text:p>0,246496666666667</text:p>
          </table:table-cell>
          <table:table-cell office:value-type="float" office:value="79.6350555" calcext:value-type="float">
            <text:p>79,6350555</text:p>
          </table:table-cell>
          <table:table-cell office:value-type="float" office:value="954.396657333333" calcext:value-type="float">
            <text:p>954,396657333333</text:p>
          </table:table-cell>
          <table:table-cell office:value-type="float" office:value="242.151041666667" calcext:value-type="float">
            <text:p>242,151041666667</text:p>
          </table:table-cell>
          <table:table-cell office:value-type="float" office:value="242.088541666667" calcext:value-type="float">
            <text:p>242,08854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4</text:p>
          </table:table-cell>
          <table:table-cell office:value-type="float" office:value="0.256287833333333" calcext:value-type="float">
            <text:p>0,256287833333333</text:p>
          </table:table-cell>
          <table:table-cell office:value-type="float" office:value="79.3952345" calcext:value-type="float">
            <text:p>79,3952345</text:p>
          </table:table-cell>
          <table:table-cell office:value-type="float" office:value="954.569997166667" calcext:value-type="float">
            <text:p>954,569997166667</text:p>
          </table:table-cell>
          <table:table-cell office:value-type="float" office:value="241.947916666667" calcext:value-type="float">
            <text:p>241,947916666667</text:p>
          </table:table-cell>
          <table:table-cell office:value-type="float" office:value="241.916666666667" calcext:value-type="float">
            <text:p>241,91666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5</text:p>
          </table:table-cell>
          <table:table-cell office:value-type="float" office:value="1.32085916666667" calcext:value-type="float">
            <text:p>1,32085916666667</text:p>
          </table:table-cell>
          <table:table-cell office:value-type="float" office:value="76.075634" calcext:value-type="float">
            <text:p>76,075634</text:p>
          </table:table-cell>
          <table:table-cell office:value-type="float" office:value="954.96167" calcext:value-type="float">
            <text:p>954,96167</text:p>
          </table:table-cell>
          <table:table-cell office:value-type="float" office:value="242.213541666667" calcext:value-type="float">
            <text:p>242,213541666667</text:p>
          </table:table-cell>
          <table:table-cell office:value-type="float" office:value="242.255208333333" calcext:value-type="float">
            <text:p>242,25520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6</text:p>
          </table:table-cell>
          <table:table-cell office:value-type="float" office:value="1.61103466666667" calcext:value-type="float">
            <text:p>1,61103466666667</text:p>
          </table:table-cell>
          <table:table-cell office:value-type="float" office:value="74.764375" calcext:value-type="float">
            <text:p>74,764375</text:p>
          </table:table-cell>
          <table:table-cell office:value-type="float" office:value="955.295003" calcext:value-type="float">
            <text:p>955,295003</text:p>
          </table:table-cell>
          <table:table-cell office:value-type="float" office:value="241.979166666667" calcext:value-type="float">
            <text:p>241,979166666667</text:p>
          </table:table-cell>
          <table:table-cell office:value-type="float" office:value="242.020833333333" calcext:value-type="float">
            <text:p>242,02083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7</text:p>
          </table:table-cell>
          <table:table-cell office:value-type="float" office:value="1.675568" calcext:value-type="float">
            <text:p>1,675568</text:p>
          </table:table-cell>
          <table:table-cell office:value-type="float" office:value="75.1132988333333" calcext:value-type="float">
            <text:p>75,1132988333333</text:p>
          </table:table-cell>
          <table:table-cell office:value-type="float" office:value="955.748331833333" calcext:value-type="float">
            <text:p>955,748331833333</text:p>
          </table:table-cell>
          <table:table-cell office:value-type="float" office:value="242.098958333333" calcext:value-type="float">
            <text:p>242,098958333333</text:p>
          </table:table-cell>
          <table:table-cell office:value-type="float" office:value="242.177083333333" calcext:value-type="float">
            <text:p>242,17708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8</text:p>
          </table:table-cell>
          <table:table-cell office:value-type="float" office:value="1.84913883333333" calcext:value-type="float">
            <text:p>1,84913883333333</text:p>
          </table:table-cell>
          <table:table-cell office:value-type="float" office:value="74.899418" calcext:value-type="float">
            <text:p>74,899418</text:p>
          </table:table-cell>
          <table:table-cell office:value-type="float" office:value="956.336680166667" calcext:value-type="float">
            <text:p>956,336680166667</text:p>
          </table:table-cell>
          <table:table-cell office:value-type="float" office:value="242.135416666667" calcext:value-type="float">
            <text:p>242,135416666667</text:p>
          </table:table-cell>
          <table:table-cell office:value-type="float" office:value="242.203125" calcext:value-type="float">
            <text:p>242,2031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9</text:p>
          </table:table-cell>
          <table:table-cell office:value-type="float" office:value="2.05208416666667" calcext:value-type="float">
            <text:p>2,05208416666667</text:p>
          </table:table-cell>
          <table:table-cell office:value-type="float" office:value="73.8630763333333" calcext:value-type="float">
            <text:p>73,8630763333333</text:p>
          </table:table-cell>
          <table:table-cell office:value-type="float" office:value="956.718332833333" calcext:value-type="float">
            <text:p>956,718332833333</text:p>
          </table:table-cell>
          <table:table-cell office:value-type="float" office:value="242.072916666667" calcext:value-type="float">
            <text:p>242,072916666667</text:p>
          </table:table-cell>
          <table:table-cell office:value-type="float" office:value="242.104166666667" calcext:value-type="float">
            <text:p>242,10416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0</text:p>
          </table:table-cell>
          <table:table-cell office:value-type="float" office:value="2.39566633333333" calcext:value-type="float">
            <text:p>2,39566633333333</text:p>
          </table:table-cell>
          <table:table-cell office:value-type="float" office:value="72.9167606666667" calcext:value-type="float">
            <text:p>72,9167606666667</text:p>
          </table:table-cell>
          <table:table-cell office:value-type="float" office:value="957.054992666667" calcext:value-type="float">
            <text:p>957,054992666667</text:p>
          </table:table-cell>
          <table:table-cell office:value-type="float" office:value="242.119791666667" calcext:value-type="float">
            <text:p>242,119791666667</text:p>
          </table:table-cell>
          <table:table-cell office:value-type="float" office:value="242.197916666667" calcext:value-type="float">
            <text:p>242,19791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1</text:p>
          </table:table-cell>
          <table:table-cell office:value-type="float" office:value="2.96311133333333" calcext:value-type="float">
            <text:p>2,96311133333333</text:p>
          </table:table-cell>
          <table:table-cell office:value-type="float" office:value="71.391623" calcext:value-type="float">
            <text:p>71,391623</text:p>
          </table:table-cell>
          <table:table-cell office:value-type="float" office:value="957.146657333333" calcext:value-type="float">
            <text:p>957,146657333333</text:p>
          </table:table-cell>
          <table:table-cell office:value-type="float" office:value="241.953125" calcext:value-type="float">
            <text:p>241,953125</text:p>
          </table:table-cell>
          <table:table-cell office:value-type="float" office:value="242.026041666667" calcext:value-type="float">
            <text:p>242,02604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2</text:p>
          </table:table-cell>
          <table:table-cell office:value-type="float" office:value="3.48204516666667" calcext:value-type="float">
            <text:p>3,48204516666667</text:p>
          </table:table-cell>
          <table:table-cell office:value-type="float" office:value="69.2734173333333" calcext:value-type="float">
            <text:p>69,2734173333333</text:p>
          </table:table-cell>
          <table:table-cell office:value-type="float" office:value="956.989990166667" calcext:value-type="float">
            <text:p>956,989990166667</text:p>
          </table:table-cell>
          <table:table-cell office:value-type="float" office:value="241.802083333333" calcext:value-type="float">
            <text:p>241,802083333333</text:p>
          </table:table-cell>
          <table:table-cell office:value-type="float" office:value="241.796875" calcext:value-type="float">
            <text:p>241,7968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3</text:p>
          </table:table-cell>
          <table:table-cell office:value-type="float" office:value="3.9564735" calcext:value-type="float">
            <text:p>3,9564735</text:p>
          </table:table-cell>
          <table:table-cell office:value-type="float" office:value="67.677831" calcext:value-type="float">
            <text:p>67,677831</text:p>
          </table:table-cell>
          <table:table-cell office:value-type="float" office:value="956.976674333333" calcext:value-type="float">
            <text:p>956,976674333333</text:p>
          </table:table-cell>
          <table:table-cell office:value-type="float" office:value="241.71875" calcext:value-type="float">
            <text:p>241,71875</text:p>
          </table:table-cell>
          <table:table-cell office:value-type="float" office:value="241.713541666667" calcext:value-type="float">
            <text:p>241,71354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4</text:p>
          </table:table-cell>
          <table:table-cell office:value-type="float" office:value="4.217721" calcext:value-type="float">
            <text:p>4,217721</text:p>
          </table:table-cell>
          <table:table-cell office:value-type="float" office:value="66.3642846666667" calcext:value-type="float">
            <text:p>66,3642846666667</text:p>
          </table:table-cell>
          <table:table-cell office:value-type="float" office:value="956.775004" calcext:value-type="float">
            <text:p>956,775004</text:p>
          </table:table-cell>
          <table:table-cell office:value-type="float" office:value="241.583333333333" calcext:value-type="float">
            <text:p>241,583333333333</text:p>
          </table:table-cell>
          <table:table-cell office:value-type="float" office:value="241.640625" calcext:value-type="float">
            <text:p>241,6406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5</text:p>
          </table:table-cell>
          <table:table-cell office:value-type="float" office:value="4.09444066666667" calcext:value-type="float">
            <text:p>4,09444066666667</text:p>
          </table:table-cell>
          <table:table-cell office:value-type="float" office:value="66.4110768333333" calcext:value-type="float">
            <text:p>66,4110768333333</text:p>
          </table:table-cell>
          <table:table-cell office:value-type="float" office:value="956.844991166667" calcext:value-type="float">
            <text:p>956,844991166667</text:p>
          </table:table-cell>
          <table:table-cell office:value-type="float" office:value="241.359375" calcext:value-type="float">
            <text:p>241,359375</text:p>
          </table:table-cell>
          <table:table-cell office:value-type="float" office:value="241.458333333333" calcext:value-type="float">
            <text:p>241,45833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6</text:p>
          </table:table-cell>
          <table:table-cell office:value-type="float" office:value="3.682765" calcext:value-type="float">
            <text:p>3,682765</text:p>
          </table:table-cell>
          <table:table-cell office:value-type="float" office:value="68.1803615" calcext:value-type="float">
            <text:p>68,1803615</text:p>
          </table:table-cell>
          <table:table-cell office:value-type="float" office:value="956.956664833333" calcext:value-type="float">
            <text:p>956,956664833333</text:p>
          </table:table-cell>
          <table:table-cell office:value-type="float" office:value="241.536458333333" calcext:value-type="float">
            <text:p>241,536458333333</text:p>
          </table:table-cell>
          <table:table-cell office:value-type="float" office:value="241.770833333333" calcext:value-type="float">
            <text:p>241,77083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7</text:p>
          </table:table-cell>
          <table:table-cell office:value-type="float" office:value="3.42151783333333" calcext:value-type="float">
            <text:p>3,42151783333333</text:p>
          </table:table-cell>
          <table:table-cell office:value-type="float" office:value="67.9723281666667" calcext:value-type="float">
            <text:p>67,9723281666667</text:p>
          </table:table-cell>
          <table:table-cell office:value-type="float" office:value="957.193339" calcext:value-type="float">
            <text:p>957,193339</text:p>
          </table:table-cell>
          <table:table-cell office:value-type="float" office:value="241.619791666667" calcext:value-type="float">
            <text:p>241,619791666667</text:p>
          </table:table-cell>
          <table:table-cell office:value-type="float" office:value="241.796875" calcext:value-type="float">
            <text:p>241,7968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8</text:p>
          </table:table-cell>
          <table:table-cell office:value-type="float" office:value="3.3311715" calcext:value-type="float">
            <text:p>3,3311715</text:p>
          </table:table-cell>
          <table:table-cell office:value-type="float" office:value="68.4087386666667" calcext:value-type="float">
            <text:p>68,4087386666667</text:p>
          </table:table-cell>
          <table:table-cell office:value-type="float" office:value="957.528340666667" calcext:value-type="float">
            <text:p>957,528340666667</text:p>
          </table:table-cell>
          <table:table-cell office:value-type="float" office:value="241.682291666667" calcext:value-type="float">
            <text:p>241,682291666667</text:p>
          </table:table-cell>
          <table:table-cell office:value-type="float" office:value="241.890625" calcext:value-type="float">
            <text:p>241,8906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9</text:p>
          </table:table-cell>
          <table:table-cell office:value-type="float" office:value="3.19854533333333" calcext:value-type="float">
            <text:p>3,19854533333333</text:p>
          </table:table-cell>
          <table:table-cell office:value-type="float" office:value="69.0872561666667" calcext:value-type="float">
            <text:p>69,0872561666667</text:p>
          </table:table-cell>
          <table:table-cell office:value-type="float" office:value="957.673339833333" calcext:value-type="float">
            <text:p>957,673339833333</text:p>
          </table:table-cell>
          <table:table-cell office:value-type="float" office:value="241.546875" calcext:value-type="float">
            <text:p>241,546875</text:p>
          </table:table-cell>
          <table:table-cell office:value-type="float" office:value="241.708333333333" calcext:value-type="float">
            <text:p>241,70833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0</text:p>
          </table:table-cell>
          <table:table-cell office:value-type="float" office:value="3.07526516666667" calcext:value-type="float">
            <text:p>3,07526516666667</text:p>
          </table:table-cell>
          <table:table-cell office:value-type="float" office:value="67.9428301666667" calcext:value-type="float">
            <text:p>67,9428301666667</text:p>
          </table:table-cell>
          <table:table-cell office:value-type="float" office:value="957.913330166667" calcext:value-type="float">
            <text:p>957,913330166667</text:p>
          </table:table-cell>
          <table:table-cell office:value-type="float" office:value="241.567708333333" calcext:value-type="float">
            <text:p>241,567708333333</text:p>
          </table:table-cell>
          <table:table-cell office:value-type="float" office:value="241.640625" calcext:value-type="float">
            <text:p>241,6406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1</text:p>
          </table:table-cell>
          <table:table-cell office:value-type="float" office:value="2.925727" calcext:value-type="float">
            <text:p>2,925727</text:p>
          </table:table-cell>
          <table:table-cell office:value-type="float" office:value="67.2254016666667" calcext:value-type="float">
            <text:p>67,2254016666667</text:p>
          </table:table-cell>
          <table:table-cell office:value-type="float" office:value="957.924997833333" calcext:value-type="float">
            <text:p>957,924997833333</text:p>
          </table:table-cell>
          <table:table-cell office:value-type="float" office:value="241.453125" calcext:value-type="float">
            <text:p>241,453125</text:p>
          </table:table-cell>
          <table:table-cell office:value-type="float" office:value="241.473958333333" calcext:value-type="float">
            <text:p>241,47395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2</text:p>
          </table:table-cell>
          <table:table-cell office:value-type="float" office:value="2.925727" calcext:value-type="float">
            <text:p>2,925727</text:p>
          </table:table-cell>
          <table:table-cell office:value-type="float" office:value="67.6615551666667" calcext:value-type="float">
            <text:p>67,6615551666667</text:p>
          </table:table-cell>
          <table:table-cell office:value-type="float" office:value="957.698334" calcext:value-type="float">
            <text:p>957,698334</text:p>
          </table:table-cell>
          <table:table-cell table:number-columns-repeated="2" office:value-type="float" office:value="241.432291666667" calcext:value-type="float">
            <text:p>241,43229166666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/>
          <table:table-cell table:style-name="ce16" office:value-type="string" calcext:value-type="string">
            <text:p>23</text:p>
          </table:table-cell>
          <table:table-cell table:style-name="ce24" office:value-type="float" office:value="2.81802333333333" calcext:value-type="float">
            <text:p>2,81802333333333</text:p>
          </table:table-cell>
          <table:table-cell table:style-name="ce30" office:value-type="float" office:value="69.474073" calcext:value-type="float">
            <text:p>69,474073</text:p>
          </table:table-cell>
          <table:table-cell table:style-name="ce30" office:value-type="float" office:value="957.425008166667" calcext:value-type="float">
            <text:p>957,425008166667</text:p>
          </table:table-cell>
          <table:table-cell table:style-name="ce30" office:value-type="float" office:value="241.46875" calcext:value-type="float">
            <text:p>241,46875</text:p>
          </table:table-cell>
          <table:table-cell table:style-name="ce36"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 calcext:value-type="string">
            <text:p>09.Feb</text:p>
          </table:table-cell>
          <table:table-cell table:style-name="ce14" office:value-type="string" calcext:value-type="string">
            <text:p>00</text:p>
          </table:table-cell>
          <table:table-cell table:style-name="ce22" office:value-type="float" office:value="2.742364" calcext:value-type="float">
            <text:p>2,742364</text:p>
          </table:table-cell>
          <table:table-cell table:style-name="ce28" office:value-type="float" office:value="70.2365151666667" calcext:value-type="float">
            <text:p>70,2365151666667</text:p>
          </table:table-cell>
          <table:table-cell table:style-name="ce28" office:value-type="float" office:value="957.394999166667" calcext:value-type="float">
            <text:p>957,394999166667</text:p>
          </table:table-cell>
          <table:table-cell table:style-name="ce28" office:value-type="float" office:value="241.453125" calcext:value-type="float">
            <text:p>241,453125</text:p>
          </table:table-cell>
          <table:table-cell table:style-name="ce34"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1</text:p>
          </table:table-cell>
          <table:table-cell office:value-type="float" office:value="2.63911116666667" calcext:value-type="float">
            <text:p>2,63911116666667</text:p>
          </table:table-cell>
          <table:table-cell office:value-type="float" office:value="70.9821713333333" calcext:value-type="float">
            <text:p>70,9821713333333</text:p>
          </table:table-cell>
          <table:table-cell office:value-type="float" office:value="957.284993166667" calcext:value-type="float">
            <text:p>957,284993166667</text:p>
          </table:table-cell>
          <table:table-cell office:value-type="float" office:value="241.432291666667" calcext:value-type="float">
            <text:p>241,432291666667</text:p>
          </table:table-cell>
          <table:table-cell office:value-type="float" office:value="241.385416666667" calcext:value-type="float">
            <text:p>241,38541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2</text:p>
          </table:table-cell>
          <table:table-cell office:value-type="float" office:value="2.6413365" calcext:value-type="float">
            <text:p>2,6413365</text:p>
          </table:table-cell>
          <table:table-cell office:value-type="float" office:value="70.9651325" calcext:value-type="float">
            <text:p>70,9651325</text:p>
          </table:table-cell>
          <table:table-cell office:value-type="float" office:value="957.0966595" calcext:value-type="float">
            <text:p>957,0966595</text:p>
          </table:table-cell>
          <table:table-cell office:value-type="float" office:value="241.369791666667" calcext:value-type="float">
            <text:p>241,369791666667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3</text:p>
          </table:table-cell>
          <table:table-cell office:value-type="float" office:value="2.66715" calcext:value-type="float">
            <text:p>2,66715</text:p>
          </table:table-cell>
          <table:table-cell office:value-type="float" office:value="70.2754261666667" calcext:value-type="float">
            <text:p>70,2754261666667</text:p>
          </table:table-cell>
          <table:table-cell office:value-type="float" office:value="956.848348" calcext:value-type="float">
            <text:p>956,848348</text:p>
          </table:table-cell>
          <table:table-cell office:value-type="float" office:value="241.427083333333" calcext:value-type="float">
            <text:p>241,427083333333</text:p>
          </table:table-cell>
          <table:table-cell office:value-type="float" office:value="241.390625" calcext:value-type="float">
            <text:p>241,3906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4</text:p>
          </table:table-cell>
          <table:table-cell office:value-type="float" office:value="2.653798" calcext:value-type="float">
            <text:p>2,653798</text:p>
          </table:table-cell>
          <table:table-cell office:value-type="float" office:value="71.4503693333333" calcext:value-type="float">
            <text:p>71,4503693333333</text:p>
          </table:table-cell>
          <table:table-cell office:value-type="float" office:value="956.5266825" calcext:value-type="float">
            <text:p>956,5266825</text:p>
          </table:table-cell>
          <table:table-cell table:number-columns-repeated="2"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5</text:p>
          </table:table-cell>
          <table:table-cell office:value-type="float" office:value="2.70720466666667" calcext:value-type="float">
            <text:p>2,70720466666667</text:p>
          </table:table-cell>
          <table:table-cell office:value-type="float" office:value="72.0057983333333" calcext:value-type="float">
            <text:p>72,0057983333333</text:p>
          </table:table-cell>
          <table:table-cell office:value-type="float" office:value="956.305002833333" calcext:value-type="float">
            <text:p>956,305002833333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651041666667" calcext:value-type="float">
            <text:p>241,65104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6</text:p>
          </table:table-cell>
          <table:table-cell office:value-type="float" office:value="2.34003466666667" calcext:value-type="float">
            <text:p>2,34003466666667</text:p>
          </table:table-cell>
          <table:table-cell office:value-type="float" office:value="72.7448451666667" calcext:value-type="float">
            <text:p>72,7448451666667</text:p>
          </table:table-cell>
          <table:table-cell office:value-type="float" office:value="956.256673333333" calcext:value-type="float">
            <text:p>956,256673333333</text:p>
          </table:table-cell>
          <table:table-cell office:value-type="float" office:value="241.447916666667" calcext:value-type="float">
            <text:p>241,447916666667</text:p>
          </table:table-cell>
          <table:table-cell office:value-type="float" office:value="241.46875" calcext:value-type="float">
            <text:p>241,468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7</text:p>
          </table:table-cell>
          <table:table-cell office:value-type="float" office:value="2.23678183333333" calcext:value-type="float">
            <text:p>2,23678183333333</text:p>
          </table:table-cell>
          <table:table-cell office:value-type="float" office:value="73.618932" calcext:value-type="float">
            <text:p>73,618932</text:p>
          </table:table-cell>
          <table:table-cell office:value-type="float" office:value="956.1516725" calcext:value-type="float">
            <text:p>956,1516725</text:p>
          </table:table-cell>
          <table:table-cell office:value-type="float" office:value="241.625" calcext:value-type="float">
            <text:p>241,625</text:p>
          </table:table-cell>
          <table:table-cell office:value-type="float" office:value="241.71875" calcext:value-type="float">
            <text:p>241,718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8</text:p>
          </table:table-cell>
          <table:table-cell office:value-type="float" office:value="2.30665533333333" calcext:value-type="float">
            <text:p>2,30665533333333</text:p>
          </table:table-cell>
          <table:table-cell office:value-type="float" office:value="74.7175813333333" calcext:value-type="float">
            <text:p>74,7175813333333</text:p>
          </table:table-cell>
          <table:table-cell office:value-type="float" office:value="956.086659833333" calcext:value-type="float">
            <text:p>956,086659833333</text:p>
          </table:table-cell>
          <table:table-cell office:value-type="float" office:value="241.713541666667" calcext:value-type="float">
            <text:p>241,713541666667</text:p>
          </table:table-cell>
          <table:table-cell office:value-type="float" office:value="241.822916666667" calcext:value-type="float">
            <text:p>241,82291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9</text:p>
          </table:table-cell>
          <table:table-cell office:value-type="float" office:value="2.569238" calcext:value-type="float">
            <text:p>2,569238</text:p>
          </table:table-cell>
          <table:table-cell office:value-type="float" office:value="74.3231353333333" calcext:value-type="float">
            <text:p>74,3231353333333</text:p>
          </table:table-cell>
          <table:table-cell office:value-type="float" office:value="955.975006333333" calcext:value-type="float">
            <text:p>955,975006333333</text:p>
          </table:table-cell>
          <table:table-cell office:value-type="float" office:value="241.84375" calcext:value-type="float">
            <text:p>241,84375</text:p>
          </table:table-cell>
          <table:table-cell office:value-type="float" office:value="241.942708333333" calcext:value-type="float">
            <text:p>241,94270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0</text:p>
          </table:table-cell>
          <table:table-cell office:value-type="float" office:value="2.960886" calcext:value-type="float">
            <text:p>2,960886</text:p>
          </table:table-cell>
          <table:table-cell office:value-type="float" office:value="71.7825075" calcext:value-type="float">
            <text:p>71,7825075</text:p>
          </table:table-cell>
          <table:table-cell office:value-type="float" office:value="955.641652333333" calcext:value-type="float">
            <text:p>955,641652333333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1.885416666667" calcext:value-type="float">
            <text:p>241,88541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1</text:p>
          </table:table-cell>
          <table:table-cell office:value-type="float" office:value="3.7294955" calcext:value-type="float">
            <text:p>3,7294955</text:p>
          </table:table-cell>
          <table:table-cell office:value-type="float" office:value="66.0652071666667" calcext:value-type="float">
            <text:p>66,0652071666667</text:p>
          </table:table-cell>
          <table:table-cell office:value-type="float" office:value="955.0466615" calcext:value-type="float">
            <text:p>955,0466615</text:p>
          </table:table-cell>
          <table:table-cell office:value-type="float" office:value="241.526041666667" calcext:value-type="float">
            <text:p>241,526041666667</text:p>
          </table:table-cell>
          <table:table-cell office:value-type="float" office:value="241.489583333333" calcext:value-type="float">
            <text:p>241,48958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2</text:p>
          </table:table-cell>
          <table:table-cell office:value-type="float" office:value="3.66496283333333" calcext:value-type="float">
            <text:p>3,66496283333333</text:p>
          </table:table-cell>
          <table:table-cell office:value-type="float" office:value="64.878311" calcext:value-type="float">
            <text:p>64,878311</text:p>
          </table:table-cell>
          <table:table-cell office:value-type="float" office:value="954.521667666667" calcext:value-type="float">
            <text:p>954,521667666667</text:p>
          </table:table-cell>
          <table:table-cell office:value-type="float" office:value="241.395833333333" calcext:value-type="float">
            <text:p>241,395833333333</text:p>
          </table:table-cell>
          <table:table-cell office:value-type="float" office:value="241.364583333333" calcext:value-type="float">
            <text:p>241,36458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3</text:p>
          </table:table-cell>
          <table:table-cell office:value-type="float" office:value="3.81672633333333" calcext:value-type="float">
            <text:p>3,81672633333333</text:p>
          </table:table-cell>
          <table:table-cell office:value-type="float" office:value="63.8788431666667" calcext:value-type="float">
            <text:p>63,8788431666667</text:p>
          </table:table-cell>
          <table:table-cell office:value-type="float" office:value="953.981669166667" calcext:value-type="float">
            <text:p>953,981669166667</text:p>
          </table:table-cell>
          <table:table-cell office:value-type="float" office:value="241.276041666667" calcext:value-type="float">
            <text:p>241,276041666667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4</text:p>
          </table:table-cell>
          <table:table-cell office:value-type="float" office:value="3.7855725" calcext:value-type="float">
            <text:p>3,7855725</text:p>
          </table:table-cell>
          <table:table-cell office:value-type="float" office:value="63.897917" calcext:value-type="float">
            <text:p>63,897917</text:p>
          </table:table-cell>
          <table:table-cell office:value-type="float" office:value="953.478322166667" calcext:value-type="float">
            <text:p>953,478322166667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359375" calcext:value-type="float">
            <text:p>241,3593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5</text:p>
          </table:table-cell>
          <table:table-cell office:value-type="float" office:value="3.34719366666667" calcext:value-type="float">
            <text:p>3,34719366666667</text:p>
          </table:table-cell>
          <table:table-cell office:value-type="float" office:value="65.4642563333333" calcext:value-type="float">
            <text:p>65,4642563333333</text:p>
          </table:table-cell>
          <table:table-cell office:value-type="float" office:value="953.2983295" calcext:value-type="float">
            <text:p>953,2983295</text:p>
          </table:table-cell>
          <table:table-cell office:value-type="float" office:value="241.395833333333" calcext:value-type="float">
            <text:p>241,395833333333</text:p>
          </table:table-cell>
          <table:table-cell office:value-type="float" office:value="241.447916666667" calcext:value-type="float">
            <text:p>241,44791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6</text:p>
          </table:table-cell>
          <table:table-cell office:value-type="float" office:value="2.82113883333333" calcext:value-type="float">
            <text:p>2,82113883333333</text:p>
          </table:table-cell>
          <table:table-cell office:value-type="float" office:value="67.2879641666667" calcext:value-type="float">
            <text:p>67,2879641666667</text:p>
          </table:table-cell>
          <table:table-cell office:value-type="float" office:value="953.256663166667" calcext:value-type="float">
            <text:p>953,256663166667</text:p>
          </table:table-cell>
          <table:table-cell office:value-type="float" office:value="241.255208333333" calcext:value-type="float">
            <text:p>241,255208333333</text:p>
          </table:table-cell>
          <table:table-cell office:value-type="float" office:value="241.270833333333" calcext:value-type="float">
            <text:p>241,27083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7</text:p>
          </table:table-cell>
          <table:table-cell office:value-type="float" office:value="2.41480383333333" calcext:value-type="float">
            <text:p>2,41480383333333</text:p>
          </table:table-cell>
          <table:table-cell office:value-type="float" office:value="68.0455743333333" calcext:value-type="float">
            <text:p>68,0455743333333</text:p>
          </table:table-cell>
          <table:table-cell office:value-type="float" office:value="953.326660166667" calcext:value-type="float">
            <text:p>953,326660166667</text:p>
          </table:table-cell>
          <table:table-cell office:value-type="float" office:value="241.369791666667" calcext:value-type="float">
            <text:p>241,369791666667</text:p>
          </table:table-cell>
          <table:table-cell office:value-type="float" office:value="241.385416666667" calcext:value-type="float">
            <text:p>241,38541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8</text:p>
          </table:table-cell>
          <table:table-cell office:value-type="float" office:value="2.1361995" calcext:value-type="float">
            <text:p>2,1361995</text:p>
          </table:table-cell>
          <table:table-cell office:value-type="float" office:value="69.2189903333333" calcext:value-type="float">
            <text:p>69,2189903333333</text:p>
          </table:table-cell>
          <table:table-cell office:value-type="float" office:value="953.470001333333" calcext:value-type="float">
            <text:p>953,470001333333</text:p>
          </table:table-cell>
          <table:table-cell office:value-type="float" office:value="241.401041666667" calcext:value-type="float">
            <text:p>241,401041666667</text:p>
          </table:table-cell>
          <table:table-cell office:value-type="float" office:value="241.40625" calcext:value-type="float">
            <text:p>241,406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9</text:p>
          </table:table-cell>
          <table:table-cell office:value-type="float" office:value="2.00045766666667" calcext:value-type="float">
            <text:p>2,00045766666667</text:p>
          </table:table-cell>
          <table:table-cell office:value-type="float" office:value="69.6602325" calcext:value-type="float">
            <text:p>69,6602325</text:p>
          </table:table-cell>
          <table:table-cell office:value-type="float" office:value="953.626658" calcext:value-type="float">
            <text:p>953,626658</text:p>
          </table:table-cell>
          <table:table-cell office:value-type="float" office:value="241.489583333333" calcext:value-type="float">
            <text:p>241,489583333333</text:p>
          </table:table-cell>
          <table:table-cell office:value-type="float" office:value="241.53125" calcext:value-type="float">
            <text:p>241,531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0</text:p>
          </table:table-cell>
          <table:table-cell office:value-type="float" office:value="2.01469933333333" calcext:value-type="float">
            <text:p>2,01469933333333</text:p>
          </table:table-cell>
          <table:table-cell office:value-type="float" office:value="70.4587883333333" calcext:value-type="float">
            <text:p>70,4587883333333</text:p>
          </table:table-cell>
          <table:table-cell office:value-type="float" office:value="953.865000333333" calcext:value-type="float">
            <text:p>953,865000333333</text:p>
          </table:table-cell>
          <table:table-cell office:value-type="float" office:value="241.703125" calcext:value-type="float">
            <text:p>241,703125</text:p>
          </table:table-cell>
          <table:table-cell office:value-type="float" office:value="241.916666666667" calcext:value-type="float">
            <text:p>241,91666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1</text:p>
          </table:table-cell>
          <table:table-cell office:value-type="float" office:value="1.9332545" calcext:value-type="float">
            <text:p>1,9332545</text:p>
          </table:table-cell>
          <table:table-cell office:value-type="float" office:value="70.7545573333333" calcext:value-type="float">
            <text:p>70,7545573333333</text:p>
          </table:table-cell>
          <table:table-cell office:value-type="float" office:value="954.078338666667" calcext:value-type="float">
            <text:p>954,078338666667</text:p>
          </table:table-cell>
          <table:table-cell office:value-type="float" office:value="241.661458333333" calcext:value-type="float">
            <text:p>241,661458333333</text:p>
          </table:table-cell>
          <table:table-cell office:value-type="float" office:value="241.734375" calcext:value-type="float">
            <text:p>241,7343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2</text:p>
          </table:table-cell>
          <table:table-cell office:value-type="float" office:value="1.88919383333333" calcext:value-type="float">
            <text:p>1,88919383333333</text:p>
          </table:table-cell>
          <table:table-cell office:value-type="float" office:value="71.2677688333333" calcext:value-type="float">
            <text:p>71,2677688333333</text:p>
          </table:table-cell>
          <table:table-cell office:value-type="float" office:value="954.269989" calcext:value-type="float">
            <text:p>954,269989</text:p>
          </table:table-cell>
          <table:table-cell office:value-type="float" office:value="241.703125" calcext:value-type="float">
            <text:p>241,703125</text:p>
          </table:table-cell>
          <table:table-cell office:value-type="float" office:value="241.822916666667" calcext:value-type="float">
            <text:p>241,82291666666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/>
          <table:table-cell table:style-name="ce16" office:value-type="string" calcext:value-type="string">
            <text:p>23</text:p>
          </table:table-cell>
          <table:table-cell table:style-name="ce24" office:value-type="float" office:value="1.89052933333333" calcext:value-type="float">
            <text:p>1,89052933333333</text:p>
          </table:table-cell>
          <table:table-cell table:style-name="ce30" office:value-type="float" office:value="71.6817996666667" calcext:value-type="float">
            <text:p>71,6817996666667</text:p>
          </table:table-cell>
          <table:table-cell table:style-name="ce30" office:value-type="float" office:value="954.286672" calcext:value-type="float">
            <text:p>954,286672</text:p>
          </table:table-cell>
          <table:table-cell table:style-name="ce30" office:value-type="float" office:value="241.609375" calcext:value-type="float">
            <text:p>241,609375</text:p>
          </table:table-cell>
          <table:table-cell table:style-name="ce36" office:value-type="float" office:value="241.604166666667" calcext:value-type="float">
            <text:p>241,60416666666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 calcext:value-type="string">
            <text:p>10.Feb</text:p>
          </table:table-cell>
          <table:table-cell table:style-name="ce14" office:value-type="string" calcext:value-type="string">
            <text:p>00</text:p>
          </table:table-cell>
          <table:table-cell table:style-name="ce22" office:value-type="float" office:value="1.848694" calcext:value-type="float">
            <text:p>1,848694</text:p>
          </table:table-cell>
          <table:table-cell table:style-name="ce28" office:value-type="float" office:value="69.5201046666667" calcext:value-type="float">
            <text:p>69,5201046666667</text:p>
          </table:table-cell>
          <table:table-cell table:style-name="ce28" office:value-type="float" office:value="954.341674833333" calcext:value-type="float">
            <text:p>954,341674833333</text:p>
          </table:table-cell>
          <table:table-cell table:style-name="ce28" office:value-type="float" office:value="241.453125" calcext:value-type="float">
            <text:p>241,453125</text:p>
          </table:table-cell>
          <table:table-cell table:style-name="ce34" office:value-type="float" office:value="241.463541666667" calcext:value-type="float">
            <text:p>241,46354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1</text:p>
          </table:table-cell>
          <table:table-cell office:value-type="float" office:value="1.80952916666667" calcext:value-type="float">
            <text:p>1,80952916666667</text:p>
          </table:table-cell>
          <table:table-cell office:value-type="float" office:value="68.0229405" calcext:value-type="float">
            <text:p>68,0229405</text:p>
          </table:table-cell>
          <table:table-cell office:value-type="float" office:value="954.3716635" calcext:value-type="float">
            <text:p>954,3716635</text:p>
          </table:table-cell>
          <table:table-cell office:value-type="float" office:value="241.557291666667" calcext:value-type="float">
            <text:p>241,557291666667</text:p>
          </table:table-cell>
          <table:table-cell office:value-type="float" office:value="241.541666666667" calcext:value-type="float">
            <text:p>241,54166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2</text:p>
          </table:table-cell>
          <table:table-cell office:value-type="float" office:value="1.5589635" calcext:value-type="float">
            <text:p>1,5589635</text:p>
          </table:table-cell>
          <table:table-cell office:value-type="float" office:value="70.7899095" calcext:value-type="float">
            <text:p>70,7899095</text:p>
          </table:table-cell>
          <table:table-cell office:value-type="float" office:value="954.406656833333" calcext:value-type="float">
            <text:p>954,406656833333</text:p>
          </table:table-cell>
          <table:table-cell office:value-type="float" office:value="241.484375" calcext:value-type="float">
            <text:p>241,484375</text:p>
          </table:table-cell>
          <table:table-cell office:value-type="float" office:value="241.463541666667" calcext:value-type="float">
            <text:p>241,46354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3</text:p>
          </table:table-cell>
          <table:table-cell office:value-type="float" office:value="1.21360116666667" calcext:value-type="float">
            <text:p>1,21360116666667</text:p>
          </table:table-cell>
          <table:table-cell office:value-type="float" office:value="73.6502113333333" calcext:value-type="float">
            <text:p>73,6502113333333</text:p>
          </table:table-cell>
          <table:table-cell office:value-type="float" office:value="954.388326" calcext:value-type="float">
            <text:p>954,388326</text:p>
          </table:table-cell>
          <table:table-cell office:value-type="float" office:value="241.692708333333" calcext:value-type="float">
            <text:p>241,692708333333</text:p>
          </table:table-cell>
          <table:table-cell office:value-type="float" office:value="241.666666666667" calcext:value-type="float">
            <text:p>241,66666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4</text:p>
          </table:table-cell>
          <table:table-cell office:value-type="float" office:value="1.237189" calcext:value-type="float">
            <text:p>1,237189</text:p>
          </table:table-cell>
          <table:table-cell office:value-type="float" office:value="74.5209936666667" calcext:value-type="float">
            <text:p>74,5209936666667</text:p>
          </table:table-cell>
          <table:table-cell office:value-type="float" office:value="954.506663" calcext:value-type="float">
            <text:p>954,506663</text:p>
          </table:table-cell>
          <table:table-cell office:value-type="float" office:value="241.666666666667" calcext:value-type="float">
            <text:p>241,666666666667</text:p>
          </table:table-cell>
          <table:table-cell office:value-type="float" office:value="241.614583333333" calcext:value-type="float">
            <text:p>241,61458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5</text:p>
          </table:table-cell>
          <table:table-cell office:value-type="float" office:value="1.39340316666667" calcext:value-type="float">
            <text:p>1,39340316666667</text:p>
          </table:table-cell>
          <table:table-cell office:value-type="float" office:value="74.0774635" calcext:value-type="float">
            <text:p>74,0774635</text:p>
          </table:table-cell>
          <table:table-cell office:value-type="float" office:value="954.736673666667" calcext:value-type="float">
            <text:p>954,736673666667</text:p>
          </table:table-cell>
          <table:table-cell office:value-type="float" office:value="241.666666666667" calcext:value-type="float">
            <text:p>241,666666666667</text:p>
          </table:table-cell>
          <table:table-cell office:value-type="float" office:value="241.677083333333" calcext:value-type="float">
            <text:p>241,67708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6</text:p>
          </table:table-cell>
          <table:table-cell office:value-type="float" office:value="1.55985366666667" calcext:value-type="float">
            <text:p>1,55985366666667</text:p>
          </table:table-cell>
          <table:table-cell office:value-type="float" office:value="73.5406023333333" calcext:value-type="float">
            <text:p>73,5406023333333</text:p>
          </table:table-cell>
          <table:table-cell office:value-type="float" office:value="955.089996333333" calcext:value-type="float">
            <text:p>955,089996333333</text:p>
          </table:table-cell>
          <table:table-cell office:value-type="float" office:value="241.723958333333" calcext:value-type="float">
            <text:p>241,723958333333</text:p>
          </table:table-cell>
          <table:table-cell office:value-type="float" office:value="241.791666666667" calcext:value-type="float">
            <text:p>241,79166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7</text:p>
          </table:table-cell>
          <table:table-cell office:value-type="float" office:value="1.80952933333333" calcext:value-type="float">
            <text:p>1,80952933333333</text:p>
          </table:table-cell>
          <table:table-cell office:value-type="float" office:value="72.6863505" calcext:value-type="float">
            <text:p>72,6863505</text:p>
          </table:table-cell>
          <table:table-cell office:value-type="float" office:value="955.6266885" calcext:value-type="float">
            <text:p>955,6266885</text:p>
          </table:table-cell>
          <table:table-cell office:value-type="float" office:value="241.833333333333" calcext:value-type="float">
            <text:p>241,833333333333</text:p>
          </table:table-cell>
          <table:table-cell office:value-type="float" office:value="241.875" calcext:value-type="float">
            <text:p>241,8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8</text:p>
          </table:table-cell>
          <table:table-cell office:value-type="float" office:value="2.24523783333333" calcext:value-type="float">
            <text:p>2,24523783333333</text:p>
          </table:table-cell>
          <table:table-cell office:value-type="float" office:value="71.1482403333333" calcext:value-type="float">
            <text:p>71,1482403333333</text:p>
          </table:table-cell>
          <table:table-cell office:value-type="float" office:value="955.968333" calcext:value-type="float">
            <text:p>955,968333</text:p>
          </table:table-cell>
          <table:table-cell office:value-type="float" office:value="241.760416666667" calcext:value-type="float">
            <text:p>241,760416666667</text:p>
          </table:table-cell>
          <table:table-cell office:value-type="float" office:value="241.895833333333" calcext:value-type="float">
            <text:p>241,89583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9</text:p>
          </table:table-cell>
          <table:table-cell office:value-type="float" office:value="2.85807833333333" calcext:value-type="float">
            <text:p>2,85807833333333</text:p>
          </table:table-cell>
          <table:table-cell office:value-type="float" office:value="68.8105608333333" calcext:value-type="float">
            <text:p>68,8105608333333</text:p>
          </table:table-cell>
          <table:table-cell office:value-type="float" office:value="956.281657" calcext:value-type="float">
            <text:p>956,281657</text:p>
          </table:table-cell>
          <table:table-cell office:value-type="float" office:value="241.817708333333" calcext:value-type="float">
            <text:p>241,817708333333</text:p>
          </table:table-cell>
          <table:table-cell office:value-type="float" office:value="241.973958333333" calcext:value-type="float">
            <text:p>241,97395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0</text:p>
          </table:table-cell>
          <table:table-cell office:value-type="float" office:value="3.455787" calcext:value-type="float">
            <text:p>3,455787</text:p>
          </table:table-cell>
          <table:table-cell office:value-type="float" office:value="65.771215" calcext:value-type="float">
            <text:p>65,771215</text:p>
          </table:table-cell>
          <table:table-cell office:value-type="float" office:value="956.298329666667" calcext:value-type="float">
            <text:p>956,298329666667</text:p>
          </table:table-cell>
          <table:table-cell office:value-type="float" office:value="241.598958333333" calcext:value-type="float">
            <text:p>241,598958333333</text:p>
          </table:table-cell>
          <table:table-cell office:value-type="float" office:value="241.75" calcext:value-type="float">
            <text:p>241,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1</text:p>
          </table:table-cell>
          <table:table-cell office:value-type="float" office:value="5.32635233333333" calcext:value-type="float">
            <text:p>5,32635233333333</text:p>
          </table:table-cell>
          <table:table-cell office:value-type="float" office:value="58.7734286666667" calcext:value-type="float">
            <text:p>58,7734286666667</text:p>
          </table:table-cell>
          <table:table-cell office:value-type="float" office:value="956.204996833333" calcext:value-type="float">
            <text:p>956,204996833333</text:p>
          </table:table-cell>
          <table:table-cell office:value-type="float" office:value="241.630208333333" calcext:value-type="float">
            <text:p>241,630208333333</text:p>
          </table:table-cell>
          <table:table-cell office:value-type="float" office:value="241.744791666667" calcext:value-type="float">
            <text:p>241,74479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2</text:p>
          </table:table-cell>
          <table:table-cell office:value-type="float" office:value="6.6673025" calcext:value-type="float">
            <text:p>6,6673025</text:p>
          </table:table-cell>
          <table:table-cell office:value-type="float" office:value="53.161415" calcext:value-type="float">
            <text:p>53,161415</text:p>
          </table:table-cell>
          <table:table-cell office:value-type="float" office:value="956.048329833333" calcext:value-type="float">
            <text:p>956,048329833333</text:p>
          </table:table-cell>
          <table:table-cell office:value-type="float" office:value="241.291666666667" calcext:value-type="float">
            <text:p>241,291666666667</text:p>
          </table:table-cell>
          <table:table-cell office:value-type="float" office:value="241.4375" calcext:value-type="float">
            <text:p>241,43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3</text:p>
          </table:table-cell>
          <table:table-cell office:value-type="float" office:value="7.2921595" calcext:value-type="float">
            <text:p>7,2921595</text:p>
          </table:table-cell>
          <table:table-cell office:value-type="float" office:value="49.9712618333333" calcext:value-type="float">
            <text:p>49,9712618333333</text:p>
          </table:table-cell>
          <table:table-cell office:value-type="float" office:value="955.849996" calcext:value-type="float">
            <text:p>955,849996</text:p>
          </table:table-cell>
          <table:table-cell office:value-type="float" office:value="241.130208333333" calcext:value-type="float">
            <text:p>241,130208333333</text:p>
          </table:table-cell>
          <table:table-cell office:value-type="float" office:value="241.291666666667" calcext:value-type="float">
            <text:p>241,29166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4</text:p>
          </table:table-cell>
          <table:table-cell office:value-type="float" office:value="7.97665383333333" calcext:value-type="float">
            <text:p>7,97665383333333</text:p>
          </table:table-cell>
          <table:table-cell office:value-type="float" office:value="47.5989928333333" calcext:value-type="float">
            <text:p>47,5989928333333</text:p>
          </table:table-cell>
          <table:table-cell office:value-type="float" office:value="955.641672666667" calcext:value-type="float">
            <text:p>955,641672666667</text:p>
          </table:table-cell>
          <table:table-cell office:value-type="float" office:value="240.510416666667" calcext:value-type="float">
            <text:p>240,510416666667</text:p>
          </table:table-cell>
          <table:table-cell office:value-type="float" office:value="240.640625" calcext:value-type="float">
            <text:p>240,6406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5</text:p>
          </table:table-cell>
          <table:table-cell office:value-type="float" office:value="7.32242333333333" calcext:value-type="float">
            <text:p>7,32242333333333</text:p>
          </table:table-cell>
          <table:table-cell office:value-type="float" office:value="48.9761198333333" calcext:value-type="float">
            <text:p>48,9761198333333</text:p>
          </table:table-cell>
          <table:table-cell office:value-type="float" office:value="955.543325166667" calcext:value-type="float">
            <text:p>955,543325166667</text:p>
          </table:table-cell>
          <table:table-cell office:value-type="float" office:value="240.739583333333" calcext:value-type="float">
            <text:p>240,739583333333</text:p>
          </table:table-cell>
          <table:table-cell office:value-type="float" office:value="240.885416666667" calcext:value-type="float">
            <text:p>240,88541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6</text:p>
          </table:table-cell>
          <table:table-cell office:value-type="float" office:value="6.468363" calcext:value-type="float">
            <text:p>6,468363</text:p>
          </table:table-cell>
          <table:table-cell office:value-type="float" office:value="51.8946623333333" calcext:value-type="float">
            <text:p>51,8946623333333</text:p>
          </table:table-cell>
          <table:table-cell office:value-type="float" office:value="955.5733235" calcext:value-type="float">
            <text:p>955,5733235</text:p>
          </table:table-cell>
          <table:table-cell office:value-type="float" office:value="240.880208333333" calcext:value-type="float">
            <text:p>240,880208333333</text:p>
          </table:table-cell>
          <table:table-cell office:value-type="float" office:value="241.078125" calcext:value-type="float">
            <text:p>241,0781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7</text:p>
          </table:table-cell>
          <table:table-cell office:value-type="float" office:value="5.827484" calcext:value-type="float">
            <text:p>5,827484</text:p>
          </table:table-cell>
          <table:table-cell office:value-type="float" office:value="55.6860206666667" calcext:value-type="float">
            <text:p>55,6860206666667</text:p>
          </table:table-cell>
          <table:table-cell office:value-type="float" office:value="955.725006" calcext:value-type="float">
            <text:p>955,725006</text:p>
          </table:table-cell>
          <table:table-cell office:value-type="float" office:value="240.963541666667" calcext:value-type="float">
            <text:p>240,963541666667</text:p>
          </table:table-cell>
          <table:table-cell office:value-type="float" office:value="241.161458333333" calcext:value-type="float">
            <text:p>241,16145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8</text:p>
          </table:table-cell>
          <table:table-cell office:value-type="float" office:value="5.42604466666667" calcext:value-type="float">
            <text:p>5,42604466666667</text:p>
          </table:table-cell>
          <table:table-cell office:value-type="float" office:value="59.4672056666667" calcext:value-type="float">
            <text:p>59,4672056666667</text:p>
          </table:table-cell>
          <table:table-cell office:value-type="float" office:value="955.764994333333" calcext:value-type="float">
            <text:p>955,764994333333</text:p>
          </table:table-cell>
          <table:table-cell office:value-type="float" office:value="241.125" calcext:value-type="float">
            <text:p>241,125</text:p>
          </table:table-cell>
          <table:table-cell office:value-type="float" office:value="241.354166666667" calcext:value-type="float">
            <text:p>241,35416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9</text:p>
          </table:table-cell>
          <table:table-cell office:value-type="float" office:value="5.2854075" calcext:value-type="float">
            <text:p>5,2854075</text:p>
          </table:table-cell>
          <table:table-cell office:value-type="float" office:value="60.819409" calcext:value-type="float">
            <text:p>60,819409</text:p>
          </table:table-cell>
          <table:table-cell office:value-type="float" office:value="955.7483315" calcext:value-type="float">
            <text:p>955,7483315</text:p>
          </table:table-cell>
          <table:table-cell office:value-type="float" office:value="241.072916666667" calcext:value-type="float">
            <text:p>241,072916666667</text:p>
          </table:table-cell>
          <table:table-cell office:value-type="float" office:value="241.229166666667" calcext:value-type="float">
            <text:p>241,22916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0</text:p>
          </table:table-cell>
          <table:table-cell office:value-type="float" office:value="5.02638533333333" calcext:value-type="float">
            <text:p>5,02638533333333</text:p>
          </table:table-cell>
          <table:table-cell office:value-type="float" office:value="62.2596075" calcext:value-type="float">
            <text:p>62,2596075</text:p>
          </table:table-cell>
          <table:table-cell office:value-type="float" office:value="955.688344333333" calcext:value-type="float">
            <text:p>955,688344333333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380208333333" calcext:value-type="float">
            <text:p>241,38020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1</text:p>
          </table:table-cell>
          <table:table-cell office:value-type="float" office:value="4.76202266666667" calcext:value-type="float">
            <text:p>4,76202266666667</text:p>
          </table:table-cell>
          <table:table-cell office:value-type="float" office:value="63.3419805" calcext:value-type="float">
            <text:p>63,3419805</text:p>
          </table:table-cell>
          <table:table-cell office:value-type="float" office:value="955.571665333333" calcext:value-type="float">
            <text:p>955,571665333333</text:p>
          </table:table-cell>
          <table:table-cell office:value-type="float" office:value="241.291666666667" calcext:value-type="float">
            <text:p>241,291666666667</text:p>
          </table:table-cell>
          <table:table-cell office:value-type="float" office:value="241.385416666667" calcext:value-type="float">
            <text:p>241,38541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2</text:p>
          </table:table-cell>
          <table:table-cell office:value-type="float" office:value="4.528369" calcext:value-type="float">
            <text:p>4,528369</text:p>
          </table:table-cell>
          <table:table-cell office:value-type="float" office:value="63.983368" calcext:value-type="float">
            <text:p>63,983368</text:p>
          </table:table-cell>
          <table:table-cell office:value-type="float" office:value="955.410003833333" calcext:value-type="float">
            <text:p>955,410003833333</text:p>
          </table:table-cell>
          <table:table-cell office:value-type="float" office:value="241.302083333333" calcext:value-type="float">
            <text:p>241,302083333333</text:p>
          </table:table-cell>
          <table:table-cell office:value-type="float" office:value="241.380208333333" calcext:value-type="float">
            <text:p>241,38020833333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/>
          <table:table-cell table:style-name="ce16" office:value-type="string" calcext:value-type="string">
            <text:p>23</text:p>
          </table:table-cell>
          <table:table-cell table:style-name="ce24" office:value-type="float" office:value="4.2947155" calcext:value-type="float">
            <text:p>4,2947155</text:p>
          </table:table-cell>
          <table:table-cell table:style-name="ce30" office:value-type="float" office:value="63.7290498333333" calcext:value-type="float">
            <text:p>63,7290498333333</text:p>
          </table:table-cell>
          <table:table-cell table:style-name="ce30" office:value-type="float" office:value="955.064992166667" calcext:value-type="float">
            <text:p>955,064992166667</text:p>
          </table:table-cell>
          <table:table-cell table:style-name="ce30" office:value-type="float" office:value="241.192708333333" calcext:value-type="float">
            <text:p>241,192708333333</text:p>
          </table:table-cell>
          <table:table-cell table:style-name="ce36" office:value-type="float" office:value="241.15625" calcext:value-type="float">
            <text:p>241,1562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 calcext:value-type="string">
            <text:p>11.Feb</text:p>
          </table:table-cell>
          <table:table-cell table:style-name="ce14" office:value-type="string" calcext:value-type="string">
            <text:p>00</text:p>
          </table:table-cell>
          <table:table-cell table:style-name="ce22" office:value-type="float" office:value="3.86968783333333" calcext:value-type="float">
            <text:p>3,86968783333333</text:p>
          </table:table-cell>
          <table:table-cell table:style-name="ce28" office:value-type="float" office:value="64.2308183333333" calcext:value-type="float">
            <text:p>64,2308183333333</text:p>
          </table:table-cell>
          <table:table-cell table:style-name="ce28" office:value-type="float" office:value="954.553334666667" calcext:value-type="float">
            <text:p>954,553334666667</text:p>
          </table:table-cell>
          <table:table-cell table:style-name="ce28" office:value-type="float" office:value="241.458333333333" calcext:value-type="float">
            <text:p>241,458333333333</text:p>
          </table:table-cell>
          <table:table-cell table:style-name="ce34" office:value-type="float" office:value="241.390625" calcext:value-type="float">
            <text:p>241,3906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1</text:p>
          </table:table-cell>
          <table:table-cell office:value-type="float" office:value="3.666743" calcext:value-type="float">
            <text:p>3,666743</text:p>
          </table:table-cell>
          <table:table-cell office:value-type="float" office:value="63.7931386666667" calcext:value-type="float">
            <text:p>63,7931386666667</text:p>
          </table:table-cell>
          <table:table-cell office:value-type="float" office:value="953.9516805" calcext:value-type="float">
            <text:p>953,9516805</text:p>
          </table:table-cell>
          <table:table-cell office:value-type="float" office:value="241.28125" calcext:value-type="float">
            <text:p>241,28125</text:p>
          </table:table-cell>
          <table:table-cell office:value-type="float" office:value="241.25" calcext:value-type="float">
            <text:p>241,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2</text:p>
          </table:table-cell>
          <table:table-cell office:value-type="float" office:value="3.15270483333333" calcext:value-type="float">
            <text:p>3,15270483333333</text:p>
          </table:table-cell>
          <table:table-cell office:value-type="float" office:value="64.8233781666667" calcext:value-type="float">
            <text:p>64,8233781666667</text:p>
          </table:table-cell>
          <table:table-cell office:value-type="float" office:value="953.549998166667" calcext:value-type="float">
            <text:p>953,549998166667</text:p>
          </table:table-cell>
          <table:table-cell office:value-type="float" office:value="241.380208333333" calcext:value-type="float">
            <text:p>241,380208333333</text:p>
          </table:table-cell>
          <table:table-cell office:value-type="float" office:value="241.265625" calcext:value-type="float">
            <text:p>241,2656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3</text:p>
          </table:table-cell>
          <table:table-cell office:value-type="float" office:value="2.61107283333333" calcext:value-type="float">
            <text:p>2,61107283333333</text:p>
          </table:table-cell>
          <table:table-cell office:value-type="float" office:value="64.930191" calcext:value-type="float">
            <text:p>64,930191</text:p>
          </table:table-cell>
          <table:table-cell office:value-type="float" office:value="952.730000833333" calcext:value-type="float">
            <text:p>952,730000833333</text:p>
          </table:table-cell>
          <table:table-cell office:value-type="float" office:value="241.427083333333" calcext:value-type="float">
            <text:p>241,427083333333</text:p>
          </table:table-cell>
          <table:table-cell office:value-type="float" office:value="241.333333333333" calcext:value-type="float">
            <text:p>241,33333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4</text:p>
          </table:table-cell>
          <table:table-cell office:value-type="float" office:value="2.00045783333333" calcext:value-type="float">
            <text:p>2,00045783333333</text:p>
          </table:table-cell>
          <table:table-cell office:value-type="float" office:value="65.1990013333333" calcext:value-type="float">
            <text:p>65,1990013333333</text:p>
          </table:table-cell>
          <table:table-cell office:value-type="float" office:value="952.018320833333" calcext:value-type="float">
            <text:p>952,018320833333</text:p>
          </table:table-cell>
          <table:table-cell office:value-type="float" office:value="241.526041666667" calcext:value-type="float">
            <text:p>241,526041666667</text:p>
          </table:table-cell>
          <table:table-cell office:value-type="float" office:value="241.442708333333" calcext:value-type="float">
            <text:p>241,44270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5</text:p>
          </table:table-cell>
          <table:table-cell office:value-type="float" office:value="2.03294666666667" calcext:value-type="float">
            <text:p>2,03294666666667</text:p>
          </table:table-cell>
          <table:table-cell office:value-type="float" office:value="65.71374" calcext:value-type="float">
            <text:p>65,71374</text:p>
          </table:table-cell>
          <table:table-cell office:value-type="float" office:value="951.525003833333" calcext:value-type="float">
            <text:p>951,525003833333</text:p>
          </table:table-cell>
          <table:table-cell office:value-type="float" office:value="241.572916666667" calcext:value-type="float">
            <text:p>241,572916666667</text:p>
          </table:table-cell>
          <table:table-cell office:value-type="float" office:value="241.5625" calcext:value-type="float">
            <text:p>241,56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6</text:p>
          </table:table-cell>
          <table:table-cell office:value-type="float" office:value="1.61504033333333" calcext:value-type="float">
            <text:p>1,61504033333333</text:p>
          </table:table-cell>
          <table:table-cell office:value-type="float" office:value="65.4044915" calcext:value-type="float">
            <text:p>65,4044915</text:p>
          </table:table-cell>
          <table:table-cell office:value-type="float" office:value="951.063323666667" calcext:value-type="float">
            <text:p>951,063323666667</text:p>
          </table:table-cell>
          <table:table-cell office:value-type="float" office:value="241.4375" calcext:value-type="float">
            <text:p>241,4375</text:p>
          </table:table-cell>
          <table:table-cell office:value-type="float" office:value="241.489583333333" calcext:value-type="float">
            <text:p>241,48958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7</text:p>
          </table:table-cell>
          <table:table-cell office:value-type="float" office:value="1.33287566666667" calcext:value-type="float">
            <text:p>1,33287566666667</text:p>
          </table:table-cell>
          <table:table-cell office:value-type="float" office:value="66.77704" calcext:value-type="float">
            <text:p>66,77704</text:p>
          </table:table-cell>
          <table:table-cell office:value-type="float" office:value="950.703348666667" calcext:value-type="float">
            <text:p>950,703348666667</text:p>
          </table:table-cell>
          <table:table-cell office:value-type="float" office:value="241.723958333333" calcext:value-type="float">
            <text:p>241,723958333333</text:p>
          </table:table-cell>
          <table:table-cell office:value-type="float" office:value="241.765625" calcext:value-type="float">
            <text:p>241,7656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8</text:p>
          </table:table-cell>
          <table:table-cell office:value-type="float" office:value="2.01291933333333" calcext:value-type="float">
            <text:p>2,01291933333333</text:p>
          </table:table-cell>
          <table:table-cell office:value-type="float" office:value="67.5824611666667" calcext:value-type="float">
            <text:p>67,5824611666667</text:p>
          </table:table-cell>
          <table:table-cell office:value-type="float" office:value="950.174997666667" calcext:value-type="float">
            <text:p>950,174997666667</text:p>
          </table:table-cell>
          <table:table-cell office:value-type="float" office:value="242.046875" calcext:value-type="float">
            <text:p>242,046875</text:p>
          </table:table-cell>
          <table:table-cell office:value-type="float" office:value="242.088541666667" calcext:value-type="float">
            <text:p>242,08854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9</text:p>
          </table:table-cell>
          <table:table-cell office:value-type="float" office:value="4.62316566666667" calcext:value-type="float">
            <text:p>4,62316566666667</text:p>
          </table:table-cell>
          <table:table-cell office:value-type="float" office:value="60.9473311666667" calcext:value-type="float">
            <text:p>60,9473311666667</text:p>
          </table:table-cell>
          <table:table-cell office:value-type="float" office:value="949.450012" calcext:value-type="float">
            <text:p>949,450012</text:p>
          </table:table-cell>
          <table:table-cell office:value-type="float" office:value="241.755208333333" calcext:value-type="float">
            <text:p>241,755208333333</text:p>
          </table:table-cell>
          <table:table-cell office:value-type="float" office:value="241.739583333333" calcext:value-type="float">
            <text:p>241,73958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0</text:p>
          </table:table-cell>
          <table:table-cell office:value-type="float" office:value="6.86134616666667" calcext:value-type="float">
            <text:p>6,86134616666667</text:p>
          </table:table-cell>
          <table:table-cell office:value-type="float" office:value="53.0126393333333" calcext:value-type="float">
            <text:p>53,0126393333333</text:p>
          </table:table-cell>
          <table:table-cell office:value-type="float" office:value="948.4533285" calcext:value-type="float">
            <text:p>948,4533285</text:p>
          </table:table-cell>
          <table:table-cell office:value-type="float" office:value="241.713541666667" calcext:value-type="float">
            <text:p>241,713541666667</text:p>
          </table:table-cell>
          <table:table-cell office:value-type="float" office:value="241.692708333333" calcext:value-type="float">
            <text:p>241,69270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1</text:p>
          </table:table-cell>
          <table:table-cell office:value-type="float" office:value="9.30291683333333" calcext:value-type="float">
            <text:p>9,30291683333333</text:p>
          </table:table-cell>
          <table:table-cell office:value-type="float" office:value="44.2325985" calcext:value-type="float">
            <text:p>44,2325985</text:p>
          </table:table-cell>
          <table:table-cell office:value-type="float" office:value="947.846659333333" calcext:value-type="float">
            <text:p>947,846659333333</text:p>
          </table:table-cell>
          <table:table-cell office:value-type="float" office:value="240.020833333333" calcext:value-type="float">
            <text:p>240,020833333333</text:p>
          </table:table-cell>
          <table:table-cell office:value-type="float" office:value="239.973958333333" calcext:value-type="float">
            <text:p>239,97395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2</text:p>
          </table:table-cell>
          <table:table-cell office:value-type="float" office:value="9.43910416666667" calcext:value-type="float">
            <text:p>9,43910416666667</text:p>
          </table:table-cell>
          <table:table-cell office:value-type="float" office:value="43.8722305" calcext:value-type="float">
            <text:p>43,8722305</text:p>
          </table:table-cell>
          <table:table-cell office:value-type="float" office:value="947.161662" calcext:value-type="float">
            <text:p>947,161662</text:p>
          </table:table-cell>
          <table:table-cell office:value-type="float" office:value="240.182291666667" calcext:value-type="float">
            <text:p>240,182291666667</text:p>
          </table:table-cell>
          <table:table-cell office:value-type="float" office:value="240.213541666667" calcext:value-type="float">
            <text:p>240,21354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3</text:p>
          </table:table-cell>
          <table:table-cell office:value-type="float" office:value="9.35498866666667" calcext:value-type="float">
            <text:p>9,35498866666667</text:p>
          </table:table-cell>
          <table:table-cell office:value-type="float" office:value="48.6134646666667" calcext:value-type="float">
            <text:p>48,6134646666667</text:p>
          </table:table-cell>
          <table:table-cell office:value-type="float" office:value="946.446655333333" calcext:value-type="float">
            <text:p>946,446655333333</text:p>
          </table:table-cell>
          <table:table-cell office:value-type="float" office:value="240.421875" calcext:value-type="float">
            <text:p>240,421875</text:p>
          </table:table-cell>
          <table:table-cell office:value-type="float" office:value="240.578125" calcext:value-type="float">
            <text:p>240,5781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4</text:p>
          </table:table-cell>
          <table:table-cell office:value-type="float" office:value="9.24684" calcext:value-type="float">
            <text:p>9,24684</text:p>
          </table:table-cell>
          <table:table-cell office:value-type="float" office:value="53.631139" calcext:value-type="float">
            <text:p>53,631139</text:p>
          </table:table-cell>
          <table:table-cell office:value-type="float" office:value="946.049998" calcext:value-type="float">
            <text:p>946,049998</text:p>
          </table:table-cell>
          <table:table-cell office:value-type="float" office:value="240.9375" calcext:value-type="float">
            <text:p>240,9375</text:p>
          </table:table-cell>
          <table:table-cell office:value-type="float" office:value="241.151041666667" calcext:value-type="float">
            <text:p>241,15104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5</text:p>
          </table:table-cell>
          <table:table-cell office:value-type="float" office:value="7.93837916666667" calcext:value-type="float">
            <text:p>7,93837916666667</text:p>
          </table:table-cell>
          <table:table-cell office:value-type="float" office:value="62.8104571666667" calcext:value-type="float">
            <text:p>62,8104571666667</text:p>
          </table:table-cell>
          <table:table-cell office:value-type="float" office:value="946.065012666667" calcext:value-type="float">
            <text:p>946,065012666667</text:p>
          </table:table-cell>
          <table:table-cell office:value-type="float" office:value="240.401041666667" calcext:value-type="float">
            <text:p>240,401041666667</text:p>
          </table:table-cell>
          <table:table-cell office:value-type="float" office:value="240.567708333333" calcext:value-type="float">
            <text:p>240,56770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6</text:p>
          </table:table-cell>
          <table:table-cell office:value-type="float" office:value="6.76298933333333" calcext:value-type="float">
            <text:p>6,76298933333333</text:p>
          </table:table-cell>
          <table:table-cell office:value-type="float" office:value="70.1131718333333" calcext:value-type="float">
            <text:p>70,1131718333333</text:p>
          </table:table-cell>
          <table:table-cell office:value-type="float" office:value="946.110015833333" calcext:value-type="float">
            <text:p>946,110015833333</text:p>
          </table:table-cell>
          <table:table-cell office:value-type="float" office:value="240.984375" calcext:value-type="float">
            <text:p>240,984375</text:p>
          </table:table-cell>
          <table:table-cell office:value-type="float" office:value="241.208333333333" calcext:value-type="float">
            <text:p>241,20833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7</text:p>
          </table:table-cell>
          <table:table-cell office:value-type="float" office:value="5.8808905" calcext:value-type="float">
            <text:p>5,8808905</text:p>
          </table:table-cell>
          <table:table-cell office:value-type="float" office:value="73.0472273333333" calcext:value-type="float">
            <text:p>73,0472273333333</text:p>
          </table:table-cell>
          <table:table-cell office:value-type="float" office:value="946.240010666667" calcext:value-type="float">
            <text:p>946,240010666667</text:p>
          </table:table-cell>
          <table:table-cell office:value-type="float" office:value="241.223958333333" calcext:value-type="float">
            <text:p>241,223958333333</text:p>
          </table:table-cell>
          <table:table-cell office:value-type="float" office:value="241.411458333333" calcext:value-type="float">
            <text:p>241,41145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8</text:p>
          </table:table-cell>
          <table:table-cell office:value-type="float" office:value="5.52707183333333" calcext:value-type="float">
            <text:p>5,52707183333333</text:p>
          </table:table-cell>
          <table:table-cell office:value-type="float" office:value="75.354646" calcext:value-type="float">
            <text:p>75,354646</text:p>
          </table:table-cell>
          <table:table-cell office:value-type="float" office:value="946.368337" calcext:value-type="float">
            <text:p>946,368337</text:p>
          </table:table-cell>
          <table:table-cell office:value-type="float" office:value="241.427083333333" calcext:value-type="float">
            <text:p>241,427083333333</text:p>
          </table:table-cell>
          <table:table-cell office:value-type="float" office:value="241.682291666667" calcext:value-type="float">
            <text:p>241,68229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9</text:p>
          </table:table-cell>
          <table:table-cell office:value-type="float" office:value="5.36774266666667" calcext:value-type="float">
            <text:p>5,36774266666667</text:p>
          </table:table-cell>
          <table:table-cell office:value-type="float" office:value="75.8551416666667" calcext:value-type="float">
            <text:p>75,8551416666667</text:p>
          </table:table-cell>
          <table:table-cell office:value-type="float" office:value="946.644999166667" calcext:value-type="float">
            <text:p>946,644999166667</text:p>
          </table:table-cell>
          <table:table-cell office:value-type="float" office:value="241.479166666667" calcext:value-type="float">
            <text:p>241,479166666667</text:p>
          </table:table-cell>
          <table:table-cell office:value-type="float" office:value="241.682291666667" calcext:value-type="float">
            <text:p>241,68229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0</text:p>
          </table:table-cell>
          <table:table-cell office:value-type="float" office:value="5.1265225" calcext:value-type="float">
            <text:p>5,1265225</text:p>
          </table:table-cell>
          <table:table-cell office:value-type="float" office:value="76.6570025" calcext:value-type="float">
            <text:p>76,6570025</text:p>
          </table:table-cell>
          <table:table-cell office:value-type="float" office:value="947.206665166667" calcext:value-type="float">
            <text:p>947,206665166667</text:p>
          </table:table-cell>
          <table:table-cell office:value-type="float" office:value="241.390625" calcext:value-type="float">
            <text:p>241,390625</text:p>
          </table:table-cell>
          <table:table-cell office:value-type="float" office:value="241.526041666667" calcext:value-type="float">
            <text:p>241,52604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1</text:p>
          </table:table-cell>
          <table:table-cell office:value-type="float" office:value="4.92046216666667" calcext:value-type="float">
            <text:p>4,92046216666667</text:p>
          </table:table-cell>
          <table:table-cell office:value-type="float" office:value="76.7465233333333" calcext:value-type="float">
            <text:p>76,7465233333333</text:p>
          </table:table-cell>
          <table:table-cell office:value-type="float" office:value="947.7333375" calcext:value-type="float">
            <text:p>947,7333375</text:p>
          </table:table-cell>
          <table:table-cell office:value-type="float" office:value="241.401041666667" calcext:value-type="float">
            <text:p>241,401041666667</text:p>
          </table:table-cell>
          <table:table-cell office:value-type="float" office:value="241.510416666667" calcext:value-type="float">
            <text:p>241,51041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2</text:p>
          </table:table-cell>
          <table:table-cell office:value-type="float" office:value="4.72285783333333" calcext:value-type="float">
            <text:p>4,72285783333333</text:p>
          </table:table-cell>
          <table:table-cell office:value-type="float" office:value="76.8902118333333" calcext:value-type="float">
            <text:p>76,8902118333333</text:p>
          </table:table-cell>
          <table:table-cell office:value-type="float" office:value="948.481648666667" calcext:value-type="float">
            <text:p>948,481648666667</text:p>
          </table:table-cell>
          <table:table-cell office:value-type="float" office:value="241.34375" calcext:value-type="float">
            <text:p>241,34375</text:p>
          </table:table-cell>
          <table:table-cell office:value-type="float" office:value="241.359375" calcext:value-type="float">
            <text:p>241,35937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/>
          <table:table-cell table:style-name="ce16" office:value-type="string" calcext:value-type="string">
            <text:p>23</text:p>
          </table:table-cell>
          <table:table-cell table:style-name="ce24" office:value-type="float" office:value="4.30895716666667" calcext:value-type="float">
            <text:p>4,30895716666667</text:p>
          </table:table-cell>
          <table:table-cell table:style-name="ce30" office:value-type="float" office:value="76.7828903333333" calcext:value-type="float">
            <text:p>76,7828903333333</text:p>
          </table:table-cell>
          <table:table-cell table:style-name="ce30" office:value-type="float" office:value="948.898335833333" calcext:value-type="float">
            <text:p>948,898335833333</text:p>
          </table:table-cell>
          <table:table-cell table:style-name="ce30" office:value-type="float" office:value="241.46875" calcext:value-type="float">
            <text:p>241,46875</text:p>
          </table:table-cell>
          <table:table-cell table:style-name="ce36" office:value-type="float" office:value="241.505208333333" calcext:value-type="float">
            <text:p>241,505208333333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 calcext:value-type="string">
            <text:p>12.Feb</text:p>
          </table:table-cell>
          <table:table-cell table:style-name="ce14" office:value-type="string" calcext:value-type="string">
            <text:p>00</text:p>
          </table:table-cell>
          <table:table-cell table:style-name="ce22" office:value-type="float" office:value="4.15051766666667" calcext:value-type="float">
            <text:p>4,15051766666667</text:p>
          </table:table-cell>
          <table:table-cell table:style-name="ce28" office:value-type="float" office:value="77.4364851666667" calcext:value-type="float">
            <text:p>77,4364851666667</text:p>
          </table:table-cell>
          <table:table-cell table:style-name="ce28" office:value-type="float" office:value="949.013336166667" calcext:value-type="float">
            <text:p>949,013336166667</text:p>
          </table:table-cell>
          <table:table-cell table:style-name="ce28" office:value-type="float" office:value="241.552083333333" calcext:value-type="float">
            <text:p>241,552083333333</text:p>
          </table:table-cell>
          <table:table-cell table:style-name="ce34" office:value-type="float" office:value="241.536458333333" calcext:value-type="float">
            <text:p>241,53645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1</text:p>
          </table:table-cell>
          <table:table-cell office:value-type="float" office:value="4.01255083333333" calcext:value-type="float">
            <text:p>4,01255083333333</text:p>
          </table:table-cell>
          <table:table-cell office:value-type="float" office:value="76.7823791666667" calcext:value-type="float">
            <text:p>76,7823791666667</text:p>
          </table:table-cell>
          <table:table-cell office:value-type="float" office:value="949.443328833333" calcext:value-type="float">
            <text:p>949,443328833333</text:p>
          </table:table-cell>
          <table:table-cell office:value-type="float" office:value="241.536458333333" calcext:value-type="float">
            <text:p>241,536458333333</text:p>
          </table:table-cell>
          <table:table-cell office:value-type="float" office:value="241.380208333333" calcext:value-type="float">
            <text:p>241,38020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2</text:p>
          </table:table-cell>
          <table:table-cell office:value-type="float" office:value="3.88660016666667" calcext:value-type="float">
            <text:p>3,88660016666667</text:p>
          </table:table-cell>
          <table:table-cell office:value-type="float" office:value="75.9421181666667" calcext:value-type="float">
            <text:p>75,9421181666667</text:p>
          </table:table-cell>
          <table:table-cell office:value-type="float" office:value="949.398335666667" calcext:value-type="float">
            <text:p>949,398335666667</text:p>
          </table:table-cell>
          <table:table-cell office:value-type="float" office:value="241.390625" calcext:value-type="float">
            <text:p>241,390625</text:p>
          </table:table-cell>
          <table:table-cell office:value-type="float" office:value="241.286458333333" calcext:value-type="float">
            <text:p>241,28645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3</text:p>
          </table:table-cell>
          <table:table-cell office:value-type="float" office:value="3.81628116666667" calcext:value-type="float">
            <text:p>3,81628116666667</text:p>
          </table:table-cell>
          <table:table-cell office:value-type="float" office:value="75.9708555" calcext:value-type="float">
            <text:p>75,9708555</text:p>
          </table:table-cell>
          <table:table-cell office:value-type="float" office:value="949.215006666667" calcext:value-type="float">
            <text:p>949,215006666667</text:p>
          </table:table-cell>
          <table:table-cell office:value-type="float" office:value="241.390625" calcext:value-type="float">
            <text:p>241,390625</text:p>
          </table:table-cell>
          <table:table-cell office:value-type="float" office:value="241.28125" calcext:value-type="float">
            <text:p>241,281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4</text:p>
          </table:table-cell>
          <table:table-cell office:value-type="float" office:value="3.87903416666667" calcext:value-type="float">
            <text:p>3,87903416666667</text:p>
          </table:table-cell>
          <table:table-cell office:value-type="float" office:value="74.7908236666667" calcext:value-type="float">
            <text:p>74,7908236666667</text:p>
          </table:table-cell>
          <table:table-cell office:value-type="float" office:value="949.224995833333" calcext:value-type="float">
            <text:p>949,224995833333</text:p>
          </table:table-cell>
          <table:table-cell office:value-type="float" office:value="241.453125" calcext:value-type="float">
            <text:p>241,453125</text:p>
          </table:table-cell>
          <table:table-cell office:value-type="float" office:value="241.369791666667" calcext:value-type="float">
            <text:p>241,36979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5</text:p>
          </table:table-cell>
          <table:table-cell office:value-type="float" office:value="4.089545" calcext:value-type="float">
            <text:p>4,089545</text:p>
          </table:table-cell>
          <table:table-cell office:value-type="float" office:value="73.8890161666667" calcext:value-type="float">
            <text:p>73,8890161666667</text:p>
          </table:table-cell>
          <table:table-cell office:value-type="float" office:value="949.036661833333" calcext:value-type="float">
            <text:p>949,036661833333</text:p>
          </table:table-cell>
          <table:table-cell office:value-type="float" office:value="241.510416666667" calcext:value-type="float">
            <text:p>241,510416666667</text:p>
          </table:table-cell>
          <table:table-cell office:value-type="float" office:value="241.645833333333" calcext:value-type="float">
            <text:p>241,64583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6</text:p>
          </table:table-cell>
          <table:table-cell office:value-type="float" office:value="4.48519866666667" calcext:value-type="float">
            <text:p>4,48519866666667</text:p>
          </table:table-cell>
          <table:table-cell office:value-type="float" office:value="73.1382726666667" calcext:value-type="float">
            <text:p>73,1382726666667</text:p>
          </table:table-cell>
          <table:table-cell office:value-type="float" office:value="949.571675833333" calcext:value-type="float">
            <text:p>949,571675833333</text:p>
          </table:table-cell>
          <table:table-cell office:value-type="float" office:value="241.807291666667" calcext:value-type="float">
            <text:p>241,807291666667</text:p>
          </table:table-cell>
          <table:table-cell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7</text:p>
          </table:table-cell>
          <table:table-cell office:value-type="float" office:value="4.03079766666667" calcext:value-type="float">
            <text:p>4,03079766666667</text:p>
          </table:table-cell>
          <table:table-cell office:value-type="float" office:value="74.6829938333333" calcext:value-type="float">
            <text:p>74,6829938333333</text:p>
          </table:table-cell>
          <table:table-cell office:value-type="float" office:value="950.5399985" calcext:value-type="float">
            <text:p>950,5399985</text:p>
          </table:table-cell>
          <table:table-cell office:value-type="float" office:value="241.526041666667" calcext:value-type="float">
            <text:p>241,526041666667</text:p>
          </table:table-cell>
          <table:table-cell office:value-type="float" office:value="241.723958333333" calcext:value-type="float">
            <text:p>241,72395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8</text:p>
          </table:table-cell>
          <table:table-cell office:value-type="float" office:value="3.48605033333333" calcext:value-type="float">
            <text:p>3,48605033333333</text:p>
          </table:table-cell>
          <table:table-cell office:value-type="float" office:value="77.6562131666667" calcext:value-type="float">
            <text:p>77,6562131666667</text:p>
          </table:table-cell>
          <table:table-cell office:value-type="float" office:value="951.445007333333" calcext:value-type="float">
            <text:p>951,445007333333</text:p>
          </table:table-cell>
          <table:table-cell office:value-type="float" office:value="241.859375" calcext:value-type="float">
            <text:p>241,859375</text:p>
          </table:table-cell>
          <table:table-cell office:value-type="float" office:value="242" calcext:value-type="float">
            <text:p>24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9</text:p>
          </table:table-cell>
          <table:table-cell office:value-type="float" office:value="4.04370466666667" calcext:value-type="float">
            <text:p>4,04370466666667</text:p>
          </table:table-cell>
          <table:table-cell office:value-type="float" office:value="75.3762625" calcext:value-type="float">
            <text:p>75,3762625</text:p>
          </table:table-cell>
          <table:table-cell office:value-type="float" office:value="952.101664333333" calcext:value-type="float">
            <text:p>952,101664333333</text:p>
          </table:table-cell>
          <table:table-cell office:value-type="float" office:value="239.786458333333" calcext:value-type="float">
            <text:p>239,786458333333</text:p>
          </table:table-cell>
          <table:table-cell office:value-type="float" office:value="241.385416666667" calcext:value-type="float">
            <text:p>241,38541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0</text:p>
          </table:table-cell>
          <table:table-cell office:value-type="float" office:value="6.54802783333333" calcext:value-type="float">
            <text:p>6,54802783333333</text:p>
          </table:table-cell>
          <table:table-cell office:value-type="float" office:value="63.6909031666667" calcext:value-type="float">
            <text:p>63,6909031666667</text:p>
          </table:table-cell>
          <table:table-cell office:value-type="float" office:value="952.6033225" calcext:value-type="float">
            <text:p>952,6033225</text:p>
          </table:table-cell>
          <table:table-cell office:value-type="float" office:value="241.552083333333" calcext:value-type="float">
            <text:p>241,552083333333</text:p>
          </table:table-cell>
          <table:table-cell office:value-type="float" office:value="241.677083333333" calcext:value-type="float">
            <text:p>241,67708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1</text:p>
          </table:table-cell>
          <table:table-cell office:value-type="float" office:value="6.25963216666667" calcext:value-type="float">
            <text:p>6,25963216666667</text:p>
          </table:table-cell>
          <table:table-cell office:value-type="float" office:value="54.6570543333333" calcext:value-type="float">
            <text:p>54,6570543333333</text:p>
          </table:table-cell>
          <table:table-cell office:value-type="float" office:value="953.07666" calcext:value-type="float">
            <text:p>953,07666</text:p>
          </table:table-cell>
          <table:table-cell office:value-type="float" office:value="240.901041666667" calcext:value-type="float">
            <text:p>240,901041666667</text:p>
          </table:table-cell>
          <table:table-cell office:value-type="float" office:value="240.859375" calcext:value-type="float">
            <text:p>240,8593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2</text:p>
          </table:table-cell>
          <table:table-cell office:value-type="float" office:value="6.63703866666667" calcext:value-type="float">
            <text:p>6,63703866666667</text:p>
          </table:table-cell>
          <table:table-cell office:value-type="float" office:value="53.67132" calcext:value-type="float">
            <text:p>53,67132</text:p>
          </table:table-cell>
          <table:table-cell office:value-type="float" office:value="953.211659666667" calcext:value-type="float">
            <text:p>953,211659666667</text:p>
          </table:table-cell>
          <table:table-cell office:value-type="float" office:value="241.057291666667" calcext:value-type="float">
            <text:p>241,057291666667</text:p>
          </table:table-cell>
          <table:table-cell office:value-type="float" office:value="241.151041666667" calcext:value-type="float">
            <text:p>241,15104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3</text:p>
          </table:table-cell>
          <table:table-cell office:value-type="float" office:value="6.60944516666667" calcext:value-type="float">
            <text:p>6,60944516666667</text:p>
          </table:table-cell>
          <table:table-cell office:value-type="float" office:value="47.3390808333333" calcext:value-type="float">
            <text:p>47,3390808333333</text:p>
          </table:table-cell>
          <table:table-cell office:value-type="float" office:value="953.413340333333" calcext:value-type="float">
            <text:p>953,413340333333</text:p>
          </table:table-cell>
          <table:table-cell office:value-type="float" office:value="240.661458333333" calcext:value-type="float">
            <text:p>240,661458333333</text:p>
          </table:table-cell>
          <table:table-cell office:value-type="float" office:value="240.682291666667" calcext:value-type="float">
            <text:p>240,68229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4</text:p>
          </table:table-cell>
          <table:table-cell office:value-type="float" office:value="5.41491833333333" calcext:value-type="float">
            <text:p>5,41491833333333</text:p>
          </table:table-cell>
          <table:table-cell office:value-type="float" office:value="50.7517611666667" calcext:value-type="float">
            <text:p>50,7517611666667</text:p>
          </table:table-cell>
          <table:table-cell office:value-type="float" office:value="953.744995333333" calcext:value-type="float">
            <text:p>953,744995333333</text:p>
          </table:table-cell>
          <table:table-cell office:value-type="float" office:value="240.390625" calcext:value-type="float">
            <text:p>240,390625</text:p>
          </table:table-cell>
          <table:table-cell office:value-type="float" office:value="240.635416666667" calcext:value-type="float">
            <text:p>240,635416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5</text:p>
          </table:table-cell>
          <table:table-cell office:value-type="float" office:value="5.234226" calcext:value-type="float">
            <text:p>5,234226</text:p>
          </table:table-cell>
          <table:table-cell office:value-type="float" office:value="51.6477203333333" calcext:value-type="float">
            <text:p>51,6477203333333</text:p>
          </table:table-cell>
          <table:table-cell office:value-type="float" office:value="953.999989833334" calcext:value-type="float">
            <text:p>953,999989833334</text:p>
          </table:table-cell>
          <table:table-cell office:value-type="float" office:value="241.192708333333" calcext:value-type="float">
            <text:p>241,192708333333</text:p>
          </table:table-cell>
          <table:table-cell office:value-type="float" office:value="241.453125" calcext:value-type="float">
            <text:p>241,4531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6</text:p>
          </table:table-cell>
          <table:table-cell office:value-type="float" office:value="4.68146783333333" calcext:value-type="float">
            <text:p>4,68146783333333</text:p>
          </table:table-cell>
          <table:table-cell office:value-type="float" office:value="52.8857346666667" calcext:value-type="float">
            <text:p>52,8857346666667</text:p>
          </table:table-cell>
          <table:table-cell office:value-type="float" office:value="954.458333166667" calcext:value-type="float">
            <text:p>954,458333166667</text:p>
          </table:table-cell>
          <table:table-cell office:value-type="float" office:value="240.84375" calcext:value-type="float">
            <text:p>240,84375</text:p>
          </table:table-cell>
          <table:table-cell office:value-type="float" office:value="241.213541666667" calcext:value-type="float">
            <text:p>241,21354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7</text:p>
          </table:table-cell>
          <table:table-cell office:value-type="float" office:value="3.55147366666667" calcext:value-type="float">
            <text:p>3,55147366666667</text:p>
          </table:table-cell>
          <table:table-cell office:value-type="float" office:value="58.626179" calcext:value-type="float">
            <text:p>58,626179</text:p>
          </table:table-cell>
          <table:table-cell office:value-type="float" office:value="955.124999666667" calcext:value-type="float">
            <text:p>955,124999666667</text:p>
          </table:table-cell>
          <table:table-cell office:value-type="float" office:value="241.098958333333" calcext:value-type="float">
            <text:p>241,098958333333</text:p>
          </table:table-cell>
          <table:table-cell office:value-type="float" office:value="241.34375" calcext:value-type="float">
            <text:p>241,343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8</text:p>
          </table:table-cell>
          <table:table-cell office:value-type="float" office:value="2.88166633333333" calcext:value-type="float">
            <text:p>2,88166633333333</text:p>
          </table:table-cell>
          <table:table-cell office:value-type="float" office:value="60.6541043333333" calcext:value-type="float">
            <text:p>60,6541043333333</text:p>
          </table:table-cell>
          <table:table-cell office:value-type="float" office:value="955.769999166667" calcext:value-type="float">
            <text:p>955,769999166667</text:p>
          </table:table-cell>
          <table:table-cell office:value-type="float" office:value="241.213541666667" calcext:value-type="float">
            <text:p>241,213541666667</text:p>
          </table:table-cell>
          <table:table-cell office:value-type="float" office:value="241.578125" calcext:value-type="float">
            <text:p>241,5781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19</text:p>
          </table:table-cell>
          <table:table-cell office:value-type="float" office:value="2.1775895" calcext:value-type="float">
            <text:p>2,1775895</text:p>
          </table:table-cell>
          <table:table-cell office:value-type="float" office:value="64.4375775" calcext:value-type="float">
            <text:p>64,4375775</text:p>
          </table:table-cell>
          <table:table-cell office:value-type="float" office:value="956.493337333333" calcext:value-type="float">
            <text:p>956,493337333333</text:p>
          </table:table-cell>
          <table:table-cell office:value-type="float" office:value="241.604166666667" calcext:value-type="float">
            <text:p>241,604166666667</text:p>
          </table:table-cell>
          <table:table-cell office:value-type="float" office:value="241.770833333333" calcext:value-type="float">
            <text:p>241,77083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0</text:p>
          </table:table-cell>
          <table:table-cell office:value-type="float" office:value="1.888749" calcext:value-type="float">
            <text:p>1,888749</text:p>
          </table:table-cell>
          <table:table-cell office:value-type="float" office:value="68.4428166666667" calcext:value-type="float">
            <text:p>68,4428166666667</text:p>
          </table:table-cell>
          <table:table-cell office:value-type="float" office:value="956.843332666667" calcext:value-type="float">
            <text:p>956,843332666667</text:p>
          </table:table-cell>
          <table:table-cell office:value-type="float" office:value="241.447916666667" calcext:value-type="float">
            <text:p>241,447916666667</text:p>
          </table:table-cell>
          <table:table-cell office:value-type="float" office:value="241.625" calcext:value-type="float">
            <text:p>241,6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1</text:p>
          </table:table-cell>
          <table:table-cell office:value-type="float" office:value="1.458826" calcext:value-type="float">
            <text:p>1,458826</text:p>
          </table:table-cell>
          <table:table-cell office:value-type="float" office:value="71.6464488333333" calcext:value-type="float">
            <text:p>71,6464488333333</text:p>
          </table:table-cell>
          <table:table-cell office:value-type="float" office:value="957.231659" calcext:value-type="float">
            <text:p>957,231659</text:p>
          </table:table-cell>
          <table:table-cell office:value-type="float" office:value="241.552083333333" calcext:value-type="float">
            <text:p>241,552083333333</text:p>
          </table:table-cell>
          <table:table-cell office:value-type="float" office:value="241.661458333333" calcext:value-type="float">
            <text:p>241,661458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22</text:p>
          </table:table-cell>
          <table:table-cell office:value-type="float" office:value="1.13838666666667" calcext:value-type="float">
            <text:p>1,13838666666667</text:p>
          </table:table-cell>
          <table:table-cell office:value-type="float" office:value="71.6909521666667" calcext:value-type="float">
            <text:p>71,6909521666667</text:p>
          </table:table-cell>
          <table:table-cell office:value-type="float" office:value="957.524994" calcext:value-type="float">
            <text:p>957,524994</text:p>
          </table:table-cell>
          <table:table-cell office:value-type="float" office:value="241.755208333333" calcext:value-type="float">
            <text:p>241,755208333333</text:p>
          </table:table-cell>
          <table:table-cell office:value-type="float" office:value="241.828125" calcext:value-type="float">
            <text:p>241,82812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6"/>
          <table:table-cell table:style-name="ce16" office:value-type="string" calcext:value-type="string">
            <text:p>23</text:p>
          </table:table-cell>
          <table:table-cell table:style-name="ce24" office:value-type="float" office:value="0.9425625" calcext:value-type="float">
            <text:p>0,9425625</text:p>
          </table:table-cell>
          <table:table-cell table:style-name="ce30" office:value-type="float" office:value="71.4381625" calcext:value-type="float">
            <text:p>71,4381625</text:p>
          </table:table-cell>
          <table:table-cell table:style-name="ce30" office:value-type="float" office:value="957.673329666667" calcext:value-type="float">
            <text:p>957,673329666667</text:p>
          </table:table-cell>
          <table:table-cell table:style-name="ce30" office:value-type="float" office:value="241.489583333333" calcext:value-type="float">
            <text:p>241,489583333333</text:p>
          </table:table-cell>
          <table:table-cell table:style-name="ce36" office:value-type="float" office:value="241.5" calcext:value-type="float">
            <text:p>241,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 calcext:value-type="string">
            <text:p>13.Feb</text:p>
          </table:table-cell>
          <table:table-cell table:style-name="ce14" office:value-type="string" calcext:value-type="string">
            <text:p>00</text:p>
          </table:table-cell>
          <table:table-cell table:style-name="ce22" office:value-type="float" office:value="0.629244" calcext:value-type="float">
            <text:p>0,629244</text:p>
          </table:table-cell>
          <table:table-cell table:style-name="ce28" office:value-type="float" office:value="73.0174726666667" calcext:value-type="float">
            <text:p>73,0174726666667</text:p>
          </table:table-cell>
          <table:table-cell table:style-name="ce28" office:value-type="float" office:value="957.641672666667" calcext:value-type="float">
            <text:p>957,641672666667</text:p>
          </table:table-cell>
          <table:table-cell table:style-name="ce28" office:value-type="float" office:value="241.640625" calcext:value-type="float">
            <text:p>241,640625</text:p>
          </table:table-cell>
          <table:table-cell table:style-name="ce34" office:value-type="float" office:value="241.59375" calcext:value-type="float">
            <text:p>241,593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1</text:p>
          </table:table-cell>
          <table:table-cell office:value-type="float" office:value="0.285661666666667" calcext:value-type="float">
            <text:p>0,285661666666667</text:p>
          </table:table-cell>
          <table:table-cell office:value-type="float" office:value="74.335598" calcext:value-type="float">
            <text:p>74,335598</text:p>
          </table:table-cell>
          <table:table-cell office:value-type="float" office:value="957.605000833333" calcext:value-type="float">
            <text:p>957,605000833333</text:p>
          </table:table-cell>
          <table:table-cell office:value-type="float" office:value="241.791666666667" calcext:value-type="float">
            <text:p>241,791666666667</text:p>
          </table:table-cell>
          <table:table-cell office:value-type="float" office:value="241.6875" calcext:value-type="float">
            <text:p>241,687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2</text:p>
          </table:table-cell>
          <table:table-cell office:value-type="float" office:value="-0.0418986666666667" calcext:value-type="float">
            <text:p>-0,041898666666667</text:p>
          </table:table-cell>
          <table:table-cell office:value-type="float" office:value="74.7486063333333" calcext:value-type="float">
            <text:p>74,7486063333333</text:p>
          </table:table-cell>
          <table:table-cell office:value-type="float" office:value="957.451670333333" calcext:value-type="float">
            <text:p>957,451670333333</text:p>
          </table:table-cell>
          <table:table-cell office:value-type="float" office:value="241.8125" calcext:value-type="float">
            <text:p>241,8125</text:p>
          </table:table-cell>
          <table:table-cell office:value-type="float" office:value="241.770833333333" calcext:value-type="float">
            <text:p>241,77083333333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3</text:p>
          </table:table-cell>
          <table:table-cell office:value-type="float" office:value="-0.627146" calcext:value-type="float">
            <text:p>-0,627146</text:p>
          </table:table-cell>
          <table:table-cell office:value-type="float" office:value="76.5234845" calcext:value-type="float">
            <text:p>76,5234845</text:p>
          </table:table-cell>
          <table:table-cell office:value-type="float" office:value="957.298339833334" calcext:value-type="float">
            <text:p>957,298339833334</text:p>
          </table:table-cell>
          <table:table-cell office:value-type="float" office:value="241.744791666667" calcext:value-type="float">
            <text:p>241,744791666667</text:p>
          </table:table-cell>
          <table:table-cell office:value-type="float" office:value="241.713541666667" calcext:value-type="float">
            <text:p>241,71354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4</text:p>
          </table:table-cell>
          <table:table-cell office:value-type="float" office:value="-1.06329966666667" calcext:value-type="float">
            <text:p>-1,06329966666667</text:p>
          </table:table-cell>
          <table:table-cell office:value-type="float" office:value="78.2256291666667" calcext:value-type="float">
            <text:p>78,2256291666667</text:p>
          </table:table-cell>
          <table:table-cell office:value-type="float" office:value="957.041676833333" calcext:value-type="float">
            <text:p>957,041676833333</text:p>
          </table:table-cell>
          <table:table-cell office:value-type="float" office:value="241.822916666667" calcext:value-type="float">
            <text:p>241,822916666667</text:p>
          </table:table-cell>
          <table:table-cell office:value-type="float" office:value="241.776041666667" calcext:value-type="float">
            <text:p>241,77604166666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05</text:p>
          </table:table-cell>
          <table:table-cell office:value-type="float" office:value="-1.51191466666667" calcext:value-type="float">
            <text:p>-1,51191466666667</text:p>
          </table:table-cell>
          <table:table-cell office:value-type="float" office:value="78.354313" calcext:value-type="float">
            <text:p>78,354313</text:p>
          </table:table-cell>
          <table:table-cell office:value-type="float" office:value="957.049987833333" calcext:value-type="float">
            <text:p>957,049987833333</text:p>
          </table:table-cell>
          <table:table-cell office:value-type="float" office:value="241.979166666667" calcext:value-type="float">
            <text:p>241,979166666667</text:p>
          </table:table-cell>
          <table:table-cell office:value-type="float" office:value="242.046875" calcext:value-type="float">
            <text:p>242,046875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16" table:number-columns-repeated="2"/>
          <table:table-cell table:style-name="ce16" office:value-type="string" calcext:value-type="string">
            <text:p>06</text:p>
          </table:table-cell>
          <table:table-cell table:style-name="ce24" office:value-type="float" office:value="-1.767376" calcext:value-type="float">
            <text:p>-1,767376</text:p>
          </table:table-cell>
          <table:table-cell table:style-name="ce30" office:value-type="float" office:value="78.786911" calcext:value-type="float">
            <text:p>78,786911</text:p>
          </table:table-cell>
          <table:table-cell table:style-name="ce30" office:value-type="float" office:value="956.950012" calcext:value-type="float">
            <text:p>956,950012</text:p>
          </table:table-cell>
          <table:table-cell table:style-name="ce30" office:value-type="float" office:value="241.875" calcext:value-type="float">
            <text:p>241,875</text:p>
          </table:table-cell>
          <table:table-cell table:style-name="ce36" office:value-type="float" office:value="242.09375" calcext:value-type="float">
            <text:p>242,09375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Total Result</text:p>
          </table:table-cell>
          <table:table-cell table:style-name="ce17" table:number-columns-repeated="2"/>
          <table:table-cell table:style-name="ce19"/>
          <table:table-cell table:style-name="ce25" office:value-type="float" office:value="2.94986172460733" calcext:value-type="float">
            <text:p>2,94986172460733</text:p>
          </table:table-cell>
          <table:table-cell table:style-name="ce31" office:value-type="float" office:value="68.5025075350785" calcext:value-type="float">
            <text:p>68,5025075350785</text:p>
          </table:table-cell>
          <table:table-cell table:style-name="ce31" office:value-type="float" office:value="953.162732768587" calcext:value-type="float">
            <text:p>953,162732768587</text:p>
          </table:table-cell>
          <table:table-cell table:style-name="ce31" office:value-type="float" office:value="241.544829842932" calcext:value-type="float">
            <text:p>241,544829842932</text:p>
          </table:table-cell>
          <table:table-cell table:style-name="ce37" office:value-type="float" office:value="241.605268324607" calcext:value-type="float">
            <text:p>241,605268324607</text:p>
          </table:table-cell>
          <table:table-cell table:number-columns-repeated="1015"/>
        </table:table-row>
      </table:table>
      <table:table table:name="linear regression" table:style-name="ta1">
        <table:table-column table:style-name="co12" table:default-cell-style-name="Default"/>
        <table:table-column table:style-name="co13" table:default-cell-style-name="ce39"/>
        <table:table-column table:style-name="co8" table:number-columns-repeated="5" table:default-cell-style-name="Default"/>
        <table:table-column table:style-name="co14" table:default-cell-style-name="ce39"/>
        <table:table-column table:style-name="co13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/>
          <table:table-cell table:style-name="ce40" office:value-type="string" calcext:value-type="string">
            <text:p>temperature</text:p>
          </table:table-cell>
          <table:table-cell table:style-name="ce40" office:value-type="string" calcext:value-type="string">
            <text:p>humidity</text:p>
          </table:table-cell>
          <table:table-cell table:style-name="ce40" office:value-type="string" calcext:value-type="string">
            <text:p>pressure</text:p>
          </table:table-cell>
          <table:table-cell table:style-name="ce40" office:value-type="string" calcext:value-type="string">
            <text:p>ae</text:p>
          </table:table-cell>
          <table:table-cell table:style-name="ce40" office:value-type="string" calcext:value-type="string">
            <text:p>we</text:p>
          </table:table-cell>
          <table:table-cell table:style-name="ce42"/>
          <table:table-cell table:style-name="ce1" office:value-type="string" calcext:value-type="string">
            <text:p>no2</text:p>
          </table:table-cell>
          <table:table-cell table:style-name="ce1" table:number-columns-repeated="1015"/>
        </table:table-row>
        <table:table-row table:style-name="ro1">
          <table:table-cell table:style-name="ce38" office:value-type="date" office:date-value="2018-02-06T15:00:00" calcext:value-type="date">
            <text:p>06.02.18 15:00</text:p>
          </table:table-cell>
          <table:table-cell/>
          <table:table-cell table:style-name="ce41" office:value-type="float" office:value="5.527072" calcext:value-type="float">
            <text:p>5,527072</text:p>
          </table:table-cell>
          <table:table-cell table:style-name="ce41" office:value-type="float" office:value="52.7542528333333" calcext:value-type="float">
            <text:p>52,7542528333333</text:p>
          </table:table-cell>
          <table:table-cell table:style-name="ce41" office:value-type="float" office:value="949.79835" calcext:value-type="float">
            <text:p>949,79835</text:p>
          </table:table-cell>
          <table:table-cell table:style-name="ce41" office:value-type="float" office:value="240.5625" calcext:value-type="float">
            <text:p>240,5625</text:p>
          </table:table-cell>
          <table:table-cell table:style-name="ce41" office:value-type="float" office:value="240.598958333333" calcext:value-type="float">
            <text:p>240,598958333333</text:p>
          </table:table-cell>
          <table:table-cell table:style-name="ce43"/>
          <table:table-cell office:value-type="float" office:value="47" calcext:value-type="float">
            <text:p>47</text:p>
          </table:table-cell>
          <table:table-cell/>
          <table:table-cell table:number-matrix-columns-spanned="6" table:number-matrix-rows-spanned="5" table:formula="of:=LINEST([.I2:.I161];[.C2:.G161];1;1)" office:value-type="float" office:value="85.5529496402256" calcext:value-type="float">
            <text:p>85,5529496402256</text:p>
          </table:table-cell>
          <table:table-cell office:value-type="float" office:value="-53.1482918760075" calcext:value-type="float">
            <text:p>-53,1482918760075</text:p>
          </table:table-cell>
          <table:table-cell office:value-type="float" office:value="1.77796068093315" calcext:value-type="float">
            <text:p>1,77796068093315</text:p>
          </table:table-cell>
          <table:table-cell office:value-type="float" office:value="-0.353295790727732" calcext:value-type="float">
            <text:p>-0,353295790727732</text:p>
          </table:table-cell>
          <table:table-cell office:value-type="float" office:value="6.93486444865264" calcext:value-type="float">
            <text:p>6,93486444865264</text:p>
          </table:table-cell>
          <table:table-cell office:value-type="float" office:value="-9453.25512171208" calcext:value-type="float">
            <text:p>-9453,25512171208</text:p>
          </table:table-cell>
          <table:table-cell table:number-columns-repeated="1008"/>
        </table:table-row>
        <table:table-row table:style-name="ro1">
          <table:table-cell table:style-name="ce38" office:value-type="date" office:date-value="2018-02-06T16:00:00" calcext:value-type="date">
            <text:p>06.02.18 16:00</text:p>
          </table:table-cell>
          <table:table-cell/>
          <table:table-cell table:style-name="ce41" office:value-type="float" office:value="4.7103965" calcext:value-type="float">
            <text:p>4,7103965</text:p>
          </table:table-cell>
          <table:table-cell table:style-name="ce29" office:value-type="float" office:value="55.2463053333333" calcext:value-type="float">
            <text:p>55,2463053333333</text:p>
          </table:table-cell>
          <table:table-cell table:style-name="ce29" office:value-type="float" office:value="949.664998333333" calcext:value-type="float">
            <text:p>949,664998333333</text:p>
          </table:table-cell>
          <table:table-cell table:style-name="ce29" office:value-type="float" office:value="240.755208333333" calcext:value-type="float">
            <text:p>240,755208333333</text:p>
          </table:table-cell>
          <table:table-cell table:style-name="ce41" office:value-type="float" office:value="240.765625" calcext:value-type="float">
            <text:p>240,765625</text:p>
          </table:table-cell>
          <table:table-cell table:style-name="ce43"/>
          <table:table-cell office:value-type="float" office:value="55" calcext:value-type="float">
            <text:p>55</text:p>
          </table:table-cell>
          <table:table-cell/>
          <table:table-cell office:value-type="float" office:value="8.17159170289966" calcext:value-type="float">
            <text:p>8,17159170289966</text:p>
          </table:table-cell>
          <table:table-cell office:value-type="float" office:value="7.61648703874262" calcext:value-type="float">
            <text:p>7,61648703874262</text:p>
          </table:table-cell>
          <table:table-cell office:value-type="float" office:value="0.344690356726472" calcext:value-type="float">
            <text:p>0,344690356726472</text:p>
          </table:table-cell>
          <table:table-cell office:value-type="float" office:value="0.224981248591722" calcext:value-type="float">
            <text:p>0,224981248591722</text:p>
          </table:table-cell>
          <table:table-cell office:value-type="float" office:value="0.894667121073383" calcext:value-type="float">
            <text:p>0,894667121073383</text:p>
          </table:table-cell>
          <table:table-cell office:value-type="float" office:value="1187.72552533489" calcext:value-type="float">
            <text:p>1187,72552533489</text:p>
          </table:table-cell>
          <table:table-cell table:number-columns-repeated="1008"/>
        </table:table-row>
        <table:table-row table:style-name="ro1">
          <table:table-cell table:style-name="ce38" office:value-type="date" office:date-value="2018-02-06T17:00:00" calcext:value-type="date">
            <text:p>06.02.18 17:00</text:p>
          </table:table-cell>
          <table:table-cell/>
          <table:table-cell table:style-name="ce41" office:value-type="float" office:value="3.98006166666667" calcext:value-type="float">
            <text:p>3,98006166666667</text:p>
          </table:table-cell>
          <table:table-cell table:style-name="ce29" office:value-type="float" office:value="56.1341273333333" calcext:value-type="float">
            <text:p>56,1341273333333</text:p>
          </table:table-cell>
          <table:table-cell table:style-name="ce29" office:value-type="float" office:value="949.4283345" calcext:value-type="float">
            <text:p>949,4283345</text:p>
          </table:table-cell>
          <table:table-cell table:style-name="ce29" office:value-type="float" office:value="241.083333333333" calcext:value-type="float">
            <text:p>241,083333333333</text:p>
          </table:table-cell>
          <table:table-cell table:style-name="ce41" office:value-type="float" office:value="241.104166666667" calcext:value-type="float">
            <text:p>241,104166666667</text:p>
          </table:table-cell>
          <table:table-cell table:style-name="ce43"/>
          <table:table-cell office:value-type="float" office:value="51" calcext:value-type="float">
            <text:p>51</text:p>
          </table:table-cell>
          <table:table-cell/>
          <table:table-cell table:style-name="ce44" office:value-type="float" office:value="0.595793726198049" calcext:value-type="float">
            <text:p>0,595793726198049</text:p>
          </table:table-cell>
          <table:table-cell office:value-type="float" office:value="14.0666077462135" calcext:value-type="float">
            <text:p>14,0666077462135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38" office:value-type="date" office:date-value="2018-02-06T18:00:00" calcext:value-type="date">
            <text:p>06.02.18 18:00</text:p>
          </table:table-cell>
          <table:table-cell/>
          <table:table-cell table:style-name="ce41" office:value-type="float" office:value="3.423298" calcext:value-type="float">
            <text:p>3,423298</text:p>
          </table:table-cell>
          <table:table-cell table:style-name="ce29" office:value-type="float" office:value="57.9929308333333" calcext:value-type="float">
            <text:p>57,9929308333333</text:p>
          </table:table-cell>
          <table:table-cell table:style-name="ce29" office:value-type="float" office:value="949.720001333333" calcext:value-type="float">
            <text:p>949,720001333333</text:p>
          </table:table-cell>
          <table:table-cell table:style-name="ce29" office:value-type="float" office:value="241.177083333333" calcext:value-type="float">
            <text:p>241,177083333333</text:p>
          </table:table-cell>
          <table:table-cell table:style-name="ce41" office:value-type="float" office:value="241.203125" calcext:value-type="float">
            <text:p>241,203125</text:p>
          </table:table-cell>
          <table:table-cell table:style-name="ce43"/>
          <table:table-cell office:value-type="float" office:value="59" calcext:value-type="float">
            <text:p>59</text:p>
          </table:table-cell>
          <table:table-cell/>
          <table:table-cell office:value-type="float" office:value="45.3987183184868" calcext:value-type="float">
            <text:p>45,3987183184868</text:p>
          </table:table-cell>
          <table:table-cell office:value-type="float" office:value="154" calcext:value-type="float">
            <text:p>154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38" office:value-type="date" office:date-value="2018-02-06T19:00:00" calcext:value-type="date">
            <text:p>06.02.18 19:00</text:p>
          </table:table-cell>
          <table:table-cell/>
          <table:table-cell table:style-name="ce41" office:value-type="float" office:value="2.699639" calcext:value-type="float">
            <text:p>2,699639</text:p>
          </table:table-cell>
          <table:table-cell table:style-name="ce29" office:value-type="float" office:value="59.7385623333333" calcext:value-type="float">
            <text:p>59,7385623333333</text:p>
          </table:table-cell>
          <table:table-cell table:style-name="ce29" office:value-type="float" office:value="949.581665" calcext:value-type="float">
            <text:p>949,581665</text:p>
          </table:table-cell>
          <table:table-cell table:style-name="ce29" office:value-type="float" office:value="241.348958333333" calcext:value-type="float">
            <text:p>241,348958333333</text:p>
          </table:table-cell>
          <table:table-cell table:style-name="ce41" office:value-type="float" office:value="241.348958333333" calcext:value-type="float">
            <text:p>241,348958333333</text:p>
          </table:table-cell>
          <table:table-cell table:style-name="ce43"/>
          <table:table-cell office:value-type="float" office:value="57" calcext:value-type="float">
            <text:p>57</text:p>
          </table:table-cell>
          <table:table-cell/>
          <table:table-cell office:value-type="float" office:value="44915.0979131815" calcext:value-type="float">
            <text:p>44915,0979131815</text:p>
          </table:table-cell>
          <table:table-cell office:value-type="float" office:value="30471.8958368184" calcext:value-type="float">
            <text:p>30471,8958368184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38" office:value-type="date" office:date-value="2018-02-06T20:00:00" calcext:value-type="date">
            <text:p>06.02.18 20:00</text:p>
          </table:table-cell>
          <table:table-cell/>
          <table:table-cell table:style-name="ce41" office:value-type="float" office:value="2.1370895" calcext:value-type="float">
            <text:p>2,1370895</text:p>
          </table:table-cell>
          <table:table-cell table:style-name="ce29" office:value-type="float" office:value="61.7067216666667" calcext:value-type="float">
            <text:p>61,7067216666667</text:p>
          </table:table-cell>
          <table:table-cell table:style-name="ce29" office:value-type="float" office:value="949.393331" calcext:value-type="float">
            <text:p>949,393331</text:p>
          </table:table-cell>
          <table:table-cell table:style-name="ce29" office:value-type="float" office:value="241.541666666667" calcext:value-type="float">
            <text:p>241,541666666667</text:p>
          </table:table-cell>
          <table:table-cell table:style-name="ce41" office:value-type="float" office:value="241.515625" calcext:value-type="float">
            <text:p>241,515625</text:p>
          </table:table-cell>
          <table:table-cell table:style-name="ce43"/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6T21:00:00" calcext:value-type="date">
            <text:p>06.02.18 21:00</text:p>
          </table:table-cell>
          <table:table-cell/>
          <table:table-cell table:style-name="ce41" office:value-type="float" office:value="1.708947" calcext:value-type="float">
            <text:p>1,708947</text:p>
          </table:table-cell>
          <table:table-cell table:style-name="ce29" office:value-type="float" office:value="63.3170566666667" calcext:value-type="float">
            <text:p>63,3170566666667</text:p>
          </table:table-cell>
          <table:table-cell table:style-name="ce29" office:value-type="float" office:value="949.276672333333" calcext:value-type="float">
            <text:p>949,276672333333</text:p>
          </table:table-cell>
          <table:table-cell table:style-name="ce29" office:value-type="float" office:value="241.677083333333" calcext:value-type="float">
            <text:p>241,677083333333</text:p>
          </table:table-cell>
          <table:table-cell table:style-name="ce41" office:value-type="float" office:value="241.65625" calcext:value-type="float">
            <text:p>241,65625</text:p>
          </table:table-cell>
          <table:table-cell table:style-name="ce43"/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6T22:00:00" calcext:value-type="date">
            <text:p>06.02.18 22:00</text:p>
          </table:table-cell>
          <table:table-cell/>
          <table:table-cell table:style-name="ce41" office:value-type="float" office:value="1.36358416666667" calcext:value-type="float">
            <text:p>1,36358416666667</text:p>
          </table:table-cell>
          <table:table-cell table:style-name="ce29" office:value-type="float" office:value="65.1570405" calcext:value-type="float">
            <text:p>65,1570405</text:p>
          </table:table-cell>
          <table:table-cell table:style-name="ce29" office:value-type="float" office:value="949.236663833333" calcext:value-type="float">
            <text:p>949,236663833333</text:p>
          </table:table-cell>
          <table:table-cell table:style-name="ce29" office:value-type="float" office:value="241.755208333333" calcext:value-type="float">
            <text:p>241,755208333333</text:p>
          </table:table-cell>
          <table:table-cell table:style-name="ce41" office:value-type="float" office:value="241.703125" calcext:value-type="float">
            <text:p>241,703125</text:p>
          </table:table-cell>
          <table:table-cell table:style-name="ce43"/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6T23:00:00" calcext:value-type="date">
            <text:p>06.02.18 23:00</text:p>
          </table:table-cell>
          <table:table-cell/>
          <table:table-cell table:style-name="ce41" office:value-type="float" office:value="1.01510633333333" calcext:value-type="float">
            <text:p>1,01510633333333</text:p>
          </table:table-cell>
          <table:table-cell table:style-name="ce41" office:value-type="float" office:value="65.95636" calcext:value-type="float">
            <text:p>65,95636</text:p>
          </table:table-cell>
          <table:table-cell table:style-name="ce41" office:value-type="float" office:value="948.965006333333" calcext:value-type="float">
            <text:p>948,965006333333</text:p>
          </table:table-cell>
          <table:table-cell table:style-name="ce41" office:value-type="float" office:value="241.885416666667" calcext:value-type="float">
            <text:p>241,885416666667</text:p>
          </table:table-cell>
          <table:table-cell table:style-name="ce41" office:value-type="float" office:value="241.822916666667" calcext:value-type="float">
            <text:p>241,822916666667</text:p>
          </table:table-cell>
          <table:table-cell table:style-name="ce43"/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" calcext:value-type="date">
            <text:p>07.02.18 00:00</text:p>
          </table:table-cell>
          <table:table-cell/>
          <table:table-cell table:style-name="ce41" office:value-type="float" office:value="0.681315166666667" calcext:value-type="float">
            <text:p>0,681315166666667</text:p>
          </table:table-cell>
          <table:table-cell table:style-name="ce41" office:value-type="float" office:value="67.3230591666667" calcext:value-type="float">
            <text:p>67,3230591666667</text:p>
          </table:table-cell>
          <table:table-cell table:style-name="ce41" office:value-type="float" office:value="948.799998" calcext:value-type="float">
            <text:p>948,799998</text:p>
          </table:table-cell>
          <table:table-cell table:style-name="ce41" office:value-type="float" office:value="241.885416666667" calcext:value-type="float">
            <text:p>241,885416666667</text:p>
          </table:table-cell>
          <table:table-cell table:style-name="ce41" office:value-type="float" office:value="241.802083333333" calcext:value-type="float">
            <text:p>241,802083333333</text:p>
          </table:table-cell>
          <table:table-cell table:style-name="ce43"/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01:00:00" calcext:value-type="date">
            <text:p>07.02.18 01:00</text:p>
          </table:table-cell>
          <table:table-cell/>
          <table:table-cell table:style-name="ce41" office:value-type="float" office:value="0.417397833333333" calcext:value-type="float">
            <text:p>0,417397833333333</text:p>
          </table:table-cell>
          <table:table-cell table:style-name="ce29" office:value-type="float" office:value="67.8199946666667" calcext:value-type="float">
            <text:p>67,8199946666667</text:p>
          </table:table-cell>
          <table:table-cell table:style-name="ce29" office:value-type="float" office:value="948.633331333333" calcext:value-type="float">
            <text:p>948,633331333333</text:p>
          </table:table-cell>
          <table:table-cell table:style-name="ce29" office:value-type="float" office:value="242.026041666667" calcext:value-type="float">
            <text:p>242,026041666667</text:p>
          </table:table-cell>
          <table:table-cell table:style-name="ce41" office:value-type="float" office:value="241.921875" calcext:value-type="float">
            <text:p>241,921875</text:p>
          </table:table-cell>
          <table:table-cell table:style-name="ce43"/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02:00:00" calcext:value-type="date">
            <text:p>07.02.18 02:00</text:p>
          </table:table-cell>
          <table:table-cell/>
          <table:table-cell table:style-name="ce41" office:value-type="float" office:value="0.087167" calcext:value-type="float">
            <text:p>0,087167</text:p>
          </table:table-cell>
          <table:table-cell table:style-name="ce29" office:value-type="float" office:value="69.2266221666667" calcext:value-type="float">
            <text:p>69,2266221666667</text:p>
          </table:table-cell>
          <table:table-cell table:style-name="ce29" office:value-type="float" office:value="948.6166585" calcext:value-type="float">
            <text:p>948,6166585</text:p>
          </table:table-cell>
          <table:table-cell table:style-name="ce29" office:value-type="float" office:value="242.0625" calcext:value-type="float">
            <text:p>242,0625</text:p>
          </table:table-cell>
          <table:table-cell table:style-name="ce41" office:value-type="float" office:value="241.947916666667" calcext:value-type="float">
            <text:p>241,947916666667</text:p>
          </table:table-cell>
          <table:table-cell table:style-name="ce43"/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03:00:00" calcext:value-type="date">
            <text:p>07.02.18 03:00</text:p>
          </table:table-cell>
          <table:table-cell/>
          <table:table-cell table:style-name="ce41" office:value-type="float" office:value="-0.2185855" calcext:value-type="float">
            <text:p>-0,2185855</text:p>
          </table:table-cell>
          <table:table-cell table:style-name="ce29" office:value-type="float" office:value="70.6843668333333" calcext:value-type="float">
            <text:p>70,6843668333333</text:p>
          </table:table-cell>
          <table:table-cell table:style-name="ce29" office:value-type="float" office:value="948.2350055" calcext:value-type="float">
            <text:p>948,2350055</text:p>
          </table:table-cell>
          <table:table-cell table:style-name="ce29" office:value-type="float" office:value="242.09375" calcext:value-type="float">
            <text:p>242,09375</text:p>
          </table:table-cell>
          <table:table-cell table:style-name="ce41" office:value-type="float" office:value="241.984375" calcext:value-type="float">
            <text:p>241,984375</text:p>
          </table:table-cell>
          <table:table-cell table:style-name="ce43"/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04:00:00" calcext:value-type="date">
            <text:p>07.02.18 04:00</text:p>
          </table:table-cell>
          <table:table-cell/>
          <table:table-cell table:style-name="ce41" office:value-type="float" office:value="-0.0080745" calcext:value-type="float">
            <text:p>-0,0080745</text:p>
          </table:table-cell>
          <table:table-cell table:style-name="ce29" office:value-type="float" office:value="71.6660295" calcext:value-type="float">
            <text:p>71,6660295</text:p>
          </table:table-cell>
          <table:table-cell table:style-name="ce29" office:value-type="float" office:value="948.253336666667" calcext:value-type="float">
            <text:p>948,253336666667</text:p>
          </table:table-cell>
          <table:table-cell table:style-name="ce29" office:value-type="float" office:value="241.973958333333" calcext:value-type="float">
            <text:p>241,973958333333</text:p>
          </table:table-cell>
          <table:table-cell table:style-name="ce41" office:value-type="float" office:value="241.838541666667" calcext:value-type="float">
            <text:p>241,838541666667</text:p>
          </table:table-cell>
          <table:table-cell table:style-name="ce43"/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05:00:00" calcext:value-type="date">
            <text:p>07.02.18 05:00</text:p>
          </table:table-cell>
          <table:table-cell/>
          <table:table-cell table:style-name="ce41" office:value-type="float" office:value="0.0399913333333333" calcext:value-type="float">
            <text:p>0,039991333333333</text:p>
          </table:table-cell>
          <table:table-cell table:style-name="ce29" office:value-type="float" office:value="72.8081678333333" calcext:value-type="float">
            <text:p>72,8081678333333</text:p>
          </table:table-cell>
          <table:table-cell table:style-name="ce29" office:value-type="float" office:value="948.393320833333" calcext:value-type="float">
            <text:p>948,393320833333</text:p>
          </table:table-cell>
          <table:table-cell table:style-name="ce29" office:value-type="float" office:value="242" calcext:value-type="float">
            <text:p>242</text:p>
          </table:table-cell>
          <table:table-cell table:style-name="ce41" office:value-type="float" office:value="241.932291666667" calcext:value-type="float">
            <text:p>241,932291666667</text:p>
          </table:table-cell>
          <table:table-cell table:style-name="ce43"/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06:00:00" calcext:value-type="date">
            <text:p>07.02.18 06:00</text:p>
          </table:table-cell>
          <table:table-cell/>
          <table:table-cell table:style-name="ce41" office:value-type="float" office:value="0.207332" calcext:value-type="float">
            <text:p>0,207332</text:p>
          </table:table-cell>
          <table:table-cell table:style-name="ce29" office:value-type="float" office:value="73.9070713333333" calcext:value-type="float">
            <text:p>73,9070713333333</text:p>
          </table:table-cell>
          <table:table-cell table:style-name="ce29" office:value-type="float" office:value="948.4583335" calcext:value-type="float">
            <text:p>948,4583335</text:p>
          </table:table-cell>
          <table:table-cell table:style-name="ce29" office:value-type="float" office:value="242.09375" calcext:value-type="float">
            <text:p>242,09375</text:p>
          </table:table-cell>
          <table:table-cell table:style-name="ce41" office:value-type="float" office:value="242.104166666667" calcext:value-type="float">
            <text:p>242,104166666667</text:p>
          </table:table-cell>
          <table:table-cell table:style-name="ce43"/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07:00:00" calcext:value-type="date">
            <text:p>07.02.18 07:00</text:p>
          </table:table-cell>
          <table:table-cell/>
          <table:table-cell table:style-name="ce41" office:value-type="float" office:value="-0.001399" calcext:value-type="float">
            <text:p>-0,001399</text:p>
          </table:table-cell>
          <table:table-cell table:style-name="ce29" office:value-type="float" office:value="76.1295495" calcext:value-type="float">
            <text:p>76,1295495</text:p>
          </table:table-cell>
          <table:table-cell table:style-name="ce29" office:value-type="float" office:value="948.8150125" calcext:value-type="float">
            <text:p>948,8150125</text:p>
          </table:table-cell>
          <table:table-cell table:style-name="ce29" office:value-type="float" office:value="242.052083333333" calcext:value-type="float">
            <text:p>242,052083333333</text:p>
          </table:table-cell>
          <table:table-cell table:style-name="ce41" office:value-type="float" office:value="242.083333333333" calcext:value-type="float">
            <text:p>242,083333333333</text:p>
          </table:table-cell>
          <table:table-cell table:style-name="ce43"/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08:00:00" calcext:value-type="date">
            <text:p>07.02.18 08:00</text:p>
          </table:table-cell>
          <table:table-cell/>
          <table:table-cell table:style-name="ce41" office:value-type="float" office:value="0.0969585" calcext:value-type="float">
            <text:p>0,0969585</text:p>
          </table:table-cell>
          <table:table-cell table:style-name="ce29" office:value-type="float" office:value="76.6496276666667" calcext:value-type="float">
            <text:p>76,6496276666667</text:p>
          </table:table-cell>
          <table:table-cell table:style-name="ce29" office:value-type="float" office:value="949.389994166667" calcext:value-type="float">
            <text:p>949,389994166667</text:p>
          </table:table-cell>
          <table:table-cell table:style-name="ce29" office:value-type="float" office:value="242.104166666667" calcext:value-type="float">
            <text:p>242,104166666667</text:p>
          </table:table-cell>
          <table:table-cell table:style-name="ce41" office:value-type="float" office:value="242.15625" calcext:value-type="float">
            <text:p>242,15625</text:p>
          </table:table-cell>
          <table:table-cell table:style-name="ce43"/>
          <table:table-cell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09:00:00" calcext:value-type="date">
            <text:p>07.02.18 09:00</text:p>
          </table:table-cell>
          <table:table-cell/>
          <table:table-cell table:style-name="ce41" office:value-type="float" office:value="0.386244166666667" calcext:value-type="float">
            <text:p>0,386244166666667</text:p>
          </table:table-cell>
          <table:table-cell table:style-name="ce29" office:value-type="float" office:value="76.469316" calcext:value-type="float">
            <text:p>76,469316</text:p>
          </table:table-cell>
          <table:table-cell table:style-name="ce29" office:value-type="float" office:value="949.8599955" calcext:value-type="float">
            <text:p>949,8599955</text:p>
          </table:table-cell>
          <table:table-cell table:style-name="ce29" office:value-type="float" office:value="242.125" calcext:value-type="float">
            <text:p>242,125</text:p>
          </table:table-cell>
          <table:table-cell table:style-name="ce41" office:value-type="float" office:value="242.208333333333" calcext:value-type="float">
            <text:p>242,208333333333</text:p>
          </table:table-cell>
          <table:table-cell table:style-name="ce43"/>
          <table:table-cell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10:00:00" calcext:value-type="date">
            <text:p>07.02.18 10:00</text:p>
          </table:table-cell>
          <table:table-cell/>
          <table:table-cell table:style-name="ce41" office:value-type="float" office:value="0.508189166666667" calcext:value-type="float">
            <text:p>0,508189166666667</text:p>
          </table:table-cell>
          <table:table-cell table:style-name="ce29" office:value-type="float" office:value="76.544595" calcext:value-type="float">
            <text:p>76,544595</text:p>
          </table:table-cell>
          <table:table-cell table:style-name="ce29" office:value-type="float" office:value="950.123341666667" calcext:value-type="float">
            <text:p>950,123341666667</text:p>
          </table:table-cell>
          <table:table-cell table:style-name="ce29" office:value-type="float" office:value="242.109375" calcext:value-type="float">
            <text:p>242,109375</text:p>
          </table:table-cell>
          <table:table-cell table:style-name="ce41" office:value-type="float" office:value="242.166666666667" calcext:value-type="float">
            <text:p>242,166666666667</text:p>
          </table:table-cell>
          <table:table-cell table:style-name="ce43"/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11:00:00" calcext:value-type="date">
            <text:p>07.02.18 11:00</text:p>
          </table:table-cell>
          <table:table-cell/>
          <table:table-cell table:style-name="ce41" office:value-type="float" office:value="0.587853666666667" calcext:value-type="float">
            <text:p>0,587853666666667</text:p>
          </table:table-cell>
          <table:table-cell table:style-name="ce29" office:value-type="float" office:value="76.1971983333333" calcext:value-type="float">
            <text:p>76,1971983333333</text:p>
          </table:table-cell>
          <table:table-cell table:style-name="ce29" office:value-type="float" office:value="950.195007333333" calcext:value-type="float">
            <text:p>950,195007333333</text:p>
          </table:table-cell>
          <table:table-cell table:style-name="ce29" office:value-type="float" office:value="242.026041666667" calcext:value-type="float">
            <text:p>242,026041666667</text:p>
          </table:table-cell>
          <table:table-cell table:style-name="ce41" office:value-type="float" office:value="242.041666666667" calcext:value-type="float">
            <text:p>242,041666666667</text:p>
          </table:table-cell>
          <table:table-cell table:style-name="ce43"/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12:00:00" calcext:value-type="date">
            <text:p>07.02.18 12:00</text:p>
          </table:table-cell>
          <table:table-cell/>
          <table:table-cell table:style-name="ce41" office:value-type="float" office:value="0.736947166666667" calcext:value-type="float">
            <text:p>0,736947166666667</text:p>
          </table:table-cell>
          <table:table-cell table:style-name="ce29" office:value-type="float" office:value="75.8747215" calcext:value-type="float">
            <text:p>75,8747215</text:p>
          </table:table-cell>
          <table:table-cell table:style-name="ce29" office:value-type="float" office:value="950.251668333333" calcext:value-type="float">
            <text:p>950,251668333333</text:p>
          </table:table-cell>
          <table:table-cell table:style-name="ce29" office:value-type="float" office:value="242.109375" calcext:value-type="float">
            <text:p>242,109375</text:p>
          </table:table-cell>
          <table:table-cell table:style-name="ce41" office:value-type="float" office:value="242.125" calcext:value-type="float">
            <text:p>242,125</text:p>
          </table:table-cell>
          <table:table-cell table:style-name="ce43"/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13:00:00" calcext:value-type="date">
            <text:p>07.02.18 13:00</text:p>
          </table:table-cell>
          <table:table-cell/>
          <table:table-cell table:style-name="ce41" office:value-type="float" office:value="0.7396175" calcext:value-type="float">
            <text:p>0,7396175</text:p>
          </table:table-cell>
          <table:table-cell table:style-name="ce29" office:value-type="float" office:value="76.064953" calcext:value-type="float">
            <text:p>76,064953</text:p>
          </table:table-cell>
          <table:table-cell table:style-name="ce29" office:value-type="float" office:value="950.214986166667" calcext:value-type="float">
            <text:p>950,214986166667</text:p>
          </table:table-cell>
          <table:table-cell table:style-name="ce29" office:value-type="float" office:value="242.052083333333" calcext:value-type="float">
            <text:p>242,052083333333</text:p>
          </table:table-cell>
          <table:table-cell table:style-name="ce41" office:value-type="float" office:value="242.119791666667" calcext:value-type="float">
            <text:p>242,119791666667</text:p>
          </table:table-cell>
          <table:table-cell table:style-name="ce43"/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14:00:00" calcext:value-type="date">
            <text:p>07.02.18 14:00</text:p>
          </table:table-cell>
          <table:table-cell/>
          <table:table-cell table:style-name="ce41" office:value-type="float" office:value="0.681315166666667" calcext:value-type="float">
            <text:p>0,681315166666667</text:p>
          </table:table-cell>
          <table:table-cell table:style-name="ce29" office:value-type="float" office:value="76.554512" calcext:value-type="float">
            <text:p>76,554512</text:p>
          </table:table-cell>
          <table:table-cell table:style-name="ce29" office:value-type="float" office:value="950.436665833333" calcext:value-type="float">
            <text:p>950,436665833333</text:p>
          </table:table-cell>
          <table:table-cell table:style-name="ce29" office:value-type="float" office:value="242.046875" calcext:value-type="float">
            <text:p>242,046875</text:p>
          </table:table-cell>
          <table:table-cell table:style-name="ce41" office:value-type="float" office:value="242.104166666667" calcext:value-type="float">
            <text:p>242,104166666667</text:p>
          </table:table-cell>
          <table:table-cell table:style-name="ce43"/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15:00:00" calcext:value-type="date">
            <text:p>07.02.18 15:00</text:p>
          </table:table-cell>
          <table:table-cell/>
          <table:table-cell table:style-name="ce41" office:value-type="float" office:value="0.830408666666667" calcext:value-type="float">
            <text:p>0,830408666666667</text:p>
          </table:table-cell>
          <table:table-cell table:style-name="ce29" office:value-type="float" office:value="75.9393183333333" calcext:value-type="float">
            <text:p>75,9393183333333</text:p>
          </table:table-cell>
          <table:table-cell table:style-name="ce29" office:value-type="float" office:value="950.506663" calcext:value-type="float">
            <text:p>950,506663</text:p>
          </table:table-cell>
          <table:table-cell table:style-name="ce29" office:value-type="float" office:value="242.140625" calcext:value-type="float">
            <text:p>242,140625</text:p>
          </table:table-cell>
          <table:table-cell table:style-name="ce41" office:value-type="float" office:value="242.213541666667" calcext:value-type="float">
            <text:p>242,213541666667</text:p>
          </table:table-cell>
          <table:table-cell table:style-name="ce43"/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16:00:00" calcext:value-type="date">
            <text:p>07.02.18 16:00</text:p>
          </table:table-cell>
          <table:table-cell/>
          <table:table-cell table:style-name="ce41" office:value-type="float" office:value="0.8304085" calcext:value-type="float">
            <text:p>0,8304085</text:p>
          </table:table-cell>
          <table:table-cell table:style-name="ce29" office:value-type="float" office:value="78.3932238333333" calcext:value-type="float">
            <text:p>78,3932238333333</text:p>
          </table:table-cell>
          <table:table-cell table:style-name="ce29" office:value-type="float" office:value="950.961659833333" calcext:value-type="float">
            <text:p>950,961659833333</text:p>
          </table:table-cell>
          <table:table-cell table:style-name="ce29" office:value-type="float" office:value="242.078125" calcext:value-type="float">
            <text:p>242,078125</text:p>
          </table:table-cell>
          <table:table-cell table:style-name="ce41" office:value-type="float" office:value="242.166666666667" calcext:value-type="float">
            <text:p>242,166666666667</text:p>
          </table:table-cell>
          <table:table-cell table:style-name="ce43"/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17:00:00" calcext:value-type="date">
            <text:p>07.02.18 17:00</text:p>
          </table:table-cell>
          <table:table-cell/>
          <table:table-cell table:style-name="ce41" office:value-type="float" office:value="0.8539965" calcext:value-type="float">
            <text:p>0,8539965</text:p>
          </table:table-cell>
          <table:table-cell table:style-name="ce29" office:value-type="float" office:value="79.1653315" calcext:value-type="float">
            <text:p>79,1653315</text:p>
          </table:table-cell>
          <table:table-cell table:style-name="ce29" office:value-type="float" office:value="951.345001166667" calcext:value-type="float">
            <text:p>951,345001166667</text:p>
          </table:table-cell>
          <table:table-cell table:style-name="ce29" office:value-type="float" office:value="242.09375" calcext:value-type="float">
            <text:p>242,09375</text:p>
          </table:table-cell>
          <table:table-cell table:style-name="ce41" office:value-type="float" office:value="242.229166666667" calcext:value-type="float">
            <text:p>242,229166666667</text:p>
          </table:table-cell>
          <table:table-cell table:style-name="ce43"/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18:00:00" calcext:value-type="date">
            <text:p>07.02.18 18:00</text:p>
          </table:table-cell>
          <table:table-cell/>
          <table:table-cell table:style-name="ce41" office:value-type="float" office:value="0.785458" calcext:value-type="float">
            <text:p>0,785458</text:p>
          </table:table-cell>
          <table:table-cell table:style-name="ce29" office:value-type="float" office:value="78.9840036666667" calcext:value-type="float">
            <text:p>78,9840036666667</text:p>
          </table:table-cell>
          <table:table-cell table:style-name="ce29" office:value-type="float" office:value="951.928334666667" calcext:value-type="float">
            <text:p>951,928334666667</text:p>
          </table:table-cell>
          <table:table-cell table:style-name="ce29" office:value-type="float" office:value="242.276041666667" calcext:value-type="float">
            <text:p>242,276041666667</text:p>
          </table:table-cell>
          <table:table-cell table:style-name="ce41" office:value-type="float" office:value="242.354166666667" calcext:value-type="float">
            <text:p>242,354166666667</text:p>
          </table:table-cell>
          <table:table-cell table:style-name="ce43"/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19:00:00" calcext:value-type="date">
            <text:p>07.02.18 19:00</text:p>
          </table:table-cell>
          <table:table-cell/>
          <table:table-cell table:style-name="ce41" office:value-type="float" office:value="0.7235955" calcext:value-type="float">
            <text:p>0,7235955</text:p>
          </table:table-cell>
          <table:table-cell table:style-name="ce29" office:value-type="float" office:value="79.6116575" calcext:value-type="float">
            <text:p>79,6116575</text:p>
          </table:table-cell>
          <table:table-cell table:style-name="ce29" office:value-type="float" office:value="952.255004833333" calcext:value-type="float">
            <text:p>952,255004833333</text:p>
          </table:table-cell>
          <table:table-cell table:style-name="ce29" office:value-type="float" office:value="242.182291666667" calcext:value-type="float">
            <text:p>242,182291666667</text:p>
          </table:table-cell>
          <table:table-cell table:style-name="ce41" office:value-type="float" office:value="242.265625" calcext:value-type="float">
            <text:p>242,265625</text:p>
          </table:table-cell>
          <table:table-cell table:style-name="ce43"/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20:00:00" calcext:value-type="date">
            <text:p>07.02.18 20:00</text:p>
          </table:table-cell>
          <table:table-cell/>
          <table:table-cell table:style-name="ce41" office:value-type="float" office:value="0.580287833333333" calcext:value-type="float">
            <text:p>0,580287833333333</text:p>
          </table:table-cell>
          <table:table-cell table:style-name="ce29" office:value-type="float" office:value="79.5750365" calcext:value-type="float">
            <text:p>79,5750365</text:p>
          </table:table-cell>
          <table:table-cell table:style-name="ce29" office:value-type="float" office:value="952.838328" calcext:value-type="float">
            <text:p>952,838328</text:p>
          </table:table-cell>
          <table:table-cell table:style-name="ce29" office:value-type="float" office:value="242.208333333333" calcext:value-type="float">
            <text:p>242,208333333333</text:p>
          </table:table-cell>
          <table:table-cell table:style-name="ce41" office:value-type="float" office:value="242.203125" calcext:value-type="float">
            <text:p>242,203125</text:p>
          </table:table-cell>
          <table:table-cell table:style-name="ce43"/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21:00:00" calcext:value-type="date">
            <text:p>07.02.18 21:00</text:p>
          </table:table-cell>
          <table:table-cell/>
          <table:table-cell table:style-name="ce41" office:value-type="float" office:value="0.513084833333333" calcext:value-type="float">
            <text:p>0,513084833333333</text:p>
          </table:table-cell>
          <table:table-cell table:style-name="ce29" office:value-type="float" office:value="79.6960908333333" calcext:value-type="float">
            <text:p>79,6960908333333</text:p>
          </table:table-cell>
          <table:table-cell table:style-name="ce29" office:value-type="float" office:value="953.263336333333" calcext:value-type="float">
            <text:p>953,263336333333</text:p>
          </table:table-cell>
          <table:table-cell table:style-name="ce29" office:value-type="float" office:value="241.994791666667" calcext:value-type="float">
            <text:p>241,994791666667</text:p>
          </table:table-cell>
          <table:table-cell table:style-name="ce41" office:value-type="float" office:value="241.973958333333" calcext:value-type="float">
            <text:p>241,973958333333</text:p>
          </table:table-cell>
          <table:table-cell table:style-name="ce43"/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22:00:00" calcext:value-type="date">
            <text:p>07.02.18 22:00</text:p>
          </table:table-cell>
          <table:table-cell/>
          <table:table-cell table:style-name="ce41" office:value-type="float" office:value="0.466354" calcext:value-type="float">
            <text:p>0,466354</text:p>
          </table:table-cell>
          <table:table-cell table:style-name="ce29" office:value-type="float" office:value="79.5414658333333" calcext:value-type="float">
            <text:p>79,5414658333333</text:p>
          </table:table-cell>
          <table:table-cell table:style-name="ce29" office:value-type="float" office:value="953.468333" calcext:value-type="float">
            <text:p>953,468333</text:p>
          </table:table-cell>
          <table:table-cell table:style-name="ce29" office:value-type="float" office:value="242.067708333333" calcext:value-type="float">
            <text:p>242,067708333333</text:p>
          </table:table-cell>
          <table:table-cell table:style-name="ce41" office:value-type="float" office:value="242.057291666667" calcext:value-type="float">
            <text:p>242,057291666667</text:p>
          </table:table-cell>
          <table:table-cell table:style-name="ce43"/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7T23:00:00" calcext:value-type="date">
            <text:p>07.02.18 23:00</text:p>
          </table:table-cell>
          <table:table-cell/>
          <table:table-cell table:style-name="ce41" office:value-type="float" office:value="0.491722" calcext:value-type="float">
            <text:p>0,491722</text:p>
          </table:table-cell>
          <table:table-cell table:style-name="ce41" office:value-type="float" office:value="79.2838428333333" calcext:value-type="float">
            <text:p>79,2838428333333</text:p>
          </table:table-cell>
          <table:table-cell table:style-name="ce41" office:value-type="float" office:value="953.748331833334" calcext:value-type="float">
            <text:p>953,748331833334</text:p>
          </table:table-cell>
          <table:table-cell table:style-name="ce41" office:value-type="float" office:value="241.994791666667" calcext:value-type="float">
            <text:p>241,994791666667</text:p>
          </table:table-cell>
          <table:table-cell table:style-name="ce41" office:value-type="float" office:value="242.010416666667" calcext:value-type="float">
            <text:p>242,010416666667</text:p>
          </table:table-cell>
          <table:table-cell table:style-name="ce43"/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" calcext:value-type="date">
            <text:p>08.02.18 00:00</text:p>
          </table:table-cell>
          <table:table-cell/>
          <table:table-cell table:style-name="ce41" office:value-type="float" office:value="0.4703595" calcext:value-type="float">
            <text:p>0,4703595</text:p>
          </table:table-cell>
          <table:table-cell table:style-name="ce41" office:value-type="float" office:value="78.6686503333333" calcext:value-type="float">
            <text:p>78,6686503333333</text:p>
          </table:table-cell>
          <table:table-cell table:style-name="ce41" office:value-type="float" office:value="954.0033365" calcext:value-type="float">
            <text:p>954,0033365</text:p>
          </table:table-cell>
          <table:table-cell table:style-name="ce41" office:value-type="float" office:value="241.989583333333" calcext:value-type="float">
            <text:p>241,989583333333</text:p>
          </table:table-cell>
          <table:table-cell table:style-name="ce41" office:value-type="float" office:value="241.942708333333" calcext:value-type="float">
            <text:p>241,942708333333</text:p>
          </table:table-cell>
          <table:table-cell table:style-name="ce43"/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01:00:00" calcext:value-type="date">
            <text:p>08.02.18 01:00</text:p>
          </table:table-cell>
          <table:table-cell/>
          <table:table-cell table:style-name="ce41" office:value-type="float" office:value="0.288777" calcext:value-type="float">
            <text:p>0,288777</text:p>
          </table:table-cell>
          <table:table-cell table:style-name="ce29" office:value-type="float" office:value="78.8649838333333" calcext:value-type="float">
            <text:p>78,8649838333333</text:p>
          </table:table-cell>
          <table:table-cell table:style-name="ce29" office:value-type="float" office:value="954.0833335" calcext:value-type="float">
            <text:p>954,0833335</text:p>
          </table:table-cell>
          <table:table-cell table:style-name="ce29" office:value-type="float" office:value="242.052083333333" calcext:value-type="float">
            <text:p>242,052083333333</text:p>
          </table:table-cell>
          <table:table-cell table:style-name="ce41" office:value-type="float" office:value="241.979166666667" calcext:value-type="float">
            <text:p>241,979166666667</text:p>
          </table:table-cell>
          <table:table-cell table:style-name="ce43"/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02:00:00" calcext:value-type="date">
            <text:p>08.02.18 02:00</text:p>
          </table:table-cell>
          <table:table-cell/>
          <table:table-cell table:style-name="ce41" office:value-type="float" office:value="0.216678" calcext:value-type="float">
            <text:p>0,216678</text:p>
          </table:table-cell>
          <table:table-cell table:style-name="ce29" office:value-type="float" office:value="79.469241" calcext:value-type="float">
            <text:p>79,469241</text:p>
          </table:table-cell>
          <table:table-cell table:style-name="ce29" office:value-type="float" office:value="954.369995166667" calcext:value-type="float">
            <text:p>954,369995166667</text:p>
          </table:table-cell>
          <table:table-cell table:style-name="ce29" office:value-type="float" office:value="241.994791666667" calcext:value-type="float">
            <text:p>241,994791666667</text:p>
          </table:table-cell>
          <table:table-cell table:style-name="ce41" office:value-type="float" office:value="241.90625" calcext:value-type="float">
            <text:p>241,90625</text:p>
          </table:table-cell>
          <table:table-cell table:style-name="ce43"/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03:00:00" calcext:value-type="date">
            <text:p>08.02.18 03:00</text:p>
          </table:table-cell>
          <table:table-cell/>
          <table:table-cell table:style-name="ce41" office:value-type="float" office:value="0.246496666666667" calcext:value-type="float">
            <text:p>0,246496666666667</text:p>
          </table:table-cell>
          <table:table-cell table:style-name="ce29" office:value-type="float" office:value="79.6350555" calcext:value-type="float">
            <text:p>79,6350555</text:p>
          </table:table-cell>
          <table:table-cell table:style-name="ce29" office:value-type="float" office:value="954.396657333333" calcext:value-type="float">
            <text:p>954,396657333333</text:p>
          </table:table-cell>
          <table:table-cell table:style-name="ce29" office:value-type="float" office:value="242.151041666667" calcext:value-type="float">
            <text:p>242,151041666667</text:p>
          </table:table-cell>
          <table:table-cell table:style-name="ce41" office:value-type="float" office:value="242.088541666667" calcext:value-type="float">
            <text:p>242,088541666667</text:p>
          </table:table-cell>
          <table:table-cell table:style-name="ce43"/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04:00:00" calcext:value-type="date">
            <text:p>08.02.18 04:00</text:p>
          </table:table-cell>
          <table:table-cell/>
          <table:table-cell table:style-name="ce41" office:value-type="float" office:value="0.256287833333333" calcext:value-type="float">
            <text:p>0,256287833333333</text:p>
          </table:table-cell>
          <table:table-cell table:style-name="ce29" office:value-type="float" office:value="79.3952345" calcext:value-type="float">
            <text:p>79,3952345</text:p>
          </table:table-cell>
          <table:table-cell table:style-name="ce29" office:value-type="float" office:value="954.569997166667" calcext:value-type="float">
            <text:p>954,569997166667</text:p>
          </table:table-cell>
          <table:table-cell table:style-name="ce29" office:value-type="float" office:value="241.947916666667" calcext:value-type="float">
            <text:p>241,947916666667</text:p>
          </table:table-cell>
          <table:table-cell table:style-name="ce41" office:value-type="float" office:value="241.916666666667" calcext:value-type="float">
            <text:p>241,916666666667</text:p>
          </table:table-cell>
          <table:table-cell table:style-name="ce43"/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05:00:00" calcext:value-type="date">
            <text:p>08.02.18 05:00</text:p>
          </table:table-cell>
          <table:table-cell/>
          <table:table-cell table:style-name="ce41" office:value-type="float" office:value="1.32085916666667" calcext:value-type="float">
            <text:p>1,32085916666667</text:p>
          </table:table-cell>
          <table:table-cell table:style-name="ce29" office:value-type="float" office:value="76.075634" calcext:value-type="float">
            <text:p>76,075634</text:p>
          </table:table-cell>
          <table:table-cell table:style-name="ce29" office:value-type="float" office:value="954.96167" calcext:value-type="float">
            <text:p>954,96167</text:p>
          </table:table-cell>
          <table:table-cell table:style-name="ce29" office:value-type="float" office:value="242.213541666667" calcext:value-type="float">
            <text:p>242,213541666667</text:p>
          </table:table-cell>
          <table:table-cell table:style-name="ce41" office:value-type="float" office:value="242.255208333333" calcext:value-type="float">
            <text:p>242,255208333333</text:p>
          </table:table-cell>
          <table:table-cell table:style-name="ce43"/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06:00:00" calcext:value-type="date">
            <text:p>08.02.18 06:00</text:p>
          </table:table-cell>
          <table:table-cell/>
          <table:table-cell table:style-name="ce41" office:value-type="float" office:value="1.61103466666667" calcext:value-type="float">
            <text:p>1,61103466666667</text:p>
          </table:table-cell>
          <table:table-cell table:style-name="ce29" office:value-type="float" office:value="74.764375" calcext:value-type="float">
            <text:p>74,764375</text:p>
          </table:table-cell>
          <table:table-cell table:style-name="ce29" office:value-type="float" office:value="955.295003" calcext:value-type="float">
            <text:p>955,295003</text:p>
          </table:table-cell>
          <table:table-cell table:style-name="ce29" office:value-type="float" office:value="241.979166666667" calcext:value-type="float">
            <text:p>241,979166666667</text:p>
          </table:table-cell>
          <table:table-cell table:style-name="ce41" office:value-type="float" office:value="242.020833333333" calcext:value-type="float">
            <text:p>242,020833333333</text:p>
          </table:table-cell>
          <table:table-cell table:style-name="ce43"/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07:00:00" calcext:value-type="date">
            <text:p>08.02.18 07:00</text:p>
          </table:table-cell>
          <table:table-cell/>
          <table:table-cell table:style-name="ce41" office:value-type="float" office:value="1.675568" calcext:value-type="float">
            <text:p>1,675568</text:p>
          </table:table-cell>
          <table:table-cell table:style-name="ce29" office:value-type="float" office:value="75.1132988333333" calcext:value-type="float">
            <text:p>75,1132988333333</text:p>
          </table:table-cell>
          <table:table-cell table:style-name="ce29" office:value-type="float" office:value="955.748331833333" calcext:value-type="float">
            <text:p>955,748331833333</text:p>
          </table:table-cell>
          <table:table-cell table:style-name="ce29" office:value-type="float" office:value="242.098958333333" calcext:value-type="float">
            <text:p>242,098958333333</text:p>
          </table:table-cell>
          <table:table-cell table:style-name="ce41" office:value-type="float" office:value="242.177083333333" calcext:value-type="float">
            <text:p>242,177083333333</text:p>
          </table:table-cell>
          <table:table-cell table:style-name="ce43"/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08:00:00" calcext:value-type="date">
            <text:p>08.02.18 08:00</text:p>
          </table:table-cell>
          <table:table-cell/>
          <table:table-cell table:style-name="ce41" office:value-type="float" office:value="1.84913883333333" calcext:value-type="float">
            <text:p>1,84913883333333</text:p>
          </table:table-cell>
          <table:table-cell table:style-name="ce29" office:value-type="float" office:value="74.899418" calcext:value-type="float">
            <text:p>74,899418</text:p>
          </table:table-cell>
          <table:table-cell table:style-name="ce29" office:value-type="float" office:value="956.336680166667" calcext:value-type="float">
            <text:p>956,336680166667</text:p>
          </table:table-cell>
          <table:table-cell table:style-name="ce29" office:value-type="float" office:value="242.135416666667" calcext:value-type="float">
            <text:p>242,135416666667</text:p>
          </table:table-cell>
          <table:table-cell table:style-name="ce41" office:value-type="float" office:value="242.203125" calcext:value-type="float">
            <text:p>242,203125</text:p>
          </table:table-cell>
          <table:table-cell table:style-name="ce43"/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09:00:00" calcext:value-type="date">
            <text:p>08.02.18 09:00</text:p>
          </table:table-cell>
          <table:table-cell/>
          <table:table-cell table:style-name="ce41" office:value-type="float" office:value="2.05208416666667" calcext:value-type="float">
            <text:p>2,05208416666667</text:p>
          </table:table-cell>
          <table:table-cell table:style-name="ce29" office:value-type="float" office:value="73.8630763333333" calcext:value-type="float">
            <text:p>73,8630763333333</text:p>
          </table:table-cell>
          <table:table-cell table:style-name="ce29" office:value-type="float" office:value="956.718332833333" calcext:value-type="float">
            <text:p>956,718332833333</text:p>
          </table:table-cell>
          <table:table-cell table:style-name="ce29" office:value-type="float" office:value="242.072916666667" calcext:value-type="float">
            <text:p>242,072916666667</text:p>
          </table:table-cell>
          <table:table-cell table:style-name="ce41" office:value-type="float" office:value="242.104166666667" calcext:value-type="float">
            <text:p>242,104166666667</text:p>
          </table:table-cell>
          <table:table-cell table:style-name="ce43"/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10:00:00" calcext:value-type="date">
            <text:p>08.02.18 10:00</text:p>
          </table:table-cell>
          <table:table-cell/>
          <table:table-cell table:style-name="ce41" office:value-type="float" office:value="2.39566633333333" calcext:value-type="float">
            <text:p>2,39566633333333</text:p>
          </table:table-cell>
          <table:table-cell table:style-name="ce29" office:value-type="float" office:value="72.9167606666667" calcext:value-type="float">
            <text:p>72,9167606666667</text:p>
          </table:table-cell>
          <table:table-cell table:style-name="ce29" office:value-type="float" office:value="957.054992666667" calcext:value-type="float">
            <text:p>957,054992666667</text:p>
          </table:table-cell>
          <table:table-cell table:style-name="ce29" office:value-type="float" office:value="242.119791666667" calcext:value-type="float">
            <text:p>242,119791666667</text:p>
          </table:table-cell>
          <table:table-cell table:style-name="ce41" office:value-type="float" office:value="242.197916666667" calcext:value-type="float">
            <text:p>242,197916666667</text:p>
          </table:table-cell>
          <table:table-cell table:style-name="ce43"/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11:00:00" calcext:value-type="date">
            <text:p>08.02.18 11:00</text:p>
          </table:table-cell>
          <table:table-cell/>
          <table:table-cell table:style-name="ce41" office:value-type="float" office:value="2.96311133333333" calcext:value-type="float">
            <text:p>2,96311133333333</text:p>
          </table:table-cell>
          <table:table-cell table:style-name="ce29" office:value-type="float" office:value="71.391623" calcext:value-type="float">
            <text:p>71,391623</text:p>
          </table:table-cell>
          <table:table-cell table:style-name="ce29" office:value-type="float" office:value="957.146657333333" calcext:value-type="float">
            <text:p>957,146657333333</text:p>
          </table:table-cell>
          <table:table-cell table:style-name="ce29" office:value-type="float" office:value="241.953125" calcext:value-type="float">
            <text:p>241,953125</text:p>
          </table:table-cell>
          <table:table-cell table:style-name="ce41" office:value-type="float" office:value="242.026041666667" calcext:value-type="float">
            <text:p>242,026041666667</text:p>
          </table:table-cell>
          <table:table-cell table:style-name="ce43"/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12:00:00" calcext:value-type="date">
            <text:p>08.02.18 12:00</text:p>
          </table:table-cell>
          <table:table-cell/>
          <table:table-cell table:style-name="ce41" office:value-type="float" office:value="3.48204516666667" calcext:value-type="float">
            <text:p>3,48204516666667</text:p>
          </table:table-cell>
          <table:table-cell table:style-name="ce29" office:value-type="float" office:value="69.2734173333333" calcext:value-type="float">
            <text:p>69,2734173333333</text:p>
          </table:table-cell>
          <table:table-cell table:style-name="ce29" office:value-type="float" office:value="956.989990166667" calcext:value-type="float">
            <text:p>956,989990166667</text:p>
          </table:table-cell>
          <table:table-cell table:style-name="ce29" office:value-type="float" office:value="241.802083333333" calcext:value-type="float">
            <text:p>241,802083333333</text:p>
          </table:table-cell>
          <table:table-cell table:style-name="ce41" office:value-type="float" office:value="241.796875" calcext:value-type="float">
            <text:p>241,796875</text:p>
          </table:table-cell>
          <table:table-cell table:style-name="ce43"/>
          <table:table-cell office:value-type="float" office:value="92" calcext:value-type="float">
            <text:p>92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13:00:00" calcext:value-type="date">
            <text:p>08.02.18 13:00</text:p>
          </table:table-cell>
          <table:table-cell/>
          <table:table-cell table:style-name="ce41" office:value-type="float" office:value="3.9564735" calcext:value-type="float">
            <text:p>3,9564735</text:p>
          </table:table-cell>
          <table:table-cell table:style-name="ce29" office:value-type="float" office:value="67.677831" calcext:value-type="float">
            <text:p>67,677831</text:p>
          </table:table-cell>
          <table:table-cell table:style-name="ce29" office:value-type="float" office:value="956.976674333333" calcext:value-type="float">
            <text:p>956,976674333333</text:p>
          </table:table-cell>
          <table:table-cell table:style-name="ce29" office:value-type="float" office:value="241.71875" calcext:value-type="float">
            <text:p>241,71875</text:p>
          </table:table-cell>
          <table:table-cell table:style-name="ce41" office:value-type="float" office:value="241.713541666667" calcext:value-type="float">
            <text:p>241,713541666667</text:p>
          </table:table-cell>
          <table:table-cell table:style-name="ce43"/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14:00:00" calcext:value-type="date">
            <text:p>08.02.18 14:00</text:p>
          </table:table-cell>
          <table:table-cell/>
          <table:table-cell table:style-name="ce41" office:value-type="float" office:value="4.217721" calcext:value-type="float">
            <text:p>4,217721</text:p>
          </table:table-cell>
          <table:table-cell table:style-name="ce29" office:value-type="float" office:value="66.3642846666667" calcext:value-type="float">
            <text:p>66,3642846666667</text:p>
          </table:table-cell>
          <table:table-cell table:style-name="ce29" office:value-type="float" office:value="956.775004" calcext:value-type="float">
            <text:p>956,775004</text:p>
          </table:table-cell>
          <table:table-cell table:style-name="ce29" office:value-type="float" office:value="241.583333333333" calcext:value-type="float">
            <text:p>241,583333333333</text:p>
          </table:table-cell>
          <table:table-cell table:style-name="ce41" office:value-type="float" office:value="241.640625" calcext:value-type="float">
            <text:p>241,640625</text:p>
          </table:table-cell>
          <table:table-cell table:style-name="ce43"/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15:00:00" calcext:value-type="date">
            <text:p>08.02.18 15:00</text:p>
          </table:table-cell>
          <table:table-cell/>
          <table:table-cell table:style-name="ce41" office:value-type="float" office:value="4.09444066666667" calcext:value-type="float">
            <text:p>4,09444066666667</text:p>
          </table:table-cell>
          <table:table-cell table:style-name="ce29" office:value-type="float" office:value="66.4110768333333" calcext:value-type="float">
            <text:p>66,4110768333333</text:p>
          </table:table-cell>
          <table:table-cell table:style-name="ce29" office:value-type="float" office:value="956.844991166667" calcext:value-type="float">
            <text:p>956,844991166667</text:p>
          </table:table-cell>
          <table:table-cell table:style-name="ce29" office:value-type="float" office:value="241.359375" calcext:value-type="float">
            <text:p>241,359375</text:p>
          </table:table-cell>
          <table:table-cell table:style-name="ce41" office:value-type="float" office:value="241.458333333333" calcext:value-type="float">
            <text:p>241,458333333333</text:p>
          </table:table-cell>
          <table:table-cell table:style-name="ce43"/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16:00:00" calcext:value-type="date">
            <text:p>08.02.18 16:00</text:p>
          </table:table-cell>
          <table:table-cell/>
          <table:table-cell table:style-name="ce41" office:value-type="float" office:value="3.682765" calcext:value-type="float">
            <text:p>3,682765</text:p>
          </table:table-cell>
          <table:table-cell table:style-name="ce29" office:value-type="float" office:value="68.1803615" calcext:value-type="float">
            <text:p>68,1803615</text:p>
          </table:table-cell>
          <table:table-cell table:style-name="ce29" office:value-type="float" office:value="956.956664833333" calcext:value-type="float">
            <text:p>956,956664833333</text:p>
          </table:table-cell>
          <table:table-cell table:style-name="ce29" office:value-type="float" office:value="241.536458333333" calcext:value-type="float">
            <text:p>241,536458333333</text:p>
          </table:table-cell>
          <table:table-cell table:style-name="ce41" office:value-type="float" office:value="241.770833333333" calcext:value-type="float">
            <text:p>241,770833333333</text:p>
          </table:table-cell>
          <table:table-cell table:style-name="ce43"/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17:00:00" calcext:value-type="date">
            <text:p>08.02.18 17:00</text:p>
          </table:table-cell>
          <table:table-cell/>
          <table:table-cell table:style-name="ce41" office:value-type="float" office:value="3.42151783333333" calcext:value-type="float">
            <text:p>3,42151783333333</text:p>
          </table:table-cell>
          <table:table-cell table:style-name="ce29" office:value-type="float" office:value="67.9723281666667" calcext:value-type="float">
            <text:p>67,9723281666667</text:p>
          </table:table-cell>
          <table:table-cell table:style-name="ce29" office:value-type="float" office:value="957.193339" calcext:value-type="float">
            <text:p>957,193339</text:p>
          </table:table-cell>
          <table:table-cell table:style-name="ce29" office:value-type="float" office:value="241.619791666667" calcext:value-type="float">
            <text:p>241,619791666667</text:p>
          </table:table-cell>
          <table:table-cell table:style-name="ce41" office:value-type="float" office:value="241.796875" calcext:value-type="float">
            <text:p>241,796875</text:p>
          </table:table-cell>
          <table:table-cell table:style-name="ce43"/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18:00:00" calcext:value-type="date">
            <text:p>08.02.18 18:00</text:p>
          </table:table-cell>
          <table:table-cell/>
          <table:table-cell table:style-name="ce41" office:value-type="float" office:value="3.3311715" calcext:value-type="float">
            <text:p>3,3311715</text:p>
          </table:table-cell>
          <table:table-cell table:style-name="ce29" office:value-type="float" office:value="68.4087386666667" calcext:value-type="float">
            <text:p>68,4087386666667</text:p>
          </table:table-cell>
          <table:table-cell table:style-name="ce29" office:value-type="float" office:value="957.528340666667" calcext:value-type="float">
            <text:p>957,528340666667</text:p>
          </table:table-cell>
          <table:table-cell table:style-name="ce29" office:value-type="float" office:value="241.682291666667" calcext:value-type="float">
            <text:p>241,682291666667</text:p>
          </table:table-cell>
          <table:table-cell table:style-name="ce41" office:value-type="float" office:value="241.890625" calcext:value-type="float">
            <text:p>241,890625</text:p>
          </table:table-cell>
          <table:table-cell table:style-name="ce43"/>
          <table:table-cell office:value-type="float" office:value="111" calcext:value-type="float">
            <text:p>111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19:00:00" calcext:value-type="date">
            <text:p>08.02.18 19:00</text:p>
          </table:table-cell>
          <table:table-cell/>
          <table:table-cell table:style-name="ce41" office:value-type="float" office:value="3.19854533333333" calcext:value-type="float">
            <text:p>3,19854533333333</text:p>
          </table:table-cell>
          <table:table-cell table:style-name="ce29" office:value-type="float" office:value="69.0872561666667" calcext:value-type="float">
            <text:p>69,0872561666667</text:p>
          </table:table-cell>
          <table:table-cell table:style-name="ce29" office:value-type="float" office:value="957.673339833333" calcext:value-type="float">
            <text:p>957,673339833333</text:p>
          </table:table-cell>
          <table:table-cell table:style-name="ce29" office:value-type="float" office:value="241.546875" calcext:value-type="float">
            <text:p>241,546875</text:p>
          </table:table-cell>
          <table:table-cell table:style-name="ce41" office:value-type="float" office:value="241.708333333333" calcext:value-type="float">
            <text:p>241,708333333333</text:p>
          </table:table-cell>
          <table:table-cell table:style-name="ce43"/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20:00:00" calcext:value-type="date">
            <text:p>08.02.18 20:00</text:p>
          </table:table-cell>
          <table:table-cell/>
          <table:table-cell table:style-name="ce41" office:value-type="float" office:value="3.07526516666667" calcext:value-type="float">
            <text:p>3,07526516666667</text:p>
          </table:table-cell>
          <table:table-cell table:style-name="ce29" office:value-type="float" office:value="67.9428301666667" calcext:value-type="float">
            <text:p>67,9428301666667</text:p>
          </table:table-cell>
          <table:table-cell table:style-name="ce29" office:value-type="float" office:value="957.913330166667" calcext:value-type="float">
            <text:p>957,913330166667</text:p>
          </table:table-cell>
          <table:table-cell table:style-name="ce29" office:value-type="float" office:value="241.567708333333" calcext:value-type="float">
            <text:p>241,567708333333</text:p>
          </table:table-cell>
          <table:table-cell table:style-name="ce41" office:value-type="float" office:value="241.640625" calcext:value-type="float">
            <text:p>241,640625</text:p>
          </table:table-cell>
          <table:table-cell table:style-name="ce43"/>
          <table:table-cell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21:00:00" calcext:value-type="date">
            <text:p>08.02.18 21:00</text:p>
          </table:table-cell>
          <table:table-cell/>
          <table:table-cell table:style-name="ce41" office:value-type="float" office:value="2.925727" calcext:value-type="float">
            <text:p>2,925727</text:p>
          </table:table-cell>
          <table:table-cell table:style-name="ce29" office:value-type="float" office:value="67.2254016666667" calcext:value-type="float">
            <text:p>67,2254016666667</text:p>
          </table:table-cell>
          <table:table-cell table:style-name="ce29" office:value-type="float" office:value="957.924997833333" calcext:value-type="float">
            <text:p>957,924997833333</text:p>
          </table:table-cell>
          <table:table-cell table:style-name="ce29" office:value-type="float" office:value="241.453125" calcext:value-type="float">
            <text:p>241,453125</text:p>
          </table:table-cell>
          <table:table-cell table:style-name="ce41" office:value-type="float" office:value="241.473958333333" calcext:value-type="float">
            <text:p>241,473958333333</text:p>
          </table:table-cell>
          <table:table-cell table:style-name="ce43"/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22:00:00" calcext:value-type="date">
            <text:p>08.02.18 22:00</text:p>
          </table:table-cell>
          <table:table-cell/>
          <table:table-cell table:style-name="ce41" office:value-type="float" office:value="2.925727" calcext:value-type="float">
            <text:p>2,925727</text:p>
          </table:table-cell>
          <table:table-cell table:style-name="ce29" office:value-type="float" office:value="67.6615551666667" calcext:value-type="float">
            <text:p>67,6615551666667</text:p>
          </table:table-cell>
          <table:table-cell table:style-name="ce29" office:value-type="float" office:value="957.698334" calcext:value-type="float">
            <text:p>957,698334</text:p>
          </table:table-cell>
          <table:table-cell table:style-name="ce29" office:value-type="float" office:value="241.432291666667" calcext:value-type="float">
            <text:p>241,432291666667</text:p>
          </table:table-cell>
          <table:table-cell table:style-name="ce41" office:value-type="float" office:value="241.432291666667" calcext:value-type="float">
            <text:p>241,432291666667</text:p>
          </table:table-cell>
          <table:table-cell table:style-name="ce43"/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8T23:00:00" calcext:value-type="date">
            <text:p>08.02.18 23:00</text:p>
          </table:table-cell>
          <table:table-cell/>
          <table:table-cell table:style-name="ce41" office:value-type="float" office:value="2.81802333333333" calcext:value-type="float">
            <text:p>2,81802333333333</text:p>
          </table:table-cell>
          <table:table-cell table:style-name="ce41" office:value-type="float" office:value="69.474073" calcext:value-type="float">
            <text:p>69,474073</text:p>
          </table:table-cell>
          <table:table-cell table:style-name="ce41" office:value-type="float" office:value="957.425008166667" calcext:value-type="float">
            <text:p>957,425008166667</text:p>
          </table:table-cell>
          <table:table-cell table:number-columns-repeated="2" table:style-name="ce41" office:value-type="float" office:value="241.46875" calcext:value-type="float">
            <text:p>241,46875</text:p>
          </table:table-cell>
          <table:table-cell table:style-name="ce43"/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" calcext:value-type="date">
            <text:p>09.02.18 00:00</text:p>
          </table:table-cell>
          <table:table-cell/>
          <table:table-cell table:style-name="ce41" office:value-type="float" office:value="2.742364" calcext:value-type="float">
            <text:p>2,742364</text:p>
          </table:table-cell>
          <table:table-cell table:style-name="ce41" office:value-type="float" office:value="70.2365151666667" calcext:value-type="float">
            <text:p>70,2365151666667</text:p>
          </table:table-cell>
          <table:table-cell table:style-name="ce41" office:value-type="float" office:value="957.394999166667" calcext:value-type="float">
            <text:p>957,394999166667</text:p>
          </table:table-cell>
          <table:table-cell table:style-name="ce41" office:value-type="float" office:value="241.453125" calcext:value-type="float">
            <text:p>241,453125</text:p>
          </table:table-cell>
          <table:table-cell table:style-name="ce41" office:value-type="float" office:value="241.4375" calcext:value-type="float">
            <text:p>241,4375</text:p>
          </table:table-cell>
          <table:table-cell table:style-name="ce43"/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01:00:00" calcext:value-type="date">
            <text:p>09.02.18 01:00</text:p>
          </table:table-cell>
          <table:table-cell/>
          <table:table-cell table:style-name="ce41" office:value-type="float" office:value="2.63911116666667" calcext:value-type="float">
            <text:p>2,63911116666667</text:p>
          </table:table-cell>
          <table:table-cell table:style-name="ce29" office:value-type="float" office:value="70.9821713333333" calcext:value-type="float">
            <text:p>70,9821713333333</text:p>
          </table:table-cell>
          <table:table-cell table:style-name="ce29" office:value-type="float" office:value="957.284993166667" calcext:value-type="float">
            <text:p>957,284993166667</text:p>
          </table:table-cell>
          <table:table-cell table:style-name="ce29" office:value-type="float" office:value="241.432291666667" calcext:value-type="float">
            <text:p>241,432291666667</text:p>
          </table:table-cell>
          <table:table-cell table:style-name="ce41" office:value-type="float" office:value="241.385416666667" calcext:value-type="float">
            <text:p>241,385416666667</text:p>
          </table:table-cell>
          <table:table-cell table:style-name="ce43"/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02:00:00" calcext:value-type="date">
            <text:p>09.02.18 02:00</text:p>
          </table:table-cell>
          <table:table-cell/>
          <table:table-cell table:style-name="ce41" office:value-type="float" office:value="2.6413365" calcext:value-type="float">
            <text:p>2,6413365</text:p>
          </table:table-cell>
          <table:table-cell table:style-name="ce29" office:value-type="float" office:value="70.9651325" calcext:value-type="float">
            <text:p>70,9651325</text:p>
          </table:table-cell>
          <table:table-cell table:style-name="ce29" office:value-type="float" office:value="957.0966595" calcext:value-type="float">
            <text:p>957,0966595</text:p>
          </table:table-cell>
          <table:table-cell table:style-name="ce29" office:value-type="float" office:value="241.369791666667" calcext:value-type="float">
            <text:p>241,369791666667</text:p>
          </table:table-cell>
          <table:table-cell table:style-name="ce41" office:value-type="float" office:value="241.34375" calcext:value-type="float">
            <text:p>241,34375</text:p>
          </table:table-cell>
          <table:table-cell table:style-name="ce43"/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03:00:00" calcext:value-type="date">
            <text:p>09.02.18 03:00</text:p>
          </table:table-cell>
          <table:table-cell/>
          <table:table-cell table:style-name="ce41" office:value-type="float" office:value="2.66715" calcext:value-type="float">
            <text:p>2,66715</text:p>
          </table:table-cell>
          <table:table-cell table:style-name="ce29" office:value-type="float" office:value="70.2754261666667" calcext:value-type="float">
            <text:p>70,2754261666667</text:p>
          </table:table-cell>
          <table:table-cell table:style-name="ce29" office:value-type="float" office:value="956.848348" calcext:value-type="float">
            <text:p>956,848348</text:p>
          </table:table-cell>
          <table:table-cell table:style-name="ce29" office:value-type="float" office:value="241.427083333333" calcext:value-type="float">
            <text:p>241,427083333333</text:p>
          </table:table-cell>
          <table:table-cell table:style-name="ce41" office:value-type="float" office:value="241.390625" calcext:value-type="float">
            <text:p>241,390625</text:p>
          </table:table-cell>
          <table:table-cell table:style-name="ce43"/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04:00:00" calcext:value-type="date">
            <text:p>09.02.18 04:00</text:p>
          </table:table-cell>
          <table:table-cell/>
          <table:table-cell table:style-name="ce41" office:value-type="float" office:value="2.653798" calcext:value-type="float">
            <text:p>2,653798</text:p>
          </table:table-cell>
          <table:table-cell table:style-name="ce29" office:value-type="float" office:value="71.4503693333333" calcext:value-type="float">
            <text:p>71,4503693333333</text:p>
          </table:table-cell>
          <table:table-cell table:style-name="ce29" office:value-type="float" office:value="956.5266825" calcext:value-type="float">
            <text:p>956,5266825</text:p>
          </table:table-cell>
          <table:table-cell table:style-name="ce29" office:value-type="float" office:value="241.59375" calcext:value-type="float">
            <text:p>241,59375</text:p>
          </table:table-cell>
          <table:table-cell table:style-name="ce41" office:value-type="float" office:value="241.59375" calcext:value-type="float">
            <text:p>241,59375</text:p>
          </table:table-cell>
          <table:table-cell table:style-name="ce43"/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05:00:00" calcext:value-type="date">
            <text:p>09.02.18 05:00</text:p>
          </table:table-cell>
          <table:table-cell/>
          <table:table-cell table:style-name="ce41" office:value-type="float" office:value="2.70720466666667" calcext:value-type="float">
            <text:p>2,70720466666667</text:p>
          </table:table-cell>
          <table:table-cell table:style-name="ce29" office:value-type="float" office:value="72.0057983333333" calcext:value-type="float">
            <text:p>72,0057983333333</text:p>
          </table:table-cell>
          <table:table-cell table:style-name="ce29" office:value-type="float" office:value="956.305002833333" calcext:value-type="float">
            <text:p>956,305002833333</text:p>
          </table:table-cell>
          <table:table-cell table:style-name="ce29" office:value-type="float" office:value="241.625" calcext:value-type="float">
            <text:p>241,625</text:p>
          </table:table-cell>
          <table:table-cell table:style-name="ce41" office:value-type="float" office:value="241.651041666667" calcext:value-type="float">
            <text:p>241,651041666667</text:p>
          </table:table-cell>
          <table:table-cell table:style-name="ce43"/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06:00:00" calcext:value-type="date">
            <text:p>09.02.18 06:00</text:p>
          </table:table-cell>
          <table:table-cell/>
          <table:table-cell table:style-name="ce41" office:value-type="float" office:value="2.34003466666667" calcext:value-type="float">
            <text:p>2,34003466666667</text:p>
          </table:table-cell>
          <table:table-cell table:style-name="ce29" office:value-type="float" office:value="72.7448451666667" calcext:value-type="float">
            <text:p>72,7448451666667</text:p>
          </table:table-cell>
          <table:table-cell table:style-name="ce29" office:value-type="float" office:value="956.256673333333" calcext:value-type="float">
            <text:p>956,256673333333</text:p>
          </table:table-cell>
          <table:table-cell table:style-name="ce29" office:value-type="float" office:value="241.447916666667" calcext:value-type="float">
            <text:p>241,447916666667</text:p>
          </table:table-cell>
          <table:table-cell table:style-name="ce41" office:value-type="float" office:value="241.46875" calcext:value-type="float">
            <text:p>241,46875</text:p>
          </table:table-cell>
          <table:table-cell table:style-name="ce43"/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07:00:00" calcext:value-type="date">
            <text:p>09.02.18 07:00</text:p>
          </table:table-cell>
          <table:table-cell/>
          <table:table-cell table:style-name="ce41" office:value-type="float" office:value="2.23678183333333" calcext:value-type="float">
            <text:p>2,23678183333333</text:p>
          </table:table-cell>
          <table:table-cell table:style-name="ce29" office:value-type="float" office:value="73.618932" calcext:value-type="float">
            <text:p>73,618932</text:p>
          </table:table-cell>
          <table:table-cell table:style-name="ce29" office:value-type="float" office:value="956.1516725" calcext:value-type="float">
            <text:p>956,1516725</text:p>
          </table:table-cell>
          <table:table-cell table:style-name="ce29" office:value-type="float" office:value="241.625" calcext:value-type="float">
            <text:p>241,625</text:p>
          </table:table-cell>
          <table:table-cell table:style-name="ce41" office:value-type="float" office:value="241.71875" calcext:value-type="float">
            <text:p>241,71875</text:p>
          </table:table-cell>
          <table:table-cell table:style-name="ce43"/>
          <table:table-cell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08:00:00" calcext:value-type="date">
            <text:p>09.02.18 08:00</text:p>
          </table:table-cell>
          <table:table-cell/>
          <table:table-cell table:style-name="ce41" office:value-type="float" office:value="2.30665533333333" calcext:value-type="float">
            <text:p>2,30665533333333</text:p>
          </table:table-cell>
          <table:table-cell table:style-name="ce29" office:value-type="float" office:value="74.7175813333333" calcext:value-type="float">
            <text:p>74,7175813333333</text:p>
          </table:table-cell>
          <table:table-cell table:style-name="ce29" office:value-type="float" office:value="956.086659833333" calcext:value-type="float">
            <text:p>956,086659833333</text:p>
          </table:table-cell>
          <table:table-cell table:style-name="ce29" office:value-type="float" office:value="241.713541666667" calcext:value-type="float">
            <text:p>241,713541666667</text:p>
          </table:table-cell>
          <table:table-cell table:style-name="ce41" office:value-type="float" office:value="241.822916666667" calcext:value-type="float">
            <text:p>241,822916666667</text:p>
          </table:table-cell>
          <table:table-cell table:style-name="ce43"/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09:00:00" calcext:value-type="date">
            <text:p>09.02.18 09:00</text:p>
          </table:table-cell>
          <table:table-cell/>
          <table:table-cell table:style-name="ce41" office:value-type="float" office:value="2.569238" calcext:value-type="float">
            <text:p>2,569238</text:p>
          </table:table-cell>
          <table:table-cell table:style-name="ce29" office:value-type="float" office:value="74.3231353333333" calcext:value-type="float">
            <text:p>74,3231353333333</text:p>
          </table:table-cell>
          <table:table-cell table:style-name="ce29" office:value-type="float" office:value="955.975006333333" calcext:value-type="float">
            <text:p>955,975006333333</text:p>
          </table:table-cell>
          <table:table-cell table:style-name="ce29" office:value-type="float" office:value="241.84375" calcext:value-type="float">
            <text:p>241,84375</text:p>
          </table:table-cell>
          <table:table-cell table:style-name="ce41" office:value-type="float" office:value="241.942708333333" calcext:value-type="float">
            <text:p>241,942708333333</text:p>
          </table:table-cell>
          <table:table-cell table:style-name="ce43"/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10:00:00" calcext:value-type="date">
            <text:p>09.02.18 10:00</text:p>
          </table:table-cell>
          <table:table-cell/>
          <table:table-cell table:style-name="ce41" office:value-type="float" office:value="2.960886" calcext:value-type="float">
            <text:p>2,960886</text:p>
          </table:table-cell>
          <table:table-cell table:style-name="ce29" office:value-type="float" office:value="71.7825075" calcext:value-type="float">
            <text:p>71,7825075</text:p>
          </table:table-cell>
          <table:table-cell table:style-name="ce29" office:value-type="float" office:value="955.641652333333" calcext:value-type="float">
            <text:p>955,641652333333</text:p>
          </table:table-cell>
          <table:table-cell table:style-name="ce29" office:value-type="float" office:value="241.8125" calcext:value-type="float">
            <text:p>241,8125</text:p>
          </table:table-cell>
          <table:table-cell table:style-name="ce41" office:value-type="float" office:value="241.885416666667" calcext:value-type="float">
            <text:p>241,885416666667</text:p>
          </table:table-cell>
          <table:table-cell table:style-name="ce43"/>
          <table:table-cell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11:00:00" calcext:value-type="date">
            <text:p>09.02.18 11:00</text:p>
          </table:table-cell>
          <table:table-cell/>
          <table:table-cell table:style-name="ce41" office:value-type="float" office:value="3.7294955" calcext:value-type="float">
            <text:p>3,7294955</text:p>
          </table:table-cell>
          <table:table-cell table:style-name="ce29" office:value-type="float" office:value="66.0652071666667" calcext:value-type="float">
            <text:p>66,0652071666667</text:p>
          </table:table-cell>
          <table:table-cell table:style-name="ce29" office:value-type="float" office:value="955.0466615" calcext:value-type="float">
            <text:p>955,0466615</text:p>
          </table:table-cell>
          <table:table-cell table:style-name="ce29" office:value-type="float" office:value="241.526041666667" calcext:value-type="float">
            <text:p>241,526041666667</text:p>
          </table:table-cell>
          <table:table-cell table:style-name="ce41" office:value-type="float" office:value="241.489583333333" calcext:value-type="float">
            <text:p>241,489583333333</text:p>
          </table:table-cell>
          <table:table-cell table:style-name="ce43"/>
          <table:table-cell office:value-type="float" office:value="92" calcext:value-type="float">
            <text:p>92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12:00:00" calcext:value-type="date">
            <text:p>09.02.18 12:00</text:p>
          </table:table-cell>
          <table:table-cell/>
          <table:table-cell table:style-name="ce41" office:value-type="float" office:value="3.66496283333333" calcext:value-type="float">
            <text:p>3,66496283333333</text:p>
          </table:table-cell>
          <table:table-cell table:style-name="ce29" office:value-type="float" office:value="64.878311" calcext:value-type="float">
            <text:p>64,878311</text:p>
          </table:table-cell>
          <table:table-cell table:style-name="ce29" office:value-type="float" office:value="954.521667666667" calcext:value-type="float">
            <text:p>954,521667666667</text:p>
          </table:table-cell>
          <table:table-cell table:style-name="ce29" office:value-type="float" office:value="241.395833333333" calcext:value-type="float">
            <text:p>241,395833333333</text:p>
          </table:table-cell>
          <table:table-cell table:style-name="ce41" office:value-type="float" office:value="241.364583333333" calcext:value-type="float">
            <text:p>241,364583333333</text:p>
          </table:table-cell>
          <table:table-cell table:style-name="ce43"/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13:00:00" calcext:value-type="date">
            <text:p>09.02.18 13:00</text:p>
          </table:table-cell>
          <table:table-cell/>
          <table:table-cell table:style-name="ce41" office:value-type="float" office:value="3.81672633333333" calcext:value-type="float">
            <text:p>3,81672633333333</text:p>
          </table:table-cell>
          <table:table-cell table:style-name="ce29" office:value-type="float" office:value="63.8788431666667" calcext:value-type="float">
            <text:p>63,8788431666667</text:p>
          </table:table-cell>
          <table:table-cell table:style-name="ce29" office:value-type="float" office:value="953.981669166667" calcext:value-type="float">
            <text:p>953,981669166667</text:p>
          </table:table-cell>
          <table:table-cell table:style-name="ce29" office:value-type="float" office:value="241.276041666667" calcext:value-type="float">
            <text:p>241,276041666667</text:p>
          </table:table-cell>
          <table:table-cell table:style-name="ce41" office:value-type="float" office:value="241.34375" calcext:value-type="float">
            <text:p>241,34375</text:p>
          </table:table-cell>
          <table:table-cell table:style-name="ce43"/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14:00:00" calcext:value-type="date">
            <text:p>09.02.18 14:00</text:p>
          </table:table-cell>
          <table:table-cell/>
          <table:table-cell table:style-name="ce41" office:value-type="float" office:value="3.7855725" calcext:value-type="float">
            <text:p>3,7855725</text:p>
          </table:table-cell>
          <table:table-cell table:style-name="ce29" office:value-type="float" office:value="63.897917" calcext:value-type="float">
            <text:p>63,897917</text:p>
          </table:table-cell>
          <table:table-cell table:style-name="ce29" office:value-type="float" office:value="953.478322166667" calcext:value-type="float">
            <text:p>953,478322166667</text:p>
          </table:table-cell>
          <table:table-cell table:style-name="ce29" office:value-type="float" office:value="241.34375" calcext:value-type="float">
            <text:p>241,34375</text:p>
          </table:table-cell>
          <table:table-cell table:style-name="ce41" office:value-type="float" office:value="241.359375" calcext:value-type="float">
            <text:p>241,359375</text:p>
          </table:table-cell>
          <table:table-cell table:style-name="ce43"/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15:00:00" calcext:value-type="date">
            <text:p>09.02.18 15:00</text:p>
          </table:table-cell>
          <table:table-cell/>
          <table:table-cell table:style-name="ce41" office:value-type="float" office:value="3.34719366666667" calcext:value-type="float">
            <text:p>3,34719366666667</text:p>
          </table:table-cell>
          <table:table-cell table:style-name="ce29" office:value-type="float" office:value="65.4642563333333" calcext:value-type="float">
            <text:p>65,4642563333333</text:p>
          </table:table-cell>
          <table:table-cell table:style-name="ce29" office:value-type="float" office:value="953.2983295" calcext:value-type="float">
            <text:p>953,2983295</text:p>
          </table:table-cell>
          <table:table-cell table:style-name="ce29" office:value-type="float" office:value="241.395833333333" calcext:value-type="float">
            <text:p>241,395833333333</text:p>
          </table:table-cell>
          <table:table-cell table:style-name="ce41" office:value-type="float" office:value="241.447916666667" calcext:value-type="float">
            <text:p>241,447916666667</text:p>
          </table:table-cell>
          <table:table-cell table:style-name="ce43"/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16:00:00" calcext:value-type="date">
            <text:p>09.02.18 16:00</text:p>
          </table:table-cell>
          <table:table-cell/>
          <table:table-cell table:style-name="ce41" office:value-type="float" office:value="2.82113883333333" calcext:value-type="float">
            <text:p>2,82113883333333</text:p>
          </table:table-cell>
          <table:table-cell table:style-name="ce29" office:value-type="float" office:value="67.2879641666667" calcext:value-type="float">
            <text:p>67,2879641666667</text:p>
          </table:table-cell>
          <table:table-cell table:style-name="ce29" office:value-type="float" office:value="953.256663166667" calcext:value-type="float">
            <text:p>953,256663166667</text:p>
          </table:table-cell>
          <table:table-cell table:style-name="ce29" office:value-type="float" office:value="241.255208333333" calcext:value-type="float">
            <text:p>241,255208333333</text:p>
          </table:table-cell>
          <table:table-cell table:style-name="ce41" office:value-type="float" office:value="241.270833333333" calcext:value-type="float">
            <text:p>241,270833333333</text:p>
          </table:table-cell>
          <table:table-cell table:style-name="ce43"/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17:00:00" calcext:value-type="date">
            <text:p>09.02.18 17:00</text:p>
          </table:table-cell>
          <table:table-cell/>
          <table:table-cell table:style-name="ce41" office:value-type="float" office:value="2.41480383333333" calcext:value-type="float">
            <text:p>2,41480383333333</text:p>
          </table:table-cell>
          <table:table-cell table:style-name="ce29" office:value-type="float" office:value="68.0455743333333" calcext:value-type="float">
            <text:p>68,0455743333333</text:p>
          </table:table-cell>
          <table:table-cell table:style-name="ce29" office:value-type="float" office:value="953.326660166667" calcext:value-type="float">
            <text:p>953,326660166667</text:p>
          </table:table-cell>
          <table:table-cell table:style-name="ce29" office:value-type="float" office:value="241.369791666667" calcext:value-type="float">
            <text:p>241,369791666667</text:p>
          </table:table-cell>
          <table:table-cell table:style-name="ce41" office:value-type="float" office:value="241.385416666667" calcext:value-type="float">
            <text:p>241,385416666667</text:p>
          </table:table-cell>
          <table:table-cell table:style-name="ce43"/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18:00:00" calcext:value-type="date">
            <text:p>09.02.18 18:00</text:p>
          </table:table-cell>
          <table:table-cell/>
          <table:table-cell table:style-name="ce41" office:value-type="float" office:value="2.1361995" calcext:value-type="float">
            <text:p>2,1361995</text:p>
          </table:table-cell>
          <table:table-cell table:style-name="ce29" office:value-type="float" office:value="69.2189903333333" calcext:value-type="float">
            <text:p>69,2189903333333</text:p>
          </table:table-cell>
          <table:table-cell table:style-name="ce29" office:value-type="float" office:value="953.470001333333" calcext:value-type="float">
            <text:p>953,470001333333</text:p>
          </table:table-cell>
          <table:table-cell table:style-name="ce29" office:value-type="float" office:value="241.401041666667" calcext:value-type="float">
            <text:p>241,401041666667</text:p>
          </table:table-cell>
          <table:table-cell table:style-name="ce41" office:value-type="float" office:value="241.40625" calcext:value-type="float">
            <text:p>241,40625</text:p>
          </table:table-cell>
          <table:table-cell table:style-name="ce43"/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19:00:00" calcext:value-type="date">
            <text:p>09.02.18 19:00</text:p>
          </table:table-cell>
          <table:table-cell/>
          <table:table-cell table:style-name="ce41" office:value-type="float" office:value="2.00045766666667" calcext:value-type="float">
            <text:p>2,00045766666667</text:p>
          </table:table-cell>
          <table:table-cell table:style-name="ce29" office:value-type="float" office:value="69.6602325" calcext:value-type="float">
            <text:p>69,6602325</text:p>
          </table:table-cell>
          <table:table-cell table:style-name="ce29" office:value-type="float" office:value="953.626658" calcext:value-type="float">
            <text:p>953,626658</text:p>
          </table:table-cell>
          <table:table-cell table:style-name="ce29" office:value-type="float" office:value="241.489583333333" calcext:value-type="float">
            <text:p>241,489583333333</text:p>
          </table:table-cell>
          <table:table-cell table:style-name="ce41" office:value-type="float" office:value="241.53125" calcext:value-type="float">
            <text:p>241,53125</text:p>
          </table:table-cell>
          <table:table-cell table:style-name="ce43"/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20:00:00" calcext:value-type="date">
            <text:p>09.02.18 20:00</text:p>
          </table:table-cell>
          <table:table-cell/>
          <table:table-cell table:style-name="ce41" office:value-type="float" office:value="2.01469933333333" calcext:value-type="float">
            <text:p>2,01469933333333</text:p>
          </table:table-cell>
          <table:table-cell table:style-name="ce29" office:value-type="float" office:value="70.4587883333333" calcext:value-type="float">
            <text:p>70,4587883333333</text:p>
          </table:table-cell>
          <table:table-cell table:style-name="ce29" office:value-type="float" office:value="953.865000333333" calcext:value-type="float">
            <text:p>953,865000333333</text:p>
          </table:table-cell>
          <table:table-cell table:style-name="ce29" office:value-type="float" office:value="241.703125" calcext:value-type="float">
            <text:p>241,703125</text:p>
          </table:table-cell>
          <table:table-cell table:style-name="ce41" office:value-type="float" office:value="241.916666666667" calcext:value-type="float">
            <text:p>241,916666666667</text:p>
          </table:table-cell>
          <table:table-cell table:style-name="ce43"/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21:00:00" calcext:value-type="date">
            <text:p>09.02.18 21:00</text:p>
          </table:table-cell>
          <table:table-cell/>
          <table:table-cell table:style-name="ce41" office:value-type="float" office:value="1.9332545" calcext:value-type="float">
            <text:p>1,9332545</text:p>
          </table:table-cell>
          <table:table-cell table:style-name="ce29" office:value-type="float" office:value="70.7545573333333" calcext:value-type="float">
            <text:p>70,7545573333333</text:p>
          </table:table-cell>
          <table:table-cell table:style-name="ce29" office:value-type="float" office:value="954.078338666667" calcext:value-type="float">
            <text:p>954,078338666667</text:p>
          </table:table-cell>
          <table:table-cell table:style-name="ce29" office:value-type="float" office:value="241.661458333333" calcext:value-type="float">
            <text:p>241,661458333333</text:p>
          </table:table-cell>
          <table:table-cell table:style-name="ce41" office:value-type="float" office:value="241.734375" calcext:value-type="float">
            <text:p>241,734375</text:p>
          </table:table-cell>
          <table:table-cell table:style-name="ce43"/>
          <table:table-cell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22:00:00" calcext:value-type="date">
            <text:p>09.02.18 22:00</text:p>
          </table:table-cell>
          <table:table-cell/>
          <table:table-cell table:style-name="ce41" office:value-type="float" office:value="1.88919383333333" calcext:value-type="float">
            <text:p>1,88919383333333</text:p>
          </table:table-cell>
          <table:table-cell table:style-name="ce29" office:value-type="float" office:value="71.2677688333333" calcext:value-type="float">
            <text:p>71,2677688333333</text:p>
          </table:table-cell>
          <table:table-cell table:style-name="ce29" office:value-type="float" office:value="954.269989" calcext:value-type="float">
            <text:p>954,269989</text:p>
          </table:table-cell>
          <table:table-cell table:style-name="ce29" office:value-type="float" office:value="241.703125" calcext:value-type="float">
            <text:p>241,703125</text:p>
          </table:table-cell>
          <table:table-cell table:style-name="ce41" office:value-type="float" office:value="241.822916666667" calcext:value-type="float">
            <text:p>241,822916666667</text:p>
          </table:table-cell>
          <table:table-cell table:style-name="ce43"/>
          <table:table-cell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09T23:00:00" calcext:value-type="date">
            <text:p>09.02.18 23:00</text:p>
          </table:table-cell>
          <table:table-cell/>
          <table:table-cell table:style-name="ce41" office:value-type="float" office:value="1.89052933333333" calcext:value-type="float">
            <text:p>1,89052933333333</text:p>
          </table:table-cell>
          <table:table-cell table:style-name="ce41" office:value-type="float" office:value="71.6817996666667" calcext:value-type="float">
            <text:p>71,6817996666667</text:p>
          </table:table-cell>
          <table:table-cell table:style-name="ce41" office:value-type="float" office:value="954.286672" calcext:value-type="float">
            <text:p>954,286672</text:p>
          </table:table-cell>
          <table:table-cell table:style-name="ce41" office:value-type="float" office:value="241.609375" calcext:value-type="float">
            <text:p>241,609375</text:p>
          </table:table-cell>
          <table:table-cell table:style-name="ce41" office:value-type="float" office:value="241.604166666667" calcext:value-type="float">
            <text:p>241,604166666667</text:p>
          </table:table-cell>
          <table:table-cell table:style-name="ce43"/>
          <table:table-cell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" calcext:value-type="date">
            <text:p>10.02.18 00:00</text:p>
          </table:table-cell>
          <table:table-cell/>
          <table:table-cell table:style-name="ce41" office:value-type="float" office:value="1.848694" calcext:value-type="float">
            <text:p>1,848694</text:p>
          </table:table-cell>
          <table:table-cell table:style-name="ce41" office:value-type="float" office:value="69.5201046666667" calcext:value-type="float">
            <text:p>69,5201046666667</text:p>
          </table:table-cell>
          <table:table-cell table:style-name="ce41" office:value-type="float" office:value="954.341674833333" calcext:value-type="float">
            <text:p>954,341674833333</text:p>
          </table:table-cell>
          <table:table-cell table:style-name="ce41" office:value-type="float" office:value="241.453125" calcext:value-type="float">
            <text:p>241,453125</text:p>
          </table:table-cell>
          <table:table-cell table:style-name="ce41" office:value-type="float" office:value="241.463541666667" calcext:value-type="float">
            <text:p>241,463541666667</text:p>
          </table:table-cell>
          <table:table-cell table:style-name="ce43"/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01:00:00" calcext:value-type="date">
            <text:p>10.02.18 01:00</text:p>
          </table:table-cell>
          <table:table-cell/>
          <table:table-cell table:style-name="ce41" office:value-type="float" office:value="1.80952916666667" calcext:value-type="float">
            <text:p>1,80952916666667</text:p>
          </table:table-cell>
          <table:table-cell table:style-name="ce29" office:value-type="float" office:value="68.0229405" calcext:value-type="float">
            <text:p>68,0229405</text:p>
          </table:table-cell>
          <table:table-cell table:style-name="ce29" office:value-type="float" office:value="954.3716635" calcext:value-type="float">
            <text:p>954,3716635</text:p>
          </table:table-cell>
          <table:table-cell table:style-name="ce29" office:value-type="float" office:value="241.557291666667" calcext:value-type="float">
            <text:p>241,557291666667</text:p>
          </table:table-cell>
          <table:table-cell table:style-name="ce41" office:value-type="float" office:value="241.541666666667" calcext:value-type="float">
            <text:p>241,541666666667</text:p>
          </table:table-cell>
          <table:table-cell table:style-name="ce43"/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02:00:00" calcext:value-type="date">
            <text:p>10.02.18 02:00</text:p>
          </table:table-cell>
          <table:table-cell/>
          <table:table-cell table:style-name="ce41" office:value-type="float" office:value="1.5589635" calcext:value-type="float">
            <text:p>1,5589635</text:p>
          </table:table-cell>
          <table:table-cell table:style-name="ce29" office:value-type="float" office:value="70.7899095" calcext:value-type="float">
            <text:p>70,7899095</text:p>
          </table:table-cell>
          <table:table-cell table:style-name="ce29" office:value-type="float" office:value="954.406656833333" calcext:value-type="float">
            <text:p>954,406656833333</text:p>
          </table:table-cell>
          <table:table-cell table:style-name="ce29" office:value-type="float" office:value="241.484375" calcext:value-type="float">
            <text:p>241,484375</text:p>
          </table:table-cell>
          <table:table-cell table:style-name="ce41" office:value-type="float" office:value="241.463541666667" calcext:value-type="float">
            <text:p>241,463541666667</text:p>
          </table:table-cell>
          <table:table-cell table:style-name="ce43"/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03:00:00" calcext:value-type="date">
            <text:p>10.02.18 03:00</text:p>
          </table:table-cell>
          <table:table-cell/>
          <table:table-cell table:style-name="ce41" office:value-type="float" office:value="1.21360116666667" calcext:value-type="float">
            <text:p>1,21360116666667</text:p>
          </table:table-cell>
          <table:table-cell table:style-name="ce29" office:value-type="float" office:value="73.6502113333333" calcext:value-type="float">
            <text:p>73,6502113333333</text:p>
          </table:table-cell>
          <table:table-cell table:style-name="ce29" office:value-type="float" office:value="954.388326" calcext:value-type="float">
            <text:p>954,388326</text:p>
          </table:table-cell>
          <table:table-cell table:style-name="ce29" office:value-type="float" office:value="241.692708333333" calcext:value-type="float">
            <text:p>241,692708333333</text:p>
          </table:table-cell>
          <table:table-cell table:style-name="ce41" office:value-type="float" office:value="241.666666666667" calcext:value-type="float">
            <text:p>241,666666666667</text:p>
          </table:table-cell>
          <table:table-cell table:style-name="ce43"/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04:00:00" calcext:value-type="date">
            <text:p>10.02.18 04:00</text:p>
          </table:table-cell>
          <table:table-cell/>
          <table:table-cell table:style-name="ce41" office:value-type="float" office:value="1.237189" calcext:value-type="float">
            <text:p>1,237189</text:p>
          </table:table-cell>
          <table:table-cell table:style-name="ce29" office:value-type="float" office:value="74.5209936666667" calcext:value-type="float">
            <text:p>74,5209936666667</text:p>
          </table:table-cell>
          <table:table-cell table:style-name="ce29" office:value-type="float" office:value="954.506663" calcext:value-type="float">
            <text:p>954,506663</text:p>
          </table:table-cell>
          <table:table-cell table:style-name="ce29" office:value-type="float" office:value="241.666666666667" calcext:value-type="float">
            <text:p>241,666666666667</text:p>
          </table:table-cell>
          <table:table-cell table:style-name="ce41" office:value-type="float" office:value="241.614583333333" calcext:value-type="float">
            <text:p>241,614583333333</text:p>
          </table:table-cell>
          <table:table-cell table:style-name="ce43"/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05:00:00" calcext:value-type="date">
            <text:p>10.02.18 05:00</text:p>
          </table:table-cell>
          <table:table-cell/>
          <table:table-cell table:style-name="ce41" office:value-type="float" office:value="1.39340316666667" calcext:value-type="float">
            <text:p>1,39340316666667</text:p>
          </table:table-cell>
          <table:table-cell table:style-name="ce29" office:value-type="float" office:value="74.0774635" calcext:value-type="float">
            <text:p>74,0774635</text:p>
          </table:table-cell>
          <table:table-cell table:style-name="ce29" office:value-type="float" office:value="954.736673666667" calcext:value-type="float">
            <text:p>954,736673666667</text:p>
          </table:table-cell>
          <table:table-cell table:style-name="ce29" office:value-type="float" office:value="241.666666666667" calcext:value-type="float">
            <text:p>241,666666666667</text:p>
          </table:table-cell>
          <table:table-cell table:style-name="ce41" office:value-type="float" office:value="241.677083333333" calcext:value-type="float">
            <text:p>241,677083333333</text:p>
          </table:table-cell>
          <table:table-cell table:style-name="ce43"/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06:00:00" calcext:value-type="date">
            <text:p>10.02.18 06:00</text:p>
          </table:table-cell>
          <table:table-cell/>
          <table:table-cell table:style-name="ce41" office:value-type="float" office:value="1.55985366666667" calcext:value-type="float">
            <text:p>1,55985366666667</text:p>
          </table:table-cell>
          <table:table-cell table:style-name="ce29" office:value-type="float" office:value="73.5406023333333" calcext:value-type="float">
            <text:p>73,5406023333333</text:p>
          </table:table-cell>
          <table:table-cell table:style-name="ce29" office:value-type="float" office:value="955.089996333333" calcext:value-type="float">
            <text:p>955,089996333333</text:p>
          </table:table-cell>
          <table:table-cell table:style-name="ce29" office:value-type="float" office:value="241.723958333333" calcext:value-type="float">
            <text:p>241,723958333333</text:p>
          </table:table-cell>
          <table:table-cell table:style-name="ce41" office:value-type="float" office:value="241.791666666667" calcext:value-type="float">
            <text:p>241,791666666667</text:p>
          </table:table-cell>
          <table:table-cell table:style-name="ce43"/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07:00:00" calcext:value-type="date">
            <text:p>10.02.18 07:00</text:p>
          </table:table-cell>
          <table:table-cell/>
          <table:table-cell table:style-name="ce41" office:value-type="float" office:value="1.80952933333333" calcext:value-type="float">
            <text:p>1,80952933333333</text:p>
          </table:table-cell>
          <table:table-cell table:style-name="ce29" office:value-type="float" office:value="72.6863505" calcext:value-type="float">
            <text:p>72,6863505</text:p>
          </table:table-cell>
          <table:table-cell table:style-name="ce29" office:value-type="float" office:value="955.6266885" calcext:value-type="float">
            <text:p>955,6266885</text:p>
          </table:table-cell>
          <table:table-cell table:style-name="ce29" office:value-type="float" office:value="241.833333333333" calcext:value-type="float">
            <text:p>241,833333333333</text:p>
          </table:table-cell>
          <table:table-cell table:style-name="ce41" office:value-type="float" office:value="241.875" calcext:value-type="float">
            <text:p>241,875</text:p>
          </table:table-cell>
          <table:table-cell table:style-name="ce43"/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08:00:00" calcext:value-type="date">
            <text:p>10.02.18 08:00</text:p>
          </table:table-cell>
          <table:table-cell/>
          <table:table-cell table:style-name="ce41" office:value-type="float" office:value="2.24523783333333" calcext:value-type="float">
            <text:p>2,24523783333333</text:p>
          </table:table-cell>
          <table:table-cell table:style-name="ce29" office:value-type="float" office:value="71.1482403333333" calcext:value-type="float">
            <text:p>71,1482403333333</text:p>
          </table:table-cell>
          <table:table-cell table:style-name="ce29" office:value-type="float" office:value="955.968333" calcext:value-type="float">
            <text:p>955,968333</text:p>
          </table:table-cell>
          <table:table-cell table:style-name="ce29" office:value-type="float" office:value="241.760416666667" calcext:value-type="float">
            <text:p>241,760416666667</text:p>
          </table:table-cell>
          <table:table-cell table:style-name="ce41" office:value-type="float" office:value="241.895833333333" calcext:value-type="float">
            <text:p>241,895833333333</text:p>
          </table:table-cell>
          <table:table-cell table:style-name="ce43"/>
          <table:table-cell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09:00:00" calcext:value-type="date">
            <text:p>10.02.18 09:00</text:p>
          </table:table-cell>
          <table:table-cell/>
          <table:table-cell table:style-name="ce41" office:value-type="float" office:value="2.85807833333333" calcext:value-type="float">
            <text:p>2,85807833333333</text:p>
          </table:table-cell>
          <table:table-cell table:style-name="ce29" office:value-type="float" office:value="68.8105608333333" calcext:value-type="float">
            <text:p>68,8105608333333</text:p>
          </table:table-cell>
          <table:table-cell table:style-name="ce29" office:value-type="float" office:value="956.281657" calcext:value-type="float">
            <text:p>956,281657</text:p>
          </table:table-cell>
          <table:table-cell table:style-name="ce29" office:value-type="float" office:value="241.817708333333" calcext:value-type="float">
            <text:p>241,817708333333</text:p>
          </table:table-cell>
          <table:table-cell table:style-name="ce41" office:value-type="float" office:value="241.973958333333" calcext:value-type="float">
            <text:p>241,973958333333</text:p>
          </table:table-cell>
          <table:table-cell table:style-name="ce43"/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10:00:00" calcext:value-type="date">
            <text:p>10.02.18 10:00</text:p>
          </table:table-cell>
          <table:table-cell/>
          <table:table-cell table:style-name="ce41" office:value-type="float" office:value="3.455787" calcext:value-type="float">
            <text:p>3,455787</text:p>
          </table:table-cell>
          <table:table-cell table:style-name="ce29" office:value-type="float" office:value="65.771215" calcext:value-type="float">
            <text:p>65,771215</text:p>
          </table:table-cell>
          <table:table-cell table:style-name="ce29" office:value-type="float" office:value="956.298329666667" calcext:value-type="float">
            <text:p>956,298329666667</text:p>
          </table:table-cell>
          <table:table-cell table:style-name="ce29" office:value-type="float" office:value="241.598958333333" calcext:value-type="float">
            <text:p>241,598958333333</text:p>
          </table:table-cell>
          <table:table-cell table:style-name="ce41" office:value-type="float" office:value="241.75" calcext:value-type="float">
            <text:p>241,75</text:p>
          </table:table-cell>
          <table:table-cell table:style-name="ce43"/>
          <table:table-cell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11:00:00" calcext:value-type="date">
            <text:p>10.02.18 11:00</text:p>
          </table:table-cell>
          <table:table-cell/>
          <table:table-cell table:style-name="ce41" office:value-type="float" office:value="5.32635233333333" calcext:value-type="float">
            <text:p>5,32635233333333</text:p>
          </table:table-cell>
          <table:table-cell table:style-name="ce29" office:value-type="float" office:value="58.7734286666667" calcext:value-type="float">
            <text:p>58,7734286666667</text:p>
          </table:table-cell>
          <table:table-cell table:style-name="ce29" office:value-type="float" office:value="956.204996833333" calcext:value-type="float">
            <text:p>956,204996833333</text:p>
          </table:table-cell>
          <table:table-cell table:style-name="ce29" office:value-type="float" office:value="241.630208333333" calcext:value-type="float">
            <text:p>241,630208333333</text:p>
          </table:table-cell>
          <table:table-cell table:style-name="ce41" office:value-type="float" office:value="241.744791666667" calcext:value-type="float">
            <text:p>241,744791666667</text:p>
          </table:table-cell>
          <table:table-cell table:style-name="ce43"/>
          <table:table-cell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12:00:00" calcext:value-type="date">
            <text:p>10.02.18 12:00</text:p>
          </table:table-cell>
          <table:table-cell/>
          <table:table-cell table:style-name="ce41" office:value-type="float" office:value="6.6673025" calcext:value-type="float">
            <text:p>6,6673025</text:p>
          </table:table-cell>
          <table:table-cell table:style-name="ce29" office:value-type="float" office:value="53.161415" calcext:value-type="float">
            <text:p>53,161415</text:p>
          </table:table-cell>
          <table:table-cell table:style-name="ce29" office:value-type="float" office:value="956.048329833333" calcext:value-type="float">
            <text:p>956,048329833333</text:p>
          </table:table-cell>
          <table:table-cell table:style-name="ce29" office:value-type="float" office:value="241.291666666667" calcext:value-type="float">
            <text:p>241,291666666667</text:p>
          </table:table-cell>
          <table:table-cell table:style-name="ce41" office:value-type="float" office:value="241.4375" calcext:value-type="float">
            <text:p>241,4375</text:p>
          </table:table-cell>
          <table:table-cell table:style-name="ce43"/>
          <table:table-cell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13:00:00" calcext:value-type="date">
            <text:p>10.02.18 13:00</text:p>
          </table:table-cell>
          <table:table-cell/>
          <table:table-cell table:style-name="ce41" office:value-type="float" office:value="7.2921595" calcext:value-type="float">
            <text:p>7,2921595</text:p>
          </table:table-cell>
          <table:table-cell table:style-name="ce29" office:value-type="float" office:value="49.9712618333333" calcext:value-type="float">
            <text:p>49,9712618333333</text:p>
          </table:table-cell>
          <table:table-cell table:style-name="ce29" office:value-type="float" office:value="955.849996" calcext:value-type="float">
            <text:p>955,849996</text:p>
          </table:table-cell>
          <table:table-cell table:style-name="ce29" office:value-type="float" office:value="241.130208333333" calcext:value-type="float">
            <text:p>241,130208333333</text:p>
          </table:table-cell>
          <table:table-cell table:style-name="ce41" office:value-type="float" office:value="241.291666666667" calcext:value-type="float">
            <text:p>241,291666666667</text:p>
          </table:table-cell>
          <table:table-cell table:style-name="ce43"/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14:00:00" calcext:value-type="date">
            <text:p>10.02.18 14:00</text:p>
          </table:table-cell>
          <table:table-cell/>
          <table:table-cell table:style-name="ce41" office:value-type="float" office:value="7.97665383333333" calcext:value-type="float">
            <text:p>7,97665383333333</text:p>
          </table:table-cell>
          <table:table-cell table:style-name="ce29" office:value-type="float" office:value="47.5989928333333" calcext:value-type="float">
            <text:p>47,5989928333333</text:p>
          </table:table-cell>
          <table:table-cell table:style-name="ce29" office:value-type="float" office:value="955.641672666667" calcext:value-type="float">
            <text:p>955,641672666667</text:p>
          </table:table-cell>
          <table:table-cell table:style-name="ce29" office:value-type="float" office:value="240.510416666667" calcext:value-type="float">
            <text:p>240,510416666667</text:p>
          </table:table-cell>
          <table:table-cell table:style-name="ce41" office:value-type="float" office:value="240.640625" calcext:value-type="float">
            <text:p>240,640625</text:p>
          </table:table-cell>
          <table:table-cell table:style-name="ce43"/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15:00:00" calcext:value-type="date">
            <text:p>10.02.18 15:00</text:p>
          </table:table-cell>
          <table:table-cell/>
          <table:table-cell table:style-name="ce41" office:value-type="float" office:value="7.32242333333333" calcext:value-type="float">
            <text:p>7,32242333333333</text:p>
          </table:table-cell>
          <table:table-cell table:style-name="ce29" office:value-type="float" office:value="48.9761198333333" calcext:value-type="float">
            <text:p>48,9761198333333</text:p>
          </table:table-cell>
          <table:table-cell table:style-name="ce29" office:value-type="float" office:value="955.543325166667" calcext:value-type="float">
            <text:p>955,543325166667</text:p>
          </table:table-cell>
          <table:table-cell table:style-name="ce29" office:value-type="float" office:value="240.739583333333" calcext:value-type="float">
            <text:p>240,739583333333</text:p>
          </table:table-cell>
          <table:table-cell table:style-name="ce41" office:value-type="float" office:value="240.885416666667" calcext:value-type="float">
            <text:p>240,885416666667</text:p>
          </table:table-cell>
          <table:table-cell table:style-name="ce43"/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16:00:00" calcext:value-type="date">
            <text:p>10.02.18 16:00</text:p>
          </table:table-cell>
          <table:table-cell/>
          <table:table-cell table:style-name="ce41" office:value-type="float" office:value="6.468363" calcext:value-type="float">
            <text:p>6,468363</text:p>
          </table:table-cell>
          <table:table-cell table:style-name="ce29" office:value-type="float" office:value="51.8946623333333" calcext:value-type="float">
            <text:p>51,8946623333333</text:p>
          </table:table-cell>
          <table:table-cell table:style-name="ce29" office:value-type="float" office:value="955.5733235" calcext:value-type="float">
            <text:p>955,5733235</text:p>
          </table:table-cell>
          <table:table-cell table:style-name="ce29" office:value-type="float" office:value="240.880208333333" calcext:value-type="float">
            <text:p>240,880208333333</text:p>
          </table:table-cell>
          <table:table-cell table:style-name="ce41" office:value-type="float" office:value="241.078125" calcext:value-type="float">
            <text:p>241,078125</text:p>
          </table:table-cell>
          <table:table-cell table:style-name="ce43"/>
          <table:table-cell office:value-type="float" office:value="107" calcext:value-type="float">
            <text:p>107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17:00:00" calcext:value-type="date">
            <text:p>10.02.18 17:00</text:p>
          </table:table-cell>
          <table:table-cell/>
          <table:table-cell table:style-name="ce41" office:value-type="float" office:value="5.827484" calcext:value-type="float">
            <text:p>5,827484</text:p>
          </table:table-cell>
          <table:table-cell table:style-name="ce29" office:value-type="float" office:value="55.6860206666667" calcext:value-type="float">
            <text:p>55,6860206666667</text:p>
          </table:table-cell>
          <table:table-cell table:style-name="ce29" office:value-type="float" office:value="955.725006" calcext:value-type="float">
            <text:p>955,725006</text:p>
          </table:table-cell>
          <table:table-cell table:style-name="ce29" office:value-type="float" office:value="240.963541666667" calcext:value-type="float">
            <text:p>240,963541666667</text:p>
          </table:table-cell>
          <table:table-cell table:style-name="ce41" office:value-type="float" office:value="241.161458333333" calcext:value-type="float">
            <text:p>241,161458333333</text:p>
          </table:table-cell>
          <table:table-cell table:style-name="ce43"/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18:00:00" calcext:value-type="date">
            <text:p>10.02.18 18:00</text:p>
          </table:table-cell>
          <table:table-cell/>
          <table:table-cell table:style-name="ce41" office:value-type="float" office:value="5.42604466666667" calcext:value-type="float">
            <text:p>5,42604466666667</text:p>
          </table:table-cell>
          <table:table-cell table:style-name="ce29" office:value-type="float" office:value="59.4672056666667" calcext:value-type="float">
            <text:p>59,4672056666667</text:p>
          </table:table-cell>
          <table:table-cell table:style-name="ce29" office:value-type="float" office:value="955.764994333333" calcext:value-type="float">
            <text:p>955,764994333333</text:p>
          </table:table-cell>
          <table:table-cell table:style-name="ce29" office:value-type="float" office:value="241.125" calcext:value-type="float">
            <text:p>241,125</text:p>
          </table:table-cell>
          <table:table-cell table:style-name="ce41" office:value-type="float" office:value="241.354166666667" calcext:value-type="float">
            <text:p>241,354166666667</text:p>
          </table:table-cell>
          <table:table-cell table:style-name="ce43"/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19:00:00" calcext:value-type="date">
            <text:p>10.02.18 19:00</text:p>
          </table:table-cell>
          <table:table-cell/>
          <table:table-cell table:style-name="ce41" office:value-type="float" office:value="5.2854075" calcext:value-type="float">
            <text:p>5,2854075</text:p>
          </table:table-cell>
          <table:table-cell table:style-name="ce29" office:value-type="float" office:value="60.819409" calcext:value-type="float">
            <text:p>60,819409</text:p>
          </table:table-cell>
          <table:table-cell table:style-name="ce29" office:value-type="float" office:value="955.7483315" calcext:value-type="float">
            <text:p>955,7483315</text:p>
          </table:table-cell>
          <table:table-cell table:style-name="ce29" office:value-type="float" office:value="241.072916666667" calcext:value-type="float">
            <text:p>241,072916666667</text:p>
          </table:table-cell>
          <table:table-cell table:style-name="ce41" office:value-type="float" office:value="241.229166666667" calcext:value-type="float">
            <text:p>241,229166666667</text:p>
          </table:table-cell>
          <table:table-cell table:style-name="ce43"/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20:00:00" calcext:value-type="date">
            <text:p>10.02.18 20:00</text:p>
          </table:table-cell>
          <table:table-cell/>
          <table:table-cell table:style-name="ce41" office:value-type="float" office:value="5.02638533333333" calcext:value-type="float">
            <text:p>5,02638533333333</text:p>
          </table:table-cell>
          <table:table-cell table:style-name="ce29" office:value-type="float" office:value="62.2596075" calcext:value-type="float">
            <text:p>62,2596075</text:p>
          </table:table-cell>
          <table:table-cell table:style-name="ce29" office:value-type="float" office:value="955.688344333333" calcext:value-type="float">
            <text:p>955,688344333333</text:p>
          </table:table-cell>
          <table:table-cell table:style-name="ce29" office:value-type="float" office:value="241.28125" calcext:value-type="float">
            <text:p>241,28125</text:p>
          </table:table-cell>
          <table:table-cell table:style-name="ce41" office:value-type="float" office:value="241.380208333333" calcext:value-type="float">
            <text:p>241,380208333333</text:p>
          </table:table-cell>
          <table:table-cell table:style-name="ce43"/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21:00:00" calcext:value-type="date">
            <text:p>10.02.18 21:00</text:p>
          </table:table-cell>
          <table:table-cell/>
          <table:table-cell table:style-name="ce41" office:value-type="float" office:value="4.76202266666667" calcext:value-type="float">
            <text:p>4,76202266666667</text:p>
          </table:table-cell>
          <table:table-cell table:style-name="ce29" office:value-type="float" office:value="63.3419805" calcext:value-type="float">
            <text:p>63,3419805</text:p>
          </table:table-cell>
          <table:table-cell table:style-name="ce29" office:value-type="float" office:value="955.571665333333" calcext:value-type="float">
            <text:p>955,571665333333</text:p>
          </table:table-cell>
          <table:table-cell table:style-name="ce29" office:value-type="float" office:value="241.291666666667" calcext:value-type="float">
            <text:p>241,291666666667</text:p>
          </table:table-cell>
          <table:table-cell table:style-name="ce41" office:value-type="float" office:value="241.385416666667" calcext:value-type="float">
            <text:p>241,385416666667</text:p>
          </table:table-cell>
          <table:table-cell table:style-name="ce43"/>
          <table:table-cell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22:00:00" calcext:value-type="date">
            <text:p>10.02.18 22:00</text:p>
          </table:table-cell>
          <table:table-cell/>
          <table:table-cell table:style-name="ce41" office:value-type="float" office:value="4.528369" calcext:value-type="float">
            <text:p>4,528369</text:p>
          </table:table-cell>
          <table:table-cell table:style-name="ce29" office:value-type="float" office:value="63.983368" calcext:value-type="float">
            <text:p>63,983368</text:p>
          </table:table-cell>
          <table:table-cell table:style-name="ce29" office:value-type="float" office:value="955.410003833333" calcext:value-type="float">
            <text:p>955,410003833333</text:p>
          </table:table-cell>
          <table:table-cell table:style-name="ce29" office:value-type="float" office:value="241.302083333333" calcext:value-type="float">
            <text:p>241,302083333333</text:p>
          </table:table-cell>
          <table:table-cell table:style-name="ce41" office:value-type="float" office:value="241.380208333333" calcext:value-type="float">
            <text:p>241,380208333333</text:p>
          </table:table-cell>
          <table:table-cell table:style-name="ce43"/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0T23:00:00" calcext:value-type="date">
            <text:p>10.02.18 23:00</text:p>
          </table:table-cell>
          <table:table-cell/>
          <table:table-cell table:style-name="ce41" office:value-type="float" office:value="4.2947155" calcext:value-type="float">
            <text:p>4,2947155</text:p>
          </table:table-cell>
          <table:table-cell table:style-name="ce41" office:value-type="float" office:value="63.7290498333333" calcext:value-type="float">
            <text:p>63,7290498333333</text:p>
          </table:table-cell>
          <table:table-cell table:style-name="ce41" office:value-type="float" office:value="955.064992166667" calcext:value-type="float">
            <text:p>955,064992166667</text:p>
          </table:table-cell>
          <table:table-cell table:style-name="ce41" office:value-type="float" office:value="241.192708333333" calcext:value-type="float">
            <text:p>241,192708333333</text:p>
          </table:table-cell>
          <table:table-cell table:style-name="ce41" office:value-type="float" office:value="241.15625" calcext:value-type="float">
            <text:p>241,15625</text:p>
          </table:table-cell>
          <table:table-cell table:style-name="ce43"/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" calcext:value-type="date">
            <text:p>11.02.18 00:00</text:p>
          </table:table-cell>
          <table:table-cell/>
          <table:table-cell table:style-name="ce41" office:value-type="float" office:value="3.86968783333333" calcext:value-type="float">
            <text:p>3,86968783333333</text:p>
          </table:table-cell>
          <table:table-cell table:style-name="ce41" office:value-type="float" office:value="64.2308183333333" calcext:value-type="float">
            <text:p>64,2308183333333</text:p>
          </table:table-cell>
          <table:table-cell table:style-name="ce41" office:value-type="float" office:value="954.553334666667" calcext:value-type="float">
            <text:p>954,553334666667</text:p>
          </table:table-cell>
          <table:table-cell table:style-name="ce41" office:value-type="float" office:value="241.458333333333" calcext:value-type="float">
            <text:p>241,458333333333</text:p>
          </table:table-cell>
          <table:table-cell table:style-name="ce41" office:value-type="float" office:value="241.390625" calcext:value-type="float">
            <text:p>241,390625</text:p>
          </table:table-cell>
          <table:table-cell table:style-name="ce43"/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01:00:00" calcext:value-type="date">
            <text:p>11.02.18 01:00</text:p>
          </table:table-cell>
          <table:table-cell/>
          <table:table-cell table:style-name="ce41" office:value-type="float" office:value="3.666743" calcext:value-type="float">
            <text:p>3,666743</text:p>
          </table:table-cell>
          <table:table-cell table:style-name="ce29" office:value-type="float" office:value="63.7931386666667" calcext:value-type="float">
            <text:p>63,7931386666667</text:p>
          </table:table-cell>
          <table:table-cell table:style-name="ce29" office:value-type="float" office:value="953.9516805" calcext:value-type="float">
            <text:p>953,9516805</text:p>
          </table:table-cell>
          <table:table-cell table:style-name="ce29" office:value-type="float" office:value="241.28125" calcext:value-type="float">
            <text:p>241,28125</text:p>
          </table:table-cell>
          <table:table-cell table:style-name="ce41" office:value-type="float" office:value="241.25" calcext:value-type="float">
            <text:p>241,25</text:p>
          </table:table-cell>
          <table:table-cell table:style-name="ce43"/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02:00:00" calcext:value-type="date">
            <text:p>11.02.18 02:00</text:p>
          </table:table-cell>
          <table:table-cell/>
          <table:table-cell table:style-name="ce41" office:value-type="float" office:value="3.15270483333333" calcext:value-type="float">
            <text:p>3,15270483333333</text:p>
          </table:table-cell>
          <table:table-cell table:style-name="ce29" office:value-type="float" office:value="64.8233781666667" calcext:value-type="float">
            <text:p>64,8233781666667</text:p>
          </table:table-cell>
          <table:table-cell table:style-name="ce29" office:value-type="float" office:value="953.549998166667" calcext:value-type="float">
            <text:p>953,549998166667</text:p>
          </table:table-cell>
          <table:table-cell table:style-name="ce29" office:value-type="float" office:value="241.380208333333" calcext:value-type="float">
            <text:p>241,380208333333</text:p>
          </table:table-cell>
          <table:table-cell table:style-name="ce41" office:value-type="float" office:value="241.265625" calcext:value-type="float">
            <text:p>241,265625</text:p>
          </table:table-cell>
          <table:table-cell table:style-name="ce43"/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03:00:00" calcext:value-type="date">
            <text:p>11.02.18 03:00</text:p>
          </table:table-cell>
          <table:table-cell/>
          <table:table-cell table:style-name="ce41" office:value-type="float" office:value="2.61107283333333" calcext:value-type="float">
            <text:p>2,61107283333333</text:p>
          </table:table-cell>
          <table:table-cell table:style-name="ce29" office:value-type="float" office:value="64.930191" calcext:value-type="float">
            <text:p>64,930191</text:p>
          </table:table-cell>
          <table:table-cell table:style-name="ce29" office:value-type="float" office:value="952.730000833333" calcext:value-type="float">
            <text:p>952,730000833333</text:p>
          </table:table-cell>
          <table:table-cell table:style-name="ce29" office:value-type="float" office:value="241.427083333333" calcext:value-type="float">
            <text:p>241,427083333333</text:p>
          </table:table-cell>
          <table:table-cell table:style-name="ce41" office:value-type="float" office:value="241.333333333333" calcext:value-type="float">
            <text:p>241,333333333333</text:p>
          </table:table-cell>
          <table:table-cell table:style-name="ce43"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04:00:00" calcext:value-type="date">
            <text:p>11.02.18 04:00</text:p>
          </table:table-cell>
          <table:table-cell/>
          <table:table-cell table:style-name="ce41" office:value-type="float" office:value="2.00045783333333" calcext:value-type="float">
            <text:p>2,00045783333333</text:p>
          </table:table-cell>
          <table:table-cell table:style-name="ce29" office:value-type="float" office:value="65.1990013333333" calcext:value-type="float">
            <text:p>65,1990013333333</text:p>
          </table:table-cell>
          <table:table-cell table:style-name="ce29" office:value-type="float" office:value="952.018320833333" calcext:value-type="float">
            <text:p>952,018320833333</text:p>
          </table:table-cell>
          <table:table-cell table:style-name="ce29" office:value-type="float" office:value="241.526041666667" calcext:value-type="float">
            <text:p>241,526041666667</text:p>
          </table:table-cell>
          <table:table-cell table:style-name="ce41" office:value-type="float" office:value="241.442708333333" calcext:value-type="float">
            <text:p>241,442708333333</text:p>
          </table:table-cell>
          <table:table-cell table:style-name="ce43"/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05:00:00" calcext:value-type="date">
            <text:p>11.02.18 05:00</text:p>
          </table:table-cell>
          <table:table-cell/>
          <table:table-cell table:style-name="ce41" office:value-type="float" office:value="2.03294666666667" calcext:value-type="float">
            <text:p>2,03294666666667</text:p>
          </table:table-cell>
          <table:table-cell table:style-name="ce29" office:value-type="float" office:value="65.71374" calcext:value-type="float">
            <text:p>65,71374</text:p>
          </table:table-cell>
          <table:table-cell table:style-name="ce29" office:value-type="float" office:value="951.525003833333" calcext:value-type="float">
            <text:p>951,525003833333</text:p>
          </table:table-cell>
          <table:table-cell table:style-name="ce29" office:value-type="float" office:value="241.572916666667" calcext:value-type="float">
            <text:p>241,572916666667</text:p>
          </table:table-cell>
          <table:table-cell table:style-name="ce41" office:value-type="float" office:value="241.5625" calcext:value-type="float">
            <text:p>241,5625</text:p>
          </table:table-cell>
          <table:table-cell table:style-name="ce43"/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06:00:00" calcext:value-type="date">
            <text:p>11.02.18 06:00</text:p>
          </table:table-cell>
          <table:table-cell/>
          <table:table-cell table:style-name="ce41" office:value-type="float" office:value="1.61504033333333" calcext:value-type="float">
            <text:p>1,61504033333333</text:p>
          </table:table-cell>
          <table:table-cell table:style-name="ce29" office:value-type="float" office:value="65.4044915" calcext:value-type="float">
            <text:p>65,4044915</text:p>
          </table:table-cell>
          <table:table-cell table:style-name="ce29" office:value-type="float" office:value="951.063323666667" calcext:value-type="float">
            <text:p>951,063323666667</text:p>
          </table:table-cell>
          <table:table-cell table:style-name="ce29" office:value-type="float" office:value="241.4375" calcext:value-type="float">
            <text:p>241,4375</text:p>
          </table:table-cell>
          <table:table-cell table:style-name="ce41" office:value-type="float" office:value="241.489583333333" calcext:value-type="float">
            <text:p>241,489583333333</text:p>
          </table:table-cell>
          <table:table-cell table:style-name="ce43"/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07:00:00" calcext:value-type="date">
            <text:p>11.02.18 07:00</text:p>
          </table:table-cell>
          <table:table-cell/>
          <table:table-cell table:style-name="ce41" office:value-type="float" office:value="1.33287566666667" calcext:value-type="float">
            <text:p>1,33287566666667</text:p>
          </table:table-cell>
          <table:table-cell table:style-name="ce29" office:value-type="float" office:value="66.77704" calcext:value-type="float">
            <text:p>66,77704</text:p>
          </table:table-cell>
          <table:table-cell table:style-name="ce29" office:value-type="float" office:value="950.703348666667" calcext:value-type="float">
            <text:p>950,703348666667</text:p>
          </table:table-cell>
          <table:table-cell table:style-name="ce29" office:value-type="float" office:value="241.723958333333" calcext:value-type="float">
            <text:p>241,723958333333</text:p>
          </table:table-cell>
          <table:table-cell table:style-name="ce41" office:value-type="float" office:value="241.765625" calcext:value-type="float">
            <text:p>241,765625</text:p>
          </table:table-cell>
          <table:table-cell table:style-name="ce43"/>
          <table:table-cell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08:00:00" calcext:value-type="date">
            <text:p>11.02.18 08:00</text:p>
          </table:table-cell>
          <table:table-cell/>
          <table:table-cell table:style-name="ce41" office:value-type="float" office:value="2.01291933333333" calcext:value-type="float">
            <text:p>2,01291933333333</text:p>
          </table:table-cell>
          <table:table-cell table:style-name="ce29" office:value-type="float" office:value="67.5824611666667" calcext:value-type="float">
            <text:p>67,5824611666667</text:p>
          </table:table-cell>
          <table:table-cell table:style-name="ce29" office:value-type="float" office:value="950.174997666667" calcext:value-type="float">
            <text:p>950,174997666667</text:p>
          </table:table-cell>
          <table:table-cell table:style-name="ce29" office:value-type="float" office:value="242.046875" calcext:value-type="float">
            <text:p>242,046875</text:p>
          </table:table-cell>
          <table:table-cell table:style-name="ce41" office:value-type="float" office:value="242.088541666667" calcext:value-type="float">
            <text:p>242,088541666667</text:p>
          </table:table-cell>
          <table:table-cell table:style-name="ce43"/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09:00:00" calcext:value-type="date">
            <text:p>11.02.18 09:00</text:p>
          </table:table-cell>
          <table:table-cell/>
          <table:table-cell table:style-name="ce41" office:value-type="float" office:value="4.62316566666667" calcext:value-type="float">
            <text:p>4,62316566666667</text:p>
          </table:table-cell>
          <table:table-cell table:style-name="ce29" office:value-type="float" office:value="60.9473311666667" calcext:value-type="float">
            <text:p>60,9473311666667</text:p>
          </table:table-cell>
          <table:table-cell table:style-name="ce29" office:value-type="float" office:value="949.450012" calcext:value-type="float">
            <text:p>949,450012</text:p>
          </table:table-cell>
          <table:table-cell table:style-name="ce29" office:value-type="float" office:value="241.755208333333" calcext:value-type="float">
            <text:p>241,755208333333</text:p>
          </table:table-cell>
          <table:table-cell table:style-name="ce41" office:value-type="float" office:value="241.739583333333" calcext:value-type="float">
            <text:p>241,739583333333</text:p>
          </table:table-cell>
          <table:table-cell table:style-name="ce43"/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10:00:00" calcext:value-type="date">
            <text:p>11.02.18 10:00</text:p>
          </table:table-cell>
          <table:table-cell/>
          <table:table-cell table:style-name="ce41" office:value-type="float" office:value="6.86134616666667" calcext:value-type="float">
            <text:p>6,86134616666667</text:p>
          </table:table-cell>
          <table:table-cell table:style-name="ce29" office:value-type="float" office:value="53.0126393333333" calcext:value-type="float">
            <text:p>53,0126393333333</text:p>
          </table:table-cell>
          <table:table-cell table:style-name="ce29" office:value-type="float" office:value="948.4533285" calcext:value-type="float">
            <text:p>948,4533285</text:p>
          </table:table-cell>
          <table:table-cell table:style-name="ce29" office:value-type="float" office:value="241.713541666667" calcext:value-type="float">
            <text:p>241,713541666667</text:p>
          </table:table-cell>
          <table:table-cell table:style-name="ce41" office:value-type="float" office:value="241.692708333333" calcext:value-type="float">
            <text:p>241,692708333333</text:p>
          </table:table-cell>
          <table:table-cell table:style-name="ce43"/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11:00:00" calcext:value-type="date">
            <text:p>11.02.18 11:00</text:p>
          </table:table-cell>
          <table:table-cell/>
          <table:table-cell table:style-name="ce41" office:value-type="float" office:value="9.30291683333333" calcext:value-type="float">
            <text:p>9,30291683333333</text:p>
          </table:table-cell>
          <table:table-cell table:style-name="ce29" office:value-type="float" office:value="44.2325985" calcext:value-type="float">
            <text:p>44,2325985</text:p>
          </table:table-cell>
          <table:table-cell table:style-name="ce29" office:value-type="float" office:value="947.846659333333" calcext:value-type="float">
            <text:p>947,846659333333</text:p>
          </table:table-cell>
          <table:table-cell table:style-name="ce29" office:value-type="float" office:value="240.020833333333" calcext:value-type="float">
            <text:p>240,020833333333</text:p>
          </table:table-cell>
          <table:table-cell table:style-name="ce41" office:value-type="float" office:value="239.973958333333" calcext:value-type="float">
            <text:p>239,973958333333</text:p>
          </table:table-cell>
          <table:table-cell table:style-name="ce43"/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12:00:00" calcext:value-type="date">
            <text:p>11.02.18 12:00</text:p>
          </table:table-cell>
          <table:table-cell/>
          <table:table-cell table:style-name="ce41" office:value-type="float" office:value="9.43910416666667" calcext:value-type="float">
            <text:p>9,43910416666667</text:p>
          </table:table-cell>
          <table:table-cell table:style-name="ce29" office:value-type="float" office:value="43.8722305" calcext:value-type="float">
            <text:p>43,8722305</text:p>
          </table:table-cell>
          <table:table-cell table:style-name="ce29" office:value-type="float" office:value="947.161662" calcext:value-type="float">
            <text:p>947,161662</text:p>
          </table:table-cell>
          <table:table-cell table:style-name="ce29" office:value-type="float" office:value="240.182291666667" calcext:value-type="float">
            <text:p>240,182291666667</text:p>
          </table:table-cell>
          <table:table-cell table:style-name="ce41" office:value-type="float" office:value="240.213541666667" calcext:value-type="float">
            <text:p>240,213541666667</text:p>
          </table:table-cell>
          <table:table-cell table:style-name="ce43"/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13:00:00" calcext:value-type="date">
            <text:p>11.02.18 13:00</text:p>
          </table:table-cell>
          <table:table-cell/>
          <table:table-cell table:style-name="ce41" office:value-type="float" office:value="9.35498866666667" calcext:value-type="float">
            <text:p>9,35498866666667</text:p>
          </table:table-cell>
          <table:table-cell table:style-name="ce29" office:value-type="float" office:value="48.6134646666667" calcext:value-type="float">
            <text:p>48,6134646666667</text:p>
          </table:table-cell>
          <table:table-cell table:style-name="ce29" office:value-type="float" office:value="946.446655333333" calcext:value-type="float">
            <text:p>946,446655333333</text:p>
          </table:table-cell>
          <table:table-cell table:style-name="ce29" office:value-type="float" office:value="240.421875" calcext:value-type="float">
            <text:p>240,421875</text:p>
          </table:table-cell>
          <table:table-cell table:style-name="ce41" office:value-type="float" office:value="240.578125" calcext:value-type="float">
            <text:p>240,578125</text:p>
          </table:table-cell>
          <table:table-cell table:style-name="ce43"/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14:00:00" calcext:value-type="date">
            <text:p>11.02.18 14:00</text:p>
          </table:table-cell>
          <table:table-cell/>
          <table:table-cell table:style-name="ce41" office:value-type="float" office:value="9.24684" calcext:value-type="float">
            <text:p>9,24684</text:p>
          </table:table-cell>
          <table:table-cell table:style-name="ce29" office:value-type="float" office:value="53.631139" calcext:value-type="float">
            <text:p>53,631139</text:p>
          </table:table-cell>
          <table:table-cell table:style-name="ce29" office:value-type="float" office:value="946.049998" calcext:value-type="float">
            <text:p>946,049998</text:p>
          </table:table-cell>
          <table:table-cell table:style-name="ce29" office:value-type="float" office:value="240.9375" calcext:value-type="float">
            <text:p>240,9375</text:p>
          </table:table-cell>
          <table:table-cell table:style-name="ce41" office:value-type="float" office:value="241.151041666667" calcext:value-type="float">
            <text:p>241,151041666667</text:p>
          </table:table-cell>
          <table:table-cell table:style-name="ce43"/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15:00:00" calcext:value-type="date">
            <text:p>11.02.18 15:00</text:p>
          </table:table-cell>
          <table:table-cell/>
          <table:table-cell table:style-name="ce41" office:value-type="float" office:value="7.93837916666667" calcext:value-type="float">
            <text:p>7,93837916666667</text:p>
          </table:table-cell>
          <table:table-cell table:style-name="ce29" office:value-type="float" office:value="62.8104571666667" calcext:value-type="float">
            <text:p>62,8104571666667</text:p>
          </table:table-cell>
          <table:table-cell table:style-name="ce29" office:value-type="float" office:value="946.065012666667" calcext:value-type="float">
            <text:p>946,065012666667</text:p>
          </table:table-cell>
          <table:table-cell table:style-name="ce29" office:value-type="float" office:value="240.401041666667" calcext:value-type="float">
            <text:p>240,401041666667</text:p>
          </table:table-cell>
          <table:table-cell table:style-name="ce41" office:value-type="float" office:value="240.567708333333" calcext:value-type="float">
            <text:p>240,567708333333</text:p>
          </table:table-cell>
          <table:table-cell table:style-name="ce43"/>
          <table:table-cell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16:00:00" calcext:value-type="date">
            <text:p>11.02.18 16:00</text:p>
          </table:table-cell>
          <table:table-cell/>
          <table:table-cell table:style-name="ce41" office:value-type="float" office:value="6.76298933333333" calcext:value-type="float">
            <text:p>6,76298933333333</text:p>
          </table:table-cell>
          <table:table-cell table:style-name="ce29" office:value-type="float" office:value="70.1131718333333" calcext:value-type="float">
            <text:p>70,1131718333333</text:p>
          </table:table-cell>
          <table:table-cell table:style-name="ce29" office:value-type="float" office:value="946.110015833333" calcext:value-type="float">
            <text:p>946,110015833333</text:p>
          </table:table-cell>
          <table:table-cell table:style-name="ce29" office:value-type="float" office:value="240.984375" calcext:value-type="float">
            <text:p>240,984375</text:p>
          </table:table-cell>
          <table:table-cell table:style-name="ce41" office:value-type="float" office:value="241.208333333333" calcext:value-type="float">
            <text:p>241,208333333333</text:p>
          </table:table-cell>
          <table:table-cell table:style-name="ce43"/>
          <table:table-cell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17:00:00" calcext:value-type="date">
            <text:p>11.02.18 17:00</text:p>
          </table:table-cell>
          <table:table-cell/>
          <table:table-cell table:style-name="ce41" office:value-type="float" office:value="5.8808905" calcext:value-type="float">
            <text:p>5,8808905</text:p>
          </table:table-cell>
          <table:table-cell table:style-name="ce29" office:value-type="float" office:value="73.0472273333333" calcext:value-type="float">
            <text:p>73,0472273333333</text:p>
          </table:table-cell>
          <table:table-cell table:style-name="ce29" office:value-type="float" office:value="946.240010666667" calcext:value-type="float">
            <text:p>946,240010666667</text:p>
          </table:table-cell>
          <table:table-cell table:style-name="ce29" office:value-type="float" office:value="241.223958333333" calcext:value-type="float">
            <text:p>241,223958333333</text:p>
          </table:table-cell>
          <table:table-cell table:style-name="ce41" office:value-type="float" office:value="241.411458333333" calcext:value-type="float">
            <text:p>241,411458333333</text:p>
          </table:table-cell>
          <table:table-cell table:style-name="ce43"/>
          <table:table-cell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18:00:00" calcext:value-type="date">
            <text:p>11.02.18 18:00</text:p>
          </table:table-cell>
          <table:table-cell/>
          <table:table-cell table:style-name="ce41" office:value-type="float" office:value="5.52707183333333" calcext:value-type="float">
            <text:p>5,52707183333333</text:p>
          </table:table-cell>
          <table:table-cell table:style-name="ce29" office:value-type="float" office:value="75.354646" calcext:value-type="float">
            <text:p>75,354646</text:p>
          </table:table-cell>
          <table:table-cell table:style-name="ce29" office:value-type="float" office:value="946.368337" calcext:value-type="float">
            <text:p>946,368337</text:p>
          </table:table-cell>
          <table:table-cell table:style-name="ce29" office:value-type="float" office:value="241.427083333333" calcext:value-type="float">
            <text:p>241,427083333333</text:p>
          </table:table-cell>
          <table:table-cell table:style-name="ce41" office:value-type="float" office:value="241.682291666667" calcext:value-type="float">
            <text:p>241,682291666667</text:p>
          </table:table-cell>
          <table:table-cell table:style-name="ce43"/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19:00:00" calcext:value-type="date">
            <text:p>11.02.18 19:00</text:p>
          </table:table-cell>
          <table:table-cell/>
          <table:table-cell table:style-name="ce41" office:value-type="float" office:value="5.36774266666667" calcext:value-type="float">
            <text:p>5,36774266666667</text:p>
          </table:table-cell>
          <table:table-cell table:style-name="ce29" office:value-type="float" office:value="75.8551416666667" calcext:value-type="float">
            <text:p>75,8551416666667</text:p>
          </table:table-cell>
          <table:table-cell table:style-name="ce29" office:value-type="float" office:value="946.644999166667" calcext:value-type="float">
            <text:p>946,644999166667</text:p>
          </table:table-cell>
          <table:table-cell table:style-name="ce29" office:value-type="float" office:value="241.479166666667" calcext:value-type="float">
            <text:p>241,479166666667</text:p>
          </table:table-cell>
          <table:table-cell table:style-name="ce41" office:value-type="float" office:value="241.682291666667" calcext:value-type="float">
            <text:p>241,682291666667</text:p>
          </table:table-cell>
          <table:table-cell table:style-name="ce43"/>
          <table:table-cell office:value-type="float" office:value="102" calcext:value-type="float">
            <text:p>102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20:00:00" calcext:value-type="date">
            <text:p>11.02.18 20:00</text:p>
          </table:table-cell>
          <table:table-cell/>
          <table:table-cell table:style-name="ce41" office:value-type="float" office:value="5.1265225" calcext:value-type="float">
            <text:p>5,1265225</text:p>
          </table:table-cell>
          <table:table-cell table:style-name="ce29" office:value-type="float" office:value="76.6570025" calcext:value-type="float">
            <text:p>76,6570025</text:p>
          </table:table-cell>
          <table:table-cell table:style-name="ce29" office:value-type="float" office:value="947.206665166667" calcext:value-type="float">
            <text:p>947,206665166667</text:p>
          </table:table-cell>
          <table:table-cell table:style-name="ce29" office:value-type="float" office:value="241.390625" calcext:value-type="float">
            <text:p>241,390625</text:p>
          </table:table-cell>
          <table:table-cell table:style-name="ce41" office:value-type="float" office:value="241.526041666667" calcext:value-type="float">
            <text:p>241,526041666667</text:p>
          </table:table-cell>
          <table:table-cell table:style-name="ce43"/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21:00:00" calcext:value-type="date">
            <text:p>11.02.18 21:00</text:p>
          </table:table-cell>
          <table:table-cell/>
          <table:table-cell table:style-name="ce41" office:value-type="float" office:value="4.92046216666667" calcext:value-type="float">
            <text:p>4,92046216666667</text:p>
          </table:table-cell>
          <table:table-cell table:style-name="ce29" office:value-type="float" office:value="76.7465233333333" calcext:value-type="float">
            <text:p>76,7465233333333</text:p>
          </table:table-cell>
          <table:table-cell table:style-name="ce29" office:value-type="float" office:value="947.7333375" calcext:value-type="float">
            <text:p>947,7333375</text:p>
          </table:table-cell>
          <table:table-cell table:style-name="ce29" office:value-type="float" office:value="241.401041666667" calcext:value-type="float">
            <text:p>241,401041666667</text:p>
          </table:table-cell>
          <table:table-cell table:style-name="ce41" office:value-type="float" office:value="241.510416666667" calcext:value-type="float">
            <text:p>241,510416666667</text:p>
          </table:table-cell>
          <table:table-cell table:style-name="ce43"/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22:00:00" calcext:value-type="date">
            <text:p>11.02.18 22:00</text:p>
          </table:table-cell>
          <table:table-cell/>
          <table:table-cell table:style-name="ce41" office:value-type="float" office:value="4.72285783333333" calcext:value-type="float">
            <text:p>4,72285783333333</text:p>
          </table:table-cell>
          <table:table-cell table:style-name="ce29" office:value-type="float" office:value="76.8902118333333" calcext:value-type="float">
            <text:p>76,8902118333333</text:p>
          </table:table-cell>
          <table:table-cell table:style-name="ce29" office:value-type="float" office:value="948.481648666667" calcext:value-type="float">
            <text:p>948,481648666667</text:p>
          </table:table-cell>
          <table:table-cell table:style-name="ce29" office:value-type="float" office:value="241.34375" calcext:value-type="float">
            <text:p>241,34375</text:p>
          </table:table-cell>
          <table:table-cell table:style-name="ce41" office:value-type="float" office:value="241.359375" calcext:value-type="float">
            <text:p>241,359375</text:p>
          </table:table-cell>
          <table:table-cell table:style-name="ce43"/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1T23:00:00" calcext:value-type="date">
            <text:p>11.02.18 23:00</text:p>
          </table:table-cell>
          <table:table-cell/>
          <table:table-cell table:style-name="ce41" office:value-type="float" office:value="4.30895716666667" calcext:value-type="float">
            <text:p>4,30895716666667</text:p>
          </table:table-cell>
          <table:table-cell table:style-name="ce41" office:value-type="float" office:value="76.7828903333333" calcext:value-type="float">
            <text:p>76,7828903333333</text:p>
          </table:table-cell>
          <table:table-cell table:style-name="ce41" office:value-type="float" office:value="948.898335833333" calcext:value-type="float">
            <text:p>948,898335833333</text:p>
          </table:table-cell>
          <table:table-cell table:style-name="ce41" office:value-type="float" office:value="241.46875" calcext:value-type="float">
            <text:p>241,46875</text:p>
          </table:table-cell>
          <table:table-cell table:style-name="ce41" office:value-type="float" office:value="241.505208333333" calcext:value-type="float">
            <text:p>241,505208333333</text:p>
          </table:table-cell>
          <table:table-cell table:style-name="ce43"/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" calcext:value-type="date">
            <text:p>12.02.18 00:00</text:p>
          </table:table-cell>
          <table:table-cell/>
          <table:table-cell table:style-name="ce41" office:value-type="float" office:value="4.15051766666667" calcext:value-type="float">
            <text:p>4,15051766666667</text:p>
          </table:table-cell>
          <table:table-cell table:style-name="ce41" office:value-type="float" office:value="77.4364851666667" calcext:value-type="float">
            <text:p>77,4364851666667</text:p>
          </table:table-cell>
          <table:table-cell table:style-name="ce41" office:value-type="float" office:value="949.013336166667" calcext:value-type="float">
            <text:p>949,013336166667</text:p>
          </table:table-cell>
          <table:table-cell table:style-name="ce41" office:value-type="float" office:value="241.552083333333" calcext:value-type="float">
            <text:p>241,552083333333</text:p>
          </table:table-cell>
          <table:table-cell table:style-name="ce41" office:value-type="float" office:value="241.536458333333" calcext:value-type="float">
            <text:p>241,536458333333</text:p>
          </table:table-cell>
          <table:table-cell table:style-name="ce43"/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01:00:00" calcext:value-type="date">
            <text:p>12.02.18 01:00</text:p>
          </table:table-cell>
          <table:table-cell/>
          <table:table-cell table:style-name="ce41" office:value-type="float" office:value="4.01255083333333" calcext:value-type="float">
            <text:p>4,01255083333333</text:p>
          </table:table-cell>
          <table:table-cell table:style-name="ce29" office:value-type="float" office:value="76.7823791666667" calcext:value-type="float">
            <text:p>76,7823791666667</text:p>
          </table:table-cell>
          <table:table-cell table:style-name="ce29" office:value-type="float" office:value="949.443328833333" calcext:value-type="float">
            <text:p>949,443328833333</text:p>
          </table:table-cell>
          <table:table-cell table:style-name="ce29" office:value-type="float" office:value="241.536458333333" calcext:value-type="float">
            <text:p>241,536458333333</text:p>
          </table:table-cell>
          <table:table-cell table:style-name="ce41" office:value-type="float" office:value="241.380208333333" calcext:value-type="float">
            <text:p>241,380208333333</text:p>
          </table:table-cell>
          <table:table-cell table:style-name="ce43"/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02:00:00" calcext:value-type="date">
            <text:p>12.02.18 02:00</text:p>
          </table:table-cell>
          <table:table-cell/>
          <table:table-cell table:style-name="ce41" office:value-type="float" office:value="3.88660016666667" calcext:value-type="float">
            <text:p>3,88660016666667</text:p>
          </table:table-cell>
          <table:table-cell table:style-name="ce29" office:value-type="float" office:value="75.9421181666667" calcext:value-type="float">
            <text:p>75,9421181666667</text:p>
          </table:table-cell>
          <table:table-cell table:style-name="ce29" office:value-type="float" office:value="949.398335666667" calcext:value-type="float">
            <text:p>949,398335666667</text:p>
          </table:table-cell>
          <table:table-cell table:style-name="ce29" office:value-type="float" office:value="241.390625" calcext:value-type="float">
            <text:p>241,390625</text:p>
          </table:table-cell>
          <table:table-cell table:style-name="ce41" office:value-type="float" office:value="241.286458333333" calcext:value-type="float">
            <text:p>241,286458333333</text:p>
          </table:table-cell>
          <table:table-cell table:style-name="ce43"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03:00:00" calcext:value-type="date">
            <text:p>12.02.18 03:00</text:p>
          </table:table-cell>
          <table:table-cell/>
          <table:table-cell table:style-name="ce41" office:value-type="float" office:value="3.81628116666667" calcext:value-type="float">
            <text:p>3,81628116666667</text:p>
          </table:table-cell>
          <table:table-cell table:style-name="ce29" office:value-type="float" office:value="75.9708555" calcext:value-type="float">
            <text:p>75,9708555</text:p>
          </table:table-cell>
          <table:table-cell table:style-name="ce29" office:value-type="float" office:value="949.215006666667" calcext:value-type="float">
            <text:p>949,215006666667</text:p>
          </table:table-cell>
          <table:table-cell table:style-name="ce29" office:value-type="float" office:value="241.390625" calcext:value-type="float">
            <text:p>241,390625</text:p>
          </table:table-cell>
          <table:table-cell table:style-name="ce41" office:value-type="float" office:value="241.28125" calcext:value-type="float">
            <text:p>241,28125</text:p>
          </table:table-cell>
          <table:table-cell table:style-name="ce43"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04:00:00" calcext:value-type="date">
            <text:p>12.02.18 04:00</text:p>
          </table:table-cell>
          <table:table-cell/>
          <table:table-cell table:style-name="ce41" office:value-type="float" office:value="3.87903416666667" calcext:value-type="float">
            <text:p>3,87903416666667</text:p>
          </table:table-cell>
          <table:table-cell table:style-name="ce29" office:value-type="float" office:value="74.7908236666667" calcext:value-type="float">
            <text:p>74,7908236666667</text:p>
          </table:table-cell>
          <table:table-cell table:style-name="ce29" office:value-type="float" office:value="949.224995833333" calcext:value-type="float">
            <text:p>949,224995833333</text:p>
          </table:table-cell>
          <table:table-cell table:style-name="ce29" office:value-type="float" office:value="241.453125" calcext:value-type="float">
            <text:p>241,453125</text:p>
          </table:table-cell>
          <table:table-cell table:style-name="ce41" office:value-type="float" office:value="241.369791666667" calcext:value-type="float">
            <text:p>241,369791666667</text:p>
          </table:table-cell>
          <table:table-cell table:style-name="ce43"/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05:00:00" calcext:value-type="date">
            <text:p>12.02.18 05:00</text:p>
          </table:table-cell>
          <table:table-cell/>
          <table:table-cell table:style-name="ce41" office:value-type="float" office:value="4.089545" calcext:value-type="float">
            <text:p>4,089545</text:p>
          </table:table-cell>
          <table:table-cell table:style-name="ce29" office:value-type="float" office:value="73.8890161666667" calcext:value-type="float">
            <text:p>73,8890161666667</text:p>
          </table:table-cell>
          <table:table-cell table:style-name="ce29" office:value-type="float" office:value="949.036661833333" calcext:value-type="float">
            <text:p>949,036661833333</text:p>
          </table:table-cell>
          <table:table-cell table:style-name="ce29" office:value-type="float" office:value="241.510416666667" calcext:value-type="float">
            <text:p>241,510416666667</text:p>
          </table:table-cell>
          <table:table-cell table:style-name="ce41" office:value-type="float" office:value="241.645833333333" calcext:value-type="float">
            <text:p>241,645833333333</text:p>
          </table:table-cell>
          <table:table-cell table:style-name="ce43"/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06:00:00" calcext:value-type="date">
            <text:p>12.02.18 06:00</text:p>
          </table:table-cell>
          <table:table-cell/>
          <table:table-cell table:style-name="ce41" office:value-type="float" office:value="4.48519866666667" calcext:value-type="float">
            <text:p>4,48519866666667</text:p>
          </table:table-cell>
          <table:table-cell table:style-name="ce29" office:value-type="float" office:value="73.1382726666667" calcext:value-type="float">
            <text:p>73,1382726666667</text:p>
          </table:table-cell>
          <table:table-cell table:style-name="ce29" office:value-type="float" office:value="949.571675833333" calcext:value-type="float">
            <text:p>949,571675833333</text:p>
          </table:table-cell>
          <table:table-cell table:style-name="ce29" office:value-type="float" office:value="241.807291666667" calcext:value-type="float">
            <text:p>241,807291666667</text:p>
          </table:table-cell>
          <table:table-cell table:style-name="ce41" office:value-type="float" office:value="242.09375" calcext:value-type="float">
            <text:p>242,09375</text:p>
          </table:table-cell>
          <table:table-cell table:style-name="ce43"/>
          <table:table-cell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07:00:00" calcext:value-type="date">
            <text:p>12.02.18 07:00</text:p>
          </table:table-cell>
          <table:table-cell/>
          <table:table-cell table:style-name="ce41" office:value-type="float" office:value="4.03079766666667" calcext:value-type="float">
            <text:p>4,03079766666667</text:p>
          </table:table-cell>
          <table:table-cell table:style-name="ce29" office:value-type="float" office:value="74.6829938333333" calcext:value-type="float">
            <text:p>74,6829938333333</text:p>
          </table:table-cell>
          <table:table-cell table:style-name="ce29" office:value-type="float" office:value="950.5399985" calcext:value-type="float">
            <text:p>950,5399985</text:p>
          </table:table-cell>
          <table:table-cell table:style-name="ce29" office:value-type="float" office:value="241.526041666667" calcext:value-type="float">
            <text:p>241,526041666667</text:p>
          </table:table-cell>
          <table:table-cell table:style-name="ce41" office:value-type="float" office:value="241.723958333333" calcext:value-type="float">
            <text:p>241,723958333333</text:p>
          </table:table-cell>
          <table:table-cell table:style-name="ce43"/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08:00:00" calcext:value-type="date">
            <text:p>12.02.18 08:00</text:p>
          </table:table-cell>
          <table:table-cell/>
          <table:table-cell table:style-name="ce41" office:value-type="float" office:value="3.48605033333333" calcext:value-type="float">
            <text:p>3,48605033333333</text:p>
          </table:table-cell>
          <table:table-cell table:style-name="ce29" office:value-type="float" office:value="77.6562131666667" calcext:value-type="float">
            <text:p>77,6562131666667</text:p>
          </table:table-cell>
          <table:table-cell table:style-name="ce29" office:value-type="float" office:value="951.445007333333" calcext:value-type="float">
            <text:p>951,445007333333</text:p>
          </table:table-cell>
          <table:table-cell table:style-name="ce29" office:value-type="float" office:value="241.859375" calcext:value-type="float">
            <text:p>241,859375</text:p>
          </table:table-cell>
          <table:table-cell table:style-name="ce41" office:value-type="float" office:value="242" calcext:value-type="float">
            <text:p>242</text:p>
          </table:table-cell>
          <table:table-cell table:style-name="ce43"/>
          <table:table-cell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09:00:00" calcext:value-type="date">
            <text:p>12.02.18 09:00</text:p>
          </table:table-cell>
          <table:table-cell/>
          <table:table-cell table:style-name="ce41" office:value-type="float" office:value="4.04370466666667" calcext:value-type="float">
            <text:p>4,04370466666667</text:p>
          </table:table-cell>
          <table:table-cell table:style-name="ce29" office:value-type="float" office:value="75.3762625" calcext:value-type="float">
            <text:p>75,3762625</text:p>
          </table:table-cell>
          <table:table-cell table:style-name="ce29" office:value-type="float" office:value="952.101664333333" calcext:value-type="float">
            <text:p>952,101664333333</text:p>
          </table:table-cell>
          <table:table-cell table:style-name="ce29" office:value-type="float" office:value="239.786458333333" calcext:value-type="float">
            <text:p>239,786458333333</text:p>
          </table:table-cell>
          <table:table-cell table:style-name="ce41" office:value-type="float" office:value="241.385416666667" calcext:value-type="float">
            <text:p>241,385416666667</text:p>
          </table:table-cell>
          <table:table-cell table:style-name="ce43"/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10:00:00" calcext:value-type="date">
            <text:p>12.02.18 10:00</text:p>
          </table:table-cell>
          <table:table-cell/>
          <table:table-cell table:style-name="ce41" office:value-type="float" office:value="6.54802783333333" calcext:value-type="float">
            <text:p>6,54802783333333</text:p>
          </table:table-cell>
          <table:table-cell table:style-name="ce29" office:value-type="float" office:value="63.6909031666667" calcext:value-type="float">
            <text:p>63,6909031666667</text:p>
          </table:table-cell>
          <table:table-cell table:style-name="ce29" office:value-type="float" office:value="952.6033225" calcext:value-type="float">
            <text:p>952,6033225</text:p>
          </table:table-cell>
          <table:table-cell table:style-name="ce29" office:value-type="float" office:value="241.552083333333" calcext:value-type="float">
            <text:p>241,552083333333</text:p>
          </table:table-cell>
          <table:table-cell table:style-name="ce41" office:value-type="float" office:value="241.677083333333" calcext:value-type="float">
            <text:p>241,677083333333</text:p>
          </table:table-cell>
          <table:table-cell table:style-name="ce43"/>
          <table:table-cell office:value-type="float" office:value="114" calcext:value-type="float">
            <text:p>11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11:00:00" calcext:value-type="date">
            <text:p>12.02.18 11:00</text:p>
          </table:table-cell>
          <table:table-cell/>
          <table:table-cell table:style-name="ce41" office:value-type="float" office:value="6.25963216666667" calcext:value-type="float">
            <text:p>6,25963216666667</text:p>
          </table:table-cell>
          <table:table-cell table:style-name="ce29" office:value-type="float" office:value="54.6570543333333" calcext:value-type="float">
            <text:p>54,6570543333333</text:p>
          </table:table-cell>
          <table:table-cell table:style-name="ce29" office:value-type="float" office:value="953.07666" calcext:value-type="float">
            <text:p>953,07666</text:p>
          </table:table-cell>
          <table:table-cell table:style-name="ce29" office:value-type="float" office:value="240.901041666667" calcext:value-type="float">
            <text:p>240,901041666667</text:p>
          </table:table-cell>
          <table:table-cell table:style-name="ce41" office:value-type="float" office:value="240.859375" calcext:value-type="float">
            <text:p>240,859375</text:p>
          </table:table-cell>
          <table:table-cell table:style-name="ce43"/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12:00:00" calcext:value-type="date">
            <text:p>12.02.18 12:00</text:p>
          </table:table-cell>
          <table:table-cell/>
          <table:table-cell table:style-name="ce41" office:value-type="float" office:value="6.63703866666667" calcext:value-type="float">
            <text:p>6,63703866666667</text:p>
          </table:table-cell>
          <table:table-cell table:style-name="ce29" office:value-type="float" office:value="53.67132" calcext:value-type="float">
            <text:p>53,67132</text:p>
          </table:table-cell>
          <table:table-cell table:style-name="ce29" office:value-type="float" office:value="953.211659666667" calcext:value-type="float">
            <text:p>953,211659666667</text:p>
          </table:table-cell>
          <table:table-cell table:style-name="ce29" office:value-type="float" office:value="241.057291666667" calcext:value-type="float">
            <text:p>241,057291666667</text:p>
          </table:table-cell>
          <table:table-cell table:style-name="ce41" office:value-type="float" office:value="241.151041666667" calcext:value-type="float">
            <text:p>241,151041666667</text:p>
          </table:table-cell>
          <table:table-cell table:style-name="ce43"/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13:00:00" calcext:value-type="date">
            <text:p>12.02.18 13:00</text:p>
          </table:table-cell>
          <table:table-cell/>
          <table:table-cell table:style-name="ce41" office:value-type="float" office:value="6.60944516666667" calcext:value-type="float">
            <text:p>6,60944516666667</text:p>
          </table:table-cell>
          <table:table-cell table:style-name="ce29" office:value-type="float" office:value="47.3390808333333" calcext:value-type="float">
            <text:p>47,3390808333333</text:p>
          </table:table-cell>
          <table:table-cell table:style-name="ce29" office:value-type="float" office:value="953.413340333333" calcext:value-type="float">
            <text:p>953,413340333333</text:p>
          </table:table-cell>
          <table:table-cell table:style-name="ce29" office:value-type="float" office:value="240.661458333333" calcext:value-type="float">
            <text:p>240,661458333333</text:p>
          </table:table-cell>
          <table:table-cell table:style-name="ce41" office:value-type="float" office:value="240.682291666667" calcext:value-type="float">
            <text:p>240,682291666667</text:p>
          </table:table-cell>
          <table:table-cell table:style-name="ce43"/>
          <table:table-cell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14:00:00" calcext:value-type="date">
            <text:p>12.02.18 14:00</text:p>
          </table:table-cell>
          <table:table-cell/>
          <table:table-cell table:style-name="ce41" office:value-type="float" office:value="5.41491833333333" calcext:value-type="float">
            <text:p>5,41491833333333</text:p>
          </table:table-cell>
          <table:table-cell table:style-name="ce29" office:value-type="float" office:value="50.7517611666667" calcext:value-type="float">
            <text:p>50,7517611666667</text:p>
          </table:table-cell>
          <table:table-cell table:style-name="ce29" office:value-type="float" office:value="953.744995333333" calcext:value-type="float">
            <text:p>953,744995333333</text:p>
          </table:table-cell>
          <table:table-cell table:style-name="ce29" office:value-type="float" office:value="240.390625" calcext:value-type="float">
            <text:p>240,390625</text:p>
          </table:table-cell>
          <table:table-cell table:style-name="ce41" office:value-type="float" office:value="240.635416666667" calcext:value-type="float">
            <text:p>240,635416666667</text:p>
          </table:table-cell>
          <table:table-cell table:style-name="ce43"/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15:00:00" calcext:value-type="date">
            <text:p>12.02.18 15:00</text:p>
          </table:table-cell>
          <table:table-cell/>
          <table:table-cell table:style-name="ce41" office:value-type="float" office:value="5.234226" calcext:value-type="float">
            <text:p>5,234226</text:p>
          </table:table-cell>
          <table:table-cell table:style-name="ce29" office:value-type="float" office:value="51.6477203333333" calcext:value-type="float">
            <text:p>51,6477203333333</text:p>
          </table:table-cell>
          <table:table-cell table:style-name="ce29" office:value-type="float" office:value="953.999989833334" calcext:value-type="float">
            <text:p>953,999989833334</text:p>
          </table:table-cell>
          <table:table-cell table:style-name="ce29" office:value-type="float" office:value="241.192708333333" calcext:value-type="float">
            <text:p>241,192708333333</text:p>
          </table:table-cell>
          <table:table-cell table:style-name="ce41" office:value-type="float" office:value="241.453125" calcext:value-type="float">
            <text:p>241,453125</text:p>
          </table:table-cell>
          <table:table-cell table:style-name="ce43"/>
          <table:table-cell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16:00:00" calcext:value-type="date">
            <text:p>12.02.18 16:00</text:p>
          </table:table-cell>
          <table:table-cell/>
          <table:table-cell table:style-name="ce41" office:value-type="float" office:value="4.68146783333333" calcext:value-type="float">
            <text:p>4,68146783333333</text:p>
          </table:table-cell>
          <table:table-cell table:style-name="ce29" office:value-type="float" office:value="52.8857346666667" calcext:value-type="float">
            <text:p>52,8857346666667</text:p>
          </table:table-cell>
          <table:table-cell table:style-name="ce29" office:value-type="float" office:value="954.458333166667" calcext:value-type="float">
            <text:p>954,458333166667</text:p>
          </table:table-cell>
          <table:table-cell table:style-name="ce29" office:value-type="float" office:value="240.84375" calcext:value-type="float">
            <text:p>240,84375</text:p>
          </table:table-cell>
          <table:table-cell table:style-name="ce41" office:value-type="float" office:value="241.213541666667" calcext:value-type="float">
            <text:p>241,213541666667</text:p>
          </table:table-cell>
          <table:table-cell table:style-name="ce43"/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17:00:00" calcext:value-type="date">
            <text:p>12.02.18 17:00</text:p>
          </table:table-cell>
          <table:table-cell/>
          <table:table-cell table:style-name="ce41" office:value-type="float" office:value="3.55147366666667" calcext:value-type="float">
            <text:p>3,55147366666667</text:p>
          </table:table-cell>
          <table:table-cell table:style-name="ce29" office:value-type="float" office:value="58.626179" calcext:value-type="float">
            <text:p>58,626179</text:p>
          </table:table-cell>
          <table:table-cell table:style-name="ce29" office:value-type="float" office:value="955.124999666667" calcext:value-type="float">
            <text:p>955,124999666667</text:p>
          </table:table-cell>
          <table:table-cell table:style-name="ce29" office:value-type="float" office:value="241.098958333333" calcext:value-type="float">
            <text:p>241,098958333333</text:p>
          </table:table-cell>
          <table:table-cell table:style-name="ce41" office:value-type="float" office:value="241.34375" calcext:value-type="float">
            <text:p>241,34375</text:p>
          </table:table-cell>
          <table:table-cell table:style-name="ce43"/>
          <table:table-cell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18:00:00" calcext:value-type="date">
            <text:p>12.02.18 18:00</text:p>
          </table:table-cell>
          <table:table-cell/>
          <table:table-cell table:style-name="ce41" office:value-type="float" office:value="2.88166633333333" calcext:value-type="float">
            <text:p>2,88166633333333</text:p>
          </table:table-cell>
          <table:table-cell table:style-name="ce29" office:value-type="float" office:value="60.6541043333333" calcext:value-type="float">
            <text:p>60,6541043333333</text:p>
          </table:table-cell>
          <table:table-cell table:style-name="ce29" office:value-type="float" office:value="955.769999166667" calcext:value-type="float">
            <text:p>955,769999166667</text:p>
          </table:table-cell>
          <table:table-cell table:style-name="ce29" office:value-type="float" office:value="241.213541666667" calcext:value-type="float">
            <text:p>241,213541666667</text:p>
          </table:table-cell>
          <table:table-cell table:style-name="ce41" office:value-type="float" office:value="241.578125" calcext:value-type="float">
            <text:p>241,578125</text:p>
          </table:table-cell>
          <table:table-cell table:style-name="ce43"/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19:00:00" calcext:value-type="date">
            <text:p>12.02.18 19:00</text:p>
          </table:table-cell>
          <table:table-cell/>
          <table:table-cell table:style-name="ce41" office:value-type="float" office:value="2.1775895" calcext:value-type="float">
            <text:p>2,1775895</text:p>
          </table:table-cell>
          <table:table-cell table:style-name="ce29" office:value-type="float" office:value="64.4375775" calcext:value-type="float">
            <text:p>64,4375775</text:p>
          </table:table-cell>
          <table:table-cell table:style-name="ce29" office:value-type="float" office:value="956.493337333333" calcext:value-type="float">
            <text:p>956,493337333333</text:p>
          </table:table-cell>
          <table:table-cell table:style-name="ce29" office:value-type="float" office:value="241.604166666667" calcext:value-type="float">
            <text:p>241,604166666667</text:p>
          </table:table-cell>
          <table:table-cell table:style-name="ce41" office:value-type="float" office:value="241.770833333333" calcext:value-type="float">
            <text:p>241,770833333333</text:p>
          </table:table-cell>
          <table:table-cell table:style-name="ce43"/>
          <table:table-cell office:value-type="float" office:value="116" calcext:value-type="float">
            <text:p>116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20:00:00" calcext:value-type="date">
            <text:p>12.02.18 20:00</text:p>
          </table:table-cell>
          <table:table-cell/>
          <table:table-cell table:style-name="ce41" office:value-type="float" office:value="1.888749" calcext:value-type="float">
            <text:p>1,888749</text:p>
          </table:table-cell>
          <table:table-cell table:style-name="ce29" office:value-type="float" office:value="68.4428166666667" calcext:value-type="float">
            <text:p>68,4428166666667</text:p>
          </table:table-cell>
          <table:table-cell table:style-name="ce29" office:value-type="float" office:value="956.843332666667" calcext:value-type="float">
            <text:p>956,843332666667</text:p>
          </table:table-cell>
          <table:table-cell table:style-name="ce29" office:value-type="float" office:value="241.447916666667" calcext:value-type="float">
            <text:p>241,447916666667</text:p>
          </table:table-cell>
          <table:table-cell table:style-name="ce41" office:value-type="float" office:value="241.625" calcext:value-type="float">
            <text:p>241,625</text:p>
          </table:table-cell>
          <table:table-cell table:style-name="ce43"/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21:00:00" calcext:value-type="date">
            <text:p>12.02.18 21:00</text:p>
          </table:table-cell>
          <table:table-cell/>
          <table:table-cell table:style-name="ce41" office:value-type="float" office:value="1.458826" calcext:value-type="float">
            <text:p>1,458826</text:p>
          </table:table-cell>
          <table:table-cell table:style-name="ce29" office:value-type="float" office:value="71.6464488333333" calcext:value-type="float">
            <text:p>71,6464488333333</text:p>
          </table:table-cell>
          <table:table-cell table:style-name="ce29" office:value-type="float" office:value="957.231659" calcext:value-type="float">
            <text:p>957,231659</text:p>
          </table:table-cell>
          <table:table-cell table:style-name="ce29" office:value-type="float" office:value="241.552083333333" calcext:value-type="float">
            <text:p>241,552083333333</text:p>
          </table:table-cell>
          <table:table-cell table:style-name="ce41" office:value-type="float" office:value="241.661458333333" calcext:value-type="float">
            <text:p>241,661458333333</text:p>
          </table:table-cell>
          <table:table-cell table:style-name="ce43"/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22:00:00" calcext:value-type="date">
            <text:p>12.02.18 22:00</text:p>
          </table:table-cell>
          <table:table-cell/>
          <table:table-cell table:style-name="ce41" office:value-type="float" office:value="1.13838666666667" calcext:value-type="float">
            <text:p>1,13838666666667</text:p>
          </table:table-cell>
          <table:table-cell table:style-name="ce29" office:value-type="float" office:value="71.6909521666667" calcext:value-type="float">
            <text:p>71,6909521666667</text:p>
          </table:table-cell>
          <table:table-cell table:style-name="ce29" office:value-type="float" office:value="957.524994" calcext:value-type="float">
            <text:p>957,524994</text:p>
          </table:table-cell>
          <table:table-cell table:style-name="ce29" office:value-type="float" office:value="241.755208333333" calcext:value-type="float">
            <text:p>241,755208333333</text:p>
          </table:table-cell>
          <table:table-cell table:style-name="ce41" office:value-type="float" office:value="241.828125" calcext:value-type="float">
            <text:p>241,828125</text:p>
          </table:table-cell>
          <table:table-cell table:style-name="ce43"/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2T23:00:00" calcext:value-type="date">
            <text:p>12.02.18 23:00</text:p>
          </table:table-cell>
          <table:table-cell/>
          <table:table-cell table:style-name="ce41" office:value-type="float" office:value="0.9425625" calcext:value-type="float">
            <text:p>0,9425625</text:p>
          </table:table-cell>
          <table:table-cell table:style-name="ce41" office:value-type="float" office:value="71.4381625" calcext:value-type="float">
            <text:p>71,4381625</text:p>
          </table:table-cell>
          <table:table-cell table:style-name="ce41" office:value-type="float" office:value="957.673329666667" calcext:value-type="float">
            <text:p>957,673329666667</text:p>
          </table:table-cell>
          <table:table-cell table:style-name="ce41" office:value-type="float" office:value="241.489583333333" calcext:value-type="float">
            <text:p>241,489583333333</text:p>
          </table:table-cell>
          <table:table-cell table:style-name="ce41" office:value-type="float" office:value="241.5" calcext:value-type="float">
            <text:p>241,5</text:p>
          </table:table-cell>
          <table:table-cell table:style-name="ce43"/>
          <table:table-cell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3" calcext:value-type="date">
            <text:p>13.02.18 00:00</text:p>
          </table:table-cell>
          <table:table-cell/>
          <table:table-cell table:style-name="ce41" office:value-type="float" office:value="0.629244" calcext:value-type="float">
            <text:p>0,629244</text:p>
          </table:table-cell>
          <table:table-cell table:style-name="ce41" office:value-type="float" office:value="73.0174726666667" calcext:value-type="float">
            <text:p>73,0174726666667</text:p>
          </table:table-cell>
          <table:table-cell table:style-name="ce41" office:value-type="float" office:value="957.641672666667" calcext:value-type="float">
            <text:p>957,641672666667</text:p>
          </table:table-cell>
          <table:table-cell table:style-name="ce41" office:value-type="float" office:value="241.640625" calcext:value-type="float">
            <text:p>241,640625</text:p>
          </table:table-cell>
          <table:table-cell table:style-name="ce41" office:value-type="float" office:value="241.59375" calcext:value-type="float">
            <text:p>241,59375</text:p>
          </table:table-cell>
          <table:table-cell table:style-name="ce43"/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3T01:00:00" calcext:value-type="date">
            <text:p>13.02.18 01:00</text:p>
          </table:table-cell>
          <table:table-cell/>
          <table:table-cell table:style-name="ce41" office:value-type="float" office:value="0.285661666666667" calcext:value-type="float">
            <text:p>0,285661666666667</text:p>
          </table:table-cell>
          <table:table-cell table:style-name="ce29" office:value-type="float" office:value="74.335598" calcext:value-type="float">
            <text:p>74,335598</text:p>
          </table:table-cell>
          <table:table-cell table:style-name="ce29" office:value-type="float" office:value="957.605000833333" calcext:value-type="float">
            <text:p>957,605000833333</text:p>
          </table:table-cell>
          <table:table-cell table:style-name="ce29" office:value-type="float" office:value="241.791666666667" calcext:value-type="float">
            <text:p>241,791666666667</text:p>
          </table:table-cell>
          <table:table-cell table:style-name="ce41" office:value-type="float" office:value="241.6875" calcext:value-type="float">
            <text:p>241,6875</text:p>
          </table:table-cell>
          <table:table-cell table:style-name="ce43"/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3T02:00:00" calcext:value-type="date">
            <text:p>13.02.18 02:00</text:p>
          </table:table-cell>
          <table:table-cell/>
          <table:table-cell table:style-name="ce41" office:value-type="float" office:value="-0.0418986666666667" calcext:value-type="float">
            <text:p>-0,041898666666667</text:p>
          </table:table-cell>
          <table:table-cell table:style-name="ce29" office:value-type="float" office:value="74.7486063333333" calcext:value-type="float">
            <text:p>74,7486063333333</text:p>
          </table:table-cell>
          <table:table-cell table:style-name="ce29" office:value-type="float" office:value="957.451670333333" calcext:value-type="float">
            <text:p>957,451670333333</text:p>
          </table:table-cell>
          <table:table-cell table:style-name="ce29" office:value-type="float" office:value="241.8125" calcext:value-type="float">
            <text:p>241,8125</text:p>
          </table:table-cell>
          <table:table-cell table:style-name="ce41" office:value-type="float" office:value="241.770833333333" calcext:value-type="float">
            <text:p>241,770833333333</text:p>
          </table:table-cell>
          <table:table-cell table:style-name="ce43"/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3T03:00:00" calcext:value-type="date">
            <text:p>13.02.18 03:00</text:p>
          </table:table-cell>
          <table:table-cell/>
          <table:table-cell table:style-name="ce41" office:value-type="float" office:value="-0.627146" calcext:value-type="float">
            <text:p>-0,627146</text:p>
          </table:table-cell>
          <table:table-cell table:style-name="ce29" office:value-type="float" office:value="76.5234845" calcext:value-type="float">
            <text:p>76,5234845</text:p>
          </table:table-cell>
          <table:table-cell table:style-name="ce29" office:value-type="float" office:value="957.298339833334" calcext:value-type="float">
            <text:p>957,298339833334</text:p>
          </table:table-cell>
          <table:table-cell table:style-name="ce29" office:value-type="float" office:value="241.744791666667" calcext:value-type="float">
            <text:p>241,744791666667</text:p>
          </table:table-cell>
          <table:table-cell table:style-name="ce41" office:value-type="float" office:value="241.713541666667" calcext:value-type="float">
            <text:p>241,713541666667</text:p>
          </table:table-cell>
          <table:table-cell table:style-name="ce43"/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3T04:00:00" calcext:value-type="date">
            <text:p>13.02.18 04:00</text:p>
          </table:table-cell>
          <table:table-cell/>
          <table:table-cell table:style-name="ce41" office:value-type="float" office:value="-1.06329966666667" calcext:value-type="float">
            <text:p>-1,06329966666667</text:p>
          </table:table-cell>
          <table:table-cell table:style-name="ce29" office:value-type="float" office:value="78.2256291666667" calcext:value-type="float">
            <text:p>78,2256291666667</text:p>
          </table:table-cell>
          <table:table-cell table:style-name="ce29" office:value-type="float" office:value="957.041676833333" calcext:value-type="float">
            <text:p>957,041676833333</text:p>
          </table:table-cell>
          <table:table-cell table:style-name="ce29" office:value-type="float" office:value="241.822916666667" calcext:value-type="float">
            <text:p>241,822916666667</text:p>
          </table:table-cell>
          <table:table-cell table:style-name="ce41" office:value-type="float" office:value="241.776041666667" calcext:value-type="float">
            <text:p>241,776041666667</text:p>
          </table:table-cell>
          <table:table-cell table:style-name="ce43"/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3T05:00:00" calcext:value-type="date">
            <text:p>13.02.18 05:00</text:p>
          </table:table-cell>
          <table:table-cell/>
          <table:table-cell table:style-name="ce41" office:value-type="float" office:value="-1.51191466666667" calcext:value-type="float">
            <text:p>-1,51191466666667</text:p>
          </table:table-cell>
          <table:table-cell table:style-name="ce29" office:value-type="float" office:value="78.354313" calcext:value-type="float">
            <text:p>78,354313</text:p>
          </table:table-cell>
          <table:table-cell table:style-name="ce29" office:value-type="float" office:value="957.049987833333" calcext:value-type="float">
            <text:p>957,049987833333</text:p>
          </table:table-cell>
          <table:table-cell table:style-name="ce29" office:value-type="float" office:value="241.979166666667" calcext:value-type="float">
            <text:p>241,979166666667</text:p>
          </table:table-cell>
          <table:table-cell table:style-name="ce41" office:value-type="float" office:value="242.046875" calcext:value-type="float">
            <text:p>242,046875</text:p>
          </table:table-cell>
          <table:table-cell table:style-name="ce43"/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38" office:value-type="date" office:date-value="2018-02-13T06:00:00" calcext:value-type="date">
            <text:p>13.02.18 06:00</text:p>
          </table:table-cell>
          <table:table-cell/>
          <table:table-cell table:style-name="ce41" office:value-type="float" office:value="-1.767376" calcext:value-type="float">
            <text:p>-1,767376</text:p>
          </table:table-cell>
          <table:table-cell table:style-name="ce41" office:value-type="float" office:value="78.786911" calcext:value-type="float">
            <text:p>78,786911</text:p>
          </table:table-cell>
          <table:table-cell table:style-name="ce41" office:value-type="float" office:value="956.950012" calcext:value-type="float">
            <text:p>956,950012</text:p>
          </table:table-cell>
          <table:table-cell table:style-name="ce41" office:value-type="float" office:value="241.875" calcext:value-type="float">
            <text:p>241,875</text:p>
          </table:table-cell>
          <table:table-cell table:style-name="ce41" office:value-type="float" office:value="242.09375" calcext:value-type="float">
            <text:p>242,09375</text:p>
          </table:table-cell>
          <table:table-cell table:style-name="ce43"/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ear regression +1h" table:style-name="ta1">
        <table:table-column table:style-name="co12" table:default-cell-style-name="Default"/>
        <table:table-column table:style-name="co15" table:default-cell-style-name="ce39"/>
        <table:table-column table:style-name="co16" table:number-columns-repeated="5" table:default-cell-style-name="Default"/>
        <table:table-column table:style-name="co17" table:default-cell-style-name="ce39"/>
        <table:table-column table:style-name="co13" table:default-cell-style-name="Default"/>
        <table:table-column table:style-name="co17" table:default-cell-style-name="ce39"/>
        <table:table-column table:style-name="co8" table:number-columns-repeated="6" table:default-cell-style-name="Default"/>
        <table:table-column table:style-name="co18" table:default-cell-style-name="ce51"/>
        <table:table-column table:style-name="co8" table:number-columns-repeated="1007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/>
          <table:table-cell table:style-name="ce40" office:value-type="string" calcext:value-type="string">
            <text:p>temperature</text:p>
          </table:table-cell>
          <table:table-cell table:style-name="ce40" office:value-type="string" calcext:value-type="string">
            <text:p>humidity</text:p>
          </table:table-cell>
          <table:table-cell table:style-name="ce40" office:value-type="string" calcext:value-type="string">
            <text:p>pressure</text:p>
          </table:table-cell>
          <table:table-cell table:style-name="ce40" office:value-type="string" calcext:value-type="string">
            <text:p>ae</text:p>
          </table:table-cell>
          <table:table-cell table:style-name="ce40" office:value-type="string" calcext:value-type="string">
            <text:p>we</text:p>
          </table:table-cell>
          <table:table-cell table:style-name="ce42"/>
          <table:table-cell table:style-name="ce1" office:value-type="string" calcext:value-type="string">
            <text:p>no2 (official station)</text:p>
          </table:table-cell>
          <table:table-cell table:style-name="ce48"/>
          <table:table-cell table:style-name="ce1" office:value-type="string" calcext:value-type="string">
            <text:p>slope (t)</text:p>
          </table:table-cell>
          <table:table-cell table:style-name="ce1" office:value-type="string" calcext:value-type="string">
            <text:p>slope (h)</text:p>
          </table:table-cell>
          <table:table-cell table:style-name="ce1" office:value-type="string" calcext:value-type="string">
            <text:p>slope (p)</text:p>
          </table:table-cell>
          <table:table-cell table:style-name="ce1" office:value-type="string" calcext:value-type="string">
            <text:p>slope (ae)</text:p>
          </table:table-cell>
          <table:table-cell table:style-name="ce1" office:value-type="string" calcext:value-type="string">
            <text:p>slope (we)</text:p>
          </table:table-cell>
          <table:table-cell table:style-name="ce1" office:value-type="string" calcext:value-type="string">
            <text:p>b</text:p>
          </table:table-cell>
          <table:table-cell table:style-name="ce49" office:value-type="string" calcext:value-type="string">
            <text:p>NO2 (calculated)</text:p>
          </table:table-cell>
          <table:table-cell table:style-name="ce1"/>
          <table:table-cell table:style-name="ce1" office:value-type="string" calcext:value-type="string">
            <text:p>LINEST result</text:p>
          </table:table-cell>
          <table:table-cell table:style-name="ce1" table:number-columns-repeated="1005"/>
        </table:table-row>
        <table:table-row table:style-name="ro1">
          <table:table-cell table:style-name="ce45" office:value-type="date" office:date-value="2018-02-06T15:00:00" calcext:value-type="date">
            <text:p>06.02.18 15:00</text:p>
          </table:table-cell>
          <table:table-cell table:style-name="ce46"/>
          <table:table-cell table:style-name="ce47" table:number-columns-repeated="6"/>
          <table:table-cell table:style-name="ce46" office:value-type="float" office:value="47" calcext:value-type="float">
            <text:p>47</text:p>
          </table:table-cell>
          <table:table-cell table:style-name="ce46" table:number-columns-repeated="7"/>
          <table:table-cell table:style-name="ce50"/>
          <table:table-cell table:style-name="ce1" table:number-columns-repeated="1007"/>
        </table:table-row>
        <table:table-row table:style-name="ro1">
          <table:table-cell table:style-name="ce38" office:value-type="date" office:date-value="2018-02-06T16:00:00" calcext:value-type="date">
            <text:p>06.02.18 16:00</text:p>
          </table:table-cell>
          <table:table-cell/>
          <table:table-cell table:style-name="ce41" office:value-type="float" office:value="5.527072" calcext:value-type="float">
            <text:p>5,527072</text:p>
          </table:table-cell>
          <table:table-cell table:style-name="ce41" office:value-type="float" office:value="52.7542528333333" calcext:value-type="float">
            <text:p>52,7542528333333</text:p>
          </table:table-cell>
          <table:table-cell table:style-name="ce41" office:value-type="float" office:value="949.79835" calcext:value-type="float">
            <text:p>949,79835</text:p>
          </table:table-cell>
          <table:table-cell table:style-name="ce41" office:value-type="float" office:value="240.5625" calcext:value-type="float">
            <text:p>240,5625</text:p>
          </table:table-cell>
          <table:table-cell table:style-name="ce41" office:value-type="float" office:value="240.598958333333" calcext:value-type="float">
            <text:p>240,598958333333</text:p>
          </table:table-cell>
          <table:table-cell table:style-name="ce43"/>
          <table:table-cell office:value-type="float" office:value="55" calcext:value-type="float">
            <text:p>5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3]*[.K3]+[.D3]*[.L3]+[.E3]*[.M3]+[.F3]*[.N3]+[.G3]*[.O3]+[.P3]" office:value-type="float" office:value="53.5407799336281" calcext:value-type="float">
            <text:p>54</text:p>
          </table:table-cell>
          <table:table-cell/>
          <table:table-cell table:number-matrix-columns-spanned="6" table:number-matrix-rows-spanned="5" table:formula="of:=LINEST([.I3:.I161];[.C3:.G161];1;1)" office:value-type="float" office:value="106.02736232114" calcext:value-type="float">
            <text:p>106,02736232114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6.20727141078513" calcext:value-type="float">
            <text:p>6,20727141078513</text:p>
          </table:table-cell>
          <table:table-cell office:value-type="float" office:value="-9863.2162695268" calcext:value-type="float">
            <text:p>-9863,2162695268</text:p>
          </table:table-cell>
          <table:table-cell table:number-columns-repeated="1000"/>
        </table:table-row>
        <table:table-row table:style-name="ro1">
          <table:table-cell table:style-name="ce38" office:value-type="date" office:date-value="2018-02-06T17:00:00" calcext:value-type="date">
            <text:p>06.02.18 17:00</text:p>
          </table:table-cell>
          <table:table-cell/>
          <table:table-cell table:style-name="ce41" office:value-type="float" office:value="4.7103965" calcext:value-type="float">
            <text:p>4,7103965</text:p>
          </table:table-cell>
          <table:table-cell table:style-name="ce29" office:value-type="float" office:value="55.2463053333333" calcext:value-type="float">
            <text:p>55,2463053333333</text:p>
          </table:table-cell>
          <table:table-cell table:style-name="ce29" office:value-type="float" office:value="949.664998333333" calcext:value-type="float">
            <text:p>949,664998333333</text:p>
          </table:table-cell>
          <table:table-cell table:style-name="ce29" office:value-type="float" office:value="240.755208333333" calcext:value-type="float">
            <text:p>240,755208333333</text:p>
          </table:table-cell>
          <table:table-cell table:style-name="ce41" office:value-type="float" office:value="240.765625" calcext:value-type="float">
            <text:p>240,765625</text:p>
          </table:table-cell>
          <table:table-cell table:style-name="ce43"/>
          <table:table-cell office:value-type="float" office:value="51" calcext:value-type="float">
            <text:p>51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4]*[.K4]+[.D4]*[.L4]+[.E4]*[.M4]+[.F4]*[.N4]+[.G4]*[.O4]+[.P4]" office:value-type="float" office:value="50.9688412151627" calcext:value-type="float">
            <text:p>51</text:p>
          </table:table-cell>
          <table:table-cell/>
          <table:table-cell office:value-type="float" office:value="6.95859211342439" calcext:value-type="float">
            <text:p>6,95859211342439</text:p>
          </table:table-cell>
          <table:table-cell office:value-type="float" office:value="6.52370610398293" calcext:value-type="float">
            <text:p>6,52370610398293</text:p>
          </table:table-cell>
          <table:table-cell office:value-type="float" office:value="0.29232739127089" calcext:value-type="float">
            <text:p>0,29232739127089</text:p>
          </table:table-cell>
          <table:table-cell office:value-type="float" office:value="0.190716184492087" calcext:value-type="float">
            <text:p>0,190716184492087</text:p>
          </table:table-cell>
          <table:table-cell office:value-type="float" office:value="0.769570285689768" calcext:value-type="float">
            <text:p>0,769570285689768</text:p>
          </table:table-cell>
          <table:table-cell office:value-type="float" office:value="1008.27555833881" calcext:value-type="float">
            <text:p>1008,27555833881</text:p>
          </table:table-cell>
          <table:table-cell table:number-columns-repeated="1000"/>
        </table:table-row>
        <table:table-row table:style-name="ro1">
          <table:table-cell table:style-name="ce38" office:value-type="date" office:date-value="2018-02-06T18:00:00" calcext:value-type="date">
            <text:p>06.02.18 18:00</text:p>
          </table:table-cell>
          <table:table-cell/>
          <table:table-cell table:style-name="ce41" office:value-type="float" office:value="3.98006166666667" calcext:value-type="float">
            <text:p>3,98006166666667</text:p>
          </table:table-cell>
          <table:table-cell table:style-name="ce29" office:value-type="float" office:value="56.1341273333333" calcext:value-type="float">
            <text:p>56,1341273333333</text:p>
          </table:table-cell>
          <table:table-cell table:style-name="ce29" office:value-type="float" office:value="949.4283345" calcext:value-type="float">
            <text:p>949,4283345</text:p>
          </table:table-cell>
          <table:table-cell table:style-name="ce29" office:value-type="float" office:value="241.083333333333" calcext:value-type="float">
            <text:p>241,083333333333</text:p>
          </table:table-cell>
          <table:table-cell table:style-name="ce41" office:value-type="float" office:value="241.104166666667" calcext:value-type="float">
            <text:p>241,104166666667</text:p>
          </table:table-cell>
          <table:table-cell table:style-name="ce43"/>
          <table:table-cell office:value-type="float" office:value="59" calcext:value-type="float">
            <text:p>59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5]*[.K5]+[.D5]*[.L5]+[.E5]*[.M5]+[.F5]*[.N5]+[.G5]*[.O5]+[.P5]" office:value-type="float" office:value="58.5599591234277" calcext:value-type="float">
            <text:p>59</text:p>
          </table:table-cell>
          <table:table-cell/>
          <table:table-cell table:style-name="ce44" office:value-type="float" office:value="0.709442672438293" calcext:value-type="float">
            <text:p>0,709442672438293</text:p>
          </table:table-cell>
          <table:table-cell office:value-type="float" office:value="11.92281490691" calcext:value-type="float">
            <text:p>11,92281490691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0"/>
        </table:table-row>
        <table:table-row table:style-name="ro1">
          <table:table-cell table:style-name="ce38" office:value-type="date" office:date-value="2018-02-06T19:00:00" calcext:value-type="date">
            <text:p>06.02.18 19:00</text:p>
          </table:table-cell>
          <table:table-cell/>
          <table:table-cell table:style-name="ce41" office:value-type="float" office:value="3.423298" calcext:value-type="float">
            <text:p>3,423298</text:p>
          </table:table-cell>
          <table:table-cell table:style-name="ce29" office:value-type="float" office:value="57.9929308333333" calcext:value-type="float">
            <text:p>57,9929308333333</text:p>
          </table:table-cell>
          <table:table-cell table:style-name="ce29" office:value-type="float" office:value="949.720001333333" calcext:value-type="float">
            <text:p>949,720001333333</text:p>
          </table:table-cell>
          <table:table-cell table:style-name="ce29" office:value-type="float" office:value="241.177083333333" calcext:value-type="float">
            <text:p>241,177083333333</text:p>
          </table:table-cell>
          <table:table-cell table:style-name="ce41" office:value-type="float" office:value="241.203125" calcext:value-type="float">
            <text:p>241,203125</text:p>
          </table:table-cell>
          <table:table-cell table:style-name="ce43"/>
          <table:table-cell office:value-type="float" office:value="57" calcext:value-type="float">
            <text:p>57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6]*[.K6]+[.D6]*[.L6]+[.E6]*[.M6]+[.F6]*[.N6]+[.G6]*[.O6]+[.P6]" office:value-type="float" office:value="58.2674362431917" calcext:value-type="float">
            <text:p>58</text:p>
          </table:table-cell>
          <table:table-cell/>
          <table:table-cell office:value-type="float" office:value="74.7148452898727" calcext:value-type="float">
            <text:p>74,7148452898727</text:p>
          </table:table-cell>
          <table:table-cell office:value-type="float" office:value="153" calcext:value-type="float">
            <text:p>153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0"/>
        </table:table-row>
        <table:table-row table:style-name="ro1">
          <table:table-cell table:style-name="ce38" office:value-type="date" office:date-value="2018-02-06T20:00:00" calcext:value-type="date">
            <text:p>06.02.18 20:00</text:p>
          </table:table-cell>
          <table:table-cell/>
          <table:table-cell table:style-name="ce41" office:value-type="float" office:value="2.699639" calcext:value-type="float">
            <text:p>2,699639</text:p>
          </table:table-cell>
          <table:table-cell table:style-name="ce29" office:value-type="float" office:value="59.7385623333333" calcext:value-type="float">
            <text:p>59,7385623333333</text:p>
          </table:table-cell>
          <table:table-cell table:style-name="ce29" office:value-type="float" office:value="949.581665" calcext:value-type="float">
            <text:p>949,581665</text:p>
          </table:table-cell>
          <table:table-cell table:style-name="ce29" office:value-type="float" office:value="241.348958333333" calcext:value-type="float">
            <text:p>241,348958333333</text:p>
          </table:table-cell>
          <table:table-cell table:style-name="ce41" office:value-type="float" office:value="241.348958333333" calcext:value-type="float">
            <text:p>241,348958333333</text:p>
          </table:table-cell>
          <table:table-cell table:style-name="ce43"/>
          <table:table-cell office:value-type="float" office:value="53" calcext:value-type="float">
            <text:p>53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7]*[.K7]+[.D7]*[.L7]+[.E7]*[.M7]+[.F7]*[.N7]+[.G7]*[.O7]+[.P7]" office:value-type="float" office:value="55.9752054260007" calcext:value-type="float">
            <text:p>56</text:p>
          </table:table-cell>
          <table:table-cell/>
          <table:table-cell office:value-type="float" office:value="53104.889516912" calcext:value-type="float">
            <text:p>53104,889516912</text:p>
          </table:table-cell>
          <table:table-cell office:value-type="float" office:value="21749.4878415785" calcext:value-type="float">
            <text:p>21749,4878415785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0"/>
        </table:table-row>
        <table:table-row table:style-name="ro1">
          <table:table-cell table:style-name="ce38" office:value-type="date" office:date-value="2018-02-06T21:00:00" calcext:value-type="date">
            <text:p>06.02.18 21:00</text:p>
          </table:table-cell>
          <table:table-cell/>
          <table:table-cell table:style-name="ce41" office:value-type="float" office:value="2.1370895" calcext:value-type="float">
            <text:p>2,1370895</text:p>
          </table:table-cell>
          <table:table-cell table:style-name="ce29" office:value-type="float" office:value="61.7067216666667" calcext:value-type="float">
            <text:p>61,7067216666667</text:p>
          </table:table-cell>
          <table:table-cell table:style-name="ce29" office:value-type="float" office:value="949.393331" calcext:value-type="float">
            <text:p>949,393331</text:p>
          </table:table-cell>
          <table:table-cell table:style-name="ce29" office:value-type="float" office:value="241.541666666667" calcext:value-type="float">
            <text:p>241,541666666667</text:p>
          </table:table-cell>
          <table:table-cell table:style-name="ce41" office:value-type="float" office:value="241.515625" calcext:value-type="float">
            <text:p>241,515625</text:p>
          </table:table-cell>
          <table:table-cell table:style-name="ce43"/>
          <table:table-cell office:value-type="float" office:value="57" calcext:value-type="float">
            <text:p>57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8]*[.K8]+[.D8]*[.L8]+[.E8]*[.M8]+[.F8]*[.N8]+[.G8]*[.O8]+[.P8]" office:value-type="float" office:value="55.2352990697236" calcext:value-type="float">
            <text:p>55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6T22:00:00" calcext:value-type="date">
            <text:p>06.02.18 22:00</text:p>
          </table:table-cell>
          <table:table-cell/>
          <table:table-cell table:style-name="ce41" office:value-type="float" office:value="1.708947" calcext:value-type="float">
            <text:p>1,708947</text:p>
          </table:table-cell>
          <table:table-cell table:style-name="ce29" office:value-type="float" office:value="63.3170566666667" calcext:value-type="float">
            <text:p>63,3170566666667</text:p>
          </table:table-cell>
          <table:table-cell table:style-name="ce29" office:value-type="float" office:value="949.276672333333" calcext:value-type="float">
            <text:p>949,276672333333</text:p>
          </table:table-cell>
          <table:table-cell table:style-name="ce29" office:value-type="float" office:value="241.677083333333" calcext:value-type="float">
            <text:p>241,677083333333</text:p>
          </table:table-cell>
          <table:table-cell table:style-name="ce41" office:value-type="float" office:value="241.65625" calcext:value-type="float">
            <text:p>241,65625</text:p>
          </table:table-cell>
          <table:table-cell table:style-name="ce43"/>
          <table:table-cell office:value-type="float" office:value="52" calcext:value-type="float">
            <text:p>52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9]*[.K9]+[.D9]*[.L9]+[.E9]*[.M9]+[.F9]*[.N9]+[.G9]*[.O9]+[.P9]" office:value-type="float" office:value="56.8831533595712" calcext:value-type="float">
            <text:p>57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6T23:00:00" calcext:value-type="date">
            <text:p>06.02.18 23:00</text:p>
          </table:table-cell>
          <table:table-cell/>
          <table:table-cell table:style-name="ce41" office:value-type="float" office:value="1.36358416666667" calcext:value-type="float">
            <text:p>1,36358416666667</text:p>
          </table:table-cell>
          <table:table-cell table:style-name="ce29" office:value-type="float" office:value="65.1570405" calcext:value-type="float">
            <text:p>65,1570405</text:p>
          </table:table-cell>
          <table:table-cell table:style-name="ce29" office:value-type="float" office:value="949.236663833333" calcext:value-type="float">
            <text:p>949,236663833333</text:p>
          </table:table-cell>
          <table:table-cell table:style-name="ce29" office:value-type="float" office:value="241.755208333333" calcext:value-type="float">
            <text:p>241,755208333333</text:p>
          </table:table-cell>
          <table:table-cell table:style-name="ce41" office:value-type="float" office:value="241.703125" calcext:value-type="float">
            <text:p>241,703125</text:p>
          </table:table-cell>
          <table:table-cell table:style-name="ce43"/>
          <table:table-cell office:value-type="float" office:value="46" calcext:value-type="float">
            <text:p>46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0]*[.K10]+[.D10]*[.L10]+[.E10]*[.M10]+[.F10]*[.N10]+[.G10]*[.O10]+[.P10]" office:value-type="float" office:value="53.0617716788674" calcext:value-type="float">
            <text:p>53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" calcext:value-type="date">
            <text:p>07.02.18 00:00</text:p>
          </table:table-cell>
          <table:table-cell/>
          <table:table-cell table:style-name="ce41" office:value-type="float" office:value="1.01510633333333" calcext:value-type="float">
            <text:p>1,01510633333333</text:p>
          </table:table-cell>
          <table:table-cell table:style-name="ce41" office:value-type="float" office:value="65.95636" calcext:value-type="float">
            <text:p>65,95636</text:p>
          </table:table-cell>
          <table:table-cell table:style-name="ce41" office:value-type="float" office:value="948.965006333333" calcext:value-type="float">
            <text:p>948,965006333333</text:p>
          </table:table-cell>
          <table:table-cell table:style-name="ce41" office:value-type="float" office:value="241.885416666667" calcext:value-type="float">
            <text:p>241,885416666667</text:p>
          </table:table-cell>
          <table:table-cell table:style-name="ce41" office:value-type="float" office:value="241.822916666667" calcext:value-type="float">
            <text:p>241,822916666667</text:p>
          </table:table-cell>
          <table:table-cell table:style-name="ce43"/>
          <table:table-cell office:value-type="float" office:value="41" calcext:value-type="float">
            <text:p>41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1]*[.K11]+[.D11]*[.L11]+[.E11]*[.M11]+[.F11]*[.N11]+[.G11]*[.O11]+[.P11]" office:value-type="float" office:value="53.6642721752705" calcext:value-type="float">
            <text:p>54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01:00:00" calcext:value-type="date">
            <text:p>07.02.18 01:00</text:p>
          </table:table-cell>
          <table:table-cell/>
          <table:table-cell table:style-name="ce41" office:value-type="float" office:value="0.681315166666667" calcext:value-type="float">
            <text:p>0,681315166666667</text:p>
          </table:table-cell>
          <table:table-cell table:style-name="ce41" office:value-type="float" office:value="67.3230591666667" calcext:value-type="float">
            <text:p>67,3230591666667</text:p>
          </table:table-cell>
          <table:table-cell table:style-name="ce41" office:value-type="float" office:value="948.799998" calcext:value-type="float">
            <text:p>948,799998</text:p>
          </table:table-cell>
          <table:table-cell table:style-name="ce41" office:value-type="float" office:value="241.885416666667" calcext:value-type="float">
            <text:p>241,885416666667</text:p>
          </table:table-cell>
          <table:table-cell table:style-name="ce41" office:value-type="float" office:value="241.802083333333" calcext:value-type="float">
            <text:p>241,802083333333</text:p>
          </table:table-cell>
          <table:table-cell table:style-name="ce43"/>
          <table:table-cell office:value-type="float" office:value="39" calcext:value-type="float">
            <text:p>39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2]*[.K12]+[.D12]*[.L12]+[.E12]*[.M12]+[.F12]*[.N12]+[.G12]*[.O12]+[.P12]" office:value-type="float" office:value="48.3269237624791" calcext:value-type="float">
            <text:p>48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02:00:00" calcext:value-type="date">
            <text:p>07.02.18 02:00</text:p>
          </table:table-cell>
          <table:table-cell/>
          <table:table-cell table:style-name="ce41" office:value-type="float" office:value="0.417397833333333" calcext:value-type="float">
            <text:p>0,417397833333333</text:p>
          </table:table-cell>
          <table:table-cell table:style-name="ce29" office:value-type="float" office:value="67.8199946666667" calcext:value-type="float">
            <text:p>67,8199946666667</text:p>
          </table:table-cell>
          <table:table-cell table:style-name="ce29" office:value-type="float" office:value="948.633331333333" calcext:value-type="float">
            <text:p>948,633331333333</text:p>
          </table:table-cell>
          <table:table-cell table:style-name="ce29" office:value-type="float" office:value="242.026041666667" calcext:value-type="float">
            <text:p>242,026041666667</text:p>
          </table:table-cell>
          <table:table-cell table:style-name="ce41" office:value-type="float" office:value="241.921875" calcext:value-type="float">
            <text:p>241,921875</text:p>
          </table:table-cell>
          <table:table-cell table:style-name="ce43"/>
          <table:table-cell office:value-type="float" office:value="34" calcext:value-type="float">
            <text:p>3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3]*[.K13]+[.D13]*[.L13]+[.E13]*[.M13]+[.F13]*[.N13]+[.G13]*[.O13]+[.P13]" office:value-type="float" office:value="49.0475817273455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03:00:00" calcext:value-type="date">
            <text:p>07.02.18 03:00</text:p>
          </table:table-cell>
          <table:table-cell/>
          <table:table-cell table:style-name="ce41" office:value-type="float" office:value="0.087167" calcext:value-type="float">
            <text:p>0,087167</text:p>
          </table:table-cell>
          <table:table-cell table:style-name="ce29" office:value-type="float" office:value="69.2266221666667" calcext:value-type="float">
            <text:p>69,2266221666667</text:p>
          </table:table-cell>
          <table:table-cell table:style-name="ce29" office:value-type="float" office:value="948.6166585" calcext:value-type="float">
            <text:p>948,6166585</text:p>
          </table:table-cell>
          <table:table-cell table:style-name="ce29" office:value-type="float" office:value="242.0625" calcext:value-type="float">
            <text:p>242,0625</text:p>
          </table:table-cell>
          <table:table-cell table:style-name="ce41" office:value-type="float" office:value="241.947916666667" calcext:value-type="float">
            <text:p>241,947916666667</text:p>
          </table:table-cell>
          <table:table-cell table:style-name="ce43"/>
          <table:table-cell office:value-type="float" office:value="30" calcext:value-type="float">
            <text:p>30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4]*[.K14]+[.D14]*[.L14]+[.E14]*[.M14]+[.F14]*[.N14]+[.G14]*[.O14]+[.P14]" office:value-type="float" office:value="46.319730040801" calcext:value-type="float">
            <text:p>4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04:00:00" calcext:value-type="date">
            <text:p>07.02.18 04:00</text:p>
          </table:table-cell>
          <table:table-cell/>
          <table:table-cell table:style-name="ce41" office:value-type="float" office:value="-0.2185855" calcext:value-type="float">
            <text:p>-0,2185855</text:p>
          </table:table-cell>
          <table:table-cell table:style-name="ce29" office:value-type="float" office:value="70.6843668333333" calcext:value-type="float">
            <text:p>70,6843668333333</text:p>
          </table:table-cell>
          <table:table-cell table:style-name="ce29" office:value-type="float" office:value="948.2350055" calcext:value-type="float">
            <text:p>948,2350055</text:p>
          </table:table-cell>
          <table:table-cell table:style-name="ce29" office:value-type="float" office:value="242.09375" calcext:value-type="float">
            <text:p>242,09375</text:p>
          </table:table-cell>
          <table:table-cell table:style-name="ce41" office:value-type="float" office:value="241.984375" calcext:value-type="float">
            <text:p>241,984375</text:p>
          </table:table-cell>
          <table:table-cell table:style-name="ce43"/>
          <table:table-cell office:value-type="float" office:value="33" calcext:value-type="float">
            <text:p>33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5]*[.K15]+[.D15]*[.L15]+[.E15]*[.M15]+[.F15]*[.N15]+[.G15]*[.O15]+[.P15]" office:value-type="float" office:value="44.7161726313079" calcext:value-type="float">
            <text:p>45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05:00:00" calcext:value-type="date">
            <text:p>07.02.18 05:00</text:p>
          </table:table-cell>
          <table:table-cell/>
          <table:table-cell table:style-name="ce41" office:value-type="float" office:value="-0.0080745" calcext:value-type="float">
            <text:p>-0,0080745</text:p>
          </table:table-cell>
          <table:table-cell table:style-name="ce29" office:value-type="float" office:value="71.6660295" calcext:value-type="float">
            <text:p>71,6660295</text:p>
          </table:table-cell>
          <table:table-cell table:style-name="ce29" office:value-type="float" office:value="948.253336666667" calcext:value-type="float">
            <text:p>948,253336666667</text:p>
          </table:table-cell>
          <table:table-cell table:style-name="ce29" office:value-type="float" office:value="241.973958333333" calcext:value-type="float">
            <text:p>241,973958333333</text:p>
          </table:table-cell>
          <table:table-cell table:style-name="ce41" office:value-type="float" office:value="241.838541666667" calcext:value-type="float">
            <text:p>241,838541666667</text:p>
          </table:table-cell>
          <table:table-cell table:style-name="ce43"/>
          <table:table-cell office:value-type="float" office:value="30" calcext:value-type="float">
            <text:p>30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6]*[.K16]+[.D16]*[.L16]+[.E16]*[.M16]+[.F16]*[.N16]+[.G16]*[.O16]+[.P16]" office:value-type="float" office:value="38.3430680443125" calcext:value-type="float">
            <text:p>38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06:00:00" calcext:value-type="date">
            <text:p>07.02.18 06:00</text:p>
          </table:table-cell>
          <table:table-cell/>
          <table:table-cell table:style-name="ce41" office:value-type="float" office:value="0.0399913333333333" calcext:value-type="float">
            <text:p>0,039991333333333</text:p>
          </table:table-cell>
          <table:table-cell table:style-name="ce29" office:value-type="float" office:value="72.8081678333333" calcext:value-type="float">
            <text:p>72,8081678333333</text:p>
          </table:table-cell>
          <table:table-cell table:style-name="ce29" office:value-type="float" office:value="948.393320833333" calcext:value-type="float">
            <text:p>948,393320833333</text:p>
          </table:table-cell>
          <table:table-cell table:style-name="ce29" office:value-type="float" office:value="242" calcext:value-type="float">
            <text:p>242</text:p>
          </table:table-cell>
          <table:table-cell table:style-name="ce41" office:value-type="float" office:value="241.932291666667" calcext:value-type="float">
            <text:p>241,932291666667</text:p>
          </table:table-cell>
          <table:table-cell table:style-name="ce43"/>
          <table:table-cell office:value-type="float" office:value="42" calcext:value-type="float">
            <text:p>42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7]*[.K17]+[.D17]*[.L17]+[.E17]*[.M17]+[.F17]*[.N17]+[.G17]*[.O17]+[.P17]" office:value-type="float" office:value="46.2330368050461" calcext:value-type="float">
            <text:p>4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07:00:00" calcext:value-type="date">
            <text:p>07.02.18 07:00</text:p>
          </table:table-cell>
          <table:table-cell/>
          <table:table-cell table:style-name="ce41" office:value-type="float" office:value="0.207332" calcext:value-type="float">
            <text:p>0,207332</text:p>
          </table:table-cell>
          <table:table-cell table:style-name="ce29" office:value-type="float" office:value="73.9070713333333" calcext:value-type="float">
            <text:p>73,9070713333333</text:p>
          </table:table-cell>
          <table:table-cell table:style-name="ce29" office:value-type="float" office:value="948.4583335" calcext:value-type="float">
            <text:p>948,4583335</text:p>
          </table:table-cell>
          <table:table-cell table:style-name="ce29" office:value-type="float" office:value="242.09375" calcext:value-type="float">
            <text:p>242,09375</text:p>
          </table:table-cell>
          <table:table-cell table:style-name="ce41" office:value-type="float" office:value="242.104166666667" calcext:value-type="float">
            <text:p>242,104166666667</text:p>
          </table:table-cell>
          <table:table-cell table:style-name="ce43"/>
          <table:table-cell office:value-type="float" office:value="57" calcext:value-type="float">
            <text:p>57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8]*[.K18]+[.D18]*[.L18]+[.E18]*[.M18]+[.F18]*[.N18]+[.G18]*[.O18]+[.P18]" office:value-type="float" office:value="58.348835159637" calcext:value-type="float">
            <text:p>58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08:00:00" calcext:value-type="date">
            <text:p>07.02.18 08:00</text:p>
          </table:table-cell>
          <table:table-cell/>
          <table:table-cell table:style-name="ce41" office:value-type="float" office:value="-0.001399" calcext:value-type="float">
            <text:p>-0,001399</text:p>
          </table:table-cell>
          <table:table-cell table:style-name="ce29" office:value-type="float" office:value="76.1295495" calcext:value-type="float">
            <text:p>76,1295495</text:p>
          </table:table-cell>
          <table:table-cell table:style-name="ce29" office:value-type="float" office:value="948.8150125" calcext:value-type="float">
            <text:p>948,8150125</text:p>
          </table:table-cell>
          <table:table-cell table:style-name="ce29" office:value-type="float" office:value="242.052083333333" calcext:value-type="float">
            <text:p>242,052083333333</text:p>
          </table:table-cell>
          <table:table-cell table:style-name="ce41" office:value-type="float" office:value="242.083333333333" calcext:value-type="float">
            <text:p>242,083333333333</text:p>
          </table:table-cell>
          <table:table-cell table:style-name="ce43"/>
          <table:table-cell office:value-type="float" office:value="74" calcext:value-type="float">
            <text:p>7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9]*[.K19]+[.D19]*[.L19]+[.E19]*[.M19]+[.F19]*[.N19]+[.G19]*[.O19]+[.P19]" office:value-type="float" office:value="56.8315622300524" calcext:value-type="float">
            <text:p>57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09:00:00" calcext:value-type="date">
            <text:p>07.02.18 09:00</text:p>
          </table:table-cell>
          <table:table-cell/>
          <table:table-cell table:style-name="ce41" office:value-type="float" office:value="0.0969585" calcext:value-type="float">
            <text:p>0,0969585</text:p>
          </table:table-cell>
          <table:table-cell table:style-name="ce29" office:value-type="float" office:value="76.6496276666667" calcext:value-type="float">
            <text:p>76,6496276666667</text:p>
          </table:table-cell>
          <table:table-cell table:style-name="ce29" office:value-type="float" office:value="949.389994166667" calcext:value-type="float">
            <text:p>949,389994166667</text:p>
          </table:table-cell>
          <table:table-cell table:style-name="ce29" office:value-type="float" office:value="242.104166666667" calcext:value-type="float">
            <text:p>242,104166666667</text:p>
          </table:table-cell>
          <table:table-cell table:style-name="ce41" office:value-type="float" office:value="242.15625" calcext:value-type="float">
            <text:p>242,15625</text:p>
          </table:table-cell>
          <table:table-cell table:style-name="ce43"/>
          <table:table-cell office:value-type="float" office:value="74" calcext:value-type="float">
            <text:p>7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20]*[.K20]+[.D20]*[.L20]+[.E20]*[.M20]+[.F20]*[.N20]+[.G20]*[.O20]+[.P20]" office:value-type="float" office:value="61.9444582211709" calcext:value-type="float">
            <text:p>62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10:00:00" calcext:value-type="date">
            <text:p>07.02.18 10:00</text:p>
          </table:table-cell>
          <table:table-cell/>
          <table:table-cell table:style-name="ce41" office:value-type="float" office:value="0.386244166666667" calcext:value-type="float">
            <text:p>0,386244166666667</text:p>
          </table:table-cell>
          <table:table-cell table:style-name="ce29" office:value-type="float" office:value="76.469316" calcext:value-type="float">
            <text:p>76,469316</text:p>
          </table:table-cell>
          <table:table-cell table:style-name="ce29" office:value-type="float" office:value="949.8599955" calcext:value-type="float">
            <text:p>949,8599955</text:p>
          </table:table-cell>
          <table:table-cell table:style-name="ce29" office:value-type="float" office:value="242.125" calcext:value-type="float">
            <text:p>242,125</text:p>
          </table:table-cell>
          <table:table-cell table:style-name="ce41" office:value-type="float" office:value="242.208333333333" calcext:value-type="float">
            <text:p>242,208333333333</text:p>
          </table:table-cell>
          <table:table-cell table:style-name="ce43"/>
          <table:table-cell office:value-type="float" office:value="82" calcext:value-type="float">
            <text:p>82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21]*[.K21]+[.D21]*[.L21]+[.E21]*[.M21]+[.F21]*[.N21]+[.G21]*[.O21]+[.P21]" office:value-type="float" office:value="68.5167159588382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11:00:00" calcext:value-type="date">
            <text:p>07.02.18 11:00</text:p>
          </table:table-cell>
          <table:table-cell/>
          <table:table-cell table:style-name="ce41" office:value-type="float" office:value="0.508189166666667" calcext:value-type="float">
            <text:p>0,508189166666667</text:p>
          </table:table-cell>
          <table:table-cell table:style-name="ce29" office:value-type="float" office:value="76.544595" calcext:value-type="float">
            <text:p>76,544595</text:p>
          </table:table-cell>
          <table:table-cell table:style-name="ce29" office:value-type="float" office:value="950.123341666667" calcext:value-type="float">
            <text:p>950,123341666667</text:p>
          </table:table-cell>
          <table:table-cell table:style-name="ce29" office:value-type="float" office:value="242.109375" calcext:value-type="float">
            <text:p>242,109375</text:p>
          </table:table-cell>
          <table:table-cell table:style-name="ce41" office:value-type="float" office:value="242.166666666667" calcext:value-type="float">
            <text:p>242,166666666667</text:p>
          </table:table-cell>
          <table:table-cell table:style-name="ce43"/>
          <table:table-cell office:value-type="float" office:value="73" calcext:value-type="float">
            <text:p>73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22]*[.K22]+[.D22]*[.L22]+[.E22]*[.M22]+[.F22]*[.N22]+[.G22]*[.O22]+[.P22]" office:value-type="float" office:value="66.2355705636019" calcext:value-type="float">
            <text:p>6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12:00:00" calcext:value-type="date">
            <text:p>07.02.18 12:00</text:p>
          </table:table-cell>
          <table:table-cell/>
          <table:table-cell table:style-name="ce41" office:value-type="float" office:value="0.587853666666667" calcext:value-type="float">
            <text:p>0,587853666666667</text:p>
          </table:table-cell>
          <table:table-cell table:style-name="ce29" office:value-type="float" office:value="76.1971983333333" calcext:value-type="float">
            <text:p>76,1971983333333</text:p>
          </table:table-cell>
          <table:table-cell table:style-name="ce29" office:value-type="float" office:value="950.195007333333" calcext:value-type="float">
            <text:p>950,195007333333</text:p>
          </table:table-cell>
          <table:table-cell table:style-name="ce29" office:value-type="float" office:value="242.026041666667" calcext:value-type="float">
            <text:p>242,026041666667</text:p>
          </table:table-cell>
          <table:table-cell table:style-name="ce41" office:value-type="float" office:value="242.041666666667" calcext:value-type="float">
            <text:p>242,041666666667</text:p>
          </table:table-cell>
          <table:table-cell table:style-name="ce43"/>
          <table:table-cell office:value-type="float" office:value="76" calcext:value-type="float">
            <text:p>76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23]*[.K23]+[.D23]*[.L23]+[.E23]*[.M23]+[.F23]*[.N23]+[.G23]*[.O23]+[.P23]" office:value-type="float" office:value="59.6037486096757" calcext:value-type="float">
            <text:p>60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13:00:00" calcext:value-type="date">
            <text:p>07.02.18 13:00</text:p>
          </table:table-cell>
          <table:table-cell/>
          <table:table-cell table:style-name="ce41" office:value-type="float" office:value="0.736947166666667" calcext:value-type="float">
            <text:p>0,736947166666667</text:p>
          </table:table-cell>
          <table:table-cell table:style-name="ce29" office:value-type="float" office:value="75.8747215" calcext:value-type="float">
            <text:p>75,8747215</text:p>
          </table:table-cell>
          <table:table-cell table:style-name="ce29" office:value-type="float" office:value="950.251668333333" calcext:value-type="float">
            <text:p>950,251668333333</text:p>
          </table:table-cell>
          <table:table-cell table:style-name="ce29" office:value-type="float" office:value="242.109375" calcext:value-type="float">
            <text:p>242,109375</text:p>
          </table:table-cell>
          <table:table-cell table:style-name="ce41" office:value-type="float" office:value="242.125" calcext:value-type="float">
            <text:p>242,125</text:p>
          </table:table-cell>
          <table:table-cell table:style-name="ce43"/>
          <table:table-cell office:value-type="float" office:value="76" calcext:value-type="float">
            <text:p>76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24]*[.K24]+[.D24]*[.L24]+[.E24]*[.M24]+[.F24]*[.N24]+[.G24]*[.O24]+[.P24]" office:value-type="float" office:value="63.8159183987173" calcext:value-type="float">
            <text:p>64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14:00:00" calcext:value-type="date">
            <text:p>07.02.18 14:00</text:p>
          </table:table-cell>
          <table:table-cell/>
          <table:table-cell table:style-name="ce41" office:value-type="float" office:value="0.7396175" calcext:value-type="float">
            <text:p>0,7396175</text:p>
          </table:table-cell>
          <table:table-cell table:style-name="ce29" office:value-type="float" office:value="76.064953" calcext:value-type="float">
            <text:p>76,064953</text:p>
          </table:table-cell>
          <table:table-cell table:style-name="ce29" office:value-type="float" office:value="950.214986166667" calcext:value-type="float">
            <text:p>950,214986166667</text:p>
          </table:table-cell>
          <table:table-cell table:style-name="ce29" office:value-type="float" office:value="242.052083333333" calcext:value-type="float">
            <text:p>242,052083333333</text:p>
          </table:table-cell>
          <table:table-cell table:style-name="ce41" office:value-type="float" office:value="242.119791666667" calcext:value-type="float">
            <text:p>242,119791666667</text:p>
          </table:table-cell>
          <table:table-cell table:style-name="ce43"/>
          <table:table-cell office:value-type="float" office:value="71" calcext:value-type="float">
            <text:p>71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25]*[.K25]+[.D25]*[.L25]+[.E25]*[.M25]+[.F25]*[.N25]+[.G25]*[.O25]+[.P25]" office:value-type="float" office:value="67.1175277853763" calcext:value-type="float">
            <text:p>67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15:00:00" calcext:value-type="date">
            <text:p>07.02.18 15:00</text:p>
          </table:table-cell>
          <table:table-cell/>
          <table:table-cell table:style-name="ce41" office:value-type="float" office:value="0.681315166666667" calcext:value-type="float">
            <text:p>0,681315166666667</text:p>
          </table:table-cell>
          <table:table-cell table:style-name="ce29" office:value-type="float" office:value="76.554512" calcext:value-type="float">
            <text:p>76,554512</text:p>
          </table:table-cell>
          <table:table-cell table:style-name="ce29" office:value-type="float" office:value="950.436665833333" calcext:value-type="float">
            <text:p>950,436665833333</text:p>
          </table:table-cell>
          <table:table-cell table:style-name="ce29" office:value-type="float" office:value="242.046875" calcext:value-type="float">
            <text:p>242,046875</text:p>
          </table:table-cell>
          <table:table-cell table:style-name="ce41" office:value-type="float" office:value="242.104166666667" calcext:value-type="float">
            <text:p>242,104166666667</text:p>
          </table:table-cell>
          <table:table-cell table:style-name="ce43"/>
          <table:table-cell office:value-type="float" office:value="76" calcext:value-type="float">
            <text:p>76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26]*[.K26]+[.D26]*[.L26]+[.E26]*[.M26]+[.F26]*[.N26]+[.G26]*[.O26]+[.P26]" office:value-type="float" office:value="65.4414425088617" calcext:value-type="float">
            <text:p>65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16:00:00" calcext:value-type="date">
            <text:p>07.02.18 16:00</text:p>
          </table:table-cell>
          <table:table-cell/>
          <table:table-cell table:style-name="ce41" office:value-type="float" office:value="0.830408666666667" calcext:value-type="float">
            <text:p>0,830408666666667</text:p>
          </table:table-cell>
          <table:table-cell table:style-name="ce29" office:value-type="float" office:value="75.9393183333333" calcext:value-type="float">
            <text:p>75,9393183333333</text:p>
          </table:table-cell>
          <table:table-cell table:style-name="ce29" office:value-type="float" office:value="950.506663" calcext:value-type="float">
            <text:p>950,506663</text:p>
          </table:table-cell>
          <table:table-cell table:style-name="ce29" office:value-type="float" office:value="242.140625" calcext:value-type="float">
            <text:p>242,140625</text:p>
          </table:table-cell>
          <table:table-cell table:style-name="ce41" office:value-type="float" office:value="242.213541666667" calcext:value-type="float">
            <text:p>242,213541666667</text:p>
          </table:table-cell>
          <table:table-cell table:style-name="ce43"/>
          <table:table-cell office:value-type="float" office:value="85" calcext:value-type="float">
            <text:p>8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27]*[.K27]+[.D27]*[.L27]+[.E27]*[.M27]+[.F27]*[.N27]+[.G27]*[.O27]+[.P27]" office:value-type="float" office:value="71.8854415113856" calcext:value-type="float">
            <text:p>72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17:00:00" calcext:value-type="date">
            <text:p>07.02.18 17:00</text:p>
          </table:table-cell>
          <table:table-cell/>
          <table:table-cell table:style-name="ce41" office:value-type="float" office:value="0.8304085" calcext:value-type="float">
            <text:p>0,8304085</text:p>
          </table:table-cell>
          <table:table-cell table:style-name="ce29" office:value-type="float" office:value="78.3932238333333" calcext:value-type="float">
            <text:p>78,3932238333333</text:p>
          </table:table-cell>
          <table:table-cell table:style-name="ce29" office:value-type="float" office:value="950.961659833333" calcext:value-type="float">
            <text:p>950,961659833333</text:p>
          </table:table-cell>
          <table:table-cell table:style-name="ce29" office:value-type="float" office:value="242.078125" calcext:value-type="float">
            <text:p>242,078125</text:p>
          </table:table-cell>
          <table:table-cell table:style-name="ce41" office:value-type="float" office:value="242.166666666667" calcext:value-type="float">
            <text:p>242,166666666667</text:p>
          </table:table-cell>
          <table:table-cell table:style-name="ce43"/>
          <table:table-cell office:value-type="float" office:value="88" calcext:value-type="float">
            <text:p>88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28]*[.K28]+[.D28]*[.L28]+[.E28]*[.M28]+[.F28]*[.N28]+[.G28]*[.O28]+[.P28]" office:value-type="float" office:value="70.3395651018436" calcext:value-type="float">
            <text:p>70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18:00:00" calcext:value-type="date">
            <text:p>07.02.18 18:00</text:p>
          </table:table-cell>
          <table:table-cell/>
          <table:table-cell table:style-name="ce41" office:value-type="float" office:value="0.8539965" calcext:value-type="float">
            <text:p>0,8539965</text:p>
          </table:table-cell>
          <table:table-cell table:style-name="ce29" office:value-type="float" office:value="79.1653315" calcext:value-type="float">
            <text:p>79,1653315</text:p>
          </table:table-cell>
          <table:table-cell table:style-name="ce29" office:value-type="float" office:value="951.345001166667" calcext:value-type="float">
            <text:p>951,345001166667</text:p>
          </table:table-cell>
          <table:table-cell table:style-name="ce29" office:value-type="float" office:value="242.09375" calcext:value-type="float">
            <text:p>242,09375</text:p>
          </table:table-cell>
          <table:table-cell table:style-name="ce41" office:value-type="float" office:value="242.229166666667" calcext:value-type="float">
            <text:p>242,229166666667</text:p>
          </table:table-cell>
          <table:table-cell table:style-name="ce43"/>
          <table:table-cell office:value-type="float" office:value="96" calcext:value-type="float">
            <text:p>96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29]*[.K29]+[.D29]*[.L29]+[.E29]*[.M29]+[.F29]*[.N29]+[.G29]*[.O29]+[.P29]" office:value-type="float" office:value="76.0305898102597" calcext:value-type="float">
            <text:p>7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19:00:00" calcext:value-type="date">
            <text:p>07.02.18 19:00</text:p>
          </table:table-cell>
          <table:table-cell/>
          <table:table-cell table:style-name="ce41" office:value-type="float" office:value="0.785458" calcext:value-type="float">
            <text:p>0,785458</text:p>
          </table:table-cell>
          <table:table-cell table:style-name="ce29" office:value-type="float" office:value="78.9840036666667" calcext:value-type="float">
            <text:p>78,9840036666667</text:p>
          </table:table-cell>
          <table:table-cell table:style-name="ce29" office:value-type="float" office:value="951.928334666667" calcext:value-type="float">
            <text:p>951,928334666667</text:p>
          </table:table-cell>
          <table:table-cell table:style-name="ce29" office:value-type="float" office:value="242.276041666667" calcext:value-type="float">
            <text:p>242,276041666667</text:p>
          </table:table-cell>
          <table:table-cell table:style-name="ce41" office:value-type="float" office:value="242.354166666667" calcext:value-type="float">
            <text:p>242,354166666667</text:p>
          </table:table-cell>
          <table:table-cell table:style-name="ce43"/>
          <table:table-cell office:value-type="float" office:value="88" calcext:value-type="float">
            <text:p>88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30]*[.K30]+[.D30]*[.L30]+[.E30]*[.M30]+[.F30]*[.N30]+[.G30]*[.O30]+[.P30]" office:value-type="float" office:value="76.9799903443345" calcext:value-type="float">
            <text:p>77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20:00:00" calcext:value-type="date">
            <text:p>07.02.18 20:00</text:p>
          </table:table-cell>
          <table:table-cell/>
          <table:table-cell table:style-name="ce41" office:value-type="float" office:value="0.7235955" calcext:value-type="float">
            <text:p>0,7235955</text:p>
          </table:table-cell>
          <table:table-cell table:style-name="ce29" office:value-type="float" office:value="79.6116575" calcext:value-type="float">
            <text:p>79,6116575</text:p>
          </table:table-cell>
          <table:table-cell table:style-name="ce29" office:value-type="float" office:value="952.255004833333" calcext:value-type="float">
            <text:p>952,255004833333</text:p>
          </table:table-cell>
          <table:table-cell table:style-name="ce29" office:value-type="float" office:value="242.182291666667" calcext:value-type="float">
            <text:p>242,182291666667</text:p>
          </table:table-cell>
          <table:table-cell table:style-name="ce41" office:value-type="float" office:value="242.265625" calcext:value-type="float">
            <text:p>242,265625</text:p>
          </table:table-cell>
          <table:table-cell table:style-name="ce43"/>
          <table:table-cell office:value-type="float" office:value="82" calcext:value-type="float">
            <text:p>82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31]*[.K31]+[.D31]*[.L31]+[.E31]*[.M31]+[.F31]*[.N31]+[.G31]*[.O31]+[.P31]" office:value-type="float" office:value="73.7831783570364" calcext:value-type="float">
            <text:p>74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21:00:00" calcext:value-type="date">
            <text:p>07.02.18 21:00</text:p>
          </table:table-cell>
          <table:table-cell/>
          <table:table-cell table:style-name="ce41" office:value-type="float" office:value="0.580287833333333" calcext:value-type="float">
            <text:p>0,580287833333333</text:p>
          </table:table-cell>
          <table:table-cell table:style-name="ce29" office:value-type="float" office:value="79.5750365" calcext:value-type="float">
            <text:p>79,5750365</text:p>
          </table:table-cell>
          <table:table-cell table:style-name="ce29" office:value-type="float" office:value="952.838328" calcext:value-type="float">
            <text:p>952,838328</text:p>
          </table:table-cell>
          <table:table-cell table:style-name="ce29" office:value-type="float" office:value="242.208333333333" calcext:value-type="float">
            <text:p>242,208333333333</text:p>
          </table:table-cell>
          <table:table-cell table:style-name="ce41" office:value-type="float" office:value="242.203125" calcext:value-type="float">
            <text:p>242,203125</text:p>
          </table:table-cell>
          <table:table-cell table:style-name="ce43"/>
          <table:table-cell office:value-type="float" office:value="70" calcext:value-type="float">
            <text:p>70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32]*[.K32]+[.D32]*[.L32]+[.E32]*[.M32]+[.F32]*[.N32]+[.G32]*[.O32]+[.P32]" office:value-type="float" office:value="65.2125727015973" calcext:value-type="float">
            <text:p>65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22:00:00" calcext:value-type="date">
            <text:p>07.02.18 22:00</text:p>
          </table:table-cell>
          <table:table-cell/>
          <table:table-cell table:style-name="ce41" office:value-type="float" office:value="0.513084833333333" calcext:value-type="float">
            <text:p>0,513084833333333</text:p>
          </table:table-cell>
          <table:table-cell table:style-name="ce29" office:value-type="float" office:value="79.6960908333333" calcext:value-type="float">
            <text:p>79,6960908333333</text:p>
          </table:table-cell>
          <table:table-cell table:style-name="ce29" office:value-type="float" office:value="953.263336333333" calcext:value-type="float">
            <text:p>953,263336333333</text:p>
          </table:table-cell>
          <table:table-cell table:style-name="ce29" office:value-type="float" office:value="241.994791666667" calcext:value-type="float">
            <text:p>241,994791666667</text:p>
          </table:table-cell>
          <table:table-cell table:style-name="ce41" office:value-type="float" office:value="241.973958333333" calcext:value-type="float">
            <text:p>241,973958333333</text:p>
          </table:table-cell>
          <table:table-cell table:style-name="ce43"/>
          <table:table-cell office:value-type="float" office:value="65" calcext:value-type="float">
            <text:p>6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33]*[.K33]+[.D33]*[.L33]+[.E33]*[.M33]+[.F33]*[.N33]+[.G33]*[.O33]+[.P33]" office:value-type="float" office:value="55.8787343763433" calcext:value-type="float">
            <text:p>5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7T23:00:00" calcext:value-type="date">
            <text:p>07.02.18 23:00</text:p>
          </table:table-cell>
          <table:table-cell/>
          <table:table-cell table:style-name="ce41" office:value-type="float" office:value="0.466354" calcext:value-type="float">
            <text:p>0,466354</text:p>
          </table:table-cell>
          <table:table-cell table:style-name="ce29" office:value-type="float" office:value="79.5414658333333" calcext:value-type="float">
            <text:p>79,5414658333333</text:p>
          </table:table-cell>
          <table:table-cell table:style-name="ce29" office:value-type="float" office:value="953.468333" calcext:value-type="float">
            <text:p>953,468333</text:p>
          </table:table-cell>
          <table:table-cell table:style-name="ce29" office:value-type="float" office:value="242.067708333333" calcext:value-type="float">
            <text:p>242,067708333333</text:p>
          </table:table-cell>
          <table:table-cell table:style-name="ce41" office:value-type="float" office:value="242.057291666667" calcext:value-type="float">
            <text:p>242,057291666667</text:p>
          </table:table-cell>
          <table:table-cell table:style-name="ce43"/>
          <table:table-cell office:value-type="float" office:value="62" calcext:value-type="float">
            <text:p>62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34]*[.K34]+[.D34]*[.L34]+[.E34]*[.M34]+[.F34]*[.N34]+[.G34]*[.O34]+[.P34]" office:value-type="float" office:value="59.6876562102098" calcext:value-type="float">
            <text:p>60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" calcext:value-type="date">
            <text:p>08.02.18 00:00</text:p>
          </table:table-cell>
          <table:table-cell/>
          <table:table-cell table:style-name="ce41" office:value-type="float" office:value="0.491722" calcext:value-type="float">
            <text:p>0,491722</text:p>
          </table:table-cell>
          <table:table-cell table:style-name="ce41" office:value-type="float" office:value="79.2838428333333" calcext:value-type="float">
            <text:p>79,2838428333333</text:p>
          </table:table-cell>
          <table:table-cell table:style-name="ce41" office:value-type="float" office:value="953.748331833334" calcext:value-type="float">
            <text:p>953,748331833334</text:p>
          </table:table-cell>
          <table:table-cell table:style-name="ce41" office:value-type="float" office:value="241.994791666667" calcext:value-type="float">
            <text:p>241,994791666667</text:p>
          </table:table-cell>
          <table:table-cell table:style-name="ce41" office:value-type="float" office:value="242.010416666667" calcext:value-type="float">
            <text:p>242,010416666667</text:p>
          </table:table-cell>
          <table:table-cell table:style-name="ce43"/>
          <table:table-cell office:value-type="float" office:value="58" calcext:value-type="float">
            <text:p>58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35]*[.K35]+[.D35]*[.L35]+[.E35]*[.M35]+[.F35]*[.N35]+[.G35]*[.O35]+[.P35]" office:value-type="float" office:value="60.4839703974703" calcext:value-type="float">
            <text:p>60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01:00:00" calcext:value-type="date">
            <text:p>08.02.18 01:00</text:p>
          </table:table-cell>
          <table:table-cell/>
          <table:table-cell table:style-name="ce41" office:value-type="float" office:value="0.4703595" calcext:value-type="float">
            <text:p>0,4703595</text:p>
          </table:table-cell>
          <table:table-cell table:style-name="ce41" office:value-type="float" office:value="78.6686503333333" calcext:value-type="float">
            <text:p>78,6686503333333</text:p>
          </table:table-cell>
          <table:table-cell table:style-name="ce41" office:value-type="float" office:value="954.0033365" calcext:value-type="float">
            <text:p>954,0033365</text:p>
          </table:table-cell>
          <table:table-cell table:style-name="ce41" office:value-type="float" office:value="241.989583333333" calcext:value-type="float">
            <text:p>241,989583333333</text:p>
          </table:table-cell>
          <table:table-cell table:style-name="ce41" office:value-type="float" office:value="241.942708333333" calcext:value-type="float">
            <text:p>241,942708333333</text:p>
          </table:table-cell>
          <table:table-cell table:style-name="ce43"/>
          <table:table-cell office:value-type="float" office:value="53" calcext:value-type="float">
            <text:p>53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36]*[.K36]+[.D36]*[.L36]+[.E36]*[.M36]+[.F36]*[.N36]+[.G36]*[.O36]+[.P36]" office:value-type="float" office:value="54.2416726370866" calcext:value-type="float">
            <text:p>54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02:00:00" calcext:value-type="date">
            <text:p>08.02.18 02:00</text:p>
          </table:table-cell>
          <table:table-cell/>
          <table:table-cell table:style-name="ce41" office:value-type="float" office:value="0.288777" calcext:value-type="float">
            <text:p>0,288777</text:p>
          </table:table-cell>
          <table:table-cell table:style-name="ce29" office:value-type="float" office:value="78.8649838333333" calcext:value-type="float">
            <text:p>78,8649838333333</text:p>
          </table:table-cell>
          <table:table-cell table:style-name="ce29" office:value-type="float" office:value="954.0833335" calcext:value-type="float">
            <text:p>954,0833335</text:p>
          </table:table-cell>
          <table:table-cell table:style-name="ce29" office:value-type="float" office:value="242.052083333333" calcext:value-type="float">
            <text:p>242,052083333333</text:p>
          </table:table-cell>
          <table:table-cell table:style-name="ce41" office:value-type="float" office:value="241.979166666667" calcext:value-type="float">
            <text:p>241,979166666667</text:p>
          </table:table-cell>
          <table:table-cell table:style-name="ce43"/>
          <table:table-cell office:value-type="float" office:value="44" calcext:value-type="float">
            <text:p>4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37]*[.K37]+[.D37]*[.L37]+[.E37]*[.M37]+[.F37]*[.N37]+[.G37]*[.O37]+[.P37]" office:value-type="float" office:value="52.5946929329275" calcext:value-type="float">
            <text:p>53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03:00:00" calcext:value-type="date">
            <text:p>08.02.18 03:00</text:p>
          </table:table-cell>
          <table:table-cell/>
          <table:table-cell table:style-name="ce41" office:value-type="float" office:value="0.216678" calcext:value-type="float">
            <text:p>0,216678</text:p>
          </table:table-cell>
          <table:table-cell table:style-name="ce29" office:value-type="float" office:value="79.469241" calcext:value-type="float">
            <text:p>79,469241</text:p>
          </table:table-cell>
          <table:table-cell table:style-name="ce29" office:value-type="float" office:value="954.369995166667" calcext:value-type="float">
            <text:p>954,369995166667</text:p>
          </table:table-cell>
          <table:table-cell table:style-name="ce29" office:value-type="float" office:value="241.994791666667" calcext:value-type="float">
            <text:p>241,994791666667</text:p>
          </table:table-cell>
          <table:table-cell table:style-name="ce41" office:value-type="float" office:value="241.90625" calcext:value-type="float">
            <text:p>241,90625</text:p>
          </table:table-cell>
          <table:table-cell table:style-name="ce43"/>
          <table:table-cell office:value-type="float" office:value="42" calcext:value-type="float">
            <text:p>42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38]*[.K38]+[.D38]*[.L38]+[.E38]*[.M38]+[.F38]*[.N38]+[.G38]*[.O38]+[.P38]" office:value-type="float" office:value="48.4080482934896" calcext:value-type="float">
            <text:p>48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04:00:00" calcext:value-type="date">
            <text:p>08.02.18 04:00</text:p>
          </table:table-cell>
          <table:table-cell/>
          <table:table-cell table:style-name="ce41" office:value-type="float" office:value="0.246496666666667" calcext:value-type="float">
            <text:p>0,246496666666667</text:p>
          </table:table-cell>
          <table:table-cell table:style-name="ce29" office:value-type="float" office:value="79.6350555" calcext:value-type="float">
            <text:p>79,6350555</text:p>
          </table:table-cell>
          <table:table-cell table:style-name="ce29" office:value-type="float" office:value="954.396657333333" calcext:value-type="float">
            <text:p>954,396657333333</text:p>
          </table:table-cell>
          <table:table-cell table:style-name="ce29" office:value-type="float" office:value="242.151041666667" calcext:value-type="float">
            <text:p>242,151041666667</text:p>
          </table:table-cell>
          <table:table-cell table:style-name="ce41" office:value-type="float" office:value="242.088541666667" calcext:value-type="float">
            <text:p>242,088541666667</text:p>
          </table:table-cell>
          <table:table-cell table:style-name="ce43"/>
          <table:table-cell office:value-type="float" office:value="42" calcext:value-type="float">
            <text:p>42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39]*[.K39]+[.D39]*[.L39]+[.E39]*[.M39]+[.F39]*[.N39]+[.G39]*[.O39]+[.P39]" office:value-type="float" office:value="56.9383487325813" calcext:value-type="float">
            <text:p>57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05:00:00" calcext:value-type="date">
            <text:p>08.02.18 05:00</text:p>
          </table:table-cell>
          <table:table-cell/>
          <table:table-cell table:style-name="ce41" office:value-type="float" office:value="0.256287833333333" calcext:value-type="float">
            <text:p>0,256287833333333</text:p>
          </table:table-cell>
          <table:table-cell table:style-name="ce29" office:value-type="float" office:value="79.3952345" calcext:value-type="float">
            <text:p>79,3952345</text:p>
          </table:table-cell>
          <table:table-cell table:style-name="ce29" office:value-type="float" office:value="954.569997166667" calcext:value-type="float">
            <text:p>954,569997166667</text:p>
          </table:table-cell>
          <table:table-cell table:style-name="ce29" office:value-type="float" office:value="241.947916666667" calcext:value-type="float">
            <text:p>241,947916666667</text:p>
          </table:table-cell>
          <table:table-cell table:style-name="ce41" office:value-type="float" office:value="241.916666666667" calcext:value-type="float">
            <text:p>241,916666666667</text:p>
          </table:table-cell>
          <table:table-cell table:style-name="ce43"/>
          <table:table-cell office:value-type="float" office:value="47" calcext:value-type="float">
            <text:p>47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40]*[.K40]+[.D40]*[.L40]+[.E40]*[.M40]+[.F40]*[.N40]+[.G40]*[.O40]+[.P40]" office:value-type="float" office:value="53.3327714452626" calcext:value-type="float">
            <text:p>53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06:00:00" calcext:value-type="date">
            <text:p>08.02.18 06:00</text:p>
          </table:table-cell>
          <table:table-cell/>
          <table:table-cell table:style-name="ce41" office:value-type="float" office:value="1.32085916666667" calcext:value-type="float">
            <text:p>1,32085916666667</text:p>
          </table:table-cell>
          <table:table-cell table:style-name="ce29" office:value-type="float" office:value="76.075634" calcext:value-type="float">
            <text:p>76,075634</text:p>
          </table:table-cell>
          <table:table-cell table:style-name="ce29" office:value-type="float" office:value="954.96167" calcext:value-type="float">
            <text:p>954,96167</text:p>
          </table:table-cell>
          <table:table-cell table:style-name="ce29" office:value-type="float" office:value="242.213541666667" calcext:value-type="float">
            <text:p>242,213541666667</text:p>
          </table:table-cell>
          <table:table-cell table:style-name="ce41" office:value-type="float" office:value="242.255208333333" calcext:value-type="float">
            <text:p>242,255208333333</text:p>
          </table:table-cell>
          <table:table-cell table:style-name="ce43"/>
          <table:table-cell office:value-type="float" office:value="67" calcext:value-type="float">
            <text:p>67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41]*[.K41]+[.D41]*[.L41]+[.E41]*[.M41]+[.F41]*[.N41]+[.G41]*[.O41]+[.P41]" office:value-type="float" office:value="79.8365027239361" calcext:value-type="float">
            <text:p>80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07:00:00" calcext:value-type="date">
            <text:p>08.02.18 07:00</text:p>
          </table:table-cell>
          <table:table-cell/>
          <table:table-cell table:style-name="ce41" office:value-type="float" office:value="1.61103466666667" calcext:value-type="float">
            <text:p>1,61103466666667</text:p>
          </table:table-cell>
          <table:table-cell table:style-name="ce29" office:value-type="float" office:value="74.764375" calcext:value-type="float">
            <text:p>74,764375</text:p>
          </table:table-cell>
          <table:table-cell table:style-name="ce29" office:value-type="float" office:value="955.295003" calcext:value-type="float">
            <text:p>955,295003</text:p>
          </table:table-cell>
          <table:table-cell table:style-name="ce29" office:value-type="float" office:value="241.979166666667" calcext:value-type="float">
            <text:p>241,979166666667</text:p>
          </table:table-cell>
          <table:table-cell table:style-name="ce41" office:value-type="float" office:value="242.020833333333" calcext:value-type="float">
            <text:p>242,020833333333</text:p>
          </table:table-cell>
          <table:table-cell table:style-name="ce43"/>
          <table:table-cell office:value-type="float" office:value="81" calcext:value-type="float">
            <text:p>81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42]*[.K42]+[.D42]*[.L42]+[.E42]*[.M42]+[.F42]*[.N42]+[.G42]*[.O42]+[.P42]" office:value-type="float" office:value="74.3946428427644" calcext:value-type="float">
            <text:p>74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08:00:00" calcext:value-type="date">
            <text:p>08.02.18 08:00</text:p>
          </table:table-cell>
          <table:table-cell/>
          <table:table-cell table:style-name="ce41" office:value-type="float" office:value="1.675568" calcext:value-type="float">
            <text:p>1,675568</text:p>
          </table:table-cell>
          <table:table-cell table:style-name="ce29" office:value-type="float" office:value="75.1132988333333" calcext:value-type="float">
            <text:p>75,1132988333333</text:p>
          </table:table-cell>
          <table:table-cell table:style-name="ce29" office:value-type="float" office:value="955.748331833333" calcext:value-type="float">
            <text:p>955,748331833333</text:p>
          </table:table-cell>
          <table:table-cell table:style-name="ce29" office:value-type="float" office:value="242.098958333333" calcext:value-type="float">
            <text:p>242,098958333333</text:p>
          </table:table-cell>
          <table:table-cell table:style-name="ce41" office:value-type="float" office:value="242.177083333333" calcext:value-type="float">
            <text:p>242,177083333333</text:p>
          </table:table-cell>
          <table:table-cell table:style-name="ce43"/>
          <table:table-cell office:value-type="float" office:value="85" calcext:value-type="float">
            <text:p>8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43]*[.K43]+[.D43]*[.L43]+[.E43]*[.M43]+[.F43]*[.N43]+[.G43]*[.O43]+[.P43]" office:value-type="float" office:value="83.3551341144903" calcext:value-type="float">
            <text:p>83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09:00:00" calcext:value-type="date">
            <text:p>08.02.18 09:00</text:p>
          </table:table-cell>
          <table:table-cell/>
          <table:table-cell table:style-name="ce41" office:value-type="float" office:value="1.84913883333333" calcext:value-type="float">
            <text:p>1,84913883333333</text:p>
          </table:table-cell>
          <table:table-cell table:style-name="ce29" office:value-type="float" office:value="74.899418" calcext:value-type="float">
            <text:p>74,899418</text:p>
          </table:table-cell>
          <table:table-cell table:style-name="ce29" office:value-type="float" office:value="956.336680166667" calcext:value-type="float">
            <text:p>956,336680166667</text:p>
          </table:table-cell>
          <table:table-cell table:style-name="ce29" office:value-type="float" office:value="242.135416666667" calcext:value-type="float">
            <text:p>242,135416666667</text:p>
          </table:table-cell>
          <table:table-cell table:style-name="ce41" office:value-type="float" office:value="242.203125" calcext:value-type="float">
            <text:p>242,203125</text:p>
          </table:table-cell>
          <table:table-cell table:style-name="ce43"/>
          <table:table-cell office:value-type="float" office:value="88" calcext:value-type="float">
            <text:p>88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44]*[.K44]+[.D44]*[.L44]+[.E44]*[.M44]+[.F44]*[.N44]+[.G44]*[.O44]+[.P44]" office:value-type="float" office:value="85.5279251742013" calcext:value-type="float">
            <text:p>8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10:00:00" calcext:value-type="date">
            <text:p>08.02.18 10:00</text:p>
          </table:table-cell>
          <table:table-cell/>
          <table:table-cell table:style-name="ce41" office:value-type="float" office:value="2.05208416666667" calcext:value-type="float">
            <text:p>2,05208416666667</text:p>
          </table:table-cell>
          <table:table-cell table:style-name="ce29" office:value-type="float" office:value="73.8630763333333" calcext:value-type="float">
            <text:p>73,8630763333333</text:p>
          </table:table-cell>
          <table:table-cell table:style-name="ce29" office:value-type="float" office:value="956.718332833333" calcext:value-type="float">
            <text:p>956,718332833333</text:p>
          </table:table-cell>
          <table:table-cell table:style-name="ce29" office:value-type="float" office:value="242.072916666667" calcext:value-type="float">
            <text:p>242,072916666667</text:p>
          </table:table-cell>
          <table:table-cell table:style-name="ce41" office:value-type="float" office:value="242.104166666667" calcext:value-type="float">
            <text:p>242,104166666667</text:p>
          </table:table-cell>
          <table:table-cell table:style-name="ce43"/>
          <table:table-cell office:value-type="float" office:value="78" calcext:value-type="float">
            <text:p>78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45]*[.K45]+[.D45]*[.L45]+[.E45]*[.M45]+[.F45]*[.N45]+[.G45]*[.O45]+[.P45]" office:value-type="float" office:value="81.7883508460309" calcext:value-type="float">
            <text:p>82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11:00:00" calcext:value-type="date">
            <text:p>08.02.18 11:00</text:p>
          </table:table-cell>
          <table:table-cell/>
          <table:table-cell table:style-name="ce41" office:value-type="float" office:value="2.39566633333333" calcext:value-type="float">
            <text:p>2,39566633333333</text:p>
          </table:table-cell>
          <table:table-cell table:style-name="ce29" office:value-type="float" office:value="72.9167606666667" calcext:value-type="float">
            <text:p>72,9167606666667</text:p>
          </table:table-cell>
          <table:table-cell table:style-name="ce29" office:value-type="float" office:value="957.054992666667" calcext:value-type="float">
            <text:p>957,054992666667</text:p>
          </table:table-cell>
          <table:table-cell table:style-name="ce29" office:value-type="float" office:value="242.119791666667" calcext:value-type="float">
            <text:p>242,119791666667</text:p>
          </table:table-cell>
          <table:table-cell table:style-name="ce41" office:value-type="float" office:value="242.197916666667" calcext:value-type="float">
            <text:p>242,197916666667</text:p>
          </table:table-cell>
          <table:table-cell table:style-name="ce43"/>
          <table:table-cell office:value-type="float" office:value="81" calcext:value-type="float">
            <text:p>81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46]*[.K46]+[.D46]*[.L46]+[.E46]*[.M46]+[.F46]*[.N46]+[.G46]*[.O46]+[.P46]" office:value-type="float" office:value="91.6013828618834" calcext:value-type="float">
            <text:p>92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12:00:00" calcext:value-type="date">
            <text:p>08.02.18 12:00</text:p>
          </table:table-cell>
          <table:table-cell/>
          <table:table-cell table:style-name="ce41" office:value-type="float" office:value="2.96311133333333" calcext:value-type="float">
            <text:p>2,96311133333333</text:p>
          </table:table-cell>
          <table:table-cell table:style-name="ce29" office:value-type="float" office:value="71.391623" calcext:value-type="float">
            <text:p>71,391623</text:p>
          </table:table-cell>
          <table:table-cell table:style-name="ce29" office:value-type="float" office:value="957.146657333333" calcext:value-type="float">
            <text:p>957,146657333333</text:p>
          </table:table-cell>
          <table:table-cell table:style-name="ce29" office:value-type="float" office:value="241.953125" calcext:value-type="float">
            <text:p>241,953125</text:p>
          </table:table-cell>
          <table:table-cell table:style-name="ce41" office:value-type="float" office:value="242.026041666667" calcext:value-type="float">
            <text:p>242,026041666667</text:p>
          </table:table-cell>
          <table:table-cell table:style-name="ce43"/>
          <table:table-cell office:value-type="float" office:value="92" calcext:value-type="float">
            <text:p>92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47]*[.K47]+[.D47]*[.L47]+[.E47]*[.M47]+[.F47]*[.N47]+[.G47]*[.O47]+[.P47]" office:value-type="float" office:value="89.6030720905219" calcext:value-type="float">
            <text:p>90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13:00:00" calcext:value-type="date">
            <text:p>08.02.18 13:00</text:p>
          </table:table-cell>
          <table:table-cell/>
          <table:table-cell table:style-name="ce41" office:value-type="float" office:value="3.48204516666667" calcext:value-type="float">
            <text:p>3,48204516666667</text:p>
          </table:table-cell>
          <table:table-cell table:style-name="ce29" office:value-type="float" office:value="69.2734173333333" calcext:value-type="float">
            <text:p>69,2734173333333</text:p>
          </table:table-cell>
          <table:table-cell table:style-name="ce29" office:value-type="float" office:value="956.989990166667" calcext:value-type="float">
            <text:p>956,989990166667</text:p>
          </table:table-cell>
          <table:table-cell table:style-name="ce29" office:value-type="float" office:value="241.802083333333" calcext:value-type="float">
            <text:p>241,802083333333</text:p>
          </table:table-cell>
          <table:table-cell table:style-name="ce41" office:value-type="float" office:value="241.796875" calcext:value-type="float">
            <text:p>241,796875</text:p>
          </table:table-cell>
          <table:table-cell table:style-name="ce43"/>
          <table:table-cell office:value-type="float" office:value="75" calcext:value-type="float">
            <text:p>7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48]*[.K48]+[.D48]*[.L48]+[.E48]*[.M48]+[.F48]*[.N48]+[.G48]*[.O48]+[.P48]" office:value-type="float" office:value="80.1892926827713" calcext:value-type="float">
            <text:p>80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14:00:00" calcext:value-type="date">
            <text:p>08.02.18 14:00</text:p>
          </table:table-cell>
          <table:table-cell/>
          <table:table-cell table:style-name="ce41" office:value-type="float" office:value="3.9564735" calcext:value-type="float">
            <text:p>3,9564735</text:p>
          </table:table-cell>
          <table:table-cell table:style-name="ce29" office:value-type="float" office:value="67.677831" calcext:value-type="float">
            <text:p>67,677831</text:p>
          </table:table-cell>
          <table:table-cell table:style-name="ce29" office:value-type="float" office:value="956.976674333333" calcext:value-type="float">
            <text:p>956,976674333333</text:p>
          </table:table-cell>
          <table:table-cell table:style-name="ce29" office:value-type="float" office:value="241.71875" calcext:value-type="float">
            <text:p>241,71875</text:p>
          </table:table-cell>
          <table:table-cell table:style-name="ce41" office:value-type="float" office:value="241.713541666667" calcext:value-type="float">
            <text:p>241,713541666667</text:p>
          </table:table-cell>
          <table:table-cell table:style-name="ce43"/>
          <table:table-cell office:value-type="float" office:value="75" calcext:value-type="float">
            <text:p>7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49]*[.K49]+[.D49]*[.L49]+[.E49]*[.M49]+[.F49]*[.N49]+[.G49]*[.O49]+[.P49]" office:value-type="float" office:value="81.0908117191411" calcext:value-type="float">
            <text:p>81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15:00:00" calcext:value-type="date">
            <text:p>08.02.18 15:00</text:p>
          </table:table-cell>
          <table:table-cell/>
          <table:table-cell table:style-name="ce41" office:value-type="float" office:value="4.217721" calcext:value-type="float">
            <text:p>4,217721</text:p>
          </table:table-cell>
          <table:table-cell table:style-name="ce29" office:value-type="float" office:value="66.3642846666667" calcext:value-type="float">
            <text:p>66,3642846666667</text:p>
          </table:table-cell>
          <table:table-cell table:style-name="ce29" office:value-type="float" office:value="956.775004" calcext:value-type="float">
            <text:p>956,775004</text:p>
          </table:table-cell>
          <table:table-cell table:style-name="ce29" office:value-type="float" office:value="241.583333333333" calcext:value-type="float">
            <text:p>241,583333333333</text:p>
          </table:table-cell>
          <table:table-cell table:style-name="ce41" office:value-type="float" office:value="241.640625" calcext:value-type="float">
            <text:p>241,640625</text:p>
          </table:table-cell>
          <table:table-cell table:style-name="ce43"/>
          <table:table-cell office:value-type="float" office:value="85" calcext:value-type="float">
            <text:p>8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50]*[.K50]+[.D50]*[.L50]+[.E50]*[.M50]+[.F50]*[.N50]+[.G50]*[.O50]+[.P50]" office:value-type="float" office:value="84.9971840172384" calcext:value-type="float">
            <text:p>85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16:00:00" calcext:value-type="date">
            <text:p>08.02.18 16:00</text:p>
          </table:table-cell>
          <table:table-cell/>
          <table:table-cell table:style-name="ce41" office:value-type="float" office:value="4.09444066666667" calcext:value-type="float">
            <text:p>4,09444066666667</text:p>
          </table:table-cell>
          <table:table-cell table:style-name="ce29" office:value-type="float" office:value="66.4110768333333" calcext:value-type="float">
            <text:p>66,4110768333333</text:p>
          </table:table-cell>
          <table:table-cell table:style-name="ce29" office:value-type="float" office:value="956.844991166667" calcext:value-type="float">
            <text:p>956,844991166667</text:p>
          </table:table-cell>
          <table:table-cell table:style-name="ce29" office:value-type="float" office:value="241.359375" calcext:value-type="float">
            <text:p>241,359375</text:p>
          </table:table-cell>
          <table:table-cell table:style-name="ce41" office:value-type="float" office:value="241.458333333333" calcext:value-type="float">
            <text:p>241,458333333333</text:p>
          </table:table-cell>
          <table:table-cell table:style-name="ce43"/>
          <table:table-cell office:value-type="float" office:value="85" calcext:value-type="float">
            <text:p>8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51]*[.K51]+[.D51]*[.L51]+[.E51]*[.M51]+[.F51]*[.N51]+[.G51]*[.O51]+[.P51]" office:value-type="float" office:value="80.6073226547542" calcext:value-type="float">
            <text:p>81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17:00:00" calcext:value-type="date">
            <text:p>08.02.18 17:00</text:p>
          </table:table-cell>
          <table:table-cell/>
          <table:table-cell table:style-name="ce41" office:value-type="float" office:value="3.682765" calcext:value-type="float">
            <text:p>3,682765</text:p>
          </table:table-cell>
          <table:table-cell table:style-name="ce29" office:value-type="float" office:value="68.1803615" calcext:value-type="float">
            <text:p>68,1803615</text:p>
          </table:table-cell>
          <table:table-cell table:style-name="ce29" office:value-type="float" office:value="956.956664833333" calcext:value-type="float">
            <text:p>956,956664833333</text:p>
          </table:table-cell>
          <table:table-cell table:style-name="ce29" office:value-type="float" office:value="241.536458333333" calcext:value-type="float">
            <text:p>241,536458333333</text:p>
          </table:table-cell>
          <table:table-cell table:style-name="ce41" office:value-type="float" office:value="241.770833333333" calcext:value-type="float">
            <text:p>241,770833333333</text:p>
          </table:table-cell>
          <table:table-cell table:style-name="ce43"/>
          <table:table-cell office:value-type="float" office:value="95" calcext:value-type="float">
            <text:p>9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52]*[.K52]+[.D52]*[.L52]+[.E52]*[.M52]+[.F52]*[.N52]+[.G52]*[.O52]+[.P52]" office:value-type="float" office:value="97.8624322164378" calcext:value-type="float">
            <text:p>98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18:00:00" calcext:value-type="date">
            <text:p>08.02.18 18:00</text:p>
          </table:table-cell>
          <table:table-cell/>
          <table:table-cell table:style-name="ce41" office:value-type="float" office:value="3.42151783333333" calcext:value-type="float">
            <text:p>3,42151783333333</text:p>
          </table:table-cell>
          <table:table-cell table:style-name="ce29" office:value-type="float" office:value="67.9723281666667" calcext:value-type="float">
            <text:p>67,9723281666667</text:p>
          </table:table-cell>
          <table:table-cell table:style-name="ce29" office:value-type="float" office:value="957.193339" calcext:value-type="float">
            <text:p>957,193339</text:p>
          </table:table-cell>
          <table:table-cell table:style-name="ce29" office:value-type="float" office:value="241.619791666667" calcext:value-type="float">
            <text:p>241,619791666667</text:p>
          </table:table-cell>
          <table:table-cell table:style-name="ce41" office:value-type="float" office:value="241.796875" calcext:value-type="float">
            <text:p>241,796875</text:p>
          </table:table-cell>
          <table:table-cell table:style-name="ce43"/>
          <table:table-cell office:value-type="float" office:value="111" calcext:value-type="float">
            <text:p>111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53]*[.K53]+[.D53]*[.L53]+[.E53]*[.M53]+[.F53]*[.N53]+[.G53]*[.O53]+[.P53]" office:value-type="float" office:value="93.6110926368056" calcext:value-type="float">
            <text:p>94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19:00:00" calcext:value-type="date">
            <text:p>08.02.18 19:00</text:p>
          </table:table-cell>
          <table:table-cell/>
          <table:table-cell table:style-name="ce41" office:value-type="float" office:value="3.3311715" calcext:value-type="float">
            <text:p>3,3311715</text:p>
          </table:table-cell>
          <table:table-cell table:style-name="ce29" office:value-type="float" office:value="68.4087386666667" calcext:value-type="float">
            <text:p>68,4087386666667</text:p>
          </table:table-cell>
          <table:table-cell table:style-name="ce29" office:value-type="float" office:value="957.528340666667" calcext:value-type="float">
            <text:p>957,528340666667</text:p>
          </table:table-cell>
          <table:table-cell table:style-name="ce29" office:value-type="float" office:value="241.682291666667" calcext:value-type="float">
            <text:p>241,682291666667</text:p>
          </table:table-cell>
          <table:table-cell table:style-name="ce41" office:value-type="float" office:value="241.890625" calcext:value-type="float">
            <text:p>241,890625</text:p>
          </table:table-cell>
          <table:table-cell table:style-name="ce43"/>
          <table:table-cell office:value-type="float" office:value="103" calcext:value-type="float">
            <text:p>103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54]*[.K54]+[.D54]*[.L54]+[.E54]*[.M54]+[.F54]*[.N54]+[.G54]*[.O54]+[.P54]" office:value-type="float" office:value="98.7805536774431" calcext:value-type="float">
            <text:p>99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20:00:00" calcext:value-type="date">
            <text:p>08.02.18 20:00</text:p>
          </table:table-cell>
          <table:table-cell/>
          <table:table-cell table:style-name="ce41" office:value-type="float" office:value="3.19854533333333" calcext:value-type="float">
            <text:p>3,19854533333333</text:p>
          </table:table-cell>
          <table:table-cell table:style-name="ce29" office:value-type="float" office:value="69.0872561666667" calcext:value-type="float">
            <text:p>69,0872561666667</text:p>
          </table:table-cell>
          <table:table-cell table:style-name="ce29" office:value-type="float" office:value="957.673339833333" calcext:value-type="float">
            <text:p>957,673339833333</text:p>
          </table:table-cell>
          <table:table-cell table:style-name="ce29" office:value-type="float" office:value="241.546875" calcext:value-type="float">
            <text:p>241,546875</text:p>
          </table:table-cell>
          <table:table-cell table:style-name="ce41" office:value-type="float" office:value="241.708333333333" calcext:value-type="float">
            <text:p>241,708333333333</text:p>
          </table:table-cell>
          <table:table-cell table:style-name="ce43"/>
          <table:table-cell office:value-type="float" office:value="89" calcext:value-type="float">
            <text:p>89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55]*[.K55]+[.D55]*[.L55]+[.E55]*[.M55]+[.F55]*[.N55]+[.G55]*[.O55]+[.P55]" office:value-type="float" office:value="87.8522156205909" calcext:value-type="float">
            <text:p>88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21:00:00" calcext:value-type="date">
            <text:p>08.02.18 21:00</text:p>
          </table:table-cell>
          <table:table-cell/>
          <table:table-cell table:style-name="ce41" office:value-type="float" office:value="3.07526516666667" calcext:value-type="float">
            <text:p>3,07526516666667</text:p>
          </table:table-cell>
          <table:table-cell table:style-name="ce29" office:value-type="float" office:value="67.9428301666667" calcext:value-type="float">
            <text:p>67,9428301666667</text:p>
          </table:table-cell>
          <table:table-cell table:style-name="ce29" office:value-type="float" office:value="957.913330166667" calcext:value-type="float">
            <text:p>957,913330166667</text:p>
          </table:table-cell>
          <table:table-cell table:style-name="ce29" office:value-type="float" office:value="241.567708333333" calcext:value-type="float">
            <text:p>241,567708333333</text:p>
          </table:table-cell>
          <table:table-cell table:style-name="ce41" office:value-type="float" office:value="241.640625" calcext:value-type="float">
            <text:p>241,640625</text:p>
          </table:table-cell>
          <table:table-cell table:style-name="ce43"/>
          <table:table-cell office:value-type="float" office:value="75" calcext:value-type="float">
            <text:p>7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56]*[.K56]+[.D56]*[.L56]+[.E56]*[.M56]+[.F56]*[.N56]+[.G56]*[.O56]+[.P56]" office:value-type="float" office:value="79.4670535523019" calcext:value-type="float">
            <text:p>79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22:00:00" calcext:value-type="date">
            <text:p>08.02.18 22:00</text:p>
          </table:table-cell>
          <table:table-cell/>
          <table:table-cell table:style-name="ce41" office:value-type="float" office:value="2.925727" calcext:value-type="float">
            <text:p>2,925727</text:p>
          </table:table-cell>
          <table:table-cell table:style-name="ce29" office:value-type="float" office:value="67.2254016666667" calcext:value-type="float">
            <text:p>67,2254016666667</text:p>
          </table:table-cell>
          <table:table-cell table:style-name="ce29" office:value-type="float" office:value="957.924997833333" calcext:value-type="float">
            <text:p>957,924997833333</text:p>
          </table:table-cell>
          <table:table-cell table:style-name="ce29" office:value-type="float" office:value="241.453125" calcext:value-type="float">
            <text:p>241,453125</text:p>
          </table:table-cell>
          <table:table-cell table:style-name="ce41" office:value-type="float" office:value="241.473958333333" calcext:value-type="float">
            <text:p>241,473958333333</text:p>
          </table:table-cell>
          <table:table-cell table:style-name="ce43"/>
          <table:table-cell office:value-type="float" office:value="71" calcext:value-type="float">
            <text:p>71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57]*[.K57]+[.D57]*[.L57]+[.E57]*[.M57]+[.F57]*[.N57]+[.G57]*[.O57]+[.P57]" office:value-type="float" office:value="69.3303908748967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8T23:00:00" calcext:value-type="date">
            <text:p>08.02.18 23:00</text:p>
          </table:table-cell>
          <table:table-cell/>
          <table:table-cell table:style-name="ce41" office:value-type="float" office:value="2.925727" calcext:value-type="float">
            <text:p>2,925727</text:p>
          </table:table-cell>
          <table:table-cell table:style-name="ce29" office:value-type="float" office:value="67.6615551666667" calcext:value-type="float">
            <text:p>67,6615551666667</text:p>
          </table:table-cell>
          <table:table-cell table:style-name="ce29" office:value-type="float" office:value="957.698334" calcext:value-type="float">
            <text:p>957,698334</text:p>
          </table:table-cell>
          <table:table-cell table:style-name="ce29" office:value-type="float" office:value="241.432291666667" calcext:value-type="float">
            <text:p>241,432291666667</text:p>
          </table:table-cell>
          <table:table-cell table:style-name="ce41" office:value-type="float" office:value="241.432291666667" calcext:value-type="float">
            <text:p>241,432291666667</text:p>
          </table:table-cell>
          <table:table-cell table:style-name="ce43"/>
          <table:table-cell office:value-type="float" office:value="67" calcext:value-type="float">
            <text:p>67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58]*[.K58]+[.D58]*[.L58]+[.E58]*[.M58]+[.F58]*[.N58]+[.G58]*[.O58]+[.P58]" office:value-type="float" office:value="65.8092824915038" calcext:value-type="float">
            <text:p>6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" calcext:value-type="date">
            <text:p>09.02.18 00:00</text:p>
          </table:table-cell>
          <table:table-cell/>
          <table:table-cell table:style-name="ce41" office:value-type="float" office:value="2.81802333333333" calcext:value-type="float">
            <text:p>2,81802333333333</text:p>
          </table:table-cell>
          <table:table-cell table:style-name="ce41" office:value-type="float" office:value="69.474073" calcext:value-type="float">
            <text:p>69,474073</text:p>
          </table:table-cell>
          <table:table-cell table:style-name="ce41" office:value-type="float" office:value="957.425008166667" calcext:value-type="float">
            <text:p>957,425008166667</text:p>
          </table:table-cell>
          <table:table-cell table:number-columns-repeated="2" table:style-name="ce41" office:value-type="float" office:value="241.46875" calcext:value-type="float">
            <text:p>241,46875</text:p>
          </table:table-cell>
          <table:table-cell table:style-name="ce43"/>
          <table:table-cell office:value-type="float" office:value="63" calcext:value-type="float">
            <text:p>63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59]*[.K59]+[.D59]*[.L59]+[.E59]*[.M59]+[.F59]*[.N59]+[.G59]*[.O59]+[.P59]" office:value-type="float" office:value="64.9892846888743" calcext:value-type="float">
            <text:p>65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01:00:00" calcext:value-type="date">
            <text:p>09.02.18 01:00</text:p>
          </table:table-cell>
          <table:table-cell/>
          <table:table-cell table:style-name="ce41" office:value-type="float" office:value="2.742364" calcext:value-type="float">
            <text:p>2,742364</text:p>
          </table:table-cell>
          <table:table-cell table:style-name="ce41" office:value-type="float" office:value="70.2365151666667" calcext:value-type="float">
            <text:p>70,2365151666667</text:p>
          </table:table-cell>
          <table:table-cell table:style-name="ce41" office:value-type="float" office:value="957.394999166667" calcext:value-type="float">
            <text:p>957,394999166667</text:p>
          </table:table-cell>
          <table:table-cell table:style-name="ce41" office:value-type="float" office:value="241.453125" calcext:value-type="float">
            <text:p>241,453125</text:p>
          </table:table-cell>
          <table:table-cell table:style-name="ce41" office:value-type="float" office:value="241.4375" calcext:value-type="float">
            <text:p>241,4375</text:p>
          </table:table-cell>
          <table:table-cell table:style-name="ce43"/>
          <table:table-cell office:value-type="float" office:value="58" calcext:value-type="float">
            <text:p>58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60]*[.K60]+[.D60]*[.L60]+[.E60]*[.M60]+[.F60]*[.N60]+[.G60]*[.O60]+[.P60]" office:value-type="float" office:value="61.787199318027" calcext:value-type="float">
            <text:p>62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02:00:00" calcext:value-type="date">
            <text:p>09.02.18 02:00</text:p>
          </table:table-cell>
          <table:table-cell/>
          <table:table-cell table:style-name="ce41" office:value-type="float" office:value="2.63911116666667" calcext:value-type="float">
            <text:p>2,63911116666667</text:p>
          </table:table-cell>
          <table:table-cell table:style-name="ce29" office:value-type="float" office:value="70.9821713333333" calcext:value-type="float">
            <text:p>70,9821713333333</text:p>
          </table:table-cell>
          <table:table-cell table:style-name="ce29" office:value-type="float" office:value="957.284993166667" calcext:value-type="float">
            <text:p>957,284993166667</text:p>
          </table:table-cell>
          <table:table-cell table:style-name="ce29" office:value-type="float" office:value="241.432291666667" calcext:value-type="float">
            <text:p>241,432291666667</text:p>
          </table:table-cell>
          <table:table-cell table:style-name="ce41" office:value-type="float" office:value="241.385416666667" calcext:value-type="float">
            <text:p>241,385416666667</text:p>
          </table:table-cell>
          <table:table-cell table:style-name="ce43"/>
          <table:table-cell office:value-type="float" office:value="55" calcext:value-type="float">
            <text:p>5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61]*[.K61]+[.D61]*[.L61]+[.E61]*[.M61]+[.F61]*[.N61]+[.G61]*[.O61]+[.P61]" office:value-type="float" office:value="56.4773739323737" calcext:value-type="float">
            <text:p>5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03:00:00" calcext:value-type="date">
            <text:p>09.02.18 03:00</text:p>
          </table:table-cell>
          <table:table-cell/>
          <table:table-cell table:style-name="ce41" office:value-type="float" office:value="2.6413365" calcext:value-type="float">
            <text:p>2,6413365</text:p>
          </table:table-cell>
          <table:table-cell table:style-name="ce29" office:value-type="float" office:value="70.9651325" calcext:value-type="float">
            <text:p>70,9651325</text:p>
          </table:table-cell>
          <table:table-cell table:style-name="ce29" office:value-type="float" office:value="957.0966595" calcext:value-type="float">
            <text:p>957,0966595</text:p>
          </table:table-cell>
          <table:table-cell table:style-name="ce29" office:value-type="float" office:value="241.369791666667" calcext:value-type="float">
            <text:p>241,369791666667</text:p>
          </table:table-cell>
          <table:table-cell table:style-name="ce41" office:value-type="float" office:value="241.34375" calcext:value-type="float">
            <text:p>241,34375</text:p>
          </table:table-cell>
          <table:table-cell table:style-name="ce43"/>
          <table:table-cell office:value-type="float" office:value="53" calcext:value-type="float">
            <text:p>53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62]*[.K62]+[.D62]*[.L62]+[.E62]*[.M62]+[.F62]*[.N62]+[.G62]*[.O62]+[.P62]" office:value-type="float" office:value="56.2099436568042" calcext:value-type="float">
            <text:p>5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04:00:00" calcext:value-type="date">
            <text:p>09.02.18 04:00</text:p>
          </table:table-cell>
          <table:table-cell/>
          <table:table-cell table:style-name="ce41" office:value-type="float" office:value="2.66715" calcext:value-type="float">
            <text:p>2,66715</text:p>
          </table:table-cell>
          <table:table-cell table:style-name="ce29" office:value-type="float" office:value="70.2754261666667" calcext:value-type="float">
            <text:p>70,2754261666667</text:p>
          </table:table-cell>
          <table:table-cell table:style-name="ce29" office:value-type="float" office:value="956.848348" calcext:value-type="float">
            <text:p>956,848348</text:p>
          </table:table-cell>
          <table:table-cell table:style-name="ce29" office:value-type="float" office:value="241.427083333333" calcext:value-type="float">
            <text:p>241,427083333333</text:p>
          </table:table-cell>
          <table:table-cell table:style-name="ce41" office:value-type="float" office:value="241.390625" calcext:value-type="float">
            <text:p>241,390625</text:p>
          </table:table-cell>
          <table:table-cell table:style-name="ce43"/>
          <table:table-cell office:value-type="float" office:value="54" calcext:value-type="float">
            <text:p>5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63]*[.K63]+[.D63]*[.L63]+[.E63]*[.M63]+[.F63]*[.N63]+[.G63]*[.O63]+[.P63]" office:value-type="float" office:value="57.4498648084373" calcext:value-type="float">
            <text:p>57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05:00:00" calcext:value-type="date">
            <text:p>09.02.18 05:00</text:p>
          </table:table-cell>
          <table:table-cell/>
          <table:table-cell table:style-name="ce41" office:value-type="float" office:value="2.653798" calcext:value-type="float">
            <text:p>2,653798</text:p>
          </table:table-cell>
          <table:table-cell table:style-name="ce29" office:value-type="float" office:value="71.4503693333333" calcext:value-type="float">
            <text:p>71,4503693333333</text:p>
          </table:table-cell>
          <table:table-cell table:style-name="ce29" office:value-type="float" office:value="956.5266825" calcext:value-type="float">
            <text:p>956,5266825</text:p>
          </table:table-cell>
          <table:table-cell table:style-name="ce29" office:value-type="float" office:value="241.59375" calcext:value-type="float">
            <text:p>241,59375</text:p>
          </table:table-cell>
          <table:table-cell table:style-name="ce41" office:value-type="float" office:value="241.59375" calcext:value-type="float">
            <text:p>241,59375</text:p>
          </table:table-cell>
          <table:table-cell table:style-name="ce43"/>
          <table:table-cell office:value-type="float" office:value="60" calcext:value-type="float">
            <text:p>60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64]*[.K64]+[.D64]*[.L64]+[.E64]*[.M64]+[.F64]*[.N64]+[.G64]*[.O64]+[.P64]" office:value-type="float" office:value="66.1253255509801" calcext:value-type="float">
            <text:p>6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06:00:00" calcext:value-type="date">
            <text:p>09.02.18 06:00</text:p>
          </table:table-cell>
          <table:table-cell/>
          <table:table-cell table:style-name="ce41" office:value-type="float" office:value="2.70720466666667" calcext:value-type="float">
            <text:p>2,70720466666667</text:p>
          </table:table-cell>
          <table:table-cell table:style-name="ce29" office:value-type="float" office:value="72.0057983333333" calcext:value-type="float">
            <text:p>72,0057983333333</text:p>
          </table:table-cell>
          <table:table-cell table:style-name="ce29" office:value-type="float" office:value="956.305002833333" calcext:value-type="float">
            <text:p>956,305002833333</text:p>
          </table:table-cell>
          <table:table-cell table:style-name="ce29" office:value-type="float" office:value="241.625" calcext:value-type="float">
            <text:p>241,625</text:p>
          </table:table-cell>
          <table:table-cell table:style-name="ce41" office:value-type="float" office:value="241.651041666667" calcext:value-type="float">
            <text:p>241,651041666667</text:p>
          </table:table-cell>
          <table:table-cell table:style-name="ce43"/>
          <table:table-cell office:value-type="float" office:value="70" calcext:value-type="float">
            <text:p>70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65]*[.K65]+[.D65]*[.L65]+[.E65]*[.M65]+[.F65]*[.N65]+[.G65]*[.O65]+[.P65]" office:value-type="float" office:value="69.7225056368006" calcext:value-type="float">
            <text:p>70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07:00:00" calcext:value-type="date">
            <text:p>09.02.18 07:00</text:p>
          </table:table-cell>
          <table:table-cell/>
          <table:table-cell table:style-name="ce41" office:value-type="float" office:value="2.34003466666667" calcext:value-type="float">
            <text:p>2,34003466666667</text:p>
          </table:table-cell>
          <table:table-cell table:style-name="ce29" office:value-type="float" office:value="72.7448451666667" calcext:value-type="float">
            <text:p>72,7448451666667</text:p>
          </table:table-cell>
          <table:table-cell table:style-name="ce29" office:value-type="float" office:value="956.256673333333" calcext:value-type="float">
            <text:p>956,256673333333</text:p>
          </table:table-cell>
          <table:table-cell table:style-name="ce29" office:value-type="float" office:value="241.447916666667" calcext:value-type="float">
            <text:p>241,447916666667</text:p>
          </table:table-cell>
          <table:table-cell table:style-name="ce41" office:value-type="float" office:value="241.46875" calcext:value-type="float">
            <text:p>241,46875</text:p>
          </table:table-cell>
          <table:table-cell table:style-name="ce43"/>
          <table:table-cell office:value-type="float" office:value="77" calcext:value-type="float">
            <text:p>77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66]*[.K66]+[.D66]*[.L66]+[.E66]*[.M66]+[.F66]*[.N66]+[.G66]*[.O66]+[.P66]" office:value-type="float" office:value="59.9652633498317" calcext:value-type="float">
            <text:p>60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08:00:00" calcext:value-type="date">
            <text:p>09.02.18 08:00</text:p>
          </table:table-cell>
          <table:table-cell/>
          <table:table-cell table:style-name="ce41" office:value-type="float" office:value="2.23678183333333" calcext:value-type="float">
            <text:p>2,23678183333333</text:p>
          </table:table-cell>
          <table:table-cell table:style-name="ce29" office:value-type="float" office:value="73.618932" calcext:value-type="float">
            <text:p>73,618932</text:p>
          </table:table-cell>
          <table:table-cell table:style-name="ce29" office:value-type="float" office:value="956.1516725" calcext:value-type="float">
            <text:p>956,1516725</text:p>
          </table:table-cell>
          <table:table-cell table:style-name="ce29" office:value-type="float" office:value="241.625" calcext:value-type="float">
            <text:p>241,625</text:p>
          </table:table-cell>
          <table:table-cell table:style-name="ce41" office:value-type="float" office:value="241.71875" calcext:value-type="float">
            <text:p>241,71875</text:p>
          </table:table-cell>
          <table:table-cell table:style-name="ce43"/>
          <table:table-cell office:value-type="float" office:value="80" calcext:value-type="float">
            <text:p>80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67]*[.K67]+[.D67]*[.L67]+[.E67]*[.M67]+[.F67]*[.N67]+[.G67]*[.O67]+[.P67]" office:value-type="float" office:value="72.7870810597451" calcext:value-type="float">
            <text:p>73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09:00:00" calcext:value-type="date">
            <text:p>09.02.18 09:00</text:p>
          </table:table-cell>
          <table:table-cell/>
          <table:table-cell table:style-name="ce41" office:value-type="float" office:value="2.30665533333333" calcext:value-type="float">
            <text:p>2,30665533333333</text:p>
          </table:table-cell>
          <table:table-cell table:style-name="ce29" office:value-type="float" office:value="74.7175813333333" calcext:value-type="float">
            <text:p>74,7175813333333</text:p>
          </table:table-cell>
          <table:table-cell table:style-name="ce29" office:value-type="float" office:value="956.086659833333" calcext:value-type="float">
            <text:p>956,086659833333</text:p>
          </table:table-cell>
          <table:table-cell table:style-name="ce29" office:value-type="float" office:value="241.713541666667" calcext:value-type="float">
            <text:p>241,713541666667</text:p>
          </table:table-cell>
          <table:table-cell table:style-name="ce41" office:value-type="float" office:value="241.822916666667" calcext:value-type="float">
            <text:p>241,822916666667</text:p>
          </table:table-cell>
          <table:table-cell table:style-name="ce43"/>
          <table:table-cell office:value-type="float" office:value="90" calcext:value-type="float">
            <text:p>90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68]*[.K68]+[.D68]*[.L68]+[.E68]*[.M68]+[.F68]*[.N68]+[.G68]*[.O68]+[.P68]" office:value-type="float" office:value="77.3175080724377" calcext:value-type="float">
            <text:p>77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10:00:00" calcext:value-type="date">
            <text:p>09.02.18 10:00</text:p>
          </table:table-cell>
          <table:table-cell/>
          <table:table-cell table:style-name="ce41" office:value-type="float" office:value="2.569238" calcext:value-type="float">
            <text:p>2,569238</text:p>
          </table:table-cell>
          <table:table-cell table:style-name="ce29" office:value-type="float" office:value="74.3231353333333" calcext:value-type="float">
            <text:p>74,3231353333333</text:p>
          </table:table-cell>
          <table:table-cell table:style-name="ce29" office:value-type="float" office:value="955.975006333333" calcext:value-type="float">
            <text:p>955,975006333333</text:p>
          </table:table-cell>
          <table:table-cell table:style-name="ce29" office:value-type="float" office:value="241.84375" calcext:value-type="float">
            <text:p>241,84375</text:p>
          </table:table-cell>
          <table:table-cell table:style-name="ce41" office:value-type="float" office:value="241.942708333333" calcext:value-type="float">
            <text:p>241,942708333333</text:p>
          </table:table-cell>
          <table:table-cell table:style-name="ce43"/>
          <table:table-cell office:value-type="float" office:value="83" calcext:value-type="float">
            <text:p>83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69]*[.K69]+[.D69]*[.L69]+[.E69]*[.M69]+[.F69]*[.N69]+[.G69]*[.O69]+[.P69]" office:value-type="float" office:value="82.656046770051" calcext:value-type="float">
            <text:p>83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11:00:00" calcext:value-type="date">
            <text:p>09.02.18 11:00</text:p>
          </table:table-cell>
          <table:table-cell/>
          <table:table-cell table:style-name="ce41" office:value-type="float" office:value="2.960886" calcext:value-type="float">
            <text:p>2,960886</text:p>
          </table:table-cell>
          <table:table-cell table:style-name="ce29" office:value-type="float" office:value="71.7825075" calcext:value-type="float">
            <text:p>71,7825075</text:p>
          </table:table-cell>
          <table:table-cell table:style-name="ce29" office:value-type="float" office:value="955.641652333333" calcext:value-type="float">
            <text:p>955,641652333333</text:p>
          </table:table-cell>
          <table:table-cell table:style-name="ce29" office:value-type="float" office:value="241.8125" calcext:value-type="float">
            <text:p>241,8125</text:p>
          </table:table-cell>
          <table:table-cell table:style-name="ce41" office:value-type="float" office:value="241.885416666667" calcext:value-type="float">
            <text:p>241,885416666667</text:p>
          </table:table-cell>
          <table:table-cell table:style-name="ce43"/>
          <table:table-cell office:value-type="float" office:value="92" calcext:value-type="float">
            <text:p>92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70]*[.K70]+[.D70]*[.L70]+[.E70]*[.M70]+[.F70]*[.N70]+[.G70]*[.O70]+[.P70]" office:value-type="float" office:value="82.3452498653151" calcext:value-type="float">
            <text:p>82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12:00:00" calcext:value-type="date">
            <text:p>09.02.18 12:00</text:p>
          </table:table-cell>
          <table:table-cell/>
          <table:table-cell table:style-name="ce41" office:value-type="float" office:value="3.7294955" calcext:value-type="float">
            <text:p>3,7294955</text:p>
          </table:table-cell>
          <table:table-cell table:style-name="ce29" office:value-type="float" office:value="66.0652071666667" calcext:value-type="float">
            <text:p>66,0652071666667</text:p>
          </table:table-cell>
          <table:table-cell table:style-name="ce29" office:value-type="float" office:value="955.0466615" calcext:value-type="float">
            <text:p>955,0466615</text:p>
          </table:table-cell>
          <table:table-cell table:style-name="ce29" office:value-type="float" office:value="241.526041666667" calcext:value-type="float">
            <text:p>241,526041666667</text:p>
          </table:table-cell>
          <table:table-cell table:style-name="ce41" office:value-type="float" office:value="241.489583333333" calcext:value-type="float">
            <text:p>241,489583333333</text:p>
          </table:table-cell>
          <table:table-cell table:style-name="ce43"/>
          <table:table-cell office:value-type="float" office:value="61" calcext:value-type="float">
            <text:p>61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71]*[.K71]+[.D71]*[.L71]+[.E71]*[.M71]+[.F71]*[.N71]+[.G71]*[.O71]+[.P71]" office:value-type="float" office:value="67.940774071576" calcext:value-type="float">
            <text:p>68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13:00:00" calcext:value-type="date">
            <text:p>09.02.18 13:00</text:p>
          </table:table-cell>
          <table:table-cell/>
          <table:table-cell table:style-name="ce41" office:value-type="float" office:value="3.66496283333333" calcext:value-type="float">
            <text:p>3,66496283333333</text:p>
          </table:table-cell>
          <table:table-cell table:style-name="ce29" office:value-type="float" office:value="64.878311" calcext:value-type="float">
            <text:p>64,878311</text:p>
          </table:table-cell>
          <table:table-cell table:style-name="ce29" office:value-type="float" office:value="954.521667666667" calcext:value-type="float">
            <text:p>954,521667666667</text:p>
          </table:table-cell>
          <table:table-cell table:style-name="ce29" office:value-type="float" office:value="241.395833333333" calcext:value-type="float">
            <text:p>241,395833333333</text:p>
          </table:table-cell>
          <table:table-cell table:style-name="ce41" office:value-type="float" office:value="241.364583333333" calcext:value-type="float">
            <text:p>241,364583333333</text:p>
          </table:table-cell>
          <table:table-cell table:style-name="ce43"/>
          <table:table-cell office:value-type="float" office:value="60" calcext:value-type="float">
            <text:p>60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72]*[.K72]+[.D72]*[.L72]+[.E72]*[.M72]+[.F72]*[.N72]+[.G72]*[.O72]+[.P72]" office:value-type="float" office:value="63.4491821878255" calcext:value-type="float">
            <text:p>63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14:00:00" calcext:value-type="date">
            <text:p>09.02.18 14:00</text:p>
          </table:table-cell>
          <table:table-cell/>
          <table:table-cell table:style-name="ce41" office:value-type="float" office:value="3.81672633333333" calcext:value-type="float">
            <text:p>3,81672633333333</text:p>
          </table:table-cell>
          <table:table-cell table:style-name="ce29" office:value-type="float" office:value="63.8788431666667" calcext:value-type="float">
            <text:p>63,8788431666667</text:p>
          </table:table-cell>
          <table:table-cell table:style-name="ce29" office:value-type="float" office:value="953.981669166667" calcext:value-type="float">
            <text:p>953,981669166667</text:p>
          </table:table-cell>
          <table:table-cell table:style-name="ce29" office:value-type="float" office:value="241.276041666667" calcext:value-type="float">
            <text:p>241,276041666667</text:p>
          </table:table-cell>
          <table:table-cell table:style-name="ce41" office:value-type="float" office:value="241.34375" calcext:value-type="float">
            <text:p>241,34375</text:p>
          </table:table-cell>
          <table:table-cell table:style-name="ce43"/>
          <table:table-cell office:value-type="float" office:value="70" calcext:value-type="float">
            <text:p>70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73]*[.K73]+[.D73]*[.L73]+[.E73]*[.M73]+[.F73]*[.N73]+[.G73]*[.O73]+[.P73]" office:value-type="float" office:value="70.4819317614165" calcext:value-type="float">
            <text:p>70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15:00:00" calcext:value-type="date">
            <text:p>09.02.18 15:00</text:p>
          </table:table-cell>
          <table:table-cell/>
          <table:table-cell table:style-name="ce41" office:value-type="float" office:value="3.7855725" calcext:value-type="float">
            <text:p>3,7855725</text:p>
          </table:table-cell>
          <table:table-cell table:style-name="ce29" office:value-type="float" office:value="63.897917" calcext:value-type="float">
            <text:p>63,897917</text:p>
          </table:table-cell>
          <table:table-cell table:style-name="ce29" office:value-type="float" office:value="953.478322166667" calcext:value-type="float">
            <text:p>953,478322166667</text:p>
          </table:table-cell>
          <table:table-cell table:style-name="ce29" office:value-type="float" office:value="241.34375" calcext:value-type="float">
            <text:p>241,34375</text:p>
          </table:table-cell>
          <table:table-cell table:style-name="ce41" office:value-type="float" office:value="241.359375" calcext:value-type="float">
            <text:p>241,359375</text:p>
          </table:table-cell>
          <table:table-cell table:style-name="ce43"/>
          <table:table-cell office:value-type="float" office:value="72" calcext:value-type="float">
            <text:p>72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74]*[.K74]+[.D74]*[.L74]+[.E74]*[.M74]+[.F74]*[.N74]+[.G74]*[.O74]+[.P74]" office:value-type="float" office:value="66.5638344847812" calcext:value-type="float">
            <text:p>67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16:00:00" calcext:value-type="date">
            <text:p>09.02.18 16:00</text:p>
          </table:table-cell>
          <table:table-cell/>
          <table:table-cell table:style-name="ce41" office:value-type="float" office:value="3.34719366666667" calcext:value-type="float">
            <text:p>3,34719366666667</text:p>
          </table:table-cell>
          <table:table-cell table:style-name="ce29" office:value-type="float" office:value="65.4642563333333" calcext:value-type="float">
            <text:p>65,4642563333333</text:p>
          </table:table-cell>
          <table:table-cell table:style-name="ce29" office:value-type="float" office:value="953.2983295" calcext:value-type="float">
            <text:p>953,2983295</text:p>
          </table:table-cell>
          <table:table-cell table:style-name="ce29" office:value-type="float" office:value="241.395833333333" calcext:value-type="float">
            <text:p>241,395833333333</text:p>
          </table:table-cell>
          <table:table-cell table:style-name="ce41" office:value-type="float" office:value="241.447916666667" calcext:value-type="float">
            <text:p>241,447916666667</text:p>
          </table:table-cell>
          <table:table-cell table:style-name="ce43"/>
          <table:table-cell office:value-type="float" office:value="64" calcext:value-type="float">
            <text:p>6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75]*[.K75]+[.D75]*[.L75]+[.E75]*[.M75]+[.F75]*[.N75]+[.G75]*[.O75]+[.P75]" office:value-type="float" office:value="68.3933301536126" calcext:value-type="float">
            <text:p>68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17:00:00" calcext:value-type="date">
            <text:p>09.02.18 17:00</text:p>
          </table:table-cell>
          <table:table-cell/>
          <table:table-cell table:style-name="ce41" office:value-type="float" office:value="2.82113883333333" calcext:value-type="float">
            <text:p>2,82113883333333</text:p>
          </table:table-cell>
          <table:table-cell table:style-name="ce29" office:value-type="float" office:value="67.2879641666667" calcext:value-type="float">
            <text:p>67,2879641666667</text:p>
          </table:table-cell>
          <table:table-cell table:style-name="ce29" office:value-type="float" office:value="953.256663166667" calcext:value-type="float">
            <text:p>953,256663166667</text:p>
          </table:table-cell>
          <table:table-cell table:style-name="ce29" office:value-type="float" office:value="241.255208333333" calcext:value-type="float">
            <text:p>241,255208333333</text:p>
          </table:table-cell>
          <table:table-cell table:style-name="ce41" office:value-type="float" office:value="241.270833333333" calcext:value-type="float">
            <text:p>241,270833333333</text:p>
          </table:table-cell>
          <table:table-cell table:style-name="ce43"/>
          <table:table-cell office:value-type="float" office:value="64" calcext:value-type="float">
            <text:p>6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76]*[.K76]+[.D76]*[.L76]+[.E76]*[.M76]+[.F76]*[.N76]+[.G76]*[.O76]+[.P76]" office:value-type="float" office:value="54.9920552186122" calcext:value-type="float">
            <text:p>55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18:00:00" calcext:value-type="date">
            <text:p>09.02.18 18:00</text:p>
          </table:table-cell>
          <table:table-cell/>
          <table:table-cell table:style-name="ce41" office:value-type="float" office:value="2.41480383333333" calcext:value-type="float">
            <text:p>2,41480383333333</text:p>
          </table:table-cell>
          <table:table-cell table:style-name="ce29" office:value-type="float" office:value="68.0455743333333" calcext:value-type="float">
            <text:p>68,0455743333333</text:p>
          </table:table-cell>
          <table:table-cell table:style-name="ce29" office:value-type="float" office:value="953.326660166667" calcext:value-type="float">
            <text:p>953,326660166667</text:p>
          </table:table-cell>
          <table:table-cell table:style-name="ce29" office:value-type="float" office:value="241.369791666667" calcext:value-type="float">
            <text:p>241,369791666667</text:p>
          </table:table-cell>
          <table:table-cell table:style-name="ce41" office:value-type="float" office:value="241.385416666667" calcext:value-type="float">
            <text:p>241,385416666667</text:p>
          </table:table-cell>
          <table:table-cell table:style-name="ce43"/>
          <table:table-cell office:value-type="float" office:value="61" calcext:value-type="float">
            <text:p>61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77]*[.K77]+[.D77]*[.L77]+[.E77]*[.M77]+[.F77]*[.N77]+[.G77]*[.O77]+[.P77]" office:value-type="float" office:value="56.2349847053611" calcext:value-type="float">
            <text:p>5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19:00:00" calcext:value-type="date">
            <text:p>09.02.18 19:00</text:p>
          </table:table-cell>
          <table:table-cell/>
          <table:table-cell table:style-name="ce41" office:value-type="float" office:value="2.1361995" calcext:value-type="float">
            <text:p>2,1361995</text:p>
          </table:table-cell>
          <table:table-cell table:style-name="ce29" office:value-type="float" office:value="69.2189903333333" calcext:value-type="float">
            <text:p>69,2189903333333</text:p>
          </table:table-cell>
          <table:table-cell table:style-name="ce29" office:value-type="float" office:value="953.470001333333" calcext:value-type="float">
            <text:p>953,470001333333</text:p>
          </table:table-cell>
          <table:table-cell table:style-name="ce29" office:value-type="float" office:value="241.401041666667" calcext:value-type="float">
            <text:p>241,401041666667</text:p>
          </table:table-cell>
          <table:table-cell table:style-name="ce41" office:value-type="float" office:value="241.40625" calcext:value-type="float">
            <text:p>241,40625</text:p>
          </table:table-cell>
          <table:table-cell table:style-name="ce43"/>
          <table:table-cell office:value-type="float" office:value="65" calcext:value-type="float">
            <text:p>6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78]*[.K78]+[.D78]*[.L78]+[.E78]*[.M78]+[.F78]*[.N78]+[.G78]*[.O78]+[.P78]" office:value-type="float" office:value="53.9871590911662" calcext:value-type="float">
            <text:p>54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20:00:00" calcext:value-type="date">
            <text:p>09.02.18 20:00</text:p>
          </table:table-cell>
          <table:table-cell/>
          <table:table-cell table:style-name="ce41" office:value-type="float" office:value="2.00045766666667" calcext:value-type="float">
            <text:p>2,00045766666667</text:p>
          </table:table-cell>
          <table:table-cell table:style-name="ce29" office:value-type="float" office:value="69.6602325" calcext:value-type="float">
            <text:p>69,6602325</text:p>
          </table:table-cell>
          <table:table-cell table:style-name="ce29" office:value-type="float" office:value="953.626658" calcext:value-type="float">
            <text:p>953,626658</text:p>
          </table:table-cell>
          <table:table-cell table:style-name="ce29" office:value-type="float" office:value="241.489583333333" calcext:value-type="float">
            <text:p>241,489583333333</text:p>
          </table:table-cell>
          <table:table-cell table:style-name="ce41" office:value-type="float" office:value="241.53125" calcext:value-type="float">
            <text:p>241,53125</text:p>
          </table:table-cell>
          <table:table-cell table:style-name="ce43"/>
          <table:table-cell office:value-type="float" office:value="67" calcext:value-type="float">
            <text:p>67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79]*[.K79]+[.D79]*[.L79]+[.E79]*[.M79]+[.F79]*[.N79]+[.G79]*[.O79]+[.P79]" office:value-type="float" office:value="60.1393743550634" calcext:value-type="float">
            <text:p>60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21:00:00" calcext:value-type="date">
            <text:p>09.02.18 21:00</text:p>
          </table:table-cell>
          <table:table-cell/>
          <table:table-cell table:style-name="ce41" office:value-type="float" office:value="2.01469933333333" calcext:value-type="float">
            <text:p>2,01469933333333</text:p>
          </table:table-cell>
          <table:table-cell table:style-name="ce29" office:value-type="float" office:value="70.4587883333333" calcext:value-type="float">
            <text:p>70,4587883333333</text:p>
          </table:table-cell>
          <table:table-cell table:style-name="ce29" office:value-type="float" office:value="953.865000333333" calcext:value-type="float">
            <text:p>953,865000333333</text:p>
          </table:table-cell>
          <table:table-cell table:style-name="ce29" office:value-type="float" office:value="241.703125" calcext:value-type="float">
            <text:p>241,703125</text:p>
          </table:table-cell>
          <table:table-cell table:style-name="ce41" office:value-type="float" office:value="241.916666666667" calcext:value-type="float">
            <text:p>241,916666666667</text:p>
          </table:table-cell>
          <table:table-cell table:style-name="ce43"/>
          <table:table-cell office:value-type="float" office:value="87" calcext:value-type="float">
            <text:p>87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80]*[.K80]+[.D80]*[.L80]+[.E80]*[.M80]+[.F80]*[.N80]+[.G80]*[.O80]+[.P80]" office:value-type="float" office:value="85.9853098056283" calcext:value-type="float">
            <text:p>8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22:00:00" calcext:value-type="date">
            <text:p>09.02.18 22:00</text:p>
          </table:table-cell>
          <table:table-cell/>
          <table:table-cell table:style-name="ce41" office:value-type="float" office:value="1.9332545" calcext:value-type="float">
            <text:p>1,9332545</text:p>
          </table:table-cell>
          <table:table-cell table:style-name="ce29" office:value-type="float" office:value="70.7545573333333" calcext:value-type="float">
            <text:p>70,7545573333333</text:p>
          </table:table-cell>
          <table:table-cell table:style-name="ce29" office:value-type="float" office:value="954.078338666667" calcext:value-type="float">
            <text:p>954,078338666667</text:p>
          </table:table-cell>
          <table:table-cell table:style-name="ce29" office:value-type="float" office:value="241.661458333333" calcext:value-type="float">
            <text:p>241,661458333333</text:p>
          </table:table-cell>
          <table:table-cell table:style-name="ce41" office:value-type="float" office:value="241.734375" calcext:value-type="float">
            <text:p>241,734375</text:p>
          </table:table-cell>
          <table:table-cell table:style-name="ce43"/>
          <table:table-cell office:value-type="float" office:value="74" calcext:value-type="float">
            <text:p>7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81]*[.K81]+[.D81]*[.L81]+[.E81]*[.M81]+[.F81]*[.N81]+[.G81]*[.O81]+[.P81]" office:value-type="float" office:value="69.1503583604335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09T23:00:00" calcext:value-type="date">
            <text:p>09.02.18 23:00</text:p>
          </table:table-cell>
          <table:table-cell/>
          <table:table-cell table:style-name="ce41" office:value-type="float" office:value="1.88919383333333" calcext:value-type="float">
            <text:p>1,88919383333333</text:p>
          </table:table-cell>
          <table:table-cell table:style-name="ce29" office:value-type="float" office:value="71.2677688333333" calcext:value-type="float">
            <text:p>71,2677688333333</text:p>
          </table:table-cell>
          <table:table-cell table:style-name="ce29" office:value-type="float" office:value="954.269989" calcext:value-type="float">
            <text:p>954,269989</text:p>
          </table:table-cell>
          <table:table-cell table:style-name="ce29" office:value-type="float" office:value="241.703125" calcext:value-type="float">
            <text:p>241,703125</text:p>
          </table:table-cell>
          <table:table-cell table:style-name="ce41" office:value-type="float" office:value="241.822916666667" calcext:value-type="float">
            <text:p>241,822916666667</text:p>
          </table:table-cell>
          <table:table-cell table:style-name="ce43"/>
          <table:table-cell office:value-type="float" office:value="74" calcext:value-type="float">
            <text:p>7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82]*[.K82]+[.D82]*[.L82]+[.E82]*[.M82]+[.F82]*[.N82]+[.G82]*[.O82]+[.P82]" office:value-type="float" office:value="75.2801768518493" calcext:value-type="float">
            <text:p>75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" calcext:value-type="date">
            <text:p>10.02.18 00:00</text:p>
          </table:table-cell>
          <table:table-cell/>
          <table:table-cell table:style-name="ce41" office:value-type="float" office:value="1.89052933333333" calcext:value-type="float">
            <text:p>1,89052933333333</text:p>
          </table:table-cell>
          <table:table-cell table:style-name="ce41" office:value-type="float" office:value="71.6817996666667" calcext:value-type="float">
            <text:p>71,6817996666667</text:p>
          </table:table-cell>
          <table:table-cell table:style-name="ce41" office:value-type="float" office:value="954.286672" calcext:value-type="float">
            <text:p>954,286672</text:p>
          </table:table-cell>
          <table:table-cell table:style-name="ce41" office:value-type="float" office:value="241.609375" calcext:value-type="float">
            <text:p>241,609375</text:p>
          </table:table-cell>
          <table:table-cell table:style-name="ce41" office:value-type="float" office:value="241.604166666667" calcext:value-type="float">
            <text:p>241,604166666667</text:p>
          </table:table-cell>
          <table:table-cell table:style-name="ce43"/>
          <table:table-cell office:value-type="float" office:value="64" calcext:value-type="float">
            <text:p>6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83]*[.K83]+[.D83]*[.L83]+[.E83]*[.M83]+[.F83]*[.N83]+[.G83]*[.O83]+[.P83]" office:value-type="float" office:value="58.4080552698633" calcext:value-type="float">
            <text:p>58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01:00:00" calcext:value-type="date">
            <text:p>10.02.18 01:00</text:p>
          </table:table-cell>
          <table:table-cell/>
          <table:table-cell table:style-name="ce41" office:value-type="float" office:value="1.848694" calcext:value-type="float">
            <text:p>1,848694</text:p>
          </table:table-cell>
          <table:table-cell table:style-name="ce41" office:value-type="float" office:value="69.5201046666667" calcext:value-type="float">
            <text:p>69,5201046666667</text:p>
          </table:table-cell>
          <table:table-cell table:style-name="ce41" office:value-type="float" office:value="954.341674833333" calcext:value-type="float">
            <text:p>954,341674833333</text:p>
          </table:table-cell>
          <table:table-cell table:style-name="ce41" office:value-type="float" office:value="241.453125" calcext:value-type="float">
            <text:p>241,453125</text:p>
          </table:table-cell>
          <table:table-cell table:style-name="ce41" office:value-type="float" office:value="241.463541666667" calcext:value-type="float">
            <text:p>241,463541666667</text:p>
          </table:table-cell>
          <table:table-cell table:style-name="ce43"/>
          <table:table-cell office:value-type="float" office:value="59" calcext:value-type="float">
            <text:p>59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84]*[.K84]+[.D84]*[.L84]+[.E84]*[.M84]+[.F84]*[.N84]+[.G84]*[.O84]+[.P84]" office:value-type="float" office:value="55.561236565818" calcext:value-type="float">
            <text:p>5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02:00:00" calcext:value-type="date">
            <text:p>10.02.18 02:00</text:p>
          </table:table-cell>
          <table:table-cell/>
          <table:table-cell table:style-name="ce41" office:value-type="float" office:value="1.80952916666667" calcext:value-type="float">
            <text:p>1,80952916666667</text:p>
          </table:table-cell>
          <table:table-cell table:style-name="ce29" office:value-type="float" office:value="68.0229405" calcext:value-type="float">
            <text:p>68,0229405</text:p>
          </table:table-cell>
          <table:table-cell table:style-name="ce29" office:value-type="float" office:value="954.3716635" calcext:value-type="float">
            <text:p>954,3716635</text:p>
          </table:table-cell>
          <table:table-cell table:style-name="ce29" office:value-type="float" office:value="241.557291666667" calcext:value-type="float">
            <text:p>241,557291666667</text:p>
          </table:table-cell>
          <table:table-cell table:style-name="ce41" office:value-type="float" office:value="241.541666666667" calcext:value-type="float">
            <text:p>241,541666666667</text:p>
          </table:table-cell>
          <table:table-cell table:style-name="ce43"/>
          <table:table-cell office:value-type="float" office:value="56" calcext:value-type="float">
            <text:p>56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85]*[.K85]+[.D85]*[.L85]+[.E85]*[.M85]+[.F85]*[.N85]+[.G85]*[.O85]+[.P85]" office:value-type="float" office:value="57.2911852561938" calcext:value-type="float">
            <text:p>57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03:00:00" calcext:value-type="date">
            <text:p>10.02.18 03:00</text:p>
          </table:table-cell>
          <table:table-cell/>
          <table:table-cell table:style-name="ce41" office:value-type="float" office:value="1.5589635" calcext:value-type="float">
            <text:p>1,5589635</text:p>
          </table:table-cell>
          <table:table-cell table:style-name="ce29" office:value-type="float" office:value="70.7899095" calcext:value-type="float">
            <text:p>70,7899095</text:p>
          </table:table-cell>
          <table:table-cell table:style-name="ce29" office:value-type="float" office:value="954.406656833333" calcext:value-type="float">
            <text:p>954,406656833333</text:p>
          </table:table-cell>
          <table:table-cell table:style-name="ce29" office:value-type="float" office:value="241.484375" calcext:value-type="float">
            <text:p>241,484375</text:p>
          </table:table-cell>
          <table:table-cell table:style-name="ce41" office:value-type="float" office:value="241.463541666667" calcext:value-type="float">
            <text:p>241,463541666667</text:p>
          </table:table-cell>
          <table:table-cell table:style-name="ce43"/>
          <table:table-cell office:value-type="float" office:value="49" calcext:value-type="float">
            <text:p>49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86]*[.K86]+[.D86]*[.L86]+[.E86]*[.M86]+[.F86]*[.N86]+[.G86]*[.O86]+[.P86]" office:value-type="float" office:value="50.8760662828445" calcext:value-type="float">
            <text:p>51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04:00:00" calcext:value-type="date">
            <text:p>10.02.18 04:00</text:p>
          </table:table-cell>
          <table:table-cell/>
          <table:table-cell table:style-name="ce41" office:value-type="float" office:value="1.21360116666667" calcext:value-type="float">
            <text:p>1,21360116666667</text:p>
          </table:table-cell>
          <table:table-cell table:style-name="ce29" office:value-type="float" office:value="73.6502113333333" calcext:value-type="float">
            <text:p>73,6502113333333</text:p>
          </table:table-cell>
          <table:table-cell table:style-name="ce29" office:value-type="float" office:value="954.388326" calcext:value-type="float">
            <text:p>954,388326</text:p>
          </table:table-cell>
          <table:table-cell table:style-name="ce29" office:value-type="float" office:value="241.692708333333" calcext:value-type="float">
            <text:p>241,692708333333</text:p>
          </table:table-cell>
          <table:table-cell table:style-name="ce41" office:value-type="float" office:value="241.666666666667" calcext:value-type="float">
            <text:p>241,666666666667</text:p>
          </table:table-cell>
          <table:table-cell table:style-name="ce43"/>
          <table:table-cell office:value-type="float" office:value="45" calcext:value-type="float">
            <text:p>4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87]*[.K87]+[.D87]*[.L87]+[.E87]*[.M87]+[.F87]*[.N87]+[.G87]*[.O87]+[.P87]" office:value-type="float" office:value="53.9220669956394" calcext:value-type="float">
            <text:p>54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05:00:00" calcext:value-type="date">
            <text:p>10.02.18 05:00</text:p>
          </table:table-cell>
          <table:table-cell/>
          <table:table-cell table:style-name="ce41" office:value-type="float" office:value="1.237189" calcext:value-type="float">
            <text:p>1,237189</text:p>
          </table:table-cell>
          <table:table-cell table:style-name="ce29" office:value-type="float" office:value="74.5209936666667" calcext:value-type="float">
            <text:p>74,5209936666667</text:p>
          </table:table-cell>
          <table:table-cell table:style-name="ce29" office:value-type="float" office:value="954.506663" calcext:value-type="float">
            <text:p>954,506663</text:p>
          </table:table-cell>
          <table:table-cell table:style-name="ce29" office:value-type="float" office:value="241.666666666667" calcext:value-type="float">
            <text:p>241,666666666667</text:p>
          </table:table-cell>
          <table:table-cell table:style-name="ce41" office:value-type="float" office:value="241.614583333333" calcext:value-type="float">
            <text:p>241,614583333333</text:p>
          </table:table-cell>
          <table:table-cell table:style-name="ce43"/>
          <table:table-cell office:value-type="float" office:value="48" calcext:value-type="float">
            <text:p>48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88]*[.K88]+[.D88]*[.L88]+[.E88]*[.M88]+[.F88]*[.N88]+[.G88]*[.O88]+[.P88]" office:value-type="float" office:value="49.9762981541899" calcext:value-type="float">
            <text:p>50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06:00:00" calcext:value-type="date">
            <text:p>10.02.18 06:00</text:p>
          </table:table-cell>
          <table:table-cell/>
          <table:table-cell table:style-name="ce41" office:value-type="float" office:value="1.39340316666667" calcext:value-type="float">
            <text:p>1,39340316666667</text:p>
          </table:table-cell>
          <table:table-cell table:style-name="ce29" office:value-type="float" office:value="74.0774635" calcext:value-type="float">
            <text:p>74,0774635</text:p>
          </table:table-cell>
          <table:table-cell table:style-name="ce29" office:value-type="float" office:value="954.736673666667" calcext:value-type="float">
            <text:p>954,736673666667</text:p>
          </table:table-cell>
          <table:table-cell table:style-name="ce29" office:value-type="float" office:value="241.666666666667" calcext:value-type="float">
            <text:p>241,666666666667</text:p>
          </table:table-cell>
          <table:table-cell table:style-name="ce41" office:value-type="float" office:value="241.677083333333" calcext:value-type="float">
            <text:p>241,677083333333</text:p>
          </table:table-cell>
          <table:table-cell table:style-name="ce43"/>
          <table:table-cell office:value-type="float" office:value="54" calcext:value-type="float">
            <text:p>5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89]*[.K89]+[.D89]*[.L89]+[.E89]*[.M89]+[.F89]*[.N89]+[.G89]*[.O89]+[.P89]" office:value-type="float" office:value="58.1399858253426" calcext:value-type="float">
            <text:p>58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07:00:00" calcext:value-type="date">
            <text:p>10.02.18 07:00</text:p>
          </table:table-cell>
          <table:table-cell/>
          <table:table-cell table:style-name="ce41" office:value-type="float" office:value="1.55985366666667" calcext:value-type="float">
            <text:p>1,55985366666667</text:p>
          </table:table-cell>
          <table:table-cell table:style-name="ce29" office:value-type="float" office:value="73.5406023333333" calcext:value-type="float">
            <text:p>73,5406023333333</text:p>
          </table:table-cell>
          <table:table-cell table:style-name="ce29" office:value-type="float" office:value="955.089996333333" calcext:value-type="float">
            <text:p>955,089996333333</text:p>
          </table:table-cell>
          <table:table-cell table:style-name="ce29" office:value-type="float" office:value="241.723958333333" calcext:value-type="float">
            <text:p>241,723958333333</text:p>
          </table:table-cell>
          <table:table-cell table:style-name="ce41" office:value-type="float" office:value="241.791666666667" calcext:value-type="float">
            <text:p>241,791666666667</text:p>
          </table:table-cell>
          <table:table-cell table:style-name="ce43"/>
          <table:table-cell office:value-type="float" office:value="63" calcext:value-type="float">
            <text:p>63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90]*[.K90]+[.D90]*[.L90]+[.E90]*[.M90]+[.F90]*[.N90]+[.G90]*[.O90]+[.P90]" office:value-type="float" office:value="68.102372406478" calcext:value-type="float">
            <text:p>68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08:00:00" calcext:value-type="date">
            <text:p>10.02.18 08:00</text:p>
          </table:table-cell>
          <table:table-cell/>
          <table:table-cell table:style-name="ce41" office:value-type="float" office:value="1.80952933333333" calcext:value-type="float">
            <text:p>1,80952933333333</text:p>
          </table:table-cell>
          <table:table-cell table:style-name="ce29" office:value-type="float" office:value="72.6863505" calcext:value-type="float">
            <text:p>72,6863505</text:p>
          </table:table-cell>
          <table:table-cell table:style-name="ce29" office:value-type="float" office:value="955.6266885" calcext:value-type="float">
            <text:p>955,6266885</text:p>
          </table:table-cell>
          <table:table-cell table:style-name="ce29" office:value-type="float" office:value="241.833333333333" calcext:value-type="float">
            <text:p>241,833333333333</text:p>
          </table:table-cell>
          <table:table-cell table:style-name="ce41" office:value-type="float" office:value="241.875" calcext:value-type="float">
            <text:p>241,875</text:p>
          </table:table-cell>
          <table:table-cell table:style-name="ce43"/>
          <table:table-cell office:value-type="float" office:value="79" calcext:value-type="float">
            <text:p>79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91]*[.K91]+[.D91]*[.L91]+[.E91]*[.M91]+[.F91]*[.N91]+[.G91]*[.O91]+[.P91]" office:value-type="float" office:value="72.059890407143" calcext:value-type="float">
            <text:p>72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09:00:00" calcext:value-type="date">
            <text:p>10.02.18 09:00</text:p>
          </table:table-cell>
          <table:table-cell/>
          <table:table-cell table:style-name="ce41" office:value-type="float" office:value="2.24523783333333" calcext:value-type="float">
            <text:p>2,24523783333333</text:p>
          </table:table-cell>
          <table:table-cell table:style-name="ce29" office:value-type="float" office:value="71.1482403333333" calcext:value-type="float">
            <text:p>71,1482403333333</text:p>
          </table:table-cell>
          <table:table-cell table:style-name="ce29" office:value-type="float" office:value="955.968333" calcext:value-type="float">
            <text:p>955,968333</text:p>
          </table:table-cell>
          <table:table-cell table:style-name="ce29" office:value-type="float" office:value="241.760416666667" calcext:value-type="float">
            <text:p>241,760416666667</text:p>
          </table:table-cell>
          <table:table-cell table:style-name="ce41" office:value-type="float" office:value="241.895833333333" calcext:value-type="float">
            <text:p>241,895833333333</text:p>
          </table:table-cell>
          <table:table-cell table:style-name="ce43"/>
          <table:table-cell office:value-type="float" office:value="82" calcext:value-type="float">
            <text:p>82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92]*[.K92]+[.D92]*[.L92]+[.E92]*[.M92]+[.F92]*[.N92]+[.G92]*[.O92]+[.P92]" office:value-type="float" office:value="83.4538713435886" calcext:value-type="float">
            <text:p>83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10:00:00" calcext:value-type="date">
            <text:p>10.02.18 10:00</text:p>
          </table:table-cell>
          <table:table-cell/>
          <table:table-cell table:style-name="ce41" office:value-type="float" office:value="2.85807833333333" calcext:value-type="float">
            <text:p>2,85807833333333</text:p>
          </table:table-cell>
          <table:table-cell table:style-name="ce29" office:value-type="float" office:value="68.8105608333333" calcext:value-type="float">
            <text:p>68,8105608333333</text:p>
          </table:table-cell>
          <table:table-cell table:style-name="ce29" office:value-type="float" office:value="956.281657" calcext:value-type="float">
            <text:p>956,281657</text:p>
          </table:table-cell>
          <table:table-cell table:style-name="ce29" office:value-type="float" office:value="241.817708333333" calcext:value-type="float">
            <text:p>241,817708333333</text:p>
          </table:table-cell>
          <table:table-cell table:style-name="ce41" office:value-type="float" office:value="241.973958333333" calcext:value-type="float">
            <text:p>241,973958333333</text:p>
          </table:table-cell>
          <table:table-cell table:style-name="ce43"/>
          <table:table-cell office:value-type="float" office:value="89" calcext:value-type="float">
            <text:p>89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93]*[.K93]+[.D93]*[.L93]+[.E93]*[.M93]+[.F93]*[.N93]+[.G93]*[.O93]+[.P93]" office:value-type="float" office:value="93.3862224172208" calcext:value-type="float">
            <text:p>93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11:00:00" calcext:value-type="date">
            <text:p>10.02.18 11:00</text:p>
          </table:table-cell>
          <table:table-cell/>
          <table:table-cell table:style-name="ce41" office:value-type="float" office:value="3.455787" calcext:value-type="float">
            <text:p>3,455787</text:p>
          </table:table-cell>
          <table:table-cell table:style-name="ce29" office:value-type="float" office:value="65.771215" calcext:value-type="float">
            <text:p>65,771215</text:p>
          </table:table-cell>
          <table:table-cell table:style-name="ce29" office:value-type="float" office:value="956.298329666667" calcext:value-type="float">
            <text:p>956,298329666667</text:p>
          </table:table-cell>
          <table:table-cell table:style-name="ce29" office:value-type="float" office:value="241.598958333333" calcext:value-type="float">
            <text:p>241,598958333333</text:p>
          </table:table-cell>
          <table:table-cell table:style-name="ce41" office:value-type="float" office:value="241.75" calcext:value-type="float">
            <text:p>241,75</text:p>
          </table:table-cell>
          <table:table-cell table:style-name="ce43"/>
          <table:table-cell office:value-type="float" office:value="87" calcext:value-type="float">
            <text:p>87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94]*[.K94]+[.D94]*[.L94]+[.E94]*[.M94]+[.F94]*[.N94]+[.G94]*[.O94]+[.P94]" office:value-type="float" office:value="90.5340970278376" calcext:value-type="float">
            <text:p>91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12:00:00" calcext:value-type="date">
            <text:p>10.02.18 12:00</text:p>
          </table:table-cell>
          <table:table-cell/>
          <table:table-cell table:style-name="ce41" office:value-type="float" office:value="5.32635233333333" calcext:value-type="float">
            <text:p>5,32635233333333</text:p>
          </table:table-cell>
          <table:table-cell table:style-name="ce29" office:value-type="float" office:value="58.7734286666667" calcext:value-type="float">
            <text:p>58,7734286666667</text:p>
          </table:table-cell>
          <table:table-cell table:style-name="ce29" office:value-type="float" office:value="956.204996833333" calcext:value-type="float">
            <text:p>956,204996833333</text:p>
          </table:table-cell>
          <table:table-cell table:style-name="ce29" office:value-type="float" office:value="241.630208333333" calcext:value-type="float">
            <text:p>241,630208333333</text:p>
          </table:table-cell>
          <table:table-cell table:style-name="ce41" office:value-type="float" office:value="241.744791666667" calcext:value-type="float">
            <text:p>241,744791666667</text:p>
          </table:table-cell>
          <table:table-cell table:style-name="ce43"/>
          <table:table-cell office:value-type="float" office:value="94" calcext:value-type="float">
            <text:p>9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95]*[.K95]+[.D95]*[.L95]+[.E95]*[.M95]+[.F95]*[.N95]+[.G95]*[.O95]+[.P95]" office:value-type="float" office:value="103.626421763927" calcext:value-type="float">
            <text:p>104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13:00:00" calcext:value-type="date">
            <text:p>10.02.18 13:00</text:p>
          </table:table-cell>
          <table:table-cell/>
          <table:table-cell table:style-name="ce41" office:value-type="float" office:value="6.6673025" calcext:value-type="float">
            <text:p>6,6673025</text:p>
          </table:table-cell>
          <table:table-cell table:style-name="ce29" office:value-type="float" office:value="53.161415" calcext:value-type="float">
            <text:p>53,161415</text:p>
          </table:table-cell>
          <table:table-cell table:style-name="ce29" office:value-type="float" office:value="956.048329833333" calcext:value-type="float">
            <text:p>956,048329833333</text:p>
          </table:table-cell>
          <table:table-cell table:style-name="ce29" office:value-type="float" office:value="241.291666666667" calcext:value-type="float">
            <text:p>241,291666666667</text:p>
          </table:table-cell>
          <table:table-cell table:style-name="ce41" office:value-type="float" office:value="241.4375" calcext:value-type="float">
            <text:p>241,4375</text:p>
          </table:table-cell>
          <table:table-cell table:style-name="ce43"/>
          <table:table-cell office:value-type="float" office:value="90" calcext:value-type="float">
            <text:p>90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96]*[.K96]+[.D96]*[.L96]+[.E96]*[.M96]+[.F96]*[.N96]+[.G96]*[.O96]+[.P96]" office:value-type="float" office:value="106.292721259457" calcext:value-type="float">
            <text:p>10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14:00:00" calcext:value-type="date">
            <text:p>10.02.18 14:00</text:p>
          </table:table-cell>
          <table:table-cell/>
          <table:table-cell table:style-name="ce41" office:value-type="float" office:value="7.2921595" calcext:value-type="float">
            <text:p>7,2921595</text:p>
          </table:table-cell>
          <table:table-cell table:style-name="ce29" office:value-type="float" office:value="49.9712618333333" calcext:value-type="float">
            <text:p>49,9712618333333</text:p>
          </table:table-cell>
          <table:table-cell table:style-name="ce29" office:value-type="float" office:value="955.849996" calcext:value-type="float">
            <text:p>955,849996</text:p>
          </table:table-cell>
          <table:table-cell table:style-name="ce29" office:value-type="float" office:value="241.130208333333" calcext:value-type="float">
            <text:p>241,130208333333</text:p>
          </table:table-cell>
          <table:table-cell table:style-name="ce41" office:value-type="float" office:value="241.291666666667" calcext:value-type="float">
            <text:p>241,291666666667</text:p>
          </table:table-cell>
          <table:table-cell table:style-name="ce43"/>
          <table:table-cell office:value-type="float" office:value="97" calcext:value-type="float">
            <text:p>97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97]*[.K97]+[.D97]*[.L97]+[.E97]*[.M97]+[.F97]*[.N97]+[.G97]*[.O97]+[.P97]" office:value-type="float" office:value="107.710686556291" calcext:value-type="float">
            <text:p>108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15:00:00" calcext:value-type="date">
            <text:p>10.02.18 15:00</text:p>
          </table:table-cell>
          <table:table-cell/>
          <table:table-cell table:style-name="ce41" office:value-type="float" office:value="7.97665383333333" calcext:value-type="float">
            <text:p>7,97665383333333</text:p>
          </table:table-cell>
          <table:table-cell table:style-name="ce29" office:value-type="float" office:value="47.5989928333333" calcext:value-type="float">
            <text:p>47,5989928333333</text:p>
          </table:table-cell>
          <table:table-cell table:style-name="ce29" office:value-type="float" office:value="955.641672666667" calcext:value-type="float">
            <text:p>955,641672666667</text:p>
          </table:table-cell>
          <table:table-cell table:style-name="ce29" office:value-type="float" office:value="240.510416666667" calcext:value-type="float">
            <text:p>240,510416666667</text:p>
          </table:table-cell>
          <table:table-cell table:style-name="ce41" office:value-type="float" office:value="240.640625" calcext:value-type="float">
            <text:p>240,640625</text:p>
          </table:table-cell>
          <table:table-cell table:style-name="ce43"/>
          <table:table-cell office:value-type="float" office:value="99" calcext:value-type="float">
            <text:p>99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98]*[.K98]+[.D98]*[.L98]+[.E98]*[.M98]+[.F98]*[.N98]+[.G98]*[.O98]+[.P98]" office:value-type="float" office:value="87.4276498477266" calcext:value-type="float">
            <text:p>87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16:00:00" calcext:value-type="date">
            <text:p>10.02.18 16:00</text:p>
          </table:table-cell>
          <table:table-cell/>
          <table:table-cell table:style-name="ce41" office:value-type="float" office:value="7.32242333333333" calcext:value-type="float">
            <text:p>7,32242333333333</text:p>
          </table:table-cell>
          <table:table-cell table:style-name="ce29" office:value-type="float" office:value="48.9761198333333" calcext:value-type="float">
            <text:p>48,9761198333333</text:p>
          </table:table-cell>
          <table:table-cell table:style-name="ce29" office:value-type="float" office:value="955.543325166667" calcext:value-type="float">
            <text:p>955,543325166667</text:p>
          </table:table-cell>
          <table:table-cell table:style-name="ce29" office:value-type="float" office:value="240.739583333333" calcext:value-type="float">
            <text:p>240,739583333333</text:p>
          </table:table-cell>
          <table:table-cell table:style-name="ce41" office:value-type="float" office:value="240.885416666667" calcext:value-type="float">
            <text:p>240,885416666667</text:p>
          </table:table-cell>
          <table:table-cell table:style-name="ce43"/>
          <table:table-cell office:value-type="float" office:value="107" calcext:value-type="float">
            <text:p>107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99]*[.K99]+[.D99]*[.L99]+[.E99]*[.M99]+[.F99]*[.N99]+[.G99]*[.O99]+[.P99]" office:value-type="float" office:value="92.3360529688653" calcext:value-type="float">
            <text:p>92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17:00:00" calcext:value-type="date">
            <text:p>10.02.18 17:00</text:p>
          </table:table-cell>
          <table:table-cell/>
          <table:table-cell table:style-name="ce41" office:value-type="float" office:value="6.468363" calcext:value-type="float">
            <text:p>6,468363</text:p>
          </table:table-cell>
          <table:table-cell table:style-name="ce29" office:value-type="float" office:value="51.8946623333333" calcext:value-type="float">
            <text:p>51,8946623333333</text:p>
          </table:table-cell>
          <table:table-cell table:style-name="ce29" office:value-type="float" office:value="955.5733235" calcext:value-type="float">
            <text:p>955,5733235</text:p>
          </table:table-cell>
          <table:table-cell table:style-name="ce29" office:value-type="float" office:value="240.880208333333" calcext:value-type="float">
            <text:p>240,880208333333</text:p>
          </table:table-cell>
          <table:table-cell table:style-name="ce41" office:value-type="float" office:value="241.078125" calcext:value-type="float">
            <text:p>241,078125</text:p>
          </table:table-cell>
          <table:table-cell table:style-name="ce43"/>
          <table:table-cell office:value-type="float" office:value="110" calcext:value-type="float">
            <text:p>110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00]*[.K100]+[.D100]*[.L100]+[.E100]*[.M100]+[.F100]*[.N100]+[.G100]*[.O100]+[.P100]" office:value-type="float" office:value="95.8747217186992" calcext:value-type="float">
            <text:p>9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18:00:00" calcext:value-type="date">
            <text:p>10.02.18 18:00</text:p>
          </table:table-cell>
          <table:table-cell/>
          <table:table-cell table:style-name="ce41" office:value-type="float" office:value="5.827484" calcext:value-type="float">
            <text:p>5,827484</text:p>
          </table:table-cell>
          <table:table-cell table:style-name="ce29" office:value-type="float" office:value="55.6860206666667" calcext:value-type="float">
            <text:p>55,6860206666667</text:p>
          </table:table-cell>
          <table:table-cell table:style-name="ce29" office:value-type="float" office:value="955.725006" calcext:value-type="float">
            <text:p>955,725006</text:p>
          </table:table-cell>
          <table:table-cell table:style-name="ce29" office:value-type="float" office:value="240.963541666667" calcext:value-type="float">
            <text:p>240,963541666667</text:p>
          </table:table-cell>
          <table:table-cell table:style-name="ce41" office:value-type="float" office:value="241.161458333333" calcext:value-type="float">
            <text:p>241,161458333333</text:p>
          </table:table-cell>
          <table:table-cell table:style-name="ce43"/>
          <table:table-cell office:value-type="float" office:value="99" calcext:value-type="float">
            <text:p>99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01]*[.K101]+[.D101]*[.L101]+[.E101]*[.M101]+[.F101]*[.N101]+[.G101]*[.O101]+[.P101]" office:value-type="float" office:value="92.7557716864012" calcext:value-type="float">
            <text:p>93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19:00:00" calcext:value-type="date">
            <text:p>10.02.18 19:00</text:p>
          </table:table-cell>
          <table:table-cell/>
          <table:table-cell table:style-name="ce41" office:value-type="float" office:value="5.42604466666667" calcext:value-type="float">
            <text:p>5,42604466666667</text:p>
          </table:table-cell>
          <table:table-cell table:style-name="ce29" office:value-type="float" office:value="59.4672056666667" calcext:value-type="float">
            <text:p>59,4672056666667</text:p>
          </table:table-cell>
          <table:table-cell table:style-name="ce29" office:value-type="float" office:value="955.764994333333" calcext:value-type="float">
            <text:p>955,764994333333</text:p>
          </table:table-cell>
          <table:table-cell table:style-name="ce29" office:value-type="float" office:value="241.125" calcext:value-type="float">
            <text:p>241,125</text:p>
          </table:table-cell>
          <table:table-cell table:style-name="ce41" office:value-type="float" office:value="241.354166666667" calcext:value-type="float">
            <text:p>241,354166666667</text:p>
          </table:table-cell>
          <table:table-cell table:style-name="ce43"/>
          <table:table-cell office:value-type="float" office:value="103" calcext:value-type="float">
            <text:p>103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02]*[.K102]+[.D102]*[.L102]+[.E102]*[.M102]+[.F102]*[.N102]+[.G102]*[.O102]+[.P102]" office:value-type="float" office:value="97.1271196613543" calcext:value-type="float">
            <text:p>97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20:00:00" calcext:value-type="date">
            <text:p>10.02.18 20:00</text:p>
          </table:table-cell>
          <table:table-cell/>
          <table:table-cell table:style-name="ce41" office:value-type="float" office:value="5.2854075" calcext:value-type="float">
            <text:p>5,2854075</text:p>
          </table:table-cell>
          <table:table-cell table:style-name="ce29" office:value-type="float" office:value="60.819409" calcext:value-type="float">
            <text:p>60,819409</text:p>
          </table:table-cell>
          <table:table-cell table:style-name="ce29" office:value-type="float" office:value="955.7483315" calcext:value-type="float">
            <text:p>955,7483315</text:p>
          </table:table-cell>
          <table:table-cell table:style-name="ce29" office:value-type="float" office:value="241.072916666667" calcext:value-type="float">
            <text:p>241,072916666667</text:p>
          </table:table-cell>
          <table:table-cell table:style-name="ce41" office:value-type="float" office:value="241.229166666667" calcext:value-type="float">
            <text:p>241,229166666667</text:p>
          </table:table-cell>
          <table:table-cell table:style-name="ce43"/>
          <table:table-cell office:value-type="float" office:value="93" calcext:value-type="float">
            <text:p>93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03]*[.K103]+[.D103]*[.L103]+[.E103]*[.M103]+[.F103]*[.N103]+[.G103]*[.O103]+[.P103]" office:value-type="float" office:value="85.7798434775341" calcext:value-type="float">
            <text:p>8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21:00:00" calcext:value-type="date">
            <text:p>10.02.18 21:00</text:p>
          </table:table-cell>
          <table:table-cell/>
          <table:table-cell table:style-name="ce41" office:value-type="float" office:value="5.02638533333333" calcext:value-type="float">
            <text:p>5,02638533333333</text:p>
          </table:table-cell>
          <table:table-cell table:style-name="ce29" office:value-type="float" office:value="62.2596075" calcext:value-type="float">
            <text:p>62,2596075</text:p>
          </table:table-cell>
          <table:table-cell table:style-name="ce29" office:value-type="float" office:value="955.688344333333" calcext:value-type="float">
            <text:p>955,688344333333</text:p>
          </table:table-cell>
          <table:table-cell table:style-name="ce29" office:value-type="float" office:value="241.28125" calcext:value-type="float">
            <text:p>241,28125</text:p>
          </table:table-cell>
          <table:table-cell table:style-name="ce41" office:value-type="float" office:value="241.380208333333" calcext:value-type="float">
            <text:p>241,380208333333</text:p>
          </table:table-cell>
          <table:table-cell table:style-name="ce43"/>
          <table:table-cell office:value-type="float" office:value="81" calcext:value-type="float">
            <text:p>81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04]*[.K104]+[.D104]*[.L104]+[.E104]*[.M104]+[.F104]*[.N104]+[.G104]*[.O104]+[.P104]" office:value-type="float" office:value="84.6662532154533" calcext:value-type="float">
            <text:p>85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22:00:00" calcext:value-type="date">
            <text:p>10.02.18 22:00</text:p>
          </table:table-cell>
          <table:table-cell/>
          <table:table-cell table:style-name="ce41" office:value-type="float" office:value="4.76202266666667" calcext:value-type="float">
            <text:p>4,76202266666667</text:p>
          </table:table-cell>
          <table:table-cell table:style-name="ce29" office:value-type="float" office:value="63.3419805" calcext:value-type="float">
            <text:p>63,3419805</text:p>
          </table:table-cell>
          <table:table-cell table:style-name="ce29" office:value-type="float" office:value="955.571665333333" calcext:value-type="float">
            <text:p>955,571665333333</text:p>
          </table:table-cell>
          <table:table-cell table:style-name="ce29" office:value-type="float" office:value="241.291666666667" calcext:value-type="float">
            <text:p>241,291666666667</text:p>
          </table:table-cell>
          <table:table-cell table:style-name="ce41" office:value-type="float" office:value="241.385416666667" calcext:value-type="float">
            <text:p>241,385416666667</text:p>
          </table:table-cell>
          <table:table-cell table:style-name="ce43"/>
          <table:table-cell office:value-type="float" office:value="75" calcext:value-type="float">
            <text:p>7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05]*[.K105]+[.D105]*[.L105]+[.E105]*[.M105]+[.F105]*[.N105]+[.G105]*[.O105]+[.P105]" office:value-type="float" office:value="82.0310068771651" calcext:value-type="float">
            <text:p>82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0T23:00:00" calcext:value-type="date">
            <text:p>10.02.18 23:00</text:p>
          </table:table-cell>
          <table:table-cell/>
          <table:table-cell table:style-name="ce41" office:value-type="float" office:value="4.528369" calcext:value-type="float">
            <text:p>4,528369</text:p>
          </table:table-cell>
          <table:table-cell table:style-name="ce29" office:value-type="float" office:value="63.983368" calcext:value-type="float">
            <text:p>63,983368</text:p>
          </table:table-cell>
          <table:table-cell table:style-name="ce29" office:value-type="float" office:value="955.410003833333" calcext:value-type="float">
            <text:p>955,410003833333</text:p>
          </table:table-cell>
          <table:table-cell table:style-name="ce29" office:value-type="float" office:value="241.302083333333" calcext:value-type="float">
            <text:p>241,302083333333</text:p>
          </table:table-cell>
          <table:table-cell table:style-name="ce41" office:value-type="float" office:value="241.380208333333" calcext:value-type="float">
            <text:p>241,380208333333</text:p>
          </table:table-cell>
          <table:table-cell table:style-name="ce43"/>
          <table:table-cell office:value-type="float" office:value="64" calcext:value-type="float">
            <text:p>6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06]*[.K106]+[.D106]*[.L106]+[.E106]*[.M106]+[.F106]*[.N106]+[.G106]*[.O106]+[.P106]" office:value-type="float" office:value="78.6978913979601" calcext:value-type="float">
            <text:p>79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" calcext:value-type="date">
            <text:p>11.02.18 00:00</text:p>
          </table:table-cell>
          <table:table-cell/>
          <table:table-cell table:style-name="ce41" office:value-type="float" office:value="4.2947155" calcext:value-type="float">
            <text:p>4,2947155</text:p>
          </table:table-cell>
          <table:table-cell table:style-name="ce41" office:value-type="float" office:value="63.7290498333333" calcext:value-type="float">
            <text:p>63,7290498333333</text:p>
          </table:table-cell>
          <table:table-cell table:style-name="ce41" office:value-type="float" office:value="955.064992166667" calcext:value-type="float">
            <text:p>955,064992166667</text:p>
          </table:table-cell>
          <table:table-cell table:style-name="ce41" office:value-type="float" office:value="241.192708333333" calcext:value-type="float">
            <text:p>241,192708333333</text:p>
          </table:table-cell>
          <table:table-cell table:style-name="ce41" office:value-type="float" office:value="241.15625" calcext:value-type="float">
            <text:p>241,15625</text:p>
          </table:table-cell>
          <table:table-cell table:style-name="ce43"/>
          <table:table-cell office:value-type="float" office:value="54" calcext:value-type="float">
            <text:p>5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07]*[.K107]+[.D107]*[.L107]+[.E107]*[.M107]+[.F107]*[.N107]+[.G107]*[.O107]+[.P107]" office:value-type="float" office:value="60.8602635871775" calcext:value-type="float">
            <text:p>61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01:00:00" calcext:value-type="date">
            <text:p>11.02.18 01:00</text:p>
          </table:table-cell>
          <table:table-cell/>
          <table:table-cell table:style-name="ce41" office:value-type="float" office:value="3.86968783333333" calcext:value-type="float">
            <text:p>3,86968783333333</text:p>
          </table:table-cell>
          <table:table-cell table:style-name="ce41" office:value-type="float" office:value="64.2308183333333" calcext:value-type="float">
            <text:p>64,2308183333333</text:p>
          </table:table-cell>
          <table:table-cell table:style-name="ce41" office:value-type="float" office:value="954.553334666667" calcext:value-type="float">
            <text:p>954,553334666667</text:p>
          </table:table-cell>
          <table:table-cell table:style-name="ce41" office:value-type="float" office:value="241.458333333333" calcext:value-type="float">
            <text:p>241,458333333333</text:p>
          </table:table-cell>
          <table:table-cell table:style-name="ce41" office:value-type="float" office:value="241.390625" calcext:value-type="float">
            <text:p>241,390625</text:p>
          </table:table-cell>
          <table:table-cell table:style-name="ce43"/>
          <table:table-cell office:value-type="float" office:value="40" calcext:value-type="float">
            <text:p>40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08]*[.K108]+[.D108]*[.L108]+[.E108]*[.M108]+[.F108]*[.N108]+[.G108]*[.O108]+[.P108]" office:value-type="float" office:value="63.5569206233904" calcext:value-type="float">
            <text:p>64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02:00:00" calcext:value-type="date">
            <text:p>11.02.18 02:00</text:p>
          </table:table-cell>
          <table:table-cell/>
          <table:table-cell table:style-name="ce41" office:value-type="float" office:value="3.666743" calcext:value-type="float">
            <text:p>3,666743</text:p>
          </table:table-cell>
          <table:table-cell table:style-name="ce29" office:value-type="float" office:value="63.7931386666667" calcext:value-type="float">
            <text:p>63,7931386666667</text:p>
          </table:table-cell>
          <table:table-cell table:style-name="ce29" office:value-type="float" office:value="953.9516805" calcext:value-type="float">
            <text:p>953,9516805</text:p>
          </table:table-cell>
          <table:table-cell table:style-name="ce29" office:value-type="float" office:value="241.28125" calcext:value-type="float">
            <text:p>241,28125</text:p>
          </table:table-cell>
          <table:table-cell table:style-name="ce41" office:value-type="float" office:value="241.25" calcext:value-type="float">
            <text:p>241,25</text:p>
          </table:table-cell>
          <table:table-cell table:style-name="ce43"/>
          <table:table-cell office:value-type="float" office:value="40" calcext:value-type="float">
            <text:p>40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09]*[.K109]+[.D109]*[.L109]+[.E109]*[.M109]+[.F109]*[.N109]+[.G109]*[.O109]+[.P109]" office:value-type="float" office:value="59.2620307728757" calcext:value-type="float">
            <text:p>59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03:00:00" calcext:value-type="date">
            <text:p>11.02.18 03:00</text:p>
          </table:table-cell>
          <table:table-cell/>
          <table:table-cell table:style-name="ce41" office:value-type="float" office:value="3.15270483333333" calcext:value-type="float">
            <text:p>3,15270483333333</text:p>
          </table:table-cell>
          <table:table-cell table:style-name="ce29" office:value-type="float" office:value="64.8233781666667" calcext:value-type="float">
            <text:p>64,8233781666667</text:p>
          </table:table-cell>
          <table:table-cell table:style-name="ce29" office:value-type="float" office:value="953.549998166667" calcext:value-type="float">
            <text:p>953,549998166667</text:p>
          </table:table-cell>
          <table:table-cell table:style-name="ce29" office:value-type="float" office:value="241.380208333333" calcext:value-type="float">
            <text:p>241,380208333333</text:p>
          </table:table-cell>
          <table:table-cell table:style-name="ce41" office:value-type="float" office:value="241.265625" calcext:value-type="float">
            <text:p>241,265625</text:p>
          </table:table-cell>
          <table:table-cell table:style-name="ce43"/>
          <table:table-cell office:value-type="float" office:value="25" calcext:value-type="float">
            <text:p>2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10]*[.K110]+[.D110]*[.L110]+[.E110]*[.M110]+[.F110]*[.N110]+[.G110]*[.O110]+[.P110]" office:value-type="float" office:value="49.6666828212456" calcext:value-type="float">
            <text:p>50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04:00:00" calcext:value-type="date">
            <text:p>11.02.18 04:00</text:p>
          </table:table-cell>
          <table:table-cell/>
          <table:table-cell table:style-name="ce41" office:value-type="float" office:value="2.61107283333333" calcext:value-type="float">
            <text:p>2,61107283333333</text:p>
          </table:table-cell>
          <table:table-cell table:style-name="ce29" office:value-type="float" office:value="64.930191" calcext:value-type="float">
            <text:p>64,930191</text:p>
          </table:table-cell>
          <table:table-cell table:style-name="ce29" office:value-type="float" office:value="952.730000833333" calcext:value-type="float">
            <text:p>952,730000833333</text:p>
          </table:table-cell>
          <table:table-cell table:style-name="ce29" office:value-type="float" office:value="241.427083333333" calcext:value-type="float">
            <text:p>241,427083333333</text:p>
          </table:table-cell>
          <table:table-cell table:style-name="ce41" office:value-type="float" office:value="241.333333333333" calcext:value-type="float">
            <text:p>241,333333333333</text:p>
          </table:table-cell>
          <table:table-cell table:style-name="ce43"/>
          <table:table-cell office:value-type="float" office:value="33" calcext:value-type="float">
            <text:p>33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11]*[.K111]+[.D111]*[.L111]+[.E111]*[.M111]+[.F111]*[.N111]+[.G111]*[.O111]+[.P111]" office:value-type="float" office:value="49.1002418645931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05:00:00" calcext:value-type="date">
            <text:p>11.02.18 05:00</text:p>
          </table:table-cell>
          <table:table-cell/>
          <table:table-cell table:style-name="ce41" office:value-type="float" office:value="2.00045783333333" calcext:value-type="float">
            <text:p>2,00045783333333</text:p>
          </table:table-cell>
          <table:table-cell table:style-name="ce29" office:value-type="float" office:value="65.1990013333333" calcext:value-type="float">
            <text:p>65,1990013333333</text:p>
          </table:table-cell>
          <table:table-cell table:style-name="ce29" office:value-type="float" office:value="952.018320833333" calcext:value-type="float">
            <text:p>952,018320833333</text:p>
          </table:table-cell>
          <table:table-cell table:style-name="ce29" office:value-type="float" office:value="241.526041666667" calcext:value-type="float">
            <text:p>241,526041666667</text:p>
          </table:table-cell>
          <table:table-cell table:style-name="ce41" office:value-type="float" office:value="241.442708333333" calcext:value-type="float">
            <text:p>241,442708333333</text:p>
          </table:table-cell>
          <table:table-cell table:style-name="ce43"/>
          <table:table-cell office:value-type="float" office:value="41" calcext:value-type="float">
            <text:p>41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12]*[.K112]+[.D112]*[.L112]+[.E112]*[.M112]+[.F112]*[.N112]+[.G112]*[.O112]+[.P112]" office:value-type="float" office:value="48.922867378792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06:00:00" calcext:value-type="date">
            <text:p>11.02.18 06:00</text:p>
          </table:table-cell>
          <table:table-cell/>
          <table:table-cell table:style-name="ce41" office:value-type="float" office:value="2.03294666666667" calcext:value-type="float">
            <text:p>2,03294666666667</text:p>
          </table:table-cell>
          <table:table-cell table:style-name="ce29" office:value-type="float" office:value="65.71374" calcext:value-type="float">
            <text:p>65,71374</text:p>
          </table:table-cell>
          <table:table-cell table:style-name="ce29" office:value-type="float" office:value="951.525003833333" calcext:value-type="float">
            <text:p>951,525003833333</text:p>
          </table:table-cell>
          <table:table-cell table:style-name="ce29" office:value-type="float" office:value="241.572916666667" calcext:value-type="float">
            <text:p>241,572916666667</text:p>
          </table:table-cell>
          <table:table-cell table:style-name="ce41" office:value-type="float" office:value="241.5625" calcext:value-type="float">
            <text:p>241,5625</text:p>
          </table:table-cell>
          <table:table-cell table:style-name="ce43"/>
          <table:table-cell office:value-type="float" office:value="60" calcext:value-type="float">
            <text:p>60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13]*[.K113]+[.D113]*[.L113]+[.E113]*[.M113]+[.F113]*[.N113]+[.G113]*[.O113]+[.P113]" office:value-type="float" office:value="57.6052267175455" calcext:value-type="float">
            <text:p>58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07:00:00" calcext:value-type="date">
            <text:p>11.02.18 07:00</text:p>
          </table:table-cell>
          <table:table-cell/>
          <table:table-cell table:style-name="ce41" office:value-type="float" office:value="1.61504033333333" calcext:value-type="float">
            <text:p>1,61504033333333</text:p>
          </table:table-cell>
          <table:table-cell table:style-name="ce29" office:value-type="float" office:value="65.4044915" calcext:value-type="float">
            <text:p>65,4044915</text:p>
          </table:table-cell>
          <table:table-cell table:style-name="ce29" office:value-type="float" office:value="951.063323666667" calcext:value-type="float">
            <text:p>951,063323666667</text:p>
          </table:table-cell>
          <table:table-cell table:style-name="ce29" office:value-type="float" office:value="241.4375" calcext:value-type="float">
            <text:p>241,4375</text:p>
          </table:table-cell>
          <table:table-cell table:style-name="ce41" office:value-type="float" office:value="241.489583333333" calcext:value-type="float">
            <text:p>241,489583333333</text:p>
          </table:table-cell>
          <table:table-cell table:style-name="ce43"/>
          <table:table-cell office:value-type="float" office:value="64" calcext:value-type="float">
            <text:p>6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14]*[.K114]+[.D114]*[.L114]+[.E114]*[.M114]+[.F114]*[.N114]+[.G114]*[.O114]+[.P114]" office:value-type="float" office:value="56.343055886362" calcext:value-type="float">
            <text:p>5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08:00:00" calcext:value-type="date">
            <text:p>11.02.18 08:00</text:p>
          </table:table-cell>
          <table:table-cell/>
          <table:table-cell table:style-name="ce41" office:value-type="float" office:value="1.33287566666667" calcext:value-type="float">
            <text:p>1,33287566666667</text:p>
          </table:table-cell>
          <table:table-cell table:style-name="ce29" office:value-type="float" office:value="66.77704" calcext:value-type="float">
            <text:p>66,77704</text:p>
          </table:table-cell>
          <table:table-cell table:style-name="ce29" office:value-type="float" office:value="950.703348666667" calcext:value-type="float">
            <text:p>950,703348666667</text:p>
          </table:table-cell>
          <table:table-cell table:style-name="ce29" office:value-type="float" office:value="241.723958333333" calcext:value-type="float">
            <text:p>241,723958333333</text:p>
          </table:table-cell>
          <table:table-cell table:style-name="ce41" office:value-type="float" office:value="241.765625" calcext:value-type="float">
            <text:p>241,765625</text:p>
          </table:table-cell>
          <table:table-cell table:style-name="ce43"/>
          <table:table-cell office:value-type="float" office:value="72" calcext:value-type="float">
            <text:p>72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15]*[.K115]+[.D115]*[.L115]+[.E115]*[.M115]+[.F115]*[.N115]+[.G115]*[.O115]+[.P115]" office:value-type="float" office:value="62.542629914482" calcext:value-type="float">
            <text:p>63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09:00:00" calcext:value-type="date">
            <text:p>11.02.18 09:00</text:p>
          </table:table-cell>
          <table:table-cell/>
          <table:table-cell table:style-name="ce41" office:value-type="float" office:value="2.01291933333333" calcext:value-type="float">
            <text:p>2,01291933333333</text:p>
          </table:table-cell>
          <table:table-cell table:style-name="ce29" office:value-type="float" office:value="67.5824611666667" calcext:value-type="float">
            <text:p>67,5824611666667</text:p>
          </table:table-cell>
          <table:table-cell table:style-name="ce29" office:value-type="float" office:value="950.174997666667" calcext:value-type="float">
            <text:p>950,174997666667</text:p>
          </table:table-cell>
          <table:table-cell table:style-name="ce29" office:value-type="float" office:value="242.046875" calcext:value-type="float">
            <text:p>242,046875</text:p>
          </table:table-cell>
          <table:table-cell table:style-name="ce41" office:value-type="float" office:value="242.088541666667" calcext:value-type="float">
            <text:p>242,088541666667</text:p>
          </table:table-cell>
          <table:table-cell table:style-name="ce43"/>
          <table:table-cell office:value-type="float" office:value="65" calcext:value-type="float">
            <text:p>6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16]*[.K116]+[.D116]*[.L116]+[.E116]*[.M116]+[.F116]*[.N116]+[.G116]*[.O116]+[.P116]" office:value-type="float" office:value="77.2755061564003" calcext:value-type="float">
            <text:p>77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10:00:00" calcext:value-type="date">
            <text:p>11.02.18 10:00</text:p>
          </table:table-cell>
          <table:table-cell/>
          <table:table-cell table:style-name="ce41" office:value-type="float" office:value="4.62316566666667" calcext:value-type="float">
            <text:p>4,62316566666667</text:p>
          </table:table-cell>
          <table:table-cell table:style-name="ce29" office:value-type="float" office:value="60.9473311666667" calcext:value-type="float">
            <text:p>60,9473311666667</text:p>
          </table:table-cell>
          <table:table-cell table:style-name="ce29" office:value-type="float" office:value="949.450012" calcext:value-type="float">
            <text:p>949,450012</text:p>
          </table:table-cell>
          <table:table-cell table:style-name="ce29" office:value-type="float" office:value="241.755208333333" calcext:value-type="float">
            <text:p>241,755208333333</text:p>
          </table:table-cell>
          <table:table-cell table:style-name="ce41" office:value-type="float" office:value="241.739583333333" calcext:value-type="float">
            <text:p>241,739583333333</text:p>
          </table:table-cell>
          <table:table-cell table:style-name="ce43"/>
          <table:table-cell office:value-type="float" office:value="65" calcext:value-type="float">
            <text:p>6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17]*[.K117]+[.D117]*[.L117]+[.E117]*[.M117]+[.F117]*[.N117]+[.G117]*[.O117]+[.P117]" office:value-type="float" office:value="80.0396239615093" calcext:value-type="float">
            <text:p>80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11:00:00" calcext:value-type="date">
            <text:p>11.02.18 11:00</text:p>
          </table:table-cell>
          <table:table-cell/>
          <table:table-cell table:style-name="ce41" office:value-type="float" office:value="6.86134616666667" calcext:value-type="float">
            <text:p>6,86134616666667</text:p>
          </table:table-cell>
          <table:table-cell table:style-name="ce29" office:value-type="float" office:value="53.0126393333333" calcext:value-type="float">
            <text:p>53,0126393333333</text:p>
          </table:table-cell>
          <table:table-cell table:style-name="ce29" office:value-type="float" office:value="948.4533285" calcext:value-type="float">
            <text:p>948,4533285</text:p>
          </table:table-cell>
          <table:table-cell table:style-name="ce29" office:value-type="float" office:value="241.713541666667" calcext:value-type="float">
            <text:p>241,713541666667</text:p>
          </table:table-cell>
          <table:table-cell table:style-name="ce41" office:value-type="float" office:value="241.692708333333" calcext:value-type="float">
            <text:p>241,692708333333</text:p>
          </table:table-cell>
          <table:table-cell table:style-name="ce43"/>
          <table:table-cell office:value-type="float" office:value="63" calcext:value-type="float">
            <text:p>63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18]*[.K118]+[.D118]*[.L118]+[.E118]*[.M118]+[.F118]*[.N118]+[.G118]*[.O118]+[.P118]" office:value-type="float" office:value="95.5205605135816" calcext:value-type="float">
            <text:p>9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12:00:00" calcext:value-type="date">
            <text:p>11.02.18 12:00</text:p>
          </table:table-cell>
          <table:table-cell/>
          <table:table-cell table:style-name="ce41" office:value-type="float" office:value="9.30291683333333" calcext:value-type="float">
            <text:p>9,30291683333333</text:p>
          </table:table-cell>
          <table:table-cell table:style-name="ce29" office:value-type="float" office:value="44.2325985" calcext:value-type="float">
            <text:p>44,2325985</text:p>
          </table:table-cell>
          <table:table-cell table:style-name="ce29" office:value-type="float" office:value="947.846659333333" calcext:value-type="float">
            <text:p>947,846659333333</text:p>
          </table:table-cell>
          <table:table-cell table:style-name="ce29" office:value-type="float" office:value="240.020833333333" calcext:value-type="float">
            <text:p>240,020833333333</text:p>
          </table:table-cell>
          <table:table-cell table:style-name="ce41" office:value-type="float" office:value="239.973958333333" calcext:value-type="float">
            <text:p>239,973958333333</text:p>
          </table:table-cell>
          <table:table-cell table:style-name="ce43"/>
          <table:table-cell office:value-type="float" office:value="67" calcext:value-type="float">
            <text:p>67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19]*[.K119]+[.D119]*[.L119]+[.E119]*[.M119]+[.F119]*[.N119]+[.G119]*[.O119]+[.P119]" office:value-type="float" office:value="51.3426993440517" calcext:value-type="float">
            <text:p>51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13:00:00" calcext:value-type="date">
            <text:p>11.02.18 13:00</text:p>
          </table:table-cell>
          <table:table-cell/>
          <table:table-cell table:style-name="ce41" office:value-type="float" office:value="9.43910416666667" calcext:value-type="float">
            <text:p>9,43910416666667</text:p>
          </table:table-cell>
          <table:table-cell table:style-name="ce29" office:value-type="float" office:value="43.8722305" calcext:value-type="float">
            <text:p>43,8722305</text:p>
          </table:table-cell>
          <table:table-cell table:style-name="ce29" office:value-type="float" office:value="947.161662" calcext:value-type="float">
            <text:p>947,161662</text:p>
          </table:table-cell>
          <table:table-cell table:style-name="ce29" office:value-type="float" office:value="240.182291666667" calcext:value-type="float">
            <text:p>240,182291666667</text:p>
          </table:table-cell>
          <table:table-cell table:style-name="ce41" office:value-type="float" office:value="240.213541666667" calcext:value-type="float">
            <text:p>240,213541666667</text:p>
          </table:table-cell>
          <table:table-cell table:style-name="ce43"/>
          <table:table-cell office:value-type="float" office:value="75" calcext:value-type="float">
            <text:p>7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20]*[.K120]+[.D120]*[.L120]+[.E120]*[.M120]+[.F120]*[.N120]+[.G120]*[.O120]+[.P120]" office:value-type="float" office:value="65.6647163531561" calcext:value-type="float">
            <text:p>6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14:00:00" calcext:value-type="date">
            <text:p>11.02.18 14:00</text:p>
          </table:table-cell>
          <table:table-cell/>
          <table:table-cell table:style-name="ce41" office:value-type="float" office:value="9.35498866666667" calcext:value-type="float">
            <text:p>9,35498866666667</text:p>
          </table:table-cell>
          <table:table-cell table:style-name="ce29" office:value-type="float" office:value="48.6134646666667" calcext:value-type="float">
            <text:p>48,6134646666667</text:p>
          </table:table-cell>
          <table:table-cell table:style-name="ce29" office:value-type="float" office:value="946.446655333333" calcext:value-type="float">
            <text:p>946,446655333333</text:p>
          </table:table-cell>
          <table:table-cell table:style-name="ce29" office:value-type="float" office:value="240.421875" calcext:value-type="float">
            <text:p>240,421875</text:p>
          </table:table-cell>
          <table:table-cell table:style-name="ce41" office:value-type="float" office:value="240.578125" calcext:value-type="float">
            <text:p>240,578125</text:p>
          </table:table-cell>
          <table:table-cell table:style-name="ce43"/>
          <table:table-cell office:value-type="float" office:value="72" calcext:value-type="float">
            <text:p>72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21]*[.K121]+[.D121]*[.L121]+[.E121]*[.M121]+[.F121]*[.N121]+[.G121]*[.O121]+[.P121]" office:value-type="float" office:value="83.2172563979002" calcext:value-type="float">
            <text:p>83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15:00:00" calcext:value-type="date">
            <text:p>11.02.18 15:00</text:p>
          </table:table-cell>
          <table:table-cell/>
          <table:table-cell table:style-name="ce41" office:value-type="float" office:value="9.24684" calcext:value-type="float">
            <text:p>9,24684</text:p>
          </table:table-cell>
          <table:table-cell table:style-name="ce29" office:value-type="float" office:value="53.631139" calcext:value-type="float">
            <text:p>53,631139</text:p>
          </table:table-cell>
          <table:table-cell table:style-name="ce29" office:value-type="float" office:value="946.049998" calcext:value-type="float">
            <text:p>946,049998</text:p>
          </table:table-cell>
          <table:table-cell table:style-name="ce29" office:value-type="float" office:value="240.9375" calcext:value-type="float">
            <text:p>240,9375</text:p>
          </table:table-cell>
          <table:table-cell table:style-name="ce41" office:value-type="float" office:value="241.151041666667" calcext:value-type="float">
            <text:p>241,151041666667</text:p>
          </table:table-cell>
          <table:table-cell table:style-name="ce43"/>
          <table:table-cell office:value-type="float" office:value="88" calcext:value-type="float">
            <text:p>88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22]*[.K122]+[.D122]*[.L122]+[.E122]*[.M122]+[.F122]*[.N122]+[.G122]*[.O122]+[.P122]" office:value-type="float" office:value="103.662114280178" calcext:value-type="float">
            <text:p>104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16:00:00" calcext:value-type="date">
            <text:p>11.02.18 16:00</text:p>
          </table:table-cell>
          <table:table-cell/>
          <table:table-cell table:style-name="ce41" office:value-type="float" office:value="7.93837916666667" calcext:value-type="float">
            <text:p>7,93837916666667</text:p>
          </table:table-cell>
          <table:table-cell table:style-name="ce29" office:value-type="float" office:value="62.8104571666667" calcext:value-type="float">
            <text:p>62,8104571666667</text:p>
          </table:table-cell>
          <table:table-cell table:style-name="ce29" office:value-type="float" office:value="946.065012666667" calcext:value-type="float">
            <text:p>946,065012666667</text:p>
          </table:table-cell>
          <table:table-cell table:style-name="ce29" office:value-type="float" office:value="240.401041666667" calcext:value-type="float">
            <text:p>240,401041666667</text:p>
          </table:table-cell>
          <table:table-cell table:style-name="ce41" office:value-type="float" office:value="240.567708333333" calcext:value-type="float">
            <text:p>240,567708333333</text:p>
          </table:table-cell>
          <table:table-cell table:style-name="ce43"/>
          <table:table-cell office:value-type="float" office:value="94" calcext:value-type="float">
            <text:p>9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23]*[.K123]+[.D123]*[.L123]+[.E123]*[.M123]+[.F123]*[.N123]+[.G123]*[.O123]+[.P123]" office:value-type="float" office:value="65.4946397318654" calcext:value-type="float">
            <text:p>65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17:00:00" calcext:value-type="date">
            <text:p>11.02.18 17:00</text:p>
          </table:table-cell>
          <table:table-cell/>
          <table:table-cell table:style-name="ce41" office:value-type="float" office:value="6.76298933333333" calcext:value-type="float">
            <text:p>6,76298933333333</text:p>
          </table:table-cell>
          <table:table-cell table:style-name="ce29" office:value-type="float" office:value="70.1131718333333" calcext:value-type="float">
            <text:p>70,1131718333333</text:p>
          </table:table-cell>
          <table:table-cell table:style-name="ce29" office:value-type="float" office:value="946.110015833333" calcext:value-type="float">
            <text:p>946,110015833333</text:p>
          </table:table-cell>
          <table:table-cell table:style-name="ce29" office:value-type="float" office:value="240.984375" calcext:value-type="float">
            <text:p>240,984375</text:p>
          </table:table-cell>
          <table:table-cell table:style-name="ce41" office:value-type="float" office:value="241.208333333333" calcext:value-type="float">
            <text:p>241,208333333333</text:p>
          </table:table-cell>
          <table:table-cell table:style-name="ce43"/>
          <table:table-cell office:value-type="float" office:value="91" calcext:value-type="float">
            <text:p>91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24]*[.K124]+[.D124]*[.L124]+[.E124]*[.M124]+[.F124]*[.N124]+[.G124]*[.O124]+[.P124]" office:value-type="float" office:value="80.9106697672923" calcext:value-type="float">
            <text:p>81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18:00:00" calcext:value-type="date">
            <text:p>11.02.18 18:00</text:p>
          </table:table-cell>
          <table:table-cell/>
          <table:table-cell table:style-name="ce41" office:value-type="float" office:value="5.8808905" calcext:value-type="float">
            <text:p>5,8808905</text:p>
          </table:table-cell>
          <table:table-cell table:style-name="ce29" office:value-type="float" office:value="73.0472273333333" calcext:value-type="float">
            <text:p>73,0472273333333</text:p>
          </table:table-cell>
          <table:table-cell table:style-name="ce29" office:value-type="float" office:value="946.240010666667" calcext:value-type="float">
            <text:p>946,240010666667</text:p>
          </table:table-cell>
          <table:table-cell table:style-name="ce29" office:value-type="float" office:value="241.223958333333" calcext:value-type="float">
            <text:p>241,223958333333</text:p>
          </table:table-cell>
          <table:table-cell table:style-name="ce41" office:value-type="float" office:value="241.411458333333" calcext:value-type="float">
            <text:p>241,411458333333</text:p>
          </table:table-cell>
          <table:table-cell table:style-name="ce43"/>
          <table:table-cell office:value-type="float" office:value="99" calcext:value-type="float">
            <text:p>99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25]*[.K125]+[.D125]*[.L125]+[.E125]*[.M125]+[.F125]*[.N125]+[.G125]*[.O125]+[.P125]" office:value-type="float" office:value="78.5851955349135" calcext:value-type="float">
            <text:p>79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19:00:00" calcext:value-type="date">
            <text:p>11.02.18 19:00</text:p>
          </table:table-cell>
          <table:table-cell/>
          <table:table-cell table:style-name="ce41" office:value-type="float" office:value="5.52707183333333" calcext:value-type="float">
            <text:p>5,52707183333333</text:p>
          </table:table-cell>
          <table:table-cell table:style-name="ce29" office:value-type="float" office:value="75.354646" calcext:value-type="float">
            <text:p>75,354646</text:p>
          </table:table-cell>
          <table:table-cell table:style-name="ce29" office:value-type="float" office:value="946.368337" calcext:value-type="float">
            <text:p>946,368337</text:p>
          </table:table-cell>
          <table:table-cell table:style-name="ce29" office:value-type="float" office:value="241.427083333333" calcext:value-type="float">
            <text:p>241,427083333333</text:p>
          </table:table-cell>
          <table:table-cell table:style-name="ce41" office:value-type="float" office:value="241.682291666667" calcext:value-type="float">
            <text:p>241,682291666667</text:p>
          </table:table-cell>
          <table:table-cell table:style-name="ce43"/>
          <table:table-cell office:value-type="float" office:value="102" calcext:value-type="float">
            <text:p>102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26]*[.K126]+[.D126]*[.L126]+[.E126]*[.M126]+[.F126]*[.N126]+[.G126]*[.O126]+[.P126]" office:value-type="float" office:value="89.650472435862" calcext:value-type="float">
            <text:p>90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20:00:00" calcext:value-type="date">
            <text:p>11.02.18 20:00</text:p>
          </table:table-cell>
          <table:table-cell/>
          <table:table-cell table:style-name="ce41" office:value-type="float" office:value="5.36774266666667" calcext:value-type="float">
            <text:p>5,36774266666667</text:p>
          </table:table-cell>
          <table:table-cell table:style-name="ce29" office:value-type="float" office:value="75.8551416666667" calcext:value-type="float">
            <text:p>75,8551416666667</text:p>
          </table:table-cell>
          <table:table-cell table:style-name="ce29" office:value-type="float" office:value="946.644999166667" calcext:value-type="float">
            <text:p>946,644999166667</text:p>
          </table:table-cell>
          <table:table-cell table:style-name="ce29" office:value-type="float" office:value="241.479166666667" calcext:value-type="float">
            <text:p>241,479166666667</text:p>
          </table:table-cell>
          <table:table-cell table:style-name="ce41" office:value-type="float" office:value="241.682291666667" calcext:value-type="float">
            <text:p>241,682291666667</text:p>
          </table:table-cell>
          <table:table-cell table:style-name="ce43"/>
          <table:table-cell office:value-type="float" office:value="93" calcext:value-type="float">
            <text:p>93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27]*[.K127]+[.D127]*[.L127]+[.E127]*[.M127]+[.F127]*[.N127]+[.G127]*[.O127]+[.P127]" office:value-type="float" office:value="85.0653627114498" calcext:value-type="float">
            <text:p>85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21:00:00" calcext:value-type="date">
            <text:p>11.02.18 21:00</text:p>
          </table:table-cell>
          <table:table-cell/>
          <table:table-cell table:style-name="ce41" office:value-type="float" office:value="5.1265225" calcext:value-type="float">
            <text:p>5,1265225</text:p>
          </table:table-cell>
          <table:table-cell table:style-name="ce29" office:value-type="float" office:value="76.6570025" calcext:value-type="float">
            <text:p>76,6570025</text:p>
          </table:table-cell>
          <table:table-cell table:style-name="ce29" office:value-type="float" office:value="947.206665166667" calcext:value-type="float">
            <text:p>947,206665166667</text:p>
          </table:table-cell>
          <table:table-cell table:style-name="ce29" office:value-type="float" office:value="241.390625" calcext:value-type="float">
            <text:p>241,390625</text:p>
          </table:table-cell>
          <table:table-cell table:style-name="ce41" office:value-type="float" office:value="241.526041666667" calcext:value-type="float">
            <text:p>241,526041666667</text:p>
          </table:table-cell>
          <table:table-cell table:style-name="ce43"/>
          <table:table-cell office:value-type="float" office:value="85" calcext:value-type="float">
            <text:p>8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28]*[.K128]+[.D128]*[.L128]+[.E128]*[.M128]+[.F128]*[.N128]+[.G128]*[.O128]+[.P128]" office:value-type="float" office:value="73.4034800930331" calcext:value-type="float">
            <text:p>73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22:00:00" calcext:value-type="date">
            <text:p>11.02.18 22:00</text:p>
          </table:table-cell>
          <table:table-cell/>
          <table:table-cell table:style-name="ce41" office:value-type="float" office:value="4.92046216666667" calcext:value-type="float">
            <text:p>4,92046216666667</text:p>
          </table:table-cell>
          <table:table-cell table:style-name="ce29" office:value-type="float" office:value="76.7465233333333" calcext:value-type="float">
            <text:p>76,7465233333333</text:p>
          </table:table-cell>
          <table:table-cell table:style-name="ce29" office:value-type="float" office:value="947.7333375" calcext:value-type="float">
            <text:p>947,7333375</text:p>
          </table:table-cell>
          <table:table-cell table:style-name="ce29" office:value-type="float" office:value="241.401041666667" calcext:value-type="float">
            <text:p>241,401041666667</text:p>
          </table:table-cell>
          <table:table-cell table:style-name="ce41" office:value-type="float" office:value="241.510416666667" calcext:value-type="float">
            <text:p>241,510416666667</text:p>
          </table:table-cell>
          <table:table-cell table:style-name="ce43"/>
          <table:table-cell office:value-type="float" office:value="69" calcext:value-type="float">
            <text:p>69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29]*[.K129]+[.D129]*[.L129]+[.E129]*[.M129]+[.F129]*[.N129]+[.G129]*[.O129]+[.P129]" office:value-type="float" office:value="70.3545757110223" calcext:value-type="float">
            <text:p>70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1T23:00:00" calcext:value-type="date">
            <text:p>11.02.18 23:00</text:p>
          </table:table-cell>
          <table:table-cell/>
          <table:table-cell table:style-name="ce41" office:value-type="float" office:value="4.72285783333333" calcext:value-type="float">
            <text:p>4,72285783333333</text:p>
          </table:table-cell>
          <table:table-cell table:style-name="ce29" office:value-type="float" office:value="76.8902118333333" calcext:value-type="float">
            <text:p>76,8902118333333</text:p>
          </table:table-cell>
          <table:table-cell table:style-name="ce29" office:value-type="float" office:value="948.481648666667" calcext:value-type="float">
            <text:p>948,481648666667</text:p>
          </table:table-cell>
          <table:table-cell table:style-name="ce29" office:value-type="float" office:value="241.34375" calcext:value-type="float">
            <text:p>241,34375</text:p>
          </table:table-cell>
          <table:table-cell table:style-name="ce41" office:value-type="float" office:value="241.359375" calcext:value-type="float">
            <text:p>241,359375</text:p>
          </table:table-cell>
          <table:table-cell table:style-name="ce43"/>
          <table:table-cell office:value-type="float" office:value="60" calcext:value-type="float">
            <text:p>60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30]*[.K130]+[.D130]*[.L130]+[.E130]*[.M130]+[.F130]*[.N130]+[.G130]*[.O130]+[.P130]" office:value-type="float" office:value="57.9779964094014" calcext:value-type="float">
            <text:p>58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" calcext:value-type="date">
            <text:p>12.02.18 00:00</text:p>
          </table:table-cell>
          <table:table-cell/>
          <table:table-cell table:style-name="ce41" office:value-type="float" office:value="4.30895716666667" calcext:value-type="float">
            <text:p>4,30895716666667</text:p>
          </table:table-cell>
          <table:table-cell table:style-name="ce41" office:value-type="float" office:value="76.7828903333333" calcext:value-type="float">
            <text:p>76,7828903333333</text:p>
          </table:table-cell>
          <table:table-cell table:style-name="ce41" office:value-type="float" office:value="948.898335833333" calcext:value-type="float">
            <text:p>948,898335833333</text:p>
          </table:table-cell>
          <table:table-cell table:style-name="ce41" office:value-type="float" office:value="241.46875" calcext:value-type="float">
            <text:p>241,46875</text:p>
          </table:table-cell>
          <table:table-cell table:style-name="ce41" office:value-type="float" office:value="241.505208333333" calcext:value-type="float">
            <text:p>241,505208333333</text:p>
          </table:table-cell>
          <table:table-cell table:style-name="ce43"/>
          <table:table-cell office:value-type="float" office:value="46" calcext:value-type="float">
            <text:p>46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31]*[.K131]+[.D131]*[.L131]+[.E131]*[.M131]+[.F131]*[.N131]+[.G131]*[.O131]+[.P131]" office:value-type="float" office:value="62.7364954200384" calcext:value-type="float">
            <text:p>63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01:00:00" calcext:value-type="date">
            <text:p>12.02.18 01:00</text:p>
          </table:table-cell>
          <table:table-cell/>
          <table:table-cell table:style-name="ce41" office:value-type="float" office:value="4.15051766666667" calcext:value-type="float">
            <text:p>4,15051766666667</text:p>
          </table:table-cell>
          <table:table-cell table:style-name="ce41" office:value-type="float" office:value="77.4364851666667" calcext:value-type="float">
            <text:p>77,4364851666667</text:p>
          </table:table-cell>
          <table:table-cell table:style-name="ce41" office:value-type="float" office:value="949.013336166667" calcext:value-type="float">
            <text:p>949,013336166667</text:p>
          </table:table-cell>
          <table:table-cell table:style-name="ce41" office:value-type="float" office:value="241.552083333333" calcext:value-type="float">
            <text:p>241,552083333333</text:p>
          </table:table-cell>
          <table:table-cell table:style-name="ce41" office:value-type="float" office:value="241.536458333333" calcext:value-type="float">
            <text:p>241,536458333333</text:p>
          </table:table-cell>
          <table:table-cell table:style-name="ce43"/>
          <table:table-cell office:value-type="float" office:value="44" calcext:value-type="float">
            <text:p>4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32]*[.K132]+[.D132]*[.L132]+[.E132]*[.M132]+[.F132]*[.N132]+[.G132]*[.O132]+[.P132]" office:value-type="float" office:value="58.9870204264007" calcext:value-type="float">
            <text:p>59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02:00:00" calcext:value-type="date">
            <text:p>12.02.18 02:00</text:p>
          </table:table-cell>
          <table:table-cell/>
          <table:table-cell table:style-name="ce41" office:value-type="float" office:value="4.01255083333333" calcext:value-type="float">
            <text:p>4,01255083333333</text:p>
          </table:table-cell>
          <table:table-cell table:style-name="ce29" office:value-type="float" office:value="76.7823791666667" calcext:value-type="float">
            <text:p>76,7823791666667</text:p>
          </table:table-cell>
          <table:table-cell table:style-name="ce29" office:value-type="float" office:value="949.443328833333" calcext:value-type="float">
            <text:p>949,443328833333</text:p>
          </table:table-cell>
          <table:table-cell table:style-name="ce29" office:value-type="float" office:value="241.536458333333" calcext:value-type="float">
            <text:p>241,536458333333</text:p>
          </table:table-cell>
          <table:table-cell table:style-name="ce41" office:value-type="float" office:value="241.380208333333" calcext:value-type="float">
            <text:p>241,380208333333</text:p>
          </table:table-cell>
          <table:table-cell table:style-name="ce43"/>
          <table:table-cell office:value-type="float" office:value="25" calcext:value-type="float">
            <text:p>2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33]*[.K133]+[.D133]*[.L133]+[.E133]*[.M133]+[.F133]*[.N133]+[.G133]*[.O133]+[.P133]" office:value-type="float" office:value="43.6073608932784" calcext:value-type="float">
            <text:p>44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03:00:00" calcext:value-type="date">
            <text:p>12.02.18 03:00</text:p>
          </table:table-cell>
          <table:table-cell/>
          <table:table-cell table:style-name="ce41" office:value-type="float" office:value="3.88660016666667" calcext:value-type="float">
            <text:p>3,88660016666667</text:p>
          </table:table-cell>
          <table:table-cell table:style-name="ce29" office:value-type="float" office:value="75.9421181666667" calcext:value-type="float">
            <text:p>75,9421181666667</text:p>
          </table:table-cell>
          <table:table-cell table:style-name="ce29" office:value-type="float" office:value="949.398335666667" calcext:value-type="float">
            <text:p>949,398335666667</text:p>
          </table:table-cell>
          <table:table-cell table:style-name="ce29" office:value-type="float" office:value="241.390625" calcext:value-type="float">
            <text:p>241,390625</text:p>
          </table:table-cell>
          <table:table-cell table:style-name="ce41" office:value-type="float" office:value="241.286458333333" calcext:value-type="float">
            <text:p>241,286458333333</text:p>
          </table:table-cell>
          <table:table-cell table:style-name="ce43"/>
          <table:table-cell office:value-type="float" office:value="22" calcext:value-type="float">
            <text:p>22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34]*[.K134]+[.D134]*[.L134]+[.E134]*[.M134]+[.F134]*[.N134]+[.G134]*[.O134]+[.P134]" office:value-type="float" office:value="43.5350747600787" calcext:value-type="float">
            <text:p>44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04:00:00" calcext:value-type="date">
            <text:p>12.02.18 04:00</text:p>
          </table:table-cell>
          <table:table-cell/>
          <table:table-cell table:style-name="ce41" office:value-type="float" office:value="3.81628116666667" calcext:value-type="float">
            <text:p>3,81628116666667</text:p>
          </table:table-cell>
          <table:table-cell table:style-name="ce29" office:value-type="float" office:value="75.9708555" calcext:value-type="float">
            <text:p>75,9708555</text:p>
          </table:table-cell>
          <table:table-cell table:style-name="ce29" office:value-type="float" office:value="949.215006666667" calcext:value-type="float">
            <text:p>949,215006666667</text:p>
          </table:table-cell>
          <table:table-cell table:style-name="ce29" office:value-type="float" office:value="241.390625" calcext:value-type="float">
            <text:p>241,390625</text:p>
          </table:table-cell>
          <table:table-cell table:style-name="ce41" office:value-type="float" office:value="241.28125" calcext:value-type="float">
            <text:p>241,28125</text:p>
          </table:table-cell>
          <table:table-cell table:style-name="ce43"/>
          <table:table-cell office:value-type="float" office:value="24" calcext:value-type="float">
            <text:p>2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35]*[.K135]+[.D135]*[.L135]+[.E135]*[.M135]+[.F135]*[.N135]+[.G135]*[.O135]+[.P135]" office:value-type="float" office:value="42.2953748663513" calcext:value-type="float">
            <text:p>42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05:00:00" calcext:value-type="date">
            <text:p>12.02.18 05:00</text:p>
          </table:table-cell>
          <table:table-cell/>
          <table:table-cell table:style-name="ce41" office:value-type="float" office:value="3.87903416666667" calcext:value-type="float">
            <text:p>3,87903416666667</text:p>
          </table:table-cell>
          <table:table-cell table:style-name="ce29" office:value-type="float" office:value="74.7908236666667" calcext:value-type="float">
            <text:p>74,7908236666667</text:p>
          </table:table-cell>
          <table:table-cell table:style-name="ce29" office:value-type="float" office:value="949.224995833333" calcext:value-type="float">
            <text:p>949,224995833333</text:p>
          </table:table-cell>
          <table:table-cell table:style-name="ce29" office:value-type="float" office:value="241.453125" calcext:value-type="float">
            <text:p>241,453125</text:p>
          </table:table-cell>
          <table:table-cell table:style-name="ce41" office:value-type="float" office:value="241.369791666667" calcext:value-type="float">
            <text:p>241,369791666667</text:p>
          </table:table-cell>
          <table:table-cell table:style-name="ce43"/>
          <table:table-cell office:value-type="float" office:value="29" calcext:value-type="float">
            <text:p>29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36]*[.K136]+[.D136]*[.L136]+[.E136]*[.M136]+[.F136]*[.N136]+[.G136]*[.O136]+[.P136]" office:value-type="float" office:value="48.4508852034469" calcext:value-type="float">
            <text:p>48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06:00:00" calcext:value-type="date">
            <text:p>12.02.18 06:00</text:p>
          </table:table-cell>
          <table:table-cell/>
          <table:table-cell table:style-name="ce41" office:value-type="float" office:value="4.089545" calcext:value-type="float">
            <text:p>4,089545</text:p>
          </table:table-cell>
          <table:table-cell table:style-name="ce29" office:value-type="float" office:value="73.8890161666667" calcext:value-type="float">
            <text:p>73,8890161666667</text:p>
          </table:table-cell>
          <table:table-cell table:style-name="ce29" office:value-type="float" office:value="949.036661833333" calcext:value-type="float">
            <text:p>949,036661833333</text:p>
          </table:table-cell>
          <table:table-cell table:style-name="ce29" office:value-type="float" office:value="241.510416666667" calcext:value-type="float">
            <text:p>241,510416666667</text:p>
          </table:table-cell>
          <table:table-cell table:style-name="ce41" office:value-type="float" office:value="241.645833333333" calcext:value-type="float">
            <text:p>241,645833333333</text:p>
          </table:table-cell>
          <table:table-cell table:style-name="ce43"/>
          <table:table-cell office:value-type="float" office:value="87" calcext:value-type="float">
            <text:p>87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37]*[.K137]+[.D137]*[.L137]+[.E137]*[.M137]+[.F137]*[.N137]+[.G137]*[.O137]+[.P137]" office:value-type="float" office:value="75.3428884592267" calcext:value-type="float">
            <text:p>75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07:00:00" calcext:value-type="date">
            <text:p>12.02.18 07:00</text:p>
          </table:table-cell>
          <table:table-cell/>
          <table:table-cell table:style-name="ce41" office:value-type="float" office:value="4.48519866666667" calcext:value-type="float">
            <text:p>4,48519866666667</text:p>
          </table:table-cell>
          <table:table-cell table:style-name="ce29" office:value-type="float" office:value="73.1382726666667" calcext:value-type="float">
            <text:p>73,1382726666667</text:p>
          </table:table-cell>
          <table:table-cell table:style-name="ce29" office:value-type="float" office:value="949.571675833333" calcext:value-type="float">
            <text:p>949,571675833333</text:p>
          </table:table-cell>
          <table:table-cell table:style-name="ce29" office:value-type="float" office:value="241.807291666667" calcext:value-type="float">
            <text:p>241,807291666667</text:p>
          </table:table-cell>
          <table:table-cell table:style-name="ce41" office:value-type="float" office:value="242.09375" calcext:value-type="float">
            <text:p>242,09375</text:p>
          </table:table-cell>
          <table:table-cell table:style-name="ce43"/>
          <table:table-cell office:value-type="float" office:value="109" calcext:value-type="float">
            <text:p>109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38]*[.K138]+[.D138]*[.L138]+[.E138]*[.M138]+[.F138]*[.N138]+[.G138]*[.O138]+[.P138]" office:value-type="float" office:value="105.699415472016" calcext:value-type="float">
            <text:p>10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08:00:00" calcext:value-type="date">
            <text:p>12.02.18 08:00</text:p>
          </table:table-cell>
          <table:table-cell/>
          <table:table-cell table:style-name="ce41" office:value-type="float" office:value="4.03079766666667" calcext:value-type="float">
            <text:p>4,03079766666667</text:p>
          </table:table-cell>
          <table:table-cell table:style-name="ce29" office:value-type="float" office:value="74.6829938333333" calcext:value-type="float">
            <text:p>74,6829938333333</text:p>
          </table:table-cell>
          <table:table-cell table:style-name="ce29" office:value-type="float" office:value="950.5399985" calcext:value-type="float">
            <text:p>950,5399985</text:p>
          </table:table-cell>
          <table:table-cell table:style-name="ce29" office:value-type="float" office:value="241.526041666667" calcext:value-type="float">
            <text:p>241,526041666667</text:p>
          </table:table-cell>
          <table:table-cell table:style-name="ce41" office:value-type="float" office:value="241.723958333333" calcext:value-type="float">
            <text:p>241,723958333333</text:p>
          </table:table-cell>
          <table:table-cell table:style-name="ce43"/>
          <table:table-cell office:value-type="float" office:value="101" calcext:value-type="float">
            <text:p>101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39]*[.K139]+[.D139]*[.L139]+[.E139]*[.M139]+[.F139]*[.N139]+[.G139]*[.O139]+[.P139]" office:value-type="float" office:value="83.5905286217931" calcext:value-type="float">
            <text:p>84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09:00:00" calcext:value-type="date">
            <text:p>12.02.18 09:00</text:p>
          </table:table-cell>
          <table:table-cell/>
          <table:table-cell table:style-name="ce41" office:value-type="float" office:value="3.48605033333333" calcext:value-type="float">
            <text:p>3,48605033333333</text:p>
          </table:table-cell>
          <table:table-cell table:style-name="ce29" office:value-type="float" office:value="77.6562131666667" calcext:value-type="float">
            <text:p>77,6562131666667</text:p>
          </table:table-cell>
          <table:table-cell table:style-name="ce29" office:value-type="float" office:value="951.445007333333" calcext:value-type="float">
            <text:p>951,445007333333</text:p>
          </table:table-cell>
          <table:table-cell table:style-name="ce29" office:value-type="float" office:value="241.859375" calcext:value-type="float">
            <text:p>241,859375</text:p>
          </table:table-cell>
          <table:table-cell table:style-name="ce41" office:value-type="float" office:value="242" calcext:value-type="float">
            <text:p>242</text:p>
          </table:table-cell>
          <table:table-cell table:style-name="ce43"/>
          <table:table-cell office:value-type="float" office:value="100" calcext:value-type="float">
            <text:p>100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40]*[.K140]+[.D140]*[.L140]+[.E140]*[.M140]+[.F140]*[.N140]+[.G140]*[.O140]+[.P140]" office:value-type="float" office:value="85.5034215627802" calcext:value-type="float">
            <text:p>8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10:00:00" calcext:value-type="date">
            <text:p>12.02.18 10:00</text:p>
          </table:table-cell>
          <table:table-cell/>
          <table:table-cell table:style-name="ce41" office:value-type="float" office:value="4.04370466666667" calcext:value-type="float">
            <text:p>4,04370466666667</text:p>
          </table:table-cell>
          <table:table-cell table:style-name="ce29" office:value-type="float" office:value="75.3762625" calcext:value-type="float">
            <text:p>75,3762625</text:p>
          </table:table-cell>
          <table:table-cell table:style-name="ce29" office:value-type="float" office:value="952.101664333333" calcext:value-type="float">
            <text:p>952,101664333333</text:p>
          </table:table-cell>
          <table:table-cell table:style-name="ce29" office:value-type="float" office:value="239.786458333333" calcext:value-type="float">
            <text:p>239,786458333333</text:p>
          </table:table-cell>
          <table:table-cell table:style-name="ce41" office:value-type="float" office:value="241.385416666667" calcext:value-type="float">
            <text:p>241,385416666667</text:p>
          </table:table-cell>
          <table:table-cell table:style-name="ce43"/>
          <table:table-cell office:value-type="float" office:value="114" calcext:value-type="float">
            <text:p>11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41]*[.K141]+[.D141]*[.L141]+[.E141]*[.M141]+[.F141]*[.N141]+[.G141]*[.O141]+[.P141]" office:value-type="float" office:value="170.8408410023" calcext:value-type="float">
            <text:p>171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11:00:00" calcext:value-type="date">
            <text:p>12.02.18 11:00</text:p>
          </table:table-cell>
          <table:table-cell/>
          <table:table-cell table:style-name="ce41" office:value-type="float" office:value="6.54802783333333" calcext:value-type="float">
            <text:p>6,54802783333333</text:p>
          </table:table-cell>
          <table:table-cell table:style-name="ce29" office:value-type="float" office:value="63.6909031666667" calcext:value-type="float">
            <text:p>63,6909031666667</text:p>
          </table:table-cell>
          <table:table-cell table:style-name="ce29" office:value-type="float" office:value="952.6033225" calcext:value-type="float">
            <text:p>952,6033225</text:p>
          </table:table-cell>
          <table:table-cell table:style-name="ce29" office:value-type="float" office:value="241.552083333333" calcext:value-type="float">
            <text:p>241,552083333333</text:p>
          </table:table-cell>
          <table:table-cell table:style-name="ce41" office:value-type="float" office:value="241.677083333333" calcext:value-type="float">
            <text:p>241,677083333333</text:p>
          </table:table-cell>
          <table:table-cell table:style-name="ce43"/>
          <table:table-cell office:value-type="float" office:value="97" calcext:value-type="float">
            <text:p>97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42]*[.K142]+[.D142]*[.L142]+[.E142]*[.M142]+[.F142]*[.N142]+[.G142]*[.O142]+[.P142]" office:value-type="float" office:value="101.860360228176" calcext:value-type="float">
            <text:p>102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12:00:00" calcext:value-type="date">
            <text:p>12.02.18 12:00</text:p>
          </table:table-cell>
          <table:table-cell/>
          <table:table-cell table:style-name="ce41" office:value-type="float" office:value="6.25963216666667" calcext:value-type="float">
            <text:p>6,25963216666667</text:p>
          </table:table-cell>
          <table:table-cell table:style-name="ce29" office:value-type="float" office:value="54.6570543333333" calcext:value-type="float">
            <text:p>54,6570543333333</text:p>
          </table:table-cell>
          <table:table-cell table:style-name="ce29" office:value-type="float" office:value="953.07666" calcext:value-type="float">
            <text:p>953,07666</text:p>
          </table:table-cell>
          <table:table-cell table:style-name="ce29" office:value-type="float" office:value="240.901041666667" calcext:value-type="float">
            <text:p>240,901041666667</text:p>
          </table:table-cell>
          <table:table-cell table:style-name="ce41" office:value-type="float" office:value="240.859375" calcext:value-type="float">
            <text:p>240,859375</text:p>
          </table:table-cell>
          <table:table-cell table:style-name="ce43"/>
          <table:table-cell office:value-type="float" office:value="84" calcext:value-type="float">
            <text:p>8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43]*[.K143]+[.D143]*[.L143]+[.E143]*[.M143]+[.F143]*[.N143]+[.G143]*[.O143]+[.P143]" office:value-type="float" office:value="65.0435772532564" calcext:value-type="float">
            <text:p>65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13:00:00" calcext:value-type="date">
            <text:p>12.02.18 13:00</text:p>
          </table:table-cell>
          <table:table-cell/>
          <table:table-cell table:style-name="ce41" office:value-type="float" office:value="6.63703866666667" calcext:value-type="float">
            <text:p>6,63703866666667</text:p>
          </table:table-cell>
          <table:table-cell table:style-name="ce29" office:value-type="float" office:value="53.67132" calcext:value-type="float">
            <text:p>53,67132</text:p>
          </table:table-cell>
          <table:table-cell table:style-name="ce29" office:value-type="float" office:value="953.211659666667" calcext:value-type="float">
            <text:p>953,211659666667</text:p>
          </table:table-cell>
          <table:table-cell table:style-name="ce29" office:value-type="float" office:value="241.057291666667" calcext:value-type="float">
            <text:p>241,057291666667</text:p>
          </table:table-cell>
          <table:table-cell table:style-name="ce41" office:value-type="float" office:value="241.151041666667" calcext:value-type="float">
            <text:p>241,151041666667</text:p>
          </table:table-cell>
          <table:table-cell table:style-name="ce43"/>
          <table:table-cell office:value-type="float" office:value="83" calcext:value-type="float">
            <text:p>83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44]*[.K144]+[.D144]*[.L144]+[.E144]*[.M144]+[.F144]*[.N144]+[.G144]*[.O144]+[.P144]" office:value-type="float" office:value="88.1793437002889" calcext:value-type="float">
            <text:p>88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14:00:00" calcext:value-type="date">
            <text:p>12.02.18 14:00</text:p>
          </table:table-cell>
          <table:table-cell/>
          <table:table-cell table:style-name="ce41" office:value-type="float" office:value="6.60944516666667" calcext:value-type="float">
            <text:p>6,60944516666667</text:p>
          </table:table-cell>
          <table:table-cell table:style-name="ce29" office:value-type="float" office:value="47.3390808333333" calcext:value-type="float">
            <text:p>47,3390808333333</text:p>
          </table:table-cell>
          <table:table-cell table:style-name="ce29" office:value-type="float" office:value="953.413340333333" calcext:value-type="float">
            <text:p>953,413340333333</text:p>
          </table:table-cell>
          <table:table-cell table:style-name="ce29" office:value-type="float" office:value="240.661458333333" calcext:value-type="float">
            <text:p>240,661458333333</text:p>
          </table:table-cell>
          <table:table-cell table:style-name="ce41" office:value-type="float" office:value="240.682291666667" calcext:value-type="float">
            <text:p>240,682291666667</text:p>
          </table:table-cell>
          <table:table-cell table:style-name="ce43"/>
          <table:table-cell office:value-type="float" office:value="78" calcext:value-type="float">
            <text:p>78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45]*[.K145]+[.D145]*[.L145]+[.E145]*[.M145]+[.F145]*[.N145]+[.G145]*[.O145]+[.P145]" office:value-type="float" office:value="70.1354358445951" calcext:value-type="float">
            <text:p>70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15:00:00" calcext:value-type="date">
            <text:p>12.02.18 15:00</text:p>
          </table:table-cell>
          <table:table-cell/>
          <table:table-cell table:style-name="ce41" office:value-type="float" office:value="5.41491833333333" calcext:value-type="float">
            <text:p>5,41491833333333</text:p>
          </table:table-cell>
          <table:table-cell table:style-name="ce29" office:value-type="float" office:value="50.7517611666667" calcext:value-type="float">
            <text:p>50,7517611666667</text:p>
          </table:table-cell>
          <table:table-cell table:style-name="ce29" office:value-type="float" office:value="953.744995333333" calcext:value-type="float">
            <text:p>953,744995333333</text:p>
          </table:table-cell>
          <table:table-cell table:style-name="ce29" office:value-type="float" office:value="240.390625" calcext:value-type="float">
            <text:p>240,390625</text:p>
          </table:table-cell>
          <table:table-cell table:style-name="ce41" office:value-type="float" office:value="240.635416666667" calcext:value-type="float">
            <text:p>240,635416666667</text:p>
          </table:table-cell>
          <table:table-cell table:style-name="ce43"/>
          <table:table-cell office:value-type="float" office:value="84" calcext:value-type="float">
            <text:p>84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46]*[.K146]+[.D146]*[.L146]+[.E146]*[.M146]+[.F146]*[.N146]+[.G146]*[.O146]+[.P146]" office:value-type="float" office:value="74.975846310077" calcext:value-type="float">
            <text:p>75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16:00:00" calcext:value-type="date">
            <text:p>12.02.18 16:00</text:p>
          </table:table-cell>
          <table:table-cell/>
          <table:table-cell table:style-name="ce41" office:value-type="float" office:value="5.234226" calcext:value-type="float">
            <text:p>5,234226</text:p>
          </table:table-cell>
          <table:table-cell table:style-name="ce29" office:value-type="float" office:value="51.6477203333333" calcext:value-type="float">
            <text:p>51,6477203333333</text:p>
          </table:table-cell>
          <table:table-cell table:style-name="ce29" office:value-type="float" office:value="953.999989833334" calcext:value-type="float">
            <text:p>953,999989833334</text:p>
          </table:table-cell>
          <table:table-cell table:style-name="ce29" office:value-type="float" office:value="241.192708333333" calcext:value-type="float">
            <text:p>241,192708333333</text:p>
          </table:table-cell>
          <table:table-cell table:style-name="ce41" office:value-type="float" office:value="241.453125" calcext:value-type="float">
            <text:p>241,453125</text:p>
          </table:table-cell>
          <table:table-cell table:style-name="ce43"/>
          <table:table-cell office:value-type="float" office:value="105" calcext:value-type="float">
            <text:p>10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47]*[.K147]+[.D147]*[.L147]+[.E147]*[.M147]+[.F147]*[.N147]+[.G147]*[.O147]+[.P147]" office:value-type="float" office:value="104.298368090957" calcext:value-type="float">
            <text:p>104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17:00:00" calcext:value-type="date">
            <text:p>12.02.18 17:00</text:p>
          </table:table-cell>
          <table:table-cell/>
          <table:table-cell table:style-name="ce41" office:value-type="float" office:value="4.68146783333333" calcext:value-type="float">
            <text:p>4,68146783333333</text:p>
          </table:table-cell>
          <table:table-cell table:style-name="ce29" office:value-type="float" office:value="52.8857346666667" calcext:value-type="float">
            <text:p>52,8857346666667</text:p>
          </table:table-cell>
          <table:table-cell table:style-name="ce29" office:value-type="float" office:value="954.458333166667" calcext:value-type="float">
            <text:p>954,458333166667</text:p>
          </table:table-cell>
          <table:table-cell table:style-name="ce29" office:value-type="float" office:value="240.84375" calcext:value-type="float">
            <text:p>240,84375</text:p>
          </table:table-cell>
          <table:table-cell table:style-name="ce41" office:value-type="float" office:value="241.213541666667" calcext:value-type="float">
            <text:p>241,213541666667</text:p>
          </table:table-cell>
          <table:table-cell table:style-name="ce43"/>
          <table:table-cell office:value-type="float" office:value="113" calcext:value-type="float">
            <text:p>113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48]*[.K148]+[.D148]*[.L148]+[.E148]*[.M148]+[.F148]*[.N148]+[.G148]*[.O148]+[.P148]" office:value-type="float" office:value="99.6552856859344" calcext:value-type="float">
            <text:p>100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18:00:00" calcext:value-type="date">
            <text:p>12.02.18 18:00</text:p>
          </table:table-cell>
          <table:table-cell/>
          <table:table-cell table:style-name="ce41" office:value-type="float" office:value="3.55147366666667" calcext:value-type="float">
            <text:p>3,55147366666667</text:p>
          </table:table-cell>
          <table:table-cell table:style-name="ce29" office:value-type="float" office:value="58.626179" calcext:value-type="float">
            <text:p>58,626179</text:p>
          </table:table-cell>
          <table:table-cell table:style-name="ce29" office:value-type="float" office:value="955.124999666667" calcext:value-type="float">
            <text:p>955,124999666667</text:p>
          </table:table-cell>
          <table:table-cell table:style-name="ce29" office:value-type="float" office:value="241.098958333333" calcext:value-type="float">
            <text:p>241,098958333333</text:p>
          </table:table-cell>
          <table:table-cell table:style-name="ce41" office:value-type="float" office:value="241.34375" calcext:value-type="float">
            <text:p>241,34375</text:p>
          </table:table-cell>
          <table:table-cell table:style-name="ce43"/>
          <table:table-cell office:value-type="float" office:value="105" calcext:value-type="float">
            <text:p>10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49]*[.K149]+[.D149]*[.L149]+[.E149]*[.M149]+[.F149]*[.N149]+[.G149]*[.O149]+[.P149]" office:value-type="float" office:value="85.9126388769528" calcext:value-type="float">
            <text:p>8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19:00:00" calcext:value-type="date">
            <text:p>12.02.18 19:00</text:p>
          </table:table-cell>
          <table:table-cell/>
          <table:table-cell table:style-name="ce41" office:value-type="float" office:value="2.88166633333333" calcext:value-type="float">
            <text:p>2,88166633333333</text:p>
          </table:table-cell>
          <table:table-cell table:style-name="ce29" office:value-type="float" office:value="60.6541043333333" calcext:value-type="float">
            <text:p>60,6541043333333</text:p>
          </table:table-cell>
          <table:table-cell table:style-name="ce29" office:value-type="float" office:value="955.769999166667" calcext:value-type="float">
            <text:p>955,769999166667</text:p>
          </table:table-cell>
          <table:table-cell table:style-name="ce29" office:value-type="float" office:value="241.213541666667" calcext:value-type="float">
            <text:p>241,213541666667</text:p>
          </table:table-cell>
          <table:table-cell table:style-name="ce41" office:value-type="float" office:value="241.578125" calcext:value-type="float">
            <text:p>241,578125</text:p>
          </table:table-cell>
          <table:table-cell table:style-name="ce43"/>
          <table:table-cell office:value-type="float" office:value="116" calcext:value-type="float">
            <text:p>116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50]*[.K150]+[.D150]*[.L150]+[.E150]*[.M150]+[.F150]*[.N150]+[.G150]*[.O150]+[.P150]" office:value-type="float" office:value="98.1657602752421" calcext:value-type="float">
            <text:p>98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20:00:00" calcext:value-type="date">
            <text:p>12.02.18 20:00</text:p>
          </table:table-cell>
          <table:table-cell/>
          <table:table-cell table:style-name="ce41" office:value-type="float" office:value="2.1775895" calcext:value-type="float">
            <text:p>2,1775895</text:p>
          </table:table-cell>
          <table:table-cell table:style-name="ce29" office:value-type="float" office:value="64.4375775" calcext:value-type="float">
            <text:p>64,4375775</text:p>
          </table:table-cell>
          <table:table-cell table:style-name="ce29" office:value-type="float" office:value="956.493337333333" calcext:value-type="float">
            <text:p>956,493337333333</text:p>
          </table:table-cell>
          <table:table-cell table:style-name="ce29" office:value-type="float" office:value="241.604166666667" calcext:value-type="float">
            <text:p>241,604166666667</text:p>
          </table:table-cell>
          <table:table-cell table:style-name="ce41" office:value-type="float" office:value="241.770833333333" calcext:value-type="float">
            <text:p>241,770833333333</text:p>
          </table:table-cell>
          <table:table-cell table:style-name="ce43"/>
          <table:table-cell office:value-type="float" office:value="97" calcext:value-type="float">
            <text:p>97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51]*[.K151]+[.D151]*[.L151]+[.E151]*[.M151]+[.F151]*[.N151]+[.G151]*[.O151]+[.P151]" office:value-type="float" office:value="85.5192743543994" calcext:value-type="float">
            <text:p>8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21:00:00" calcext:value-type="date">
            <text:p>12.02.18 21:00</text:p>
          </table:table-cell>
          <table:table-cell/>
          <table:table-cell table:style-name="ce41" office:value-type="float" office:value="1.888749" calcext:value-type="float">
            <text:p>1,888749</text:p>
          </table:table-cell>
          <table:table-cell table:style-name="ce29" office:value-type="float" office:value="68.4428166666667" calcext:value-type="float">
            <text:p>68,4428166666667</text:p>
          </table:table-cell>
          <table:table-cell table:style-name="ce29" office:value-type="float" office:value="956.843332666667" calcext:value-type="float">
            <text:p>956,843332666667</text:p>
          </table:table-cell>
          <table:table-cell table:style-name="ce29" office:value-type="float" office:value="241.447916666667" calcext:value-type="float">
            <text:p>241,447916666667</text:p>
          </table:table-cell>
          <table:table-cell table:style-name="ce41" office:value-type="float" office:value="241.625" calcext:value-type="float">
            <text:p>241,625</text:p>
          </table:table-cell>
          <table:table-cell table:style-name="ce43"/>
          <table:table-cell office:value-type="float" office:value="90" calcext:value-type="float">
            <text:p>90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52]*[.K152]+[.D152]*[.L152]+[.E152]*[.M152]+[.F152]*[.N152]+[.G152]*[.O152]+[.P152]" office:value-type="float" office:value="77.1419678804359" calcext:value-type="float">
            <text:p>77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22:00:00" calcext:value-type="date">
            <text:p>12.02.18 22:00</text:p>
          </table:table-cell>
          <table:table-cell/>
          <table:table-cell table:style-name="ce41" office:value-type="float" office:value="1.458826" calcext:value-type="float">
            <text:p>1,458826</text:p>
          </table:table-cell>
          <table:table-cell table:style-name="ce29" office:value-type="float" office:value="71.6464488333333" calcext:value-type="float">
            <text:p>71,6464488333333</text:p>
          </table:table-cell>
          <table:table-cell table:style-name="ce29" office:value-type="float" office:value="957.231659" calcext:value-type="float">
            <text:p>957,231659</text:p>
          </table:table-cell>
          <table:table-cell table:style-name="ce29" office:value-type="float" office:value="241.552083333333" calcext:value-type="float">
            <text:p>241,552083333333</text:p>
          </table:table-cell>
          <table:table-cell table:style-name="ce41" office:value-type="float" office:value="241.661458333333" calcext:value-type="float">
            <text:p>241,661458333333</text:p>
          </table:table-cell>
          <table:table-cell table:style-name="ce43"/>
          <table:table-cell office:value-type="float" office:value="73" calcext:value-type="float">
            <text:p>73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53]*[.K153]+[.D153]*[.L153]+[.E153]*[.M153]+[.F153]*[.N153]+[.G153]*[.O153]+[.P153]" office:value-type="float" office:value="69.5723370269589" calcext:value-type="float">
            <text:p>70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2T23:00:00" calcext:value-type="date">
            <text:p>12.02.18 23:00</text:p>
          </table:table-cell>
          <table:table-cell/>
          <table:table-cell table:style-name="ce41" office:value-type="float" office:value="1.13838666666667" calcext:value-type="float">
            <text:p>1,13838666666667</text:p>
          </table:table-cell>
          <table:table-cell table:style-name="ce29" office:value-type="float" office:value="71.6909521666667" calcext:value-type="float">
            <text:p>71,6909521666667</text:p>
          </table:table-cell>
          <table:table-cell table:style-name="ce29" office:value-type="float" office:value="957.524994" calcext:value-type="float">
            <text:p>957,524994</text:p>
          </table:table-cell>
          <table:table-cell table:style-name="ce29" office:value-type="float" office:value="241.755208333333" calcext:value-type="float">
            <text:p>241,755208333333</text:p>
          </table:table-cell>
          <table:table-cell table:style-name="ce41" office:value-type="float" office:value="241.828125" calcext:value-type="float">
            <text:p>241,828125</text:p>
          </table:table-cell>
          <table:table-cell table:style-name="ce43"/>
          <table:table-cell office:value-type="float" office:value="68" calcext:value-type="float">
            <text:p>68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54]*[.K154]+[.D154]*[.L154]+[.E154]*[.M154]+[.F154]*[.N154]+[.G154]*[.O154]+[.P154]" office:value-type="float" office:value="71.4119858975155" calcext:value-type="float">
            <text:p>71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3" calcext:value-type="date">
            <text:p>13.02.18 00:00</text:p>
          </table:table-cell>
          <table:table-cell/>
          <table:table-cell table:style-name="ce41" office:value-type="float" office:value="0.9425625" calcext:value-type="float">
            <text:p>0,9425625</text:p>
          </table:table-cell>
          <table:table-cell table:style-name="ce41" office:value-type="float" office:value="71.4381625" calcext:value-type="float">
            <text:p>71,4381625</text:p>
          </table:table-cell>
          <table:table-cell table:style-name="ce41" office:value-type="float" office:value="957.673329666667" calcext:value-type="float">
            <text:p>957,673329666667</text:p>
          </table:table-cell>
          <table:table-cell table:style-name="ce41" office:value-type="float" office:value="241.489583333333" calcext:value-type="float">
            <text:p>241,489583333333</text:p>
          </table:table-cell>
          <table:table-cell table:style-name="ce41" office:value-type="float" office:value="241.5" calcext:value-type="float">
            <text:p>241,5</text:p>
          </table:table-cell>
          <table:table-cell table:style-name="ce43"/>
          <table:table-cell office:value-type="float" office:value="50" calcext:value-type="float">
            <text:p>50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55]*[.K155]+[.D155]*[.L155]+[.E155]*[.M155]+[.F155]*[.N155]+[.G155]*[.O155]+[.P155]" office:value-type="float" office:value="54.3051097906373" calcext:value-type="float">
            <text:p>54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3T01:00:00" calcext:value-type="date">
            <text:p>13.02.18 01:00</text:p>
          </table:table-cell>
          <table:table-cell/>
          <table:table-cell table:style-name="ce41" office:value-type="float" office:value="0.629244" calcext:value-type="float">
            <text:p>0,629244</text:p>
          </table:table-cell>
          <table:table-cell table:style-name="ce41" office:value-type="float" office:value="73.0174726666667" calcext:value-type="float">
            <text:p>73,0174726666667</text:p>
          </table:table-cell>
          <table:table-cell table:style-name="ce41" office:value-type="float" office:value="957.641672666667" calcext:value-type="float">
            <text:p>957,641672666667</text:p>
          </table:table-cell>
          <table:table-cell table:style-name="ce41" office:value-type="float" office:value="241.640625" calcext:value-type="float">
            <text:p>241,640625</text:p>
          </table:table-cell>
          <table:table-cell table:style-name="ce41" office:value-type="float" office:value="241.59375" calcext:value-type="float">
            <text:p>241,59375</text:p>
          </table:table-cell>
          <table:table-cell table:style-name="ce43"/>
          <table:table-cell office:value-type="float" office:value="45" calcext:value-type="float">
            <text:p>4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56]*[.K156]+[.D156]*[.L156]+[.E156]*[.M156]+[.F156]*[.N156]+[.G156]*[.O156]+[.P156]" office:value-type="float" office:value="50.7316218213819" calcext:value-type="float">
            <text:p>51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3T02:00:00" calcext:value-type="date">
            <text:p>13.02.18 02:00</text:p>
          </table:table-cell>
          <table:table-cell/>
          <table:table-cell table:style-name="ce41" office:value-type="float" office:value="0.285661666666667" calcext:value-type="float">
            <text:p>0,285661666666667</text:p>
          </table:table-cell>
          <table:table-cell table:style-name="ce29" office:value-type="float" office:value="74.335598" calcext:value-type="float">
            <text:p>74,335598</text:p>
          </table:table-cell>
          <table:table-cell table:style-name="ce29" office:value-type="float" office:value="957.605000833333" calcext:value-type="float">
            <text:p>957,605000833333</text:p>
          </table:table-cell>
          <table:table-cell table:style-name="ce29" office:value-type="float" office:value="241.791666666667" calcext:value-type="float">
            <text:p>241,791666666667</text:p>
          </table:table-cell>
          <table:table-cell table:style-name="ce41" office:value-type="float" office:value="241.6875" calcext:value-type="float">
            <text:p>241,6875</text:p>
          </table:table-cell>
          <table:table-cell table:style-name="ce43"/>
          <table:table-cell office:value-type="float" office:value="35" calcext:value-type="float">
            <text:p>3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57]*[.K157]+[.D157]*[.L157]+[.E157]*[.M157]+[.F157]*[.N157]+[.G157]*[.O157]+[.P157]" office:value-type="float" office:value="47.1256962761199" calcext:value-type="float">
            <text:p>47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3T03:00:00" calcext:value-type="date">
            <text:p>13.02.18 03:00</text:p>
          </table:table-cell>
          <table:table-cell/>
          <table:table-cell table:style-name="ce41" office:value-type="float" office:value="-0.0418986666666667" calcext:value-type="float">
            <text:p>-0,041898666666667</text:p>
          </table:table-cell>
          <table:table-cell table:style-name="ce29" office:value-type="float" office:value="74.7486063333333" calcext:value-type="float">
            <text:p>74,7486063333333</text:p>
          </table:table-cell>
          <table:table-cell table:style-name="ce29" office:value-type="float" office:value="957.451670333333" calcext:value-type="float">
            <text:p>957,451670333333</text:p>
          </table:table-cell>
          <table:table-cell table:style-name="ce29" office:value-type="float" office:value="241.8125" calcext:value-type="float">
            <text:p>241,8125</text:p>
          </table:table-cell>
          <table:table-cell table:style-name="ce41" office:value-type="float" office:value="241.770833333333" calcext:value-type="float">
            <text:p>241,770833333333</text:p>
          </table:table-cell>
          <table:table-cell table:style-name="ce43"/>
          <table:table-cell office:value-type="float" office:value="37" calcext:value-type="float">
            <text:p>37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58]*[.K158]+[.D158]*[.L158]+[.E158]*[.M158]+[.F158]*[.N158]+[.G158]*[.O158]+[.P158]" office:value-type="float" office:value="52.0219943205684" calcext:value-type="float">
            <text:p>52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3T04:00:00" calcext:value-type="date">
            <text:p>13.02.18 04:00</text:p>
          </table:table-cell>
          <table:table-cell/>
          <table:table-cell table:style-name="ce41" office:value-type="float" office:value="-0.627146" calcext:value-type="float">
            <text:p>-0,627146</text:p>
          </table:table-cell>
          <table:table-cell table:style-name="ce29" office:value-type="float" office:value="76.5234845" calcext:value-type="float">
            <text:p>76,5234845</text:p>
          </table:table-cell>
          <table:table-cell table:style-name="ce29" office:value-type="float" office:value="957.298339833334" calcext:value-type="float">
            <text:p>957,298339833334</text:p>
          </table:table-cell>
          <table:table-cell table:style-name="ce29" office:value-type="float" office:value="241.744791666667" calcext:value-type="float">
            <text:p>241,744791666667</text:p>
          </table:table-cell>
          <table:table-cell table:style-name="ce41" office:value-type="float" office:value="241.713541666667" calcext:value-type="float">
            <text:p>241,713541666667</text:p>
          </table:table-cell>
          <table:table-cell table:style-name="ce43"/>
          <table:table-cell office:value-type="float" office:value="45" calcext:value-type="float">
            <text:p>45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59]*[.K159]+[.D159]*[.L159]+[.E159]*[.M159]+[.F159]*[.N159]+[.G159]*[.O159]+[.P159]" office:value-type="float" office:value="45.7495592571831" calcext:value-type="float">
            <text:p>46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3T05:00:00" calcext:value-type="date">
            <text:p>13.02.18 05:00</text:p>
          </table:table-cell>
          <table:table-cell/>
          <table:table-cell table:style-name="ce41" office:value-type="float" office:value="-1.06329966666667" calcext:value-type="float">
            <text:p>-1,06329966666667</text:p>
          </table:table-cell>
          <table:table-cell table:style-name="ce29" office:value-type="float" office:value="78.2256291666667" calcext:value-type="float">
            <text:p>78,2256291666667</text:p>
          </table:table-cell>
          <table:table-cell table:style-name="ce29" office:value-type="float" office:value="957.041676833333" calcext:value-type="float">
            <text:p>957,041676833333</text:p>
          </table:table-cell>
          <table:table-cell table:style-name="ce29" office:value-type="float" office:value="241.822916666667" calcext:value-type="float">
            <text:p>241,822916666667</text:p>
          </table:table-cell>
          <table:table-cell table:style-name="ce41" office:value-type="float" office:value="241.776041666667" calcext:value-type="float">
            <text:p>241,776041666667</text:p>
          </table:table-cell>
          <table:table-cell table:style-name="ce43"/>
          <table:table-cell office:value-type="float" office:value="51" calcext:value-type="float">
            <text:p>51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60]*[.K160]+[.D160]*[.L160]+[.E160]*[.M160]+[.F160]*[.N160]+[.G160]*[.O160]+[.P160]" office:value-type="float" office:value="42.8311084505021" calcext:value-type="float">
            <text:p>43</text:p>
          </table:table-cell>
          <table:table-cell table:number-columns-repeated="1007"/>
        </table:table-row>
        <table:table-row table:style-name="ro1">
          <table:table-cell table:style-name="ce38" office:value-type="date" office:date-value="2018-02-13T06:00:00" calcext:value-type="date">
            <text:p>13.02.18 06:00</text:p>
          </table:table-cell>
          <table:table-cell/>
          <table:table-cell table:style-name="ce41" office:value-type="float" office:value="-1.51191466666667" calcext:value-type="float">
            <text:p>-1,51191466666667</text:p>
          </table:table-cell>
          <table:table-cell table:style-name="ce29" office:value-type="float" office:value="78.354313" calcext:value-type="float">
            <text:p>78,354313</text:p>
          </table:table-cell>
          <table:table-cell table:style-name="ce29" office:value-type="float" office:value="957.049987833333" calcext:value-type="float">
            <text:p>957,049987833333</text:p>
          </table:table-cell>
          <table:table-cell table:style-name="ce29" office:value-type="float" office:value="241.979166666667" calcext:value-type="float">
            <text:p>241,979166666667</text:p>
          </table:table-cell>
          <table:table-cell table:style-name="ce41" office:value-type="float" office:value="242.046875" calcext:value-type="float">
            <text:p>242,046875</text:p>
          </table:table-cell>
          <table:table-cell table:style-name="ce43"/>
          <table:table-cell office:value-type="float" office:value="76" calcext:value-type="float">
            <text:p>76</text:p>
          </table:table-cell>
          <table:table-cell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61]*[.K161]+[.D161]*[.L161]+[.E161]*[.M161]+[.F161]*[.N161]+[.G161]*[.O161]+[.P161]" office:value-type="float" office:value="57.779140536597" calcext:value-type="float">
            <text:p>5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41" office:value-type="float" office:value="-1.767376" calcext:value-type="float">
            <text:p>-1,767376</text:p>
          </table:table-cell>
          <table:table-cell table:style-name="ce41" office:value-type="float" office:value="78.786911" calcext:value-type="float">
            <text:p>78,786911</text:p>
          </table:table-cell>
          <table:table-cell table:style-name="ce41" office:value-type="float" office:value="956.950012" calcext:value-type="float">
            <text:p>956,950012</text:p>
          </table:table-cell>
          <table:table-cell table:style-name="ce41" office:value-type="float" office:value="241.875" calcext:value-type="float">
            <text:p>241,875</text:p>
          </table:table-cell>
          <table:table-cell table:style-name="ce41" office:value-type="float" office:value="242.09375" calcext:value-type="float">
            <text:p>242,09375</text:p>
          </table:table-cell>
          <table:table-cell table:style-name="ce43"/>
          <table:table-cell table:number-columns-repeated="2"/>
          <table:table-cell office:value-type="float" office:value="6.20727141078513" calcext:value-type="float">
            <text:p>6,20727141078513</text:p>
          </table:table-cell>
          <table:table-cell office:value-type="float" office:value="-0.619472431021426" calcext:value-type="float">
            <text:p>-0,619472431021426</text:p>
          </table:table-cell>
          <table:table-cell office:value-type="float" office:value="1.27193703246301" calcext:value-type="float">
            <text:p>1,27193703246301</text:p>
          </table:table-cell>
          <table:table-cell office:value-type="float" office:value="-69.8489074786619" calcext:value-type="float">
            <text:p>-69,8489074786619</text:p>
          </table:table-cell>
          <table:table-cell office:value-type="float" office:value="106.02736232114" calcext:value-type="float">
            <text:p>106,02736232114</text:p>
          </table:table-cell>
          <table:table-cell office:value-type="float" office:value="-9863.2162695268" calcext:value-type="float">
            <text:p>-9863,2162695268</text:p>
          </table:table-cell>
          <table:table-cell table:formula="of:=[.C162]*[.K162]+[.D162]*[.L162]+[.E162]*[.M162]+[.F162]*[.N162]+[.G162]*[.O162]+[.P162]" office:value-type="float" office:value="68.0442376773153" calcext:value-type="float">
            <text:p>68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no2-data_calibration_20180213'.A1:'no2-data_calibration_20180213'.H956" table:display-filter-buttons="true"/>
      </table:database-ranges>
      <table:data-pilot-tables>
        <table:data-pilot-table table:name="DataPilot1" table:application-data="" table:target-range-address="'Pivot Table_no2-data_calibration_20180213_1'.A1:'Pivot Table_no2-data_calibration_20180213_1'.I163" table:buttons="'Pivot Table_no2-data_calibration_20180213_1'.A2 'Pivot Table_no2-data_calibration_20180213_1'.B2 'Pivot Table_no2-data_calibration_20180213_1'.C2 'Pivot Table_no2-data_calibration_20180213_1'.D2 'Pivot Table_no2-data_calibration_20180213_1'.E1" table:show-filter-button="false" table:drill-down-on-double-click="false">
          <table:source-cell-range table:cell-range-address="'no2-data_calibration_20180213'.C1:'no2-data_calibration_20180213'.H956"/>
          <table:data-pilot-field table:source-field-name="Years" table:orientation="row" table:used-hierarchy="-1" table:function="auto">
            <table:data-pilot-level calcext:repeat-item-labels="false"/>
            <table:data-pilot-groups table:source-field-name="datetime (reconstructed)" table:grouped-by="years" table:start="auto" table:end="auto" table:step="0"/>
          </table:data-pilot-field>
          <table:data-pilot-field table:source-field-name="Months" table:orientation="row" table:used-hierarchy="-1" table:function="auto">
            <table:data-pilot-level calcext:repeat-item-labels="false"/>
            <table:data-pilot-groups table:source-field-name="datetime (reconstructed)" table:grouped-by="months" table:start="auto" table:end="auto" table:step="0"/>
          </table:data-pilot-field>
          <table:data-pilot-field table:source-field-name="Days" table:orientation="row" table:used-hierarchy="-1" table:function="auto">
            <table:data-pilot-level calcext:repeat-item-labels="false"/>
            <table:data-pilot-groups table:source-field-name="datetime (reconstructed)" table:grouped-by="days" table:start="auto" table:end="auto" table:step="0"/>
          </table:data-pilot-field>
          <table:data-pilot-field table:source-field-name="datetime (reconstructed)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hours" table:start="auto" table:end="auto" table:step="0"/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mperature" table:orientation="data" table:used-hierarchy="0" table:function="average">
            <table:data-pilot-level table:show-empty="false" calcext:repeat-item-labels="false">
              <table:data-pilot-members>
                <table:data-pilot-member table:name="-1,767376" table:display="true" table:show-details="true"/>
                <table:data-pilot-member table:name="-1,641871" table:display="true" table:show-details="true"/>
                <table:data-pilot-member table:name="-1,625849" table:display="true" table:show-details="true"/>
                <table:data-pilot-member table:name="-1,55642" table:display="true" table:show-details="true"/>
                <table:data-pilot-member table:name="-1,500343" table:display="true" table:show-details="true"/>
                <table:data-pilot-member table:name="-1,401541" table:display="true" table:show-details="true"/>
                <table:data-pilot-member table:name="-1,345464" table:display="true" table:show-details="true"/>
                <table:data-pilot-member table:name="-1,262684" table:display="true" table:show-details="true"/>
                <table:data-pilot-member table:name="-1,177234" table:display="true" table:show-details="true"/>
                <table:data-pilot-member table:name="-1,081102" table:display="true" table:show-details="true"/>
                <table:data-pilot-member table:name="-1,009003" table:display="true" table:show-details="true"/>
                <table:data-pilot-member table:name="-0,952926" table:display="true" table:show-details="true"/>
                <table:data-pilot-member table:name="-0,896849" table:display="true" table:show-details="true"/>
                <table:data-pilot-member table:name="-0,854124" table:display="true" table:show-details="true"/>
                <table:data-pilot-member table:name="-0,755322" table:display="true" table:show-details="true"/>
                <table:data-pilot-member table:name="-0,656519" table:display="true" table:show-details="true"/>
                <table:data-pilot-member table:name="-0,587091" table:display="true" table:show-details="true"/>
                <table:data-pilot-member table:name="-0,504311" table:display="true" table:show-details="true"/>
                <table:data-pilot-member table:name="-0,405509" table:display="true" table:show-details="true"/>
                <table:data-pilot-member table:name="-0,293355" table:display="true" table:show-details="true"/>
                <table:data-pilot-member table:name="-0,280003" table:display="true" table:show-details="true"/>
                <table:data-pilot-member table:name="-0,263981" table:display="true" table:show-details="true"/>
                <table:data-pilot-member table:name="-0,250629" table:display="true" table:show-details="true"/>
                <table:data-pilot-member table:name="-0,181201" table:display="true" table:show-details="true"/>
                <table:data-pilot-member table:name="-0,167849" table:display="true" table:show-details="true"/>
                <table:data-pilot-member table:name="-0,138476" table:display="true" table:show-details="true"/>
                <table:data-pilot-member table:name="-0,111772" table:display="true" table:show-details="true"/>
                <table:data-pilot-member table:name="-0,09575" table:display="true" table:show-details="true"/>
                <table:data-pilot-member table:name="-0,069047" table:display="true" table:show-details="true"/>
                <table:data-pilot-member table:name="-0,055695" table:display="true" table:show-details="true"/>
                <table:data-pilot-member table:name="-0,039673" table:display="true" table:show-details="true"/>
                <table:data-pilot-member table:name="-0,026322" table:display="true" table:show-details="true"/>
                <table:data-pilot-member table:name="-0,01297" table:display="true" table:show-details="true"/>
                <table:data-pilot-member table:name="0,000381" table:display="true" table:show-details="true"/>
                <table:data-pilot-member table:name="0,016403" table:display="true" table:show-details="true"/>
                <table:data-pilot-member table:name="0,043107" table:display="true" table:show-details="true"/>
                <table:data-pilot-member table:name="0,056458" table:display="true" table:show-details="true"/>
                <table:data-pilot-member table:name="0,075151" table:display="true" table:show-details="true"/>
                <table:data-pilot-member table:name="0,088502" table:display="true" table:show-details="true"/>
                <table:data-pilot-member table:name="0,101854" table:display="true" table:show-details="true"/>
                <table:data-pilot-member table:name="0,115206" table:display="true" table:show-details="true"/>
                <table:data-pilot-member table:name="0,144579" table:display="true" table:show-details="true"/>
                <table:data-pilot-member table:name="0,157931" table:display="true" table:show-details="true"/>
                <table:data-pilot-member table:name="0,171283" table:display="true" table:show-details="true"/>
                <table:data-pilot-member table:name="0,187304" table:display="true" table:show-details="true"/>
                <table:data-pilot-member table:name="0,200656" table:display="true" table:show-details="true"/>
                <table:data-pilot-member table:name="0,214008" table:display="true" table:show-details="true"/>
                <table:data-pilot-member table:name="0,227359" table:display="true" table:show-details="true"/>
                <table:data-pilot-member table:name="0,240711" table:display="true" table:show-details="true"/>
                <table:data-pilot-member table:name="0,256733" table:display="true" table:show-details="true"/>
                <table:data-pilot-member table:name="0,270085" table:display="true" table:show-details="true"/>
                <table:data-pilot-member table:name="0,283436" table:display="true" table:show-details="true"/>
                <table:data-pilot-member table:name="0,296788" table:display="true" table:show-details="true"/>
                <table:data-pilot-member table:name="0,31281" table:display="true" table:show-details="true"/>
                <table:data-pilot-member table:name="0,326162" table:display="true" table:show-details="true"/>
                <table:data-pilot-member table:name="0,368887" table:display="true" table:show-details="true"/>
                <table:data-pilot-member table:name="0,408942" table:display="true" table:show-details="true"/>
                <table:data-pilot-member table:name="0,424964" table:display="true" table:show-details="true"/>
                <table:data-pilot-member table:name="0,438315" table:display="true" table:show-details="true"/>
                <table:data-pilot-member table:name="0,451667" table:display="true" table:show-details="true"/>
                <table:data-pilot-member table:name="0,465019" table:display="true" table:show-details="true"/>
                <table:data-pilot-member table:name="0,481041" table:display="true" table:show-details="true"/>
                <table:data-pilot-member table:name="0,494392" table:display="true" table:show-details="true"/>
                <table:data-pilot-member table:name="0,507744" table:display="true" table:show-details="true"/>
                <table:data-pilot-member table:name="0,521096" table:display="true" table:show-details="true"/>
                <table:data-pilot-member table:name="0,537118" table:display="true" table:show-details="true"/>
                <table:data-pilot-member table:name="0,550469" table:display="true" table:show-details="true"/>
                <table:data-pilot-member table:name="0,563821" table:display="true" table:show-details="true"/>
                <table:data-pilot-member table:name="0,577173" table:display="true" table:show-details="true"/>
                <table:data-pilot-member table:name="0,593194" table:display="true" table:show-details="true"/>
                <table:data-pilot-member table:name="0,606546" table:display="true" table:show-details="true"/>
                <table:data-pilot-member table:name="0,619898" table:display="true" table:show-details="true"/>
                <table:data-pilot-member table:name="0,633249" table:display="true" table:show-details="true"/>
                <table:data-pilot-member table:name="0,649271" table:display="true" table:show-details="true"/>
                <table:data-pilot-member table:name="0,662623" table:display="true" table:show-details="true"/>
                <table:data-pilot-member table:name="0,675975" table:display="true" table:show-details="true"/>
                <table:data-pilot-member table:name="0,689326" table:display="true" table:show-details="true"/>
                <table:data-pilot-member table:name="0,705348" table:display="true" table:show-details="true"/>
                <table:data-pilot-member table:name="0,7187" table:display="true" table:show-details="true"/>
                <table:data-pilot-member table:name="0,732052" table:display="true" table:show-details="true"/>
                <table:data-pilot-member table:name="0,745403" table:display="true" table:show-details="true"/>
                <table:data-pilot-member table:name="0,761425" table:display="true" table:show-details="true"/>
                <table:data-pilot-member table:name="0,774777" table:display="true" table:show-details="true"/>
                <table:data-pilot-member table:name="0,788128" table:display="true" table:show-details="true"/>
                <table:data-pilot-member table:name="0,80148" table:display="true" table:show-details="true"/>
                <table:data-pilot-member table:name="0,817502" table:display="true" table:show-details="true"/>
                <table:data-pilot-member table:name="0,830854" table:display="true" table:show-details="true"/>
                <table:data-pilot-member table:name="0,844205" table:display="true" table:show-details="true"/>
                <table:data-pilot-member table:name="0,857557" table:display="true" table:show-details="true"/>
                <table:data-pilot-member table:name="0,873579" table:display="true" table:show-details="true"/>
                <table:data-pilot-member table:name="0,886931" table:display="true" table:show-details="true"/>
                <table:data-pilot-member table:name="0,913634" table:display="true" table:show-details="true"/>
                <table:data-pilot-member table:name="0,929656" table:display="true" table:show-details="true"/>
                <table:data-pilot-member table:name="0,969711" table:display="true" table:show-details="true"/>
                <table:data-pilot-member table:name="1,012436" table:display="true" table:show-details="true"/>
                <table:data-pilot-member table:name="1,055161" table:display="true" table:show-details="true"/>
                <table:data-pilot-member table:name="1,068513" table:display="true" table:show-details="true"/>
                <table:data-pilot-member table:name="1,097887" table:display="true" table:show-details="true"/>
                <table:data-pilot-member table:name="1,111238" table:display="true" table:show-details="true"/>
                <table:data-pilot-member table:name="1,140612" table:display="true" table:show-details="true"/>
                <table:data-pilot-member table:name="1,156634" table:display="true" table:show-details="true"/>
                <table:data-pilot-member table:name="1,169986" table:display="true" table:show-details="true"/>
                <table:data-pilot-member table:name="1,183337" table:display="true" table:show-details="true"/>
                <table:data-pilot-member table:name="1,196689" table:display="true" table:show-details="true"/>
                <table:data-pilot-member table:name="1,212711" table:display="true" table:show-details="true"/>
                <table:data-pilot-member table:name="1,226062" table:display="true" table:show-details="true"/>
                <table:data-pilot-member table:name="1,239414" table:display="true" table:show-details="true"/>
                <table:data-pilot-member table:name="1,252766" table:display="true" table:show-details="true"/>
                <table:data-pilot-member table:name="1,268788" table:display="true" table:show-details="true"/>
                <table:data-pilot-member table:name="1,282139" table:display="true" table:show-details="true"/>
                <table:data-pilot-member table:name="1,295491" table:display="true" table:show-details="true"/>
                <table:data-pilot-member table:name="1,308843" table:display="true" table:show-details="true"/>
                <table:data-pilot-member table:name="1,324865" table:display="true" table:show-details="true"/>
                <table:data-pilot-member table:name="1,351568" table:display="true" table:show-details="true"/>
                <table:data-pilot-member table:name="1,36492" table:display="true" table:show-details="true"/>
                <table:data-pilot-member table:name="1,394293" table:display="true" table:show-details="true"/>
                <table:data-pilot-member table:name="1,420996" table:display="true" table:show-details="true"/>
                <table:data-pilot-member table:name="1,434348" table:display="true" table:show-details="true"/>
                <table:data-pilot-member table:name="1,45037" table:display="true" table:show-details="true"/>
                <table:data-pilot-member table:name="1,463722" table:display="true" table:show-details="true"/>
                <table:data-pilot-member table:name="1,490425" table:display="true" table:show-details="true"/>
                <table:data-pilot-member table:name="1,506447" table:display="true" table:show-details="true"/>
                <table:data-pilot-member table:name="1,53315" table:display="true" table:show-details="true"/>
                <table:data-pilot-member table:name="1,562524" table:display="true" table:show-details="true"/>
                <table:data-pilot-member table:name="1,575876" table:display="true" table:show-details="true"/>
                <table:data-pilot-member table:name="1,589227" table:display="true" table:show-details="true"/>
                <table:data-pilot-member table:name="1,602579" table:display="true" table:show-details="true"/>
                <table:data-pilot-member table:name="1,618601" table:display="true" table:show-details="true"/>
                <table:data-pilot-member table:name="1,631952" table:display="true" table:show-details="true"/>
                <table:data-pilot-member table:name="1,645304" table:display="true" table:show-details="true"/>
                <table:data-pilot-member table:name="1,658656" table:display="true" table:show-details="true"/>
                <table:data-pilot-member table:name="1,674678" table:display="true" table:show-details="true"/>
                <table:data-pilot-member table:name="1,688029" table:display="true" table:show-details="true"/>
                <table:data-pilot-member table:name="1,701381" table:display="true" table:show-details="true"/>
                <table:data-pilot-member table:name="1,714733" table:display="true" table:show-details="true"/>
                <table:data-pilot-member table:name="1,744106" table:display="true" table:show-details="true"/>
                <table:data-pilot-member table:name="1,757458" table:display="true" table:show-details="true"/>
                <table:data-pilot-member table:name="1,786831" table:display="true" table:show-details="true"/>
                <table:data-pilot-member table:name="1,800183" table:display="true" table:show-details="true"/>
                <table:data-pilot-member table:name="1,813535" table:display="true" table:show-details="true"/>
                <table:data-pilot-member table:name="1,826886" table:display="true" table:show-details="true"/>
                <table:data-pilot-member table:name="1,842908" table:display="true" table:show-details="true"/>
                <table:data-pilot-member table:name="1,85626" table:display="true" table:show-details="true"/>
                <table:data-pilot-member table:name="1,869612" table:display="true" table:show-details="true"/>
                <table:data-pilot-member table:name="1,882963" table:display="true" table:show-details="true"/>
                <table:data-pilot-member table:name="1,898985" table:display="true" table:show-details="true"/>
                <table:data-pilot-member table:name="1,912337" table:display="true" table:show-details="true"/>
                <table:data-pilot-member table:name="1,925689" table:display="true" table:show-details="true"/>
                <table:data-pilot-member table:name="1,93904" table:display="true" table:show-details="true"/>
                <table:data-pilot-member table:name="1,955062" table:display="true" table:show-details="true"/>
                <table:data-pilot-member table:name="1,968414" table:display="true" table:show-details="true"/>
                <table:data-pilot-member table:name="1,981766" table:display="true" table:show-details="true"/>
                <table:data-pilot-member table:name="1,995117" table:display="true" table:show-details="true"/>
                <table:data-pilot-member table:name="2,011139" table:display="true" table:show-details="true"/>
                <table:data-pilot-member table:name="2,024491" table:display="true" table:show-details="true"/>
                <table:data-pilot-member table:name="2,037842" table:display="true" table:show-details="true"/>
                <table:data-pilot-member table:name="2,051194" table:display="true" table:show-details="true"/>
                <table:data-pilot-member table:name="2,067216" table:display="true" table:show-details="true"/>
                <table:data-pilot-member table:name="2,080568" table:display="true" table:show-details="true"/>
                <table:data-pilot-member table:name="2,093919" table:display="true" table:show-details="true"/>
                <table:data-pilot-member table:name="2,107271" table:display="true" table:show-details="true"/>
                <table:data-pilot-member table:name="2,136645" table:display="true" table:show-details="true"/>
                <table:data-pilot-member table:name="2,149996" table:display="true" table:show-details="true"/>
                <table:data-pilot-member table:name="2,17937" table:display="true" table:show-details="true"/>
                <table:data-pilot-member table:name="2,192721" table:display="true" table:show-details="true"/>
                <table:data-pilot-member table:name="2,206073" table:display="true" table:show-details="true"/>
                <table:data-pilot-member table:name="2,219425" table:display="true" table:show-details="true"/>
                <table:data-pilot-member table:name="2,235447" table:display="true" table:show-details="true"/>
                <table:data-pilot-member table:name="2,248798" table:display="true" table:show-details="true"/>
                <table:data-pilot-member table:name="2,26482" table:display="true" table:show-details="true"/>
                <table:data-pilot-member table:name="2,294194" table:display="true" table:show-details="true"/>
                <table:data-pilot-member table:name="2,307546" table:display="true" table:show-details="true"/>
                <table:data-pilot-member table:name="2,320897" table:display="true" table:show-details="true"/>
                <table:data-pilot-member table:name="2,334249" table:display="true" table:show-details="true"/>
                <table:data-pilot-member table:name="2,350271" table:display="true" table:show-details="true"/>
                <table:data-pilot-member table:name="2,363622" table:display="true" table:show-details="true"/>
                <table:data-pilot-member table:name="2,376974" table:display="true" table:show-details="true"/>
                <table:data-pilot-member table:name="2,390326" table:display="true" table:show-details="true"/>
                <table:data-pilot-member table:name="2,419699" table:display="true" table:show-details="true"/>
                <table:data-pilot-member table:name="2,433051" table:display="true" table:show-details="true"/>
                <table:data-pilot-member table:name="2,446403" table:display="true" table:show-details="true"/>
                <table:data-pilot-member table:name="2,462425" table:display="true" table:show-details="true"/>
                <table:data-pilot-member table:name="2,475776" table:display="true" table:show-details="true"/>
                <table:data-pilot-member table:name="2,489128" table:display="true" table:show-details="true"/>
                <table:data-pilot-member table:name="2,50248" table:display="true" table:show-details="true"/>
                <table:data-pilot-member table:name="2,518502" table:display="true" table:show-details="true"/>
                <table:data-pilot-member table:name="2,574579" table:display="true" table:show-details="true"/>
                <table:data-pilot-member table:name="2,58793" table:display="true" table:show-details="true"/>
                <table:data-pilot-member table:name="2,601282" table:display="true" table:show-details="true"/>
                <table:data-pilot-member table:name="2,614633" table:display="true" table:show-details="true"/>
                <table:data-pilot-member table:name="2,630655" table:display="true" table:show-details="true"/>
                <table:data-pilot-member table:name="2,644007" table:display="true" table:show-details="true"/>
                <table:data-pilot-member table:name="2,657359" table:display="true" table:show-details="true"/>
                <table:data-pilot-member table:name="2,67071" table:display="true" table:show-details="true"/>
                <table:data-pilot-member table:name="2,686732" table:display="true" table:show-details="true"/>
                <table:data-pilot-member table:name="2,700084" table:display="true" table:show-details="true"/>
                <table:data-pilot-member table:name="2,713436" table:display="true" table:show-details="true"/>
                <table:data-pilot-member table:name="2,726787" table:display="true" table:show-details="true"/>
                <table:data-pilot-member table:name="2,742809" table:display="true" table:show-details="true"/>
                <table:data-pilot-member table:name="2,756161" table:display="true" table:show-details="true"/>
                <table:data-pilot-member table:name="2,769512" table:display="true" table:show-details="true"/>
                <table:data-pilot-member table:name="2,782864" table:display="true" table:show-details="true"/>
                <table:data-pilot-member table:name="2,798886" table:display="true" table:show-details="true"/>
                <table:data-pilot-member table:name="2,825589" table:display="true" table:show-details="true"/>
                <table:data-pilot-member table:name="2,838941" table:display="true" table:show-details="true"/>
                <table:data-pilot-member table:name="2,854963" table:display="true" table:show-details="true"/>
                <table:data-pilot-member table:name="2,868315" table:display="true" table:show-details="true"/>
                <table:data-pilot-member table:name="2,881666" table:display="true" table:show-details="true"/>
                <table:data-pilot-member table:name="2,895018" table:display="true" table:show-details="true"/>
                <table:data-pilot-member table:name="2,90837" table:display="true" table:show-details="true"/>
                <table:data-pilot-member table:name="2,924392" table:display="true" table:show-details="true"/>
                <table:data-pilot-member table:name="2,937743" table:display="true" table:show-details="true"/>
                <table:data-pilot-member table:name="2,951095" table:display="true" table:show-details="true"/>
                <table:data-pilot-member table:name="2,964447" table:display="true" table:show-details="true"/>
                <table:data-pilot-member table:name="2,980469" table:display="true" table:show-details="true"/>
                <table:data-pilot-member table:name="2,99382" table:display="true" table:show-details="true"/>
                <table:data-pilot-member table:name="3,007172" table:display="true" table:show-details="true"/>
                <table:data-pilot-member table:name="3,020523" table:display="true" table:show-details="true"/>
                <table:data-pilot-member table:name="3,049897" table:display="true" table:show-details="true"/>
                <table:data-pilot-member table:name="3,063249" table:display="true" table:show-details="true"/>
                <table:data-pilot-member table:name="3,092622" table:display="true" table:show-details="true"/>
                <table:data-pilot-member table:name="3,119326" table:display="true" table:show-details="true"/>
                <table:data-pilot-member table:name="3,132677" table:display="true" table:show-details="true"/>
                <table:data-pilot-member table:name="3,162051" table:display="true" table:show-details="true"/>
                <table:data-pilot-member table:name="3,175402" table:display="true" table:show-details="true"/>
                <table:data-pilot-member table:name="3,188754" table:display="true" table:show-details="true"/>
                <table:data-pilot-member table:name="3,218128" table:display="true" table:show-details="true"/>
                <table:data-pilot-member table:name="3,231479" table:display="true" table:show-details="true"/>
                <table:data-pilot-member table:name="3,244831" table:display="true" table:show-details="true"/>
                <table:data-pilot-member table:name="3,274205" table:display="true" table:show-details="true"/>
                <table:data-pilot-member table:name="3,287556" table:display="true" table:show-details="true"/>
                <table:data-pilot-member table:name="3,300908" table:display="true" table:show-details="true"/>
                <table:data-pilot-member table:name="3,31693" table:display="true" table:show-details="true"/>
                <table:data-pilot-member table:name="3,330281" table:display="true" table:show-details="true"/>
                <table:data-pilot-member table:name="3,346303" table:display="true" table:show-details="true"/>
                <table:data-pilot-member table:name="3,359655" table:display="true" table:show-details="true"/>
                <table:data-pilot-member table:name="3,375677" table:display="true" table:show-details="true"/>
                <table:data-pilot-member table:name="3,389029" table:display="true" table:show-details="true"/>
                <table:data-pilot-member table:name="3,40238" table:display="true" table:show-details="true"/>
                <table:data-pilot-member table:name="3,415732" table:display="true" table:show-details="true"/>
                <table:data-pilot-member table:name="3,431754" table:display="true" table:show-details="true"/>
                <table:data-pilot-member table:name="3,445106" table:display="true" table:show-details="true"/>
                <table:data-pilot-member table:name="3,458457" table:display="true" table:show-details="true"/>
                <table:data-pilot-member table:name="3,471809" table:display="true" table:show-details="true"/>
                <table:data-pilot-member table:name="3,487831" table:display="true" table:show-details="true"/>
                <table:data-pilot-member table:name="3,514534" table:display="true" table:show-details="true"/>
                <table:data-pilot-member table:name="3,527886" table:display="true" table:show-details="true"/>
                <table:data-pilot-member table:name="3,543908" table:display="true" table:show-details="true"/>
                <table:data-pilot-member table:name="3,55726" table:display="true" table:show-details="true"/>
                <table:data-pilot-member table:name="3,570611" table:display="true" table:show-details="true"/>
                <table:data-pilot-member table:name="3,583963" table:display="true" table:show-details="true"/>
                <table:data-pilot-member table:name="3,599985" table:display="true" table:show-details="true"/>
                <table:data-pilot-member table:name="3,613336" table:display="true" table:show-details="true"/>
                <table:data-pilot-member table:name="3,626688" table:display="true" table:show-details="true"/>
                <table:data-pilot-member table:name="3,64004" table:display="true" table:show-details="true"/>
                <table:data-pilot-member table:name="3,656062" table:display="true" table:show-details="true"/>
                <table:data-pilot-member table:name="3,669413" table:display="true" table:show-details="true"/>
                <table:data-pilot-member table:name="3,696117" table:display="true" table:show-details="true"/>
                <table:data-pilot-member table:name="3,712139" table:display="true" table:show-details="true"/>
                <table:data-pilot-member table:name="3,72549" table:display="true" table:show-details="true"/>
                <table:data-pilot-member table:name="3,738842" table:display="true" table:show-details="true"/>
                <table:data-pilot-member table:name="3,752193" table:display="true" table:show-details="true"/>
                <table:data-pilot-member table:name="3,768215" table:display="true" table:show-details="true"/>
                <table:data-pilot-member table:name="3,781567" table:display="true" table:show-details="true"/>
                <table:data-pilot-member table:name="3,794919" table:display="true" table:show-details="true"/>
                <table:data-pilot-member table:name="3,80827" table:display="true" table:show-details="true"/>
                <table:data-pilot-member table:name="3,824292" table:display="true" table:show-details="true"/>
                <table:data-pilot-member table:name="3,837644" table:display="true" table:show-details="true"/>
                <table:data-pilot-member table:name="3,850996" table:display="true" table:show-details="true"/>
                <table:data-pilot-member table:name="3,864347" table:display="true" table:show-details="true"/>
                <table:data-pilot-member table:name="3,880369" table:display="true" table:show-details="true"/>
                <table:data-pilot-member table:name="3,893721" table:display="true" table:show-details="true"/>
                <table:data-pilot-member table:name="3,907073" table:display="true" table:show-details="true"/>
                <table:data-pilot-member table:name="3,920424" table:display="true" table:show-details="true"/>
                <table:data-pilot-member table:name="3,949798" table:display="true" table:show-details="true"/>
                <table:data-pilot-member table:name="3,96315" table:display="true" table:show-details="true"/>
                <table:data-pilot-member table:name="3,976501" table:display="true" table:show-details="true"/>
                <table:data-pilot-member table:name="3,992523" table:display="true" table:show-details="true"/>
                <table:data-pilot-member table:name="4,019227" table:display="true" table:show-details="true"/>
                <table:data-pilot-member table:name="4,032578" table:display="true" table:show-details="true"/>
                <table:data-pilot-member table:name="4,0486" table:display="true" table:show-details="true"/>
                <table:data-pilot-member table:name="4,061952" table:display="true" table:show-details="true"/>
                <table:data-pilot-member table:name="4,075303" table:display="true" table:show-details="true"/>
                <table:data-pilot-member table:name="4,088655" table:display="true" table:show-details="true"/>
                <table:data-pilot-member table:name="4,13138" table:display="true" table:show-details="true"/>
                <table:data-pilot-member table:name="4,144732" table:display="true" table:show-details="true"/>
                <table:data-pilot-member table:name="4,160754" table:display="true" table:show-details="true"/>
                <table:data-pilot-member table:name="4,174106" table:display="true" table:show-details="true"/>
                <table:data-pilot-member table:name="4,187457" table:display="true" table:show-details="true"/>
                <table:data-pilot-member table:name="4,200809" table:display="true" table:show-details="true"/>
                <table:data-pilot-member table:name="4,216831" table:display="true" table:show-details="true"/>
                <table:data-pilot-member table:name="4,243534" table:display="true" table:show-details="true"/>
                <table:data-pilot-member table:name="4,256886" table:display="true" table:show-details="true"/>
                <table:data-pilot-member table:name="4,270237" table:display="true" table:show-details="true"/>
                <table:data-pilot-member table:name="4,299611" table:display="true" table:show-details="true"/>
                <table:data-pilot-member table:name="4,355688" table:display="true" table:show-details="true"/>
                <table:data-pilot-member table:name="4,36904" table:display="true" table:show-details="true"/>
                <table:data-pilot-member table:name="4,382391" table:display="true" table:show-details="true"/>
                <table:data-pilot-member table:name="4,411765" table:display="true" table:show-details="true"/>
                <table:data-pilot-member table:name="4,425117" table:display="true" table:show-details="true"/>
                <table:data-pilot-member table:name="4,441138" table:display="true" table:show-details="true"/>
                <table:data-pilot-member table:name="4,497215" table:display="true" table:show-details="true"/>
                <table:data-pilot-member table:name="4,513237" table:display="true" table:show-details="true"/>
                <table:data-pilot-member table:name="4,526589" table:display="true" table:show-details="true"/>
                <table:data-pilot-member table:name="4,53994" table:display="true" table:show-details="true"/>
                <table:data-pilot-member table:name="4,569314" table:display="true" table:show-details="true"/>
                <table:data-pilot-member table:name="4,582666" table:display="true" table:show-details="true"/>
                <table:data-pilot-member table:name="4,596017" table:display="true" table:show-details="true"/>
                <table:data-pilot-member table:name="4,609369" table:display="true" table:show-details="true"/>
                <table:data-pilot-member table:name="4,638742" table:display="true" table:show-details="true"/>
                <table:data-pilot-member table:name="4,652094" table:display="true" table:show-details="true"/>
                <table:data-pilot-member table:name="4,665446" table:display="true" table:show-details="true"/>
                <table:data-pilot-member table:name="4,681468" table:display="true" table:show-details="true"/>
                <table:data-pilot-member table:name="4,694819" table:display="true" table:show-details="true"/>
                <table:data-pilot-member table:name="4,750896" table:display="true" table:show-details="true"/>
                <table:data-pilot-member table:name="4,7776" table:display="true" table:show-details="true"/>
                <table:data-pilot-member table:name="4,793622" table:display="true" table:show-details="true"/>
                <table:data-pilot-member table:name="4,833677" table:display="true" table:show-details="true"/>
                <table:data-pilot-member table:name="4,849699" table:display="true" table:show-details="true"/>
                <table:data-pilot-member table:name="4,86305" table:display="true" table:show-details="true"/>
                <table:data-pilot-member table:name="4,876402" table:display="true" table:show-details="true"/>
                <table:data-pilot-member table:name="4,889753" table:display="true" table:show-details="true"/>
                <table:data-pilot-member table:name="4,932479" table:display="true" table:show-details="true"/>
                <table:data-pilot-member table:name="4,94583" table:display="true" table:show-details="true"/>
                <table:data-pilot-member table:name="4,961853" table:display="true" table:show-details="true"/>
                <table:data-pilot-member table:name="4,975204" table:display="true" table:show-details="true"/>
                <table:data-pilot-member table:name="4,988556" table:display="true" table:show-details="true"/>
                <table:data-pilot-member table:name="5,001907" table:display="true" table:show-details="true"/>
                <table:data-pilot-member table:name="5,01793" table:display="true" table:show-details="true"/>
                <table:data-pilot-member table:name="5,031281" table:display="true" table:show-details="true"/>
                <table:data-pilot-member table:name="5,044632" table:display="true" table:show-details="true"/>
                <table:data-pilot-member table:name="5,057984" table:display="true" table:show-details="true"/>
                <table:data-pilot-member table:name="5,087358" table:display="true" table:show-details="true"/>
                <table:data-pilot-member table:name="5,100709" table:display="true" table:show-details="true"/>
                <table:data-pilot-member table:name="5,114061" table:display="true" table:show-details="true"/>
                <table:data-pilot-member table:name="5,156786" table:display="true" table:show-details="true"/>
                <table:data-pilot-member table:name="5,18616" table:display="true" table:show-details="true"/>
                <table:data-pilot-member table:name="5,199512" table:display="true" table:show-details="true"/>
                <table:data-pilot-member table:name="5,226215" table:display="true" table:show-details="true"/>
                <table:data-pilot-member table:name="5,242237" table:display="true" table:show-details="true"/>
                <table:data-pilot-member table:name="5,255589" table:display="true" table:show-details="true"/>
                <table:data-pilot-member table:name="5,26894" table:display="true" table:show-details="true"/>
                <table:data-pilot-member table:name="5,282292" table:display="true" table:show-details="true"/>
                <table:data-pilot-member table:name="5,298314" table:display="true" table:show-details="true"/>
                <table:data-pilot-member table:name="5,311666" table:display="true" table:show-details="true"/>
                <table:data-pilot-member table:name="5,325017" table:display="true" table:show-details="true"/>
                <table:data-pilot-member table:name="5,338369" table:display="true" table:show-details="true"/>
                <table:data-pilot-member table:name="5,354391" table:display="true" table:show-details="true"/>
                <table:data-pilot-member table:name="5,367743" table:display="true" table:show-details="true"/>
                <table:data-pilot-member table:name="5,381094" table:display="true" table:show-details="true"/>
                <table:data-pilot-member table:name="5,394446" table:display="true" table:show-details="true"/>
                <table:data-pilot-member table:name="5,450522" table:display="true" table:show-details="true"/>
                <table:data-pilot-member table:name="5,466545" table:display="true" table:show-details="true"/>
                <table:data-pilot-member table:name="5,479896" table:display="true" table:show-details="true"/>
                <table:data-pilot-member table:name="5,493248" table:display="true" table:show-details="true"/>
                <table:data-pilot-member table:name="5,506599" table:display="true" table:show-details="true"/>
                <table:data-pilot-member table:name="5,522622" table:display="true" table:show-details="true"/>
                <table:data-pilot-member table:name="5,535973" table:display="true" table:show-details="true"/>
                <table:data-pilot-member table:name="5,551995" table:display="true" table:show-details="true"/>
                <table:data-pilot-member table:name="5,59472" table:display="true" table:show-details="true"/>
                <table:data-pilot-member table:name="5,621424" table:display="true" table:show-details="true"/>
                <table:data-pilot-member table:name="5,634775" table:display="true" table:show-details="true"/>
                <table:data-pilot-member table:name="5,650797" table:display="true" table:show-details="true"/>
                <table:data-pilot-member table:name="5,690852" table:display="true" table:show-details="true"/>
                <table:data-pilot-member table:name="5,706874" table:display="true" table:show-details="true"/>
                <table:data-pilot-member table:name="5,720226" table:display="true" table:show-details="true"/>
                <table:data-pilot-member table:name="5,746929" table:display="true" table:show-details="true"/>
                <table:data-pilot-member table:name="5,762951" table:display="true" table:show-details="true"/>
                <table:data-pilot-member table:name="5,776303" table:display="true" table:show-details="true"/>
                <table:data-pilot-member table:name="5,789654" table:display="true" table:show-details="true"/>
                <table:data-pilot-member table:name="5,845731" table:display="true" table:show-details="true"/>
                <table:data-pilot-member table:name="5,888456" table:display="true" table:show-details="true"/>
                <table:data-pilot-member table:name="5,944533" table:display="true" table:show-details="true"/>
                <table:data-pilot-member table:name="5,957885" table:display="true" table:show-details="true"/>
                <table:data-pilot-member table:name="5,971237" table:display="true" table:show-details="true"/>
                <table:data-pilot-member table:name="6,043335" table:display="true" table:show-details="true"/>
                <table:data-pilot-member table:name="6,056687" table:display="true" table:show-details="true"/>
                <table:data-pilot-member table:name="6,083391" table:display="true" table:show-details="true"/>
                <table:data-pilot-member table:name="6,112764" table:display="true" table:show-details="true"/>
                <table:data-pilot-member table:name="6,126116" table:display="true" table:show-details="true"/>
                <table:data-pilot-member table:name="6,139467" table:display="true" table:show-details="true"/>
                <table:data-pilot-member table:name="6,23827" table:display="true" table:show-details="true"/>
                <table:data-pilot-member table:name="6,251621" table:display="true" table:show-details="true"/>
                <table:data-pilot-member table:name="6,280995" table:display="true" table:show-details="true"/>
                <table:data-pilot-member table:name="6,32372" table:display="true" table:show-details="true"/>
                <table:data-pilot-member table:name="6,337072" table:display="true" table:show-details="true"/>
                <table:data-pilot-member table:name="6,350423" table:display="true" table:show-details="true"/>
                <table:data-pilot-member table:name="6,363775" table:display="true" table:show-details="true"/>
                <table:data-pilot-member table:name="6,379797" table:display="true" table:show-details="true"/>
                <table:data-pilot-member table:name="6,435874" table:display="true" table:show-details="true"/>
                <table:data-pilot-member table:name="6,449225" table:display="true" table:show-details="true"/>
                <table:data-pilot-member table:name="6,518654" table:display="true" table:show-details="true"/>
                <table:data-pilot-member table:name="6,532006" table:display="true" table:show-details="true"/>
                <table:data-pilot-member table:name="6,548028" table:display="true" table:show-details="true"/>
                <table:data-pilot-member table:name="6,561379" table:display="true" table:show-details="true"/>
                <table:data-pilot-member table:name="6,574731" table:display="true" table:show-details="true"/>
                <table:data-pilot-member table:name="6,604105" table:display="true" table:show-details="true"/>
                <table:data-pilot-member table:name="6,617456" table:display="true" table:show-details="true"/>
                <table:data-pilot-member table:name="6,633478" table:display="true" table:show-details="true"/>
                <table:data-pilot-member table:name="6,676204" table:display="true" table:show-details="true"/>
                <table:data-pilot-member table:name="6,73228" table:display="true" table:show-details="true"/>
                <table:data-pilot-member table:name="6,775006" table:display="true" table:show-details="true"/>
                <table:data-pilot-member table:name="6,788357" table:display="true" table:show-details="true"/>
                <table:data-pilot-member table:name="6,815061" table:display="true" table:show-details="true"/>
                <table:data-pilot-member table:name="6,844434" table:display="true" table:show-details="true"/>
                <table:data-pilot-member table:name="6,871138" table:display="true" table:show-details="true"/>
                <table:data-pilot-member table:name="6,913863" table:display="true" table:show-details="true"/>
                <table:data-pilot-member table:name="6,927215" table:display="true" table:show-details="true"/>
                <table:data-pilot-member table:name="6,940566" table:display="true" table:show-details="true"/>
                <table:data-pilot-member table:name="6,96994" table:display="true" table:show-details="true"/>
                <table:data-pilot-member table:name="6,996643" table:display="true" table:show-details="true"/>
                <table:data-pilot-member table:name="7,039368" table:display="true" table:show-details="true"/>
                <table:data-pilot-member table:name="7,082094" table:display="true" table:show-details="true"/>
                <table:data-pilot-member table:name="7,108797" table:display="true" table:show-details="true"/>
                <table:data-pilot-member table:name="7,180896" table:display="true" table:show-details="true"/>
                <table:data-pilot-member table:name="7,194247" table:display="true" table:show-details="true"/>
                <table:data-pilot-member table:name="7,207599" table:display="true" table:show-details="true"/>
                <table:data-pilot-member table:name="7,250324" table:display="true" table:show-details="true"/>
                <table:data-pilot-member table:name="7,277028" table:display="true" table:show-details="true"/>
                <table:data-pilot-member table:name="7,389181" table:display="true" table:show-details="true"/>
                <table:data-pilot-member table:name="7,405203" table:display="true" table:show-details="true"/>
                <table:data-pilot-member table:name="7,517357" table:display="true" table:show-details="true"/>
                <table:data-pilot-member table:name="7,530709" table:display="true" table:show-details="true"/>
                <table:data-pilot-member table:name="7,613489" table:display="true" table:show-details="true"/>
                <table:data-pilot-member table:name="7,656214" table:display="true" table:show-details="true"/>
                <table:data-pilot-member table:name="7,669566" table:display="true" table:show-details="true"/>
                <table:data-pilot-member table:name="7,685588" table:display="true" table:show-details="true"/>
                <table:data-pilot-member table:name="7,813764" table:display="true" table:show-details="true"/>
                <table:data-pilot-member table:name="7,968643" table:display="true" table:show-details="true"/>
                <table:data-pilot-member table:name="8,051423" table:display="true" table:show-details="true"/>
                <table:data-pilot-member table:name="8,064775" table:display="true" table:show-details="true"/>
                <table:data-pilot-member table:name="8,120852" table:display="true" table:show-details="true"/>
                <table:data-pilot-member table:name="8,136873" table:display="true" table:show-details="true"/>
                <table:data-pilot-member table:name="8,206302" table:display="true" table:show-details="true"/>
                <table:data-pilot-member table:name="8,486687" table:display="true" table:show-details="true"/>
                <table:data-pilot-member table:name="8,569467" table:display="true" table:show-details="true"/>
                <table:data-pilot-member table:name="8,793775" table:display="true" table:show-details="true"/>
                <table:data-pilot-member table:name="8,978027" table:display="true" table:show-details="true"/>
                <table:data-pilot-member table:name="9,132906" table:display="true" table:show-details="true"/>
                <table:data-pilot-member table:name="9,146257" table:display="true" table:show-details="true"/>
                <table:data-pilot-member table:name="9,175632" table:display="true" table:show-details="true"/>
                <table:data-pilot-member table:name="9,202334" table:display="true" table:show-details="true"/>
                <table:data-pilot-member table:name="9,231709" table:display="true" table:show-details="true"/>
                <table:data-pilot-member table:name="9,314488" table:display="true" table:show-details="true"/>
                <table:data-pilot-member table:name="9,343863" table:display="true" table:show-details="true"/>
                <table:data-pilot-member table:name="9,357214" table:display="true" table:show-details="true"/>
                <table:data-pilot-member table:name="9,370565" table:display="true" table:show-details="true"/>
                <table:data-pilot-member table:name="9,442664" table:display="true" table:show-details="true"/>
                <table:data-pilot-member table:name="9,456016" table:display="true" table:show-details="true"/>
                <table:data-pilot-member table:name="9,469368" table:display="true" table:show-details="true"/>
                <table:data-pilot-member table:name="9,525444" table:display="true" table:show-details="true"/>
                <table:data-pilot-member table:name="9,608225" table:display="true" table:show-details="true"/>
                <table:data-pilot-member table:name="9,624247" table:display="true" table:show-details="true"/>
                <table:data-pilot-member table:name="9,74975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umidity" table:orientation="data" table:used-hierarchy="0" table:function="average">
            <table:data-pilot-level table:show-empty="false" calcext:repeat-item-labels="false">
              <table:data-pilot-members>
                <table:data-pilot-member table:name="42,665752" table:display="true" table:show-details="true"/>
                <table:data-pilot-member table:name="43,320362" table:display="true" table:show-details="true"/>
                <table:data-pilot-member table:name="43,408867" table:display="true" table:show-details="true"/>
                <table:data-pilot-member table:name="43,608757" table:display="true" table:show-details="true"/>
                <table:data-pilot-member table:name="43,619438" table:display="true" table:show-details="true"/>
                <table:data-pilot-member table:name="43,669796" table:display="true" table:show-details="true"/>
                <table:data-pilot-member table:name="43,747616" table:display="true" table:show-details="true"/>
                <table:data-pilot-member table:name="44,103149" table:display="true" table:show-details="true"/>
                <table:data-pilot-member table:name="44,533455" table:display="true" table:show-details="true"/>
                <table:data-pilot-member table:name="44,823376" table:display="true" table:show-details="true"/>
                <table:data-pilot-member table:name="44,87373" table:display="true" table:show-details="true"/>
                <table:data-pilot-member table:name="45,084305" table:display="true" table:show-details="true"/>
                <table:data-pilot-member table:name="45,16518" table:display="true" table:show-details="true"/>
                <table:data-pilot-member table:name="45,412376" table:display="true" table:show-details="true"/>
                <table:data-pilot-member table:name="45,803005" table:display="true" table:show-details="true"/>
                <table:data-pilot-member table:name="45,922028" table:display="true" table:show-details="true"/>
                <table:data-pilot-member table:name="47,020676" table:display="true" table:show-details="true"/>
                <table:data-pilot-member table:name="47,270924" table:display="true" table:show-details="true"/>
                <table:data-pilot-member table:name="47,4403" table:display="true" table:show-details="true"/>
                <table:data-pilot-member table:name="47,483025" table:display="true" table:show-details="true"/>
                <table:data-pilot-member table:name="47,565422" table:display="true" table:show-details="true"/>
                <table:data-pilot-member table:name="47,591362" table:display="true" table:show-details="true"/>
                <table:data-pilot-member table:name="48,036926" table:display="true" table:show-details="true"/>
                <table:data-pilot-member table:name="48,191044" table:display="true" table:show-details="true"/>
                <table:data-pilot-member table:name="48,224613" table:display="true" table:show-details="true"/>
                <table:data-pilot-member table:name="48,342106" table:display="true" table:show-details="true"/>
                <table:data-pilot-member table:name="48,485542" table:display="true" table:show-details="true"/>
                <table:data-pilot-member table:name="48,577095" table:display="true" table:show-details="true"/>
                <table:data-pilot-member table:name="48,644238" table:display="true" table:show-details="true"/>
                <table:data-pilot-member table:name="48,654919" table:display="true" table:show-details="true"/>
                <table:data-pilot-member table:name="48,676281" table:display="true" table:show-details="true"/>
                <table:data-pilot-member table:name="48,677807" table:display="true" table:show-details="true"/>
                <table:data-pilot-member table:name="48,705273" table:display="true" table:show-details="true"/>
                <table:data-pilot-member table:name="49,135578" table:display="true" table:show-details="true"/>
                <table:data-pilot-member table:name="49,161518" table:display="true" table:show-details="true"/>
                <table:data-pilot-member table:name="49,167622" table:display="true" table:show-details="true"/>
                <table:data-pilot-member table:name="49,596397" table:display="true" table:show-details="true"/>
                <table:data-pilot-member table:name="49,600975" table:display="true" table:show-details="true"/>
                <table:data-pilot-member table:name="49,752041" table:display="true" table:show-details="true"/>
                <table:data-pilot-member table:name="49,753567" table:display="true" table:show-details="true"/>
                <table:data-pilot-member table:name="49,893951" table:display="true" table:show-details="true"/>
                <table:data-pilot-member table:name="50,218967" table:display="true" table:show-details="true"/>
                <table:data-pilot-member table:name="50,2327" table:display="true" table:show-details="true"/>
                <table:data-pilot-member table:name="50,307468" table:display="true" table:show-details="true"/>
                <table:data-pilot-member table:name="50,472267" table:display="true" table:show-details="true"/>
                <table:data-pilot-member table:name="50,476845" table:display="true" table:show-details="true"/>
                <table:data-pilot-member table:name="50,493629" table:display="true" table:show-details="true"/>
                <table:data-pilot-member table:name="50,614174" table:display="true" table:show-details="true"/>
                <table:data-pilot-member table:name="50,696575" table:display="true" table:show-details="true"/>
                <table:data-pilot-member table:name="50,742352" table:display="true" table:show-details="true"/>
                <table:data-pilot-member table:name="50,998703" table:display="true" table:show-details="true"/>
                <table:data-pilot-member table:name="51,029221" table:display="true" table:show-details="true"/>
                <table:data-pilot-member table:name="51,111618" table:display="true" table:show-details="true"/>
                <table:data-pilot-member table:name="51,213856" table:display="true" table:show-details="true"/>
                <table:data-pilot-member table:name="51,258106" table:display="true" table:show-details="true"/>
                <table:data-pilot-member table:name="51,285572" table:display="true" table:show-details="true"/>
                <table:data-pilot-member table:name="51,396965" table:display="true" table:show-details="true"/>
                <table:data-pilot-member table:name="51,454948" table:display="true" table:show-details="true"/>
                <table:data-pilot-member table:name="51,564812" table:display="true" table:show-details="true"/>
                <table:data-pilot-member table:name="51,596855" table:display="true" table:show-details="true"/>
                <table:data-pilot-member table:name="51,602959" table:display="true" table:show-details="true"/>
                <table:data-pilot-member table:name="51,660946" table:display="true" table:show-details="true"/>
                <table:data-pilot-member table:name="51,744869" table:display="true" table:show-details="true"/>
                <table:data-pilot-member table:name="51,940186" table:display="true" table:show-details="true"/>
                <table:data-pilot-member table:name="52,013428" table:display="true" table:show-details="true"/>
                <table:data-pilot-member table:name="52,275883" table:display="true" table:show-details="true"/>
                <table:data-pilot-member table:name="52,303349" table:display="true" table:show-details="true"/>
                <table:data-pilot-member table:name="52,362858" table:display="true" table:show-details="true"/>
                <table:data-pilot-member table:name="52,381172" table:display="true" table:show-details="true"/>
                <table:data-pilot-member table:name="52,513924" table:display="true" table:show-details="true"/>
                <table:data-pilot-member table:name="52,544441" table:display="true" table:show-details="true"/>
                <table:data-pilot-member table:name="52,750439" table:display="true" table:show-details="true"/>
                <table:data-pilot-member table:name="52,768749" table:display="true" table:show-details="true"/>
                <table:data-pilot-member table:name="52,965591" table:display="true" table:show-details="true"/>
                <table:data-pilot-member table:name="52,970169" table:display="true" table:show-details="true"/>
                <table:data-pilot-member table:name="52,997635" table:display="true" table:show-details="true"/>
                <table:data-pilot-member table:name="53,047989" table:display="true" table:show-details="true"/>
                <table:data-pilot-member table:name="53,067825" table:display="true" table:show-details="true"/>
                <table:data-pilot-member table:name="53,093765" table:display="true" table:show-details="true"/>
                <table:data-pilot-member table:name="53,159382" table:display="true" table:show-details="true"/>
                <table:data-pilot-member table:name="53,180744" table:display="true" table:show-details="true"/>
                <table:data-pilot-member table:name="53,20821" table:display="true" table:show-details="true"/>
                <table:data-pilot-member table:name="53,58358" table:display="true" table:show-details="true"/>
                <table:data-pilot-member table:name="53,585106" table:display="true" table:show-details="true"/>
                <table:data-pilot-member table:name="53,68124" table:display="true" table:show-details="true"/>
                <table:data-pilot-member table:name="53,730068" table:display="true" table:show-details="true"/>
                <table:data-pilot-member table:name="53,748379" table:display="true" table:show-details="true"/>
                <table:data-pilot-member table:name="53,813992" table:display="true" table:show-details="true"/>
                <table:data-pilot-member table:name="53,931488" table:display="true" table:show-details="true"/>
                <table:data-pilot-member table:name="53,945221" table:display="true" table:show-details="true"/>
                <table:data-pilot-member table:name="54,18021" table:display="true" table:show-details="true"/>
                <table:data-pilot-member table:name="54,230564" table:display="true" table:show-details="true"/>
                <table:data-pilot-member table:name="54,650188" table:display="true" table:show-details="true"/>
                <table:data-pilot-member table:name="54,810406" table:display="true" table:show-details="true"/>
                <table:data-pilot-member table:name="55,049973" table:display="true" table:show-details="true"/>
                <table:data-pilot-member table:name="55,144581" table:display="true" table:show-details="true"/>
                <table:data-pilot-member table:name="55,246815" table:display="true" table:show-details="true"/>
                <table:data-pilot-member table:name="55,304798" table:display="true" table:show-details="true"/>
                <table:data-pilot-member table:name="55,313953" table:display="true" table:show-details="true"/>
                <table:data-pilot-member table:name="55,350574" table:display="true" table:show-details="true"/>
                <table:data-pilot-member table:name="55,410088" table:display="true" table:show-details="true"/>
                <table:data-pilot-member table:name="55,451286" table:display="true" table:show-details="true"/>
                <table:data-pilot-member table:name="55,638973" table:display="true" table:show-details="true"/>
                <table:data-pilot-member table:name="55,657284" table:display="true" table:show-details="true"/>
                <table:data-pilot-member table:name="55,822079" table:display="true" table:show-details="true"/>
                <table:data-pilot-member table:name="55,840389" table:display="true" table:show-details="true"/>
                <table:data-pilot-member table:name="55,947205" table:display="true" table:show-details="true"/>
                <table:data-pilot-member table:name="55,979248" table:display="true" table:show-details="true"/>
                <table:data-pilot-member table:name="55,997559" table:display="true" table:show-details="true"/>
                <table:data-pilot-member table:name="56,009766" table:display="true" table:show-details="true"/>
                <table:data-pilot-member table:name="56,142521" table:display="true" table:show-details="true"/>
                <table:data-pilot-member table:name="56,267643" table:display="true" table:show-details="true"/>
                <table:data-pilot-member table:name="56,618599" table:display="true" table:show-details="true"/>
                <table:data-pilot-member table:name="56,67506" table:display="true" table:show-details="true"/>
                <table:data-pilot-member table:name="56,679638" table:display="true" table:show-details="true"/>
                <table:data-pilot-member table:name="56,881058" table:display="true" table:show-details="true"/>
                <table:data-pilot-member table:name="56,989395" table:display="true" table:show-details="true"/>
                <table:data-pilot-member table:name="57,108414" table:display="true" table:show-details="true"/>
                <table:data-pilot-member table:name="57,224384" table:display="true" table:show-details="true"/>
                <table:data-pilot-member table:name="57,279316" table:display="true" table:show-details="true"/>
                <table:data-pilot-member table:name="57,343403" table:display="true" table:show-details="true"/>
                <table:data-pilot-member table:name="57,485313" table:display="true" table:show-details="true"/>
                <table:data-pilot-member table:name="57,703518" table:display="true" table:show-details="true"/>
                <table:data-pilot-member table:name="57,755398" table:display="true" table:show-details="true"/>
                <table:data-pilot-member table:name="57,82864" table:display="true" table:show-details="true"/>
                <table:data-pilot-member table:name="57,950714" table:display="true" table:show-details="true"/>
                <table:data-pilot-member table:name="58,290989" table:display="true" table:show-details="true"/>
                <table:data-pilot-member table:name="58,332188" table:display="true" table:show-details="true"/>
                <table:data-pilot-member table:name="58,341343" table:display="true" table:show-details="true"/>
                <table:data-pilot-member table:name="58,377968" table:display="true" table:show-details="true"/>
                <table:data-pilot-member table:name="58,428322" table:display="true" table:show-details="true"/>
                <table:data-pilot-member table:name="58,478676" table:display="true" table:show-details="true"/>
                <table:data-pilot-member table:name="58,515297" table:display="true" table:show-details="true"/>
                <table:data-pilot-member table:name="58,522926" table:display="true" table:show-details="true"/>
                <table:data-pilot-member table:name="58,570229" table:display="true" table:show-details="true"/>
                <table:data-pilot-member table:name="58,770123" table:display="true" table:show-details="true"/>
                <table:data-pilot-member table:name="58,788433" table:display="true" table:show-details="true"/>
                <table:data-pilot-member table:name="58,820477" table:display="true" table:show-details="true"/>
                <table:data-pilot-member table:name="58,907455" table:display="true" table:show-details="true"/>
                <table:data-pilot-member table:name="59,137867" table:display="true" table:show-details="true"/>
                <table:data-pilot-member table:name="59,22942" table:display="true" table:show-details="true"/>
                <table:data-pilot-member table:name="59,298084" table:display="true" table:show-details="true"/>
                <table:data-pilot-member table:name="59,32555" table:display="true" table:show-details="true"/>
                <table:data-pilot-member table:name="59,401848" table:display="true" table:show-details="true"/>
                <table:data-pilot-member table:name="59,412529" table:display="true" table:show-details="true"/>
                <table:data-pilot-member table:name="59,484245" table:display="true" table:show-details="true"/>
                <table:data-pilot-member table:name="59,494926" table:display="true" table:show-details="true"/>
                <table:data-pilot-member table:name="59,636837" table:display="true" table:show-details="true"/>
                <table:data-pilot-member table:name="59,827572" table:display="true" table:show-details="true"/>
                <table:data-pilot-member table:name="59,952698" table:display="true" table:show-details="true"/>
                <table:data-pilot-member table:name="60,02594" table:display="true" table:show-details="true"/>
                <table:data-pilot-member table:name="60,035095" table:display="true" table:show-details="true"/>
                <table:data-pilot-member table:name="60,106812" table:display="true" table:show-details="true"/>
                <table:data-pilot-member table:name="60,17548" table:display="true" table:show-details="true"/>
                <table:data-pilot-member table:name="60,213627" table:display="true" table:show-details="true"/>
                <table:data-pilot-member table:name="60,282291" table:display="true" table:show-details="true"/>
                <table:data-pilot-member table:name="60,401314" table:display="true" table:show-details="true"/>
                <table:data-pilot-member table:name="60,502022" table:display="true" table:show-details="true"/>
                <table:data-pilot-member table:name="60,624092" table:display="true" table:show-details="true"/>
                <table:data-pilot-member table:name="60,807201" table:display="true" table:show-details="true"/>
                <table:data-pilot-member table:name="60,862133" table:display="true" table:show-details="true"/>
                <table:data-pilot-member table:name="60,955215" table:display="true" table:show-details="true"/>
                <table:data-pilot-member table:name="60,996414" table:display="true" table:show-details="true"/>
                <table:data-pilot-member table:name="61,133747" table:display="true" table:show-details="true"/>
                <table:data-pilot-member table:name="61,206989" table:display="true" table:show-details="true"/>
                <table:data-pilot-member table:name="61,292439" table:display="true" table:show-details="true"/>
                <table:data-pilot-member table:name="61,306171" table:display="true" table:show-details="true"/>
                <table:data-pilot-member table:name="61,490807" table:display="true" table:show-details="true"/>
                <table:data-pilot-member table:name="61,557945" table:display="true" table:show-details="true"/>
                <table:data-pilot-member table:name="61,710537" table:display="true" table:show-details="true"/>
                <table:data-pilot-member table:name="61,713589" table:display="true" table:show-details="true"/>
                <table:data-pilot-member table:name="61,763943" table:display="true" table:show-details="true"/>
                <table:data-pilot-member table:name="62,058441" table:display="true" table:show-details="true"/>
                <table:data-pilot-member table:name="62,189671" table:display="true" table:show-details="true"/>
                <table:data-pilot-member table:name="62,198826" table:display="true" table:show-details="true"/>
                <table:data-pilot-member table:name="62,212559" table:display="true" table:show-details="true"/>
                <table:data-pilot-member table:name="62,250706" table:display="true" table:show-details="true"/>
                <table:data-pilot-member table:name="62,255283" table:display="true" table:show-details="true"/>
                <table:data-pilot-member table:name="62,276646" table:display="true" table:show-details="true"/>
                <table:data-pilot-member table:name="62,4506" table:display="true" table:show-details="true"/>
                <table:data-pilot-member table:name="62,500954" table:display="true" table:show-details="true"/>
                <table:data-pilot-member table:name="62,529945" table:display="true" table:show-details="true"/>
                <table:data-pilot-member table:name="62,62455" table:display="true" table:show-details="true"/>
                <table:data-pilot-member table:name="62,676434" table:display="true" table:show-details="true"/>
                <table:data-pilot-member table:name="62,703899" table:display="true" table:show-details="true"/>
                <table:data-pilot-member table:name="62,757305" table:display="true" table:show-details="true"/>
                <table:data-pilot-member table:name="62,894638" table:display="true" table:show-details="true"/>
                <table:data-pilot-member table:name="62,937363" table:display="true" table:show-details="true"/>
                <table:data-pilot-member table:name="63,01976" table:display="true" table:show-details="true"/>
                <table:data-pilot-member table:name="63,118942" table:display="true" table:show-details="true"/>
                <table:data-pilot-member table:name="63,274586" table:display="true" table:show-details="true"/>
                <table:data-pilot-member table:name="63,335621" table:display="true" table:show-details="true"/>
                <table:data-pilot-member table:name="63,344776" table:display="true" table:show-details="true"/>
                <table:data-pilot-member table:name="63,353931" table:display="true" table:show-details="true"/>
                <table:data-pilot-member table:name="63,418022" table:display="true" table:show-details="true"/>
                <table:data-pilot-member table:name="63,44091" table:display="true" table:show-details="true"/>
                <table:data-pilot-member table:name="63,462273" table:display="true" table:show-details="true"/>
                <table:data-pilot-member table:name="63,46685" table:display="true" table:show-details="true"/>
                <table:data-pilot-member table:name="63,471428" table:display="true" table:show-details="true"/>
                <table:data-pilot-member table:name="63,476006" table:display="true" table:show-details="true"/>
                <table:data-pilot-member table:name="63,495842" table:display="true" table:show-details="true"/>
                <table:data-pilot-member table:name="63,503471" table:display="true" table:show-details="true"/>
                <table:data-pilot-member table:name="63,514153" table:display="true" table:show-details="true"/>
                <table:data-pilot-member table:name="63,535515" table:display="true" table:show-details="true"/>
                <table:data-pilot-member table:name="63,665218" table:display="true" table:show-details="true"/>
                <table:data-pilot-member table:name="63,695736" table:display="true" table:show-details="true"/>
                <table:data-pilot-member table:name="63,700314" table:display="true" table:show-details="true"/>
                <table:data-pilot-member table:name="63,759823" table:display="true" table:show-details="true"/>
                <table:data-pilot-member table:name="63,787289" table:display="true" table:show-details="true"/>
                <table:data-pilot-member table:name="63,793392" table:display="true" table:show-details="true"/>
                <table:data-pilot-member table:name="63,807125" table:display="true" table:show-details="true"/>
                <table:data-pilot-member table:name="63,869686" table:display="true" table:show-details="true"/>
                <table:data-pilot-member table:name="63,915466" table:display="true" table:show-details="true"/>
                <table:data-pilot-member table:name="63,92157" table:display="true" table:show-details="true"/>
                <table:data-pilot-member table:name="63,974976" table:display="true" table:show-details="true"/>
                <table:data-pilot-member table:name="63,99939" table:display="true" table:show-details="true"/>
                <table:data-pilot-member table:name="64,011597" table:display="true" table:show-details="true"/>
                <table:data-pilot-member table:name="64,02533" table:display="true" table:show-details="true"/>
                <table:data-pilot-member table:name="64,034485" table:display="true" table:show-details="true"/>
                <table:data-pilot-member table:name="64,061951" table:display="true" table:show-details="true"/>
                <table:data-pilot-member table:name="64,072632" table:display="true" table:show-details="true"/>
                <table:data-pilot-member table:name="64,081787" table:display="true" table:show-details="true"/>
                <table:data-pilot-member table:name="64,139771" table:display="true" table:show-details="true"/>
                <table:data-pilot-member table:name="64,144348" table:display="true" table:show-details="true"/>
                <table:data-pilot-member table:name="64,177917" table:display="true" table:show-details="true"/>
                <table:data-pilot-member table:name="64,263374" table:display="true" table:show-details="true"/>
                <table:data-pilot-member table:name="64,269478" table:display="true" table:show-details="true"/>
                <table:data-pilot-member table:name="64,281685" table:display="true" table:show-details="true"/>
                <table:data-pilot-member table:name="64,333565" table:display="true" table:show-details="true"/>
                <table:data-pilot-member table:name="64,400703" table:display="true" table:show-details="true"/>
                <table:data-pilot-member table:name="64,415962" table:display="true" table:show-details="true"/>
                <table:data-pilot-member table:name="64,455635" table:display="true" table:show-details="true"/>
                <table:data-pilot-member table:name="64,457161" table:display="true" table:show-details="true"/>
                <table:data-pilot-member table:name="64,46479" table:display="true" table:show-details="true"/>
                <table:data-pilot-member table:name="64,475471" table:display="true" table:show-details="true"/>
                <table:data-pilot-member table:name="64,484627" table:display="true" table:show-details="true"/>
                <table:data-pilot-member table:name="64,501411" table:display="true" table:show-details="true"/>
                <table:data-pilot-member table:name="64,512093" table:display="true" table:show-details="true"/>
                <table:data-pilot-member table:name="64,515144" table:display="true" table:show-details="true"/>
                <table:data-pilot-member table:name="64,530403" table:display="true" table:show-details="true"/>
                <table:data-pilot-member table:name="64,640266" table:display="true" table:show-details="true"/>
                <table:data-pilot-member table:name="64,663155" table:display="true" table:show-details="true"/>
                <table:data-pilot-member table:name="64,676888" table:display="true" table:show-details="true"/>
                <table:data-pilot-member table:name="64,693672" table:display="true" table:show-details="true"/>
                <table:data-pilot-member table:name="64,699776" table:display="true" table:show-details="true"/>
                <table:data-pilot-member table:name="64,757767" table:display="true" table:show-details="true"/>
                <table:data-pilot-member table:name="64,762344" table:display="true" table:show-details="true"/>
                <table:data-pilot-member table:name="64,773026" table:display="true" table:show-details="true"/>
                <table:data-pilot-member table:name="64,805069" table:display="true" table:show-details="true"/>
                <table:data-pilot-member table:name="64,809647" table:display="true" table:show-details="true"/>
                <table:data-pilot-member table:name="64,827957" table:display="true" table:show-details="true"/>
                <table:data-pilot-member table:name="64,840164" table:display="true" table:show-details="true"/>
                <table:data-pilot-member table:name="64,844742" table:display="true" table:show-details="true"/>
                <table:data-pilot-member table:name="64,849319" table:display="true" table:show-details="true"/>
                <table:data-pilot-member table:name="64,892044" table:display="true" table:show-details="true"/>
                <table:data-pilot-member table:name="64,924088" table:display="true" table:show-details="true"/>
                <table:data-pilot-member table:name="64,936295" table:display="true" table:show-details="true"/>
                <table:data-pilot-member table:name="64,93782" table:display="true" table:show-details="true"/>
                <table:data-pilot-member table:name="64,946976" table:display="true" table:show-details="true"/>
                <table:data-pilot-member table:name="64,969864" table:display="true" table:show-details="true"/>
                <table:data-pilot-member table:name="64,988174" table:display="true" table:show-details="true"/>
                <table:data-pilot-member table:name="65,006485" table:display="true" table:show-details="true"/>
                <table:data-pilot-member table:name="65,046158" table:display="true" table:show-details="true"/>
                <table:data-pilot-member table:name="65,052261" table:display="true" table:show-details="true"/>
                <table:data-pilot-member table:name="65,064468" table:display="true" table:show-details="true"/>
                <table:data-pilot-member table:name="65,1194" table:display="true" table:show-details="true"/>
                <table:data-pilot-member table:name="65,123978" table:display="true" table:show-details="true"/>
                <table:data-pilot-member table:name="65,139236" table:display="true" table:show-details="true"/>
                <table:data-pilot-member table:name="65,152969" table:display="true" table:show-details="true"/>
                <table:data-pilot-member table:name="65,175858" table:display="true" table:show-details="true"/>
                <table:data-pilot-member table:name="65,226212" table:display="true" table:show-details="true"/>
                <table:data-pilot-member table:name="65,261314" table:display="true" table:show-details="true"/>
                <table:data-pilot-member table:name="65,267418" table:display="true" table:show-details="true"/>
                <table:data-pilot-member table:name="65,290306" table:display="true" table:show-details="true"/>
                <table:data-pilot-member table:name="65,293358" table:display="true" table:show-details="true"/>
                <table:data-pilot-member table:name="65,375755" table:display="true" table:show-details="true"/>
                <table:data-pilot-member table:name="65,44442" table:display="true" table:show-details="true"/>
                <table:data-pilot-member table:name="65,500877" table:display="true" table:show-details="true"/>
                <table:data-pilot-member table:name="65,508507" table:display="true" table:show-details="true"/>
                <table:data-pilot-member table:name="65,519188" table:display="true" table:show-details="true"/>
                <table:data-pilot-member table:name="65,531395" table:display="true" table:show-details="true"/>
                <table:data-pilot-member table:name="65,535973" table:display="true" table:show-details="true"/>
                <table:data-pilot-member table:name="65,645836" table:display="true" table:show-details="true"/>
                <table:data-pilot-member table:name="65,651939" table:display="true" table:show-details="true"/>
                <table:data-pilot-member table:name="65,683983" table:display="true" table:show-details="true"/>
                <table:data-pilot-member table:name="65,687035" table:display="true" table:show-details="true"/>
                <table:data-pilot-member table:name="65,732811" table:display="true" table:show-details="true"/>
                <table:data-pilot-member table:name="65,746544" table:display="true" table:show-details="true"/>
                <table:data-pilot-member table:name="65,774017" table:display="true" table:show-details="true"/>
                <table:data-pilot-member table:name="65,824371" table:display="true" table:show-details="true"/>
                <table:data-pilot-member table:name="65,862518" table:display="true" table:show-details="true"/>
                <table:data-pilot-member table:name="65,871674" table:display="true" table:show-details="true"/>
                <table:data-pilot-member table:name="65,903717" table:display="true" table:show-details="true"/>
                <table:data-pilot-member table:name="65,922028" table:display="true" table:show-details="true"/>
                <table:data-pilot-member table:name="65,93576" table:display="true" table:show-details="true"/>
                <table:data-pilot-member table:name="66,034943" table:display="true" table:show-details="true"/>
                <table:data-pilot-member table:name="66,053253" table:display="true" table:show-details="true"/>
                <table:data-pilot-member table:name="66,062408" table:display="true" table:show-details="true"/>
                <table:data-pilot-member table:name="66,068512" table:display="true" table:show-details="true"/>
                <table:data-pilot-member table:name="66,144806" table:display="true" table:show-details="true"/>
                <table:data-pilot-member table:name="66,19516" table:display="true" table:show-details="true"/>
                <table:data-pilot-member table:name="66,237885" table:display="true" table:show-details="true"/>
                <table:data-pilot-member table:name="66,245514" table:display="true" table:show-details="true"/>
                <table:data-pilot-member table:name="66,259254" table:display="true" table:show-details="true"/>
                <table:data-pilot-member table:name="66,282143" table:display="true" table:show-details="true"/>
                <table:data-pilot-member table:name="66,283669" table:display="true" table:show-details="true"/>
                <table:data-pilot-member table:name="66,369118" table:display="true" table:show-details="true"/>
                <table:data-pilot-member table:name="66,402687" table:display="true" table:show-details="true"/>
                <table:data-pilot-member table:name="66,414894" table:display="true" table:show-details="true"/>
                <table:data-pilot-member table:name="66,44236" table:display="true" table:show-details="true"/>
                <table:data-pilot-member table:name="66,469826" table:display="true" table:show-details="true"/>
                <table:data-pilot-member table:name="66,553749" table:display="true" table:show-details="true"/>
                <table:data-pilot-member table:name="66,556801" table:display="true" table:show-details="true"/>
                <table:data-pilot-member table:name="66,607155" table:display="true" table:show-details="true"/>
                <table:data-pilot-member table:name="66,634621" table:display="true" table:show-details="true"/>
                <table:data-pilot-member table:name="66,649879" table:display="true" table:show-details="true"/>
                <table:data-pilot-member table:name="66,698708" table:display="true" table:show-details="true"/>
                <table:data-pilot-member table:name="66,718544" table:display="true" table:show-details="true"/>
                <table:data-pilot-member table:name="66,726173" table:display="true" table:show-details="true"/>
                <table:data-pilot-member table:name="66,764328" table:display="true" table:show-details="true"/>
                <table:data-pilot-member table:name="66,865036" table:display="true" table:show-details="true"/>
                <table:data-pilot-member table:name="66,881821" table:display="true" table:show-details="true"/>
                <table:data-pilot-member table:name="66,892502" table:display="true" table:show-details="true"/>
                <table:data-pilot-member table:name="66,919968" table:display="true" table:show-details="true"/>
                <table:data-pilot-member table:name="66,952011" table:display="true" table:show-details="true"/>
                <table:data-pilot-member table:name="66,955063" table:display="true" table:show-details="true"/>
                <table:data-pilot-member table:name="67,01915" table:display="true" table:show-details="true"/>
                <table:data-pilot-member table:name="67,023727" table:display="true" table:show-details="true"/>
                <table:data-pilot-member table:name="67,069504" table:display="true" table:show-details="true"/>
                <table:data-pilot-member table:name="67,075607" table:display="true" table:show-details="true"/>
                <table:data-pilot-member table:name="67,093918" table:display="true" table:show-details="true"/>
                <table:data-pilot-member table:name="67,110703" table:display="true" table:show-details="true"/>
                <table:data-pilot-member table:name="67,112228" table:display="true" table:show-details="true"/>
                <table:data-pilot-member table:name="67,147324" table:display="true" table:show-details="true"/>
                <table:data-pilot-member table:name="67,156479" table:display="true" table:show-details="true"/>
                <table:data-pilot-member table:name="67,185471" table:display="true" table:show-details="true"/>
                <table:data-pilot-member table:name="67,188522" table:display="true" table:show-details="true"/>
                <table:data-pilot-member table:name="67,257195" table:display="true" table:show-details="true"/>
                <table:data-pilot-member table:name="67,275505" table:display="true" table:show-details="true"/>
                <table:data-pilot-member table:name="67,277031" table:display="true" table:show-details="true"/>
                <table:data-pilot-member table:name="67,280083" table:display="true" table:show-details="true"/>
                <table:data-pilot-member table:name="67,307549" table:display="true" table:show-details="true"/>
                <table:data-pilot-member table:name="67,368584" table:display="true" table:show-details="true"/>
                <table:data-pilot-member table:name="67,377739" table:display="true" table:show-details="true"/>
                <table:data-pilot-member table:name="67,389946" table:display="true" table:show-details="true"/>
                <table:data-pilot-member table:name="67,412834" table:display="true" table:show-details="true"/>
                <table:data-pilot-member table:name="67,417412" table:display="true" table:show-details="true"/>
                <table:data-pilot-member table:name="67,423515" table:display="true" table:show-details="true"/>
                <table:data-pilot-member table:name="67,568474" table:display="true" table:show-details="true"/>
                <table:data-pilot-member table:name="67,573051" table:display="true" table:show-details="true"/>
                <table:data-pilot-member table:name="67,579155" table:display="true" table:show-details="true"/>
                <table:data-pilot-member table:name="67,583733" table:display="true" table:show-details="true"/>
                <table:data-pilot-member table:name="67,606621" table:display="true" table:show-details="true"/>
                <table:data-pilot-member table:name="67,615776" table:display="true" table:show-details="true"/>
                <table:data-pilot-member table:name="67,618828" table:display="true" table:show-details="true"/>
                <table:data-pilot-member table:name="67,670708" table:display="true" table:show-details="true"/>
                <table:data-pilot-member table:name="67,682915" table:display="true" table:show-details="true"/>
                <table:data-pilot-member table:name="67,684441" table:display="true" table:show-details="true"/>
                <table:data-pilot-member table:name="67,687492" table:display="true" table:show-details="true"/>
                <table:data-pilot-member table:name="67,696648" table:display="true" table:show-details="true"/>
                <table:data-pilot-member table:name="67,730217" table:display="true" table:show-details="true"/>
                <table:data-pilot-member table:name="67,734795" table:display="true" table:show-details="true"/>
                <table:data-pilot-member table:name="67,748528" table:display="true" table:show-details="true"/>
                <table:data-pilot-member table:name="67,780579" table:display="true" table:show-details="true"/>
                <table:data-pilot-member table:name="67,785156" table:display="true" table:show-details="true"/>
                <table:data-pilot-member table:name="67,788208" table:display="true" table:show-details="true"/>
                <table:data-pilot-member table:name="67,794312" table:display="true" table:show-details="true"/>
                <table:data-pilot-member table:name="67,821777" table:display="true" table:show-details="true"/>
                <table:data-pilot-member table:name="67,830933" table:display="true" table:show-details="true"/>
                <table:data-pilot-member table:name="67,872131" table:display="true" table:show-details="true"/>
                <table:data-pilot-member table:name="67,875183" table:display="true" table:show-details="true"/>
                <table:data-pilot-member table:name="67,885864" table:display="true" table:show-details="true"/>
                <table:data-pilot-member table:name="67,934692" table:display="true" table:show-details="true"/>
                <table:data-pilot-member table:name="67,940796" table:display="true" table:show-details="true"/>
                <table:data-pilot-member table:name="67,953003" table:display="true" table:show-details="true"/>
                <table:data-pilot-member table:name="68,018616" table:display="true" table:show-details="true"/>
                <table:data-pilot-member table:name="68,027771" table:display="true" table:show-details="true"/>
                <table:data-pilot-member table:name="68,053711" table:display="true" table:show-details="true"/>
                <table:data-pilot-member table:name="68,081177" table:display="true" table:show-details="true"/>
                <table:data-pilot-member table:name="68,108643" table:display="true" table:show-details="true"/>
                <table:data-pilot-member table:name="68,133057" table:display="true" table:show-details="true"/>
                <table:data-pilot-member table:name="68,1651" table:display="true" table:show-details="true"/>
                <table:data-pilot-member table:name="68,200195" table:display="true" table:show-details="true"/>
                <table:data-pilot-member table:name="68,233765" table:display="true" table:show-details="true"/>
                <table:data-pilot-member table:name="68,314644" table:display="true" table:show-details="true"/>
                <table:data-pilot-member table:name="68,366524" table:display="true" table:show-details="true"/>
                <table:data-pilot-member table:name="68,380257" table:display="true" table:show-details="true"/>
                <table:data-pilot-member table:name="68,392464" table:display="true" table:show-details="true"/>
                <table:data-pilot-member table:name="68,41993" table:display="true" table:show-details="true"/>
                <table:data-pilot-member table:name="68,426033" table:display="true" table:show-details="true"/>
                <table:data-pilot-member table:name="68,447395" table:display="true" table:show-details="true"/>
                <table:data-pilot-member table:name="68,451973" table:display="true" table:show-details="true"/>
                <table:data-pilot-member table:name="68,456551" table:display="true" table:show-details="true"/>
                <table:data-pilot-member table:name="68,493172" table:display="true" table:show-details="true"/>
                <table:data-pilot-member table:name="68,499275" table:display="true" table:show-details="true"/>
                <table:data-pilot-member table:name="68,522163" table:display="true" table:show-details="true"/>
                <table:data-pilot-member table:name="68,525215" table:display="true" table:show-details="true"/>
                <table:data-pilot-member table:name="68,636604" table:display="true" table:show-details="true"/>
                <table:data-pilot-member table:name="68,686958" table:display="true" table:show-details="true"/>
                <table:data-pilot-member table:name="68,726631" table:display="true" table:show-details="true"/>
                <table:data-pilot-member table:name="68,731209" table:display="true" table:show-details="true"/>
                <table:data-pilot-member table:name="68,75563" table:display="true" table:show-details="true"/>
                <table:data-pilot-member table:name="68,767838" table:display="true" table:show-details="true"/>
                <table:data-pilot-member table:name="68,795303" table:display="true" table:show-details="true"/>
                <table:data-pilot-member table:name="68,804459" table:display="true" table:show-details="true"/>
                <table:data-pilot-member table:name="68,842606" table:display="true" table:show-details="true"/>
                <table:data-pilot-member table:name="68,863968" table:display="true" table:show-details="true"/>
                <table:data-pilot-member table:name="68,879227" table:display="true" table:show-details="true"/>
                <table:data-pilot-member table:name="68,883804" table:display="true" table:show-details="true"/>
                <table:data-pilot-member table:name="68,929581" table:display="true" table:show-details="true"/>
                <table:data-pilot-member table:name="68,957047" table:display="true" table:show-details="true"/>
                <table:data-pilot-member table:name="69,025711" table:display="true" table:show-details="true"/>
                <table:data-pilot-member table:name="69,056229" table:display="true" table:show-details="true"/>
                <table:data-pilot-member table:name="69,094376" table:display="true" table:show-details="true"/>
                <table:data-pilot-member table:name="69,108109" table:display="true" table:show-details="true"/>
                <table:data-pilot-member table:name="69,112686" table:display="true" table:show-details="true"/>
                <table:data-pilot-member table:name="69,14473" table:display="true" table:show-details="true"/>
                <table:data-pilot-member table:name="69,147781" table:display="true" table:show-details="true"/>
                <table:data-pilot-member table:name="69,18898" table:display="true" table:show-details="true"/>
                <table:data-pilot-member table:name="69,202713" table:display="true" table:show-details="true"/>
                <table:data-pilot-member table:name="69,213394" table:display="true" table:show-details="true"/>
                <table:data-pilot-member table:name="69,225601" table:display="true" table:show-details="true"/>
                <table:data-pilot-member table:name="69,230179" table:display="true" table:show-details="true"/>
                <table:data-pilot-member table:name="69,24086" table:display="true" table:show-details="true"/>
                <table:data-pilot-member table:name="69,263756" table:display="true" table:show-details="true"/>
                <table:data-pilot-member table:name="69,275963" table:display="true" table:show-details="true"/>
                <table:data-pilot-member table:name="69,282066" table:display="true" table:show-details="true"/>
                <table:data-pilot-member table:name="69,294273" table:display="true" table:show-details="true"/>
                <table:data-pilot-member table:name="69,300377" table:display="true" table:show-details="true"/>
                <table:data-pilot-member table:name="69,335472" table:display="true" table:show-details="true"/>
                <table:data-pilot-member table:name="69,378197" table:display="true" table:show-details="true"/>
                <table:data-pilot-member table:name="69,423973" table:display="true" table:show-details="true"/>
                <table:data-pilot-member table:name="69,451439" table:display="true" table:show-details="true"/>
                <table:data-pilot-member table:name="69,509422" table:display="true" table:show-details="true"/>
                <table:data-pilot-member table:name="69,520103" table:display="true" table:show-details="true"/>
                <table:data-pilot-member table:name="69,541466" table:display="true" table:show-details="true"/>
                <table:data-pilot-member table:name="69,564354" table:display="true" table:show-details="true"/>
                <table:data-pilot-member table:name="69,634544" table:display="true" table:show-details="true"/>
                <table:data-pilot-member table:name="69,657433" table:display="true" table:show-details="true"/>
                <table:data-pilot-member table:name="69,683372" table:display="true" table:show-details="true"/>
                <table:data-pilot-member table:name="69,726097" table:display="true" table:show-details="true"/>
                <table:data-pilot-member table:name="69,784088" table:display="true" table:show-details="true"/>
                <table:data-pilot-member table:name="69,790192" table:display="true" table:show-details="true"/>
                <table:data-pilot-member table:name="69,81308" table:display="true" table:show-details="true"/>
                <table:data-pilot-member table:name="69,83139" table:display="true" table:show-details="true"/>
                <table:data-pilot-member table:name="69,840546" table:display="true" table:show-details="true"/>
                <table:data-pilot-member table:name="69,843597" table:display="true" table:show-details="true"/>
                <table:data-pilot-member table:name="69,884796" table:display="true" table:show-details="true"/>
                <table:data-pilot-member table:name="69,900055" table:display="true" table:show-details="true"/>
                <table:data-pilot-member table:name="69,921417" table:display="true" table:show-details="true"/>
                <table:data-pilot-member table:name="69,954987" table:display="true" table:show-details="true"/>
                <table:data-pilot-member table:name="69,985504" table:display="true" table:show-details="true"/>
                <table:data-pilot-member table:name="70,01297" table:display="true" table:show-details="true"/>
                <table:data-pilot-member table:name="70,017548" table:display="true" table:show-details="true"/>
                <table:data-pilot-member table:name="70,054169" table:display="true" table:show-details="true"/>
                <table:data-pilot-member table:name="70,060272" table:display="true" table:show-details="true"/>
                <table:data-pilot-member table:name="70,095367" table:display="true" table:show-details="true"/>
                <table:data-pilot-member table:name="70,115204" table:display="true" table:show-details="true"/>
                <table:data-pilot-member table:name="70,119781" table:display="true" table:show-details="true"/>
                <table:data-pilot-member table:name="70,147247" table:display="true" table:show-details="true"/>
                <table:data-pilot-member table:name="70,197601" table:display="true" table:show-details="true"/>
                <table:data-pilot-member table:name="70,211334" table:display="true" table:show-details="true"/>
                <table:data-pilot-member table:name="70,215912" table:display="true" table:show-details="true"/>
                <table:data-pilot-member table:name="70,280006" table:display="true" table:show-details="true"/>
                <table:data-pilot-member table:name="70,301369" table:display="true" table:show-details="true"/>
                <table:data-pilot-member table:name="70,333412" table:display="true" table:show-details="true"/>
                <table:data-pilot-member table:name="70,365456" table:display="true" table:show-details="true"/>
                <table:data-pilot-member table:name="70,366982" table:display="true" table:show-details="true"/>
                <table:data-pilot-member table:name="70,385292" table:display="true" table:show-details="true"/>
                <table:data-pilot-member table:name="70,40818" table:display="true" table:show-details="true"/>
                <table:data-pilot-member table:name="70,412758" table:display="true" table:show-details="true"/>
                <table:data-pilot-member table:name="70,421913" table:display="true" table:show-details="true"/>
                <table:data-pilot-member table:name="70,424965" table:display="true" table:show-details="true"/>
                <table:data-pilot-member table:name="70,426491" table:display="true" table:show-details="true"/>
                <table:data-pilot-member table:name="70,449379" table:display="true" table:show-details="true"/>
                <table:data-pilot-member table:name="70,458534" table:display="true" table:show-details="true"/>
                <table:data-pilot-member table:name="70,46769" table:display="true" table:show-details="true"/>
                <table:data-pilot-member table:name="70,470741" table:display="true" table:show-details="true"/>
                <table:data-pilot-member table:name="70,475319" table:display="true" table:show-details="true"/>
                <table:data-pilot-member table:name="70,490578" table:display="true" table:show-details="true"/>
                <table:data-pilot-member table:name="70,508888" table:display="true" table:show-details="true"/>
                <table:data-pilot-member table:name="70,545509" table:display="true" table:show-details="true"/>
                <table:data-pilot-member table:name="70,559242" table:display="true" table:show-details="true"/>
                <table:data-pilot-member table:name="70,571449" table:display="true" table:show-details="true"/>
                <table:data-pilot-member table:name="70,598915" table:display="true" table:show-details="true"/>
                <table:data-pilot-member table:name="70,600441" table:display="true" table:show-details="true"/>
                <table:data-pilot-member table:name="70,614174" table:display="true" table:show-details="true"/>
                <table:data-pilot-member table:name="70,626381" table:display="true" table:show-details="true"/>
                <table:data-pilot-member table:name="70,717934" table:display="true" table:show-details="true"/>
                <table:data-pilot-member table:name="70,71946" table:display="true" table:show-details="true"/>
                <table:data-pilot-member table:name="70,746925" table:display="true" table:show-details="true"/>
                <table:data-pilot-member table:name="70,777451" table:display="true" table:show-details="true"/>
                <table:data-pilot-member table:name="70,797287" table:display="true" table:show-details="true"/>
                <table:data-pilot-member table:name="70,82933" table:display="true" table:show-details="true"/>
                <table:data-pilot-member table:name="70,928513" table:display="true" table:show-details="true"/>
                <table:data-pilot-member table:name="70,93309" table:display="true" table:show-details="true"/>
                <table:data-pilot-member table:name="70,946823" table:display="true" table:show-details="true"/>
                <table:data-pilot-member table:name="70,952927" table:display="true" table:show-details="true"/>
                <table:data-pilot-member table:name="70,988022" table:display="true" table:show-details="true"/>
                <table:data-pilot-member table:name="71,001755" table:display="true" table:show-details="true"/>
                <table:data-pilot-member table:name="71,029221" table:display="true" table:show-details="true"/>
                <table:data-pilot-member table:name="71,06279" table:display="true" table:show-details="true"/>
                <table:data-pilot-member table:name="71,070419" table:display="true" table:show-details="true"/>
                <table:data-pilot-member table:name="71,085678" table:display="true" table:show-details="true"/>
                <table:data-pilot-member table:name="71,102463" table:display="true" table:show-details="true"/>
                <table:data-pilot-member table:name="71,113144" table:display="true" table:show-details="true"/>
                <table:data-pilot-member table:name="71,134506" table:display="true" table:show-details="true"/>
                <table:data-pilot-member table:name="71,139084" table:display="true" table:show-details="true"/>
                <table:data-pilot-member table:name="71,152817" table:display="true" table:show-details="true"/>
                <table:data-pilot-member table:name="71,171127" table:display="true" table:show-details="true"/>
                <table:data-pilot-member table:name="71,175705" table:display="true" table:show-details="true"/>
                <table:data-pilot-member table:name="71,18486" table:display="true" table:show-details="true"/>
                <table:data-pilot-member table:name="71,212326" table:display="true" table:show-details="true"/>
                <table:data-pilot-member table:name="71,221481" table:display="true" table:show-details="true"/>
                <table:data-pilot-member table:name="71,232162" table:display="true" table:show-details="true"/>
                <table:data-pilot-member table:name="71,23674" table:display="true" table:show-details="true"/>
                <table:data-pilot-member table:name="71,250481" table:display="true" table:show-details="true"/>
                <table:data-pilot-member table:name="71,259636" table:display="true" table:show-details="true"/>
                <table:data-pilot-member table:name="71,296257" table:display="true" table:show-details="true"/>
                <table:data-pilot-member table:name="71,360344" table:display="true" table:show-details="true"/>
                <table:data-pilot-member table:name="71,383232" table:display="true" table:show-details="true"/>
                <table:data-pilot-member table:name="71,419853" table:display="true" table:show-details="true"/>
                <table:data-pilot-member table:name="71,470207" table:display="true" table:show-details="true"/>
                <table:data-pilot-member table:name="71,479362" table:display="true" table:show-details="true"/>
                <table:data-pilot-member table:name="71,49157" table:display="true" table:show-details="true"/>
                <table:data-pilot-member table:name="71,502251" table:display="true" table:show-details="true"/>
                <table:data-pilot-member table:name="71,514458" table:display="true" table:show-details="true"/>
                <table:data-pilot-member table:name="71,528191" table:display="true" table:show-details="true"/>
                <table:data-pilot-member table:name="71,529716" table:display="true" table:show-details="true"/>
                <table:data-pilot-member table:name="71,537346" table:display="true" table:show-details="true"/>
                <table:data-pilot-member table:name="71,56176" table:display="true" table:show-details="true"/>
                <table:data-pilot-member table:name="71,578545" table:display="true" table:show-details="true"/>
                <table:data-pilot-member table:name="71,610588" table:display="true" table:show-details="true"/>
                <table:data-pilot-member table:name="71,628899" table:display="true" table:show-details="true"/>
                <table:data-pilot-member table:name="71,633476" table:display="true" table:show-details="true"/>
                <table:data-pilot-member table:name="71,635002" table:display="true" table:show-details="true"/>
                <table:data-pilot-member table:name="71,638054" table:display="true" table:show-details="true"/>
                <table:data-pilot-member table:name="71,644157" table:display="true" table:show-details="true"/>
                <table:data-pilot-member table:name="71,699089" table:display="true" table:show-details="true"/>
                <table:data-pilot-member table:name="71,708244" table:display="true" table:show-details="true"/>
                <table:data-pilot-member table:name="71,772339" table:display="true" table:show-details="true"/>
                <table:data-pilot-member table:name="71,781494" table:display="true" table:show-details="true"/>
                <table:data-pilot-member table:name="71,793701" table:display="true" table:show-details="true"/>
                <table:data-pilot-member table:name="71,863892" table:display="true" table:show-details="true"/>
                <table:data-pilot-member table:name="71,90509" table:display="true" table:show-details="true"/>
                <table:data-pilot-member table:name="71,955444" table:display="true" table:show-details="true"/>
                <table:data-pilot-member table:name="71,985962" table:display="true" table:show-details="true"/>
                <table:data-pilot-member table:name="72,019531" table:display="true" table:show-details="true"/>
                <table:data-pilot-member table:name="72,045471" table:display="true" table:show-details="true"/>
                <table:data-pilot-member table:name="72,046997" table:display="true" table:show-details="true"/>
                <table:data-pilot-member table:name="72,054626" table:display="true" table:show-details="true"/>
                <table:data-pilot-member table:name="72,08667" table:display="true" table:show-details="true"/>
                <table:data-pilot-member table:name="72,10498" table:display="true" table:show-details="true"/>
                <table:data-pilot-member table:name="72,133972" table:display="true" table:show-details="true"/>
                <table:data-pilot-member table:name="72,201111" table:display="true" table:show-details="true"/>
                <table:data-pilot-member table:name="72,252998" table:display="true" table:show-details="true"/>
                <table:data-pilot-member table:name="72,262154" table:display="true" table:show-details="true"/>
                <table:data-pilot-member table:name="72,294197" table:display="true" table:show-details="true"/>
                <table:data-pilot-member table:name="72,367439" table:display="true" table:show-details="true"/>
                <table:data-pilot-member table:name="72,41169" table:display="true" table:show-details="true"/>
                <table:data-pilot-member table:name="72,417793" table:display="true" table:show-details="true"/>
                <table:data-pilot-member table:name="72,462044" table:display="true" table:show-details="true"/>
                <table:data-pilot-member table:name="72,521553" table:display="true" table:show-details="true"/>
                <table:data-pilot-member table:name="72,526131" table:display="true" table:show-details="true"/>
                <table:data-pilot-member table:name="72,545967" table:display="true" table:show-details="true"/>
                <table:data-pilot-member table:name="72,550545" table:display="true" table:show-details="true"/>
                <table:data-pilot-member table:name="72,58564" table:display="true" table:show-details="true"/>
                <table:data-pilot-member table:name="72,617683" table:display="true" table:show-details="true"/>
                <table:data-pilot-member table:name="72,628365" table:display="true" table:show-details="true"/>
                <table:data-pilot-member table:name="72,632942" table:display="true" table:show-details="true"/>
                <table:data-pilot-member table:name="72,658882" table:display="true" table:show-details="true"/>
                <table:data-pilot-member table:name="72,66346" table:display="true" table:show-details="true"/>
                <table:data-pilot-member table:name="72,674141" table:display="true" table:show-details="true"/>
                <table:data-pilot-member table:name="72,692451" table:display="true" table:show-details="true"/>
                <table:data-pilot-member table:name="72,710762" table:display="true" table:show-details="true"/>
                <table:data-pilot-member table:name="72,736702" table:display="true" table:show-details="true"/>
                <table:data-pilot-member table:name="72,761124" table:display="true" table:show-details="true"/>
                <table:data-pilot-member table:name="72,764175" table:display="true" table:show-details="true"/>
                <table:data-pilot-member table:name="72,787064" table:display="true" table:show-details="true"/>
                <table:data-pilot-member table:name="72,796219" table:display="true" table:show-details="true"/>
                <table:data-pilot-member table:name="72,841995" table:display="true" table:show-details="true"/>
                <table:data-pilot-member table:name="72,942703" table:display="true" table:show-details="true"/>
                <table:data-pilot-member table:name="72,956436" table:display="true" table:show-details="true"/>
                <table:data-pilot-member table:name="72,96254" table:display="true" table:show-details="true"/>
                <table:data-pilot-member table:name="72,970169" table:display="true" table:show-details="true"/>
                <table:data-pilot-member table:name="72,985428" table:display="true" table:show-details="true"/>
                <table:data-pilot-member table:name="73,002213" table:display="true" table:show-details="true"/>
                <table:data-pilot-member table:name="73,015945" table:display="true" table:show-details="true"/>
                <table:data-pilot-member table:name="73,026627" table:display="true" table:show-details="true"/>
                <table:data-pilot-member table:name="73,080032" table:display="true" table:show-details="true"/>
                <table:data-pilot-member table:name="73,095291" table:display="true" table:show-details="true"/>
                <table:data-pilot-member table:name="73,098343" table:display="true" table:show-details="true"/>
                <table:data-pilot-member table:name="73,102921" table:display="true" table:show-details="true"/>
                <table:data-pilot-member table:name="73,107498" table:display="true" table:show-details="true"/>
                <table:data-pilot-member table:name="73,141068" table:display="true" table:show-details="true"/>
                <table:data-pilot-member table:name="73,150223" table:display="true" table:show-details="true"/>
                <table:data-pilot-member table:name="73,167007" table:display="true" table:show-details="true"/>
                <table:data-pilot-member table:name="73,23262" table:display="true" table:show-details="true"/>
                <table:data-pilot-member table:name="73,295189" table:display="true" table:show-details="true"/>
                <table:data-pilot-member table:name="73,308922" table:display="true" table:show-details="true"/>
                <table:data-pilot-member table:name="73,342491" table:display="true" table:show-details="true"/>
                <table:data-pilot-member table:name="73,373009" table:display="true" table:show-details="true"/>
                <table:data-pilot-member table:name="73,418785" table:display="true" table:show-details="true"/>
                <table:data-pilot-member table:name="73,441673" table:display="true" table:show-details="true"/>
                <table:data-pilot-member table:name="73,447777" table:display="true" table:show-details="true"/>
                <table:data-pilot-member table:name="73,452354" table:display="true" table:show-details="true"/>
                <table:data-pilot-member table:name="73,456932" table:display="true" table:show-details="true"/>
                <table:data-pilot-member table:name="73,492027" table:display="true" table:show-details="true"/>
                <table:data-pilot-member table:name="73,501183" table:display="true" table:show-details="true"/>
                <table:data-pilot-member table:name="73,50576" table:display="true" table:show-details="true"/>
                <table:data-pilot-member table:name="73,507286" table:display="true" table:show-details="true"/>
                <table:data-pilot-member table:name="73,519493" table:display="true" table:show-details="true"/>
                <table:data-pilot-member table:name="73,53933" table:display="true" table:show-details="true"/>
                <table:data-pilot-member table:name="73,667503" table:display="true" table:show-details="true"/>
                <table:data-pilot-member table:name="73,720909" table:display="true" table:show-details="true"/>
                <table:data-pilot-member table:name="73,73922" table:display="true" table:show-details="true"/>
                <table:data-pilot-member table:name="73,745323" table:display="true" table:show-details="true"/>
                <table:data-pilot-member table:name="73,754486" table:display="true" table:show-details="true"/>
                <table:data-pilot-member table:name="73,803314" table:display="true" table:show-details="true"/>
                <table:data-pilot-member table:name="73,809418" table:display="true" table:show-details="true"/>
                <table:data-pilot-member table:name="73,812469" table:display="true" table:show-details="true"/>
                <table:data-pilot-member table:name="73,823151" table:display="true" table:show-details="true"/>
                <table:data-pilot-member table:name="73,839935" table:display="true" table:show-details="true"/>
                <table:data-pilot-member table:name="73,841461" table:display="true" table:show-details="true"/>
                <table:data-pilot-member table:name="73,913177" table:display="true" table:show-details="true"/>
                <table:data-pilot-member table:name="73,917755" table:display="true" table:show-details="true"/>
                <table:data-pilot-member table:name="73,969635" table:display="true" table:show-details="true"/>
                <table:data-pilot-member table:name="73,983368" table:display="true" table:show-details="true"/>
                <table:data-pilot-member table:name="73,987946" table:display="true" table:show-details="true"/>
                <table:data-pilot-member table:name="73,990997" table:display="true" table:show-details="true"/>
                <table:data-pilot-member table:name="74,00473" table:display="true" table:show-details="true"/>
                <table:data-pilot-member table:name="74,013885" table:display="true" table:show-details="true"/>
                <table:data-pilot-member table:name="74,068817" table:display="true" table:show-details="true"/>
                <table:data-pilot-member table:name="74,08255" table:display="true" table:show-details="true"/>
                <table:data-pilot-member table:name="74,097809" table:display="true" table:show-details="true"/>
                <table:data-pilot-member table:name="74,120697" table:display="true" table:show-details="true"/>
                <table:data-pilot-member table:name="74,129852" table:display="true" table:show-details="true"/>
                <table:data-pilot-member table:name="74,137482" table:display="true" table:show-details="true"/>
                <table:data-pilot-member table:name="74,142059" table:display="true" table:show-details="true"/>
                <table:data-pilot-member table:name="74,17868" table:display="true" table:show-details="true"/>
                <table:data-pilot-member table:name="74,180206" table:display="true" table:show-details="true"/>
                <table:data-pilot-member table:name="74,203094" table:display="true" table:show-details="true"/>
                <table:data-pilot-member table:name="74,21225" table:display="true" table:show-details="true"/>
                <table:data-pilot-member table:name="74,225983" table:display="true" table:show-details="true"/>
                <table:data-pilot-member table:name="74,233612" table:display="true" table:show-details="true"/>
                <table:data-pilot-member table:name="74,253456" table:display="true" table:show-details="true"/>
                <table:data-pilot-member table:name="74,299232" table:display="true" table:show-details="true"/>
                <table:data-pilot-member table:name="74,338905" table:display="true" table:show-details="true"/>
                <table:data-pilot-member table:name="74,345009" table:display="true" table:show-details="true"/>
                <table:data-pilot-member table:name="74,363319" table:display="true" table:show-details="true"/>
                <table:data-pilot-member table:name="74,367897" table:display="true" table:show-details="true"/>
                <table:data-pilot-member table:name="74,389259" table:display="true" table:show-details="true"/>
                <table:data-pilot-member table:name="74,39994" table:display="true" table:show-details="true"/>
                <table:data-pilot-member table:name="74,413673" table:display="true" table:show-details="true"/>
                <table:data-pilot-member table:name="74,421303" table:display="true" table:show-details="true"/>
                <table:data-pilot-member table:name="74,422829" table:display="true" table:show-details="true"/>
                <table:data-pilot-member table:name="74,430458" table:display="true" table:show-details="true"/>
                <table:data-pilot-member table:name="74,444191" table:display="true" table:show-details="true"/>
                <table:data-pilot-member table:name="74,450294" table:display="true" table:show-details="true"/>
                <table:data-pilot-member table:name="74,464027" table:display="true" table:show-details="true"/>
                <table:data-pilot-member table:name="74,471657" table:display="true" table:show-details="true"/>
                <table:data-pilot-member table:name="74,491493" table:display="true" table:show-details="true"/>
                <table:data-pilot-member table:name="74,499123" table:display="true" table:show-details="true"/>
                <table:data-pilot-member table:name="74,505226" table:display="true" table:show-details="true"/>
                <table:data-pilot-member table:name="74,560158" table:display="true" table:show-details="true"/>
                <table:data-pilot-member table:name="74,56321" table:display="true" table:show-details="true"/>
                <table:data-pilot-member table:name="74,569313" table:display="true" table:show-details="true"/>
                <table:data-pilot-member table:name="74,573891" table:display="true" table:show-details="true"/>
                <table:data-pilot-member table:name="74,586098" table:display="true" table:show-details="true"/>
                <table:data-pilot-member table:name="74,590675" table:display="true" table:show-details="true"/>
                <table:data-pilot-member table:name="74,592201" table:display="true" table:show-details="true"/>
                <table:data-pilot-member table:name="74,595253" table:display="true" table:show-details="true"/>
                <table:data-pilot-member table:name="74,596779" table:display="true" table:show-details="true"/>
                <table:data-pilot-member table:name="74,610512" table:display="true" table:show-details="true"/>
                <table:data-pilot-member table:name="74,619667" table:display="true" table:show-details="true"/>
                <table:data-pilot-member table:name="74,6334" table:display="true" table:show-details="true"/>
                <table:data-pilot-member table:name="74,663918" table:display="true" table:show-details="true"/>
                <table:data-pilot-member table:name="74,665443" table:display="true" table:show-details="true"/>
                <table:data-pilot-member table:name="74,668495" table:display="true" table:show-details="true"/>
                <table:data-pilot-member table:name="74,67765" table:display="true" table:show-details="true"/>
                <table:data-pilot-member table:name="74,700539" table:display="true" table:show-details="true"/>
                <table:data-pilot-member table:name="74,72953" table:display="true" table:show-details="true"/>
                <table:data-pilot-member table:name="74,755478" table:display="true" table:show-details="true"/>
                <table:data-pilot-member table:name="74,760056" table:display="true" table:show-details="true"/>
                <table:data-pilot-member table:name="74,814987" table:display="true" table:show-details="true"/>
                <table:data-pilot-member table:name="74,819565" table:display="true" table:show-details="true"/>
                <table:data-pilot-member table:name="74,821091" table:display="true" table:show-details="true"/>
                <table:data-pilot-member table:name="74,883652" table:display="true" table:show-details="true"/>
                <table:data-pilot-member table:name="74,889755" table:display="true" table:show-details="true"/>
                <table:data-pilot-member table:name="74,908066" table:display="true" table:show-details="true"/>
                <table:data-pilot-member table:name="74,929428" table:display="true" table:show-details="true"/>
                <table:data-pilot-member table:name="74,938583" table:display="true" table:show-details="true"/>
                <table:data-pilot-member table:name="75,001144" table:display="true" table:show-details="true"/>
                <table:data-pilot-member table:name="75,013351" table:display="true" table:show-details="true"/>
                <table:data-pilot-member table:name="75,014877" table:display="true" table:show-details="true"/>
                <table:data-pilot-member table:name="75,086594" table:display="true" table:show-details="true"/>
                <table:data-pilot-member table:name="75,127792" table:display="true" table:show-details="true"/>
                <table:data-pilot-member table:name="75,147629" table:display="true" table:show-details="true"/>
                <table:data-pilot-member table:name="75,179672" table:display="true" table:show-details="true"/>
                <table:data-pilot-member table:name="75,187302" table:display="true" table:show-details="true"/>
                <table:data-pilot-member table:name="75,234604" table:display="true" table:show-details="true"/>
                <table:data-pilot-member table:name="75,239182" table:display="true" table:show-details="true"/>
                <table:data-pilot-member table:name="75,310905" table:display="true" table:show-details="true"/>
                <table:data-pilot-member table:name="75,326164" table:display="true" table:show-details="true"/>
                <table:data-pilot-member table:name="75,352104" table:display="true" table:show-details="true"/>
                <table:data-pilot-member table:name="75,356682" table:display="true" table:show-details="true"/>
                <table:data-pilot-member table:name="75,376518" table:display="true" table:show-details="true"/>
                <table:data-pilot-member table:name="75,407036" table:display="true" table:show-details="true"/>
                <table:data-pilot-member table:name="75,429924" table:display="true" table:show-details="true"/>
                <table:data-pilot-member table:name="75,434502" table:display="true" table:show-details="true"/>
                <table:data-pilot-member table:name="75,530632" table:display="true" table:show-details="true"/>
                <table:data-pilot-member table:name="75,577934" table:display="true" table:show-details="true"/>
                <table:data-pilot-member table:name="75,582512" table:display="true" table:show-details="true"/>
                <table:data-pilot-member table:name="75,603874" table:display="true" table:show-details="true"/>
                <table:data-pilot-member table:name="75,622185" table:display="true" table:show-details="true"/>
                <table:data-pilot-member table:name="75,623711" table:display="true" table:show-details="true"/>
                <table:data-pilot-member table:name="75,628288" table:display="true" table:show-details="true"/>
                <table:data-pilot-member table:name="75,667961" table:display="true" table:show-details="true"/>
                <table:data-pilot-member table:name="75,692375" table:display="true" table:show-details="true"/>
                <table:data-pilot-member table:name="75,70916" table:display="true" table:show-details="true"/>
                <table:data-pilot-member table:name="75,742729" table:display="true" table:show-details="true"/>
                <table:data-pilot-member table:name="75,759521" table:display="true" table:show-details="true"/>
                <table:data-pilot-member table:name="75,78241" table:display="true" table:show-details="true"/>
                <table:data-pilot-member table:name="75,83429" table:display="true" table:show-details="true"/>
                <table:data-pilot-member table:name="75,837341" table:display="true" table:show-details="true"/>
                <table:data-pilot-member table:name="75,846497" table:display="true" table:show-details="true"/>
                <table:data-pilot-member table:name="75,861755" table:display="true" table:show-details="true"/>
                <table:data-pilot-member table:name="75,869385" table:display="true" table:show-details="true"/>
                <table:data-pilot-member table:name="75,870911" table:display="true" table:show-details="true"/>
                <table:data-pilot-member table:name="75,907532" table:display="true" table:show-details="true"/>
                <table:data-pilot-member table:name="75,910583" table:display="true" table:show-details="true"/>
                <table:data-pilot-member table:name="75,942627" table:display="true" table:show-details="true"/>
                <table:data-pilot-member table:name="75,94873" table:display="true" table:show-details="true"/>
                <table:data-pilot-member table:name="75,971619" table:display="true" table:show-details="true"/>
                <table:data-pilot-member table:name="76,012817" table:display="true" table:show-details="true"/>
                <table:data-pilot-member table:name="76,017395" table:display="true" table:show-details="true"/>
                <table:data-pilot-member table:name="76,025024" table:display="true" table:show-details="true"/>
                <table:data-pilot-member table:name="76,029602" table:display="true" table:show-details="true"/>
                <table:data-pilot-member table:name="76,03418" table:display="true" table:show-details="true"/>
                <table:data-pilot-member table:name="76,058594" table:display="true" table:show-details="true"/>
                <table:data-pilot-member table:name="76,067749" table:display="true" table:show-details="true"/>
                <table:data-pilot-member table:name="76,070801" table:display="true" table:show-details="true"/>
                <table:data-pilot-member table:name="76,102844" table:display="true" table:show-details="true"/>
                <table:data-pilot-member table:name="76,116577" table:display="true" table:show-details="true"/>
                <table:data-pilot-member table:name="76,118103" table:display="true" table:show-details="true"/>
                <table:data-pilot-member table:name="76,121155" table:display="true" table:show-details="true"/>
                <table:data-pilot-member table:name="76,122681" table:display="true" table:show-details="true"/>
                <table:data-pilot-member table:name="76,131836" table:display="true" table:show-details="true"/>
                <table:data-pilot-member table:name="76,163879" table:display="true" table:show-details="true"/>
                <table:data-pilot-member table:name="76,168457" table:display="true" table:show-details="true"/>
                <table:data-pilot-member table:name="76,212708" table:display="true" table:show-details="true"/>
                <table:data-pilot-member table:name="76,231018" table:display="true" table:show-details="true"/>
                <table:data-pilot-member table:name="76,250862" table:display="true" table:show-details="true"/>
                <table:data-pilot-member table:name="76,253914" table:display="true" table:show-details="true"/>
                <table:data-pilot-member table:name="76,25544" table:display="true" table:show-details="true"/>
                <table:data-pilot-member table:name="76,285957" table:display="true" table:show-details="true"/>
                <table:data-pilot-member table:name="76,295113" table:display="true" table:show-details="true"/>
                <table:data-pilot-member table:name="76,296638" table:display="true" table:show-details="true"/>
                <table:data-pilot-member table:name="76,324104" table:display="true" table:show-details="true"/>
                <table:data-pilot-member table:name="76,33326" table:display="true" table:show-details="true"/>
                <table:data-pilot-member table:name="76,337837" table:display="true" table:show-details="true"/>
                <table:data-pilot-member table:name="76,346992" table:display="true" table:show-details="true"/>
                <table:data-pilot-member table:name="76,350044" table:display="true" table:show-details="true"/>
                <table:data-pilot-member table:name="76,379036" table:display="true" table:show-details="true"/>
                <table:data-pilot-member table:name="76,391243" table:display="true" table:show-details="true"/>
                <table:data-pilot-member table:name="76,401924" table:display="true" table:show-details="true"/>
                <table:data-pilot-member table:name="76,411079" table:display="true" table:show-details="true"/>
                <table:data-pilot-member table:name="76,433968" table:display="true" table:show-details="true"/>
                <table:data-pilot-member table:name="76,437019" table:display="true" table:show-details="true"/>
                <table:data-pilot-member table:name="76,441597" table:display="true" table:show-details="true"/>
                <table:data-pilot-member table:name="76,461433" table:display="true" table:show-details="true"/>
                <table:data-pilot-member table:name="76,475166" table:display="true" table:show-details="true"/>
                <table:data-pilot-member table:name="76,514839" table:display="true" table:show-details="true"/>
                <table:data-pilot-member table:name="76,519417" table:display="true" table:show-details="true"/>
                <table:data-pilot-member table:name="76,52552" table:display="true" table:show-details="true"/>
                <table:data-pilot-member table:name="76,566719" table:display="true" table:show-details="true"/>
                <table:data-pilot-member table:name="76,580452" table:display="true" table:show-details="true"/>
                <table:data-pilot-member table:name="76,589607" table:display="true" table:show-details="true"/>
                <table:data-pilot-member table:name="76,594185" table:display="true" table:show-details="true"/>
                <table:data-pilot-member table:name="76,597237" table:display="true" table:show-details="true"/>
                <table:data-pilot-member table:name="76,60334" table:display="true" table:show-details="true"/>
                <table:data-pilot-member table:name="76,607918" table:display="true" table:show-details="true"/>
                <table:data-pilot-member table:name="76,617073" table:display="true" table:show-details="true"/>
                <table:data-pilot-member table:name="76,658272" table:display="true" table:show-details="true"/>
                <table:data-pilot-member table:name="76,661324" table:display="true" table:show-details="true"/>
                <table:data-pilot-member table:name="76,667427" table:display="true" table:show-details="true"/>
                <table:data-pilot-member table:name="76,670479" table:display="true" table:show-details="true"/>
                <table:data-pilot-member table:name="76,676582" table:display="true" table:show-details="true"/>
                <table:data-pilot-member table:name="76,685738" table:display="true" table:show-details="true"/>
                <table:data-pilot-member table:name="76,688789" table:display="true" table:show-details="true"/>
                <table:data-pilot-member table:name="76,699471" table:display="true" table:show-details="true"/>
                <table:data-pilot-member table:name="76,726936" table:display="true" table:show-details="true"/>
                <table:data-pilot-member table:name="76,734566" table:display="true" table:show-details="true"/>
                <table:data-pilot-member table:name="76,739143" table:display="true" table:show-details="true"/>
                <table:data-pilot-member table:name="76,794083" table:display="true" table:show-details="true"/>
                <table:data-pilot-member table:name="76,835281" table:display="true" table:show-details="true"/>
                <table:data-pilot-member table:name="76,841385" table:display="true" table:show-details="true"/>
                <table:data-pilot-member table:name="76,849014" table:display="true" table:show-details="true"/>
                <table:data-pilot-member table:name="76,859695" table:display="true" table:show-details="true"/>
                <table:data-pilot-member table:name="76,867325" table:display="true" table:show-details="true"/>
                <table:data-pilot-member table:name="76,871902" table:display="true" table:show-details="true"/>
                <table:data-pilot-member table:name="76,890213" table:display="true" table:show-details="true"/>
                <table:data-pilot-member table:name="76,896317" table:display="true" table:show-details="true"/>
                <table:data-pilot-member table:name="76,932938" table:display="true" table:show-details="true"/>
                <table:data-pilot-member table:name="76,963455" table:display="true" table:show-details="true"/>
                <table:data-pilot-member table:name="77,000076" table:display="true" table:show-details="true"/>
                <table:data-pilot-member table:name="77,001602" table:display="true" table:show-details="true"/>
                <table:data-pilot-member table:name="77,074844" table:display="true" table:show-details="true"/>
                <table:data-pilot-member table:name="77,125198" table:display="true" table:show-details="true"/>
                <table:data-pilot-member table:name="77,146561" table:display="true" table:show-details="true"/>
                <table:data-pilot-member table:name="77,155716" table:display="true" table:show-details="true"/>
                <table:data-pilot-member table:name="77,288475" table:display="true" table:show-details="true"/>
                <table:data-pilot-member table:name="77,322044" table:display="true" table:show-details="true"/>
                <table:data-pilot-member table:name="77,363243" table:display="true" table:show-details="true"/>
                <table:data-pilot-member table:name="77,386131" table:display="true" table:show-details="true"/>
                <table:data-pilot-member table:name="77,404442" table:display="true" table:show-details="true"/>
                <table:data-pilot-member table:name="77,409019" table:display="true" table:show-details="true"/>
                <table:data-pilot-member table:name="77,450218" table:display="true" table:show-details="true"/>
                <table:data-pilot-member table:name="77,463951" table:display="true" table:show-details="true"/>
                <table:data-pilot-member table:name="77,477684" table:display="true" table:show-details="true"/>
                <table:data-pilot-member table:name="77,650108" table:display="true" table:show-details="true"/>
                <table:data-pilot-member table:name="77,672997" table:display="true" table:show-details="true"/>
                <table:data-pilot-member table:name="77,697411" table:display="true" table:show-details="true"/>
                <table:data-pilot-member table:name="77,714195" table:display="true" table:show-details="true"/>
                <table:data-pilot-member table:name="77,761505" table:display="true" table:show-details="true"/>
                <table:data-pilot-member table:name="77,819489" table:display="true" table:show-details="true"/>
                <table:data-pilot-member table:name="77,888153" table:display="true" table:show-details="true"/>
                <table:data-pilot-member table:name="77,965973" table:display="true" table:show-details="true"/>
                <table:data-pilot-member table:name="78,086517" table:display="true" table:show-details="true"/>
                <table:data-pilot-member table:name="78,150604" table:display="true" table:show-details="true"/>
                <table:data-pilot-member table:name="78,155182" table:display="true" table:show-details="true"/>
                <table:data-pilot-member table:name="78,208588" table:display="true" table:show-details="true"/>
                <table:data-pilot-member table:name="78,222321" table:display="true" table:show-details="true"/>
                <table:data-pilot-member table:name="78,237579" table:display="true" table:show-details="true"/>
                <table:data-pilot-member table:name="78,290993" table:display="true" table:show-details="true"/>
                <table:data-pilot-member table:name="78,345924" table:display="true" table:show-details="true"/>
                <table:data-pilot-member table:name="78,487831" table:display="true" table:show-details="true"/>
                <table:data-pilot-member table:name="78,492409" table:display="true" table:show-details="true"/>
                <table:data-pilot-member table:name="78,533607" table:display="true" table:show-details="true"/>
                <table:data-pilot-member table:name="78,585487" table:display="true" table:show-details="true"/>
                <table:data-pilot-member table:name="78,620583" table:display="true" table:show-details="true"/>
                <table:data-pilot-member table:name="78,648048" table:display="true" table:show-details="true"/>
                <table:data-pilot-member table:name="78,657204" table:display="true" table:show-details="true"/>
                <table:data-pilot-member table:name="78,65873" table:display="true" table:show-details="true"/>
                <table:data-pilot-member table:name="78,67704" table:display="true" table:show-details="true"/>
                <table:data-pilot-member table:name="78,699928" table:display="true" table:show-details="true"/>
                <table:data-pilot-member table:name="78,716713" table:display="true" table:show-details="true"/>
                <table:data-pilot-member table:name="78,753342" table:display="true" table:show-details="true"/>
                <table:data-pilot-member table:name="78,786911" table:display="true" table:show-details="true"/>
                <table:data-pilot-member table:name="78,791489" table:display="true" table:show-details="true"/>
                <table:data-pilot-member table:name="78,826584" table:display="true" table:show-details="true"/>
                <table:data-pilot-member table:name="78,837265" table:display="true" table:show-details="true"/>
                <table:data-pilot-member table:name="78,841843" table:display="true" table:show-details="true"/>
                <table:data-pilot-member table:name="78,860153" table:display="true" table:show-details="true"/>
                <table:data-pilot-member table:name="78,887619" table:display="true" table:show-details="true"/>
                <table:data-pilot-member table:name="78,896774" table:display="true" table:show-details="true"/>
                <table:data-pilot-member table:name="78,942551" table:display="true" table:show-details="true"/>
                <table:data-pilot-member table:name="78,954758" table:display="true" table:show-details="true"/>
                <table:data-pilot-member table:name="79,006638" table:display="true" table:show-details="true"/>
                <table:data-pilot-member table:name="79,024948" table:display="true" table:show-details="true"/>
                <table:data-pilot-member table:name="79,052414" table:display="true" table:show-details="true"/>
                <table:data-pilot-member table:name="79,07988" table:display="true" table:show-details="true"/>
                <table:data-pilot-member table:name="79,084457" table:display="true" table:show-details="true"/>
                <table:data-pilot-member table:name="79,101242" table:display="true" table:show-details="true"/>
                <table:data-pilot-member table:name="79,133286" table:display="true" table:show-details="true"/>
                <table:data-pilot-member table:name="79,137863" table:display="true" table:show-details="true"/>
                <table:data-pilot-member table:name="79,139389" table:display="true" table:show-details="true"/>
                <table:data-pilot-member table:name="79,147018" table:display="true" table:show-details="true"/>
                <table:data-pilot-member table:name="79,188217" table:display="true" table:show-details="true"/>
                <table:data-pilot-member table:name="79,208054" table:display="true" table:show-details="true"/>
                <table:data-pilot-member table:name="79,211105" table:display="true" table:show-details="true"/>
                <table:data-pilot-member table:name="79,26757" table:display="true" table:show-details="true"/>
                <table:data-pilot-member table:name="79,2752" table:display="true" table:show-details="true"/>
                <table:data-pilot-member table:name="79,316399" table:display="true" table:show-details="true"/>
                <table:data-pilot-member table:name="79,336235" table:display="true" table:show-details="true"/>
                <table:data-pilot-member table:name="79,339287" table:display="true" table:show-details="true"/>
                <table:data-pilot-member table:name="79,348442" table:display="true" table:show-details="true"/>
                <table:data-pilot-member table:name="79,368279" table:display="true" table:show-details="true"/>
                <table:data-pilot-member table:name="79,372856" table:display="true" table:show-details="true"/>
                <table:data-pilot-member table:name="79,385063" table:display="true" table:show-details="true"/>
                <table:data-pilot-member table:name="79,435417" table:display="true" table:show-details="true"/>
                <table:data-pilot-member table:name="79,478142" table:display="true" table:show-details="true"/>
                <table:data-pilot-member table:name="79,499504" table:display="true" table:show-details="true"/>
                <table:data-pilot-member table:name="79,505608" table:display="true" table:show-details="true"/>
                <table:data-pilot-member table:name="79,508659" table:display="true" table:show-details="true"/>
                <table:data-pilot-member table:name="79,533073" table:display="true" table:show-details="true"/>
                <table:data-pilot-member table:name="79,555962" table:display="true" table:show-details="true"/>
                <table:data-pilot-member table:name="79,563591" table:display="true" table:show-details="true"/>
                <table:data-pilot-member table:name="79,581902" table:display="true" table:show-details="true"/>
                <table:data-pilot-member table:name="79,59716" table:display="true" table:show-details="true"/>
                <table:data-pilot-member table:name="79,60479" table:display="true" table:show-details="true"/>
                <table:data-pilot-member table:name="79,606316" table:display="true" table:show-details="true"/>
                <table:data-pilot-member table:name="79,610893" table:display="true" table:show-details="true"/>
                <table:data-pilot-member table:name="79,6231" table:display="true" table:show-details="true"/>
                <table:data-pilot-member table:name="79,655144" table:display="true" table:show-details="true"/>
                <table:data-pilot-member table:name="79,707024" table:display="true" table:show-details="true"/>
                <table:data-pilot-member table:name="79,714653" table:display="true" table:show-details="true"/>
                <table:data-pilot-member table:name="79,716179" table:display="true" table:show-details="true"/>
                <table:data-pilot-member table:name="79,720757" table:display="true" table:show-details="true"/>
                <table:data-pilot-member table:name="79,737541" table:display="true" table:show-details="true"/>
                <table:data-pilot-member table:name="79,739067" table:display="true" table:show-details="true"/>
                <table:data-pilot-member table:name="79,755859" table:display="true" table:show-details="true"/>
                <table:data-pilot-member table:name="79,765015" table:display="true" table:show-details="true"/>
                <table:data-pilot-member table:name="79,778748" table:display="true" table:show-details="true"/>
                <table:data-pilot-member table:name="79,784851" table:display="true" table:show-details="true"/>
                <table:data-pilot-member table:name="79,794006" table:display="true" table:show-details="true"/>
                <table:data-pilot-member table:name="79,838257" table:display="true" table:show-details="true"/>
                <table:data-pilot-member table:name="79,893188" table:display="true" table:show-details="true"/>
                <table:data-pilot-member table:name="79,952698" table:display="true" table:show-details="true"/>
                <table:data-pilot-member table:name="79,967957" table:display="true" table:show-details="true"/>
                <table:data-pilot-member table:name="80,1129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essure" table:orientation="data" table:used-hierarchy="0" table:function="average">
            <table:data-pilot-level table:show-empty="false" calcext:repeat-item-labels="false">
              <table:data-pilot-members>
                <table:data-pilot-member table:name="946,01001" table:display="true" table:show-details="true"/>
                <table:data-pilot-member table:name="946,02002" table:display="true" table:show-details="true"/>
                <table:data-pilot-member table:name="946,030029" table:display="true" table:show-details="true"/>
                <table:data-pilot-member table:name="946,039978" table:display="true" table:show-details="true"/>
                <table:data-pilot-member table:name="946,049988" table:display="true" table:show-details="true"/>
                <table:data-pilot-member table:name="946,059998" table:display="true" table:show-details="true"/>
                <table:data-pilot-member table:name="946,080017" table:display="true" table:show-details="true"/>
                <table:data-pilot-member table:name="946,109985" table:display="true" table:show-details="true"/>
                <table:data-pilot-member table:name="946,130005" table:display="true" table:show-details="true"/>
                <table:data-pilot-member table:name="946,140015" table:display="true" table:show-details="true"/>
                <table:data-pilot-member table:name="946,150024" table:display="true" table:show-details="true"/>
                <table:data-pilot-member table:name="946,169983" table:display="true" table:show-details="true"/>
                <table:data-pilot-member table:name="946,190002" table:display="true" table:show-details="true"/>
                <table:data-pilot-member table:name="946,26001" table:display="true" table:show-details="true"/>
                <table:data-pilot-member table:name="946,27002" table:display="true" table:show-details="true"/>
                <table:data-pilot-member table:name="946,289978" table:display="true" table:show-details="true"/>
                <table:data-pilot-member table:name="946,359985" table:display="true" table:show-details="true"/>
                <table:data-pilot-member table:name="946,369995" table:display="true" table:show-details="true"/>
                <table:data-pilot-member table:name="946,380005" table:display="true" table:show-details="true"/>
                <table:data-pilot-member table:name="946,400024" table:display="true" table:show-details="true"/>
                <table:data-pilot-member table:name="946,409973" table:display="true" table:show-details="true"/>
                <table:data-pilot-member table:name="946,419983" table:display="true" table:show-details="true"/>
                <table:data-pilot-member table:name="946,47998" table:display="true" table:show-details="true"/>
                <table:data-pilot-member table:name="946,48999" table:display="true" table:show-details="true"/>
                <table:data-pilot-member table:name="946,549988" table:display="true" table:show-details="true"/>
                <table:data-pilot-member table:name="946,640015" table:display="true" table:show-details="true"/>
                <table:data-pilot-member table:name="946,659973" table:display="true" table:show-details="true"/>
                <table:data-pilot-member table:name="946,700012" table:display="true" table:show-details="true"/>
                <table:data-pilot-member table:name="946,710022" table:display="true" table:show-details="true"/>
                <table:data-pilot-member table:name="946,77002" table:display="true" table:show-details="true"/>
                <table:data-pilot-member table:name="946,789978" table:display="true" table:show-details="true"/>
                <table:data-pilot-member table:name="946,820007" table:display="true" table:show-details="true"/>
                <table:data-pilot-member table:name="946,849976" table:display="true" table:show-details="true"/>
                <table:data-pilot-member table:name="947,059998" table:display="true" table:show-details="true"/>
                <table:data-pilot-member table:name="947,140015" table:display="true" table:show-details="true"/>
                <table:data-pilot-member table:name="947,169983" table:display="true" table:show-details="true"/>
                <table:data-pilot-member table:name="947,179993" table:display="true" table:show-details="true"/>
                <table:data-pilot-member table:name="947,23999" table:display="true" table:show-details="true"/>
                <table:data-pilot-member table:name="947,309998" table:display="true" table:show-details="true"/>
                <table:data-pilot-member table:name="947,390015" table:display="true" table:show-details="true"/>
                <table:data-pilot-member table:name="947,419983" table:display="true" table:show-details="true"/>
                <table:data-pilot-member table:name="947,450012" table:display="true" table:show-details="true"/>
                <table:data-pilot-member table:name="947,549988" table:display="true" table:show-details="true"/>
                <table:data-pilot-member table:name="947,559998" table:display="true" table:show-details="true"/>
                <table:data-pilot-member table:name="947,609985" table:display="true" table:show-details="true"/>
                <table:data-pilot-member table:name="947,640015" table:display="true" table:show-details="true"/>
                <table:data-pilot-member table:name="947,659973" table:display="true" table:show-details="true"/>
                <table:data-pilot-member table:name="947,780029" table:display="true" table:show-details="true"/>
                <table:data-pilot-member table:name="947,809998" table:display="true" table:show-details="true"/>
                <table:data-pilot-member table:name="947,830017" table:display="true" table:show-details="true"/>
                <table:data-pilot-member table:name="947,880005" table:display="true" table:show-details="true"/>
                <table:data-pilot-member table:name="948,01001" table:display="true" table:show-details="true"/>
                <table:data-pilot-member table:name="948,039978" table:display="true" table:show-details="true"/>
                <table:data-pilot-member table:name="948,059998" table:display="true" table:show-details="true"/>
                <table:data-pilot-member table:name="948,080017" table:display="true" table:show-details="true"/>
                <table:data-pilot-member table:name="948,090027" table:display="true" table:show-details="true"/>
                <table:data-pilot-member table:name="948,099976" table:display="true" table:show-details="true"/>
                <table:data-pilot-member table:name="948,109985" table:display="true" table:show-details="true"/>
                <table:data-pilot-member table:name="948,159973" table:display="true" table:show-details="true"/>
                <table:data-pilot-member table:name="948,190002" table:display="true" table:show-details="true"/>
                <table:data-pilot-member table:name="948,200012" table:display="true" table:show-details="true"/>
                <table:data-pilot-member table:name="948,219971" table:display="true" table:show-details="true"/>
                <table:data-pilot-member table:name="948,26001" table:display="true" table:show-details="true"/>
                <table:data-pilot-member table:name="948,289978" table:display="true" table:show-details="true"/>
                <table:data-pilot-member table:name="948,309998" table:display="true" table:show-details="true"/>
                <table:data-pilot-member table:name="948,320007" table:display="true" table:show-details="true"/>
                <table:data-pilot-member table:name="948,340027" table:display="true" table:show-details="true"/>
                <table:data-pilot-member table:name="948,369995" table:display="true" table:show-details="true"/>
                <table:data-pilot-member table:name="948,380005" table:display="true" table:show-details="true"/>
                <table:data-pilot-member table:name="948,390015" table:display="true" table:show-details="true"/>
                <table:data-pilot-member table:name="948,400024" table:display="true" table:show-details="true"/>
                <table:data-pilot-member table:name="948,409973" table:display="true" table:show-details="true"/>
                <table:data-pilot-member table:name="948,419983" table:display="true" table:show-details="true"/>
                <table:data-pilot-member table:name="948,429993" table:display="true" table:show-details="true"/>
                <table:data-pilot-member table:name="948,469971" table:display="true" table:show-details="true"/>
                <table:data-pilot-member table:name="948,47998" table:display="true" table:show-details="true"/>
                <table:data-pilot-member table:name="948,48999" table:display="true" table:show-details="true"/>
                <table:data-pilot-member table:name="948,5" table:display="true" table:show-details="true"/>
                <table:data-pilot-member table:name="948,530029" table:display="true" table:show-details="true"/>
                <table:data-pilot-member table:name="948,539978" table:display="true" table:show-details="true"/>
                <table:data-pilot-member table:name="948,559998" table:display="true" table:show-details="true"/>
                <table:data-pilot-member table:name="948,570007" table:display="true" table:show-details="true"/>
                <table:data-pilot-member table:name="948,599976" table:display="true" table:show-details="true"/>
                <table:data-pilot-member table:name="948,630005" table:display="true" table:show-details="true"/>
                <table:data-pilot-member table:name="948,650024" table:display="true" table:show-details="true"/>
                <table:data-pilot-member table:name="948,659973" table:display="true" table:show-details="true"/>
                <table:data-pilot-member table:name="948,669983" table:display="true" table:show-details="true"/>
                <table:data-pilot-member table:name="948,679993" table:display="true" table:show-details="true"/>
                <table:data-pilot-member table:name="948,690002" table:display="true" table:show-details="true"/>
                <table:data-pilot-member table:name="948,700012" table:display="true" table:show-details="true"/>
                <table:data-pilot-member table:name="948,719971" table:display="true" table:show-details="true"/>
                <table:data-pilot-member table:name="948,77002" table:display="true" table:show-details="true"/>
                <table:data-pilot-member table:name="948,780029" table:display="true" table:show-details="true"/>
                <table:data-pilot-member table:name="948,830017" table:display="true" table:show-details="true"/>
                <table:data-pilot-member table:name="948,840027" table:display="true" table:show-details="true"/>
                <table:data-pilot-member table:name="948,849976" table:display="true" table:show-details="true"/>
                <table:data-pilot-member table:name="948,859985" table:display="true" table:show-details="true"/>
                <table:data-pilot-member table:name="948,880005" table:display="true" table:show-details="true"/>
                <table:data-pilot-member table:name="948,890015" table:display="true" table:show-details="true"/>
                <table:data-pilot-member table:name="948,900024" table:display="true" table:show-details="true"/>
                <table:data-pilot-member table:name="948,909973" table:display="true" table:show-details="true"/>
                <table:data-pilot-member table:name="948,919983" table:display="true" table:show-details="true"/>
                <table:data-pilot-member table:name="948,929993" table:display="true" table:show-details="true"/>
                <table:data-pilot-member table:name="948,940002" table:display="true" table:show-details="true"/>
                <table:data-pilot-member table:name="948,950012" table:display="true" table:show-details="true"/>
                <table:data-pilot-member table:name="948,960022" table:display="true" table:show-details="true"/>
                <table:data-pilot-member table:name="948,97998" table:display="true" table:show-details="true"/>
                <table:data-pilot-member table:name="949,02002" table:display="true" table:show-details="true"/>
                <table:data-pilot-member table:name="949,039978" table:display="true" table:show-details="true"/>
                <table:data-pilot-member table:name="949,059998" table:display="true" table:show-details="true"/>
                <table:data-pilot-member table:name="949,080017" table:display="true" table:show-details="true"/>
                <table:data-pilot-member table:name="949,099976" table:display="true" table:show-details="true"/>
                <table:data-pilot-member table:name="949,130005" table:display="true" table:show-details="true"/>
                <table:data-pilot-member table:name="949,140015" table:display="true" table:show-details="true"/>
                <table:data-pilot-member table:name="949,150024" table:display="true" table:show-details="true"/>
                <table:data-pilot-member table:name="949,190002" table:display="true" table:show-details="true"/>
                <table:data-pilot-member table:name="949,210022" table:display="true" table:show-details="true"/>
                <table:data-pilot-member table:name="949,219971" table:display="true" table:show-details="true"/>
                <table:data-pilot-member table:name="949,22998" table:display="true" table:show-details="true"/>
                <table:data-pilot-member table:name="949,23999" table:display="true" table:show-details="true"/>
                <table:data-pilot-member table:name="949,25" table:display="true" table:show-details="true"/>
                <table:data-pilot-member table:name="949,26001" table:display="true" table:show-details="true"/>
                <table:data-pilot-member table:name="949,27002" table:display="true" table:show-details="true"/>
                <table:data-pilot-member table:name="949,299988" table:display="true" table:show-details="true"/>
                <table:data-pilot-member table:name="949,309998" table:display="true" table:show-details="true"/>
                <table:data-pilot-member table:name="949,320007" table:display="true" table:show-details="true"/>
                <table:data-pilot-member table:name="949,330017" table:display="true" table:show-details="true"/>
                <table:data-pilot-member table:name="949,340027" table:display="true" table:show-details="true"/>
                <table:data-pilot-member table:name="949,349976" table:display="true" table:show-details="true"/>
                <table:data-pilot-member table:name="949,359985" table:display="true" table:show-details="true"/>
                <table:data-pilot-member table:name="949,369995" table:display="true" table:show-details="true"/>
                <table:data-pilot-member table:name="949,380005" table:display="true" table:show-details="true"/>
                <table:data-pilot-member table:name="949,390015" table:display="true" table:show-details="true"/>
                <table:data-pilot-member table:name="949,409973" table:display="true" table:show-details="true"/>
                <table:data-pilot-member table:name="949,450012" table:display="true" table:show-details="true"/>
                <table:data-pilot-member table:name="949,460022" table:display="true" table:show-details="true"/>
                <table:data-pilot-member table:name="949,47998" table:display="true" table:show-details="true"/>
                <table:data-pilot-member table:name="949,48999" table:display="true" table:show-details="true"/>
                <table:data-pilot-member table:name="949,5" table:display="true" table:show-details="true"/>
                <table:data-pilot-member table:name="949,51001" table:display="true" table:show-details="true"/>
                <table:data-pilot-member table:name="949,52002" table:display="true" table:show-details="true"/>
                <table:data-pilot-member table:name="949,539978" table:display="true" table:show-details="true"/>
                <table:data-pilot-member table:name="949,549988" table:display="true" table:show-details="true"/>
                <table:data-pilot-member table:name="949,570007" table:display="true" table:show-details="true"/>
                <table:data-pilot-member table:name="949,580017" table:display="true" table:show-details="true"/>
                <table:data-pilot-member table:name="949,590027" table:display="true" table:show-details="true"/>
                <table:data-pilot-member table:name="949,599976" table:display="true" table:show-details="true"/>
                <table:data-pilot-member table:name="949,619995" table:display="true" table:show-details="true"/>
                <table:data-pilot-member table:name="949,630005" table:display="true" table:show-details="true"/>
                <table:data-pilot-member table:name="949,650024" table:display="true" table:show-details="true"/>
                <table:data-pilot-member table:name="949,659973" table:display="true" table:show-details="true"/>
                <table:data-pilot-member table:name="949,690002" table:display="true" table:show-details="true"/>
                <table:data-pilot-member table:name="949,700012" table:display="true" table:show-details="true"/>
                <table:data-pilot-member table:name="949,75" table:display="true" table:show-details="true"/>
                <table:data-pilot-member table:name="949,76001" table:display="true" table:show-details="true"/>
                <table:data-pilot-member table:name="949,77002" table:display="true" table:show-details="true"/>
                <table:data-pilot-member table:name="949,780029" table:display="true" table:show-details="true"/>
                <table:data-pilot-member table:name="949,820007" table:display="true" table:show-details="true"/>
                <table:data-pilot-member table:name="949,840027" table:display="true" table:show-details="true"/>
                <table:data-pilot-member table:name="949,849976" table:display="true" table:show-details="true"/>
                <table:data-pilot-member table:name="949,859985" table:display="true" table:show-details="true"/>
                <table:data-pilot-member table:name="949,880005" table:display="true" table:show-details="true"/>
                <table:data-pilot-member table:name="949,929993" table:display="true" table:show-details="true"/>
                <table:data-pilot-member table:name="949,950012" table:display="true" table:show-details="true"/>
                <table:data-pilot-member table:name="949,97998" table:display="true" table:show-details="true"/>
                <table:data-pilot-member table:name="949,98999" table:display="true" table:show-details="true"/>
                <table:data-pilot-member table:name="950,01001" table:display="true" table:show-details="true"/>
                <table:data-pilot-member table:name="950,030029" table:display="true" table:show-details="true"/>
                <table:data-pilot-member table:name="950,059998" table:display="true" table:show-details="true"/>
                <table:data-pilot-member table:name="950,070007" table:display="true" table:show-details="true"/>
                <table:data-pilot-member table:name="950,090027" table:display="true" table:show-details="true"/>
                <table:data-pilot-member table:name="950,109985" table:display="true" table:show-details="true"/>
                <table:data-pilot-member table:name="950,130005" table:display="true" table:show-details="true"/>
                <table:data-pilot-member table:name="950,150024" table:display="true" table:show-details="true"/>
                <table:data-pilot-member table:name="950,159973" table:display="true" table:show-details="true"/>
                <table:data-pilot-member table:name="950,169983" table:display="true" table:show-details="true"/>
                <table:data-pilot-member table:name="950,190002" table:display="true" table:show-details="true"/>
                <table:data-pilot-member table:name="950,219971" table:display="true" table:show-details="true"/>
                <table:data-pilot-member table:name="950,22998" table:display="true" table:show-details="true"/>
                <table:data-pilot-member table:name="950,23999" table:display="true" table:show-details="true"/>
                <table:data-pilot-member table:name="950,25" table:display="true" table:show-details="true"/>
                <table:data-pilot-member table:name="950,26001" table:display="true" table:show-details="true"/>
                <table:data-pilot-member table:name="950,27002" table:display="true" table:show-details="true"/>
                <table:data-pilot-member table:name="950,280029" table:display="true" table:show-details="true"/>
                <table:data-pilot-member table:name="950,289978" table:display="true" table:show-details="true"/>
                <table:data-pilot-member table:name="950,309998" table:display="true" table:show-details="true"/>
                <table:data-pilot-member table:name="950,320007" table:display="true" table:show-details="true"/>
                <table:data-pilot-member table:name="950,340027" table:display="true" table:show-details="true"/>
                <table:data-pilot-member table:name="950,390015" table:display="true" table:show-details="true"/>
                <table:data-pilot-member table:name="950,419983" table:display="true" table:show-details="true"/>
                <table:data-pilot-member table:name="950,440002" table:display="true" table:show-details="true"/>
                <table:data-pilot-member table:name="950,450012" table:display="true" table:show-details="true"/>
                <table:data-pilot-member table:name="950,460022" table:display="true" table:show-details="true"/>
                <table:data-pilot-member table:name="950,469971" table:display="true" table:show-details="true"/>
                <table:data-pilot-member table:name="950,5" table:display="true" table:show-details="true"/>
                <table:data-pilot-member table:name="950,539978" table:display="true" table:show-details="true"/>
                <table:data-pilot-member table:name="950,570007" table:display="true" table:show-details="true"/>
                <table:data-pilot-member table:name="950,580017" table:display="true" table:show-details="true"/>
                <table:data-pilot-member table:name="950,599976" table:display="true" table:show-details="true"/>
                <table:data-pilot-member table:name="950,640015" table:display="true" table:show-details="true"/>
                <table:data-pilot-member table:name="950,690002" table:display="true" table:show-details="true"/>
                <table:data-pilot-member table:name="950,700012" table:display="true" table:show-details="true"/>
                <table:data-pilot-member table:name="950,73999" table:display="true" table:show-details="true"/>
                <table:data-pilot-member table:name="950,780029" table:display="true" table:show-details="true"/>
                <table:data-pilot-member table:name="950,789978" table:display="true" table:show-details="true"/>
                <table:data-pilot-member table:name="950,840027" table:display="true" table:show-details="true"/>
                <table:data-pilot-member table:name="950,880005" table:display="true" table:show-details="true"/>
                <table:data-pilot-member table:name="950,909973" table:display="true" table:show-details="true"/>
                <table:data-pilot-member table:name="950,929993" table:display="true" table:show-details="true"/>
                <table:data-pilot-member table:name="950,940002" table:display="true" table:show-details="true"/>
                <table:data-pilot-member table:name="950,950012" table:display="true" table:show-details="true"/>
                <table:data-pilot-member table:name="950,960022" table:display="true" table:show-details="true"/>
                <table:data-pilot-member table:name="950,97998" table:display="true" table:show-details="true"/>
                <table:data-pilot-member table:name="951,049988" table:display="true" table:show-details="true"/>
                <table:data-pilot-member table:name="951,119995" table:display="true" table:show-details="true"/>
                <table:data-pilot-member table:name="951,150024" table:display="true" table:show-details="true"/>
                <table:data-pilot-member table:name="951,159973" table:display="true" table:show-details="true"/>
                <table:data-pilot-member table:name="951,179993" table:display="true" table:show-details="true"/>
                <table:data-pilot-member table:name="951,190002" table:display="true" table:show-details="true"/>
                <table:data-pilot-member table:name="951,219971" table:display="true" table:show-details="true"/>
                <table:data-pilot-member table:name="951,22998" table:display="true" table:show-details="true"/>
                <table:data-pilot-member table:name="951,320007" table:display="true" table:show-details="true"/>
                <table:data-pilot-member table:name="951,340027" table:display="true" table:show-details="true"/>
                <table:data-pilot-member table:name="951,400024" table:display="true" table:show-details="true"/>
                <table:data-pilot-member table:name="951,409973" table:display="true" table:show-details="true"/>
                <table:data-pilot-member table:name="951,429993" table:display="true" table:show-details="true"/>
                <table:data-pilot-member table:name="951,47998" table:display="true" table:show-details="true"/>
                <table:data-pilot-member table:name="951,52002" table:display="true" table:show-details="true"/>
                <table:data-pilot-member table:name="951,559998" table:display="true" table:show-details="true"/>
                <table:data-pilot-member table:name="951,570007" table:display="true" table:show-details="true"/>
                <table:data-pilot-member table:name="951,650024" table:display="true" table:show-details="true"/>
                <table:data-pilot-member table:name="951,669983" table:display="true" table:show-details="true"/>
                <table:data-pilot-member table:name="951,73999" table:display="true" table:show-details="true"/>
                <table:data-pilot-member table:name="951,76001" table:display="true" table:show-details="true"/>
                <table:data-pilot-member table:name="951,820007" table:display="true" table:show-details="true"/>
                <table:data-pilot-member table:name="951,830017" table:display="true" table:show-details="true"/>
                <table:data-pilot-member table:name="951,849976" table:display="true" table:show-details="true"/>
                <table:data-pilot-member table:name="951,869995" table:display="true" table:show-details="true"/>
                <table:data-pilot-member table:name="951,890015" table:display="true" table:show-details="true"/>
                <table:data-pilot-member table:name="951,969971" table:display="true" table:show-details="true"/>
                <table:data-pilot-member table:name="952,049988" table:display="true" table:show-details="true"/>
                <table:data-pilot-member table:name="952,059998" table:display="true" table:show-details="true"/>
                <table:data-pilot-member table:name="952,140015" table:display="true" table:show-details="true"/>
                <table:data-pilot-member table:name="952,179993" table:display="true" table:show-details="true"/>
                <table:data-pilot-member table:name="952,200012" table:display="true" table:show-details="true"/>
                <table:data-pilot-member table:name="952,210022" table:display="true" table:show-details="true"/>
                <table:data-pilot-member table:name="952,22998" table:display="true" table:show-details="true"/>
                <table:data-pilot-member table:name="952,23999" table:display="true" table:show-details="true"/>
                <table:data-pilot-member table:name="952,289978" table:display="true" table:show-details="true"/>
                <table:data-pilot-member table:name="952,320007" table:display="true" table:show-details="true"/>
                <table:data-pilot-member table:name="952,390015" table:display="true" table:show-details="true"/>
                <table:data-pilot-member table:name="952,47998" table:display="true" table:show-details="true"/>
                <table:data-pilot-member table:name="952,48999" table:display="true" table:show-details="true"/>
                <table:data-pilot-member table:name="952,530029" table:display="true" table:show-details="true"/>
                <table:data-pilot-member table:name="952,599976" table:display="true" table:show-details="true"/>
                <table:data-pilot-member table:name="952,619995" table:display="true" table:show-details="true"/>
                <table:data-pilot-member table:name="952,640015" table:display="true" table:show-details="true"/>
                <table:data-pilot-member table:name="952,690002" table:display="true" table:show-details="true"/>
                <table:data-pilot-member table:name="952,719971" table:display="true" table:show-details="true"/>
                <table:data-pilot-member table:name="952,72998" table:display="true" table:show-details="true"/>
                <table:data-pilot-member table:name="952,840027" table:display="true" table:show-details="true"/>
                <table:data-pilot-member table:name="952,890015" table:display="true" table:show-details="true"/>
                <table:data-pilot-member table:name="952,929993" table:display="true" table:show-details="true"/>
                <table:data-pilot-member table:name="952,960022" table:display="true" table:show-details="true"/>
                <table:data-pilot-member table:name="952,969971" table:display="true" table:show-details="true"/>
                <table:data-pilot-member table:name="952,98999" table:display="true" table:show-details="true"/>
                <table:data-pilot-member table:name="953,039978" table:display="true" table:show-details="true"/>
                <table:data-pilot-member table:name="953,070007" table:display="true" table:show-details="true"/>
                <table:data-pilot-member table:name="953,119995" table:display="true" table:show-details="true"/>
                <table:data-pilot-member table:name="953,179993" table:display="true" table:show-details="true"/>
                <table:data-pilot-member table:name="953,200012" table:display="true" table:show-details="true"/>
                <table:data-pilot-member table:name="953,210022" table:display="true" table:show-details="true"/>
                <table:data-pilot-member table:name="953,219971" table:display="true" table:show-details="true"/>
                <table:data-pilot-member table:name="953,22998" table:display="true" table:show-details="true"/>
                <table:data-pilot-member table:name="953,23999" table:display="true" table:show-details="true"/>
                <table:data-pilot-member table:name="953,25" table:display="true" table:show-details="true"/>
                <table:data-pilot-member table:name="953,26001" table:display="true" table:show-details="true"/>
                <table:data-pilot-member table:name="953,27002" table:display="true" table:show-details="true"/>
                <table:data-pilot-member table:name="953,280029" table:display="true" table:show-details="true"/>
                <table:data-pilot-member table:name="953,289978" table:display="true" table:show-details="true"/>
                <table:data-pilot-member table:name="953,299988" table:display="true" table:show-details="true"/>
                <table:data-pilot-member table:name="953,309998" table:display="true" table:show-details="true"/>
                <table:data-pilot-member table:name="953,320007" table:display="true" table:show-details="true"/>
                <table:data-pilot-member table:name="953,359985" table:display="true" table:show-details="true"/>
                <table:data-pilot-member table:name="953,369995" table:display="true" table:show-details="true"/>
                <table:data-pilot-member table:name="953,390015" table:display="true" table:show-details="true"/>
                <table:data-pilot-member table:name="953,400024" table:display="true" table:show-details="true"/>
                <table:data-pilot-member table:name="953,409973" table:display="true" table:show-details="true"/>
                <table:data-pilot-member table:name="953,419983" table:display="true" table:show-details="true"/>
                <table:data-pilot-member table:name="953,440002" table:display="true" table:show-details="true"/>
                <table:data-pilot-member table:name="953,450012" table:display="true" table:show-details="true"/>
                <table:data-pilot-member table:name="953,460022" table:display="true" table:show-details="true"/>
                <table:data-pilot-member table:name="953,47998" table:display="true" table:show-details="true"/>
                <table:data-pilot-member table:name="953,48999" table:display="true" table:show-details="true"/>
                <table:data-pilot-member table:name="953,5" table:display="true" table:show-details="true"/>
                <table:data-pilot-member table:name="953,51001" table:display="true" table:show-details="true"/>
                <table:data-pilot-member table:name="953,52002" table:display="true" table:show-details="true"/>
                <table:data-pilot-member table:name="953,549988" table:display="true" table:show-details="true"/>
                <table:data-pilot-member table:name="953,599976" table:display="true" table:show-details="true"/>
                <table:data-pilot-member table:name="953,609985" table:display="true" table:show-details="true"/>
                <table:data-pilot-member table:name="953,619995" table:display="true" table:show-details="true"/>
                <table:data-pilot-member table:name="953,640015" table:display="true" table:show-details="true"/>
                <table:data-pilot-member table:name="953,659973" table:display="true" table:show-details="true"/>
                <table:data-pilot-member table:name="953,679993" table:display="true" table:show-details="true"/>
                <table:data-pilot-member table:name="953,690002" table:display="true" table:show-details="true"/>
                <table:data-pilot-member table:name="953,719971" table:display="true" table:show-details="true"/>
                <table:data-pilot-member table:name="953,75" table:display="true" table:show-details="true"/>
                <table:data-pilot-member table:name="953,76001" table:display="true" table:show-details="true"/>
                <table:data-pilot-member table:name="953,77002" table:display="true" table:show-details="true"/>
                <table:data-pilot-member table:name="953,799988" table:display="true" table:show-details="true"/>
                <table:data-pilot-member table:name="953,809998" table:display="true" table:show-details="true"/>
                <table:data-pilot-member table:name="953,820007" table:display="true" table:show-details="true"/>
                <table:data-pilot-member table:name="953,830017" table:display="true" table:show-details="true"/>
                <table:data-pilot-member table:name="953,840027" table:display="true" table:show-details="true"/>
                <table:data-pilot-member table:name="953,849976" table:display="true" table:show-details="true"/>
                <table:data-pilot-member table:name="953,869995" table:display="true" table:show-details="true"/>
                <table:data-pilot-member table:name="953,890015" table:display="true" table:show-details="true"/>
                <table:data-pilot-member table:name="953,909973" table:display="true" table:show-details="true"/>
                <table:data-pilot-member table:name="953,919983" table:display="true" table:show-details="true"/>
                <table:data-pilot-member table:name="953,950012" table:display="true" table:show-details="true"/>
                <table:data-pilot-member table:name="953,960022" table:display="true" table:show-details="true"/>
                <table:data-pilot-member table:name="953,969971" table:display="true" table:show-details="true"/>
                <table:data-pilot-member table:name="953,97998" table:display="true" table:show-details="true"/>
                <table:data-pilot-member table:name="954,02002" table:display="true" table:show-details="true"/>
                <table:data-pilot-member table:name="954,030029" table:display="true" table:show-details="true"/>
                <table:data-pilot-member table:name="954,039978" table:display="true" table:show-details="true"/>
                <table:data-pilot-member table:name="954,049988" table:display="true" table:show-details="true"/>
                <table:data-pilot-member table:name="954,070007" table:display="true" table:show-details="true"/>
                <table:data-pilot-member table:name="954,080017" table:display="true" table:show-details="true"/>
                <table:data-pilot-member table:name="954,090027" table:display="true" table:show-details="true"/>
                <table:data-pilot-member table:name="954,099976" table:display="true" table:show-details="true"/>
                <table:data-pilot-member table:name="954,109985" table:display="true" table:show-details="true"/>
                <table:data-pilot-member table:name="954,119995" table:display="true" table:show-details="true"/>
                <table:data-pilot-member table:name="954,130005" table:display="true" table:show-details="true"/>
                <table:data-pilot-member table:name="954,140015" table:display="true" table:show-details="true"/>
                <table:data-pilot-member table:name="954,169983" table:display="true" table:show-details="true"/>
                <table:data-pilot-member table:name="954,219971" table:display="true" table:show-details="true"/>
                <table:data-pilot-member table:name="954,22998" table:display="true" table:show-details="true"/>
                <table:data-pilot-member table:name="954,23999" table:display="true" table:show-details="true"/>
                <table:data-pilot-member table:name="954,25" table:display="true" table:show-details="true"/>
                <table:data-pilot-member table:name="954,26001" table:display="true" table:show-details="true"/>
                <table:data-pilot-member table:name="954,27002" table:display="true" table:show-details="true"/>
                <table:data-pilot-member table:name="954,280029" table:display="true" table:show-details="true"/>
                <table:data-pilot-member table:name="954,289978" table:display="true" table:show-details="true"/>
                <table:data-pilot-member table:name="954,299988" table:display="true" table:show-details="true"/>
                <table:data-pilot-member table:name="954,309998" table:display="true" table:show-details="true"/>
                <table:data-pilot-member table:name="954,320007" table:display="true" table:show-details="true"/>
                <table:data-pilot-member table:name="954,330017" table:display="true" table:show-details="true"/>
                <table:data-pilot-member table:name="954,340027" table:display="true" table:show-details="true"/>
                <table:data-pilot-member table:name="954,349976" table:display="true" table:show-details="true"/>
                <table:data-pilot-member table:name="954,359985" table:display="true" table:show-details="true"/>
                <table:data-pilot-member table:name="954,369995" table:display="true" table:show-details="true"/>
                <table:data-pilot-member table:name="954,380005" table:display="true" table:show-details="true"/>
                <table:data-pilot-member table:name="954,390015" table:display="true" table:show-details="true"/>
                <table:data-pilot-member table:name="954,409973" table:display="true" table:show-details="true"/>
                <table:data-pilot-member table:name="954,419983" table:display="true" table:show-details="true"/>
                <table:data-pilot-member table:name="954,429993" table:display="true" table:show-details="true"/>
                <table:data-pilot-member table:name="954,440002" table:display="true" table:show-details="true"/>
                <table:data-pilot-member table:name="954,450012" table:display="true" table:show-details="true"/>
                <table:data-pilot-member table:name="954,460022" table:display="true" table:show-details="true"/>
                <table:data-pilot-member table:name="954,469971" table:display="true" table:show-details="true"/>
                <table:data-pilot-member table:name="954,47998" table:display="true" table:show-details="true"/>
                <table:data-pilot-member table:name="954,5" table:display="true" table:show-details="true"/>
                <table:data-pilot-member table:name="954,51001" table:display="true" table:show-details="true"/>
                <table:data-pilot-member table:name="954,530029" table:display="true" table:show-details="true"/>
                <table:data-pilot-member table:name="954,539978" table:display="true" table:show-details="true"/>
                <table:data-pilot-member table:name="954,580017" table:display="true" table:show-details="true"/>
                <table:data-pilot-member table:name="954,609985" table:display="true" table:show-details="true"/>
                <table:data-pilot-member table:name="954,650024" table:display="true" table:show-details="true"/>
                <table:data-pilot-member table:name="954,679993" table:display="true" table:show-details="true"/>
                <table:data-pilot-member table:name="954,690002" table:display="true" table:show-details="true"/>
                <table:data-pilot-member table:name="954,72998" table:display="true" table:show-details="true"/>
                <table:data-pilot-member table:name="954,73999" table:display="true" table:show-details="true"/>
                <table:data-pilot-member table:name="954,76001" table:display="true" table:show-details="true"/>
                <table:data-pilot-member table:name="954,77002" table:display="true" table:show-details="true"/>
                <table:data-pilot-member table:name="954,780029" table:display="true" table:show-details="true"/>
                <table:data-pilot-member table:name="954,789978" table:display="true" table:show-details="true"/>
                <table:data-pilot-member table:name="954,809998" table:display="true" table:show-details="true"/>
                <table:data-pilot-member table:name="954,840027" table:display="true" table:show-details="true"/>
                <table:data-pilot-member table:name="954,859985" table:display="true" table:show-details="true"/>
                <table:data-pilot-member table:name="954,869995" table:display="true" table:show-details="true"/>
                <table:data-pilot-member table:name="954,909973" table:display="true" table:show-details="true"/>
                <table:data-pilot-member table:name="954,919983" table:display="true" table:show-details="true"/>
                <table:data-pilot-member table:name="954,929993" table:display="true" table:show-details="true"/>
                <table:data-pilot-member table:name="954,940002" table:display="true" table:show-details="true"/>
                <table:data-pilot-member table:name="954,97998" table:display="true" table:show-details="true"/>
                <table:data-pilot-member table:name="954,98999" table:display="true" table:show-details="true"/>
                <table:data-pilot-member table:name="955,01001" table:display="true" table:show-details="true"/>
                <table:data-pilot-member table:name="955,049988" table:display="true" table:show-details="true"/>
                <table:data-pilot-member table:name="955,070007" table:display="true" table:show-details="true"/>
                <table:data-pilot-member table:name="955,090027" table:display="true" table:show-details="true"/>
                <table:data-pilot-member table:name="955,099976" table:display="true" table:show-details="true"/>
                <table:data-pilot-member table:name="955,109985" table:display="true" table:show-details="true"/>
                <table:data-pilot-member table:name="955,119995" table:display="true" table:show-details="true"/>
                <table:data-pilot-member table:name="955,140015" table:display="true" table:show-details="true"/>
                <table:data-pilot-member table:name="955,150024" table:display="true" table:show-details="true"/>
                <table:data-pilot-member table:name="955,169983" table:display="true" table:show-details="true"/>
                <table:data-pilot-member table:name="955,190002" table:display="true" table:show-details="true"/>
                <table:data-pilot-member table:name="955,200012" table:display="true" table:show-details="true"/>
                <table:data-pilot-member table:name="955,219971" table:display="true" table:show-details="true"/>
                <table:data-pilot-member table:name="955,23999" table:display="true" table:show-details="true"/>
                <table:data-pilot-member table:name="955,280029" table:display="true" table:show-details="true"/>
                <table:data-pilot-member table:name="955,289978" table:display="true" table:show-details="true"/>
                <table:data-pilot-member table:name="955,309998" table:display="true" table:show-details="true"/>
                <table:data-pilot-member table:name="955,330017" table:display="true" table:show-details="true"/>
                <table:data-pilot-member table:name="955,340027" table:display="true" table:show-details="true"/>
                <table:data-pilot-member table:name="955,359985" table:display="true" table:show-details="true"/>
                <table:data-pilot-member table:name="955,369995" table:display="true" table:show-details="true"/>
                <table:data-pilot-member table:name="955,380005" table:display="true" table:show-details="true"/>
                <table:data-pilot-member table:name="955,419983" table:display="true" table:show-details="true"/>
                <table:data-pilot-member table:name="955,429993" table:display="true" table:show-details="true"/>
                <table:data-pilot-member table:name="955,440002" table:display="true" table:show-details="true"/>
                <table:data-pilot-member table:name="955,450012" table:display="true" table:show-details="true"/>
                <table:data-pilot-member table:name="955,460022" table:display="true" table:show-details="true"/>
                <table:data-pilot-member table:name="955,469971" table:display="true" table:show-details="true"/>
                <table:data-pilot-member table:name="955,47998" table:display="true" table:show-details="true"/>
                <table:data-pilot-member table:name="955,48999" table:display="true" table:show-details="true"/>
                <table:data-pilot-member table:name="955,5" table:display="true" table:show-details="true"/>
                <table:data-pilot-member table:name="955,52002" table:display="true" table:show-details="true"/>
                <table:data-pilot-member table:name="955,530029" table:display="true" table:show-details="true"/>
                <table:data-pilot-member table:name="955,549988" table:display="true" table:show-details="true"/>
                <table:data-pilot-member table:name="955,559998" table:display="true" table:show-details="true"/>
                <table:data-pilot-member table:name="955,570007" table:display="true" table:show-details="true"/>
                <table:data-pilot-member table:name="955,580017" table:display="true" table:show-details="true"/>
                <table:data-pilot-member table:name="955,590027" table:display="true" table:show-details="true"/>
                <table:data-pilot-member table:name="955,599976" table:display="true" table:show-details="true"/>
                <table:data-pilot-member table:name="955,609985" table:display="true" table:show-details="true"/>
                <table:data-pilot-member table:name="955,619995" table:display="true" table:show-details="true"/>
                <table:data-pilot-member table:name="955,640015" table:display="true" table:show-details="true"/>
                <table:data-pilot-member table:name="955,650024" table:display="true" table:show-details="true"/>
                <table:data-pilot-member table:name="955,669983" table:display="true" table:show-details="true"/>
                <table:data-pilot-member table:name="955,690002" table:display="true" table:show-details="true"/>
                <table:data-pilot-member table:name="955,700012" table:display="true" table:show-details="true"/>
                <table:data-pilot-member table:name="955,710022" table:display="true" table:show-details="true"/>
                <table:data-pilot-member table:name="955,719971" table:display="true" table:show-details="true"/>
                <table:data-pilot-member table:name="955,72998" table:display="true" table:show-details="true"/>
                <table:data-pilot-member table:name="955,73999" table:display="true" table:show-details="true"/>
                <table:data-pilot-member table:name="955,75" table:display="true" table:show-details="true"/>
                <table:data-pilot-member table:name="955,76001" table:display="true" table:show-details="true"/>
                <table:data-pilot-member table:name="955,77002" table:display="true" table:show-details="true"/>
                <table:data-pilot-member table:name="955,780029" table:display="true" table:show-details="true"/>
                <table:data-pilot-member table:name="955,789978" table:display="true" table:show-details="true"/>
                <table:data-pilot-member table:name="955,809998" table:display="true" table:show-details="true"/>
                <table:data-pilot-member table:name="955,830017" table:display="true" table:show-details="true"/>
                <table:data-pilot-member table:name="955,859985" table:display="true" table:show-details="true"/>
                <table:data-pilot-member table:name="955,869995" table:display="true" table:show-details="true"/>
                <table:data-pilot-member table:name="955,880005" table:display="true" table:show-details="true"/>
                <table:data-pilot-member table:name="955,900024" table:display="true" table:show-details="true"/>
                <table:data-pilot-member table:name="955,929993" table:display="true" table:show-details="true"/>
                <table:data-pilot-member table:name="955,98999" table:display="true" table:show-details="true"/>
                <table:data-pilot-member table:name="956" table:display="true" table:show-details="true"/>
                <table:data-pilot-member table:name="956,01001" table:display="true" table:show-details="true"/>
                <table:data-pilot-member table:name="956,02002" table:display="true" table:show-details="true"/>
                <table:data-pilot-member table:name="956,030029" table:display="true" table:show-details="true"/>
                <table:data-pilot-member table:name="956,039978" table:display="true" table:show-details="true"/>
                <table:data-pilot-member table:name="956,049988" table:display="true" table:show-details="true"/>
                <table:data-pilot-member table:name="956,090027" table:display="true" table:show-details="true"/>
                <table:data-pilot-member table:name="956,099976" table:display="true" table:show-details="true"/>
                <table:data-pilot-member table:name="956,109985" table:display="true" table:show-details="true"/>
                <table:data-pilot-member table:name="956,130005" table:display="true" table:show-details="true"/>
                <table:data-pilot-member table:name="956,140015" table:display="true" table:show-details="true"/>
                <table:data-pilot-member table:name="956,150024" table:display="true" table:show-details="true"/>
                <table:data-pilot-member table:name="956,159973" table:display="true" table:show-details="true"/>
                <table:data-pilot-member table:name="956,169983" table:display="true" table:show-details="true"/>
                <table:data-pilot-member table:name="956,190002" table:display="true" table:show-details="true"/>
                <table:data-pilot-member table:name="956,200012" table:display="true" table:show-details="true"/>
                <table:data-pilot-member table:name="956,210022" table:display="true" table:show-details="true"/>
                <table:data-pilot-member table:name="956,219971" table:display="true" table:show-details="true"/>
                <table:data-pilot-member table:name="956,25" table:display="true" table:show-details="true"/>
                <table:data-pilot-member table:name="956,26001" table:display="true" table:show-details="true"/>
                <table:data-pilot-member table:name="956,27002" table:display="true" table:show-details="true"/>
                <table:data-pilot-member table:name="956,280029" table:display="true" table:show-details="true"/>
                <table:data-pilot-member table:name="956,289978" table:display="true" table:show-details="true"/>
                <table:data-pilot-member table:name="956,299988" table:display="true" table:show-details="true"/>
                <table:data-pilot-member table:name="956,309998" table:display="true" table:show-details="true"/>
                <table:data-pilot-member table:name="956,320007" table:display="true" table:show-details="true"/>
                <table:data-pilot-member table:name="956,330017" table:display="true" table:show-details="true"/>
                <table:data-pilot-member table:name="956,340027" table:display="true" table:show-details="true"/>
                <table:data-pilot-member table:name="956,349976" table:display="true" table:show-details="true"/>
                <table:data-pilot-member table:name="956,359985" table:display="true" table:show-details="true"/>
                <table:data-pilot-member table:name="956,369995" table:display="true" table:show-details="true"/>
                <table:data-pilot-member table:name="956,450012" table:display="true" table:show-details="true"/>
                <table:data-pilot-member table:name="956,460022" table:display="true" table:show-details="true"/>
                <table:data-pilot-member table:name="956,48999" table:display="true" table:show-details="true"/>
                <table:data-pilot-member table:name="956,52002" table:display="true" table:show-details="true"/>
                <table:data-pilot-member table:name="956,530029" table:display="true" table:show-details="true"/>
                <table:data-pilot-member table:name="956,559998" table:display="true" table:show-details="true"/>
                <table:data-pilot-member table:name="956,590027" table:display="true" table:show-details="true"/>
                <table:data-pilot-member table:name="956,619995" table:display="true" table:show-details="true"/>
                <table:data-pilot-member table:name="956,640015" table:display="true" table:show-details="true"/>
                <table:data-pilot-member table:name="956,650024" table:display="true" table:show-details="true"/>
                <table:data-pilot-member table:name="956,669983" table:display="true" table:show-details="true"/>
                <table:data-pilot-member table:name="956,679993" table:display="true" table:show-details="true"/>
                <table:data-pilot-member table:name="956,690002" table:display="true" table:show-details="true"/>
                <table:data-pilot-member table:name="956,700012" table:display="true" table:show-details="true"/>
                <table:data-pilot-member table:name="956,710022" table:display="true" table:show-details="true"/>
                <table:data-pilot-member table:name="956,719971" table:display="true" table:show-details="true"/>
                <table:data-pilot-member table:name="956,76001" table:display="true" table:show-details="true"/>
                <table:data-pilot-member table:name="956,77002" table:display="true" table:show-details="true"/>
                <table:data-pilot-member table:name="956,780029" table:display="true" table:show-details="true"/>
                <table:data-pilot-member table:name="956,799988" table:display="true" table:show-details="true"/>
                <table:data-pilot-member table:name="956,820007" table:display="true" table:show-details="true"/>
                <table:data-pilot-member table:name="956,830017" table:display="true" table:show-details="true"/>
                <table:data-pilot-member table:name="956,840027" table:display="true" table:show-details="true"/>
                <table:data-pilot-member table:name="956,849976" table:display="true" table:show-details="true"/>
                <table:data-pilot-member table:name="956,859985" table:display="true" table:show-details="true"/>
                <table:data-pilot-member table:name="956,869995" table:display="true" table:show-details="true"/>
                <table:data-pilot-member table:name="956,890015" table:display="true" table:show-details="true"/>
                <table:data-pilot-member table:name="956,900024" table:display="true" table:show-details="true"/>
                <table:data-pilot-member table:name="956,909973" table:display="true" table:show-details="true"/>
                <table:data-pilot-member table:name="956,919983" table:display="true" table:show-details="true"/>
                <table:data-pilot-member table:name="956,940002" table:display="true" table:show-details="true"/>
                <table:data-pilot-member table:name="956,950012" table:display="true" table:show-details="true"/>
                <table:data-pilot-member table:name="956,969971" table:display="true" table:show-details="true"/>
                <table:data-pilot-member table:name="956,97998" table:display="true" table:show-details="true"/>
                <table:data-pilot-member table:name="956,98999" table:display="true" table:show-details="true"/>
                <table:data-pilot-member table:name="957" table:display="true" table:show-details="true"/>
                <table:data-pilot-member table:name="957,01001" table:display="true" table:show-details="true"/>
                <table:data-pilot-member table:name="957,02002" table:display="true" table:show-details="true"/>
                <table:data-pilot-member table:name="957,030029" table:display="true" table:show-details="true"/>
                <table:data-pilot-member table:name="957,039978" table:display="true" table:show-details="true"/>
                <table:data-pilot-member table:name="957,049988" table:display="true" table:show-details="true"/>
                <table:data-pilot-member table:name="957,059998" table:display="true" table:show-details="true"/>
                <table:data-pilot-member table:name="957,070007" table:display="true" table:show-details="true"/>
                <table:data-pilot-member table:name="957,080017" table:display="true" table:show-details="true"/>
                <table:data-pilot-member table:name="957,090027" table:display="true" table:show-details="true"/>
                <table:data-pilot-member table:name="957,099976" table:display="true" table:show-details="true"/>
                <table:data-pilot-member table:name="957,109985" table:display="true" table:show-details="true"/>
                <table:data-pilot-member table:name="957,140015" table:display="true" table:show-details="true"/>
                <table:data-pilot-member table:name="957,159973" table:display="true" table:show-details="true"/>
                <table:data-pilot-member table:name="957,169983" table:display="true" table:show-details="true"/>
                <table:data-pilot-member table:name="957,190002" table:display="true" table:show-details="true"/>
                <table:data-pilot-member table:name="957,200012" table:display="true" table:show-details="true"/>
                <table:data-pilot-member table:name="957,210022" table:display="true" table:show-details="true"/>
                <table:data-pilot-member table:name="957,219971" table:display="true" table:show-details="true"/>
                <table:data-pilot-member table:name="957,22998" table:display="true" table:show-details="true"/>
                <table:data-pilot-member table:name="957,23999" table:display="true" table:show-details="true"/>
                <table:data-pilot-member table:name="957,25" table:display="true" table:show-details="true"/>
                <table:data-pilot-member table:name="957,280029" table:display="true" table:show-details="true"/>
                <table:data-pilot-member table:name="957,289978" table:display="true" table:show-details="true"/>
                <table:data-pilot-member table:name="957,320007" table:display="true" table:show-details="true"/>
                <table:data-pilot-member table:name="957,330017" table:display="true" table:show-details="true"/>
                <table:data-pilot-member table:name="957,340027" table:display="true" table:show-details="true"/>
                <table:data-pilot-member table:name="957,359985" table:display="true" table:show-details="true"/>
                <table:data-pilot-member table:name="957,380005" table:display="true" table:show-details="true"/>
                <table:data-pilot-member table:name="957,390015" table:display="true" table:show-details="true"/>
                <table:data-pilot-member table:name="957,400024" table:display="true" table:show-details="true"/>
                <table:data-pilot-member table:name="957,409973" table:display="true" table:show-details="true"/>
                <table:data-pilot-member table:name="957,419983" table:display="true" table:show-details="true"/>
                <table:data-pilot-member table:name="957,429993" table:display="true" table:show-details="true"/>
                <table:data-pilot-member table:name="957,440002" table:display="true" table:show-details="true"/>
                <table:data-pilot-member table:name="957,450012" table:display="true" table:show-details="true"/>
                <table:data-pilot-member table:name="957,460022" table:display="true" table:show-details="true"/>
                <table:data-pilot-member table:name="957,469971" table:display="true" table:show-details="true"/>
                <table:data-pilot-member table:name="957,47998" table:display="true" table:show-details="true"/>
                <table:data-pilot-member table:name="957,48999" table:display="true" table:show-details="true"/>
                <table:data-pilot-member table:name="957,5" table:display="true" table:show-details="true"/>
                <table:data-pilot-member table:name="957,51001" table:display="true" table:show-details="true"/>
                <table:data-pilot-member table:name="957,530029" table:display="true" table:show-details="true"/>
                <table:data-pilot-member table:name="957,539978" table:display="true" table:show-details="true"/>
                <table:data-pilot-member table:name="957,580017" table:display="true" table:show-details="true"/>
                <table:data-pilot-member table:name="957,590027" table:display="true" table:show-details="true"/>
                <table:data-pilot-member table:name="957,599976" table:display="true" table:show-details="true"/>
                <table:data-pilot-member table:name="957,609985" table:display="true" table:show-details="true"/>
                <table:data-pilot-member table:name="957,619995" table:display="true" table:show-details="true"/>
                <table:data-pilot-member table:name="957,630005" table:display="true" table:show-details="true"/>
                <table:data-pilot-member table:name="957,640015" table:display="true" table:show-details="true"/>
                <table:data-pilot-member table:name="957,650024" table:display="true" table:show-details="true"/>
                <table:data-pilot-member table:name="957,659973" table:display="true" table:show-details="true"/>
                <table:data-pilot-member table:name="957,669983" table:display="true" table:show-details="true"/>
                <table:data-pilot-member table:name="957,679993" table:display="true" table:show-details="true"/>
                <table:data-pilot-member table:name="957,690002" table:display="true" table:show-details="true"/>
                <table:data-pilot-member table:name="957,719971" table:display="true" table:show-details="true"/>
                <table:data-pilot-member table:name="957,73999" table:display="true" table:show-details="true"/>
                <table:data-pilot-member table:name="957,75" table:display="true" table:show-details="true"/>
                <table:data-pilot-member table:name="957,76001" table:display="true" table:show-details="true"/>
                <table:data-pilot-member table:name="957,77002" table:display="true" table:show-details="true"/>
                <table:data-pilot-member table:name="957,780029" table:display="true" table:show-details="true"/>
                <table:data-pilot-member table:name="957,799988" table:display="true" table:show-details="true"/>
                <table:data-pilot-member table:name="957,830017" table:display="true" table:show-details="true"/>
                <table:data-pilot-member table:name="957,890015" table:display="true" table:show-details="true"/>
                <table:data-pilot-member table:name="957,919983" table:display="true" table:show-details="true"/>
                <table:data-pilot-member table:name="957,940002" table:display="true" table:show-details="true"/>
                <table:data-pilot-member table:name="957,97998" table:display="true" table:show-details="true"/>
                <table:data-pilot-member table:name="958" table:display="true" table:show-details="true"/>
                <table:data-pilot-member table:name="958,059998" table:display="true" table:show-details="true"/>
                <table:data-pilot-member table:name="958,09997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e" table:orientation="data" table:used-hierarchy="0" table:function="average">
            <table:data-pilot-level table:show-empty="false" calcext:repeat-item-labels="false">
              <table:data-pilot-members>
                <table:data-pilot-member table:name="225,96875" table:display="true" table:show-details="true"/>
                <table:data-pilot-member table:name="238,1875" table:display="true" table:show-details="true"/>
                <table:data-pilot-member table:name="238,78125" table:display="true" table:show-details="true"/>
                <table:data-pilot-member table:name="238,875" table:display="true" table:show-details="true"/>
                <table:data-pilot-member table:name="239,03125" table:display="true" table:show-details="true"/>
                <table:data-pilot-member table:name="239,0625" table:display="true" table:show-details="true"/>
                <table:data-pilot-member table:name="239,15625" table:display="true" table:show-details="true"/>
                <table:data-pilot-member table:name="239,28125" table:display="true" table:show-details="true"/>
                <table:data-pilot-member table:name="239,34375" table:display="true" table:show-details="true"/>
                <table:data-pilot-member table:name="239,375" table:display="true" table:show-details="true"/>
                <table:data-pilot-member table:name="239,40625" table:display="true" table:show-details="true"/>
                <table:data-pilot-member table:name="239,59375" table:display="true" table:show-details="true"/>
                <table:data-pilot-member table:name="239,71875" table:display="true" table:show-details="true"/>
                <table:data-pilot-member table:name="239,84375" table:display="true" table:show-details="true"/>
                <table:data-pilot-member table:name="239,96875" table:display="true" table:show-details="true"/>
                <table:data-pilot-member table:name="240,03125" table:display="true" table:show-details="true"/>
                <table:data-pilot-member table:name="240,09375" table:display="true" table:show-details="true"/>
                <table:data-pilot-member table:name="240,15625" table:display="true" table:show-details="true"/>
                <table:data-pilot-member table:name="240,1875" table:display="true" table:show-details="true"/>
                <table:data-pilot-member table:name="240,21875" table:display="true" table:show-details="true"/>
                <table:data-pilot-member table:name="240,25" table:display="true" table:show-details="true"/>
                <table:data-pilot-member table:name="240,28125" table:display="true" table:show-details="true"/>
                <table:data-pilot-member table:name="240,3125" table:display="true" table:show-details="true"/>
                <table:data-pilot-member table:name="240,34375" table:display="true" table:show-details="true"/>
                <table:data-pilot-member table:name="240,375" table:display="true" table:show-details="true"/>
                <table:data-pilot-member table:name="240,40625" table:display="true" table:show-details="true"/>
                <table:data-pilot-member table:name="240,4375" table:display="true" table:show-details="true"/>
                <table:data-pilot-member table:name="240,46875" table:display="true" table:show-details="true"/>
                <table:data-pilot-member table:name="240,5" table:display="true" table:show-details="true"/>
                <table:data-pilot-member table:name="240,59375" table:display="true" table:show-details="true"/>
                <table:data-pilot-member table:name="240,625" table:display="true" table:show-details="true"/>
                <table:data-pilot-member table:name="240,65625" table:display="true" table:show-details="true"/>
                <table:data-pilot-member table:name="240,6875" table:display="true" table:show-details="true"/>
                <table:data-pilot-member table:name="240,71875" table:display="true" table:show-details="true"/>
                <table:data-pilot-member table:name="240,75" table:display="true" table:show-details="true"/>
                <table:data-pilot-member table:name="240,78125" table:display="true" table:show-details="true"/>
                <table:data-pilot-member table:name="240,8125" table:display="true" table:show-details="true"/>
                <table:data-pilot-member table:name="240,84375" table:display="true" table:show-details="true"/>
                <table:data-pilot-member table:name="240,875" table:display="true" table:show-details="true"/>
                <table:data-pilot-member table:name="240,90625" table:display="true" table:show-details="true"/>
                <table:data-pilot-member table:name="240,9375" table:display="true" table:show-details="true"/>
                <table:data-pilot-member table:name="240,96875" table:display="true" table:show-details="true"/>
                <table:data-pilot-member table:name="241" table:display="true" table:show-details="true"/>
                <table:data-pilot-member table:name="241,03125" table:display="true" table:show-details="true"/>
                <table:data-pilot-member table:name="241,0625" table:display="true" table:show-details="true"/>
                <table:data-pilot-member table:name="241,09375" table:display="true" table:show-details="true"/>
                <table:data-pilot-member table:name="241,125" table:display="true" table:show-details="true"/>
                <table:data-pilot-member table:name="241,15625" table:display="true" table:show-details="true"/>
                <table:data-pilot-member table:name="241,1875" table:display="true" table:show-details="true"/>
                <table:data-pilot-member table:name="241,21875" table:display="true" table:show-details="true"/>
                <table:data-pilot-member table:name="241,25" table:display="true" table:show-details="true"/>
                <table:data-pilot-member table:name="241,28125" table:display="true" table:show-details="true"/>
                <table:data-pilot-member table:name="241,3125" table:display="true" table:show-details="true"/>
                <table:data-pilot-member table:name="241,34375" table:display="true" table:show-details="true"/>
                <table:data-pilot-member table:name="241,375" table:display="true" table:show-details="true"/>
                <table:data-pilot-member table:name="241,40625" table:display="true" table:show-details="true"/>
                <table:data-pilot-member table:name="241,4375" table:display="true" table:show-details="true"/>
                <table:data-pilot-member table:name="241,46875" table:display="true" table:show-details="true"/>
                <table:data-pilot-member table:name="241,5" table:display="true" table:show-details="true"/>
                <table:data-pilot-member table:name="241,53125" table:display="true" table:show-details="true"/>
                <table:data-pilot-member table:name="241,5625" table:display="true" table:show-details="true"/>
                <table:data-pilot-member table:name="241,59375" table:display="true" table:show-details="true"/>
                <table:data-pilot-member table:name="241,625" table:display="true" table:show-details="true"/>
                <table:data-pilot-member table:name="241,65625" table:display="true" table:show-details="true"/>
                <table:data-pilot-member table:name="241,6875" table:display="true" table:show-details="true"/>
                <table:data-pilot-member table:name="241,71875" table:display="true" table:show-details="true"/>
                <table:data-pilot-member table:name="241,75" table:display="true" table:show-details="true"/>
                <table:data-pilot-member table:name="241,78125" table:display="true" table:show-details="true"/>
                <table:data-pilot-member table:name="241,8125" table:display="true" table:show-details="true"/>
                <table:data-pilot-member table:name="241,84375" table:display="true" table:show-details="true"/>
                <table:data-pilot-member table:name="241,875" table:display="true" table:show-details="true"/>
                <table:data-pilot-member table:name="241,90625" table:display="true" table:show-details="true"/>
                <table:data-pilot-member table:name="241,9375" table:display="true" table:show-details="true"/>
                <table:data-pilot-member table:name="241,96875" table:display="true" table:show-details="true"/>
                <table:data-pilot-member table:name="242" table:display="true" table:show-details="true"/>
                <table:data-pilot-member table:name="242,03125" table:display="true" table:show-details="true"/>
                <table:data-pilot-member table:name="242,0625" table:display="true" table:show-details="true"/>
                <table:data-pilot-member table:name="242,09375" table:display="true" table:show-details="true"/>
                <table:data-pilot-member table:name="242,125" table:display="true" table:show-details="true"/>
                <table:data-pilot-member table:name="242,15625" table:display="true" table:show-details="true"/>
                <table:data-pilot-member table:name="242,1875" table:display="true" table:show-details="true"/>
                <table:data-pilot-member table:name="242,21875" table:display="true" table:show-details="true"/>
                <table:data-pilot-member table:name="242,25" table:display="true" table:show-details="true"/>
                <table:data-pilot-member table:name="242,28125" table:display="true" table:show-details="true"/>
                <table:data-pilot-member table:name="242,3125" table:display="true" table:show-details="true"/>
                <table:data-pilot-member table:name="242,34375" table:display="true" table:show-details="true"/>
                <table:data-pilot-member table:name="242,375" table:display="true" table:show-details="true"/>
                <table:data-pilot-member table:name="242,40625" table:display="true" table:show-details="true"/>
                <table:data-pilot-member table:name="242,46875" table:display="true" table:show-details="true"/>
                <table:data-pilot-member table:name="242,59375" table:display="true" table:show-details="true"/>
                <table:data-pilot-member table:name="242,625" table:display="true" table:show-details="true"/>
                <table:data-pilot-member table:name="242,875" table:display="true" table:show-details="true"/>
                <table:data-pilot-member table:name="243,09375" table:display="true" table:show-details="true"/>
                <table:data-pilot-member table:name="243,9375" table:display="true" table:show-details="true"/>
                <table:data-pilot-member table:name="244" table:display="true" table:show-details="true"/>
                <table:data-pilot-member table:name="244,3125" table:display="true" table:show-details="true"/>
                <table:data-pilot-member table:name="2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e" table:orientation="data" table:used-hierarchy="0" table:function="average">
            <table:data-pilot-level table:show-empty="false" calcext:repeat-item-labels="false">
              <table:data-pilot-members>
                <table:data-pilot-member table:name="234,34375" table:display="true" table:show-details="true"/>
                <table:data-pilot-member table:name="238,0625" table:display="true" table:show-details="true"/>
                <table:data-pilot-member table:name="238,78125" table:display="true" table:show-details="true"/>
                <table:data-pilot-member table:name="238,875" table:display="true" table:show-details="true"/>
                <table:data-pilot-member table:name="238,9375" table:display="true" table:show-details="true"/>
                <table:data-pilot-member table:name="239" table:display="true" table:show-details="true"/>
                <table:data-pilot-member table:name="239,03125" table:display="true" table:show-details="true"/>
                <table:data-pilot-member table:name="239,09375" table:display="true" table:show-details="true"/>
                <table:data-pilot-member table:name="239,21875" table:display="true" table:show-details="true"/>
                <table:data-pilot-member table:name="239,34375" table:display="true" table:show-details="true"/>
                <table:data-pilot-member table:name="239,375" table:display="true" table:show-details="true"/>
                <table:data-pilot-member table:name="239,53125" table:display="true" table:show-details="true"/>
                <table:data-pilot-member table:name="239,625" table:display="true" table:show-details="true"/>
                <table:data-pilot-member table:name="239,75" table:display="true" table:show-details="true"/>
                <table:data-pilot-member table:name="239,875" table:display="true" table:show-details="true"/>
                <table:data-pilot-member table:name="239,9375" table:display="true" table:show-details="true"/>
                <table:data-pilot-member table:name="240,0625" table:display="true" table:show-details="true"/>
                <table:data-pilot-member table:name="240,09375" table:display="true" table:show-details="true"/>
                <table:data-pilot-member table:name="240,15625" table:display="true" table:show-details="true"/>
                <table:data-pilot-member table:name="240,1875" table:display="true" table:show-details="true"/>
                <table:data-pilot-member table:name="240,21875" table:display="true" table:show-details="true"/>
                <table:data-pilot-member table:name="240,28125" table:display="true" table:show-details="true"/>
                <table:data-pilot-member table:name="240,34375" table:display="true" table:show-details="true"/>
                <table:data-pilot-member table:name="240,375" table:display="true" table:show-details="true"/>
                <table:data-pilot-member table:name="240,40625" table:display="true" table:show-details="true"/>
                <table:data-pilot-member table:name="240,4375" table:display="true" table:show-details="true"/>
                <table:data-pilot-member table:name="240,46875" table:display="true" table:show-details="true"/>
                <table:data-pilot-member table:name="240,5" table:display="true" table:show-details="true"/>
                <table:data-pilot-member table:name="240,53125" table:display="true" table:show-details="true"/>
                <table:data-pilot-member table:name="240,5625" table:display="true" table:show-details="true"/>
                <table:data-pilot-member table:name="240,625" table:display="true" table:show-details="true"/>
                <table:data-pilot-member table:name="240,65625" table:display="true" table:show-details="true"/>
                <table:data-pilot-member table:name="240,6875" table:display="true" table:show-details="true"/>
                <table:data-pilot-member table:name="240,71875" table:display="true" table:show-details="true"/>
                <table:data-pilot-member table:name="240,75" table:display="true" table:show-details="true"/>
                <table:data-pilot-member table:name="240,78125" table:display="true" table:show-details="true"/>
                <table:data-pilot-member table:name="240,8125" table:display="true" table:show-details="true"/>
                <table:data-pilot-member table:name="240,84375" table:display="true" table:show-details="true"/>
                <table:data-pilot-member table:name="240,875" table:display="true" table:show-details="true"/>
                <table:data-pilot-member table:name="240,90625" table:display="true" table:show-details="true"/>
                <table:data-pilot-member table:name="240,9375" table:display="true" table:show-details="true"/>
                <table:data-pilot-member table:name="240,96875" table:display="true" table:show-details="true"/>
                <table:data-pilot-member table:name="241" table:display="true" table:show-details="true"/>
                <table:data-pilot-member table:name="241,03125" table:display="true" table:show-details="true"/>
                <table:data-pilot-member table:name="241,0625" table:display="true" table:show-details="true"/>
                <table:data-pilot-member table:name="241,09375" table:display="true" table:show-details="true"/>
                <table:data-pilot-member table:name="241,125" table:display="true" table:show-details="true"/>
                <table:data-pilot-member table:name="241,15625" table:display="true" table:show-details="true"/>
                <table:data-pilot-member table:name="241,1875" table:display="true" table:show-details="true"/>
                <table:data-pilot-member table:name="241,21875" table:display="true" table:show-details="true"/>
                <table:data-pilot-member table:name="241,25" table:display="true" table:show-details="true"/>
                <table:data-pilot-member table:name="241,28125" table:display="true" table:show-details="true"/>
                <table:data-pilot-member table:name="241,3125" table:display="true" table:show-details="true"/>
                <table:data-pilot-member table:name="241,34375" table:display="true" table:show-details="true"/>
                <table:data-pilot-member table:name="241,375" table:display="true" table:show-details="true"/>
                <table:data-pilot-member table:name="241,40625" table:display="true" table:show-details="true"/>
                <table:data-pilot-member table:name="241,4375" table:display="true" table:show-details="true"/>
                <table:data-pilot-member table:name="241,46875" table:display="true" table:show-details="true"/>
                <table:data-pilot-member table:name="241,5" table:display="true" table:show-details="true"/>
                <table:data-pilot-member table:name="241,53125" table:display="true" table:show-details="true"/>
                <table:data-pilot-member table:name="241,5625" table:display="true" table:show-details="true"/>
                <table:data-pilot-member table:name="241,59375" table:display="true" table:show-details="true"/>
                <table:data-pilot-member table:name="241,625" table:display="true" table:show-details="true"/>
                <table:data-pilot-member table:name="241,65625" table:display="true" table:show-details="true"/>
                <table:data-pilot-member table:name="241,6875" table:display="true" table:show-details="true"/>
                <table:data-pilot-member table:name="241,71875" table:display="true" table:show-details="true"/>
                <table:data-pilot-member table:name="241,75" table:display="true" table:show-details="true"/>
                <table:data-pilot-member table:name="241,78125" table:display="true" table:show-details="true"/>
                <table:data-pilot-member table:name="241,8125" table:display="true" table:show-details="true"/>
                <table:data-pilot-member table:name="241,84375" table:display="true" table:show-details="true"/>
                <table:data-pilot-member table:name="241,875" table:display="true" table:show-details="true"/>
                <table:data-pilot-member table:name="241,90625" table:display="true" table:show-details="true"/>
                <table:data-pilot-member table:name="241,9375" table:display="true" table:show-details="true"/>
                <table:data-pilot-member table:name="241,96875" table:display="true" table:show-details="true"/>
                <table:data-pilot-member table:name="242" table:display="true" table:show-details="true"/>
                <table:data-pilot-member table:name="242,03125" table:display="true" table:show-details="true"/>
                <table:data-pilot-member table:name="242,0625" table:display="true" table:show-details="true"/>
                <table:data-pilot-member table:name="242,09375" table:display="true" table:show-details="true"/>
                <table:data-pilot-member table:name="242,125" table:display="true" table:show-details="true"/>
                <table:data-pilot-member table:name="242,15625" table:display="true" table:show-details="true"/>
                <table:data-pilot-member table:name="242,1875" table:display="true" table:show-details="true"/>
                <table:data-pilot-member table:name="242,21875" table:display="true" table:show-details="true"/>
                <table:data-pilot-member table:name="242,25" table:display="true" table:show-details="true"/>
                <table:data-pilot-member table:name="242,28125" table:display="true" table:show-details="true"/>
                <table:data-pilot-member table:name="242,3125" table:display="true" table:show-details="true"/>
                <table:data-pilot-member table:name="242,34375" table:display="true" table:show-details="true"/>
                <table:data-pilot-member table:name="242,375" table:display="true" table:show-details="true"/>
                <table:data-pilot-member table:name="242,40625" table:display="true" table:show-details="true"/>
                <table:data-pilot-member table:name="242,4375" table:display="true" table:show-details="true"/>
                <table:data-pilot-member table:name="242,46875" table:display="true" table:show-details="true"/>
                <table:data-pilot-member table:name="242,5" table:display="true" table:show-details="true"/>
                <table:data-pilot-member table:name="242,5625" table:display="true" table:show-details="true"/>
                <table:data-pilot-member table:name="242,65625" table:display="true" table:show-details="true"/>
                <table:data-pilot-member table:name="242,8125" table:display="true" table:show-details="true"/>
                <table:data-pilot-member table:name="243,15625" table:display="true" table:show-details="true"/>
                <table:data-pilot-member table:name="243,1875" table:display="true" table:show-details="true"/>
                <table:data-pilot-member table:name="244,03125" table:display="true" table:show-details="true"/>
                <table:data-pilot-member table:name="244,15625" table:display="true" table:show-details="true"/>
                <table:data-pilot-member table:name="244,34375" table:display="true" table:show-details="true"/>
                <table:data-pilot-member table:name="244,906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7T14:34:42.335000404</dc:date>
    <dc:creator>Harald Reinmüller</dc:creator>
    <meta:editing-duration>PT1H1M16S</meta:editing-duration>
    <meta:editing-cycles>10</meta:editing-cycles>
    <meta:generator>LibreOffice/6.0.0.3$MacOSX_X86_64 LibreOffice_project/64a0f66915f38c6217de274f0aa8e15618924765</meta:generator>
    <meta:document-statistic meta:table-count="4" meta:cell-count="12076" meta:object-count="0"/>
  </office:meta>
</office:document-meta>
</file>